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ccff"/>
    </style:style>
  </office:automatic-styles>
  <office:body>
    <office:spreadsheet>
      <table:calculation-settings table:automatic-find-labels="false"/>
      <table:table table:name="Sheet 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#Landmark</text:p>
          </table:table-cell>
          <table:table-cell table:style-name="ce1" office:value-type="string" calcext:value-type="string">
            <text:p>x_pred</text:p>
          </table:table-cell>
          <table:table-cell table:style-name="ce1" office:value-type="string" calcext:value-type="string">
            <text:p>y_pred</text:p>
          </table:table-cell>
          <table:table-cell table:style-name="ce1" office:value-type="string" calcext:value-type="string">
            <text:p>x_manual</text:p>
          </table:table-cell>
          <table:table-cell table:style-name="ce1" office:value-type="string" calcext:value-type="string">
            <text:p>y_manual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65.180416" calcext:value-type="float">
            <text:p>165.180416</text:p>
          </table:table-cell>
          <table:table-cell office:value-type="float" office:value="53.44944" calcext:value-type="float">
            <text:p>53.44944</text:p>
          </table:table-cell>
          <table:table-cell office:value-type="float" office:value="167" calcext:value-type="float">
            <text:p>16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0.321024" calcext:value-type="float">
            <text:p>200.321024</text:p>
          </table:table-cell>
          <table:table-cell office:value-type="float" office:value="52.224384" calcext:value-type="float">
            <text:p>52.224384</text:p>
          </table:table-cell>
          <table:table-cell office:value-type="float" office:value="200" calcext:value-type="float">
            <text:p>20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2.953088" calcext:value-type="float">
            <text:p>212.953088</text:p>
          </table:table-cell>
          <table:table-cell office:value-type="float" office:value="47.74128" calcext:value-type="float">
            <text:p>47.74128</text:p>
          </table:table-cell>
          <table:table-cell office:value-type="float" office:value="210" calcext:value-type="float">
            <text:p>2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4.258816" calcext:value-type="float">
            <text:p>244.258816</text:p>
          </table:table-cell>
          <table:table-cell office:value-type="float" office:value="164.872512" calcext:value-type="float">
            <text:p>164.872512</text:p>
          </table:table-cell>
          <table:table-cell office:value-type="float" office:value="244" calcext:value-type="float">
            <text:p>24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1.098112" calcext:value-type="float">
            <text:p>171.098112</text:p>
          </table:table-cell>
          <table:table-cell office:value-type="float" office:value="171.837984" calcext:value-type="float">
            <text:p>171.837984</text:p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4.157184" calcext:value-type="float">
            <text:p>94.157184</text:p>
          </table:table-cell>
          <table:table-cell office:value-type="float" office:value="172.96848" calcext:value-type="float">
            <text:p>172.96848</text:p>
          </table:table-cell>
          <table:table-cell office:value-type="float" office:value="97" calcext:value-type="float">
            <text:p>9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8.114304" calcext:value-type="float">
            <text:p>108.114304</text:p>
          </table:table-cell>
          <table:table-cell office:value-type="float" office:value="53.72832" calcext:value-type="float">
            <text:p>53.72832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6.2391296" calcext:value-type="float">
            <text:p>126.2391296</text:p>
          </table:table-cell>
          <table:table-cell office:value-type="float" office:value="56.924352" calcext:value-type="float">
            <text:p>56.924352</text:p>
          </table:table-cell>
          <table:table-cell office:value-type="float" office:value="128" calcext:value-type="float">
            <text:p>12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table:formula="of:=[.B4]" office:value-type="float" office:value="1" calcext:value-type="float">
            <text:p>1</text:p>
          </table:table-cell>
          <table:table-cell office:value-type="float" office:value="162.140032" calcext:value-type="float">
            <text:p>162.140032</text:p>
          </table:table-cell>
          <table:table-cell office:value-type="float" office:value="58.023552" calcext:value-type="float">
            <text:p>58.023552</text:p>
          </table:table-cell>
          <table:table-cell office:value-type="float" office:value="161" calcext:value-type="float">
            <text:p>16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formula="of:=[.A5]+1" office:value-type="float" office:value="2" calcext:value-type="float">
            <text:p>2</text:p>
          </table:table-cell>
          <table:table-cell table:formula="of:=[.B5]" office:value-type="float" office:value="2" calcext:value-type="float">
            <text:p>2</text:p>
          </table:table-cell>
          <table:table-cell office:value-type="float" office:value="197.29216" calcext:value-type="float">
            <text:p>197.29216</text:p>
          </table:table-cell>
          <table:table-cell office:value-type="float" office:value="56.391168" calcext:value-type="float">
            <text:p>56.391168</text:p>
          </table:table-cell>
          <table:table-cell office:value-type="float" office:value="195" calcext:value-type="float">
            <text:p>19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table:formula="of:=[.B6]" office:value-type="float" office:value="3" calcext:value-type="float">
            <text:p>3</text:p>
          </table:table-cell>
          <table:table-cell office:value-type="float" office:value="210.255744" calcext:value-type="float">
            <text:p>210.255744</text:p>
          </table:table-cell>
          <table:table-cell office:value-type="float" office:value="52.828704" calcext:value-type="float">
            <text:p>52.828704</text:p>
          </table:table-cell>
          <table:table-cell office:value-type="float" office:value="208" calcext:value-type="float">
            <text:p>20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table:formula="of:=[.B7]" office:value-type="float" office:value="4" calcext:value-type="float">
            <text:p>4</text:p>
          </table:table-cell>
          <table:table-cell office:value-type="float" office:value="237.26656" calcext:value-type="float">
            <text:p>237.26656</text:p>
          </table:table-cell>
          <table:table-cell office:value-type="float" office:value="171.319104" calcext:value-type="float">
            <text:p>171.319104</text:p>
          </table:table-cell>
          <table:table-cell office:value-type="float" office:value="238" calcext:value-type="float">
            <text:p>238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table:formula="of:=[.B8]" office:value-type="float" office:value="5" calcext:value-type="float">
            <text:p>5</text:p>
          </table:table-cell>
          <table:table-cell office:value-type="float" office:value="164.91968" calcext:value-type="float">
            <text:p>164.91968</text:p>
          </table:table-cell>
          <table:table-cell office:value-type="float" office:value="176.596416" calcext:value-type="float">
            <text:p>176.596416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formula="of:=[.A9]+1" office:value-type="float" office:value="2" calcext:value-type="float">
            <text:p>2</text:p>
          </table:table-cell>
          <table:table-cell table:formula="of:=[.B9]" office:value-type="float" office:value="6" calcext:value-type="float">
            <text:p>6</text:p>
          </table:table-cell>
          <table:table-cell office:value-type="float" office:value="86.33536" calcext:value-type="float">
            <text:p>86.33536</text:p>
          </table:table-cell>
          <table:table-cell office:value-type="float" office:value="174.413856" calcext:value-type="float">
            <text:p>174.413856</text:p>
          </table:table-cell>
          <table:table-cell office:value-type="float" office:value="89" calcext:value-type="float">
            <text:p>8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formula="of:=[.A10]+1" office:value-type="float" office:value="2" calcext:value-type="float">
            <text:p>2</text:p>
          </table:table-cell>
          <table:table-cell table:formula="of:=[.B10]" office:value-type="float" office:value="7" calcext:value-type="float">
            <text:p>7</text:p>
          </table:table-cell>
          <table:table-cell office:value-type="float" office:value="105.060864" calcext:value-type="float">
            <text:p>105.060864</text:p>
          </table:table-cell>
          <table:table-cell office:value-type="float" office:value="54.679392" calcext:value-type="float">
            <text:p>54.67939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59" calcext:value-type="float">
            <text:p>59</text:p>
          </table:table-cell>
        </table:table-row>
        <table:table-row table:style-name="ro1">
          <table:table-cell table:formula="of:=[.A11]+1" office:value-type="float" office:value="2" calcext:value-type="float">
            <text:p>2</text:p>
          </table:table-cell>
          <table:table-cell table:formula="of:=[.B11]" office:value-type="float" office:value="8" calcext:value-type="float">
            <text:p>8</text:p>
          </table:table-cell>
          <table:table-cell office:value-type="float" office:value="122.6350464" calcext:value-type="float">
            <text:p>122.6350464</text:p>
          </table:table-cell>
          <table:table-cell office:value-type="float" office:value="58.769184" calcext:value-type="float">
            <text:p>58.769184</text:p>
          </table:table-cell>
          <table:table-cell office:value-type="float" office:value="123" calcext:value-type="float">
            <text:p>12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formula="of:=[.A12]+1" office:value-type="float" office:value="3" calcext:value-type="float">
            <text:p>3</text:p>
          </table:table-cell>
          <table:table-cell table:formula="of:=[.B12]" office:value-type="float" office:value="1" calcext:value-type="float">
            <text:p>1</text:p>
          </table:table-cell>
          <table:table-cell office:value-type="float" office:value="162.991104" calcext:value-type="float">
            <text:p>162.991104</text:p>
          </table:table-cell>
          <table:table-cell office:value-type="float" office:value="48.935904" calcext:value-type="float">
            <text:p>48.935904</text:p>
          </table:table-cell>
          <table:table-cell office:value-type="float" office:value="162" calcext:value-type="float">
            <text:p>16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A13]+1" office:value-type="float" office:value="3" calcext:value-type="float">
            <text:p>3</text:p>
          </table:table-cell>
          <table:table-cell table:formula="of:=[.B13]" office:value-type="float" office:value="2" calcext:value-type="float">
            <text:p>2</text:p>
          </table:table-cell>
          <table:table-cell office:value-type="float" office:value="199.99616" calcext:value-type="float">
            <text:p>199.99616</text:p>
          </table:table-cell>
          <table:table-cell office:value-type="float" office:value="48.972192" calcext:value-type="float">
            <text:p>48.972192</text:p>
          </table:table-cell>
          <table:table-cell office:value-type="float" office:value="198" calcext:value-type="float">
            <text:p>1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A14]+1" office:value-type="float" office:value="3" calcext:value-type="float">
            <text:p>3</text:p>
          </table:table-cell>
          <table:table-cell table:formula="of:=[.B14]" office:value-type="float" office:value="3" calcext:value-type="float">
            <text:p>3</text:p>
          </table:table-cell>
          <table:table-cell office:value-type="float" office:value="211.371904" calcext:value-type="float">
            <text:p>211.371904</text:p>
          </table:table-cell>
          <table:table-cell office:value-type="float" office:value="45.231456" calcext:value-type="float">
            <text:p>45.231456</text:p>
          </table:table-cell>
          <table:table-cell office:value-type="float" office:value="210" calcext:value-type="float">
            <text:p>21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15]+1" office:value-type="float" office:value="3" calcext:value-type="float">
            <text:p>3</text:p>
          </table:table-cell>
          <table:table-cell table:formula="of:=[.B15]" office:value-type="float" office:value="4" calcext:value-type="float">
            <text:p>4</text:p>
          </table:table-cell>
          <table:table-cell office:value-type="float" office:value="239.082368" calcext:value-type="float">
            <text:p>239.082368</text:p>
          </table:table-cell>
          <table:table-cell office:value-type="float" office:value="161.756256" calcext:value-type="float">
            <text:p>161.756256</text:p>
          </table:table-cell>
          <table:table-cell office:value-type="float" office:value="240" calcext:value-type="float">
            <text:p>24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16]+1" office:value-type="float" office:value="3" calcext:value-type="float">
            <text:p>3</text:p>
          </table:table-cell>
          <table:table-cell table:formula="of:=[.B16]" office:value-type="float" office:value="5" calcext:value-type="float">
            <text:p>5</text:p>
          </table:table-cell>
          <table:table-cell office:value-type="float" office:value="167.627392" calcext:value-type="float">
            <text:p>167.627392</text:p>
          </table:table-cell>
          <table:table-cell office:value-type="float" office:value="165.803232" calcext:value-type="float">
            <text:p>165.803232</text:p>
          </table:table-cell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17]+1" office:value-type="float" office:value="3" calcext:value-type="float">
            <text:p>3</text:p>
          </table:table-cell>
          <table:table-cell table:formula="of:=[.B17]" office:value-type="float" office:value="6" calcext:value-type="float">
            <text:p>6</text:p>
          </table:table-cell>
          <table:table-cell office:value-type="float" office:value="89.44768" calcext:value-type="float">
            <text:p>89.44768</text:p>
          </table:table-cell>
          <table:table-cell office:value-type="float" office:value="164.294688" calcext:value-type="float">
            <text:p>164.294688</text:p>
          </table:table-cell>
          <table:table-cell office:value-type="float" office:value="90" calcext:value-type="float">
            <text:p>9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18]+1" office:value-type="float" office:value="3" calcext:value-type="float">
            <text:p>3</text:p>
          </table:table-cell>
          <table:table-cell table:formula="of:=[.B18]" office:value-type="float" office:value="7" calcext:value-type="float">
            <text:p>7</text:p>
          </table:table-cell>
          <table:table-cell office:value-type="float" office:value="107.500288" calcext:value-type="float">
            <text:p>107.500288</text:p>
          </table:table-cell>
          <table:table-cell office:value-type="float" office:value="47.554656" calcext:value-type="float">
            <text:p>47.554656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51" calcext:value-type="float">
            <text:p>51</text:p>
          </table:table-cell>
        </table:table-row>
        <table:table-row table:style-name="ro1">
          <table:table-cell table:formula="of:=[.A19]+1" office:value-type="float" office:value="3" calcext:value-type="float">
            <text:p>3</text:p>
          </table:table-cell>
          <table:table-cell table:formula="of:=[.B19]" office:value-type="float" office:value="8" calcext:value-type="float">
            <text:p>8</text:p>
          </table:table-cell>
          <table:table-cell office:value-type="float" office:value="124.862272" calcext:value-type="float">
            <text:p>124.862272</text:p>
          </table:table-cell>
          <table:table-cell office:value-type="float" office:value="50.736576" calcext:value-type="float">
            <text:p>50.736576</text:p>
          </table:table-cell>
          <table:table-cell office:value-type="float" office:value="123" calcext:value-type="float">
            <text:p>1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A20]+1" office:value-type="float" office:value="4" calcext:value-type="float">
            <text:p>4</text:p>
          </table:table-cell>
          <table:table-cell table:formula="of:=[.B20]" office:value-type="float" office:value="1" calcext:value-type="float">
            <text:p>1</text:p>
          </table:table-cell>
          <table:table-cell office:value-type="float" office:value="163.38368" calcext:value-type="float">
            <text:p>163.38368</text:p>
          </table:table-cell>
          <table:table-cell office:value-type="float" office:value="39.235968" calcext:value-type="float">
            <text:p>39.235968</text:p>
          </table:table-cell>
          <table:table-cell office:value-type="float" office:value="163" calcext:value-type="float">
            <text:p>16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21]+1" office:value-type="float" office:value="4" calcext:value-type="float">
            <text:p>4</text:p>
          </table:table-cell>
          <table:table-cell table:formula="of:=[.B21]" office:value-type="float" office:value="2" calcext:value-type="float">
            <text:p>2</text:p>
          </table:table-cell>
          <table:table-cell office:value-type="float" office:value="200.178816" calcext:value-type="float">
            <text:p>200.178816</text:p>
          </table:table-cell>
          <table:table-cell office:value-type="float" office:value="39.015936" calcext:value-type="float">
            <text:p>39.015936</text:p>
          </table:table-cell>
          <table:table-cell office:value-type="float" office:value="198" calcext:value-type="float">
            <text:p>19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22]+1" office:value-type="float" office:value="4" calcext:value-type="float">
            <text:p>4</text:p>
          </table:table-cell>
          <table:table-cell table:formula="of:=[.B22]" office:value-type="float" office:value="3" calcext:value-type="float">
            <text:p>3</text:p>
          </table:table-cell>
          <table:table-cell office:value-type="float" office:value="213.735424" calcext:value-type="float">
            <text:p>213.735424</text:p>
          </table:table-cell>
          <table:table-cell office:value-type="float" office:value="34.821984" calcext:value-type="float">
            <text:p>34.821984</text:p>
          </table:table-cell>
          <table:table-cell office:value-type="float" office:value="211" calcext:value-type="float">
            <text:p>2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23]+1" office:value-type="float" office:value="4" calcext:value-type="float">
            <text:p>4</text:p>
          </table:table-cell>
          <table:table-cell table:formula="of:=[.B23]" office:value-type="float" office:value="4" calcext:value-type="float">
            <text:p>4</text:p>
          </table:table-cell>
          <table:table-cell office:value-type="float" office:value="240.161536" calcext:value-type="float">
            <text:p>240.161536</text:p>
          </table:table-cell>
          <table:table-cell office:value-type="float" office:value="155.406528" calcext:value-type="float">
            <text:p>155.406528</text:p>
          </table:table-cell>
          <table:table-cell office:value-type="float" office:value="243" calcext:value-type="float">
            <text:p>24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formula="of:=[.B24]" office:value-type="float" office:value="5" calcext:value-type="float">
            <text:p>5</text:p>
          </table:table-cell>
          <table:table-cell office:value-type="float" office:value="164.327936" calcext:value-type="float">
            <text:p>164.327936</text:p>
          </table:table-cell>
          <table:table-cell office:value-type="float" office:value="160.13856" calcext:value-type="float">
            <text:p>160.13856</text:p>
          </table:table-cell>
          <table:table-cell office:value-type="float" office:value="166" calcext:value-type="float">
            <text:p>166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25]+1" office:value-type="float" office:value="4" calcext:value-type="float">
            <text:p>4</text:p>
          </table:table-cell>
          <table:table-cell table:formula="of:=[.B25]" office:value-type="float" office:value="6" calcext:value-type="float">
            <text:p>6</text:p>
          </table:table-cell>
          <table:table-cell office:value-type="float" office:value="83.627008" calcext:value-type="float">
            <text:p>83.627008</text:p>
          </table:table-cell>
          <table:table-cell office:value-type="float" office:value="156.450624" calcext:value-type="float">
            <text:p>156.450624</text:p>
          </table:table-cell>
          <table:table-cell office:value-type="float" office:value="84" calcext:value-type="float">
            <text:p>8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26]+1" office:value-type="float" office:value="4" calcext:value-type="float">
            <text:p>4</text:p>
          </table:table-cell>
          <table:table-cell table:formula="of:=[.B26]" office:value-type="float" office:value="7" calcext:value-type="float">
            <text:p>7</text:p>
          </table:table-cell>
          <table:table-cell office:value-type="float" office:value="104.903936" calcext:value-type="float">
            <text:p>104.903936</text:p>
          </table:table-cell>
          <table:table-cell office:value-type="float" office:value="35.339712" calcext:value-type="float">
            <text:p>35.339712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1">
          <table:table-cell table:formula="of:=[.A27]+1" office:value-type="float" office:value="4" calcext:value-type="float">
            <text:p>4</text:p>
          </table:table-cell>
          <table:table-cell table:formula="of:=[.B27]" office:value-type="float" office:value="8" calcext:value-type="float">
            <text:p>8</text:p>
          </table:table-cell>
          <table:table-cell office:value-type="float" office:value="123.2215936" calcext:value-type="float">
            <text:p>123.2215936</text:p>
          </table:table-cell>
          <table:table-cell office:value-type="float" office:value="39.507456" calcext:value-type="float">
            <text:p>39.507456</text:p>
          </table:table-cell>
          <table:table-cell office:value-type="float" office:value="123" calcext:value-type="float">
            <text:p>12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28]+1" office:value-type="float" office:value="5" calcext:value-type="float">
            <text:p>5</text:p>
          </table:table-cell>
          <table:table-cell table:formula="of:=[.B28]" office:value-type="float" office:value="1" calcext:value-type="float">
            <text:p>1</text:p>
          </table:table-cell>
          <table:table-cell office:value-type="float" office:value="168.44544" calcext:value-type="float">
            <text:p>168.44544</text:p>
          </table:table-cell>
          <table:table-cell office:value-type="float" office:value="53.169696" calcext:value-type="float">
            <text:p>53.169696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[.A29]+1" office:value-type="float" office:value="5" calcext:value-type="float">
            <text:p>5</text:p>
          </table:table-cell>
          <table:table-cell table:formula="of:=[.B29]" office:value-type="float" office:value="2" calcext:value-type="float">
            <text:p>2</text:p>
          </table:table-cell>
          <table:table-cell office:value-type="float" office:value="203.268096" calcext:value-type="float">
            <text:p>203.268096</text:p>
          </table:table-cell>
          <table:table-cell office:value-type="float" office:value="53.317536" calcext:value-type="float">
            <text:p>53.317536</text:p>
          </table:table-cell>
          <table:table-cell office:value-type="float" office:value="204" calcext:value-type="float">
            <text:p>20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[.A30]+1" office:value-type="float" office:value="5" calcext:value-type="float">
            <text:p>5</text:p>
          </table:table-cell>
          <table:table-cell table:formula="of:=[.B30]" office:value-type="float" office:value="3" calcext:value-type="float">
            <text:p>3</text:p>
          </table:table-cell>
          <table:table-cell office:value-type="float" office:value="216.052608" calcext:value-type="float">
            <text:p>216.052608</text:p>
          </table:table-cell>
          <table:table-cell office:value-type="float" office:value="49.936512" calcext:value-type="float">
            <text:p>49.936512</text:p>
          </table:table-cell>
          <table:table-cell office:value-type="float" office:value="215" calcext:value-type="float">
            <text:p>2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A31]+1" office:value-type="float" office:value="5" calcext:value-type="float">
            <text:p>5</text:p>
          </table:table-cell>
          <table:table-cell table:formula="of:=[.B31]" office:value-type="float" office:value="4" calcext:value-type="float">
            <text:p>4</text:p>
          </table:table-cell>
          <table:table-cell office:value-type="float" office:value="241.617792" calcext:value-type="float">
            <text:p>241.617792</text:p>
          </table:table-cell>
          <table:table-cell office:value-type="float" office:value="168.816672" calcext:value-type="float">
            <text:p>168.816672</text:p>
          </table:table-cell>
          <table:table-cell office:value-type="float" office:value="240" calcext:value-type="float">
            <text:p>24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32]+1" office:value-type="float" office:value="5" calcext:value-type="float">
            <text:p>5</text:p>
          </table:table-cell>
          <table:table-cell table:formula="of:=[.B32]" office:value-type="float" office:value="5" calcext:value-type="float">
            <text:p>5</text:p>
          </table:table-cell>
          <table:table-cell office:value-type="float" office:value="168.362624" calcext:value-type="float">
            <text:p>168.362624</text:p>
          </table:table-cell>
          <table:table-cell office:value-type="float" office:value="171.906816" calcext:value-type="float">
            <text:p>171.906816</text:p>
          </table:table-cell>
          <table:table-cell table:number-columns-repeated="2" office:value-type="float" office:value="169" calcext:value-type="float">
            <text:p>169</text:p>
          </table:table-cell>
        </table:table-row>
        <table:table-row table:style-name="ro1">
          <table:table-cell table:formula="of:=[.A33]+1" office:value-type="float" office:value="5" calcext:value-type="float">
            <text:p>5</text:p>
          </table:table-cell>
          <table:table-cell table:formula="of:=[.B33]" office:value-type="float" office:value="6" calcext:value-type="float">
            <text:p>6</text:p>
          </table:table-cell>
          <table:table-cell office:value-type="float" office:value="90.315008" calcext:value-type="float">
            <text:p>90.315008</text:p>
          </table:table-cell>
          <table:table-cell office:value-type="float" office:value="168.609504" calcext:value-type="float">
            <text:p>168.609504</text:p>
          </table:table-cell>
          <table:table-cell office:value-type="float" office:value="93" calcext:value-type="float">
            <text:p>9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34]+1" office:value-type="float" office:value="5" calcext:value-type="float">
            <text:p>5</text:p>
          </table:table-cell>
          <table:table-cell table:formula="of:=[.B34]" office:value-type="float" office:value="7" calcext:value-type="float">
            <text:p>7</text:p>
          </table:table-cell>
          <table:table-cell office:value-type="float" office:value="111.541888" calcext:value-type="float">
            <text:p>111.541888</text:p>
          </table:table-cell>
          <table:table-cell office:value-type="float" office:value="49.342848" calcext:value-type="float">
            <text:p>49.342848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49" calcext:value-type="float">
            <text:p>49</text:p>
          </table:table-cell>
        </table:table-row>
        <table:table-row table:style-name="ro1">
          <table:table-cell table:formula="of:=[.A35]+1" office:value-type="float" office:value="5" calcext:value-type="float">
            <text:p>5</text:p>
          </table:table-cell>
          <table:table-cell table:formula="of:=[.B35]" office:value-type="float" office:value="8" calcext:value-type="float">
            <text:p>8</text:p>
          </table:table-cell>
          <table:table-cell office:value-type="float" office:value="129.7901952" calcext:value-type="float">
            <text:p>129.7901952</text:p>
          </table:table-cell>
          <table:table-cell office:value-type="float" office:value="53.487744" calcext:value-type="float">
            <text:p>53.487744</text:p>
          </table:table-cell>
          <table:table-cell office:value-type="float" office:value="130" calcext:value-type="float">
            <text:p>13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[.A36]+1" office:value-type="float" office:value="6" calcext:value-type="float">
            <text:p>6</text:p>
          </table:table-cell>
          <table:table-cell table:formula="of:=[.B36]" office:value-type="float" office:value="1" calcext:value-type="float">
            <text:p>1</text:p>
          </table:table-cell>
          <table:table-cell office:value-type="float" office:value="157.603968" calcext:value-type="float">
            <text:p>157.603968</text:p>
          </table:table-cell>
          <table:table-cell office:value-type="float" office:value="45.858144" calcext:value-type="float">
            <text:p>45.858144</text:p>
          </table:table-cell>
          <table:table-cell office:value-type="float" office:value="155" calcext:value-type="float">
            <text:p>15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[.A37]+1" office:value-type="float" office:value="6" calcext:value-type="float">
            <text:p>6</text:p>
          </table:table-cell>
          <table:table-cell table:formula="of:=[.B37]" office:value-type="float" office:value="2" calcext:value-type="float">
            <text:p>2</text:p>
          </table:table-cell>
          <table:table-cell office:value-type="float" office:value="193.158016" calcext:value-type="float">
            <text:p>193.158016</text:p>
          </table:table-cell>
          <table:table-cell office:value-type="float" office:value="45.60768" calcext:value-type="float">
            <text:p>45.60768</text:p>
          </table:table-cell>
          <table:table-cell office:value-type="float" office:value="190" calcext:value-type="float">
            <text:p>19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38]+1" office:value-type="float" office:value="6" calcext:value-type="float">
            <text:p>6</text:p>
          </table:table-cell>
          <table:table-cell table:formula="of:=[.B38]" office:value-type="float" office:value="3" calcext:value-type="float">
            <text:p>3</text:p>
          </table:table-cell>
          <table:table-cell office:value-type="float" office:value="204.972416" calcext:value-type="float">
            <text:p>204.972416</text:p>
          </table:table-cell>
          <table:table-cell office:value-type="float" office:value="40.73424" calcext:value-type="float">
            <text:p>40.73424</text:p>
          </table:table-cell>
          <table:table-cell office:value-type="float" office:value="201" calcext:value-type="float">
            <text:p>20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A39]+1" office:value-type="float" office:value="6" calcext:value-type="float">
            <text:p>6</text:p>
          </table:table-cell>
          <table:table-cell table:formula="of:=[.B39]" office:value-type="float" office:value="4" calcext:value-type="float">
            <text:p>4</text:p>
          </table:table-cell>
          <table:table-cell office:value-type="float" office:value="231.001344" calcext:value-type="float">
            <text:p>231.001344</text:p>
          </table:table-cell>
          <table:table-cell office:value-type="float" office:value="157.59888" calcext:value-type="float">
            <text:p>157.59888</text:p>
          </table:table-cell>
          <table:table-cell office:value-type="float" office:value="228" calcext:value-type="float">
            <text:p>22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40]+1" office:value-type="float" office:value="6" calcext:value-type="float">
            <text:p>6</text:p>
          </table:table-cell>
          <table:table-cell table:formula="of:=[.B40]" office:value-type="float" office:value="5" calcext:value-type="float">
            <text:p>5</text:p>
          </table:table-cell>
          <table:table-cell office:value-type="float" office:value="159.104256" calcext:value-type="float">
            <text:p>159.104256</text:p>
          </table:table-cell>
          <table:table-cell office:value-type="float" office:value="161.790816" calcext:value-type="float">
            <text:p>161.790816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41]+1" office:value-type="float" office:value="6" calcext:value-type="float">
            <text:p>6</text:p>
          </table:table-cell>
          <table:table-cell table:formula="of:=[.B41]" office:value-type="float" office:value="6" calcext:value-type="float">
            <text:p>6</text:p>
          </table:table-cell>
          <table:table-cell office:value-type="float" office:value="83.433728" calcext:value-type="float">
            <text:p>83.433728</text:p>
          </table:table-cell>
          <table:table-cell office:value-type="float" office:value="156.837984" calcext:value-type="float">
            <text:p>156.837984</text:p>
          </table:table-cell>
          <table:table-cell office:value-type="float" office:value="84" calcext:value-type="float">
            <text:p>84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42]+1" office:value-type="float" office:value="6" calcext:value-type="float">
            <text:p>6</text:p>
          </table:table-cell>
          <table:table-cell table:formula="of:=[.B42]" office:value-type="float" office:value="7" calcext:value-type="float">
            <text:p>7</text:p>
          </table:table-cell>
          <table:table-cell office:value-type="float" office:value="102.67584" calcext:value-type="float">
            <text:p>102.67584</text:p>
          </table:table-cell>
          <table:table-cell office:value-type="float" office:value="41.835168" calcext:value-type="float">
            <text:p>41.835168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43" calcext:value-type="float">
            <text:p>43</text:p>
          </table:table-cell>
        </table:table-row>
        <table:table-row table:style-name="ro1">
          <table:table-cell table:formula="of:=[.A43]+1" office:value-type="float" office:value="6" calcext:value-type="float">
            <text:p>6</text:p>
          </table:table-cell>
          <table:table-cell table:formula="of:=[.B43]" office:value-type="float" office:value="8" calcext:value-type="float">
            <text:p>8</text:p>
          </table:table-cell>
          <table:table-cell office:value-type="float" office:value="119.8733312" calcext:value-type="float">
            <text:p>119.8733312</text:p>
          </table:table-cell>
          <table:table-cell office:value-type="float" office:value="46.473408" calcext:value-type="float">
            <text:p>46.473408</text:p>
          </table:table-cell>
          <table:table-cell office:value-type="float" office:value="115" calcext:value-type="float">
            <text:p>1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A44]+1" office:value-type="float" office:value="7" calcext:value-type="float">
            <text:p>7</text:p>
          </table:table-cell>
          <table:table-cell table:formula="of:=[.B44]" office:value-type="float" office:value="1" calcext:value-type="float">
            <text:p>1</text:p>
          </table:table-cell>
          <table:table-cell office:value-type="float" office:value="169.398528" calcext:value-type="float">
            <text:p>169.398528</text:p>
          </table:table-cell>
          <table:table-cell office:value-type="float" office:value="47.44992" calcext:value-type="float">
            <text:p>47.44992</text:p>
          </table:table-cell>
          <table:table-cell office:value-type="float" office:value="170" calcext:value-type="float">
            <text:p>17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A45]+1" office:value-type="float" office:value="7" calcext:value-type="float">
            <text:p>7</text:p>
          </table:table-cell>
          <table:table-cell table:formula="of:=[.B45]" office:value-type="float" office:value="2" calcext:value-type="float">
            <text:p>2</text:p>
          </table:table-cell>
          <table:table-cell office:value-type="float" office:value="206.29376" calcext:value-type="float">
            <text:p>206.29376</text:p>
          </table:table-cell>
          <table:table-cell office:value-type="float" office:value="47.247456" calcext:value-type="float">
            <text:p>47.247456</text:p>
          </table:table-cell>
          <table:table-cell office:value-type="float" office:value="207" calcext:value-type="float">
            <text:p>2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A46]+1" office:value-type="float" office:value="7" calcext:value-type="float">
            <text:p>7</text:p>
          </table:table-cell>
          <table:table-cell table:formula="of:=[.B46]" office:value-type="float" office:value="3" calcext:value-type="float">
            <text:p>3</text:p>
          </table:table-cell>
          <table:table-cell office:value-type="float" office:value="216.979712" calcext:value-type="float">
            <text:p>216.979712</text:p>
          </table:table-cell>
          <table:table-cell office:value-type="float" office:value="42.934368" calcext:value-type="float">
            <text:p>42.934368</text:p>
          </table:table-cell>
          <table:table-cell office:value-type="float" office:value="218" calcext:value-type="float">
            <text:p>21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" office:value-type="float" office:value="4" calcext:value-type="float">
            <text:p>4</text:p>
          </table:table-cell>
          <table:table-cell office:value-type="float" office:value="241.468288" calcext:value-type="float">
            <text:p>241.468288</text:p>
          </table:table-cell>
          <table:table-cell office:value-type="float" office:value="161.688768" calcext:value-type="float">
            <text:p>161.688768</text:p>
          </table:table-cell>
          <table:table-cell office:value-type="float" office:value="241" calcext:value-type="float">
            <text:p>24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48]+1" office:value-type="float" office:value="7" calcext:value-type="float">
            <text:p>7</text:p>
          </table:table-cell>
          <table:table-cell table:formula="of:=[.B48]" office:value-type="float" office:value="5" calcext:value-type="float">
            <text:p>5</text:p>
          </table:table-cell>
          <table:table-cell office:value-type="float" office:value="169.132672" calcext:value-type="float">
            <text:p>169.132672</text:p>
          </table:table-cell>
          <table:table-cell office:value-type="float" office:value="165.227232" calcext:value-type="float">
            <text:p>165.227232</text:p>
          </table:table-cell>
          <table:table-cell office:value-type="float" office:value="171" calcext:value-type="float">
            <text:p>17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49]+1" office:value-type="float" office:value="7" calcext:value-type="float">
            <text:p>7</text:p>
          </table:table-cell>
          <table:table-cell table:formula="of:=[.B49]" office:value-type="float" office:value="6" calcext:value-type="float">
            <text:p>6</text:p>
          </table:table-cell>
          <table:table-cell office:value-type="float" office:value="91.93792" calcext:value-type="float">
            <text:p>91.93792</text:p>
          </table:table-cell>
          <table:table-cell office:value-type="float" office:value="160.200672" calcext:value-type="float">
            <text:p>160.200672</text:p>
          </table:table-cell>
          <table:table-cell office:value-type="float" office:value="94" calcext:value-type="float">
            <text:p>9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50]+1" office:value-type="float" office:value="7" calcext:value-type="float">
            <text:p>7</text:p>
          </table:table-cell>
          <table:table-cell table:formula="of:=[.B50]" office:value-type="float" office:value="7" calcext:value-type="float">
            <text:p>7</text:p>
          </table:table-cell>
          <table:table-cell office:value-type="float" office:value="111.710848" calcext:value-type="float">
            <text:p>111.710848</text:p>
          </table:table-cell>
          <table:table-cell office:value-type="float" office:value="42.318624" calcext:value-type="float">
            <text:p>42.318624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45" calcext:value-type="float">
            <text:p>45</text:p>
          </table:table-cell>
        </table:table-row>
        <table:table-row table:style-name="ro1">
          <table:table-cell table:formula="of:=[.A51]+1" office:value-type="float" office:value="7" calcext:value-type="float">
            <text:p>7</text:p>
          </table:table-cell>
          <table:table-cell table:formula="of:=[.B51]" office:value-type="float" office:value="8" calcext:value-type="float">
            <text:p>8</text:p>
          </table:table-cell>
          <table:table-cell office:value-type="float" office:value="128.97074304" calcext:value-type="float">
            <text:p>128.97074304</text:p>
          </table:table-cell>
          <table:table-cell office:value-type="float" office:value="47.017248" calcext:value-type="float">
            <text:p>47.017248</text:p>
          </table:table-cell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A52]+1" office:value-type="float" office:value="8" calcext:value-type="float">
            <text:p>8</text:p>
          </table:table-cell>
          <table:table-cell table:formula="of:=[.B52]" office:value-type="float" office:value="1" calcext:value-type="float">
            <text:p>1</text:p>
          </table:table-cell>
          <table:table-cell office:value-type="float" office:value="168.64704" calcext:value-type="float">
            <text:p>168.64704</text:p>
          </table:table-cell>
          <table:table-cell office:value-type="float" office:value="34.07712" calcext:value-type="float">
            <text:p>34.07712</text:p>
          </table:table-cell>
          <table:table-cell office:value-type="float" office:value="168" calcext:value-type="float">
            <text:p>16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53]+1" office:value-type="float" office:value="8" calcext:value-type="float">
            <text:p>8</text:p>
          </table:table-cell>
          <table:table-cell table:formula="of:=[.B53]" office:value-type="float" office:value="2" calcext:value-type="float">
            <text:p>2</text:p>
          </table:table-cell>
          <table:table-cell office:value-type="float" office:value="204.892416" calcext:value-type="float">
            <text:p>204.892416</text:p>
          </table:table-cell>
          <table:table-cell office:value-type="float" office:value="32.095104" calcext:value-type="float">
            <text:p>32.095104</text:p>
          </table:table-cell>
          <table:table-cell office:value-type="float" office:value="207" calcext:value-type="float">
            <text:p>20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54]+1" office:value-type="float" office:value="8" calcext:value-type="float">
            <text:p>8</text:p>
          </table:table-cell>
          <table:table-cell table:formula="of:=[.B54]" office:value-type="float" office:value="3" calcext:value-type="float">
            <text:p>3</text:p>
          </table:table-cell>
          <table:table-cell office:value-type="float" office:value="216.935936" calcext:value-type="float">
            <text:p>216.935936</text:p>
          </table:table-cell>
          <table:table-cell office:value-type="float" office:value="27.280416" calcext:value-type="float">
            <text:p>27.28041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55]+1" office:value-type="float" office:value="8" calcext:value-type="float">
            <text:p>8</text:p>
          </table:table-cell>
          <table:table-cell table:formula="of:=[.B55]" office:value-type="float" office:value="4" calcext:value-type="float">
            <text:p>4</text:p>
          </table:table-cell>
          <table:table-cell office:value-type="float" office:value="247.286144" calcext:value-type="float">
            <text:p>247.286144</text:p>
          </table:table-cell>
          <table:table-cell office:value-type="float" office:value="144.646272" calcext:value-type="float">
            <text:p>144.646272</text:p>
          </table:table-cell>
          <table:table-cell office:value-type="float" office:value="248" calcext:value-type="float">
            <text:p>24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6]+1" office:value-type="float" office:value="8" calcext:value-type="float">
            <text:p>8</text:p>
          </table:table-cell>
          <table:table-cell table:formula="of:=[.B56]" office:value-type="float" office:value="5" calcext:value-type="float">
            <text:p>5</text:p>
          </table:table-cell>
          <table:table-cell office:value-type="float" office:value="173.486976" calcext:value-type="float">
            <text:p>173.486976</text:p>
          </table:table-cell>
          <table:table-cell office:value-type="float" office:value="151.8816" calcext:value-type="float">
            <text:p>151.8816</text:p>
          </table:table-cell>
          <table:table-cell office:value-type="float" office:value="176" calcext:value-type="float">
            <text:p>17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[.A57]+1" office:value-type="float" office:value="8" calcext:value-type="float">
            <text:p>8</text:p>
          </table:table-cell>
          <table:table-cell table:formula="of:=[.B57]" office:value-type="float" office:value="6" calcext:value-type="float">
            <text:p>6</text:p>
          </table:table-cell>
          <table:table-cell office:value-type="float" office:value="94.759808" calcext:value-type="float">
            <text:p>94.759808</text:p>
          </table:table-cell>
          <table:table-cell office:value-type="float" office:value="150.658656" calcext:value-type="float">
            <text:p>150.658656</text:p>
          </table:table-cell>
          <table:table-cell office:value-type="float" office:value="101" calcext:value-type="float">
            <text:p>10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58]+1" office:value-type="float" office:value="8" calcext:value-type="float">
            <text:p>8</text:p>
          </table:table-cell>
          <table:table-cell table:formula="of:=[.B58]" office:value-type="float" office:value="7" calcext:value-type="float">
            <text:p>7</text:p>
          </table:table-cell>
          <table:table-cell office:value-type="float" office:value="111.130496" calcext:value-type="float">
            <text:p>111.130496</text:p>
          </table:table-cell>
          <table:table-cell office:value-type="float" office:value="31.257408" calcext:value-type="float">
            <text:p>31.257408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33" calcext:value-type="float">
            <text:p>33</text:p>
          </table:table-cell>
        </table:table-row>
        <table:table-row table:style-name="ro1">
          <table:table-cell table:formula="of:=[.A59]+1" office:value-type="float" office:value="8" calcext:value-type="float">
            <text:p>8</text:p>
          </table:table-cell>
          <table:table-cell table:formula="of:=[.B59]" office:value-type="float" office:value="8" calcext:value-type="float">
            <text:p>8</text:p>
          </table:table-cell>
          <table:table-cell office:value-type="float" office:value="128.76022656" calcext:value-type="float">
            <text:p>128.76022656</text:p>
          </table:table-cell>
          <table:table-cell office:value-type="float" office:value="34.414176" calcext:value-type="float">
            <text:p>34.414176</text:p>
          </table:table-cell>
          <table:table-cell office:value-type="float" office:value="127" calcext:value-type="float">
            <text:p>12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60]+1" office:value-type="float" office:value="9" calcext:value-type="float">
            <text:p>9</text:p>
          </table:table-cell>
          <table:table-cell table:formula="of:=[.B60]" office:value-type="float" office:value="1" calcext:value-type="float">
            <text:p>1</text:p>
          </table:table-cell>
          <table:table-cell office:value-type="float" office:value="169.630464" calcext:value-type="float">
            <text:p>169.630464</text:p>
          </table:table-cell>
          <table:table-cell office:value-type="float" office:value="53.446464" calcext:value-type="float">
            <text:p>53.446464</text:p>
          </table:table-cell>
          <table:table-cell office:value-type="float" office:value="171" calcext:value-type="float">
            <text:p>17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formula="of:=[.A61]+1" office:value-type="float" office:value="9" calcext:value-type="float">
            <text:p>9</text:p>
          </table:table-cell>
          <table:table-cell table:formula="of:=[.B61]" office:value-type="float" office:value="2" calcext:value-type="float">
            <text:p>2</text:p>
          </table:table-cell>
          <table:table-cell office:value-type="float" office:value="203.93728" calcext:value-type="float">
            <text:p>203.93728</text:p>
          </table:table-cell>
          <table:table-cell office:value-type="float" office:value="53.271168" calcext:value-type="float">
            <text:p>53.271168</text:p>
          </table:table-cell>
          <table:table-cell office:value-type="float" office:value="206" calcext:value-type="float">
            <text:p>20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[.A62]+1" office:value-type="float" office:value="9" calcext:value-type="float">
            <text:p>9</text:p>
          </table:table-cell>
          <table:table-cell table:formula="of:=[.B62]" office:value-type="float" office:value="3" calcext:value-type="float">
            <text:p>3</text:p>
          </table:table-cell>
          <table:table-cell office:value-type="float" office:value="215.845376" calcext:value-type="float">
            <text:p>215.845376</text:p>
          </table:table-cell>
          <table:table-cell office:value-type="float" office:value="48.459648" calcext:value-type="float">
            <text:p>48.459648</text:p>
          </table:table-cell>
          <table:table-cell office:value-type="float" office:value="214" calcext:value-type="float">
            <text:p>21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A63]+1" office:value-type="float" office:value="9" calcext:value-type="float">
            <text:p>9</text:p>
          </table:table-cell>
          <table:table-cell table:formula="of:=[.B63]" office:value-type="float" office:value="4" calcext:value-type="float">
            <text:p>4</text:p>
          </table:table-cell>
          <table:table-cell office:value-type="float" office:value="241.560832" calcext:value-type="float">
            <text:p>241.560832</text:p>
          </table:table-cell>
          <table:table-cell office:value-type="float" office:value="163.313472" calcext:value-type="float">
            <text:p>163.313472</text:p>
          </table:table-cell>
          <table:table-cell office:value-type="float" office:value="242" calcext:value-type="float">
            <text:p>24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64]+1" office:value-type="float" office:value="9" calcext:value-type="float">
            <text:p>9</text:p>
          </table:table-cell>
          <table:table-cell table:formula="of:=[.B64]" office:value-type="float" office:value="5" calcext:value-type="float">
            <text:p>5</text:p>
          </table:table-cell>
          <table:table-cell office:value-type="float" office:value="171.948288" calcext:value-type="float">
            <text:p>171.948288</text:p>
          </table:table-cell>
          <table:table-cell office:value-type="float" office:value="168.523584" calcext:value-type="float">
            <text:p>168.523584</text:p>
          </table:table-cell>
          <table:table-cell office:value-type="float" office:value="173" calcext:value-type="float">
            <text:p>17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65]+1" office:value-type="float" office:value="9" calcext:value-type="float">
            <text:p>9</text:p>
          </table:table-cell>
          <table:table-cell table:formula="of:=[.B65]" office:value-type="float" office:value="6" calcext:value-type="float">
            <text:p>6</text:p>
          </table:table-cell>
          <table:table-cell office:value-type="float" office:value="96.343424" calcext:value-type="float">
            <text:p>96.343424</text:p>
          </table:table-cell>
          <table:table-cell office:value-type="float" office:value="165.555264" calcext:value-type="float">
            <text:p>165.555264</text:p>
          </table:table-cell>
          <table:table-cell office:value-type="float" office:value="101" calcext:value-type="float">
            <text:p>10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66]+1" office:value-type="float" office:value="9" calcext:value-type="float">
            <text:p>9</text:p>
          </table:table-cell>
          <table:table-cell table:formula="of:=[.B66]" office:value-type="float" office:value="7" calcext:value-type="float">
            <text:p>7</text:p>
          </table:table-cell>
          <table:table-cell office:value-type="float" office:value="113.835136" calcext:value-type="float">
            <text:p>113.835136</text:p>
          </table:table-cell>
          <table:table-cell office:value-type="float" office:value="49.483872" calcext:value-type="float">
            <text:p>49.483872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table:formula="of:=[.A67]+1" office:value-type="float" office:value="9" calcext:value-type="float">
            <text:p>9</text:p>
          </table:table-cell>
          <table:table-cell table:formula="of:=[.B67]" office:value-type="float" office:value="8" calcext:value-type="float">
            <text:p>8</text:p>
          </table:table-cell>
          <table:table-cell office:value-type="float" office:value="131.7026176" calcext:value-type="float">
            <text:p>131.7026176</text:p>
          </table:table-cell>
          <table:table-cell office:value-type="float" office:value="54.003744" calcext:value-type="float">
            <text:p>54.003744</text:p>
          </table:table-cell>
          <table:table-cell office:value-type="float" office:value="132" calcext:value-type="float">
            <text:p>13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68]+1" office:value-type="float" office:value="10" calcext:value-type="float">
            <text:p>10</text:p>
          </table:table-cell>
          <table:table-cell table:formula="of:=[.B68]" office:value-type="float" office:value="1" calcext:value-type="float">
            <text:p>1</text:p>
          </table:table-cell>
          <table:table-cell office:value-type="float" office:value="162.8896" calcext:value-type="float">
            <text:p>162.8896</text:p>
          </table:table-cell>
          <table:table-cell office:value-type="float" office:value="50.256672" calcext:value-type="float">
            <text:p>50.256672</text:p>
          </table:table-cell>
          <table:table-cell office:value-type="float" office:value="164" calcext:value-type="float">
            <text:p>16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formula="of:=[.B69]" office:value-type="float" office:value="2" calcext:value-type="float">
            <text:p>2</text:p>
          </table:table-cell>
          <table:table-cell office:value-type="float" office:value="199.87072" calcext:value-type="float">
            <text:p>199.87072</text:p>
          </table:table-cell>
          <table:table-cell office:value-type="float" office:value="50.836512" calcext:value-type="float">
            <text:p>50.836512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A70]+1" office:value-type="float" office:value="10" calcext:value-type="float">
            <text:p>10</text:p>
          </table:table-cell>
          <table:table-cell table:formula="of:=[.B70]" office:value-type="float" office:value="3" calcext:value-type="float">
            <text:p>3</text:p>
          </table:table-cell>
          <table:table-cell office:value-type="float" office:value="211.448192" calcext:value-type="float">
            <text:p>211.448192</text:p>
          </table:table-cell>
          <table:table-cell office:value-type="float" office:value="46.046304" calcext:value-type="float">
            <text:p>46.046304</text:p>
          </table:table-cell>
          <table:table-cell office:value-type="float" office:value="211" calcext:value-type="float">
            <text:p>2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A71]+1" office:value-type="float" office:value="10" calcext:value-type="float">
            <text:p>10</text:p>
          </table:table-cell>
          <table:table-cell table:formula="of:=[.B71]" office:value-type="float" office:value="4" calcext:value-type="float">
            <text:p>4</text:p>
          </table:table-cell>
          <table:table-cell office:value-type="float" office:value="238.494976" calcext:value-type="float">
            <text:p>238.494976</text:p>
          </table:table-cell>
          <table:table-cell office:value-type="float" office:value="167.467296" calcext:value-type="float">
            <text:p>167.467296</text:p>
          </table:table-cell>
          <table:table-cell office:value-type="float" office:value="237" calcext:value-type="float">
            <text:p>23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72]+1" office:value-type="float" office:value="10" calcext:value-type="float">
            <text:p>10</text:p>
          </table:table-cell>
          <table:table-cell table:formula="of:=[.B72]" office:value-type="float" office:value="5" calcext:value-type="float">
            <text:p>5</text:p>
          </table:table-cell>
          <table:table-cell office:value-type="float" office:value="164.543872" calcext:value-type="float">
            <text:p>164.543872</text:p>
          </table:table-cell>
          <table:table-cell office:value-type="float" office:value="171.783936" calcext:value-type="float">
            <text:p>171.783936</text:p>
          </table:table-cell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73]+1" office:value-type="float" office:value="10" calcext:value-type="float">
            <text:p>10</text:p>
          </table:table-cell>
          <table:table-cell table:formula="of:=[.B73]" office:value-type="float" office:value="6" calcext:value-type="float">
            <text:p>6</text:p>
          </table:table-cell>
          <table:table-cell office:value-type="float" office:value="84.226176" calcext:value-type="float">
            <text:p>84.226176</text:p>
          </table:table-cell>
          <table:table-cell office:value-type="float" office:value="168.427488" calcext:value-type="float">
            <text:p>168.427488</text:p>
          </table:table-cell>
          <table:table-cell office:value-type="float" office:value="85" calcext:value-type="float">
            <text:p>85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74]+1" office:value-type="float" office:value="10" calcext:value-type="float">
            <text:p>10</text:p>
          </table:table-cell>
          <table:table-cell table:formula="of:=[.B74]" office:value-type="float" office:value="7" calcext:value-type="float">
            <text:p>7</text:p>
          </table:table-cell>
          <table:table-cell office:value-type="float" office:value="104.781568" calcext:value-type="float">
            <text:p>104.781568</text:p>
          </table:table-cell>
          <table:table-cell office:value-type="float" office:value="46.857504" calcext:value-type="float">
            <text:p>46.857504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47" calcext:value-type="float">
            <text:p>47</text:p>
          </table:table-cell>
        </table:table-row>
        <table:table-row table:style-name="ro1">
          <table:table-cell table:formula="of:=[.A75]+1" office:value-type="float" office:value="10" calcext:value-type="float">
            <text:p>10</text:p>
          </table:table-cell>
          <table:table-cell table:formula="of:=[.B75]" office:value-type="float" office:value="8" calcext:value-type="float">
            <text:p>8</text:p>
          </table:table-cell>
          <table:table-cell office:value-type="float" office:value="122.567872" calcext:value-type="float">
            <text:p>122.567872</text:p>
          </table:table-cell>
          <table:table-cell office:value-type="float" office:value="50.840256" calcext:value-type="float">
            <text:p>50.840256</text:p>
          </table:table-cell>
          <table:table-cell office:value-type="float" office:value="123" calcext:value-type="float">
            <text:p>1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A76]+1" office:value-type="float" office:value="11" calcext:value-type="float">
            <text:p>11</text:p>
          </table:table-cell>
          <table:table-cell table:formula="of:=[.B76]" office:value-type="float" office:value="1" calcext:value-type="float">
            <text:p>1</text:p>
          </table:table-cell>
          <table:table-cell office:value-type="float" office:value="164.181632" calcext:value-type="float">
            <text:p>164.181632</text:p>
          </table:table-cell>
          <table:table-cell office:value-type="float" office:value="23.316864" calcext:value-type="float">
            <text:p>23.316864</text:p>
          </table:table-cell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77]+1" office:value-type="float" office:value="11" calcext:value-type="float">
            <text:p>11</text:p>
          </table:table-cell>
          <table:table-cell table:formula="of:=[.B77]" office:value-type="float" office:value="2" calcext:value-type="float">
            <text:p>2</text:p>
          </table:table-cell>
          <table:table-cell office:value-type="float" office:value="200.466176" calcext:value-type="float">
            <text:p>200.466176</text:p>
          </table:table-cell>
          <table:table-cell office:value-type="float" office:value="21.470112" calcext:value-type="float">
            <text:p>21.470112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78]+1" office:value-type="float" office:value="11" calcext:value-type="float">
            <text:p>11</text:p>
          </table:table-cell>
          <table:table-cell table:formula="of:=[.B78]" office:value-type="float" office:value="3" calcext:value-type="float">
            <text:p>3</text:p>
          </table:table-cell>
          <table:table-cell office:value-type="float" office:value="214.857984" calcext:value-type="float">
            <text:p>214.857984</text:p>
          </table:table-cell>
          <table:table-cell office:value-type="float" office:value="15.917088" calcext:value-type="float">
            <text:p>15.917088</text:p>
          </table:table-cell>
          <table:table-cell office:value-type="float" office:value="214" calcext:value-type="float">
            <text:p>2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79]+1" office:value-type="float" office:value="11" calcext:value-type="float">
            <text:p>11</text:p>
          </table:table-cell>
          <table:table-cell table:formula="of:=[.B79]" office:value-type="float" office:value="4" calcext:value-type="float">
            <text:p>4</text:p>
          </table:table-cell>
          <table:table-cell office:value-type="float" office:value="244.721536" calcext:value-type="float">
            <text:p>244.721536</text:p>
          </table:table-cell>
          <table:table-cell office:value-type="float" office:value="142.913088" calcext:value-type="float">
            <text:p>142.913088</text:p>
          </table:table-cell>
          <table:table-cell office:value-type="float" office:value="246" calcext:value-type="float">
            <text:p>24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formula="of:=[.A80]+1" office:value-type="float" office:value="11" calcext:value-type="float">
            <text:p>11</text:p>
          </table:table-cell>
          <table:table-cell table:formula="of:=[.B80]" office:value-type="float" office:value="5" calcext:value-type="float">
            <text:p>5</text:p>
          </table:table-cell>
          <table:table-cell office:value-type="float" office:value="165.846656" calcext:value-type="float">
            <text:p>165.846656</text:p>
          </table:table-cell>
          <table:table-cell office:value-type="float" office:value="149.877696" calcext:value-type="float">
            <text:p>149.877696</text:p>
          </table:table-cell>
          <table:table-cell office:value-type="float" office:value="169" calcext:value-type="float">
            <text:p>169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formula="of:=[.A81]+1" office:value-type="float" office:value="11" calcext:value-type="float">
            <text:p>11</text:p>
          </table:table-cell>
          <table:table-cell table:formula="of:=[.B81]" office:value-type="float" office:value="6" calcext:value-type="float">
            <text:p>6</text:p>
          </table:table-cell>
          <table:table-cell office:value-type="float" office:value="83.59424" calcext:value-type="float">
            <text:p>83.59424</text:p>
          </table:table-cell>
          <table:table-cell office:value-type="float" office:value="146.877216" calcext:value-type="float">
            <text:p>146.877216</text:p>
          </table:table-cell>
          <table:table-cell office:value-type="float" office:value="83" calcext:value-type="float">
            <text:p>8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formula="of:=[.A82]+1" office:value-type="float" office:value="11" calcext:value-type="float">
            <text:p>11</text:p>
          </table:table-cell>
          <table:table-cell table:formula="of:=[.B82]" office:value-type="float" office:value="7" calcext:value-type="float">
            <text:p>7</text:p>
          </table:table-cell>
          <table:table-cell office:value-type="float" office:value="101.592192" calcext:value-type="float">
            <text:p>101.592192</text:p>
          </table:table-cell>
          <table:table-cell office:value-type="float" office:value="18.16944" calcext:value-type="float">
            <text:p>18.16944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 table:formula="of:=[.A83]+1" office:value-type="float" office:value="11" calcext:value-type="float">
            <text:p>11</text:p>
          </table:table-cell>
          <table:table-cell table:formula="of:=[.B83]" office:value-type="float" office:value="8" calcext:value-type="float">
            <text:p>8</text:p>
          </table:table-cell>
          <table:table-cell office:value-type="float" office:value="122.092608" calcext:value-type="float">
            <text:p>122.092608</text:p>
          </table:table-cell>
          <table:table-cell office:value-type="float" office:value="23.029632" calcext:value-type="float">
            <text:p>23.029632</text:p>
          </table:table-cell>
          <table:table-cell office:value-type="float" office:value="121" calcext:value-type="float">
            <text:p>1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84]+1" office:value-type="float" office:value="12" calcext:value-type="float">
            <text:p>12</text:p>
          </table:table-cell>
          <table:table-cell table:formula="of:=[.B84]" office:value-type="float" office:value="1" calcext:value-type="float">
            <text:p>1</text:p>
          </table:table-cell>
          <table:table-cell office:value-type="float" office:value="169.949184" calcext:value-type="float">
            <text:p>169.949184</text:p>
          </table:table-cell>
          <table:table-cell office:value-type="float" office:value="43.709472" calcext:value-type="float">
            <text:p>43.709472</text:p>
          </table:table-cell>
          <table:table-cell office:value-type="float" office:value="172" calcext:value-type="float">
            <text:p>17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85]+1" office:value-type="float" office:value="12" calcext:value-type="float">
            <text:p>12</text:p>
          </table:table-cell>
          <table:table-cell table:formula="of:=[.B85]" office:value-type="float" office:value="2" calcext:value-type="float">
            <text:p>2</text:p>
          </table:table-cell>
          <table:table-cell office:value-type="float" office:value="206.270848" calcext:value-type="float">
            <text:p>206.270848</text:p>
          </table:table-cell>
          <table:table-cell office:value-type="float" office:value="44.141664" calcext:value-type="float">
            <text:p>44.141664</text:p>
          </table:table-cell>
          <table:table-cell office:value-type="float" office:value="206" calcext:value-type="float">
            <text:p>20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86]+1" office:value-type="float" office:value="12" calcext:value-type="float">
            <text:p>12</text:p>
          </table:table-cell>
          <table:table-cell table:formula="of:=[.B86]" office:value-type="float" office:value="3" calcext:value-type="float">
            <text:p>3</text:p>
          </table:table-cell>
          <table:table-cell office:value-type="float" office:value="217.552384" calcext:value-type="float">
            <text:p>217.552384</text:p>
          </table:table-cell>
          <table:table-cell office:value-type="float" office:value="40.49184" calcext:value-type="float">
            <text:p>40.49184</text:p>
          </table:table-cell>
          <table:table-cell office:value-type="float" office:value="217" calcext:value-type="float">
            <text:p>21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87]+1" office:value-type="float" office:value="12" calcext:value-type="float">
            <text:p>12</text:p>
          </table:table-cell>
          <table:table-cell table:formula="of:=[.B87]" office:value-type="float" office:value="4" calcext:value-type="float">
            <text:p>4</text:p>
          </table:table-cell>
          <table:table-cell office:value-type="float" office:value="241.323392" calcext:value-type="float">
            <text:p>241.323392</text:p>
          </table:table-cell>
          <table:table-cell office:value-type="float" office:value="158.206944" calcext:value-type="float">
            <text:p>158.206944</text:p>
          </table:table-cell>
          <table:table-cell office:value-type="float" office:value="243" calcext:value-type="float">
            <text:p>24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88]+1" office:value-type="float" office:value="12" calcext:value-type="float">
            <text:p>12</text:p>
          </table:table-cell>
          <table:table-cell table:formula="of:=[.B88]" office:value-type="float" office:value="5" calcext:value-type="float">
            <text:p>5</text:p>
          </table:table-cell>
          <table:table-cell office:value-type="float" office:value="169.237248" calcext:value-type="float">
            <text:p>169.237248</text:p>
          </table:table-cell>
          <table:table-cell office:value-type="float" office:value="160.925184" calcext:value-type="float">
            <text:p>160.925184</text:p>
          </table:table-cell>
          <table:table-cell office:value-type="float" office:value="172" calcext:value-type="float">
            <text:p>17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89]+1" office:value-type="float" office:value="12" calcext:value-type="float">
            <text:p>12</text:p>
          </table:table-cell>
          <table:table-cell table:formula="of:=[.B89]" office:value-type="float" office:value="6" calcext:value-type="float">
            <text:p>6</text:p>
          </table:table-cell>
          <table:table-cell office:value-type="float" office:value="93.753088" calcext:value-type="float">
            <text:p>93.753088</text:p>
          </table:table-cell>
          <table:table-cell office:value-type="float" office:value="156.925248" calcext:value-type="float">
            <text:p>156.925248</text:p>
          </table:table-cell>
          <table:table-cell office:value-type="float" office:value="97" calcext:value-type="float">
            <text:p>97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90]+1" office:value-type="float" office:value="12" calcext:value-type="float">
            <text:p>12</text:p>
          </table:table-cell>
          <table:table-cell table:formula="of:=[.B90]" office:value-type="float" office:value="7" calcext:value-type="float">
            <text:p>7</text:p>
          </table:table-cell>
          <table:table-cell office:value-type="float" office:value="114.500992" calcext:value-type="float">
            <text:p>114.500992</text:p>
          </table:table-cell>
          <table:table-cell office:value-type="float" office:value="39.698688" calcext:value-type="float">
            <text:p>39.698688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41" calcext:value-type="float">
            <text:p>41</text:p>
          </table:table-cell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formula="of:=[.B91]" office:value-type="float" office:value="8" calcext:value-type="float">
            <text:p>8</text:p>
          </table:table-cell>
          <table:table-cell office:value-type="float" office:value="130.9937152" calcext:value-type="float">
            <text:p>130.9937152</text:p>
          </table:table-cell>
          <table:table-cell office:value-type="float" office:value="44.015808" calcext:value-type="float">
            <text:p>44.015808</text:p>
          </table:table-cell>
          <table:table-cell office:value-type="float" office:value="135" calcext:value-type="float">
            <text:p>13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formula="of:=[.B92]" office:value-type="float" office:value="1" calcext:value-type="float">
            <text:p>1</text:p>
          </table:table-cell>
          <table:table-cell office:value-type="float" office:value="166.131328" calcext:value-type="float">
            <text:p>166.131328</text:p>
          </table:table-cell>
          <table:table-cell office:value-type="float" office:value="51.101856" calcext:value-type="float">
            <text:p>51.101856</text:p>
          </table:table-cell>
          <table:table-cell office:value-type="float" office:value="166" calcext:value-type="float">
            <text:p>16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A93]+1" office:value-type="float" office:value="13" calcext:value-type="float">
            <text:p>13</text:p>
          </table:table-cell>
          <table:table-cell table:formula="of:=[.B93]" office:value-type="float" office:value="2" calcext:value-type="float">
            <text:p>2</text:p>
          </table:table-cell>
          <table:table-cell office:value-type="float" office:value="202.959744" calcext:value-type="float">
            <text:p>202.959744</text:p>
          </table:table-cell>
          <table:table-cell office:value-type="float" office:value="50.135904" calcext:value-type="float">
            <text:p>50.135904</text:p>
          </table:table-cell>
          <table:table-cell office:value-type="float" office:value="199" calcext:value-type="float">
            <text:p>19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A94]+1" office:value-type="float" office:value="13" calcext:value-type="float">
            <text:p>13</text:p>
          </table:table-cell>
          <table:table-cell table:formula="of:=[.B94]" office:value-type="float" office:value="3" calcext:value-type="float">
            <text:p>3</text:p>
          </table:table-cell>
          <table:table-cell office:value-type="float" office:value="214.612352" calcext:value-type="float">
            <text:p>214.612352</text:p>
          </table:table-cell>
          <table:table-cell office:value-type="float" office:value="46.19472" calcext:value-type="float">
            <text:p>46.19472</text:p>
          </table:table-cell>
          <table:table-cell office:value-type="float" office:value="214" calcext:value-type="float">
            <text:p>21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[.A95]+1" office:value-type="float" office:value="13" calcext:value-type="float">
            <text:p>13</text:p>
          </table:table-cell>
          <table:table-cell table:formula="of:=[.B95]" office:value-type="float" office:value="4" calcext:value-type="float">
            <text:p>4</text:p>
          </table:table-cell>
          <table:table-cell office:value-type="float" office:value="243.023104" calcext:value-type="float">
            <text:p>243.023104</text:p>
          </table:table-cell>
          <table:table-cell office:value-type="float" office:value="163.625952" calcext:value-type="float">
            <text:p>163.625952</text:p>
          </table:table-cell>
          <table:table-cell office:value-type="float" office:value="243" calcext:value-type="float">
            <text:p>24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96]+1" office:value-type="float" office:value="13" calcext:value-type="float">
            <text:p>13</text:p>
          </table:table-cell>
          <table:table-cell table:formula="of:=[.B96]" office:value-type="float" office:value="5" calcext:value-type="float">
            <text:p>5</text:p>
          </table:table-cell>
          <table:table-cell office:value-type="float" office:value="170.771584" calcext:value-type="float">
            <text:p>170.771584</text:p>
          </table:table-cell>
          <table:table-cell office:value-type="float" office:value="169.49232" calcext:value-type="float">
            <text:p>169.49232</text:p>
          </table:table-cell>
          <table:table-cell office:value-type="float" office:value="173" calcext:value-type="float">
            <text:p>17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97]+1" office:value-type="float" office:value="13" calcext:value-type="float">
            <text:p>13</text:p>
          </table:table-cell>
          <table:table-cell table:formula="of:=[.B97]" office:value-type="float" office:value="6" calcext:value-type="float">
            <text:p>6</text:p>
          </table:table-cell>
          <table:table-cell office:value-type="float" office:value="93.306624" calcext:value-type="float">
            <text:p>93.306624</text:p>
          </table:table-cell>
          <table:table-cell office:value-type="float" office:value="168.258528" calcext:value-type="float">
            <text:p>168.258528</text:p>
          </table:table-cell>
          <table:table-cell office:value-type="float" office:value="96" calcext:value-type="float">
            <text:p>9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98]+1" office:value-type="float" office:value="13" calcext:value-type="float">
            <text:p>13</text:p>
          </table:table-cell>
          <table:table-cell table:formula="of:=[.B98]" office:value-type="float" office:value="7" calcext:value-type="float">
            <text:p>7</text:p>
          </table:table-cell>
          <table:table-cell office:value-type="float" office:value="109.032704" calcext:value-type="float">
            <text:p>109.032704</text:p>
          </table:table-cell>
          <table:table-cell office:value-type="float" office:value="48.952512" calcext:value-type="float">
            <text:p>48.952512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51" calcext:value-type="float">
            <text:p>51</text:p>
          </table:table-cell>
        </table:table-row>
        <table:table-row table:style-name="ro1">
          <table:table-cell table:formula="of:=[.A99]+1" office:value-type="float" office:value="13" calcext:value-type="float">
            <text:p>13</text:p>
          </table:table-cell>
          <table:table-cell table:formula="of:=[.B99]" office:value-type="float" office:value="8" calcext:value-type="float">
            <text:p>8</text:p>
          </table:table-cell>
          <table:table-cell office:value-type="float" office:value="128.23327104" calcext:value-type="float">
            <text:p>128.23327104</text:p>
          </table:table-cell>
          <table:table-cell office:value-type="float" office:value="52.919232" calcext:value-type="float">
            <text:p>52.919232</text:p>
          </table:table-cell>
          <table:table-cell office:value-type="float" office:value="129" calcext:value-type="float">
            <text:p>12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[.A100]+1" office:value-type="float" office:value="14" calcext:value-type="float">
            <text:p>14</text:p>
          </table:table-cell>
          <table:table-cell table:formula="of:=[.B100]" office:value-type="float" office:value="1" calcext:value-type="float">
            <text:p>1</text:p>
          </table:table-cell>
          <table:table-cell office:value-type="float" office:value="169.273216" calcext:value-type="float">
            <text:p>169.273216</text:p>
          </table:table-cell>
          <table:table-cell office:value-type="float" office:value="52.969728" calcext:value-type="float">
            <text:p>52.969728</text:p>
          </table:table-cell>
          <table:table-cell office:value-type="float" office:value="172" calcext:value-type="float">
            <text:p>17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[.A101]+1" office:value-type="float" office:value="14" calcext:value-type="float">
            <text:p>14</text:p>
          </table:table-cell>
          <table:table-cell table:formula="of:=[.B101]" office:value-type="float" office:value="2" calcext:value-type="float">
            <text:p>2</text:p>
          </table:table-cell>
          <table:table-cell office:value-type="float" office:value="205.262464" calcext:value-type="float">
            <text:p>205.262464</text:p>
          </table:table-cell>
          <table:table-cell office:value-type="float" office:value="52.518048" calcext:value-type="float">
            <text:p>52.518048</text:p>
          </table:table-cell>
          <table:table-cell office:value-type="float" office:value="207" calcext:value-type="float">
            <text:p>20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[.A102]+1" office:value-type="float" office:value="14" calcext:value-type="float">
            <text:p>14</text:p>
          </table:table-cell>
          <table:table-cell table:formula="of:=[.B102]" office:value-type="float" office:value="3" calcext:value-type="float">
            <text:p>3</text:p>
          </table:table-cell>
          <table:table-cell office:value-type="float" office:value="217.76576" calcext:value-type="float">
            <text:p>217.76576</text:p>
          </table:table-cell>
          <table:table-cell office:value-type="float" office:value="46.909344" calcext:value-type="float">
            <text:p>46.909344</text:p>
          </table:table-cell>
          <table:table-cell office:value-type="float" office:value="223" calcext:value-type="float">
            <text:p>22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[.A103]+1" office:value-type="float" office:value="14" calcext:value-type="float">
            <text:p>14</text:p>
          </table:table-cell>
          <table:table-cell table:formula="of:=[.B103]" office:value-type="float" office:value="4" calcext:value-type="float">
            <text:p>4</text:p>
          </table:table-cell>
          <table:table-cell office:value-type="float" office:value="240.290048" calcext:value-type="float">
            <text:p>240.290048</text:p>
          </table:table-cell>
          <table:table-cell office:value-type="float" office:value="164.698464" calcext:value-type="float">
            <text:p>164.698464</text:p>
          </table:table-cell>
          <table:table-cell office:value-type="float" office:value="239" calcext:value-type="float">
            <text:p>239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104]+1" office:value-type="float" office:value="14" calcext:value-type="float">
            <text:p>14</text:p>
          </table:table-cell>
          <table:table-cell table:formula="of:=[.B104]" office:value-type="float" office:value="5" calcext:value-type="float">
            <text:p>5</text:p>
          </table:table-cell>
          <table:table-cell office:value-type="float" office:value="169.392512" calcext:value-type="float">
            <text:p>169.392512</text:p>
          </table:table-cell>
          <table:table-cell office:value-type="float" office:value="168.017664" calcext:value-type="float">
            <text:p>168.017664</text:p>
          </table:table-cell>
          <table:table-cell office:value-type="float" office:value="170" calcext:value-type="float">
            <text:p>17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105]+1" office:value-type="float" office:value="14" calcext:value-type="float">
            <text:p>14</text:p>
          </table:table-cell>
          <table:table-cell table:formula="of:=[.B105]" office:value-type="float" office:value="6" calcext:value-type="float">
            <text:p>6</text:p>
          </table:table-cell>
          <table:table-cell office:value-type="float" office:value="92.908032" calcext:value-type="float">
            <text:p>92.908032</text:p>
          </table:table-cell>
          <table:table-cell office:value-type="float" office:value="162.165024" calcext:value-type="float">
            <text:p>162.165024</text:p>
          </table:table-cell>
          <table:table-cell office:value-type="float" office:value="95" calcext:value-type="float">
            <text:p>95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106]+1" office:value-type="float" office:value="14" calcext:value-type="float">
            <text:p>14</text:p>
          </table:table-cell>
          <table:table-cell table:formula="of:=[.B106]" office:value-type="float" office:value="7" calcext:value-type="float">
            <text:p>7</text:p>
          </table:table-cell>
          <table:table-cell office:value-type="float" office:value="115.5127936" calcext:value-type="float">
            <text:p>115.5127936</text:p>
          </table:table-cell>
          <table:table-cell office:value-type="float" office:value="45.819264" calcext:value-type="float">
            <text:p>45.819264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47" calcext:value-type="float">
            <text:p>47</text:p>
          </table:table-cell>
        </table:table-row>
        <table:table-row table:style-name="ro1">
          <table:table-cell table:formula="of:=[.A107]+1" office:value-type="float" office:value="14" calcext:value-type="float">
            <text:p>14</text:p>
          </table:table-cell>
          <table:table-cell table:formula="of:=[.B107]" office:value-type="float" office:value="8" calcext:value-type="float">
            <text:p>8</text:p>
          </table:table-cell>
          <table:table-cell office:value-type="float" office:value="132.7128064" calcext:value-type="float">
            <text:p>132.7128064</text:p>
          </table:table-cell>
          <table:table-cell office:value-type="float" office:value="51.369216" calcext:value-type="float">
            <text:p>51.369216</text:p>
          </table:table-cell>
          <table:table-cell office:value-type="float" office:value="134" calcext:value-type="float">
            <text:p>13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108]+1" office:value-type="float" office:value="15" calcext:value-type="float">
            <text:p>15</text:p>
          </table:table-cell>
          <table:table-cell table:formula="of:=[.B108]" office:value-type="float" office:value="1" calcext:value-type="float">
            <text:p>1</text:p>
          </table:table-cell>
          <table:table-cell office:value-type="float" office:value="163.934848" calcext:value-type="float">
            <text:p>163.934848</text:p>
          </table:table-cell>
          <table:table-cell office:value-type="float" office:value="43.753056" calcext:value-type="float">
            <text:p>43.753056</text:p>
          </table:table-cell>
          <table:table-cell office:value-type="float" office:value="165" calcext:value-type="float">
            <text:p>16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109]+1" office:value-type="float" office:value="15" calcext:value-type="float">
            <text:p>15</text:p>
          </table:table-cell>
          <table:table-cell table:formula="of:=[.B109]" office:value-type="float" office:value="2" calcext:value-type="float">
            <text:p>2</text:p>
          </table:table-cell>
          <table:table-cell office:value-type="float" office:value="200.495616" calcext:value-type="float">
            <text:p>200.495616</text:p>
          </table:table-cell>
          <table:table-cell office:value-type="float" office:value="43.159584" calcext:value-type="float">
            <text:p>43.159584</text:p>
          </table:table-cell>
          <table:table-cell office:value-type="float" office:value="198" calcext:value-type="float">
            <text:p>19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110]+1" office:value-type="float" office:value="15" calcext:value-type="float">
            <text:p>15</text:p>
          </table:table-cell>
          <table:table-cell table:formula="of:=[.B110]" office:value-type="float" office:value="3" calcext:value-type="float">
            <text:p>3</text:p>
          </table:table-cell>
          <table:table-cell office:value-type="float" office:value="213.401728" calcext:value-type="float">
            <text:p>213.401728</text:p>
          </table:table-cell>
          <table:table-cell office:value-type="float" office:value="38.24112" calcext:value-type="float">
            <text:p>38.24112</text:p>
          </table:table-cell>
          <table:table-cell office:value-type="float" office:value="215" calcext:value-type="float">
            <text:p>2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111]+1" office:value-type="float" office:value="15" calcext:value-type="float">
            <text:p>15</text:p>
          </table:table-cell>
          <table:table-cell table:formula="of:=[.B111]" office:value-type="float" office:value="4" calcext:value-type="float">
            <text:p>4</text:p>
          </table:table-cell>
          <table:table-cell office:value-type="float" office:value="239.9296" calcext:value-type="float">
            <text:p>239.9296</text:p>
          </table:table-cell>
          <table:table-cell office:value-type="float" office:value="160.160928" calcext:value-type="float">
            <text:p>160.160928</text:p>
          </table:table-cell>
          <table:table-cell office:value-type="float" office:value="241" calcext:value-type="float">
            <text:p>2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112]+1" office:value-type="float" office:value="15" calcext:value-type="float">
            <text:p>15</text:p>
          </table:table-cell>
          <table:table-cell table:formula="of:=[.B112]" office:value-type="float" office:value="5" calcext:value-type="float">
            <text:p>5</text:p>
          </table:table-cell>
          <table:table-cell office:value-type="float" office:value="165.679104" calcext:value-type="float">
            <text:p>165.679104</text:p>
          </table:table-cell>
          <table:table-cell office:value-type="float" office:value="164.37744" calcext:value-type="float">
            <text:p>164.37744</text:p>
          </table:table-cell>
          <table:table-cell table:number-columns-repeated="2" office:value-type="float" office:value="164" calcext:value-type="float">
            <text:p>164</text:p>
          </table:table-cell>
        </table:table-row>
        <table:table-row table:style-name="ro1">
          <table:table-cell table:formula="of:=[.A113]+1" office:value-type="float" office:value="15" calcext:value-type="float">
            <text:p>15</text:p>
          </table:table-cell>
          <table:table-cell table:formula="of:=[.B113]" office:value-type="float" office:value="6" calcext:value-type="float">
            <text:p>6</text:p>
          </table:table-cell>
          <table:table-cell office:value-type="float" office:value="85.00928" calcext:value-type="float">
            <text:p>85.00928</text:p>
          </table:table-cell>
          <table:table-cell office:value-type="float" office:value="160.118208" calcext:value-type="float">
            <text:p>160.118208</text:p>
          </table:table-cell>
          <table:table-cell office:value-type="float" office:value="87" calcext:value-type="float">
            <text:p>87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114]+1" office:value-type="float" office:value="15" calcext:value-type="float">
            <text:p>15</text:p>
          </table:table-cell>
          <table:table-cell table:formula="of:=[.B114]" office:value-type="float" office:value="7" calcext:value-type="float">
            <text:p>7</text:p>
          </table:table-cell>
          <table:table-cell office:value-type="float" office:value="107.06688" calcext:value-type="float">
            <text:p>107.06688</text:p>
          </table:table-cell>
          <table:table-cell office:value-type="float" office:value="38.702208" calcext:value-type="float">
            <text:p>38.702208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38" calcext:value-type="float">
            <text:p>38</text:p>
          </table:table-cell>
        </table:table-row>
        <table:table-row table:style-name="ro1">
          <table:table-cell table:formula="of:=[.A115]+1" office:value-type="float" office:value="15" calcext:value-type="float">
            <text:p>15</text:p>
          </table:table-cell>
          <table:table-cell table:formula="of:=[.B115]" office:value-type="float" office:value="8" calcext:value-type="float">
            <text:p>8</text:p>
          </table:table-cell>
          <table:table-cell office:value-type="float" office:value="125.103104" calcext:value-type="float">
            <text:p>125.103104</text:p>
          </table:table-cell>
          <table:table-cell office:value-type="float" office:value="43.53168" calcext:value-type="float">
            <text:p>43.53168</text:p>
          </table:table-cell>
          <table:table-cell office:value-type="float" office:value="123" calcext:value-type="float">
            <text:p>12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116]+1" office:value-type="float" office:value="16" calcext:value-type="float">
            <text:p>16</text:p>
          </table:table-cell>
          <table:table-cell table:formula="of:=[.B116]" office:value-type="float" office:value="1" calcext:value-type="float">
            <text:p>1</text:p>
          </table:table-cell>
          <table:table-cell office:value-type="float" office:value="169.484032" calcext:value-type="float">
            <text:p>169.484032</text:p>
          </table:table-cell>
          <table:table-cell office:value-type="float" office:value="56.521824" calcext:value-type="float">
            <text:p>56.521824</text:p>
          </table:table-cell>
          <table:table-cell office:value-type="float" office:value="172" calcext:value-type="float">
            <text:p>17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formula="of:=[.A117]+1" office:value-type="float" office:value="16" calcext:value-type="float">
            <text:p>16</text:p>
          </table:table-cell>
          <table:table-cell table:formula="of:=[.B117]" office:value-type="float" office:value="2" calcext:value-type="float">
            <text:p>2</text:p>
          </table:table-cell>
          <table:table-cell office:value-type="float" office:value="205.41312" calcext:value-type="float">
            <text:p>205.41312</text:p>
          </table:table-cell>
          <table:table-cell office:value-type="float" office:value="57.846624" calcext:value-type="float">
            <text:p>57.846624</text:p>
          </table:table-cell>
          <table:table-cell office:value-type="float" office:value="206" calcext:value-type="float">
            <text:p>20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[.A118]+1" office:value-type="float" office:value="16" calcext:value-type="float">
            <text:p>16</text:p>
          </table:table-cell>
          <table:table-cell table:formula="of:=[.B118]" office:value-type="float" office:value="3" calcext:value-type="float">
            <text:p>3</text:p>
          </table:table-cell>
          <table:table-cell office:value-type="float" office:value="218.203008" calcext:value-type="float">
            <text:p>218.203008</text:p>
          </table:table-cell>
          <table:table-cell office:value-type="float" office:value="53.810016" calcext:value-type="float">
            <text:p>53.810016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formula="of:=[.A119]+1" office:value-type="float" office:value="16" calcext:value-type="float">
            <text:p>16</text:p>
          </table:table-cell>
          <table:table-cell table:formula="of:=[.B119]" office:value-type="float" office:value="4" calcext:value-type="float">
            <text:p>4</text:p>
          </table:table-cell>
          <table:table-cell office:value-type="float" office:value="238.303872" calcext:value-type="float">
            <text:p>238.303872</text:p>
          </table:table-cell>
          <table:table-cell office:value-type="float" office:value="170.622144" calcext:value-type="float">
            <text:p>170.622144</text:p>
          </table:table-cell>
          <table:table-cell office:value-type="float" office:value="240" calcext:value-type="float">
            <text:p>24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120]+1" office:value-type="float" office:value="16" calcext:value-type="float">
            <text:p>16</text:p>
          </table:table-cell>
          <table:table-cell table:formula="of:=[.B120]" office:value-type="float" office:value="5" calcext:value-type="float">
            <text:p>5</text:p>
          </table:table-cell>
          <table:table-cell office:value-type="float" office:value="166.042368" calcext:value-type="float">
            <text:p>166.042368</text:p>
          </table:table-cell>
          <table:table-cell office:value-type="float" office:value="172.281792" calcext:value-type="float">
            <text:p>172.281792</text:p>
          </table:table-cell>
          <table:table-cell office:value-type="float" office:value="166" calcext:value-type="float">
            <text:p>16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121]+1" office:value-type="float" office:value="16" calcext:value-type="float">
            <text:p>16</text:p>
          </table:table-cell>
          <table:table-cell table:formula="of:=[.B121]" office:value-type="float" office:value="6" calcext:value-type="float">
            <text:p>6</text:p>
          </table:table-cell>
          <table:table-cell office:value-type="float" office:value="89.714944" calcext:value-type="float">
            <text:p>89.714944</text:p>
          </table:table-cell>
          <table:table-cell office:value-type="float" office:value="164.347488" calcext:value-type="float">
            <text:p>164.347488</text:p>
          </table:table-cell>
          <table:table-cell office:value-type="float" office:value="91" calcext:value-type="float">
            <text:p>9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122]+1" office:value-type="float" office:value="16" calcext:value-type="float">
            <text:p>16</text:p>
          </table:table-cell>
          <table:table-cell table:formula="of:=[.B122]" office:value-type="float" office:value="7" calcext:value-type="float">
            <text:p>7</text:p>
          </table:table-cell>
          <table:table-cell office:value-type="float" office:value="114.531712" calcext:value-type="float">
            <text:p>114.531712</text:p>
          </table:table-cell>
          <table:table-cell office:value-type="float" office:value="50.088096" calcext:value-type="float">
            <text:p>50.088096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table:formula="of:=[.A123]+1" office:value-type="float" office:value="16" calcext:value-type="float">
            <text:p>16</text:p>
          </table:table-cell>
          <table:table-cell table:formula="of:=[.B123]" office:value-type="float" office:value="8" calcext:value-type="float">
            <text:p>8</text:p>
          </table:table-cell>
          <table:table-cell office:value-type="float" office:value="132.0831872" calcext:value-type="float">
            <text:p>132.0831872</text:p>
          </table:table-cell>
          <table:table-cell office:value-type="float" office:value="54.744288" calcext:value-type="float">
            <text:p>54.744288</text:p>
          </table:table-cell>
          <table:table-cell office:value-type="float" office:value="137" calcext:value-type="float">
            <text:p>13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124]+1" office:value-type="float" office:value="17" calcext:value-type="float">
            <text:p>17</text:p>
          </table:table-cell>
          <table:table-cell table:formula="of:=[.B124]" office:value-type="float" office:value="1" calcext:value-type="float">
            <text:p>1</text:p>
          </table:table-cell>
          <table:table-cell office:value-type="float" office:value="164.73152" calcext:value-type="float">
            <text:p>164.73152</text:p>
          </table:table-cell>
          <table:table-cell office:value-type="float" office:value="55.444032" calcext:value-type="float">
            <text:p>55.444032</text:p>
          </table:table-cell>
          <table:table-cell office:value-type="float" office:value="168" calcext:value-type="float">
            <text:p>16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[.A125]+1" office:value-type="float" office:value="17" calcext:value-type="float">
            <text:p>17</text:p>
          </table:table-cell>
          <table:table-cell table:formula="of:=[.B125]" office:value-type="float" office:value="2" calcext:value-type="float">
            <text:p>2</text:p>
          </table:table-cell>
          <table:table-cell office:value-type="float" office:value="200.837888" calcext:value-type="float">
            <text:p>200.837888</text:p>
          </table:table-cell>
          <table:table-cell office:value-type="float" office:value="55.374336" calcext:value-type="float">
            <text:p>55.374336</text:p>
          </table:table-cell>
          <table:table-cell office:value-type="float" office:value="200" calcext:value-type="float">
            <text:p>20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formula="of:=[.A126]+1" office:value-type="float" office:value="17" calcext:value-type="float">
            <text:p>17</text:p>
          </table:table-cell>
          <table:table-cell table:formula="of:=[.B126]" office:value-type="float" office:value="3" calcext:value-type="float">
            <text:p>3</text:p>
          </table:table-cell>
          <table:table-cell office:value-type="float" office:value="213.147776" calcext:value-type="float">
            <text:p>213.147776</text:p>
          </table:table-cell>
          <table:table-cell office:value-type="float" office:value="51.268032" calcext:value-type="float">
            <text:p>51.268032</text:p>
          </table:table-cell>
          <table:table-cell office:value-type="float" office:value="215" calcext:value-type="float">
            <text:p>21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formula="of:=[.A127]+1" office:value-type="float" office:value="17" calcext:value-type="float">
            <text:p>17</text:p>
          </table:table-cell>
          <table:table-cell table:formula="of:=[.B127]" office:value-type="float" office:value="4" calcext:value-type="float">
            <text:p>4</text:p>
          </table:table-cell>
          <table:table-cell office:value-type="float" office:value="236.550016" calcext:value-type="float">
            <text:p>236.550016</text:p>
          </table:table-cell>
          <table:table-cell office:value-type="float" office:value="171.26208" calcext:value-type="float">
            <text:p>171.26208</text:p>
          </table:table-cell>
          <table:table-cell office:value-type="float" office:value="236" calcext:value-type="float">
            <text:p>236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128]+1" office:value-type="float" office:value="17" calcext:value-type="float">
            <text:p>17</text:p>
          </table:table-cell>
          <table:table-cell table:formula="of:=[.B128]" office:value-type="float" office:value="5" calcext:value-type="float">
            <text:p>5</text:p>
          </table:table-cell>
          <table:table-cell office:value-type="float" office:value="163.09696" calcext:value-type="float">
            <text:p>163.09696</text:p>
          </table:table-cell>
          <table:table-cell office:value-type="float" office:value="173.466912" calcext:value-type="float">
            <text:p>173.466912</text:p>
          </table:table-cell>
          <table:table-cell office:value-type="float" office:value="164" calcext:value-type="float">
            <text:p>16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129]+1" office:value-type="float" office:value="17" calcext:value-type="float">
            <text:p>17</text:p>
          </table:table-cell>
          <table:table-cell table:formula="of:=[.B129]" office:value-type="float" office:value="6" calcext:value-type="float">
            <text:p>6</text:p>
          </table:table-cell>
          <table:table-cell office:value-type="float" office:value="85.740672" calcext:value-type="float">
            <text:p>85.740672</text:p>
          </table:table-cell>
          <table:table-cell office:value-type="float" office:value="168.265152" calcext:value-type="float">
            <text:p>168.265152</text:p>
          </table:table-cell>
          <table:table-cell office:value-type="float" office:value="84" calcext:value-type="float">
            <text:p>8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130]+1" office:value-type="float" office:value="17" calcext:value-type="float">
            <text:p>17</text:p>
          </table:table-cell>
          <table:table-cell table:formula="of:=[.B130]" office:value-type="float" office:value="7" calcext:value-type="float">
            <text:p>7</text:p>
          </table:table-cell>
          <table:table-cell office:value-type="float" office:value="107.051264" calcext:value-type="float">
            <text:p>107.051264</text:p>
          </table:table-cell>
          <table:table-cell office:value-type="float" office:value="50.561088" calcext:value-type="float">
            <text:p>50.561088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52" calcext:value-type="float">
            <text:p>52</text:p>
          </table:table-cell>
        </table:table-row>
        <table:table-row table:style-name="ro1">
          <table:table-cell table:formula="of:=[.A131]+1" office:value-type="float" office:value="17" calcext:value-type="float">
            <text:p>17</text:p>
          </table:table-cell>
          <table:table-cell table:formula="of:=[.B131]" office:value-type="float" office:value="8" calcext:value-type="float">
            <text:p>8</text:p>
          </table:table-cell>
          <table:table-cell office:value-type="float" office:value="125.3068544" calcext:value-type="float">
            <text:p>125.3068544</text:p>
          </table:table-cell>
          <table:table-cell office:value-type="float" office:value="54.431616" calcext:value-type="float">
            <text:p>54.431616</text:p>
          </table:table-cell>
          <table:table-cell office:value-type="float" office:value="130" calcext:value-type="float">
            <text:p>13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formula="of:=[.A132]+1" office:value-type="float" office:value="18" calcext:value-type="float">
            <text:p>18</text:p>
          </table:table-cell>
          <table:table-cell table:formula="of:=[.B132]" office:value-type="float" office:value="1" calcext:value-type="float">
            <text:p>1</text:p>
          </table:table-cell>
          <table:table-cell office:value-type="float" office:value="166.869632" calcext:value-type="float">
            <text:p>166.869632</text:p>
          </table:table-cell>
          <table:table-cell office:value-type="float" office:value="61.912896" calcext:value-type="float">
            <text:p>61.912896</text:p>
          </table:table-cell>
          <table:table-cell office:value-type="float" office:value="169" calcext:value-type="float">
            <text:p>16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133]+1" office:value-type="float" office:value="18" calcext:value-type="float">
            <text:p>18</text:p>
          </table:table-cell>
          <table:table-cell table:formula="of:=[.B133]" office:value-type="float" office:value="2" calcext:value-type="float">
            <text:p>2</text:p>
          </table:table-cell>
          <table:table-cell office:value-type="float" office:value="201.145984" calcext:value-type="float">
            <text:p>201.145984</text:p>
          </table:table-cell>
          <table:table-cell office:value-type="float" office:value="60.593088" calcext:value-type="float">
            <text:p>60.593088</text:p>
          </table:table-cell>
          <table:table-cell office:value-type="float" office:value="201" calcext:value-type="float">
            <text:p>20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134]+1" office:value-type="float" office:value="18" calcext:value-type="float">
            <text:p>18</text:p>
          </table:table-cell>
          <table:table-cell table:formula="of:=[.B134]" office:value-type="float" office:value="3" calcext:value-type="float">
            <text:p>3</text:p>
          </table:table-cell>
          <table:table-cell office:value-type="float" office:value="213.807232" calcext:value-type="float">
            <text:p>213.807232</text:p>
          </table:table-cell>
          <table:table-cell office:value-type="float" office:value="56.356896" calcext:value-type="float">
            <text:p>56.356896</text:p>
          </table:table-cell>
          <table:table-cell office:value-type="float" office:value="215" calcext:value-type="float">
            <text:p>21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[.A135]+1" office:value-type="float" office:value="18" calcext:value-type="float">
            <text:p>18</text:p>
          </table:table-cell>
          <table:table-cell table:formula="of:=[.B135]" office:value-type="float" office:value="4" calcext:value-type="float">
            <text:p>4</text:p>
          </table:table-cell>
          <table:table-cell office:value-type="float" office:value="237.395456" calcext:value-type="float">
            <text:p>237.395456</text:p>
          </table:table-cell>
          <table:table-cell office:value-type="float" office:value="174.77424" calcext:value-type="float">
            <text:p>174.77424</text:p>
          </table:table-cell>
          <table:table-cell office:value-type="float" office:value="236" calcext:value-type="float">
            <text:p>23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136]+1" office:value-type="float" office:value="18" calcext:value-type="float">
            <text:p>18</text:p>
          </table:table-cell>
          <table:table-cell table:formula="of:=[.B136]" office:value-type="float" office:value="5" calcext:value-type="float">
            <text:p>5</text:p>
          </table:table-cell>
          <table:table-cell office:value-type="float" office:value="164.720768" calcext:value-type="float">
            <text:p>164.720768</text:p>
          </table:table-cell>
          <table:table-cell office:value-type="float" office:value="178.29072" calcext:value-type="float">
            <text:p>178.29072</text:p>
          </table:table-cell>
          <table:table-cell office:value-type="float" office:value="168" calcext:value-type="float">
            <text:p>16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[.A137]+1" office:value-type="float" office:value="18" calcext:value-type="float">
            <text:p>18</text:p>
          </table:table-cell>
          <table:table-cell table:formula="of:=[.B137]" office:value-type="float" office:value="6" calcext:value-type="float">
            <text:p>6</text:p>
          </table:table-cell>
          <table:table-cell office:value-type="float" office:value="89.595392" calcext:value-type="float">
            <text:p>89.595392</text:p>
          </table:table-cell>
          <table:table-cell office:value-type="float" office:value="174.51312" calcext:value-type="float">
            <text:p>174.51312</text:p>
          </table:table-cell>
          <table:table-cell office:value-type="float" office:value="95" calcext:value-type="float">
            <text:p>95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138]+1" office:value-type="float" office:value="18" calcext:value-type="float">
            <text:p>18</text:p>
          </table:table-cell>
          <table:table-cell table:formula="of:=[.B138]" office:value-type="float" office:value="7" calcext:value-type="float">
            <text:p>7</text:p>
          </table:table-cell>
          <table:table-cell office:value-type="float" office:value="109.769088" calcext:value-type="float">
            <text:p>109.769088</text:p>
          </table:table-cell>
          <table:table-cell office:value-type="float" office:value="55.080384" calcext:value-type="float">
            <text:p>55.080384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57" calcext:value-type="float">
            <text:p>57</text:p>
          </table:table-cell>
        </table:table-row>
        <table:table-row table:style-name="ro1">
          <table:table-cell table:formula="of:=[.A139]+1" office:value-type="float" office:value="18" calcext:value-type="float">
            <text:p>18</text:p>
          </table:table-cell>
          <table:table-cell table:formula="of:=[.B139]" office:value-type="float" office:value="8" calcext:value-type="float">
            <text:p>8</text:p>
          </table:table-cell>
          <table:table-cell office:value-type="float" office:value="127.56556416" calcext:value-type="float">
            <text:p>127.56556416</text:p>
          </table:table-cell>
          <table:table-cell office:value-type="float" office:value="59.780736" calcext:value-type="float">
            <text:p>59.780736</text:p>
          </table:table-cell>
          <table:table-cell office:value-type="float" office:value="136" calcext:value-type="float">
            <text:p>13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[.A140]+1" office:value-type="float" office:value="19" calcext:value-type="float">
            <text:p>19</text:p>
          </table:table-cell>
          <table:table-cell table:formula="of:=[.B140]" office:value-type="float" office:value="1" calcext:value-type="float">
            <text:p>1</text:p>
          </table:table-cell>
          <table:table-cell office:value-type="float" office:value="163.34464" calcext:value-type="float">
            <text:p>163.34464</text:p>
          </table:table-cell>
          <table:table-cell office:value-type="float" office:value="54.5064" calcext:value-type="float">
            <text:p>54.5064</text:p>
          </table:table-cell>
          <table:table-cell office:value-type="float" office:value="164" calcext:value-type="float">
            <text:p>16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formula="of:=[.A141]+1" office:value-type="float" office:value="19" calcext:value-type="float">
            <text:p>19</text:p>
          </table:table-cell>
          <table:table-cell table:formula="of:=[.B141]" office:value-type="float" office:value="2" calcext:value-type="float">
            <text:p>2</text:p>
          </table:table-cell>
          <table:table-cell office:value-type="float" office:value="200.953856" calcext:value-type="float">
            <text:p>200.953856</text:p>
          </table:table-cell>
          <table:table-cell office:value-type="float" office:value="55.18512" calcext:value-type="float">
            <text:p>55.18512</text:p>
          </table:table-cell>
          <table:table-cell office:value-type="float" office:value="199" calcext:value-type="float">
            <text:p>19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formula="of:=[.A142]+1" office:value-type="float" office:value="19" calcext:value-type="float">
            <text:p>19</text:p>
          </table:table-cell>
          <table:table-cell table:formula="of:=[.B142]" office:value-type="float" office:value="3" calcext:value-type="float">
            <text:p>3</text:p>
          </table:table-cell>
          <table:table-cell office:value-type="float" office:value="213.716864" calcext:value-type="float">
            <text:p>213.716864</text:p>
          </table:table-cell>
          <table:table-cell office:value-type="float" office:value="50.958624" calcext:value-type="float">
            <text:p>50.958624</text:p>
          </table:table-cell>
          <table:table-cell office:value-type="float" office:value="215" calcext:value-type="float">
            <text:p>21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[.A143]+1" office:value-type="float" office:value="19" calcext:value-type="float">
            <text:p>19</text:p>
          </table:table-cell>
          <table:table-cell table:formula="of:=[.B143]" office:value-type="float" office:value="4" calcext:value-type="float">
            <text:p>4</text:p>
          </table:table-cell>
          <table:table-cell office:value-type="float" office:value="235.202048" calcext:value-type="float">
            <text:p>235.202048</text:p>
          </table:table-cell>
          <table:table-cell office:value-type="float" office:value="173.451936" calcext:value-type="float">
            <text:p>173.451936</text:p>
          </table:table-cell>
          <table:table-cell office:value-type="float" office:value="232" calcext:value-type="float">
            <text:p>232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144]+1" office:value-type="float" office:value="19" calcext:value-type="float">
            <text:p>19</text:p>
          </table:table-cell>
          <table:table-cell table:formula="of:=[.B144]" office:value-type="float" office:value="5" calcext:value-type="float">
            <text:p>5</text:p>
          </table:table-cell>
          <table:table-cell office:value-type="float" office:value="159.99488" calcext:value-type="float">
            <text:p>159.99488</text:p>
          </table:table-cell>
          <table:table-cell office:value-type="float" office:value="174.704832" calcext:value-type="float">
            <text:p>174.704832</text:p>
          </table:table-cell>
          <table:table-cell office:value-type="float" office:value="157" calcext:value-type="float">
            <text:p>157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145]+1" office:value-type="float" office:value="19" calcext:value-type="float">
            <text:p>19</text:p>
          </table:table-cell>
          <table:table-cell table:formula="of:=[.B145]" office:value-type="float" office:value="6" calcext:value-type="float">
            <text:p>6</text:p>
          </table:table-cell>
          <table:table-cell office:value-type="float" office:value="78.928896" calcext:value-type="float">
            <text:p>78.928896</text:p>
          </table:table-cell>
          <table:table-cell office:value-type="float" office:value="167.451744" calcext:value-type="float">
            <text:p>167.451744</text:p>
          </table:table-cell>
          <table:table-cell office:value-type="float" office:value="79" calcext:value-type="float">
            <text:p>79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146]+1" office:value-type="float" office:value="19" calcext:value-type="float">
            <text:p>19</text:p>
          </table:table-cell>
          <table:table-cell table:formula="of:=[.B146]" office:value-type="float" office:value="7" calcext:value-type="float">
            <text:p>7</text:p>
          </table:table-cell>
          <table:table-cell office:value-type="float" office:value="106.729984" calcext:value-type="float">
            <text:p>106.729984</text:p>
          </table:table-cell>
          <table:table-cell office:value-type="float" office:value="47.364768" calcext:value-type="float">
            <text:p>47.364768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46" calcext:value-type="float">
            <text:p>46</text:p>
          </table:table-cell>
        </table:table-row>
        <table:table-row table:style-name="ro1">
          <table:table-cell table:formula="of:=[.A147]+1" office:value-type="float" office:value="19" calcext:value-type="float">
            <text:p>19</text:p>
          </table:table-cell>
          <table:table-cell table:formula="of:=[.B147]" office:value-type="float" office:value="8" calcext:value-type="float">
            <text:p>8</text:p>
          </table:table-cell>
          <table:table-cell office:value-type="float" office:value="122.0315008" calcext:value-type="float">
            <text:p>122.0315008</text:p>
          </table:table-cell>
          <table:table-cell office:value-type="float" office:value="52.526016" calcext:value-type="float">
            <text:p>52.526016</text:p>
          </table:table-cell>
          <table:table-cell office:value-type="float" office:value="118" calcext:value-type="float">
            <text:p>11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[.A148]+1" office:value-type="float" office:value="20" calcext:value-type="float">
            <text:p>20</text:p>
          </table:table-cell>
          <table:table-cell table:formula="of:=[.B148]" office:value-type="float" office:value="1" calcext:value-type="float">
            <text:p>1</text:p>
          </table:table-cell>
          <table:table-cell office:value-type="float" office:value="163.43616" calcext:value-type="float">
            <text:p>163.43616</text:p>
          </table:table-cell>
          <table:table-cell office:value-type="float" office:value="39.417216" calcext:value-type="float">
            <text:p>39.417216</text:p>
          </table:table-cell>
          <table:table-cell office:value-type="float" office:value="166" calcext:value-type="float">
            <text:p>16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149]+1" office:value-type="float" office:value="20" calcext:value-type="float">
            <text:p>20</text:p>
          </table:table-cell>
          <table:table-cell table:formula="of:=[.B149]" office:value-type="float" office:value="2" calcext:value-type="float">
            <text:p>2</text:p>
          </table:table-cell>
          <table:table-cell office:value-type="float" office:value="199.990016" calcext:value-type="float">
            <text:p>199.990016</text:p>
          </table:table-cell>
          <table:table-cell office:value-type="float" office:value="39.177984" calcext:value-type="float">
            <text:p>39.177984</text:p>
          </table:table-cell>
          <table:table-cell office:value-type="float" office:value="199" calcext:value-type="float">
            <text:p>19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150]+1" office:value-type="float" office:value="20" calcext:value-type="float">
            <text:p>20</text:p>
          </table:table-cell>
          <table:table-cell table:formula="of:=[.B150]" office:value-type="float" office:value="3" calcext:value-type="float">
            <text:p>3</text:p>
          </table:table-cell>
          <table:table-cell office:value-type="float" office:value="212.57216" calcext:value-type="float">
            <text:p>212.57216</text:p>
          </table:table-cell>
          <table:table-cell office:value-type="float" office:value="33.99072" calcext:value-type="float">
            <text:p>33.99072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151]+1" office:value-type="float" office:value="20" calcext:value-type="float">
            <text:p>20</text:p>
          </table:table-cell>
          <table:table-cell table:formula="of:=[.B151]" office:value-type="float" office:value="4" calcext:value-type="float">
            <text:p>4</text:p>
          </table:table-cell>
          <table:table-cell office:value-type="float" office:value="237.797248" calcext:value-type="float">
            <text:p>237.797248</text:p>
          </table:table-cell>
          <table:table-cell office:value-type="float" office:value="155.097696" calcext:value-type="float">
            <text:p>155.097696</text:p>
          </table:table-cell>
          <table:table-cell office:value-type="float" office:value="238" calcext:value-type="float">
            <text:p>23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152]+1" office:value-type="float" office:value="20" calcext:value-type="float">
            <text:p>20</text:p>
          </table:table-cell>
          <table:table-cell table:formula="of:=[.B152]" office:value-type="float" office:value="5" calcext:value-type="float">
            <text:p>5</text:p>
          </table:table-cell>
          <table:table-cell office:value-type="float" office:value="164.01024" calcext:value-type="float">
            <text:p>164.01024</text:p>
          </table:table-cell>
          <table:table-cell office:value-type="float" office:value="159.663264" calcext:value-type="float">
            <text:p>159.663264</text:p>
          </table:table-cell>
          <table:table-cell office:value-type="float" office:value="167" calcext:value-type="float">
            <text:p>167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153]+1" office:value-type="float" office:value="20" calcext:value-type="float">
            <text:p>20</text:p>
          </table:table-cell>
          <table:table-cell table:formula="of:=[.B153]" office:value-type="float" office:value="6" calcext:value-type="float">
            <text:p>6</text:p>
          </table:table-cell>
          <table:table-cell office:value-type="float" office:value="84.864256" calcext:value-type="float">
            <text:p>84.864256</text:p>
          </table:table-cell>
          <table:table-cell office:value-type="float" office:value="155.292096" calcext:value-type="float">
            <text:p>155.292096</text:p>
          </table:table-cell>
          <table:table-cell office:value-type="float" office:value="88" calcext:value-type="float">
            <text:p>8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154]+1" office:value-type="float" office:value="20" calcext:value-type="float">
            <text:p>20</text:p>
          </table:table-cell>
          <table:table-cell table:formula="of:=[.B154]" office:value-type="float" office:value="7" calcext:value-type="float">
            <text:p>7</text:p>
          </table:table-cell>
          <table:table-cell office:value-type="float" office:value="106.266624" calcext:value-type="float">
            <text:p>106.266624</text:p>
          </table:table-cell>
          <table:table-cell office:value-type="float" office:value="34.432512" calcext:value-type="float">
            <text:p>34.432512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33" calcext:value-type="float">
            <text:p>33</text:p>
          </table:table-cell>
        </table:table-row>
        <table:table-row table:style-name="ro1">
          <table:table-cell table:formula="of:=[.A155]+1" office:value-type="float" office:value="20" calcext:value-type="float">
            <text:p>20</text:p>
          </table:table-cell>
          <table:table-cell table:formula="of:=[.B155]" office:value-type="float" office:value="8" calcext:value-type="float">
            <text:p>8</text:p>
          </table:table-cell>
          <table:table-cell office:value-type="float" office:value="124.8221184" calcext:value-type="float">
            <text:p>124.8221184</text:p>
          </table:table-cell>
          <table:table-cell office:value-type="float" office:value="39.073824" calcext:value-type="float">
            <text:p>39.073824</text:p>
          </table:table-cell>
          <table:table-cell office:value-type="float" office:value="126" calcext:value-type="float">
            <text:p>12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156]+1" office:value-type="float" office:value="21" calcext:value-type="float">
            <text:p>21</text:p>
          </table:table-cell>
          <table:table-cell table:formula="of:=[.B156]" office:value-type="float" office:value="1" calcext:value-type="float">
            <text:p>1</text:p>
          </table:table-cell>
          <table:table-cell office:value-type="float" office:value="161.245312" calcext:value-type="float">
            <text:p>161.245312</text:p>
          </table:table-cell>
          <table:table-cell office:value-type="float" office:value="40.409856" calcext:value-type="float">
            <text:p>40.409856</text:p>
          </table:table-cell>
          <table:table-cell office:value-type="float" office:value="160" calcext:value-type="float">
            <text:p>16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157]+1" office:value-type="float" office:value="21" calcext:value-type="float">
            <text:p>21</text:p>
          </table:table-cell>
          <table:table-cell table:formula="of:=[.B157]" office:value-type="float" office:value="2" calcext:value-type="float">
            <text:p>2</text:p>
          </table:table-cell>
          <table:table-cell office:value-type="float" office:value="200.330496" calcext:value-type="float">
            <text:p>200.330496</text:p>
          </table:table-cell>
          <table:table-cell office:value-type="float" office:value="39.295008" calcext:value-type="float">
            <text:p>39.295008</text:p>
          </table:table-cell>
          <table:table-cell office:value-type="float" office:value="202" calcext:value-type="float">
            <text:p>20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158]+1" office:value-type="float" office:value="21" calcext:value-type="float">
            <text:p>21</text:p>
          </table:table-cell>
          <table:table-cell table:formula="of:=[.B158]" office:value-type="float" office:value="3" calcext:value-type="float">
            <text:p>3</text:p>
          </table:table-cell>
          <table:table-cell office:value-type="float" office:value="214.016512" calcext:value-type="float">
            <text:p>214.016512</text:p>
          </table:table-cell>
          <table:table-cell office:value-type="float" office:value="33.804192" calcext:value-type="float">
            <text:p>33.804192</text:p>
          </table:table-cell>
          <table:table-cell office:value-type="float" office:value="216" calcext:value-type="float">
            <text:p>21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159]+1" office:value-type="float" office:value="21" calcext:value-type="float">
            <text:p>21</text:p>
          </table:table-cell>
          <table:table-cell table:formula="of:=[.B159]" office:value-type="float" office:value="4" calcext:value-type="float">
            <text:p>4</text:p>
          </table:table-cell>
          <table:table-cell office:value-type="float" office:value="240.518016" calcext:value-type="float">
            <text:p>240.518016</text:p>
          </table:table-cell>
          <table:table-cell office:value-type="float" office:value="164.103744" calcext:value-type="float">
            <text:p>164.103744</text:p>
          </table:table-cell>
          <table:table-cell office:value-type="float" office:value="241" calcext:value-type="float">
            <text:p>24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160]+1" office:value-type="float" office:value="21" calcext:value-type="float">
            <text:p>21</text:p>
          </table:table-cell>
          <table:table-cell table:formula="of:=[.B160]" office:value-type="float" office:value="5" calcext:value-type="float">
            <text:p>5</text:p>
          </table:table-cell>
          <table:table-cell office:value-type="float" office:value="160.644224" calcext:value-type="float">
            <text:p>160.644224</text:p>
          </table:table-cell>
          <table:table-cell office:value-type="float" office:value="167.577312" calcext:value-type="float">
            <text:p>167.577312</text:p>
          </table:table-cell>
          <table:table-cell office:value-type="float" office:value="159" calcext:value-type="float">
            <text:p>15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161]+1" office:value-type="float" office:value="21" calcext:value-type="float">
            <text:p>21</text:p>
          </table:table-cell>
          <table:table-cell table:formula="of:=[.B161]" office:value-type="float" office:value="6" calcext:value-type="float">
            <text:p>6</text:p>
          </table:table-cell>
          <table:table-cell office:value-type="float" office:value="75.097472" calcext:value-type="float">
            <text:p>75.097472</text:p>
          </table:table-cell>
          <table:table-cell office:value-type="float" office:value="163.572096" calcext:value-type="float">
            <text:p>163.572096</text:p>
          </table:table-cell>
          <table:table-cell office:value-type="float" office:value="73" calcext:value-type="float">
            <text:p>73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162]+1" office:value-type="float" office:value="21" calcext:value-type="float">
            <text:p>21</text:p>
          </table:table-cell>
          <table:table-cell table:formula="of:=[.B162]" office:value-type="float" office:value="7" calcext:value-type="float">
            <text:p>7</text:p>
          </table:table-cell>
          <table:table-cell office:value-type="float" office:value="99.776768" calcext:value-type="float">
            <text:p>99.776768</text:p>
          </table:table-cell>
          <table:table-cell office:value-type="float" office:value="33.597792" calcext:value-type="float">
            <text:p>33.597792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33" calcext:value-type="float">
            <text:p>33</text:p>
          </table:table-cell>
        </table:table-row>
        <table:table-row table:style-name="ro1">
          <table:table-cell table:formula="of:=[.A163]+1" office:value-type="float" office:value="21" calcext:value-type="float">
            <text:p>21</text:p>
          </table:table-cell>
          <table:table-cell table:formula="of:=[.B163]" office:value-type="float" office:value="8" calcext:value-type="float">
            <text:p>8</text:p>
          </table:table-cell>
          <table:table-cell office:value-type="float" office:value="119.10304" calcext:value-type="float">
            <text:p>119.10304</text:p>
          </table:table-cell>
          <table:table-cell office:value-type="float" office:value="38.992128" calcext:value-type="float">
            <text:p>38.992128</text:p>
          </table:table-cell>
          <table:table-cell office:value-type="float" office:value="118" calcext:value-type="float">
            <text:p>1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164]+1" office:value-type="float" office:value="22" calcext:value-type="float">
            <text:p>22</text:p>
          </table:table-cell>
          <table:table-cell table:formula="of:=[.B164]" office:value-type="float" office:value="1" calcext:value-type="float">
            <text:p>1</text:p>
          </table:table-cell>
          <table:table-cell office:value-type="float" office:value="162.87616" calcext:value-type="float">
            <text:p>162.87616</text:p>
          </table:table-cell>
          <table:table-cell office:value-type="float" office:value="48.904992" calcext:value-type="float">
            <text:p>48.904992</text:p>
          </table:table-cell>
          <table:table-cell office:value-type="float" office:value="164" calcext:value-type="float">
            <text:p>16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[.A165]+1" office:value-type="float" office:value="22" calcext:value-type="float">
            <text:p>22</text:p>
          </table:table-cell>
          <table:table-cell table:formula="of:=[.B165]" office:value-type="float" office:value="2" calcext:value-type="float">
            <text:p>2</text:p>
          </table:table-cell>
          <table:table-cell office:value-type="float" office:value="202.92608" calcext:value-type="float">
            <text:p>202.92608</text:p>
          </table:table-cell>
          <table:table-cell office:value-type="float" office:value="49.371648" calcext:value-type="float">
            <text:p>49.371648</text:p>
          </table:table-cell>
          <table:table-cell office:value-type="float" office:value="207" calcext:value-type="float">
            <text:p>20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A166]+1" office:value-type="float" office:value="22" calcext:value-type="float">
            <text:p>22</text:p>
          </table:table-cell>
          <table:table-cell table:formula="of:=[.B166]" office:value-type="float" office:value="3" calcext:value-type="float">
            <text:p>3</text:p>
          </table:table-cell>
          <table:table-cell office:value-type="float" office:value="214.211712" calcext:value-type="float">
            <text:p>214.211712</text:p>
          </table:table-cell>
          <table:table-cell office:value-type="float" office:value="45.379008" calcext:value-type="float">
            <text:p>45.379008</text:p>
          </table:table-cell>
          <table:table-cell office:value-type="float" office:value="215" calcext:value-type="float">
            <text:p>21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167]+1" office:value-type="float" office:value="22" calcext:value-type="float">
            <text:p>22</text:p>
          </table:table-cell>
          <table:table-cell table:formula="of:=[.B167]" office:value-type="float" office:value="4" calcext:value-type="float">
            <text:p>4</text:p>
          </table:table-cell>
          <table:table-cell office:value-type="float" office:value="240.565504" calcext:value-type="float">
            <text:p>240.565504</text:p>
          </table:table-cell>
          <table:table-cell office:value-type="float" office:value="166.921632" calcext:value-type="float">
            <text:p>166.921632</text:p>
          </table:table-cell>
          <table:table-cell office:value-type="float" office:value="241" calcext:value-type="float">
            <text:p>24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168]+1" office:value-type="float" office:value="22" calcext:value-type="float">
            <text:p>22</text:p>
          </table:table-cell>
          <table:table-cell table:formula="of:=[.B168]" office:value-type="float" office:value="5" calcext:value-type="float">
            <text:p>5</text:p>
          </table:table-cell>
          <table:table-cell office:value-type="float" office:value="163.464576" calcext:value-type="float">
            <text:p>163.464576</text:p>
          </table:table-cell>
          <table:table-cell office:value-type="float" office:value="170.759424" calcext:value-type="float">
            <text:p>170.759424</text:p>
          </table:table-cell>
          <table:table-cell office:value-type="float" office:value="163" calcext:value-type="float">
            <text:p>16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169]+1" office:value-type="float" office:value="22" calcext:value-type="float">
            <text:p>22</text:p>
          </table:table-cell>
          <table:table-cell table:formula="of:=[.B169]" office:value-type="float" office:value="6" calcext:value-type="float">
            <text:p>6</text:p>
          </table:table-cell>
          <table:table-cell office:value-type="float" office:value="82.317056" calcext:value-type="float">
            <text:p>82.317056</text:p>
          </table:table-cell>
          <table:table-cell office:value-type="float" office:value="166.205568" calcext:value-type="float">
            <text:p>166.205568</text:p>
          </table:table-cell>
          <table:table-cell office:value-type="float" office:value="80" calcext:value-type="float">
            <text:p>8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170]+1" office:value-type="float" office:value="22" calcext:value-type="float">
            <text:p>22</text:p>
          </table:table-cell>
          <table:table-cell table:formula="of:=[.B170]" office:value-type="float" office:value="7" calcext:value-type="float">
            <text:p>7</text:p>
          </table:table-cell>
          <table:table-cell office:value-type="float" office:value="105.282304" calcext:value-type="float">
            <text:p>105.282304</text:p>
          </table:table-cell>
          <table:table-cell office:value-type="float" office:value="44.96688" calcext:value-type="float">
            <text:p>44.96688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45" calcext:value-type="float">
            <text:p>45</text:p>
          </table:table-cell>
        </table:table-row>
        <table:table-row table:style-name="ro1">
          <table:table-cell table:formula="of:=[.A171]+1" office:value-type="float" office:value="22" calcext:value-type="float">
            <text:p>22</text:p>
          </table:table-cell>
          <table:table-cell table:formula="of:=[.B171]" office:value-type="float" office:value="8" calcext:value-type="float">
            <text:p>8</text:p>
          </table:table-cell>
          <table:table-cell office:value-type="float" office:value="121.607744" calcext:value-type="float">
            <text:p>121.607744</text:p>
          </table:table-cell>
          <table:table-cell office:value-type="float" office:value="48.924288" calcext:value-type="float">
            <text:p>48.924288</text:p>
          </table:table-cell>
          <table:table-cell office:value-type="float" office:value="118" calcext:value-type="float">
            <text:p>11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A172]+1" office:value-type="float" office:value="23" calcext:value-type="float">
            <text:p>23</text:p>
          </table:table-cell>
          <table:table-cell table:formula="of:=[.B172]" office:value-type="float" office:value="1" calcext:value-type="float">
            <text:p>1</text:p>
          </table:table-cell>
          <table:table-cell office:value-type="float" office:value="163.862016" calcext:value-type="float">
            <text:p>163.862016</text:p>
          </table:table-cell>
          <table:table-cell office:value-type="float" office:value="40.113696" calcext:value-type="float">
            <text:p>40.113696</text:p>
          </table:table-cell>
          <table:table-cell office:value-type="float" office:value="165" calcext:value-type="float">
            <text:p>16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173]+1" office:value-type="float" office:value="23" calcext:value-type="float">
            <text:p>23</text:p>
          </table:table-cell>
          <table:table-cell table:formula="of:=[.B173]" office:value-type="float" office:value="2" calcext:value-type="float">
            <text:p>2</text:p>
          </table:table-cell>
          <table:table-cell office:value-type="float" office:value="197.672192" calcext:value-type="float">
            <text:p>197.672192</text:p>
          </table:table-cell>
          <table:table-cell office:value-type="float" office:value="40.166304" calcext:value-type="float">
            <text:p>40.166304</text:p>
          </table:table-cell>
          <table:table-cell office:value-type="float" office:value="196" calcext:value-type="float">
            <text:p>19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174]+1" office:value-type="float" office:value="23" calcext:value-type="float">
            <text:p>23</text:p>
          </table:table-cell>
          <table:table-cell table:formula="of:=[.B174]" office:value-type="float" office:value="3" calcext:value-type="float">
            <text:p>3</text:p>
          </table:table-cell>
          <table:table-cell office:value-type="float" office:value="210.998784" calcext:value-type="float">
            <text:p>210.998784</text:p>
          </table:table-cell>
          <table:table-cell office:value-type="float" office:value="34.650816" calcext:value-type="float">
            <text:p>34.650816</text:p>
          </table:table-cell>
          <table:table-cell office:value-type="float" office:value="211" calcext:value-type="float">
            <text:p>21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175]+1" office:value-type="float" office:value="23" calcext:value-type="float">
            <text:p>23</text:p>
          </table:table-cell>
          <table:table-cell table:formula="of:=[.B175]" office:value-type="float" office:value="4" calcext:value-type="float">
            <text:p>4</text:p>
          </table:table-cell>
          <table:table-cell office:value-type="float" office:value="236.820608" calcext:value-type="float">
            <text:p>236.820608</text:p>
          </table:table-cell>
          <table:table-cell office:value-type="float" office:value="150.929376" calcext:value-type="float">
            <text:p>150.929376</text:p>
          </table:table-cell>
          <table:table-cell office:value-type="float" office:value="237" calcext:value-type="float">
            <text:p>23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formula="of:=[.A176]+1" office:value-type="float" office:value="23" calcext:value-type="float">
            <text:p>23</text:p>
          </table:table-cell>
          <table:table-cell table:formula="of:=[.B176]" office:value-type="float" office:value="5" calcext:value-type="float">
            <text:p>5</text:p>
          </table:table-cell>
          <table:table-cell office:value-type="float" office:value="165.739392" calcext:value-type="float">
            <text:p>165.739392</text:p>
          </table:table-cell>
          <table:table-cell office:value-type="float" office:value="155.549568" calcext:value-type="float">
            <text:p>155.549568</text:p>
          </table:table-cell>
          <table:table-cell office:value-type="float" office:value="168" calcext:value-type="float">
            <text:p>16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177]+1" office:value-type="float" office:value="23" calcext:value-type="float">
            <text:p>23</text:p>
          </table:table-cell>
          <table:table-cell table:formula="of:=[.B177]" office:value-type="float" office:value="6" calcext:value-type="float">
            <text:p>6</text:p>
          </table:table-cell>
          <table:table-cell office:value-type="float" office:value="89.271296" calcext:value-type="float">
            <text:p>89.271296</text:p>
          </table:table-cell>
          <table:table-cell office:value-type="float" office:value="153.0648" calcext:value-type="float">
            <text:p>153.0648</text:p>
          </table:table-cell>
          <table:table-cell office:value-type="float" office:value="93" calcext:value-type="float">
            <text:p>9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formula="of:=[.A178]+1" office:value-type="float" office:value="23" calcext:value-type="float">
            <text:p>23</text:p>
          </table:table-cell>
          <table:table-cell table:formula="of:=[.B178]" office:value-type="float" office:value="7" calcext:value-type="float">
            <text:p>7</text:p>
          </table:table-cell>
          <table:table-cell office:value-type="float" office:value="108.63296" calcext:value-type="float">
            <text:p>108.63296</text:p>
          </table:table-cell>
          <table:table-cell office:value-type="float" office:value="36.389472" calcext:value-type="float">
            <text:p>36.389472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37" calcext:value-type="float">
            <text:p>37</text:p>
          </table:table-cell>
        </table:table-row>
        <table:table-row table:style-name="ro1">
          <table:table-cell table:formula="of:=[.A179]+1" office:value-type="float" office:value="23" calcext:value-type="float">
            <text:p>23</text:p>
          </table:table-cell>
          <table:table-cell table:formula="of:=[.B179]" office:value-type="float" office:value="8" calcext:value-type="float">
            <text:p>8</text:p>
          </table:table-cell>
          <table:table-cell office:value-type="float" office:value="126.5407744" calcext:value-type="float">
            <text:p>126.5407744</text:p>
          </table:table-cell>
          <table:table-cell office:value-type="float" office:value="40.35552" calcext:value-type="float">
            <text:p>40.35552</text:p>
          </table:table-cell>
          <table:table-cell office:value-type="float" office:value="126" calcext:value-type="float">
            <text:p>12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A180]+1" office:value-type="float" office:value="24" calcext:value-type="float">
            <text:p>24</text:p>
          </table:table-cell>
          <table:table-cell table:formula="of:=[.B180]" office:value-type="float" office:value="1" calcext:value-type="float">
            <text:p>1</text:p>
          </table:table-cell>
          <table:table-cell office:value-type="float" office:value="163.408768" calcext:value-type="float">
            <text:p>163.408768</text:p>
          </table:table-cell>
          <table:table-cell office:value-type="float" office:value="52.956864" calcext:value-type="float">
            <text:p>52.956864</text:p>
          </table:table-cell>
          <table:table-cell office:value-type="float" office:value="162" calcext:value-type="float">
            <text:p>16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formula="of:=[.A181]+1" office:value-type="float" office:value="24" calcext:value-type="float">
            <text:p>24</text:p>
          </table:table-cell>
          <table:table-cell table:formula="of:=[.B181]" office:value-type="float" office:value="2" calcext:value-type="float">
            <text:p>2</text:p>
          </table:table-cell>
          <table:table-cell office:value-type="float" office:value="198.579712" calcext:value-type="float">
            <text:p>198.579712</text:p>
          </table:table-cell>
          <table:table-cell office:value-type="float" office:value="51.304512" calcext:value-type="float">
            <text:p>51.304512</text:p>
          </table:table-cell>
          <table:table-cell office:value-type="float" office:value="198" calcext:value-type="float">
            <text:p>19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[.A182]+1" office:value-type="float" office:value="24" calcext:value-type="float">
            <text:p>24</text:p>
          </table:table-cell>
          <table:table-cell table:formula="of:=[.B182]" office:value-type="float" office:value="3" calcext:value-type="float">
            <text:p>3</text:p>
          </table:table-cell>
          <table:table-cell office:value-type="float" office:value="210.716544" calcext:value-type="float">
            <text:p>210.716544</text:p>
          </table:table-cell>
          <table:table-cell office:value-type="float" office:value="46.020864" calcext:value-type="float">
            <text:p>46.020864</text:p>
          </table:table-cell>
          <table:table-cell office:value-type="float" office:value="211" calcext:value-type="float">
            <text:p>21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183]+1" office:value-type="float" office:value="24" calcext:value-type="float">
            <text:p>24</text:p>
          </table:table-cell>
          <table:table-cell table:formula="of:=[.B183]" office:value-type="float" office:value="4" calcext:value-type="float">
            <text:p>4</text:p>
          </table:table-cell>
          <table:table-cell office:value-type="float" office:value="242.278144" calcext:value-type="float">
            <text:p>242.278144</text:p>
          </table:table-cell>
          <table:table-cell office:value-type="float" office:value="163.253376" calcext:value-type="float">
            <text:p>163.253376</text:p>
          </table:table-cell>
          <table:table-cell office:value-type="float" office:value="242" calcext:value-type="float">
            <text:p>24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184]+1" office:value-type="float" office:value="24" calcext:value-type="float">
            <text:p>24</text:p>
          </table:table-cell>
          <table:table-cell table:formula="of:=[.B184]" office:value-type="float" office:value="5" calcext:value-type="float">
            <text:p>5</text:p>
          </table:table-cell>
          <table:table-cell office:value-type="float" office:value="167.951872" calcext:value-type="float">
            <text:p>167.951872</text:p>
          </table:table-cell>
          <table:table-cell office:value-type="float" office:value="169.908768" calcext:value-type="float">
            <text:p>169.908768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185]+1" office:value-type="float" office:value="24" calcext:value-type="float">
            <text:p>24</text:p>
          </table:table-cell>
          <table:table-cell table:formula="of:=[.B185]" office:value-type="float" office:value="6" calcext:value-type="float">
            <text:p>6</text:p>
          </table:table-cell>
          <table:table-cell office:value-type="float" office:value="89.618432" calcext:value-type="float">
            <text:p>89.618432</text:p>
          </table:table-cell>
          <table:table-cell office:value-type="float" office:value="168.846144" calcext:value-type="float">
            <text:p>168.846144</text:p>
          </table:table-cell>
          <table:table-cell office:value-type="float" office:value="89" calcext:value-type="float">
            <text:p>8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186]+1" office:value-type="float" office:value="24" calcext:value-type="float">
            <text:p>24</text:p>
          </table:table-cell>
          <table:table-cell table:formula="of:=[.B186]" office:value-type="float" office:value="7" calcext:value-type="float">
            <text:p>7</text:p>
          </table:table-cell>
          <table:table-cell office:value-type="float" office:value="106.898304" calcext:value-type="float">
            <text:p>106.898304</text:p>
          </table:table-cell>
          <table:table-cell office:value-type="float" office:value="50.910048" calcext:value-type="float">
            <text:p>50.910048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52" calcext:value-type="float">
            <text:p>52</text:p>
          </table:table-cell>
        </table:table-row>
        <table:table-row table:style-name="ro1">
          <table:table-cell table:formula="of:=[.A187]+1" office:value-type="float" office:value="24" calcext:value-type="float">
            <text:p>24</text:p>
          </table:table-cell>
          <table:table-cell table:formula="of:=[.B187]" office:value-type="float" office:value="8" calcext:value-type="float">
            <text:p>8</text:p>
          </table:table-cell>
          <table:table-cell office:value-type="float" office:value="124.889152" calcext:value-type="float">
            <text:p>124.889152</text:p>
          </table:table-cell>
          <table:table-cell office:value-type="float" office:value="54.614976" calcext:value-type="float">
            <text:p>54.614976</text:p>
          </table:table-cell>
          <table:table-cell office:value-type="float" office:value="116" calcext:value-type="float">
            <text:p>11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[.A188]+1" office:value-type="float" office:value="25" calcext:value-type="float">
            <text:p>25</text:p>
          </table:table-cell>
          <table:table-cell table:formula="of:=[.B188]" office:value-type="float" office:value="1" calcext:value-type="float">
            <text:p>1</text:p>
          </table:table-cell>
          <table:table-cell office:value-type="float" office:value="166.630784" calcext:value-type="float">
            <text:p>166.630784</text:p>
          </table:table-cell>
          <table:table-cell office:value-type="float" office:value="50.298336" calcext:value-type="float">
            <text:p>50.298336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[.A189]+1" office:value-type="float" office:value="25" calcext:value-type="float">
            <text:p>25</text:p>
          </table:table-cell>
          <table:table-cell table:formula="of:=[.B189]" office:value-type="float" office:value="2" calcext:value-type="float">
            <text:p>2</text:p>
          </table:table-cell>
          <table:table-cell office:value-type="float" office:value="201.940992" calcext:value-type="float">
            <text:p>201.940992</text:p>
          </table:table-cell>
          <table:table-cell office:value-type="float" office:value="47.167872" calcext:value-type="float">
            <text:p>47.167872</text:p>
          </table:table-cell>
          <table:table-cell office:value-type="float" office:value="202" calcext:value-type="float">
            <text:p>20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A190]+1" office:value-type="float" office:value="25" calcext:value-type="float">
            <text:p>25</text:p>
          </table:table-cell>
          <table:table-cell table:formula="of:=[.B190]" office:value-type="float" office:value="3" calcext:value-type="float">
            <text:p>3</text:p>
          </table:table-cell>
          <table:table-cell office:value-type="float" office:value="213.915648" calcext:value-type="float">
            <text:p>213.915648</text:p>
          </table:table-cell>
          <table:table-cell office:value-type="float" office:value="41.0016" calcext:value-type="float">
            <text:p>41.0016</text:p>
          </table:table-cell>
          <table:table-cell office:value-type="float" office:value="212" calcext:value-type="float">
            <text:p>21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191]+1" office:value-type="float" office:value="25" calcext:value-type="float">
            <text:p>25</text:p>
          </table:table-cell>
          <table:table-cell table:formula="of:=[.B191]" office:value-type="float" office:value="4" calcext:value-type="float">
            <text:p>4</text:p>
          </table:table-cell>
          <table:table-cell office:value-type="float" office:value="242.71872" calcext:value-type="float">
            <text:p>242.71872</text:p>
          </table:table-cell>
          <table:table-cell office:value-type="float" office:value="160.449312" calcext:value-type="float">
            <text:p>160.449312</text:p>
          </table:table-cell>
          <table:table-cell office:value-type="float" office:value="244" calcext:value-type="float">
            <text:p>244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192]+1" office:value-type="float" office:value="25" calcext:value-type="float">
            <text:p>25</text:p>
          </table:table-cell>
          <table:table-cell table:formula="of:=[.B192]" office:value-type="float" office:value="5" calcext:value-type="float">
            <text:p>5</text:p>
          </table:table-cell>
          <table:table-cell office:value-type="float" office:value="170.835328" calcext:value-type="float">
            <text:p>170.835328</text:p>
          </table:table-cell>
          <table:table-cell office:value-type="float" office:value="168.484608" calcext:value-type="float">
            <text:p>168.484608</text:p>
          </table:table-cell>
          <table:table-cell office:value-type="float" office:value="173" calcext:value-type="float">
            <text:p>17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193]+1" office:value-type="float" office:value="25" calcext:value-type="float">
            <text:p>25</text:p>
          </table:table-cell>
          <table:table-cell table:formula="of:=[.B193]" office:value-type="float" office:value="6" calcext:value-type="float">
            <text:p>6</text:p>
          </table:table-cell>
          <table:table-cell office:value-type="float" office:value="94.188544" calcext:value-type="float">
            <text:p>94.188544</text:p>
          </table:table-cell>
          <table:table-cell office:value-type="float" office:value="166.578048" calcext:value-type="float">
            <text:p>166.578048</text:p>
          </table:table-cell>
          <table:table-cell office:value-type="float" office:value="96" calcext:value-type="float">
            <text:p>9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194]+1" office:value-type="float" office:value="25" calcext:value-type="float">
            <text:p>25</text:p>
          </table:table-cell>
          <table:table-cell table:formula="of:=[.B194]" office:value-type="float" office:value="7" calcext:value-type="float">
            <text:p>7</text:p>
          </table:table-cell>
          <table:table-cell office:value-type="float" office:value="109.53344" calcext:value-type="float">
            <text:p>109.53344</text:p>
          </table:table-cell>
          <table:table-cell office:value-type="float" office:value="45.409728" calcext:value-type="float">
            <text:p>45.409728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45" calcext:value-type="float">
            <text:p>45</text:p>
          </table:table-cell>
        </table:table-row>
        <table:table-row table:style-name="ro1">
          <table:table-cell table:formula="of:=[.A195]+1" office:value-type="float" office:value="25" calcext:value-type="float">
            <text:p>25</text:p>
          </table:table-cell>
          <table:table-cell table:formula="of:=[.B195]" office:value-type="float" office:value="8" calcext:value-type="float">
            <text:p>8</text:p>
          </table:table-cell>
          <table:table-cell office:value-type="float" office:value="129.1779648" calcext:value-type="float">
            <text:p>129.1779648</text:p>
          </table:table-cell>
          <table:table-cell office:value-type="float" office:value="51.073632" calcext:value-type="float">
            <text:p>51.073632</text:p>
          </table:table-cell>
          <table:table-cell office:value-type="float" office:value="131" calcext:value-type="float">
            <text:p>13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[.A196]+1" office:value-type="float" office:value="26" calcext:value-type="float">
            <text:p>26</text:p>
          </table:table-cell>
          <table:table-cell table:formula="of:=[.B196]" office:value-type="float" office:value="1" calcext:value-type="float">
            <text:p>1</text:p>
          </table:table-cell>
          <table:table-cell office:value-type="float" office:value="161.507584" calcext:value-type="float">
            <text:p>161.507584</text:p>
          </table:table-cell>
          <table:table-cell office:value-type="float" office:value="58.058496" calcext:value-type="float">
            <text:p>58.058496</text:p>
          </table:table-cell>
          <table:table-cell office:value-type="float" office:value="159" calcext:value-type="float">
            <text:p>15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formula="of:=[.A197]+1" office:value-type="float" office:value="26" calcext:value-type="float">
            <text:p>26</text:p>
          </table:table-cell>
          <table:table-cell table:formula="of:=[.B197]" office:value-type="float" office:value="2" calcext:value-type="float">
            <text:p>2</text:p>
          </table:table-cell>
          <table:table-cell office:value-type="float" office:value="195.055488" calcext:value-type="float">
            <text:p>195.055488</text:p>
          </table:table-cell>
          <table:table-cell office:value-type="float" office:value="54.87408" calcext:value-type="float">
            <text:p>54.87408</text:p>
          </table:table-cell>
          <table:table-cell office:value-type="float" office:value="192" calcext:value-type="float">
            <text:p>19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formula="of:=[.A198]+1" office:value-type="float" office:value="26" calcext:value-type="float">
            <text:p>26</text:p>
          </table:table-cell>
          <table:table-cell table:formula="of:=[.B198]" office:value-type="float" office:value="3" calcext:value-type="float">
            <text:p>3</text:p>
          </table:table-cell>
          <table:table-cell office:value-type="float" office:value="206.0608" calcext:value-type="float">
            <text:p>206.0608</text:p>
          </table:table-cell>
          <table:table-cell office:value-type="float" office:value="50.034336" calcext:value-type="float">
            <text:p>50.034336</text:p>
          </table:table-cell>
          <table:table-cell office:value-type="float" office:value="204" calcext:value-type="float">
            <text:p>20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A199]+1" office:value-type="float" office:value="26" calcext:value-type="float">
            <text:p>26</text:p>
          </table:table-cell>
          <table:table-cell table:formula="of:=[.B199]" office:value-type="float" office:value="4" calcext:value-type="float">
            <text:p>4</text:p>
          </table:table-cell>
          <table:table-cell office:value-type="float" office:value="236.185472" calcext:value-type="float">
            <text:p>236.185472</text:p>
          </table:table-cell>
          <table:table-cell office:value-type="float" office:value="162.661344" calcext:value-type="float">
            <text:p>162.661344</text:p>
          </table:table-cell>
          <table:table-cell office:value-type="float" office:value="236" calcext:value-type="float">
            <text:p>236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200]+1" office:value-type="float" office:value="26" calcext:value-type="float">
            <text:p>26</text:p>
          </table:table-cell>
          <table:table-cell table:formula="of:=[.B200]" office:value-type="float" office:value="5" calcext:value-type="float">
            <text:p>5</text:p>
          </table:table-cell>
          <table:table-cell office:value-type="float" office:value="168.389632" calcext:value-type="float">
            <text:p>168.389632</text:p>
          </table:table-cell>
          <table:table-cell office:value-type="float" office:value="171.085152" calcext:value-type="float">
            <text:p>171.085152</text:p>
          </table:table-cell>
          <table:table-cell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201]+1" office:value-type="float" office:value="26" calcext:value-type="float">
            <text:p>26</text:p>
          </table:table-cell>
          <table:table-cell table:formula="of:=[.B201]" office:value-type="float" office:value="6" calcext:value-type="float">
            <text:p>6</text:p>
          </table:table-cell>
          <table:table-cell office:value-type="float" office:value="95.189376" calcext:value-type="float">
            <text:p>95.189376</text:p>
          </table:table-cell>
          <table:table-cell office:value-type="float" office:value="172.246752" calcext:value-type="float">
            <text:p>172.246752</text:p>
          </table:table-cell>
          <table:table-cell office:value-type="float" office:value="102" calcext:value-type="float">
            <text:p>10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formula="of:=[.A202]+1" office:value-type="float" office:value="26" calcext:value-type="float">
            <text:p>26</text:p>
          </table:table-cell>
          <table:table-cell table:formula="of:=[.B202]" office:value-type="float" office:value="7" calcext:value-type="float">
            <text:p>7</text:p>
          </table:table-cell>
          <table:table-cell office:value-type="float" office:value="108.463232" calcext:value-type="float">
            <text:p>108.463232</text:p>
          </table:table-cell>
          <table:table-cell office:value-type="float" office:value="57.132384" calcext:value-type="float">
            <text:p>57.132384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59" calcext:value-type="float">
            <text:p>59</text:p>
          </table:table-cell>
        </table:table-row>
        <table:table-row table:style-name="ro1">
          <table:table-cell table:formula="of:=[.A203]+1" office:value-type="float" office:value="26" calcext:value-type="float">
            <text:p>26</text:p>
          </table:table-cell>
          <table:table-cell table:formula="of:=[.B203]" office:value-type="float" office:value="8" calcext:value-type="float">
            <text:p>8</text:p>
          </table:table-cell>
          <table:table-cell office:value-type="float" office:value="125.0104704" calcext:value-type="float">
            <text:p>125.0104704</text:p>
          </table:table-cell>
          <table:table-cell office:value-type="float" office:value="60.07776" calcext:value-type="float">
            <text:p>60.07776</text:p>
          </table:table-cell>
          <table:table-cell office:value-type="float" office:value="123" calcext:value-type="float">
            <text:p>12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[.A204]+1" office:value-type="float" office:value="27" calcext:value-type="float">
            <text:p>27</text:p>
          </table:table-cell>
          <table:table-cell table:formula="of:=[.B204]" office:value-type="float" office:value="1" calcext:value-type="float">
            <text:p>1</text:p>
          </table:table-cell>
          <table:table-cell office:value-type="float" office:value="155.711744" calcext:value-type="float">
            <text:p>155.711744</text:p>
          </table:table-cell>
          <table:table-cell office:value-type="float" office:value="40.599456" calcext:value-type="float">
            <text:p>40.599456</text:p>
          </table:table-cell>
          <table:table-cell office:value-type="float" office:value="155" calcext:value-type="float">
            <text:p>15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205]+1" office:value-type="float" office:value="27" calcext:value-type="float">
            <text:p>27</text:p>
          </table:table-cell>
          <table:table-cell table:formula="of:=[.B205]" office:value-type="float" office:value="2" calcext:value-type="float">
            <text:p>2</text:p>
          </table:table-cell>
          <table:table-cell office:value-type="float" office:value="190.025088" calcext:value-type="float">
            <text:p>190.025088</text:p>
          </table:table-cell>
          <table:table-cell office:value-type="float" office:value="39.792864" calcext:value-type="float">
            <text:p>39.792864</text:p>
          </table:table-cell>
          <table:table-cell office:value-type="float" office:value="189" calcext:value-type="float">
            <text:p>18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206]+1" office:value-type="float" office:value="27" calcext:value-type="float">
            <text:p>27</text:p>
          </table:table-cell>
          <table:table-cell table:formula="of:=[.B206]" office:value-type="float" office:value="3" calcext:value-type="float">
            <text:p>3</text:p>
          </table:table-cell>
          <table:table-cell office:value-type="float" office:value="204.323584" calcext:value-type="float">
            <text:p>204.323584</text:p>
          </table:table-cell>
          <table:table-cell office:value-type="float" office:value="34.736832" calcext:value-type="float">
            <text:p>34.736832</text:p>
          </table:table-cell>
          <table:table-cell office:value-type="float" office:value="204" calcext:value-type="float">
            <text:p>20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207]+1" office:value-type="float" office:value="27" calcext:value-type="float">
            <text:p>27</text:p>
          </table:table-cell>
          <table:table-cell table:formula="of:=[.B207]" office:value-type="float" office:value="4" calcext:value-type="float">
            <text:p>4</text:p>
          </table:table-cell>
          <table:table-cell office:value-type="float" office:value="232.08064" calcext:value-type="float">
            <text:p>232.08064</text:p>
          </table:table-cell>
          <table:table-cell office:value-type="float" office:value="153.080352" calcext:value-type="float">
            <text:p>153.080352</text:p>
          </table:table-cell>
          <table:table-cell office:value-type="float" office:value="233" calcext:value-type="float">
            <text:p>23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208]+1" office:value-type="float" office:value="27" calcext:value-type="float">
            <text:p>27</text:p>
          </table:table-cell>
          <table:table-cell table:formula="of:=[.B208]" office:value-type="float" office:value="5" calcext:value-type="float">
            <text:p>5</text:p>
          </table:table-cell>
          <table:table-cell office:value-type="float" office:value="157.001984" calcext:value-type="float">
            <text:p>157.001984</text:p>
          </table:table-cell>
          <table:table-cell office:value-type="float" office:value="158.48112" calcext:value-type="float">
            <text:p>158.48112</text:p>
          </table:table-cell>
          <table:table-cell office:value-type="float" office:value="158" calcext:value-type="float">
            <text:p>15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209]+1" office:value-type="float" office:value="27" calcext:value-type="float">
            <text:p>27</text:p>
          </table:table-cell>
          <table:table-cell table:formula="of:=[.B209]" office:value-type="float" office:value="6" calcext:value-type="float">
            <text:p>6</text:p>
          </table:table-cell>
          <table:table-cell office:value-type="float" office:value="78.755712" calcext:value-type="float">
            <text:p>78.755712</text:p>
          </table:table-cell>
          <table:table-cell office:value-type="float" office:value="154.578336" calcext:value-type="float">
            <text:p>154.578336</text:p>
          </table:table-cell>
          <table:table-cell office:value-type="float" office:value="81" calcext:value-type="float">
            <text:p>8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210]+1" office:value-type="float" office:value="27" calcext:value-type="float">
            <text:p>27</text:p>
          </table:table-cell>
          <table:table-cell table:formula="of:=[.B210]" office:value-type="float" office:value="7" calcext:value-type="float">
            <text:p>7</text:p>
          </table:table-cell>
          <table:table-cell office:value-type="float" office:value="100.12096" calcext:value-type="float">
            <text:p>100.12096</text:p>
          </table:table-cell>
          <table:table-cell office:value-type="float" office:value="36.150816" calcext:value-type="float">
            <text:p>36.150816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37" calcext:value-type="float">
            <text:p>37</text:p>
          </table:table-cell>
        </table:table-row>
        <table:table-row table:style-name="ro1">
          <table:table-cell table:formula="of:=[.A211]+1" office:value-type="float" office:value="27" calcext:value-type="float">
            <text:p>27</text:p>
          </table:table-cell>
          <table:table-cell table:formula="of:=[.B211]" office:value-type="float" office:value="8" calcext:value-type="float">
            <text:p>8</text:p>
          </table:table-cell>
          <table:table-cell office:value-type="float" office:value="117.9165056" calcext:value-type="float">
            <text:p>117.9165056</text:p>
          </table:table-cell>
          <table:table-cell office:value-type="float" office:value="40.258464" calcext:value-type="float">
            <text:p>40.258464</text:p>
          </table:table-cell>
          <table:table-cell office:value-type="float" office:value="117" calcext:value-type="float">
            <text:p>11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212]+1" office:value-type="float" office:value="28" calcext:value-type="float">
            <text:p>28</text:p>
          </table:table-cell>
          <table:table-cell table:formula="of:=[.B212]" office:value-type="float" office:value="1" calcext:value-type="float">
            <text:p>1</text:p>
          </table:table-cell>
          <table:table-cell office:value-type="float" office:value="168.636544" calcext:value-type="float">
            <text:p>168.636544</text:p>
          </table:table-cell>
          <table:table-cell office:value-type="float" office:value="46.603584" calcext:value-type="float">
            <text:p>46.603584</text:p>
          </table:table-cell>
          <table:table-cell office:value-type="float" office:value="170" calcext:value-type="float">
            <text:p>17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[.A213]+1" office:value-type="float" office:value="28" calcext:value-type="float">
            <text:p>28</text:p>
          </table:table-cell>
          <table:table-cell table:formula="of:=[.B213]" office:value-type="float" office:value="2" calcext:value-type="float">
            <text:p>2</text:p>
          </table:table-cell>
          <table:table-cell office:value-type="float" office:value="205.794048" calcext:value-type="float">
            <text:p>205.794048</text:p>
          </table:table-cell>
          <table:table-cell office:value-type="float" office:value="46.902816" calcext:value-type="float">
            <text:p>46.902816</text:p>
          </table:table-cell>
          <table:table-cell office:value-type="float" office:value="205" calcext:value-type="float">
            <text:p>20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A214]+1" office:value-type="float" office:value="28" calcext:value-type="float">
            <text:p>28</text:p>
          </table:table-cell>
          <table:table-cell table:formula="of:=[.B214]" office:value-type="float" office:value="3" calcext:value-type="float">
            <text:p>3</text:p>
          </table:table-cell>
          <table:table-cell office:value-type="float" office:value="215.716352" calcext:value-type="float">
            <text:p>215.716352</text:p>
          </table:table-cell>
          <table:table-cell office:value-type="float" office:value="42.94752" calcext:value-type="float">
            <text:p>42.94752</text:p>
          </table:table-cell>
          <table:table-cell office:value-type="float" office:value="216" calcext:value-type="float">
            <text:p>21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215]+1" office:value-type="float" office:value="28" calcext:value-type="float">
            <text:p>28</text:p>
          </table:table-cell>
          <table:table-cell table:formula="of:=[.B215]" office:value-type="float" office:value="4" calcext:value-type="float">
            <text:p>4</text:p>
          </table:table-cell>
          <table:table-cell office:value-type="float" office:value="238.792832" calcext:value-type="float">
            <text:p>238.792832</text:p>
          </table:table-cell>
          <table:table-cell office:value-type="float" office:value="159.439872" calcext:value-type="float">
            <text:p>159.439872</text:p>
          </table:table-cell>
          <table:table-cell office:value-type="float" office:value="238" calcext:value-type="float">
            <text:p>23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216]+1" office:value-type="float" office:value="28" calcext:value-type="float">
            <text:p>28</text:p>
          </table:table-cell>
          <table:table-cell table:formula="of:=[.B216]" office:value-type="float" office:value="5" calcext:value-type="float">
            <text:p>5</text:p>
          </table:table-cell>
          <table:table-cell office:value-type="float" office:value="166.733952" calcext:value-type="float">
            <text:p>166.733952</text:p>
          </table:table-cell>
          <table:table-cell office:value-type="float" office:value="162.775776" calcext:value-type="float">
            <text:p>162.775776</text:p>
          </table:table-cell>
          <table:table-cell office:value-type="float" office:value="164" calcext:value-type="float">
            <text:p>164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217]+1" office:value-type="float" office:value="28" calcext:value-type="float">
            <text:p>28</text:p>
          </table:table-cell>
          <table:table-cell table:formula="of:=[.B217]" office:value-type="float" office:value="6" calcext:value-type="float">
            <text:p>6</text:p>
          </table:table-cell>
          <table:table-cell office:value-type="float" office:value="91.005696" calcext:value-type="float">
            <text:p>91.005696</text:p>
          </table:table-cell>
          <table:table-cell office:value-type="float" office:value="156.84144" calcext:value-type="float">
            <text:p>156.84144</text:p>
          </table:table-cell>
          <table:table-cell office:value-type="float" office:value="89" calcext:value-type="float">
            <text:p>89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218]+1" office:value-type="float" office:value="28" calcext:value-type="float">
            <text:p>28</text:p>
          </table:table-cell>
          <table:table-cell table:formula="of:=[.B218]" office:value-type="float" office:value="7" calcext:value-type="float">
            <text:p>7</text:p>
          </table:table-cell>
          <table:table-cell office:value-type="float" office:value="113.249024" calcext:value-type="float">
            <text:p>113.249024</text:p>
          </table:table-cell>
          <table:table-cell office:value-type="float" office:value="41.625888" calcext:value-type="float">
            <text:p>41.625888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43" calcext:value-type="float">
            <text:p>43</text:p>
          </table:table-cell>
        </table:table-row>
        <table:table-row table:style-name="ro1">
          <table:table-cell table:formula="of:=[.A219]+1" office:value-type="float" office:value="28" calcext:value-type="float">
            <text:p>28</text:p>
          </table:table-cell>
          <table:table-cell table:formula="of:=[.B219]" office:value-type="float" office:value="8" calcext:value-type="float">
            <text:p>8</text:p>
          </table:table-cell>
          <table:table-cell office:value-type="float" office:value="130.1009024" calcext:value-type="float">
            <text:p>130.1009024</text:p>
          </table:table-cell>
          <table:table-cell office:value-type="float" office:value="45.946656" calcext:value-type="float">
            <text:p>45.946656</text:p>
          </table:table-cell>
          <table:table-cell office:value-type="float" office:value="131" calcext:value-type="float">
            <text:p>13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[.A220]+1" office:value-type="float" office:value="29" calcext:value-type="float">
            <text:p>29</text:p>
          </table:table-cell>
          <table:table-cell table:formula="of:=[.B220]" office:value-type="float" office:value="1" calcext:value-type="float">
            <text:p>1</text:p>
          </table:table-cell>
          <table:table-cell office:value-type="float" office:value="171.902848" calcext:value-type="float">
            <text:p>171.902848</text:p>
          </table:table-cell>
          <table:table-cell office:value-type="float" office:value="47.542752" calcext:value-type="float">
            <text:p>47.542752</text:p>
          </table:table-cell>
          <table:table-cell office:value-type="float" office:value="174" calcext:value-type="float">
            <text:p>17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A221]+1" office:value-type="float" office:value="29" calcext:value-type="float">
            <text:p>29</text:p>
          </table:table-cell>
          <table:table-cell table:formula="of:=[.B221]" office:value-type="float" office:value="2" calcext:value-type="float">
            <text:p>2</text:p>
          </table:table-cell>
          <table:table-cell office:value-type="float" office:value="207.729024" calcext:value-type="float">
            <text:p>207.729024</text:p>
          </table:table-cell>
          <table:table-cell office:value-type="float" office:value="47.021664" calcext:value-type="float">
            <text:p>47.021664</text:p>
          </table:table-cell>
          <table:table-cell office:value-type="float" office:value="209" calcext:value-type="float">
            <text:p>20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A222]+1" office:value-type="float" office:value="29" calcext:value-type="float">
            <text:p>29</text:p>
          </table:table-cell>
          <table:table-cell table:formula="of:=[.B222]" office:value-type="float" office:value="3" calcext:value-type="float">
            <text:p>3</text:p>
          </table:table-cell>
          <table:table-cell office:value-type="float" office:value="217.846016" calcext:value-type="float">
            <text:p>217.846016</text:p>
          </table:table-cell>
          <table:table-cell office:value-type="float" office:value="42.415776" calcext:value-type="float">
            <text:p>42.415776</text:p>
          </table:table-cell>
          <table:table-cell office:value-type="float" office:value="219" calcext:value-type="float">
            <text:p>21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223]+1" office:value-type="float" office:value="29" calcext:value-type="float">
            <text:p>29</text:p>
          </table:table-cell>
          <table:table-cell table:formula="of:=[.B223]" office:value-type="float" office:value="4" calcext:value-type="float">
            <text:p>4</text:p>
          </table:table-cell>
          <table:table-cell office:value-type="float" office:value="240.477184" calcext:value-type="float">
            <text:p>240.477184</text:p>
          </table:table-cell>
          <table:table-cell office:value-type="float" office:value="156.552192" calcext:value-type="float">
            <text:p>156.552192</text:p>
          </table:table-cell>
          <table:table-cell office:value-type="float" office:value="239" calcext:value-type="float">
            <text:p>239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224]+1" office:value-type="float" office:value="29" calcext:value-type="float">
            <text:p>29</text:p>
          </table:table-cell>
          <table:table-cell table:formula="of:=[.B224]" office:value-type="float" office:value="5" calcext:value-type="float">
            <text:p>5</text:p>
          </table:table-cell>
          <table:table-cell office:value-type="float" office:value="171.993088" calcext:value-type="float">
            <text:p>171.993088</text:p>
          </table:table-cell>
          <table:table-cell office:value-type="float" office:value="160.928256" calcext:value-type="float">
            <text:p>160.928256</text:p>
          </table:table-cell>
          <table:table-cell office:value-type="float" office:value="173" calcext:value-type="float">
            <text:p>17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225]+1" office:value-type="float" office:value="29" calcext:value-type="float">
            <text:p>29</text:p>
          </table:table-cell>
          <table:table-cell table:formula="of:=[.B225]" office:value-type="float" office:value="6" calcext:value-type="float">
            <text:p>6</text:p>
          </table:table-cell>
          <table:table-cell office:value-type="float" office:value="97.298048" calcext:value-type="float">
            <text:p>97.298048</text:p>
          </table:table-cell>
          <table:table-cell office:value-type="float" office:value="155.673216" calcext:value-type="float">
            <text:p>155.673216</text:p>
          </table:table-cell>
          <table:table-cell office:value-type="float" office:value="102" calcext:value-type="float">
            <text:p>10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226]+1" office:value-type="float" office:value="29" calcext:value-type="float">
            <text:p>29</text:p>
          </table:table-cell>
          <table:table-cell table:formula="of:=[.B226]" office:value-type="float" office:value="7" calcext:value-type="float">
            <text:p>7</text:p>
          </table:table-cell>
          <table:table-cell office:value-type="float" office:value="116.80032" calcext:value-type="float">
            <text:p>116.80032</text:p>
          </table:table-cell>
          <table:table-cell office:value-type="float" office:value="42.06" calcext:value-type="float">
            <text:p>42.06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3" calcext:value-type="float">
            <text:p>43</text:p>
          </table:table-cell>
        </table:table-row>
        <table:table-row table:style-name="ro1">
          <table:table-cell table:formula="of:=[.A227]+1" office:value-type="float" office:value="29" calcext:value-type="float">
            <text:p>29</text:p>
          </table:table-cell>
          <table:table-cell table:formula="of:=[.B227]" office:value-type="float" office:value="8" calcext:value-type="float">
            <text:p>8</text:p>
          </table:table-cell>
          <table:table-cell office:value-type="float" office:value="133.7041408" calcext:value-type="float">
            <text:p>133.7041408</text:p>
          </table:table-cell>
          <table:table-cell office:value-type="float" office:value="46.602912" calcext:value-type="float">
            <text:p>46.602912</text:p>
          </table:table-cell>
          <table:table-cell office:value-type="float" office:value="137" calcext:value-type="float">
            <text:p>13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A228]+1" office:value-type="float" office:value="30" calcext:value-type="float">
            <text:p>30</text:p>
          </table:table-cell>
          <table:table-cell table:formula="of:=[.B228]" office:value-type="float" office:value="1" calcext:value-type="float">
            <text:p>1</text:p>
          </table:table-cell>
          <table:table-cell office:value-type="float" office:value="168.691968" calcext:value-type="float">
            <text:p>168.691968</text:p>
          </table:table-cell>
          <table:table-cell office:value-type="float" office:value="48.108192" calcext:value-type="float">
            <text:p>48.108192</text:p>
          </table:table-cell>
          <table:table-cell office:value-type="float" office:value="171" calcext:value-type="float">
            <text:p>17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A229]+1" office:value-type="float" office:value="30" calcext:value-type="float">
            <text:p>30</text:p>
          </table:table-cell>
          <table:table-cell table:formula="of:=[.B229]" office:value-type="float" office:value="2" calcext:value-type="float">
            <text:p>2</text:p>
          </table:table-cell>
          <table:table-cell office:value-type="float" office:value="207.430784" calcext:value-type="float">
            <text:p>207.430784</text:p>
          </table:table-cell>
          <table:table-cell office:value-type="float" office:value="51.017376" calcext:value-type="float">
            <text:p>51.017376</text:p>
          </table:table-cell>
          <table:table-cell office:value-type="float" office:value="211" calcext:value-type="float">
            <text:p>2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[.A230]+1" office:value-type="float" office:value="30" calcext:value-type="float">
            <text:p>30</text:p>
          </table:table-cell>
          <table:table-cell table:formula="of:=[.B230]" office:value-type="float" office:value="3" calcext:value-type="float">
            <text:p>3</text:p>
          </table:table-cell>
          <table:table-cell office:value-type="float" office:value="218.119808" calcext:value-type="float">
            <text:p>218.119808</text:p>
          </table:table-cell>
          <table:table-cell office:value-type="float" office:value="46.491936" calcext:value-type="float">
            <text:p>46.491936</text:p>
          </table:table-cell>
          <table:table-cell office:value-type="float" office:value="217" calcext:value-type="float">
            <text:p>2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A231]+1" office:value-type="float" office:value="30" calcext:value-type="float">
            <text:p>30</text:p>
          </table:table-cell>
          <table:table-cell table:formula="of:=[.B231]" office:value-type="float" office:value="4" calcext:value-type="float">
            <text:p>4</text:p>
          </table:table-cell>
          <table:table-cell office:value-type="float" office:value="237.536384" calcext:value-type="float">
            <text:p>237.536384</text:p>
          </table:table-cell>
          <table:table-cell office:value-type="float" office:value="171.077952" calcext:value-type="float">
            <text:p>171.077952</text:p>
          </table:table-cell>
          <table:table-cell office:value-type="float" office:value="235" calcext:value-type="float">
            <text:p>235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232]+1" office:value-type="float" office:value="30" calcext:value-type="float">
            <text:p>30</text:p>
          </table:table-cell>
          <table:table-cell table:formula="of:=[.B232]" office:value-type="float" office:value="5" calcext:value-type="float">
            <text:p>5</text:p>
          </table:table-cell>
          <table:table-cell office:value-type="float" office:value="161.381632" calcext:value-type="float">
            <text:p>161.381632</text:p>
          </table:table-cell>
          <table:table-cell office:value-type="float" office:value="170.189088" calcext:value-type="float">
            <text:p>170.189088</text:p>
          </table:table-cell>
          <table:table-cell office:value-type="float" office:value="161" calcext:value-type="float">
            <text:p>161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233]+1" office:value-type="float" office:value="30" calcext:value-type="float">
            <text:p>30</text:p>
          </table:table-cell>
          <table:table-cell table:formula="of:=[.B233]" office:value-type="float" office:value="6" calcext:value-type="float">
            <text:p>6</text:p>
          </table:table-cell>
          <table:table-cell office:value-type="float" office:value="82.454528" calcext:value-type="float">
            <text:p>82.454528</text:p>
          </table:table-cell>
          <table:table-cell office:value-type="float" office:value="160.58352" calcext:value-type="float">
            <text:p>160.58352</text:p>
          </table:table-cell>
          <table:table-cell office:value-type="float" office:value="81" calcext:value-type="float">
            <text:p>8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234]+1" office:value-type="float" office:value="30" calcext:value-type="float">
            <text:p>30</text:p>
          </table:table-cell>
          <table:table-cell table:formula="of:=[.B234]" office:value-type="float" office:value="7" calcext:value-type="float">
            <text:p>7</text:p>
          </table:table-cell>
          <table:table-cell office:value-type="float" office:value="110.68864" calcext:value-type="float">
            <text:p>110.68864</text:p>
          </table:table-cell>
          <table:table-cell office:value-type="float" office:value="40.702752" calcext:value-type="float">
            <text:p>40.702752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40" calcext:value-type="float">
            <text:p>40</text:p>
          </table:table-cell>
        </table:table-row>
        <table:table-row table:style-name="ro1">
          <table:table-cell table:formula="of:=[.A235]+1" office:value-type="float" office:value="30" calcext:value-type="float">
            <text:p>30</text:p>
          </table:table-cell>
          <table:table-cell table:formula="of:=[.B235]" office:value-type="float" office:value="8" calcext:value-type="float">
            <text:p>8</text:p>
          </table:table-cell>
          <table:table-cell office:value-type="float" office:value="127.2032256" calcext:value-type="float">
            <text:p>127.2032256</text:p>
          </table:table-cell>
          <table:table-cell office:value-type="float" office:value="46.18368" calcext:value-type="float">
            <text:p>46.18368</text:p>
          </table:table-cell>
          <table:table-cell office:value-type="float" office:value="121" calcext:value-type="float">
            <text:p>12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236]+1" office:value-type="float" office:value="31" calcext:value-type="float">
            <text:p>31</text:p>
          </table:table-cell>
          <table:table-cell table:formula="of:=[.B236]" office:value-type="float" office:value="1" calcext:value-type="float">
            <text:p>1</text:p>
          </table:table-cell>
          <table:table-cell office:value-type="float" office:value="162.600576" calcext:value-type="float">
            <text:p>162.600576</text:p>
          </table:table-cell>
          <table:table-cell office:value-type="float" office:value="52.911168" calcext:value-type="float">
            <text:p>52.911168</text:p>
          </table:table-cell>
          <table:table-cell office:value-type="float" office:value="161" calcext:value-type="float">
            <text:p>16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[.A237]+1" office:value-type="float" office:value="31" calcext:value-type="float">
            <text:p>31</text:p>
          </table:table-cell>
          <table:table-cell table:formula="of:=[.B237]" office:value-type="float" office:value="2" calcext:value-type="float">
            <text:p>2</text:p>
          </table:table-cell>
          <table:table-cell office:value-type="float" office:value="202.789376" calcext:value-type="float">
            <text:p>202.789376</text:p>
          </table:table-cell>
          <table:table-cell office:value-type="float" office:value="53.082912" calcext:value-type="float">
            <text:p>53.082912</text:p>
          </table:table-cell>
          <table:table-cell office:value-type="float" office:value="204" calcext:value-type="float">
            <text:p>20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238]+1" office:value-type="float" office:value="31" calcext:value-type="float">
            <text:p>31</text:p>
          </table:table-cell>
          <table:table-cell table:formula="of:=[.B238]" office:value-type="float" office:value="3" calcext:value-type="float">
            <text:p>3</text:p>
          </table:table-cell>
          <table:table-cell office:value-type="float" office:value="214.219904" calcext:value-type="float">
            <text:p>214.219904</text:p>
          </table:table-cell>
          <table:table-cell office:value-type="float" office:value="49.225248" calcext:value-type="float">
            <text:p>49.225248</text:p>
          </table:table-cell>
          <table:table-cell office:value-type="float" office:value="215" calcext:value-type="float">
            <text:p>21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[.A239]+1" office:value-type="float" office:value="31" calcext:value-type="float">
            <text:p>31</text:p>
          </table:table-cell>
          <table:table-cell table:formula="of:=[.B239]" office:value-type="float" office:value="4" calcext:value-type="float">
            <text:p>4</text:p>
          </table:table-cell>
          <table:table-cell office:value-type="float" office:value="238.15104" calcext:value-type="float">
            <text:p>238.15104</text:p>
          </table:table-cell>
          <table:table-cell office:value-type="float" office:value="172.85568" calcext:value-type="float">
            <text:p>172.85568</text:p>
          </table:table-cell>
          <table:table-cell office:value-type="float" office:value="237" calcext:value-type="float">
            <text:p>23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240]+1" office:value-type="float" office:value="31" calcext:value-type="float">
            <text:p>31</text:p>
          </table:table-cell>
          <table:table-cell table:formula="of:=[.B240]" office:value-type="float" office:value="5" calcext:value-type="float">
            <text:p>5</text:p>
          </table:table-cell>
          <table:table-cell office:value-type="float" office:value="161.199104" calcext:value-type="float">
            <text:p>161.199104</text:p>
          </table:table-cell>
          <table:table-cell office:value-type="float" office:value="175.840512" calcext:value-type="float">
            <text:p>175.840512</text:p>
          </table:table-cell>
          <table:table-cell office:value-type="float" office:value="160" calcext:value-type="float">
            <text:p>16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formula="of:=[.A241]+1" office:value-type="float" office:value="31" calcext:value-type="float">
            <text:p>31</text:p>
          </table:table-cell>
          <table:table-cell table:formula="of:=[.B241]" office:value-type="float" office:value="6" calcext:value-type="float">
            <text:p>6</text:p>
          </table:table-cell>
          <table:table-cell office:value-type="float" office:value="79.557248" calcext:value-type="float">
            <text:p>79.557248</text:p>
          </table:table-cell>
          <table:table-cell office:value-type="float" office:value="170.880672" calcext:value-type="float">
            <text:p>170.880672</text:p>
          </table:table-cell>
          <table:table-cell office:value-type="float" office:value="80" calcext:value-type="float">
            <text:p>8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242]+1" office:value-type="float" office:value="31" calcext:value-type="float">
            <text:p>31</text:p>
          </table:table-cell>
          <table:table-cell table:formula="of:=[.B242]" office:value-type="float" office:value="7" calcext:value-type="float">
            <text:p>7</text:p>
          </table:table-cell>
          <table:table-cell office:value-type="float" office:value="102.515456" calcext:value-type="float">
            <text:p>102.515456</text:p>
          </table:table-cell>
          <table:table-cell office:value-type="float" office:value="47.430816" calcext:value-type="float">
            <text:p>47.430816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48" calcext:value-type="float">
            <text:p>48</text:p>
          </table:table-cell>
        </table:table-row>
        <table:table-row table:style-name="ro1">
          <table:table-cell table:formula="of:=[.A243]+1" office:value-type="float" office:value="31" calcext:value-type="float">
            <text:p>31</text:p>
          </table:table-cell>
          <table:table-cell table:formula="of:=[.B243]" office:value-type="float" office:value="8" calcext:value-type="float">
            <text:p>8</text:p>
          </table:table-cell>
          <table:table-cell office:value-type="float" office:value="119.9198592" calcext:value-type="float">
            <text:p>119.9198592</text:p>
          </table:table-cell>
          <table:table-cell office:value-type="float" office:value="52.390368" calcext:value-type="float">
            <text:p>52.390368</text:p>
          </table:table-cell>
          <table:table-cell office:value-type="float" office:value="118" calcext:value-type="float">
            <text:p>11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[.A244]+1" office:value-type="float" office:value="32" calcext:value-type="float">
            <text:p>32</text:p>
          </table:table-cell>
          <table:table-cell table:formula="of:=[.B244]" office:value-type="float" office:value="1" calcext:value-type="float">
            <text:p>1</text:p>
          </table:table-cell>
          <table:table-cell office:value-type="float" office:value="165.762944" calcext:value-type="float">
            <text:p>165.762944</text:p>
          </table:table-cell>
          <table:table-cell office:value-type="float" office:value="48.054816" calcext:value-type="float">
            <text:p>48.054816</text:p>
          </table:table-cell>
          <table:table-cell office:value-type="float" office:value="170" calcext:value-type="float">
            <text:p>17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A245]+1" office:value-type="float" office:value="32" calcext:value-type="float">
            <text:p>32</text:p>
          </table:table-cell>
          <table:table-cell table:formula="of:=[.B245]" office:value-type="float" office:value="2" calcext:value-type="float">
            <text:p>2</text:p>
          </table:table-cell>
          <table:table-cell office:value-type="float" office:value="202.046208" calcext:value-type="float">
            <text:p>202.046208</text:p>
          </table:table-cell>
          <table:table-cell office:value-type="float" office:value="47.438784" calcext:value-type="float">
            <text:p>47.438784</text:p>
          </table:table-cell>
          <table:table-cell office:value-type="float" office:value="201" calcext:value-type="float">
            <text:p>20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A246]+1" office:value-type="float" office:value="32" calcext:value-type="float">
            <text:p>32</text:p>
          </table:table-cell>
          <table:table-cell table:formula="of:=[.B246]" office:value-type="float" office:value="3" calcext:value-type="float">
            <text:p>3</text:p>
          </table:table-cell>
          <table:table-cell office:value-type="float" office:value="214.084864" calcext:value-type="float">
            <text:p>214.084864</text:p>
          </table:table-cell>
          <table:table-cell office:value-type="float" office:value="43.3344" calcext:value-type="float">
            <text:p>43.3344</text:p>
          </table:table-cell>
          <table:table-cell office:value-type="float" office:value="208" calcext:value-type="float">
            <text:p>20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247]+1" office:value-type="float" office:value="32" calcext:value-type="float">
            <text:p>32</text:p>
          </table:table-cell>
          <table:table-cell table:formula="of:=[.B247]" office:value-type="float" office:value="4" calcext:value-type="float">
            <text:p>4</text:p>
          </table:table-cell>
          <table:table-cell office:value-type="float" office:value="243.740288" calcext:value-type="float">
            <text:p>243.740288</text:p>
          </table:table-cell>
          <table:table-cell office:value-type="float" office:value="160.291584" calcext:value-type="float">
            <text:p>160.291584</text:p>
          </table:table-cell>
          <table:table-cell office:value-type="float" office:value="244" calcext:value-type="float">
            <text:p>24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248]+1" office:value-type="float" office:value="32" calcext:value-type="float">
            <text:p>32</text:p>
          </table:table-cell>
          <table:table-cell table:formula="of:=[.B248]" office:value-type="float" office:value="5" calcext:value-type="float">
            <text:p>5</text:p>
          </table:table-cell>
          <table:table-cell office:value-type="float" office:value="170.989952" calcext:value-type="float">
            <text:p>170.989952</text:p>
          </table:table-cell>
          <table:table-cell office:value-type="float" office:value="166.790016" calcext:value-type="float">
            <text:p>166.790016</text:p>
          </table:table-cell>
          <table:table-cell office:value-type="float" office:value="179" calcext:value-type="float">
            <text:p>17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249]+1" office:value-type="float" office:value="32" calcext:value-type="float">
            <text:p>32</text:p>
          </table:table-cell>
          <table:table-cell table:formula="of:=[.B249]" office:value-type="float" office:value="6" calcext:value-type="float">
            <text:p>6</text:p>
          </table:table-cell>
          <table:table-cell office:value-type="float" office:value="94.24896" calcext:value-type="float">
            <text:p>94.24896</text:p>
          </table:table-cell>
          <table:table-cell office:value-type="float" office:value="166.097664" calcext:value-type="float">
            <text:p>166.097664</text:p>
          </table:table-cell>
          <table:table-cell office:value-type="float" office:value="103" calcext:value-type="float">
            <text:p>10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250]+1" office:value-type="float" office:value="32" calcext:value-type="float">
            <text:p>32</text:p>
          </table:table-cell>
          <table:table-cell table:formula="of:=[.B250]" office:value-type="float" office:value="7" calcext:value-type="float">
            <text:p>7</text:p>
          </table:table-cell>
          <table:table-cell office:value-type="float" office:value="108.895488" calcext:value-type="float">
            <text:p>108.895488</text:p>
          </table:table-cell>
          <table:table-cell office:value-type="float" office:value="46.776096" calcext:value-type="float">
            <text:p>46.776096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49" calcext:value-type="float">
            <text:p>49</text:p>
          </table:table-cell>
        </table:table-row>
        <table:table-row table:style-name="ro1">
          <table:table-cell table:formula="of:=[.A251]+1" office:value-type="float" office:value="32" calcext:value-type="float">
            <text:p>32</text:p>
          </table:table-cell>
          <table:table-cell table:formula="of:=[.B251]" office:value-type="float" office:value="8" calcext:value-type="float">
            <text:p>8</text:p>
          </table:table-cell>
          <table:table-cell office:value-type="float" office:value="128.55252352" calcext:value-type="float">
            <text:p>128.55252352</text:p>
          </table:table-cell>
          <table:table-cell office:value-type="float" office:value="50.379648" calcext:value-type="float">
            <text:p>50.379648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[.A252]+1" office:value-type="float" office:value="33" calcext:value-type="float">
            <text:p>33</text:p>
          </table:table-cell>
          <table:table-cell table:formula="of:=[.B252]" office:value-type="float" office:value="1" calcext:value-type="float">
            <text:p>1</text:p>
          </table:table-cell>
          <table:table-cell office:value-type="float" office:value="159.545472" calcext:value-type="float">
            <text:p>159.545472</text:p>
          </table:table-cell>
          <table:table-cell office:value-type="float" office:value="33.6552" calcext:value-type="float">
            <text:p>33.6552</text:p>
          </table:table-cell>
          <table:table-cell office:value-type="float" office:value="157" calcext:value-type="float">
            <text:p>15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53]+1" office:value-type="float" office:value="33" calcext:value-type="float">
            <text:p>33</text:p>
          </table:table-cell>
          <table:table-cell table:formula="of:=[.B253]" office:value-type="float" office:value="2" calcext:value-type="float">
            <text:p>2</text:p>
          </table:table-cell>
          <table:table-cell office:value-type="float" office:value="201.485312" calcext:value-type="float">
            <text:p>201.485312</text:p>
          </table:table-cell>
          <table:table-cell office:value-type="float" office:value="33.195168" calcext:value-type="float">
            <text:p>33.195168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54]+1" office:value-type="float" office:value="33" calcext:value-type="float">
            <text:p>33</text:p>
          </table:table-cell>
          <table:table-cell table:formula="of:=[.B254]" office:value-type="float" office:value="3" calcext:value-type="float">
            <text:p>3</text:p>
          </table:table-cell>
          <table:table-cell office:value-type="float" office:value="211.513856" calcext:value-type="float">
            <text:p>211.513856</text:p>
          </table:table-cell>
          <table:table-cell office:value-type="float" office:value="30.1248" calcext:value-type="float">
            <text:p>30.1248</text:p>
          </table:table-cell>
          <table:table-cell office:value-type="float" office:value="209" calcext:value-type="float">
            <text:p>20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255]+1" office:value-type="float" office:value="33" calcext:value-type="float">
            <text:p>33</text:p>
          </table:table-cell>
          <table:table-cell table:formula="of:=[.B255]" office:value-type="float" office:value="4" calcext:value-type="float">
            <text:p>4</text:p>
          </table:table-cell>
          <table:table-cell office:value-type="float" office:value="243.16224" calcext:value-type="float">
            <text:p>243.16224</text:p>
          </table:table-cell>
          <table:table-cell office:value-type="float" office:value="155.284416" calcext:value-type="float">
            <text:p>155.284416</text:p>
          </table:table-cell>
          <table:table-cell office:value-type="float" office:value="239" calcext:value-type="float">
            <text:p>239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256]+1" office:value-type="float" office:value="33" calcext:value-type="float">
            <text:p>33</text:p>
          </table:table-cell>
          <table:table-cell table:formula="of:=[.B256]" office:value-type="float" office:value="5" calcext:value-type="float">
            <text:p>5</text:p>
          </table:table-cell>
          <table:table-cell office:value-type="float" office:value="162.478336" calcext:value-type="float">
            <text:p>162.478336</text:p>
          </table:table-cell>
          <table:table-cell office:value-type="float" office:value="161.800416" calcext:value-type="float">
            <text:p>161.800416</text:p>
          </table:table-cell>
          <table:table-cell office:value-type="float" office:value="163" calcext:value-type="float">
            <text:p>16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257]+1" office:value-type="float" office:value="33" calcext:value-type="float">
            <text:p>33</text:p>
          </table:table-cell>
          <table:table-cell table:formula="of:=[.B257]" office:value-type="float" office:value="6" calcext:value-type="float">
            <text:p>6</text:p>
          </table:table-cell>
          <table:table-cell office:value-type="float" office:value="77.334784" calcext:value-type="float">
            <text:p>77.334784</text:p>
          </table:table-cell>
          <table:table-cell office:value-type="float" office:value="156.973248" calcext:value-type="float">
            <text:p>156.973248</text:p>
          </table:table-cell>
          <table:table-cell office:value-type="float" office:value="79" calcext:value-type="float">
            <text:p>7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258]+1" office:value-type="float" office:value="33" calcext:value-type="float">
            <text:p>33</text:p>
          </table:table-cell>
          <table:table-cell table:formula="of:=[.B258]" office:value-type="float" office:value="7" calcext:value-type="float">
            <text:p>7</text:p>
          </table:table-cell>
          <table:table-cell office:value-type="float" office:value="97.330176" calcext:value-type="float">
            <text:p>97.330176</text:p>
          </table:table-cell>
          <table:table-cell office:value-type="float" office:value="31.904256" calcext:value-type="float">
            <text:p>31.904256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1">
          <table:table-cell table:formula="of:=[.A259]+1" office:value-type="float" office:value="33" calcext:value-type="float">
            <text:p>33</text:p>
          </table:table-cell>
          <table:table-cell table:formula="of:=[.B259]" office:value-type="float" office:value="8" calcext:value-type="float">
            <text:p>8</text:p>
          </table:table-cell>
          <table:table-cell office:value-type="float" office:value="113.225472" calcext:value-type="float">
            <text:p>113.225472</text:p>
          </table:table-cell>
          <table:table-cell office:value-type="float" office:value="34.06752" calcext:value-type="float">
            <text:p>34.06752</text:p>
          </table:table-cell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260]+1" office:value-type="float" office:value="34" calcext:value-type="float">
            <text:p>34</text:p>
          </table:table-cell>
          <table:table-cell table:formula="of:=[.B260]" office:value-type="float" office:value="1" calcext:value-type="float">
            <text:p>1</text:p>
          </table:table-cell>
          <table:table-cell office:value-type="float" office:value="166.235008" calcext:value-type="float">
            <text:p>166.235008</text:p>
          </table:table-cell>
          <table:table-cell office:value-type="float" office:value="61.058304" calcext:value-type="float">
            <text:p>61.058304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64" calcext:value-type="float">
            <text:p>64</text:p>
          </table:table-cell>
        </table:table-row>
        <table:table-row table:style-name="ro1">
          <table:table-cell table:formula="of:=[.A261]+1" office:value-type="float" office:value="34" calcext:value-type="float">
            <text:p>34</text:p>
          </table:table-cell>
          <table:table-cell table:formula="of:=[.B261]" office:value-type="float" office:value="2" calcext:value-type="float">
            <text:p>2</text:p>
          </table:table-cell>
          <table:table-cell office:value-type="float" office:value="200.990848" calcext:value-type="float">
            <text:p>200.990848</text:p>
          </table:table-cell>
          <table:table-cell office:value-type="float" office:value="61.209216" calcext:value-type="float">
            <text:p>61.209216</text:p>
          </table:table-cell>
          <table:table-cell office:value-type="float" office:value="199" calcext:value-type="float">
            <text:p>19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formula="of:=[.A262]+1" office:value-type="float" office:value="34" calcext:value-type="float">
            <text:p>34</text:p>
          </table:table-cell>
          <table:table-cell table:formula="of:=[.B262]" office:value-type="float" office:value="3" calcext:value-type="float">
            <text:p>3</text:p>
          </table:table-cell>
          <table:table-cell office:value-type="float" office:value="212.129664" calcext:value-type="float">
            <text:p>212.129664</text:p>
          </table:table-cell>
          <table:table-cell office:value-type="float" office:value="55.902336" calcext:value-type="float">
            <text:p>55.902336</text:p>
          </table:table-cell>
          <table:table-cell office:value-type="float" office:value="210" calcext:value-type="float">
            <text:p>2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[.A263]+1" office:value-type="float" office:value="34" calcext:value-type="float">
            <text:p>34</text:p>
          </table:table-cell>
          <table:table-cell table:formula="of:=[.B263]" office:value-type="float" office:value="4" calcext:value-type="float">
            <text:p>4</text:p>
          </table:table-cell>
          <table:table-cell office:value-type="float" office:value="235.74848" calcext:value-type="float">
            <text:p>235.74848</text:p>
          </table:table-cell>
          <table:table-cell office:value-type="float" office:value="170.635968" calcext:value-type="float">
            <text:p>170.635968</text:p>
          </table:table-cell>
          <table:table-cell office:value-type="float" office:value="239" calcext:value-type="float">
            <text:p>23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264]+1" office:value-type="float" office:value="34" calcext:value-type="float">
            <text:p>34</text:p>
          </table:table-cell>
          <table:table-cell table:formula="of:=[.B264]" office:value-type="float" office:value="5" calcext:value-type="float">
            <text:p>5</text:p>
          </table:table-cell>
          <table:table-cell office:value-type="float" office:value="167.67616" calcext:value-type="float">
            <text:p>167.67616</text:p>
          </table:table-cell>
          <table:table-cell office:value-type="float" office:value="173.887968" calcext:value-type="float">
            <text:p>173.887968</text:p>
          </table:table-cell>
          <table:table-cell office:value-type="float" office:value="172" calcext:value-type="float">
            <text:p>172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265]+1" office:value-type="float" office:value="34" calcext:value-type="float">
            <text:p>34</text:p>
          </table:table-cell>
          <table:table-cell table:formula="of:=[.B265]" office:value-type="float" office:value="6" calcext:value-type="float">
            <text:p>6</text:p>
          </table:table-cell>
          <table:table-cell office:value-type="float" office:value="93.2768" calcext:value-type="float">
            <text:p>93.2768</text:p>
          </table:table-cell>
          <table:table-cell office:value-type="float" office:value="171.992448" calcext:value-type="float">
            <text:p>171.992448</text:p>
          </table:table-cell>
          <table:table-cell office:value-type="float" office:value="97" calcext:value-type="float">
            <text:p>9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266]+1" office:value-type="float" office:value="34" calcext:value-type="float">
            <text:p>34</text:p>
          </table:table-cell>
          <table:table-cell table:formula="of:=[.B266]" office:value-type="float" office:value="7" calcext:value-type="float">
            <text:p>7</text:p>
          </table:table-cell>
          <table:table-cell office:value-type="float" office:value="112.193536" calcext:value-type="float">
            <text:p>112.193536</text:p>
          </table:table-cell>
          <table:table-cell office:value-type="float" office:value="56.241216" calcext:value-type="float">
            <text:p>56.241216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63" calcext:value-type="float">
            <text:p>63</text:p>
          </table:table-cell>
        </table:table-row>
        <table:table-row table:style-name="ro1">
          <table:table-cell table:formula="of:=[.A267]+1" office:value-type="float" office:value="34" calcext:value-type="float">
            <text:p>34</text:p>
          </table:table-cell>
          <table:table-cell table:formula="of:=[.B267]" office:value-type="float" office:value="8" calcext:value-type="float">
            <text:p>8</text:p>
          </table:table-cell>
          <table:table-cell office:value-type="float" office:value="128.22918784" calcext:value-type="float">
            <text:p>128.22918784</text:p>
          </table:table-cell>
          <table:table-cell office:value-type="float" office:value="61.015968" calcext:value-type="float">
            <text:p>61.015968</text:p>
          </table:table-cell>
          <table:table-cell office:value-type="float" office:value="128" calcext:value-type="float">
            <text:p>12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[.A268]+1" office:value-type="float" office:value="35" calcext:value-type="float">
            <text:p>35</text:p>
          </table:table-cell>
          <table:table-cell table:formula="of:=[.B268]" office:value-type="float" office:value="1" calcext:value-type="float">
            <text:p>1</text:p>
          </table:table-cell>
          <table:table-cell office:value-type="float" office:value="162.332288" calcext:value-type="float">
            <text:p>162.332288</text:p>
          </table:table-cell>
          <table:table-cell office:value-type="float" office:value="48.204576" calcext:value-type="float">
            <text:p>48.204576</text:p>
          </table:table-cell>
          <table:table-cell office:value-type="float" office:value="162" calcext:value-type="float">
            <text:p>16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A269]+1" office:value-type="float" office:value="35" calcext:value-type="float">
            <text:p>35</text:p>
          </table:table-cell>
          <table:table-cell table:formula="of:=[.B269]" office:value-type="float" office:value="2" calcext:value-type="float">
            <text:p>2</text:p>
          </table:table-cell>
          <table:table-cell office:value-type="float" office:value="200.898944" calcext:value-type="float">
            <text:p>200.898944</text:p>
          </table:table-cell>
          <table:table-cell office:value-type="float" office:value="48.331104" calcext:value-type="float">
            <text:p>48.331104</text:p>
          </table:table-cell>
          <table:table-cell office:value-type="float" office:value="201" calcext:value-type="float">
            <text:p>20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[.A270]+1" office:value-type="float" office:value="35" calcext:value-type="float">
            <text:p>35</text:p>
          </table:table-cell>
          <table:table-cell table:formula="of:=[.B270]" office:value-type="float" office:value="3" calcext:value-type="float">
            <text:p>3</text:p>
          </table:table-cell>
          <table:table-cell office:value-type="float" office:value="213.876608" calcext:value-type="float">
            <text:p>213.876608</text:p>
          </table:table-cell>
          <table:table-cell office:value-type="float" office:value="44.580096" calcext:value-type="float">
            <text:p>44.580096</text:p>
          </table:table-cell>
          <table:table-cell office:value-type="float" office:value="214" calcext:value-type="float">
            <text:p>21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271]+1" office:value-type="float" office:value="35" calcext:value-type="float">
            <text:p>35</text:p>
          </table:table-cell>
          <table:table-cell table:formula="of:=[.B271]" office:value-type="float" office:value="4" calcext:value-type="float">
            <text:p>4</text:p>
          </table:table-cell>
          <table:table-cell office:value-type="float" office:value="236.442368" calcext:value-type="float">
            <text:p>236.442368</text:p>
          </table:table-cell>
          <table:table-cell office:value-type="float" office:value="170.683968" calcext:value-type="float">
            <text:p>170.683968</text:p>
          </table:table-cell>
          <table:table-cell office:value-type="float" office:value="235" calcext:value-type="float">
            <text:p>235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272]+1" office:value-type="float" office:value="35" calcext:value-type="float">
            <text:p>35</text:p>
          </table:table-cell>
          <table:table-cell table:formula="of:=[.B272]" office:value-type="float" office:value="5" calcext:value-type="float">
            <text:p>5</text:p>
          </table:table-cell>
          <table:table-cell office:value-type="float" office:value="159.747584" calcext:value-type="float">
            <text:p>159.747584</text:p>
          </table:table-cell>
          <table:table-cell office:value-type="float" office:value="172.274016" calcext:value-type="float">
            <text:p>172.274016</text:p>
          </table:table-cell>
          <table:table-cell office:value-type="float" office:value="157" calcext:value-type="float">
            <text:p>15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273]+1" office:value-type="float" office:value="35" calcext:value-type="float">
            <text:p>35</text:p>
          </table:table-cell>
          <table:table-cell table:formula="of:=[.B273]" office:value-type="float" office:value="6" calcext:value-type="float">
            <text:p>6</text:p>
          </table:table-cell>
          <table:table-cell office:value-type="float" office:value="78.753408" calcext:value-type="float">
            <text:p>78.753408</text:p>
          </table:table-cell>
          <table:table-cell office:value-type="float" office:value="166.802304" calcext:value-type="float">
            <text:p>166.802304</text:p>
          </table:table-cell>
          <table:table-cell office:value-type="float" office:value="77" calcext:value-type="float">
            <text:p>7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274]+1" office:value-type="float" office:value="35" calcext:value-type="float">
            <text:p>35</text:p>
          </table:table-cell>
          <table:table-cell table:formula="of:=[.B274]" office:value-type="float" office:value="7" calcext:value-type="float">
            <text:p>7</text:p>
          </table:table-cell>
          <table:table-cell office:value-type="float" office:value="102.709632" calcext:value-type="float">
            <text:p>102.709632</text:p>
          </table:table-cell>
          <table:table-cell office:value-type="float" office:value="41.961696" calcext:value-type="float">
            <text:p>41.961696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42" calcext:value-type="float">
            <text:p>42</text:p>
          </table:table-cell>
        </table:table-row>
        <table:table-row table:style-name="ro1">
          <table:table-cell table:formula="of:=[.A275]+1" office:value-type="float" office:value="35" calcext:value-type="float">
            <text:p>35</text:p>
          </table:table-cell>
          <table:table-cell table:formula="of:=[.B275]" office:value-type="float" office:value="8" calcext:value-type="float">
            <text:p>8</text:p>
          </table:table-cell>
          <table:table-cell office:value-type="float" office:value="118.6690304" calcext:value-type="float">
            <text:p>118.6690304</text:p>
          </table:table-cell>
          <table:table-cell office:value-type="float" office:value="46.4928" calcext:value-type="float">
            <text:p>46.4928</text:p>
          </table:table-cell>
          <table:table-cell office:value-type="float" office:value="122" calcext:value-type="float">
            <text:p>1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A276]+1" office:value-type="float" office:value="36" calcext:value-type="float">
            <text:p>36</text:p>
          </table:table-cell>
          <table:table-cell table:formula="of:=[.B276]" office:value-type="float" office:value="1" calcext:value-type="float">
            <text:p>1</text:p>
          </table:table-cell>
          <table:table-cell office:value-type="float" office:value="161.836928" calcext:value-type="float">
            <text:p>161.836928</text:p>
          </table:table-cell>
          <table:table-cell office:value-type="float" office:value="57.756096" calcext:value-type="float">
            <text:p>57.756096</text:p>
          </table:table-cell>
          <table:table-cell office:value-type="float" office:value="159" calcext:value-type="float">
            <text:p>15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[.A277]+1" office:value-type="float" office:value="36" calcext:value-type="float">
            <text:p>36</text:p>
          </table:table-cell>
          <table:table-cell table:formula="of:=[.B277]" office:value-type="float" office:value="2" calcext:value-type="float">
            <text:p>2</text:p>
          </table:table-cell>
          <table:table-cell office:value-type="float" office:value="199.365888" calcext:value-type="float">
            <text:p>199.365888</text:p>
          </table:table-cell>
          <table:table-cell office:value-type="float" office:value="58.17024" calcext:value-type="float">
            <text:p>58.17024</text:p>
          </table:table-cell>
          <table:table-cell office:value-type="float" office:value="196" calcext:value-type="float">
            <text:p>19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formula="of:=[.A278]+1" office:value-type="float" office:value="36" calcext:value-type="float">
            <text:p>36</text:p>
          </table:table-cell>
          <table:table-cell table:formula="of:=[.B278]" office:value-type="float" office:value="3" calcext:value-type="float">
            <text:p>3</text:p>
          </table:table-cell>
          <table:table-cell office:value-type="float" office:value="210.361088" calcext:value-type="float">
            <text:p>210.361088</text:p>
          </table:table-cell>
          <table:table-cell office:value-type="float" office:value="55.668288" calcext:value-type="float">
            <text:p>55.668288</text:p>
          </table:table-cell>
          <table:table-cell office:value-type="float" office:value="204" calcext:value-type="float">
            <text:p>20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279]+1" office:value-type="float" office:value="36" calcext:value-type="float">
            <text:p>36</text:p>
          </table:table-cell>
          <table:table-cell table:formula="of:=[.B279]" office:value-type="float" office:value="4" calcext:value-type="float">
            <text:p>4</text:p>
          </table:table-cell>
          <table:table-cell office:value-type="float" office:value="230.35968" calcext:value-type="float">
            <text:p>230.35968</text:p>
          </table:table-cell>
          <table:table-cell office:value-type="float" office:value="174.15936" calcext:value-type="float">
            <text:p>174.15936</text:p>
          </table:table-cell>
          <table:table-cell office:value-type="float" office:value="232" calcext:value-type="float">
            <text:p>232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280]+1" office:value-type="float" office:value="36" calcext:value-type="float">
            <text:p>36</text:p>
          </table:table-cell>
          <table:table-cell table:formula="of:=[.B280]" office:value-type="float" office:value="5" calcext:value-type="float">
            <text:p>5</text:p>
          </table:table-cell>
          <table:table-cell office:value-type="float" office:value="160.68608" calcext:value-type="float">
            <text:p>160.68608</text:p>
          </table:table-cell>
          <table:table-cell office:value-type="float" office:value="174.761472" calcext:value-type="float">
            <text:p>174.761472</text:p>
          </table:table-cell>
          <table:table-cell office:value-type="float" office:value="159" calcext:value-type="float">
            <text:p>15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281]+1" office:value-type="float" office:value="36" calcext:value-type="float">
            <text:p>36</text:p>
          </table:table-cell>
          <table:table-cell table:formula="of:=[.B281]" office:value-type="float" office:value="6" calcext:value-type="float">
            <text:p>6</text:p>
          </table:table-cell>
          <table:table-cell office:value-type="float" office:value="85.78624" calcext:value-type="float">
            <text:p>85.78624</text:p>
          </table:table-cell>
          <table:table-cell office:value-type="float" office:value="169.581504" calcext:value-type="float">
            <text:p>169.581504</text:p>
          </table:table-cell>
          <table:table-cell office:value-type="float" office:value="80" calcext:value-type="float">
            <text:p>8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282]+1" office:value-type="float" office:value="36" calcext:value-type="float">
            <text:p>36</text:p>
          </table:table-cell>
          <table:table-cell table:formula="of:=[.B282]" office:value-type="float" office:value="7" calcext:value-type="float">
            <text:p>7</text:p>
          </table:table-cell>
          <table:table-cell office:value-type="float" office:value="107.243904" calcext:value-type="float">
            <text:p>107.243904</text:p>
          </table:table-cell>
          <table:table-cell office:value-type="float" office:value="52.424352" calcext:value-type="float">
            <text:p>52.424352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52" calcext:value-type="float">
            <text:p>52</text:p>
          </table:table-cell>
        </table:table-row>
        <table:table-row table:style-name="ro1">
          <table:table-cell table:formula="of:=[.A283]+1" office:value-type="float" office:value="36" calcext:value-type="float">
            <text:p>36</text:p>
          </table:table-cell>
          <table:table-cell table:formula="of:=[.B283]" office:value-type="float" office:value="8" calcext:value-type="float">
            <text:p>8</text:p>
          </table:table-cell>
          <table:table-cell office:value-type="float" office:value="123.457792" calcext:value-type="float">
            <text:p>123.457792</text:p>
          </table:table-cell>
          <table:table-cell office:value-type="float" office:value="56.689728" calcext:value-type="float">
            <text:p>56.689728</text:p>
          </table:table-cell>
          <table:table-cell office:value-type="float" office:value="122" calcext:value-type="float">
            <text:p>12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formula="of:=[.A284]+1" office:value-type="float" office:value="37" calcext:value-type="float">
            <text:p>37</text:p>
          </table:table-cell>
          <table:table-cell table:formula="of:=[.B284]" office:value-type="float" office:value="1" calcext:value-type="float">
            <text:p>1</text:p>
          </table:table-cell>
          <table:table-cell office:value-type="float" office:value="164.748544" calcext:value-type="float">
            <text:p>164.748544</text:p>
          </table:table-cell>
          <table:table-cell office:value-type="float" office:value="53.810688" calcext:value-type="float">
            <text:p>53.810688</text:p>
          </table:table-cell>
          <table:table-cell office:value-type="float" office:value="165" calcext:value-type="float">
            <text:p>16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formula="of:=[.A285]+1" office:value-type="float" office:value="37" calcext:value-type="float">
            <text:p>37</text:p>
          </table:table-cell>
          <table:table-cell table:formula="of:=[.B285]" office:value-type="float" office:value="2" calcext:value-type="float">
            <text:p>2</text:p>
          </table:table-cell>
          <table:table-cell office:value-type="float" office:value="204.570752" calcext:value-type="float">
            <text:p>204.570752</text:p>
          </table:table-cell>
          <table:table-cell office:value-type="float" office:value="52.351008" calcext:value-type="float">
            <text:p>52.351008</text:p>
          </table:table-cell>
          <table:table-cell office:value-type="float" office:value="208" calcext:value-type="float">
            <text:p>20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[.A286]+1" office:value-type="float" office:value="37" calcext:value-type="float">
            <text:p>37</text:p>
          </table:table-cell>
          <table:table-cell table:formula="of:=[.B286]" office:value-type="float" office:value="3" calcext:value-type="float">
            <text:p>3</text:p>
          </table:table-cell>
          <table:table-cell office:value-type="float" office:value="216.219264" calcext:value-type="float">
            <text:p>216.219264</text:p>
          </table:table-cell>
          <table:table-cell office:value-type="float" office:value="49.221696" calcext:value-type="float">
            <text:p>49.221696</text:p>
          </table:table-cell>
          <table:table-cell office:value-type="float" office:value="216" calcext:value-type="float">
            <text:p>21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A287]+1" office:value-type="float" office:value="37" calcext:value-type="float">
            <text:p>37</text:p>
          </table:table-cell>
          <table:table-cell table:formula="of:=[.B287]" office:value-type="float" office:value="4" calcext:value-type="float">
            <text:p>4</text:p>
          </table:table-cell>
          <table:table-cell office:value-type="float" office:value="240.360064" calcext:value-type="float">
            <text:p>240.360064</text:p>
          </table:table-cell>
          <table:table-cell office:value-type="float" office:value="174.511104" calcext:value-type="float">
            <text:p>174.511104</text:p>
          </table:table-cell>
          <table:table-cell office:value-type="float" office:value="244" calcext:value-type="float">
            <text:p>244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formula="of:=[.A288]+1" office:value-type="float" office:value="37" calcext:value-type="float">
            <text:p>37</text:p>
          </table:table-cell>
          <table:table-cell table:formula="of:=[.B288]" office:value-type="float" office:value="5" calcext:value-type="float">
            <text:p>5</text:p>
          </table:table-cell>
          <table:table-cell office:value-type="float" office:value="164.39744" calcext:value-type="float">
            <text:p>164.39744</text:p>
          </table:table-cell>
          <table:table-cell office:value-type="float" office:value="178.967136" calcext:value-type="float">
            <text:p>178.967136</text:p>
          </table:table-cell>
          <table:table-cell office:value-type="float" office:value="165" calcext:value-type="float">
            <text:p>165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formula="of:=[.A289]+1" office:value-type="float" office:value="37" calcext:value-type="float">
            <text:p>37</text:p>
          </table:table-cell>
          <table:table-cell table:formula="of:=[.B289]" office:value-type="float" office:value="6" calcext:value-type="float">
            <text:p>6</text:p>
          </table:table-cell>
          <table:table-cell office:value-type="float" office:value="82.465408" calcext:value-type="float">
            <text:p>82.465408</text:p>
          </table:table-cell>
          <table:table-cell office:value-type="float" office:value="174.081792" calcext:value-type="float">
            <text:p>174.081792</text:p>
          </table:table-cell>
          <table:table-cell office:value-type="float" office:value="83" calcext:value-type="float">
            <text:p>8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formula="of:=[.A290]+1" office:value-type="float" office:value="37" calcext:value-type="float">
            <text:p>37</text:p>
          </table:table-cell>
          <table:table-cell table:formula="of:=[.B290]" office:value-type="float" office:value="7" calcext:value-type="float">
            <text:p>7</text:p>
          </table:table-cell>
          <table:table-cell office:value-type="float" office:value="104.866176" calcext:value-type="float">
            <text:p>104.866176</text:p>
          </table:table-cell>
          <table:table-cell office:value-type="float" office:value="48.434016" calcext:value-type="float">
            <text:p>48.434016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table:formula="of:=[.A291]+1" office:value-type="float" office:value="37" calcext:value-type="float">
            <text:p>37</text:p>
          </table:table-cell>
          <table:table-cell table:formula="of:=[.B291]" office:value-type="float" office:value="8" calcext:value-type="float">
            <text:p>8</text:p>
          </table:table-cell>
          <table:table-cell office:value-type="float" office:value="122.0656256" calcext:value-type="float">
            <text:p>122.0656256</text:p>
          </table:table-cell>
          <table:table-cell office:value-type="float" office:value="53.70288" calcext:value-type="float">
            <text:p>53.70288</text:p>
          </table:table-cell>
          <table:table-cell office:value-type="float" office:value="122" calcext:value-type="float">
            <text:p>12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formula="of:=[.A292]+1" office:value-type="float" office:value="38" calcext:value-type="float">
            <text:p>38</text:p>
          </table:table-cell>
          <table:table-cell table:formula="of:=[.B292]" office:value-type="float" office:value="1" calcext:value-type="float">
            <text:p>1</text:p>
          </table:table-cell>
          <table:table-cell office:value-type="float" office:value="165.848064" calcext:value-type="float">
            <text:p>165.848064</text:p>
          </table:table-cell>
          <table:table-cell office:value-type="float" office:value="50.146368" calcext:value-type="float">
            <text:p>50.146368</text:p>
          </table:table-cell>
          <table:table-cell office:value-type="float" office:value="168" calcext:value-type="float">
            <text:p>16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[.A293]+1" office:value-type="float" office:value="38" calcext:value-type="float">
            <text:p>38</text:p>
          </table:table-cell>
          <table:table-cell table:formula="of:=[.B293]" office:value-type="float" office:value="2" calcext:value-type="float">
            <text:p>2</text:p>
          </table:table-cell>
          <table:table-cell office:value-type="float" office:value="199.961344" calcext:value-type="float">
            <text:p>199.961344</text:p>
          </table:table-cell>
          <table:table-cell office:value-type="float" office:value="49.415232" calcext:value-type="float">
            <text:p>49.415232</text:p>
          </table:table-cell>
          <table:table-cell office:value-type="float" office:value="201" calcext:value-type="float">
            <text:p>20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A294]+1" office:value-type="float" office:value="38" calcext:value-type="float">
            <text:p>38</text:p>
          </table:table-cell>
          <table:table-cell table:formula="of:=[.B294]" office:value-type="float" office:value="3" calcext:value-type="float">
            <text:p>3</text:p>
          </table:table-cell>
          <table:table-cell office:value-type="float" office:value="213.897472" calcext:value-type="float">
            <text:p>213.897472</text:p>
          </table:table-cell>
          <table:table-cell office:value-type="float" office:value="44.018112" calcext:value-type="float">
            <text:p>44.018112</text:p>
          </table:table-cell>
          <table:table-cell office:value-type="float" office:value="212" calcext:value-type="float">
            <text:p>21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295]+1" office:value-type="float" office:value="38" calcext:value-type="float">
            <text:p>38</text:p>
          </table:table-cell>
          <table:table-cell table:formula="of:=[.B295]" office:value-type="float" office:value="4" calcext:value-type="float">
            <text:p>4</text:p>
          </table:table-cell>
          <table:table-cell office:value-type="float" office:value="240.438784" calcext:value-type="float">
            <text:p>240.438784</text:p>
          </table:table-cell>
          <table:table-cell office:value-type="float" office:value="164.386464" calcext:value-type="float">
            <text:p>164.386464</text:p>
          </table:table-cell>
          <table:table-cell office:value-type="float" office:value="241" calcext:value-type="float">
            <text:p>24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296]+1" office:value-type="float" office:value="38" calcext:value-type="float">
            <text:p>38</text:p>
          </table:table-cell>
          <table:table-cell table:formula="of:=[.B296]" office:value-type="float" office:value="5" calcext:value-type="float">
            <text:p>5</text:p>
          </table:table-cell>
          <table:table-cell office:value-type="float" office:value="166.940416" calcext:value-type="float">
            <text:p>166.940416</text:p>
          </table:table-cell>
          <table:table-cell office:value-type="float" office:value="169.177152" calcext:value-type="float">
            <text:p>169.177152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297]+1" office:value-type="float" office:value="38" calcext:value-type="float">
            <text:p>38</text:p>
          </table:table-cell>
          <table:table-cell table:formula="of:=[.B297]" office:value-type="float" office:value="6" calcext:value-type="float">
            <text:p>6</text:p>
          </table:table-cell>
          <table:table-cell office:value-type="float" office:value="87.575552" calcext:value-type="float">
            <text:p>87.575552</text:p>
          </table:table-cell>
          <table:table-cell office:value-type="float" office:value="164.714304" calcext:value-type="float">
            <text:p>164.714304</text:p>
          </table:table-cell>
          <table:table-cell office:value-type="float" office:value="88" calcext:value-type="float">
            <text:p>88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298]+1" office:value-type="float" office:value="38" calcext:value-type="float">
            <text:p>38</text:p>
          </table:table-cell>
          <table:table-cell table:formula="of:=[.B298]" office:value-type="float" office:value="7" calcext:value-type="float">
            <text:p>7</text:p>
          </table:table-cell>
          <table:table-cell office:value-type="float" office:value="107.45408" calcext:value-type="float">
            <text:p>107.45408</text:p>
          </table:table-cell>
          <table:table-cell office:value-type="float" office:value="44.926368" calcext:value-type="float">
            <text:p>44.926368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45" calcext:value-type="float">
            <text:p>45</text:p>
          </table:table-cell>
        </table:table-row>
        <table:table-row table:style-name="ro1">
          <table:table-cell table:formula="of:=[.A299]+1" office:value-type="float" office:value="38" calcext:value-type="float">
            <text:p>38</text:p>
          </table:table-cell>
          <table:table-cell table:formula="of:=[.B299]" office:value-type="float" office:value="8" calcext:value-type="float">
            <text:p>8</text:p>
          </table:table-cell>
          <table:table-cell office:value-type="float" office:value="127.23028992" calcext:value-type="float">
            <text:p>127.23028992</text:p>
          </table:table-cell>
          <table:table-cell office:value-type="float" office:value="49.43136" calcext:value-type="float">
            <text:p>49.43136</text:p>
          </table:table-cell>
          <table:table-cell office:value-type="float" office:value="133" calcext:value-type="float">
            <text:p>13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[.A300]+1" office:value-type="float" office:value="39" calcext:value-type="float">
            <text:p>39</text:p>
          </table:table-cell>
          <table:table-cell table:formula="of:=[.B300]" office:value-type="float" office:value="1" calcext:value-type="float">
            <text:p>1</text:p>
          </table:table-cell>
          <table:table-cell office:value-type="float" office:value="160.619264" calcext:value-type="float">
            <text:p>160.619264</text:p>
          </table:table-cell>
          <table:table-cell office:value-type="float" office:value="61.95168" calcext:value-type="float">
            <text:p>61.95168</text:p>
          </table:table-cell>
          <table:table-cell office:value-type="float" office:value="159" calcext:value-type="float">
            <text:p>15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301]+1" office:value-type="float" office:value="39" calcext:value-type="float">
            <text:p>39</text:p>
          </table:table-cell>
          <table:table-cell table:formula="of:=[.B301]" office:value-type="float" office:value="2" calcext:value-type="float">
            <text:p>2</text:p>
          </table:table-cell>
          <table:table-cell office:value-type="float" office:value="198.131712" calcext:value-type="float">
            <text:p>198.131712</text:p>
          </table:table-cell>
          <table:table-cell office:value-type="float" office:value="59.273664" calcext:value-type="float">
            <text:p>59.273664</text:p>
          </table:table-cell>
          <table:table-cell office:value-type="float" office:value="198" calcext:value-type="float">
            <text:p>19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formula="of:=[.A302]+1" office:value-type="float" office:value="39" calcext:value-type="float">
            <text:p>39</text:p>
          </table:table-cell>
          <table:table-cell table:formula="of:=[.B302]" office:value-type="float" office:value="3" calcext:value-type="float">
            <text:p>3</text:p>
          </table:table-cell>
          <table:table-cell office:value-type="float" office:value="211.213568" calcext:value-type="float">
            <text:p>211.213568</text:p>
          </table:table-cell>
          <table:table-cell office:value-type="float" office:value="53.680608" calcext:value-type="float">
            <text:p>53.680608</text:p>
          </table:table-cell>
          <table:table-cell office:value-type="float" office:value="211" calcext:value-type="float">
            <text:p>21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formula="of:=[.A303]+1" office:value-type="float" office:value="39" calcext:value-type="float">
            <text:p>39</text:p>
          </table:table-cell>
          <table:table-cell table:formula="of:=[.B303]" office:value-type="float" office:value="4" calcext:value-type="float">
            <text:p>4</text:p>
          </table:table-cell>
          <table:table-cell office:value-type="float" office:value="238.515328" calcext:value-type="float">
            <text:p>238.515328</text:p>
          </table:table-cell>
          <table:table-cell office:value-type="float" office:value="176.676192" calcext:value-type="float">
            <text:p>176.676192</text:p>
          </table:table-cell>
          <table:table-cell office:value-type="float" office:value="243" calcext:value-type="float">
            <text:p>24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[.A304]+1" office:value-type="float" office:value="39" calcext:value-type="float">
            <text:p>39</text:p>
          </table:table-cell>
          <table:table-cell table:formula="of:=[.B304]" office:value-type="float" office:value="5" calcext:value-type="float">
            <text:p>5</text:p>
          </table:table-cell>
          <table:table-cell office:value-type="float" office:value="164.2976" calcext:value-type="float">
            <text:p>164.2976</text:p>
          </table:table-cell>
          <table:table-cell office:value-type="float" office:value="183.508704" calcext:value-type="float">
            <text:p>183.508704</text:p>
          </table:table-cell>
          <table:table-cell office:value-type="float" office:value="164" calcext:value-type="float">
            <text:p>164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formula="of:=[.A305]+1" office:value-type="float" office:value="39" calcext:value-type="float">
            <text:p>39</text:p>
          </table:table-cell>
          <table:table-cell table:formula="of:=[.B305]" office:value-type="float" office:value="6" calcext:value-type="float">
            <text:p>6</text:p>
          </table:table-cell>
          <table:table-cell office:value-type="float" office:value="82.102784" calcext:value-type="float">
            <text:p>82.102784</text:p>
          </table:table-cell>
          <table:table-cell office:value-type="float" office:value="180.628512" calcext:value-type="float">
            <text:p>180.628512</text:p>
          </table:table-cell>
          <table:table-cell office:value-type="float" office:value="80" calcext:value-type="float">
            <text:p>8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formula="of:=[.A306]+1" office:value-type="float" office:value="39" calcext:value-type="float">
            <text:p>39</text:p>
          </table:table-cell>
          <table:table-cell table:formula="of:=[.B306]" office:value-type="float" office:value="7" calcext:value-type="float">
            <text:p>7</text:p>
          </table:table-cell>
          <table:table-cell office:value-type="float" office:value="101.330944" calcext:value-type="float">
            <text:p>101.330944</text:p>
          </table:table-cell>
          <table:table-cell office:value-type="float" office:value="55.54848" calcext:value-type="float">
            <text:p>55.54848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60" calcext:value-type="float">
            <text:p>60</text:p>
          </table:table-cell>
        </table:table-row>
        <table:table-row table:style-name="ro1">
          <table:table-cell table:formula="of:=[.A307]+1" office:value-type="float" office:value="39" calcext:value-type="float">
            <text:p>39</text:p>
          </table:table-cell>
          <table:table-cell table:formula="of:=[.B307]" office:value-type="float" office:value="8" calcext:value-type="float">
            <text:p>8</text:p>
          </table:table-cell>
          <table:table-cell office:value-type="float" office:value="119.074624" calcext:value-type="float">
            <text:p>119.074624</text:p>
          </table:table-cell>
          <table:table-cell office:value-type="float" office:value="61.869984" calcext:value-type="float">
            <text:p>61.869984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308]+1" office:value-type="float" office:value="40" calcext:value-type="float">
            <text:p>40</text:p>
          </table:table-cell>
          <table:table-cell table:formula="of:=[.B308]" office:value-type="float" office:value="1" calcext:value-type="float">
            <text:p>1</text:p>
          </table:table-cell>
          <table:table-cell office:value-type="float" office:value="160.011904" calcext:value-type="float">
            <text:p>160.011904</text:p>
          </table:table-cell>
          <table:table-cell office:value-type="float" office:value="51.656352" calcext:value-type="float">
            <text:p>51.656352</text:p>
          </table:table-cell>
          <table:table-cell office:value-type="float" office:value="157" calcext:value-type="float">
            <text:p>15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[.A309]+1" office:value-type="float" office:value="40" calcext:value-type="float">
            <text:p>40</text:p>
          </table:table-cell>
          <table:table-cell table:formula="of:=[.B309]" office:value-type="float" office:value="2" calcext:value-type="float">
            <text:p>2</text:p>
          </table:table-cell>
          <table:table-cell office:value-type="float" office:value="195.247616" calcext:value-type="float">
            <text:p>195.247616</text:p>
          </table:table-cell>
          <table:table-cell office:value-type="float" office:value="52.036128" calcext:value-type="float">
            <text:p>52.036128</text:p>
          </table:table-cell>
          <table:table-cell office:value-type="float" office:value="189" calcext:value-type="float">
            <text:p>18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310]+1" office:value-type="float" office:value="40" calcext:value-type="float">
            <text:p>40</text:p>
          </table:table-cell>
          <table:table-cell table:formula="of:=[.B310]" office:value-type="float" office:value="3" calcext:value-type="float">
            <text:p>3</text:p>
          </table:table-cell>
          <table:table-cell office:value-type="float" office:value="207.704448" calcext:value-type="float">
            <text:p>207.704448</text:p>
          </table:table-cell>
          <table:table-cell office:value-type="float" office:value="48.178656" calcext:value-type="float">
            <text:p>48.178656</text:p>
          </table:table-cell>
          <table:table-cell office:value-type="float" office:value="202" calcext:value-type="float">
            <text:p>20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A311]+1" office:value-type="float" office:value="40" calcext:value-type="float">
            <text:p>40</text:p>
          </table:table-cell>
          <table:table-cell table:formula="of:=[.B311]" office:value-type="float" office:value="4" calcext:value-type="float">
            <text:p>4</text:p>
          </table:table-cell>
          <table:table-cell office:value-type="float" office:value="230.860032" calcext:value-type="float">
            <text:p>230.860032</text:p>
          </table:table-cell>
          <table:table-cell office:value-type="float" office:value="165.040128" calcext:value-type="float">
            <text:p>165.040128</text:p>
          </table:table-cell>
          <table:table-cell office:value-type="float" office:value="230" calcext:value-type="float">
            <text:p>23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312]+1" office:value-type="float" office:value="40" calcext:value-type="float">
            <text:p>40</text:p>
          </table:table-cell>
          <table:table-cell table:formula="of:=[.B312]" office:value-type="float" office:value="5" calcext:value-type="float">
            <text:p>5</text:p>
          </table:table-cell>
          <table:table-cell office:value-type="float" office:value="160.172544" calcext:value-type="float">
            <text:p>160.172544</text:p>
          </table:table-cell>
          <table:table-cell office:value-type="float" office:value="166.936608" calcext:value-type="float">
            <text:p>166.936608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13]+1" office:value-type="float" office:value="40" calcext:value-type="float">
            <text:p>40</text:p>
          </table:table-cell>
          <table:table-cell table:formula="of:=[.B313]" office:value-type="float" office:value="6" calcext:value-type="float">
            <text:p>6</text:p>
          </table:table-cell>
          <table:table-cell office:value-type="float" office:value="83.755648" calcext:value-type="float">
            <text:p>83.755648</text:p>
          </table:table-cell>
          <table:table-cell office:value-type="float" office:value="162.702144" calcext:value-type="float">
            <text:p>162.702144</text:p>
          </table:table-cell>
          <table:table-cell office:value-type="float" office:value="80" calcext:value-type="float">
            <text:p>8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314]+1" office:value-type="float" office:value="40" calcext:value-type="float">
            <text:p>40</text:p>
          </table:table-cell>
          <table:table-cell table:formula="of:=[.B314]" office:value-type="float" office:value="7" calcext:value-type="float">
            <text:p>7</text:p>
          </table:table-cell>
          <table:table-cell office:value-type="float" office:value="104.283648" calcext:value-type="float">
            <text:p>104.283648</text:p>
          </table:table-cell>
          <table:table-cell office:value-type="float" office:value="46.391904" calcext:value-type="float">
            <text:p>46.39190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table:formula="of:=[.A315]+1" office:value-type="float" office:value="40" calcext:value-type="float">
            <text:p>40</text:p>
          </table:table-cell>
          <table:table-cell table:formula="of:=[.B315]" office:value-type="float" office:value="8" calcext:value-type="float">
            <text:p>8</text:p>
          </table:table-cell>
          <table:table-cell office:value-type="float" office:value="119.1319808" calcext:value-type="float">
            <text:p>119.1319808</text:p>
          </table:table-cell>
          <table:table-cell office:value-type="float" office:value="50.844096" calcext:value-type="float">
            <text:p>50.844096</text:p>
          </table:table-cell>
          <table:table-cell office:value-type="float" office:value="121" calcext:value-type="float">
            <text:p>12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[.A316]+1" office:value-type="float" office:value="41" calcext:value-type="float">
            <text:p>41</text:p>
          </table:table-cell>
          <table:table-cell table:formula="of:=[.B316]" office:value-type="float" office:value="1" calcext:value-type="float">
            <text:p>1</text:p>
          </table:table-cell>
          <table:table-cell office:value-type="float" office:value="157.446272" calcext:value-type="float">
            <text:p>157.446272</text:p>
          </table:table-cell>
          <table:table-cell office:value-type="float" office:value="48.202176" calcext:value-type="float">
            <text:p>48.202176</text:p>
          </table:table-cell>
          <table:table-cell office:value-type="float" office:value="156" calcext:value-type="float">
            <text:p>15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A317]+1" office:value-type="float" office:value="41" calcext:value-type="float">
            <text:p>41</text:p>
          </table:table-cell>
          <table:table-cell table:formula="of:=[.B317]" office:value-type="float" office:value="2" calcext:value-type="float">
            <text:p>2</text:p>
          </table:table-cell>
          <table:table-cell office:value-type="float" office:value="192.540416" calcext:value-type="float">
            <text:p>192.540416</text:p>
          </table:table-cell>
          <table:table-cell office:value-type="float" office:value="47.433024" calcext:value-type="float">
            <text:p>47.433024</text:p>
          </table:table-cell>
          <table:table-cell office:value-type="float" office:value="195" calcext:value-type="float">
            <text:p>1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A318]+1" office:value-type="float" office:value="41" calcext:value-type="float">
            <text:p>41</text:p>
          </table:table-cell>
          <table:table-cell table:formula="of:=[.B318]" office:value-type="float" office:value="3" calcext:value-type="float">
            <text:p>3</text:p>
          </table:table-cell>
          <table:table-cell office:value-type="float" office:value="205.713536" calcext:value-type="float">
            <text:p>205.713536</text:p>
          </table:table-cell>
          <table:table-cell office:value-type="float" office:value="42.377952" calcext:value-type="float">
            <text:p>42.377952</text:p>
          </table:table-cell>
          <table:table-cell office:value-type="float" office:value="205" calcext:value-type="float">
            <text:p>20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319]+1" office:value-type="float" office:value="41" calcext:value-type="float">
            <text:p>41</text:p>
          </table:table-cell>
          <table:table-cell table:formula="of:=[.B319]" office:value-type="float" office:value="4" calcext:value-type="float">
            <text:p>4</text:p>
          </table:table-cell>
          <table:table-cell office:value-type="float" office:value="230.697856" calcext:value-type="float">
            <text:p>230.697856</text:p>
          </table:table-cell>
          <table:table-cell office:value-type="float" office:value="164.524896" calcext:value-type="float">
            <text:p>164.524896</text:p>
          </table:table-cell>
          <table:table-cell office:value-type="float" office:value="226" calcext:value-type="float">
            <text:p>22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20]+1" office:value-type="float" office:value="41" calcext:value-type="float">
            <text:p>41</text:p>
          </table:table-cell>
          <table:table-cell table:formula="of:=[.B320]" office:value-type="float" office:value="5" calcext:value-type="float">
            <text:p>5</text:p>
          </table:table-cell>
          <table:table-cell office:value-type="float" office:value="156.565888" calcext:value-type="float">
            <text:p>156.565888</text:p>
          </table:table-cell>
          <table:table-cell office:value-type="float" office:value="166.887936" calcext:value-type="float">
            <text:p>166.887936</text:p>
          </table:table-cell>
          <table:table-cell office:value-type="float" office:value="154" calcext:value-type="float">
            <text:p>15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321]+1" office:value-type="float" office:value="41" calcext:value-type="float">
            <text:p>41</text:p>
          </table:table-cell>
          <table:table-cell table:formula="of:=[.B321]" office:value-type="float" office:value="6" calcext:value-type="float">
            <text:p>6</text:p>
          </table:table-cell>
          <table:table-cell office:value-type="float" office:value="78.94976" calcext:value-type="float">
            <text:p>78.94976</text:p>
          </table:table-cell>
          <table:table-cell office:value-type="float" office:value="162.75744" calcext:value-type="float">
            <text:p>162.75744</text:p>
          </table:table-cell>
          <table:table-cell office:value-type="float" office:value="80" calcext:value-type="float">
            <text:p>8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322]+1" office:value-type="float" office:value="41" calcext:value-type="float">
            <text:p>41</text:p>
          </table:table-cell>
          <table:table-cell table:formula="of:=[.B322]" office:value-type="float" office:value="7" calcext:value-type="float">
            <text:p>7</text:p>
          </table:table-cell>
          <table:table-cell office:value-type="float" office:value="99.636608" calcext:value-type="float">
            <text:p>99.636608</text:p>
          </table:table-cell>
          <table:table-cell office:value-type="float" office:value="41.412" calcext:value-type="float">
            <text:p>41.412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43" calcext:value-type="float">
            <text:p>43</text:p>
          </table:table-cell>
        </table:table-row>
        <table:table-row table:style-name="ro1">
          <table:table-cell table:formula="of:=[.A323]+1" office:value-type="float" office:value="41" calcext:value-type="float">
            <text:p>41</text:p>
          </table:table-cell>
          <table:table-cell table:formula="of:=[.B323]" office:value-type="float" office:value="8" calcext:value-type="float">
            <text:p>8</text:p>
          </table:table-cell>
          <table:table-cell office:value-type="float" office:value="116.426624" calcext:value-type="float">
            <text:p>116.426624</text:p>
          </table:table-cell>
          <table:table-cell office:value-type="float" office:value="46.237152" calcext:value-type="float">
            <text:p>46.237152</text:p>
          </table:table-cell>
          <table:table-cell office:value-type="float" office:value="119" calcext:value-type="float">
            <text:p>11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A324]+1" office:value-type="float" office:value="42" calcext:value-type="float">
            <text:p>42</text:p>
          </table:table-cell>
          <table:table-cell table:formula="of:=[.B324]" office:value-type="float" office:value="1" calcext:value-type="float">
            <text:p>1</text:p>
          </table:table-cell>
          <table:table-cell office:value-type="float" office:value="153.856512" calcext:value-type="float">
            <text:p>153.856512</text:p>
          </table:table-cell>
          <table:table-cell office:value-type="float" office:value="47.640192" calcext:value-type="float">
            <text:p>47.640192</text:p>
          </table:table-cell>
          <table:table-cell office:value-type="float" office:value="152" calcext:value-type="float">
            <text:p>15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[.A325]+1" office:value-type="float" office:value="42" calcext:value-type="float">
            <text:p>42</text:p>
          </table:table-cell>
          <table:table-cell table:formula="of:=[.B325]" office:value-type="float" office:value="2" calcext:value-type="float">
            <text:p>2</text:p>
          </table:table-cell>
          <table:table-cell office:value-type="float" office:value="190.393472" calcext:value-type="float">
            <text:p>190.393472</text:p>
          </table:table-cell>
          <table:table-cell office:value-type="float" office:value="45.949344" calcext:value-type="float">
            <text:p>45.949344</text:p>
          </table:table-cell>
          <table:table-cell office:value-type="float" office:value="189" calcext:value-type="float">
            <text:p>18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326]+1" office:value-type="float" office:value="42" calcext:value-type="float">
            <text:p>42</text:p>
          </table:table-cell>
          <table:table-cell table:formula="of:=[.B326]" office:value-type="float" office:value="3" calcext:value-type="float">
            <text:p>3</text:p>
          </table:table-cell>
          <table:table-cell office:value-type="float" office:value="204.577408" calcext:value-type="float">
            <text:p>204.577408</text:p>
          </table:table-cell>
          <table:table-cell office:value-type="float" office:value="40.06464" calcext:value-type="float">
            <text:p>40.06464</text:p>
          </table:table-cell>
          <table:table-cell office:value-type="float" office:value="199" calcext:value-type="float">
            <text:p>19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A327]+1" office:value-type="float" office:value="42" calcext:value-type="float">
            <text:p>42</text:p>
          </table:table-cell>
          <table:table-cell table:formula="of:=[.B327]" office:value-type="float" office:value="4" calcext:value-type="float">
            <text:p>4</text:p>
          </table:table-cell>
          <table:table-cell office:value-type="float" office:value="232.276608" calcext:value-type="float">
            <text:p>232.276608</text:p>
          </table:table-cell>
          <table:table-cell office:value-type="float" office:value="164.117184" calcext:value-type="float">
            <text:p>164.117184</text:p>
          </table:table-cell>
          <table:table-cell office:value-type="float" office:value="234" calcext:value-type="float">
            <text:p>234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328]+1" office:value-type="float" office:value="42" calcext:value-type="float">
            <text:p>42</text:p>
          </table:table-cell>
          <table:table-cell table:formula="of:=[.B328]" office:value-type="float" office:value="5" calcext:value-type="float">
            <text:p>5</text:p>
          </table:table-cell>
          <table:table-cell office:value-type="float" office:value="156.898944" calcext:value-type="float">
            <text:p>156.898944</text:p>
          </table:table-cell>
          <table:table-cell office:value-type="float" office:value="169.109664" calcext:value-type="float">
            <text:p>169.109664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329]+1" office:value-type="float" office:value="42" calcext:value-type="float">
            <text:p>42</text:p>
          </table:table-cell>
          <table:table-cell table:formula="of:=[.B329]" office:value-type="float" office:value="6" calcext:value-type="float">
            <text:p>6</text:p>
          </table:table-cell>
          <table:table-cell office:value-type="float" office:value="74.46336" calcext:value-type="float">
            <text:p>74.46336</text:p>
          </table:table-cell>
          <table:table-cell office:value-type="float" office:value="165.809184" calcext:value-type="float">
            <text:p>165.809184</text:p>
          </table:table-cell>
          <table:table-cell office:value-type="float" office:value="73" calcext:value-type="float">
            <text:p>7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330]+1" office:value-type="float" office:value="42" calcext:value-type="float">
            <text:p>42</text:p>
          </table:table-cell>
          <table:table-cell table:formula="of:=[.B330]" office:value-type="float" office:value="7" calcext:value-type="float">
            <text:p>7</text:p>
          </table:table-cell>
          <table:table-cell office:value-type="float" office:value="94.8064" calcext:value-type="float">
            <text:p>94.8064</text:p>
          </table:table-cell>
          <table:table-cell office:value-type="float" office:value="41.780832" calcext:value-type="float">
            <text:p>41.780832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44" calcext:value-type="float">
            <text:p>44</text:p>
          </table:table-cell>
        </table:table-row>
        <table:table-row table:style-name="ro1">
          <table:table-cell table:formula="of:=[.A331]+1" office:value-type="float" office:value="42" calcext:value-type="float">
            <text:p>42</text:p>
          </table:table-cell>
          <table:table-cell table:formula="of:=[.B331]" office:value-type="float" office:value="8" calcext:value-type="float">
            <text:p>8</text:p>
          </table:table-cell>
          <table:table-cell office:value-type="float" office:value="111.321472" calcext:value-type="float">
            <text:p>111.321472</text:p>
          </table:table-cell>
          <table:table-cell office:value-type="float" office:value="47.570592" calcext:value-type="float">
            <text:p>47.570592</text:p>
          </table:table-cell>
          <table:table-cell office:value-type="float" office:value="109" calcext:value-type="float">
            <text:p>10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A332]+1" office:value-type="float" office:value="43" calcext:value-type="float">
            <text:p>43</text:p>
          </table:table-cell>
          <table:table-cell table:formula="of:=[.B332]" office:value-type="float" office:value="1" calcext:value-type="float">
            <text:p>1</text:p>
          </table:table-cell>
          <table:table-cell office:value-type="float" office:value="166.697216" calcext:value-type="float">
            <text:p>166.697216</text:p>
          </table:table-cell>
          <table:table-cell office:value-type="float" office:value="37.360608" calcext:value-type="float">
            <text:p>37.360608</text:p>
          </table:table-cell>
          <table:table-cell office:value-type="float" office:value="166" calcext:value-type="float">
            <text:p>1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333]+1" office:value-type="float" office:value="43" calcext:value-type="float">
            <text:p>43</text:p>
          </table:table-cell>
          <table:table-cell table:formula="of:=[.B333]" office:value-type="float" office:value="2" calcext:value-type="float">
            <text:p>2</text:p>
          </table:table-cell>
          <table:table-cell office:value-type="float" office:value="202.27328" calcext:value-type="float">
            <text:p>202.27328</text:p>
          </table:table-cell>
          <table:table-cell office:value-type="float" office:value="37.271616" calcext:value-type="float">
            <text:p>37.271616</text:p>
          </table:table-cell>
          <table:table-cell office:value-type="float" office:value="205" calcext:value-type="float">
            <text:p>20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334]+1" office:value-type="float" office:value="43" calcext:value-type="float">
            <text:p>43</text:p>
          </table:table-cell>
          <table:table-cell table:formula="of:=[.B334]" office:value-type="float" office:value="3" calcext:value-type="float">
            <text:p>3</text:p>
          </table:table-cell>
          <table:table-cell office:value-type="float" office:value="215.831808" calcext:value-type="float">
            <text:p>215.831808</text:p>
          </table:table-cell>
          <table:table-cell office:value-type="float" office:value="33.491904" calcext:value-type="float">
            <text:p>33.491904</text:p>
          </table:table-cell>
          <table:table-cell office:value-type="float" office:value="214" calcext:value-type="float">
            <text:p>21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335]+1" office:value-type="float" office:value="43" calcext:value-type="float">
            <text:p>43</text:p>
          </table:table-cell>
          <table:table-cell table:formula="of:=[.B335]" office:value-type="float" office:value="4" calcext:value-type="float">
            <text:p>4</text:p>
          </table:table-cell>
          <table:table-cell office:value-type="float" office:value="239.933184" calcext:value-type="float">
            <text:p>239.933184</text:p>
          </table:table-cell>
          <table:table-cell office:value-type="float" office:value="153.628224" calcext:value-type="float">
            <text:p>153.628224</text:p>
          </table:table-cell>
          <table:table-cell office:value-type="float" office:value="241" calcext:value-type="float">
            <text:p>24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336]+1" office:value-type="float" office:value="43" calcext:value-type="float">
            <text:p>43</text:p>
          </table:table-cell>
          <table:table-cell table:formula="of:=[.B336]" office:value-type="float" office:value="5" calcext:value-type="float">
            <text:p>5</text:p>
          </table:table-cell>
          <table:table-cell office:value-type="float" office:value="165.949824" calcext:value-type="float">
            <text:p>165.949824</text:p>
          </table:table-cell>
          <table:table-cell office:value-type="float" office:value="157.572192" calcext:value-type="float">
            <text:p>157.572192</text:p>
          </table:table-cell>
          <table:table-cell office:value-type="float" office:value="166" calcext:value-type="float">
            <text:p>16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337]+1" office:value-type="float" office:value="43" calcext:value-type="float">
            <text:p>43</text:p>
          </table:table-cell>
          <table:table-cell table:formula="of:=[.B337]" office:value-type="float" office:value="6" calcext:value-type="float">
            <text:p>6</text:p>
          </table:table-cell>
          <table:table-cell office:value-type="float" office:value="87.08288" calcext:value-type="float">
            <text:p>87.08288</text:p>
          </table:table-cell>
          <table:table-cell office:value-type="float" office:value="152.026944" calcext:value-type="float">
            <text:p>152.026944</text:p>
          </table:table-cell>
          <table:table-cell office:value-type="float" office:value="86" calcext:value-type="float">
            <text:p>8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338]+1" office:value-type="float" office:value="43" calcext:value-type="float">
            <text:p>43</text:p>
          </table:table-cell>
          <table:table-cell table:formula="of:=[.B338]" office:value-type="float" office:value="7" calcext:value-type="float">
            <text:p>7</text:p>
          </table:table-cell>
          <table:table-cell office:value-type="float" office:value="107.725952" calcext:value-type="float">
            <text:p>107.725952</text:p>
          </table:table-cell>
          <table:table-cell office:value-type="float" office:value="31.891776" calcext:value-type="float">
            <text:p>31.891776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1">
          <table:table-cell table:formula="of:=[.A339]+1" office:value-type="float" office:value="43" calcext:value-type="float">
            <text:p>43</text:p>
          </table:table-cell>
          <table:table-cell table:formula="of:=[.B339]" office:value-type="float" office:value="8" calcext:value-type="float">
            <text:p>8</text:p>
          </table:table-cell>
          <table:table-cell office:value-type="float" office:value="126.1699456" calcext:value-type="float">
            <text:p>126.1699456</text:p>
          </table:table-cell>
          <table:table-cell office:value-type="float" office:value="36.48672" calcext:value-type="float">
            <text:p>36.48672</text:p>
          </table:table-cell>
          <table:table-cell office:value-type="float" office:value="125" calcext:value-type="float">
            <text:p>12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340]+1" office:value-type="float" office:value="44" calcext:value-type="float">
            <text:p>44</text:p>
          </table:table-cell>
          <table:table-cell table:formula="of:=[.B340]" office:value-type="float" office:value="1" calcext:value-type="float">
            <text:p>1</text:p>
          </table:table-cell>
          <table:table-cell office:value-type="float" office:value="168.382336" calcext:value-type="float">
            <text:p>168.382336</text:p>
          </table:table-cell>
          <table:table-cell office:value-type="float" office:value="32.369568" calcext:value-type="float">
            <text:p>32.369568</text:p>
          </table:table-cell>
          <table:table-cell office:value-type="float" office:value="167" calcext:value-type="float">
            <text:p>16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341]+1" office:value-type="float" office:value="44" calcext:value-type="float">
            <text:p>44</text:p>
          </table:table-cell>
          <table:table-cell table:formula="of:=[.B341]" office:value-type="float" office:value="2" calcext:value-type="float">
            <text:p>2</text:p>
          </table:table-cell>
          <table:table-cell office:value-type="float" office:value="203.807872" calcext:value-type="float">
            <text:p>203.807872</text:p>
          </table:table-cell>
          <table:table-cell office:value-type="float" office:value="31.813152" calcext:value-type="float">
            <text:p>31.813152</text:p>
          </table:table-cell>
          <table:table-cell office:value-type="float" office:value="203" calcext:value-type="float">
            <text:p>20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342]+1" office:value-type="float" office:value="44" calcext:value-type="float">
            <text:p>44</text:p>
          </table:table-cell>
          <table:table-cell table:formula="of:=[.B342]" office:value-type="float" office:value="3" calcext:value-type="float">
            <text:p>3</text:p>
          </table:table-cell>
          <table:table-cell office:value-type="float" office:value="217.07712" calcext:value-type="float">
            <text:p>217.07712</text:p>
          </table:table-cell>
          <table:table-cell office:value-type="float" office:value="27.002496" calcext:value-type="float">
            <text:p>27.002496</text:p>
          </table:table-cell>
          <table:table-cell office:value-type="float" office:value="217" calcext:value-type="float">
            <text:p>2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343]+1" office:value-type="float" office:value="44" calcext:value-type="float">
            <text:p>44</text:p>
          </table:table-cell>
          <table:table-cell table:formula="of:=[.B343]" office:value-type="float" office:value="4" calcext:value-type="float">
            <text:p>4</text:p>
          </table:table-cell>
          <table:table-cell office:value-type="float" office:value="241.90656" calcext:value-type="float">
            <text:p>241.90656</text:p>
          </table:table-cell>
          <table:table-cell office:value-type="float" office:value="148.15152" calcext:value-type="float">
            <text:p>148.15152</text:p>
          </table:table-cell>
          <table:table-cell office:value-type="float" office:value="243" calcext:value-type="float">
            <text:p>24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formula="of:=[.A344]+1" office:value-type="float" office:value="44" calcext:value-type="float">
            <text:p>44</text:p>
          </table:table-cell>
          <table:table-cell table:formula="of:=[.B344]" office:value-type="float" office:value="5" calcext:value-type="float">
            <text:p>5</text:p>
          </table:table-cell>
          <table:table-cell office:value-type="float" office:value="169.3568" calcext:value-type="float">
            <text:p>169.3568</text:p>
          </table:table-cell>
          <table:table-cell office:value-type="float" office:value="152.02128" calcext:value-type="float">
            <text:p>152.02128</text:p>
          </table:table-cell>
          <table:table-cell office:value-type="float" office:value="170" calcext:value-type="float">
            <text:p>17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[.A345]+1" office:value-type="float" office:value="44" calcext:value-type="float">
            <text:p>44</text:p>
          </table:table-cell>
          <table:table-cell table:formula="of:=[.B345]" office:value-type="float" office:value="6" calcext:value-type="float">
            <text:p>6</text:p>
          </table:table-cell>
          <table:table-cell office:value-type="float" office:value="91.622272" calcext:value-type="float">
            <text:p>91.622272</text:p>
          </table:table-cell>
          <table:table-cell office:value-type="float" office:value="148.56816" calcext:value-type="float">
            <text:p>148.56816</text:p>
          </table:table-cell>
          <table:table-cell office:value-type="float" office:value="93" calcext:value-type="float">
            <text:p>9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formula="of:=[.A346]+1" office:value-type="float" office:value="44" calcext:value-type="float">
            <text:p>44</text:p>
          </table:table-cell>
          <table:table-cell table:formula="of:=[.B346]" office:value-type="float" office:value="7" calcext:value-type="float">
            <text:p>7</text:p>
          </table:table-cell>
          <table:table-cell office:value-type="float" office:value="110.787968" calcext:value-type="float">
            <text:p>110.787968</text:p>
          </table:table-cell>
          <table:table-cell office:value-type="float" office:value="27.580896" calcext:value-type="float">
            <text:p>27.580896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27" calcext:value-type="float">
            <text:p>27</text:p>
          </table:table-cell>
        </table:table-row>
        <table:table-row table:style-name="ro1">
          <table:table-cell table:formula="of:=[.A347]+1" office:value-type="float" office:value="44" calcext:value-type="float">
            <text:p>44</text:p>
          </table:table-cell>
          <table:table-cell table:formula="of:=[.B347]" office:value-type="float" office:value="8" calcext:value-type="float">
            <text:p>8</text:p>
          </table:table-cell>
          <table:table-cell office:value-type="float" office:value="129.540288" calcext:value-type="float">
            <text:p>129.540288</text:p>
          </table:table-cell>
          <table:table-cell office:value-type="float" office:value="32.709024" calcext:value-type="float">
            <text:p>32.709024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348]+1" office:value-type="float" office:value="45" calcext:value-type="float">
            <text:p>45</text:p>
          </table:table-cell>
          <table:table-cell table:formula="of:=[.B348]" office:value-type="float" office:value="1" calcext:value-type="float">
            <text:p>1</text:p>
          </table:table-cell>
          <table:table-cell office:value-type="float" office:value="175.603456" calcext:value-type="float">
            <text:p>175.603456</text:p>
          </table:table-cell>
          <table:table-cell office:value-type="float" office:value="46.489248" calcext:value-type="float">
            <text:p>46.489248</text:p>
          </table:table-cell>
          <table:table-cell office:value-type="float" office:value="177" calcext:value-type="float">
            <text:p>17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349]+1" office:value-type="float" office:value="45" calcext:value-type="float">
            <text:p>45</text:p>
          </table:table-cell>
          <table:table-cell table:formula="of:=[.B349]" office:value-type="float" office:value="2" calcext:value-type="float">
            <text:p>2</text:p>
          </table:table-cell>
          <table:table-cell office:value-type="float" office:value="211.673984" calcext:value-type="float">
            <text:p>211.673984</text:p>
          </table:table-cell>
          <table:table-cell office:value-type="float" office:value="46.84704" calcext:value-type="float">
            <text:p>46.84704</text:p>
          </table:table-cell>
          <table:table-cell office:value-type="float" office:value="213" calcext:value-type="float">
            <text:p>21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A350]+1" office:value-type="float" office:value="45" calcext:value-type="float">
            <text:p>45</text:p>
          </table:table-cell>
          <table:table-cell table:formula="of:=[.B350]" office:value-type="float" office:value="3" calcext:value-type="float">
            <text:p>3</text:p>
          </table:table-cell>
          <table:table-cell office:value-type="float" office:value="223.792128" calcext:value-type="float">
            <text:p>223.792128</text:p>
          </table:table-cell>
          <table:table-cell office:value-type="float" office:value="43.526688" calcext:value-type="float">
            <text:p>43.526688</text:p>
          </table:table-cell>
          <table:table-cell office:value-type="float" office:value="224" calcext:value-type="float">
            <text:p>22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351]+1" office:value-type="float" office:value="45" calcext:value-type="float">
            <text:p>45</text:p>
          </table:table-cell>
          <table:table-cell table:formula="of:=[.B351]" office:value-type="float" office:value="4" calcext:value-type="float">
            <text:p>4</text:p>
          </table:table-cell>
          <table:table-cell office:value-type="float" office:value="243.559552" calcext:value-type="float">
            <text:p>243.559552</text:p>
          </table:table-cell>
          <table:table-cell office:value-type="float" office:value="157.607328" calcext:value-type="float">
            <text:p>157.607328</text:p>
          </table:table-cell>
          <table:table-cell office:value-type="float" office:value="244" calcext:value-type="float">
            <text:p>24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352]+1" office:value-type="float" office:value="45" calcext:value-type="float">
            <text:p>45</text:p>
          </table:table-cell>
          <table:table-cell table:formula="of:=[.B352]" office:value-type="float" office:value="5" calcext:value-type="float">
            <text:p>5</text:p>
          </table:table-cell>
          <table:table-cell office:value-type="float" office:value="173.081088" calcext:value-type="float">
            <text:p>173.081088</text:p>
          </table:table-cell>
          <table:table-cell office:value-type="float" office:value="159.39888" calcext:value-type="float">
            <text:p>159.39888</text:p>
          </table:table-cell>
          <table:table-cell office:value-type="float" office:value="176" calcext:value-type="float">
            <text:p>17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353]+1" office:value-type="float" office:value="45" calcext:value-type="float">
            <text:p>45</text:p>
          </table:table-cell>
          <table:table-cell table:formula="of:=[.B353]" office:value-type="float" office:value="6" calcext:value-type="float">
            <text:p>6</text:p>
          </table:table-cell>
          <table:table-cell office:value-type="float" office:value="99.444736" calcext:value-type="float">
            <text:p>99.444736</text:p>
          </table:table-cell>
          <table:table-cell office:value-type="float" office:value="153.49536" calcext:value-type="float">
            <text:p>153.49536</text:p>
          </table:table-cell>
          <table:table-cell office:value-type="float" office:value="104" calcext:value-type="float">
            <text:p>10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354]+1" office:value-type="float" office:value="45" calcext:value-type="float">
            <text:p>45</text:p>
          </table:table-cell>
          <table:table-cell table:formula="of:=[.B354]" office:value-type="float" office:value="7" calcext:value-type="float">
            <text:p>7</text:p>
          </table:table-cell>
          <table:table-cell office:value-type="float" office:value="121.178048" calcext:value-type="float">
            <text:p>121.178048</text:p>
          </table:table-cell>
          <table:table-cell office:value-type="float" office:value="40.133184" calcext:value-type="float">
            <text:p>40.133184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44" calcext:value-type="float">
            <text:p>44</text:p>
          </table:table-cell>
        </table:table-row>
        <table:table-row table:style-name="ro1">
          <table:table-cell table:formula="of:=[.A355]+1" office:value-type="float" office:value="45" calcext:value-type="float">
            <text:p>45</text:p>
          </table:table-cell>
          <table:table-cell table:formula="of:=[.B355]" office:value-type="float" office:value="8" calcext:value-type="float">
            <text:p>8</text:p>
          </table:table-cell>
          <table:table-cell office:value-type="float" office:value="136.99232" calcext:value-type="float">
            <text:p>136.99232</text:p>
          </table:table-cell>
          <table:table-cell office:value-type="float" office:value="45.094752" calcext:value-type="float">
            <text:p>45.094752</text:p>
          </table:table-cell>
          <table:table-cell office:value-type="float" office:value="138" calcext:value-type="float">
            <text:p>13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356]+1" office:value-type="float" office:value="46" calcext:value-type="float">
            <text:p>46</text:p>
          </table:table-cell>
          <table:table-cell table:formula="of:=[.B356]" office:value-type="float" office:value="1" calcext:value-type="float">
            <text:p>1</text:p>
          </table:table-cell>
          <table:table-cell office:value-type="float" office:value="168.821248" calcext:value-type="float">
            <text:p>168.821248</text:p>
          </table:table-cell>
          <table:table-cell office:value-type="float" office:value="38.517888" calcext:value-type="float">
            <text:p>38.517888</text:p>
          </table:table-cell>
          <table:table-cell office:value-type="float" office:value="170" calcext:value-type="float">
            <text:p>17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357]+1" office:value-type="float" office:value="46" calcext:value-type="float">
            <text:p>46</text:p>
          </table:table-cell>
          <table:table-cell table:formula="of:=[.B357]" office:value-type="float" office:value="2" calcext:value-type="float">
            <text:p>2</text:p>
          </table:table-cell>
          <table:table-cell office:value-type="float" office:value="205.37408" calcext:value-type="float">
            <text:p>205.37408</text:p>
          </table:table-cell>
          <table:table-cell office:value-type="float" office:value="38.34864" calcext:value-type="float">
            <text:p>38.34864</text:p>
          </table:table-cell>
          <table:table-cell office:value-type="float" office:value="206" calcext:value-type="float">
            <text:p>20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358]+1" office:value-type="float" office:value="46" calcext:value-type="float">
            <text:p>46</text:p>
          </table:table-cell>
          <table:table-cell table:formula="of:=[.B358]" office:value-type="float" office:value="3" calcext:value-type="float">
            <text:p>3</text:p>
          </table:table-cell>
          <table:table-cell office:value-type="float" office:value="217.638656" calcext:value-type="float">
            <text:p>217.638656</text:p>
          </table:table-cell>
          <table:table-cell office:value-type="float" office:value="34.017984" calcext:value-type="float">
            <text:p>34.017984</text:p>
          </table:table-cell>
          <table:table-cell office:value-type="float" office:value="217" calcext:value-type="float">
            <text:p>2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359]+1" office:value-type="float" office:value="46" calcext:value-type="float">
            <text:p>46</text:p>
          </table:table-cell>
          <table:table-cell table:formula="of:=[.B359]" office:value-type="float" office:value="4" calcext:value-type="float">
            <text:p>4</text:p>
          </table:table-cell>
          <table:table-cell office:value-type="float" office:value="243.486976" calcext:value-type="float">
            <text:p>243.486976</text:p>
          </table:table-cell>
          <table:table-cell office:value-type="float" office:value="156.564672" calcext:value-type="float">
            <text:p>156.564672</text:p>
          </table:table-cell>
          <table:table-cell office:value-type="float" office:value="246" calcext:value-type="float">
            <text:p>24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360]+1" office:value-type="float" office:value="46" calcext:value-type="float">
            <text:p>46</text:p>
          </table:table-cell>
          <table:table-cell table:formula="of:=[.B360]" office:value-type="float" office:value="5" calcext:value-type="float">
            <text:p>5</text:p>
          </table:table-cell>
          <table:table-cell office:value-type="float" office:value="169.527552" calcext:value-type="float">
            <text:p>169.527552</text:p>
          </table:table-cell>
          <table:table-cell office:value-type="float" office:value="160.358976" calcext:value-type="float">
            <text:p>160.358976</text:p>
          </table:table-cell>
          <table:table-cell office:value-type="float" office:value="173" calcext:value-type="float">
            <text:p>173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361]+1" office:value-type="float" office:value="46" calcext:value-type="float">
            <text:p>46</text:p>
          </table:table-cell>
          <table:table-cell table:formula="of:=[.B361]" office:value-type="float" office:value="6" calcext:value-type="float">
            <text:p>6</text:p>
          </table:table-cell>
          <table:table-cell office:value-type="float" office:value="91.468288" calcext:value-type="float">
            <text:p>91.468288</text:p>
          </table:table-cell>
          <table:table-cell office:value-type="float" office:value="156.459648" calcext:value-type="float">
            <text:p>156.459648</text:p>
          </table:table-cell>
          <table:table-cell office:value-type="float" office:value="93" calcext:value-type="float">
            <text:p>9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362]+1" office:value-type="float" office:value="46" calcext:value-type="float">
            <text:p>46</text:p>
          </table:table-cell>
          <table:table-cell table:formula="of:=[.B362]" office:value-type="float" office:value="7" calcext:value-type="float">
            <text:p>7</text:p>
          </table:table-cell>
          <table:table-cell office:value-type="float" office:value="110.998144" calcext:value-type="float">
            <text:p>110.998144</text:p>
          </table:table-cell>
          <table:table-cell office:value-type="float" office:value="34.07808" calcext:value-type="float">
            <text:p>34.07808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1">
          <table:table-cell table:formula="of:=[.A363]+1" office:value-type="float" office:value="46" calcext:value-type="float">
            <text:p>46</text:p>
          </table:table-cell>
          <table:table-cell table:formula="of:=[.B363]" office:value-type="float" office:value="8" calcext:value-type="float">
            <text:p>8</text:p>
          </table:table-cell>
          <table:table-cell office:value-type="float" office:value="130.6258432" calcext:value-type="float">
            <text:p>130.6258432</text:p>
          </table:table-cell>
          <table:table-cell office:value-type="float" office:value="38.318016" calcext:value-type="float">
            <text:p>38.318016</text:p>
          </table:table-cell>
          <table:table-cell office:value-type="float" office:value="133" calcext:value-type="float">
            <text:p>13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364]+1" office:value-type="float" office:value="47" calcext:value-type="float">
            <text:p>47</text:p>
          </table:table-cell>
          <table:table-cell table:formula="of:=[.B364]" office:value-type="float" office:value="1" calcext:value-type="float">
            <text:p>1</text:p>
          </table:table-cell>
          <table:table-cell office:value-type="float" office:value="168.447872" calcext:value-type="float">
            <text:p>168.447872</text:p>
          </table:table-cell>
          <table:table-cell office:value-type="float" office:value="58.869312" calcext:value-type="float">
            <text:p>58.869312</text:p>
          </table:table-cell>
          <table:table-cell office:value-type="float" office:value="170" calcext:value-type="float">
            <text:p>17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formula="of:=[.A365]+1" office:value-type="float" office:value="47" calcext:value-type="float">
            <text:p>47</text:p>
          </table:table-cell>
          <table:table-cell table:formula="of:=[.B365]" office:value-type="float" office:value="2" calcext:value-type="float">
            <text:p>2</text:p>
          </table:table-cell>
          <table:table-cell office:value-type="float" office:value="201.604992" calcext:value-type="float">
            <text:p>201.604992</text:p>
          </table:table-cell>
          <table:table-cell office:value-type="float" office:value="59.41968" calcext:value-type="float">
            <text:p>59.41968</text:p>
          </table:table-cell>
          <table:table-cell office:value-type="float" office:value="200" calcext:value-type="float">
            <text:p>20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formula="of:=[.A366]+1" office:value-type="float" office:value="47" calcext:value-type="float">
            <text:p>47</text:p>
          </table:table-cell>
          <table:table-cell table:formula="of:=[.B366]" office:value-type="float" office:value="3" calcext:value-type="float">
            <text:p>3</text:p>
          </table:table-cell>
          <table:table-cell office:value-type="float" office:value="212.506368" calcext:value-type="float">
            <text:p>212.506368</text:p>
          </table:table-cell>
          <table:table-cell office:value-type="float" office:value="57.160608" calcext:value-type="float">
            <text:p>57.160608</text:p>
          </table:table-cell>
          <table:table-cell office:value-type="float" office:value="213" calcext:value-type="float">
            <text:p>21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367]+1" office:value-type="float" office:value="47" calcext:value-type="float">
            <text:p>47</text:p>
          </table:table-cell>
          <table:table-cell table:formula="of:=[.B367]" office:value-type="float" office:value="4" calcext:value-type="float">
            <text:p>4</text:p>
          </table:table-cell>
          <table:table-cell office:value-type="float" office:value="233.236096" calcext:value-type="float">
            <text:p>233.236096</text:p>
          </table:table-cell>
          <table:table-cell office:value-type="float" office:value="166.157376" calcext:value-type="float">
            <text:p>166.157376</text:p>
          </table:table-cell>
          <table:table-cell office:value-type="float" office:value="234" calcext:value-type="float">
            <text:p>234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368]+1" office:value-type="float" office:value="47" calcext:value-type="float">
            <text:p>47</text:p>
          </table:table-cell>
          <table:table-cell table:formula="of:=[.B368]" office:value-type="float" office:value="5" calcext:value-type="float">
            <text:p>5</text:p>
          </table:table-cell>
          <table:table-cell office:value-type="float" office:value="168.215296" calcext:value-type="float">
            <text:p>168.215296</text:p>
          </table:table-cell>
          <table:table-cell office:value-type="float" office:value="166.850976" calcext:value-type="float">
            <text:p>166.850976</text:p>
          </table:table-cell>
          <table:table-cell office:value-type="float" office:value="171" calcext:value-type="float">
            <text:p>17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369]+1" office:value-type="float" office:value="47" calcext:value-type="float">
            <text:p>47</text:p>
          </table:table-cell>
          <table:table-cell table:formula="of:=[.B369]" office:value-type="float" office:value="6" calcext:value-type="float">
            <text:p>6</text:p>
          </table:table-cell>
          <table:table-cell office:value-type="float" office:value="98.473984" calcext:value-type="float">
            <text:p>98.473984</text:p>
          </table:table-cell>
          <table:table-cell office:value-type="float" office:value="164.2752" calcext:value-type="float">
            <text:p>164.2752</text:p>
          </table:table-cell>
          <table:table-cell office:value-type="float" office:value="102" calcext:value-type="float">
            <text:p>102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370]+1" office:value-type="float" office:value="47" calcext:value-type="float">
            <text:p>47</text:p>
          </table:table-cell>
          <table:table-cell table:formula="of:=[.B370]" office:value-type="float" office:value="7" calcext:value-type="float">
            <text:p>7</text:p>
          </table:table-cell>
          <table:table-cell office:value-type="float" office:value="114.628096" calcext:value-type="float">
            <text:p>114.628096</text:p>
          </table:table-cell>
          <table:table-cell office:value-type="float" office:value="54.84144" calcext:value-type="float">
            <text:p>54.84144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55" calcext:value-type="float">
            <text:p>55</text:p>
          </table:table-cell>
        </table:table-row>
        <table:table-row table:style-name="ro1">
          <table:table-cell table:formula="of:=[.A371]+1" office:value-type="float" office:value="47" calcext:value-type="float">
            <text:p>47</text:p>
          </table:table-cell>
          <table:table-cell table:formula="of:=[.B371]" office:value-type="float" office:value="8" calcext:value-type="float">
            <text:p>8</text:p>
          </table:table-cell>
          <table:table-cell office:value-type="float" office:value="131.8847744" calcext:value-type="float">
            <text:p>131.8847744</text:p>
          </table:table-cell>
          <table:table-cell office:value-type="float" office:value="57.997824" calcext:value-type="float">
            <text:p>57.997824</text:p>
          </table:table-cell>
          <table:table-cell office:value-type="float" office:value="133" calcext:value-type="float">
            <text:p>13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[.A372]+1" office:value-type="float" office:value="48" calcext:value-type="float">
            <text:p>48</text:p>
          </table:table-cell>
          <table:table-cell table:formula="of:=[.B372]" office:value-type="float" office:value="1" calcext:value-type="float">
            <text:p>1</text:p>
          </table:table-cell>
          <table:table-cell office:value-type="float" office:value="161.62752" calcext:value-type="float">
            <text:p>161.62752</text:p>
          </table:table-cell>
          <table:table-cell office:value-type="float" office:value="46.456128" calcext:value-type="float">
            <text:p>46.456128</text:p>
          </table:table-cell>
          <table:table-cell office:value-type="float" office:value="162" calcext:value-type="float">
            <text:p>16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A373]+1" office:value-type="float" office:value="48" calcext:value-type="float">
            <text:p>48</text:p>
          </table:table-cell>
          <table:table-cell table:formula="of:=[.B373]" office:value-type="float" office:value="2" calcext:value-type="float">
            <text:p>2</text:p>
          </table:table-cell>
          <table:table-cell office:value-type="float" office:value="197.794432" calcext:value-type="float">
            <text:p>197.794432</text:p>
          </table:table-cell>
          <table:table-cell office:value-type="float" office:value="45.631488" calcext:value-type="float">
            <text:p>45.631488</text:p>
          </table:table-cell>
          <table:table-cell office:value-type="float" office:value="199" calcext:value-type="float">
            <text:p>19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[.A374]+1" office:value-type="float" office:value="48" calcext:value-type="float">
            <text:p>48</text:p>
          </table:table-cell>
          <table:table-cell table:formula="of:=[.B374]" office:value-type="float" office:value="3" calcext:value-type="float">
            <text:p>3</text:p>
          </table:table-cell>
          <table:table-cell office:value-type="float" office:value="210.484352" calcext:value-type="float">
            <text:p>210.484352</text:p>
          </table:table-cell>
          <table:table-cell office:value-type="float" office:value="40.748928" calcext:value-type="float">
            <text:p>40.748928</text:p>
          </table:table-cell>
          <table:table-cell office:value-type="float" office:value="209" calcext:value-type="float">
            <text:p>20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375]+1" office:value-type="float" office:value="48" calcext:value-type="float">
            <text:p>48</text:p>
          </table:table-cell>
          <table:table-cell table:formula="of:=[.B375]" office:value-type="float" office:value="4" calcext:value-type="float">
            <text:p>4</text:p>
          </table:table-cell>
          <table:table-cell office:value-type="float" office:value="236.564608" calcext:value-type="float">
            <text:p>236.564608</text:p>
          </table:table-cell>
          <table:table-cell office:value-type="float" office:value="163.58784" calcext:value-type="float">
            <text:p>163.58784</text:p>
          </table:table-cell>
          <table:table-cell office:value-type="float" office:value="238" calcext:value-type="float">
            <text:p>238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376]+1" office:value-type="float" office:value="48" calcext:value-type="float">
            <text:p>48</text:p>
          </table:table-cell>
          <table:table-cell table:formula="of:=[.B376]" office:value-type="float" office:value="5" calcext:value-type="float">
            <text:p>5</text:p>
          </table:table-cell>
          <table:table-cell office:value-type="float" office:value="162.260096" calcext:value-type="float">
            <text:p>162.260096</text:p>
          </table:table-cell>
          <table:table-cell office:value-type="float" office:value="167.993856" calcext:value-type="float">
            <text:p>167.993856</text:p>
          </table:table-cell>
          <table:table-cell office:value-type="float" office:value="162" calcext:value-type="float">
            <text:p>16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377]+1" office:value-type="float" office:value="48" calcext:value-type="float">
            <text:p>48</text:p>
          </table:table-cell>
          <table:table-cell table:formula="of:=[.B377]" office:value-type="float" office:value="6" calcext:value-type="float">
            <text:p>6</text:p>
          </table:table-cell>
          <table:table-cell office:value-type="float" office:value="82.007424" calcext:value-type="float">
            <text:p>82.007424</text:p>
          </table:table-cell>
          <table:table-cell office:value-type="float" office:value="162.784896" calcext:value-type="float">
            <text:p>162.784896</text:p>
          </table:table-cell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378]+1" office:value-type="float" office:value="48" calcext:value-type="float">
            <text:p>48</text:p>
          </table:table-cell>
          <table:table-cell table:formula="of:=[.B378]" office:value-type="float" office:value="7" calcext:value-type="float">
            <text:p>7</text:p>
          </table:table-cell>
          <table:table-cell office:value-type="float" office:value="103.506432" calcext:value-type="float">
            <text:p>103.506432</text:p>
          </table:table-cell>
          <table:table-cell office:value-type="float" office:value="40.910112" calcext:value-type="float">
            <text:p>40.910112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41" calcext:value-type="float">
            <text:p>41</text:p>
          </table:table-cell>
        </table:table-row>
        <table:table-row table:style-name="ro1">
          <table:table-cell table:formula="of:=[.A379]+1" office:value-type="float" office:value="48" calcext:value-type="float">
            <text:p>48</text:p>
          </table:table-cell>
          <table:table-cell table:formula="of:=[.B379]" office:value-type="float" office:value="8" calcext:value-type="float">
            <text:p>8</text:p>
          </table:table-cell>
          <table:table-cell office:value-type="float" office:value="122.0649216" calcext:value-type="float">
            <text:p>122.0649216</text:p>
          </table:table-cell>
          <table:table-cell office:value-type="float" office:value="46.34064" calcext:value-type="float">
            <text:p>46.34064</text:p>
          </table:table-cell>
          <table:table-cell office:value-type="float" office:value="124" calcext:value-type="float">
            <text:p>12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380]+1" office:value-type="float" office:value="49" calcext:value-type="float">
            <text:p>49</text:p>
          </table:table-cell>
          <table:table-cell table:formula="of:=[.B380]" office:value-type="float" office:value="1" calcext:value-type="float">
            <text:p>1</text:p>
          </table:table-cell>
          <table:table-cell office:value-type="float" office:value="170.863488" calcext:value-type="float">
            <text:p>170.863488</text:p>
          </table:table-cell>
          <table:table-cell office:value-type="float" office:value="53.183712" calcext:value-type="float">
            <text:p>53.183712</text:p>
          </table:table-cell>
          <table:table-cell office:value-type="float" office:value="172" calcext:value-type="float">
            <text:p>17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381]+1" office:value-type="float" office:value="49" calcext:value-type="float">
            <text:p>49</text:p>
          </table:table-cell>
          <table:table-cell table:formula="of:=[.B381]" office:value-type="float" office:value="2" calcext:value-type="float">
            <text:p>2</text:p>
          </table:table-cell>
          <table:table-cell office:value-type="float" office:value="206.961664" calcext:value-type="float">
            <text:p>206.961664</text:p>
          </table:table-cell>
          <table:table-cell office:value-type="float" office:value="53.856192" calcext:value-type="float">
            <text:p>53.856192</text:p>
          </table:table-cell>
          <table:table-cell office:value-type="float" office:value="210" calcext:value-type="float">
            <text:p>2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382]+1" office:value-type="float" office:value="49" calcext:value-type="float">
            <text:p>49</text:p>
          </table:table-cell>
          <table:table-cell table:formula="of:=[.B382]" office:value-type="float" office:value="3" calcext:value-type="float">
            <text:p>3</text:p>
          </table:table-cell>
          <table:table-cell office:value-type="float" office:value="220.020992" calcext:value-type="float">
            <text:p>220.020992</text:p>
          </table:table-cell>
          <table:table-cell office:value-type="float" office:value="49.825728" calcext:value-type="float">
            <text:p>49.825728</text:p>
          </table:table-cell>
          <table:table-cell office:value-type="float" office:value="221" calcext:value-type="float">
            <text:p>22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A383]+1" office:value-type="float" office:value="49" calcext:value-type="float">
            <text:p>49</text:p>
          </table:table-cell>
          <table:table-cell table:formula="of:=[.B383]" office:value-type="float" office:value="4" calcext:value-type="float">
            <text:p>4</text:p>
          </table:table-cell>
          <table:table-cell office:value-type="float" office:value="244.401408" calcext:value-type="float">
            <text:p>244.401408</text:p>
          </table:table-cell>
          <table:table-cell office:value-type="float" office:value="170.008608" calcext:value-type="float">
            <text:p>170.008608</text:p>
          </table:table-cell>
          <table:table-cell office:value-type="float" office:value="246" calcext:value-type="float">
            <text:p>2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384]+1" office:value-type="float" office:value="49" calcext:value-type="float">
            <text:p>49</text:p>
          </table:table-cell>
          <table:table-cell table:formula="of:=[.B384]" office:value-type="float" office:value="5" calcext:value-type="float">
            <text:p>5</text:p>
          </table:table-cell>
          <table:table-cell office:value-type="float" office:value="169.725568" calcext:value-type="float">
            <text:p>169.725568</text:p>
          </table:table-cell>
          <table:table-cell office:value-type="float" office:value="172.551264" calcext:value-type="float">
            <text:p>172.551264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385]+1" office:value-type="float" office:value="49" calcext:value-type="float">
            <text:p>49</text:p>
          </table:table-cell>
          <table:table-cell table:formula="of:=[.B385]" office:value-type="float" office:value="6" calcext:value-type="float">
            <text:p>6</text:p>
          </table:table-cell>
          <table:table-cell office:value-type="float" office:value="90.278656" calcext:value-type="float">
            <text:p>90.278656</text:p>
          </table:table-cell>
          <table:table-cell office:value-type="float" office:value="167.614176" calcext:value-type="float">
            <text:p>167.614176</text:p>
          </table:table-cell>
          <table:table-cell office:value-type="float" office:value="89" calcext:value-type="float">
            <text:p>8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386]+1" office:value-type="float" office:value="49" calcext:value-type="float">
            <text:p>49</text:p>
          </table:table-cell>
          <table:table-cell table:formula="of:=[.B386]" office:value-type="float" office:value="7" calcext:value-type="float">
            <text:p>7</text:p>
          </table:table-cell>
          <table:table-cell office:value-type="float" office:value="112.927488" calcext:value-type="float">
            <text:p>112.927488</text:p>
          </table:table-cell>
          <table:table-cell office:value-type="float" office:value="47.908224" calcext:value-type="float">
            <text:p>47.908224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48" calcext:value-type="float">
            <text:p>48</text:p>
          </table:table-cell>
        </table:table-row>
        <table:table-row table:style-name="ro1">
          <table:table-cell table:formula="of:=[.A387]+1" office:value-type="float" office:value="49" calcext:value-type="float">
            <text:p>49</text:p>
          </table:table-cell>
          <table:table-cell table:formula="of:=[.B387]" office:value-type="float" office:value="8" calcext:value-type="float">
            <text:p>8</text:p>
          </table:table-cell>
          <table:table-cell office:value-type="float" office:value="130.5225728" calcext:value-type="float">
            <text:p>130.5225728</text:p>
          </table:table-cell>
          <table:table-cell office:value-type="float" office:value="53.140416" calcext:value-type="float">
            <text:p>53.140416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388]+1" office:value-type="float" office:value="50" calcext:value-type="float">
            <text:p>50</text:p>
          </table:table-cell>
          <table:table-cell table:formula="of:=[.B388]" office:value-type="float" office:value="1" calcext:value-type="float">
            <text:p>1</text:p>
          </table:table-cell>
          <table:table-cell office:value-type="float" office:value="164.107904" calcext:value-type="float">
            <text:p>164.107904</text:p>
          </table:table-cell>
          <table:table-cell office:value-type="float" office:value="53.58864" calcext:value-type="float">
            <text:p>53.58864</text:p>
          </table:table-cell>
          <table:table-cell office:value-type="float" office:value="162" calcext:value-type="float">
            <text:p>16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[.A389]+1" office:value-type="float" office:value="50" calcext:value-type="float">
            <text:p>50</text:p>
          </table:table-cell>
          <table:table-cell table:formula="of:=[.B389]" office:value-type="float" office:value="2" calcext:value-type="float">
            <text:p>2</text:p>
          </table:table-cell>
          <table:table-cell office:value-type="float" office:value="198.324352" calcext:value-type="float">
            <text:p>198.324352</text:p>
          </table:table-cell>
          <table:table-cell office:value-type="float" office:value="50.91456" calcext:value-type="float">
            <text:p>50.91456</text:p>
          </table:table-cell>
          <table:table-cell office:value-type="float" office:value="199" calcext:value-type="float">
            <text:p>19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A390]+1" office:value-type="float" office:value="50" calcext:value-type="float">
            <text:p>50</text:p>
          </table:table-cell>
          <table:table-cell table:formula="of:=[.B390]" office:value-type="float" office:value="3" calcext:value-type="float">
            <text:p>3</text:p>
          </table:table-cell>
          <table:table-cell office:value-type="float" office:value="210.833792" calcext:value-type="float">
            <text:p>210.833792</text:p>
          </table:table-cell>
          <table:table-cell office:value-type="float" office:value="45.0672" calcext:value-type="float">
            <text:p>45.0672</text:p>
          </table:table-cell>
          <table:table-cell office:value-type="float" office:value="210" calcext:value-type="float">
            <text:p>2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391]+1" office:value-type="float" office:value="50" calcext:value-type="float">
            <text:p>50</text:p>
          </table:table-cell>
          <table:table-cell table:formula="of:=[.B391]" office:value-type="float" office:value="4" calcext:value-type="float">
            <text:p>4</text:p>
          </table:table-cell>
          <table:table-cell office:value-type="float" office:value="243.67168" calcext:value-type="float">
            <text:p>243.67168</text:p>
          </table:table-cell>
          <table:table-cell office:value-type="float" office:value="161.61024" calcext:value-type="float">
            <text:p>161.61024</text:p>
          </table:table-cell>
          <table:table-cell office:value-type="float" office:value="246" calcext:value-type="float">
            <text:p>246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392]+1" office:value-type="float" office:value="50" calcext:value-type="float">
            <text:p>50</text:p>
          </table:table-cell>
          <table:table-cell table:formula="of:=[.B392]" office:value-type="float" office:value="5" calcext:value-type="float">
            <text:p>5</text:p>
          </table:table-cell>
          <table:table-cell office:value-type="float" office:value="171.297792" calcext:value-type="float">
            <text:p>171.297792</text:p>
          </table:table-cell>
          <table:table-cell office:value-type="float" office:value="170.351424" calcext:value-type="float">
            <text:p>170.351424</text:p>
          </table:table-cell>
          <table:table-cell office:value-type="float" office:value="173" calcext:value-type="float">
            <text:p>17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393]+1" office:value-type="float" office:value="50" calcext:value-type="float">
            <text:p>50</text:p>
          </table:table-cell>
          <table:table-cell table:formula="of:=[.B393]" office:value-type="float" office:value="6" calcext:value-type="float">
            <text:p>6</text:p>
          </table:table-cell>
          <table:table-cell office:value-type="float" office:value="95.175936" calcext:value-type="float">
            <text:p>95.175936</text:p>
          </table:table-cell>
          <table:table-cell office:value-type="float" office:value="172.01232" calcext:value-type="float">
            <text:p>172.01232</text:p>
          </table:table-cell>
          <table:table-cell office:value-type="float" office:value="96" calcext:value-type="float">
            <text:p>9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394]+1" office:value-type="float" office:value="50" calcext:value-type="float">
            <text:p>50</text:p>
          </table:table-cell>
          <table:table-cell table:formula="of:=[.B394]" office:value-type="float" office:value="7" calcext:value-type="float">
            <text:p>7</text:p>
          </table:table-cell>
          <table:table-cell office:value-type="float" office:value="107.704704" calcext:value-type="float">
            <text:p>107.704704</text:p>
          </table:table-cell>
          <table:table-cell office:value-type="float" office:value="52.66224" calcext:value-type="float">
            <text:p>52.66224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54" calcext:value-type="float">
            <text:p>54</text:p>
          </table:table-cell>
        </table:table-row>
        <table:table-row table:style-name="ro1">
          <table:table-cell table:formula="of:=[.A395]+1" office:value-type="float" office:value="50" calcext:value-type="float">
            <text:p>50</text:p>
          </table:table-cell>
          <table:table-cell table:formula="of:=[.B395]" office:value-type="float" office:value="8" calcext:value-type="float">
            <text:p>8</text:p>
          </table:table-cell>
          <table:table-cell office:value-type="float" office:value="125.4666752" calcext:value-type="float">
            <text:p>125.4666752</text:p>
          </table:table-cell>
          <table:table-cell office:value-type="float" office:value="55.820832" calcext:value-type="float">
            <text:p>55.820832</text:p>
          </table:table-cell>
          <table:table-cell office:value-type="float" office:value="127" calcext:value-type="float">
            <text:p>12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formula="of:=[.A396]+1" office:value-type="float" office:value="51" calcext:value-type="float">
            <text:p>51</text:p>
          </table:table-cell>
          <table:table-cell table:formula="of:=[.B396]" office:value-type="float" office:value="1" calcext:value-type="float">
            <text:p>1</text:p>
          </table:table-cell>
          <table:table-cell office:value-type="float" office:value="165.268352" calcext:value-type="float">
            <text:p>165.268352</text:p>
          </table:table-cell>
          <table:table-cell office:value-type="float" office:value="54.879264" calcext:value-type="float">
            <text:p>54.879264</text:p>
          </table:table-cell>
          <table:table-cell office:value-type="float" office:value="162" calcext:value-type="float">
            <text:p>16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[.A397]+1" office:value-type="float" office:value="51" calcext:value-type="float">
            <text:p>51</text:p>
          </table:table-cell>
          <table:table-cell table:formula="of:=[.B397]" office:value-type="float" office:value="2" calcext:value-type="float">
            <text:p>2</text:p>
          </table:table-cell>
          <table:table-cell office:value-type="float" office:value="201.144832" calcext:value-type="float">
            <text:p>201.144832</text:p>
          </table:table-cell>
          <table:table-cell office:value-type="float" office:value="53.845056" calcext:value-type="float">
            <text:p>53.845056</text:p>
          </table:table-cell>
          <table:table-cell office:value-type="float" office:value="200" calcext:value-type="float">
            <text:p>20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398]+1" office:value-type="float" office:value="51" calcext:value-type="float">
            <text:p>51</text:p>
          </table:table-cell>
          <table:table-cell table:formula="of:=[.B398]" office:value-type="float" office:value="3" calcext:value-type="float">
            <text:p>3</text:p>
          </table:table-cell>
          <table:table-cell office:value-type="float" office:value="211.938304" calcext:value-type="float">
            <text:p>211.938304</text:p>
          </table:table-cell>
          <table:table-cell office:value-type="float" office:value="48.846816" calcext:value-type="float">
            <text:p>48.846816</text:p>
          </table:table-cell>
          <table:table-cell office:value-type="float" office:value="214" calcext:value-type="float">
            <text:p>21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[.A399]+1" office:value-type="float" office:value="51" calcext:value-type="float">
            <text:p>51</text:p>
          </table:table-cell>
          <table:table-cell table:formula="of:=[.B399]" office:value-type="float" office:value="4" calcext:value-type="float">
            <text:p>4</text:p>
          </table:table-cell>
          <table:table-cell office:value-type="float" office:value="242.912128" calcext:value-type="float">
            <text:p>242.912128</text:p>
          </table:table-cell>
          <table:table-cell office:value-type="float" office:value="166.40304" calcext:value-type="float">
            <text:p>166.40304</text:p>
          </table:table-cell>
          <table:table-cell office:value-type="float" office:value="246" calcext:value-type="float">
            <text:p>24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400]+1" office:value-type="float" office:value="51" calcext:value-type="float">
            <text:p>51</text:p>
          </table:table-cell>
          <table:table-cell table:formula="of:=[.B400]" office:value-type="float" office:value="5" calcext:value-type="float">
            <text:p>5</text:p>
          </table:table-cell>
          <table:table-cell office:value-type="float" office:value="170.723968" calcext:value-type="float">
            <text:p>170.723968</text:p>
          </table:table-cell>
          <table:table-cell office:value-type="float" office:value="171.051072" calcext:value-type="float">
            <text:p>171.051072</text:p>
          </table:table-cell>
          <table:table-cell office:value-type="float" office:value="171" calcext:value-type="float">
            <text:p>17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401]+1" office:value-type="float" office:value="51" calcext:value-type="float">
            <text:p>51</text:p>
          </table:table-cell>
          <table:table-cell table:formula="of:=[.B401]" office:value-type="float" office:value="6" calcext:value-type="float">
            <text:p>6</text:p>
          </table:table-cell>
          <table:table-cell office:value-type="float" office:value="92.641024" calcext:value-type="float">
            <text:p>92.641024</text:p>
          </table:table-cell>
          <table:table-cell office:value-type="float" office:value="171.628896" calcext:value-type="float">
            <text:p>171.628896</text:p>
          </table:table-cell>
          <table:table-cell office:value-type="float" office:value="92" calcext:value-type="float">
            <text:p>92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402]+1" office:value-type="float" office:value="51" calcext:value-type="float">
            <text:p>51</text:p>
          </table:table-cell>
          <table:table-cell table:formula="of:=[.B402]" office:value-type="float" office:value="7" calcext:value-type="float">
            <text:p>7</text:p>
          </table:table-cell>
          <table:table-cell office:value-type="float" office:value="107.583616" calcext:value-type="float">
            <text:p>107.583616</text:p>
          </table:table-cell>
          <table:table-cell office:value-type="float" office:value="52.0488" calcext:value-type="float">
            <text:p>52.0488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59" calcext:value-type="float">
            <text:p>59</text:p>
          </table:table-cell>
        </table:table-row>
        <table:table-row table:style-name="ro1">
          <table:table-cell table:formula="of:=[.A403]+1" office:value-type="float" office:value="51" calcext:value-type="float">
            <text:p>51</text:p>
          </table:table-cell>
          <table:table-cell table:formula="of:=[.B403]" office:value-type="float" office:value="8" calcext:value-type="float">
            <text:p>8</text:p>
          </table:table-cell>
          <table:table-cell office:value-type="float" office:value="125.3922688" calcext:value-type="float">
            <text:p>125.3922688</text:p>
          </table:table-cell>
          <table:table-cell office:value-type="float" office:value="56.604576" calcext:value-type="float">
            <text:p>56.604576</text:p>
          </table:table-cell>
          <table:table-cell office:value-type="float" office:value="124" calcext:value-type="float">
            <text:p>12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[.A404]+1" office:value-type="float" office:value="52" calcext:value-type="float">
            <text:p>52</text:p>
          </table:table-cell>
          <table:table-cell table:formula="of:=[.B404]" office:value-type="float" office:value="1" calcext:value-type="float">
            <text:p>1</text:p>
          </table:table-cell>
          <table:table-cell office:value-type="float" office:value="169.447296" calcext:value-type="float">
            <text:p>169.447296</text:p>
          </table:table-cell>
          <table:table-cell office:value-type="float" office:value="34.444224" calcext:value-type="float">
            <text:p>34.444224</text:p>
          </table:table-cell>
          <table:table-cell office:value-type="float" office:value="170" calcext:value-type="float">
            <text:p>17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405]+1" office:value-type="float" office:value="52" calcext:value-type="float">
            <text:p>52</text:p>
          </table:table-cell>
          <table:table-cell table:formula="of:=[.B405]" office:value-type="float" office:value="2" calcext:value-type="float">
            <text:p>2</text:p>
          </table:table-cell>
          <table:table-cell office:value-type="float" office:value="203.01504" calcext:value-type="float">
            <text:p>203.01504</text:p>
          </table:table-cell>
          <table:table-cell office:value-type="float" office:value="31.992096" calcext:value-type="float">
            <text:p>31.992096</text:p>
          </table:table-cell>
          <table:table-cell office:value-type="float" office:value="201" calcext:value-type="float">
            <text:p>20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406]+1" office:value-type="float" office:value="52" calcext:value-type="float">
            <text:p>52</text:p>
          </table:table-cell>
          <table:table-cell table:formula="of:=[.B406]" office:value-type="float" office:value="3" calcext:value-type="float">
            <text:p>3</text:p>
          </table:table-cell>
          <table:table-cell office:value-type="float" office:value="217.382272" calcext:value-type="float">
            <text:p>217.382272</text:p>
          </table:table-cell>
          <table:table-cell office:value-type="float" office:value="26.345376" calcext:value-type="float">
            <text:p>26.345376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407]+1" office:value-type="float" office:value="52" calcext:value-type="float">
            <text:p>52</text:p>
          </table:table-cell>
          <table:table-cell table:formula="of:=[.B407]" office:value-type="float" office:value="4" calcext:value-type="float">
            <text:p>4</text:p>
          </table:table-cell>
          <table:table-cell office:value-type="float" office:value="244.75456" calcext:value-type="float">
            <text:p>244.75456</text:p>
          </table:table-cell>
          <table:table-cell office:value-type="float" office:value="144.635328" calcext:value-type="float">
            <text:p>144.635328</text:p>
          </table:table-cell>
          <table:table-cell office:value-type="float" office:value="247" calcext:value-type="float">
            <text:p>24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408]+1" office:value-type="float" office:value="52" calcext:value-type="float">
            <text:p>52</text:p>
          </table:table-cell>
          <table:table-cell table:formula="of:=[.B408]" office:value-type="float" office:value="5" calcext:value-type="float">
            <text:p>5</text:p>
          </table:table-cell>
          <table:table-cell office:value-type="float" office:value="173.488256" calcext:value-type="float">
            <text:p>173.488256</text:p>
          </table:table-cell>
          <table:table-cell office:value-type="float" office:value="151.434144" calcext:value-type="float">
            <text:p>151.434144</text:p>
          </table:table-cell>
          <table:table-cell office:value-type="float" office:value="176" calcext:value-type="float">
            <text:p>17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[.A409]+1" office:value-type="float" office:value="52" calcext:value-type="float">
            <text:p>52</text:p>
          </table:table-cell>
          <table:table-cell table:formula="of:=[.B409]" office:value-type="float" office:value="6" calcext:value-type="float">
            <text:p>6</text:p>
          </table:table-cell>
          <table:table-cell office:value-type="float" office:value="98.13312" calcext:value-type="float">
            <text:p>98.13312</text:p>
          </table:table-cell>
          <table:table-cell office:value-type="float" office:value="149.52096" calcext:value-type="float">
            <text:p>149.52096</text:p>
          </table:table-cell>
          <table:table-cell office:value-type="float" office:value="99" calcext:value-type="float">
            <text:p>9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410]+1" office:value-type="float" office:value="52" calcext:value-type="float">
            <text:p>52</text:p>
          </table:table-cell>
          <table:table-cell table:formula="of:=[.B410]" office:value-type="float" office:value="7" calcext:value-type="float">
            <text:p>7</text:p>
          </table:table-cell>
          <table:table-cell office:value-type="float" office:value="112.675968" calcext:value-type="float">
            <text:p>112.675968</text:p>
          </table:table-cell>
          <table:table-cell office:value-type="float" office:value="30.004224" calcext:value-type="float">
            <text:p>30.004224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29" calcext:value-type="float">
            <text:p>29</text:p>
          </table:table-cell>
        </table:table-row>
        <table:table-row table:style-name="ro1">
          <table:table-cell table:formula="of:=[.A411]+1" office:value-type="float" office:value="52" calcext:value-type="float">
            <text:p>52</text:p>
          </table:table-cell>
          <table:table-cell table:formula="of:=[.B411]" office:value-type="float" office:value="8" calcext:value-type="float">
            <text:p>8</text:p>
          </table:table-cell>
          <table:table-cell office:value-type="float" office:value="131.6040064" calcext:value-type="float">
            <text:p>131.6040064</text:p>
          </table:table-cell>
          <table:table-cell office:value-type="float" office:value="35.402016" calcext:value-type="float">
            <text:p>35.402016</text:p>
          </table:table-cell>
          <table:table-cell office:value-type="float" office:value="132" calcext:value-type="float">
            <text:p>1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412]+1" office:value-type="float" office:value="53" calcext:value-type="float">
            <text:p>53</text:p>
          </table:table-cell>
          <table:table-cell table:formula="of:=[.B412]" office:value-type="float" office:value="1" calcext:value-type="float">
            <text:p>1</text:p>
          </table:table-cell>
          <table:table-cell office:value-type="float" office:value="169.813248" calcext:value-type="float">
            <text:p>169.813248</text:p>
          </table:table-cell>
          <table:table-cell office:value-type="float" office:value="43.231872" calcext:value-type="float">
            <text:p>43.231872</text:p>
          </table:table-cell>
          <table:table-cell office:value-type="float" office:value="170" calcext:value-type="float">
            <text:p>17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413]+1" office:value-type="float" office:value="53" calcext:value-type="float">
            <text:p>53</text:p>
          </table:table-cell>
          <table:table-cell table:formula="of:=[.B413]" office:value-type="float" office:value="2" calcext:value-type="float">
            <text:p>2</text:p>
          </table:table-cell>
          <table:table-cell office:value-type="float" office:value="207.289728" calcext:value-type="float">
            <text:p>207.289728</text:p>
          </table:table-cell>
          <table:table-cell office:value-type="float" office:value="43.644576" calcext:value-type="float">
            <text:p>43.644576</text:p>
          </table:table-cell>
          <table:table-cell office:value-type="float" office:value="211" calcext:value-type="float">
            <text:p>21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[.A414]+1" office:value-type="float" office:value="53" calcext:value-type="float">
            <text:p>53</text:p>
          </table:table-cell>
          <table:table-cell table:formula="of:=[.B414]" office:value-type="float" office:value="3" calcext:value-type="float">
            <text:p>3</text:p>
          </table:table-cell>
          <table:table-cell office:value-type="float" office:value="217.1008" calcext:value-type="float">
            <text:p>217.1008</text:p>
          </table:table-cell>
          <table:table-cell office:value-type="float" office:value="40.561344" calcext:value-type="float">
            <text:p>40.561344</text:p>
          </table:table-cell>
          <table:table-cell office:value-type="float" office:value="218" calcext:value-type="float">
            <text:p>21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415]+1" office:value-type="float" office:value="53" calcext:value-type="float">
            <text:p>53</text:p>
          </table:table-cell>
          <table:table-cell table:formula="of:=[.B415]" office:value-type="float" office:value="4" calcext:value-type="float">
            <text:p>4</text:p>
          </table:table-cell>
          <table:table-cell office:value-type="float" office:value="239.862144" calcext:value-type="float">
            <text:p>239.862144</text:p>
          </table:table-cell>
          <table:table-cell office:value-type="float" office:value="158.548128" calcext:value-type="float">
            <text:p>158.548128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416]+1" office:value-type="float" office:value="53" calcext:value-type="float">
            <text:p>53</text:p>
          </table:table-cell>
          <table:table-cell table:formula="of:=[.B416]" office:value-type="float" office:value="5" calcext:value-type="float">
            <text:p>5</text:p>
          </table:table-cell>
          <table:table-cell office:value-type="float" office:value="166.939008" calcext:value-type="float">
            <text:p>166.939008</text:p>
          </table:table-cell>
          <table:table-cell office:value-type="float" office:value="160.799904" calcext:value-type="float">
            <text:p>160.799904</text:p>
          </table:table-cell>
          <table:table-cell office:value-type="float" office:value="168" calcext:value-type="float">
            <text:p>16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417]+1" office:value-type="float" office:value="53" calcext:value-type="float">
            <text:p>53</text:p>
          </table:table-cell>
          <table:table-cell table:formula="of:=[.B417]" office:value-type="float" office:value="6" calcext:value-type="float">
            <text:p>6</text:p>
          </table:table-cell>
          <table:table-cell office:value-type="float" office:value="89.556736" calcext:value-type="float">
            <text:p>89.556736</text:p>
          </table:table-cell>
          <table:table-cell office:value-type="float" office:value="156.103872" calcext:value-type="float">
            <text:p>156.103872</text:p>
          </table:table-cell>
          <table:table-cell office:value-type="float" office:value="91" calcext:value-type="float">
            <text:p>9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418]+1" office:value-type="float" office:value="53" calcext:value-type="float">
            <text:p>53</text:p>
          </table:table-cell>
          <table:table-cell table:formula="of:=[.B418]" office:value-type="float" office:value="7" calcext:value-type="float">
            <text:p>7</text:p>
          </table:table-cell>
          <table:table-cell office:value-type="float" office:value="111.070336" calcext:value-type="float">
            <text:p>111.070336</text:p>
          </table:table-cell>
          <table:table-cell office:value-type="float" office:value="38.59536" calcext:value-type="float">
            <text:p>38.59536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41" calcext:value-type="float">
            <text:p>41</text:p>
          </table:table-cell>
        </table:table-row>
        <table:table-row table:style-name="ro1">
          <table:table-cell table:formula="of:=[.A419]+1" office:value-type="float" office:value="53" calcext:value-type="float">
            <text:p>53</text:p>
          </table:table-cell>
          <table:table-cell table:formula="of:=[.B419]" office:value-type="float" office:value="8" calcext:value-type="float">
            <text:p>8</text:p>
          </table:table-cell>
          <table:table-cell office:value-type="float" office:value="126.5410176" calcext:value-type="float">
            <text:p>126.5410176</text:p>
          </table:table-cell>
          <table:table-cell office:value-type="float" office:value="42.444192" calcext:value-type="float">
            <text:p>42.444192</text:p>
          </table:table-cell>
          <table:table-cell office:value-type="float" office:value="124" calcext:value-type="float">
            <text:p>1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420]+1" office:value-type="float" office:value="54" calcext:value-type="float">
            <text:p>54</text:p>
          </table:table-cell>
          <table:table-cell table:formula="of:=[.B420]" office:value-type="float" office:value="1" calcext:value-type="float">
            <text:p>1</text:p>
          </table:table-cell>
          <table:table-cell office:value-type="float" office:value="169.475328" calcext:value-type="float">
            <text:p>169.475328</text:p>
          </table:table-cell>
          <table:table-cell office:value-type="float" office:value="31.913088" calcext:value-type="float">
            <text:p>31.913088</text:p>
          </table:table-cell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421]+1" office:value-type="float" office:value="54" calcext:value-type="float">
            <text:p>54</text:p>
          </table:table-cell>
          <table:table-cell table:formula="of:=[.B421]" office:value-type="float" office:value="2" calcext:value-type="float">
            <text:p>2</text:p>
          </table:table-cell>
          <table:table-cell office:value-type="float" office:value="206.102784" calcext:value-type="float">
            <text:p>206.102784</text:p>
          </table:table-cell>
          <table:table-cell office:value-type="float" office:value="32.644608" calcext:value-type="float">
            <text:p>32.644608</text:p>
          </table:table-cell>
          <table:table-cell office:value-type="float" office:value="205" calcext:value-type="float">
            <text:p>20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422]+1" office:value-type="float" office:value="54" calcext:value-type="float">
            <text:p>54</text:p>
          </table:table-cell>
          <table:table-cell table:formula="of:=[.B422]" office:value-type="float" office:value="3" calcext:value-type="float">
            <text:p>3</text:p>
          </table:table-cell>
          <table:table-cell office:value-type="float" office:value="217.170176" calcext:value-type="float">
            <text:p>217.170176</text:p>
          </table:table-cell>
          <table:table-cell office:value-type="float" office:value="30.707232" calcext:value-type="float">
            <text:p>30.707232</text:p>
          </table:table-cell>
          <table:table-cell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423]+1" office:value-type="float" office:value="54" calcext:value-type="float">
            <text:p>54</text:p>
          </table:table-cell>
          <table:table-cell table:formula="of:=[.B423]" office:value-type="float" office:value="4" calcext:value-type="float">
            <text:p>4</text:p>
          </table:table-cell>
          <table:table-cell office:value-type="float" office:value="236.134528" calcext:value-type="float">
            <text:p>236.134528</text:p>
          </table:table-cell>
          <table:table-cell office:value-type="float" office:value="149.547456" calcext:value-type="float">
            <text:p>149.547456</text:p>
          </table:table-cell>
          <table:table-cell office:value-type="float" office:value="237" calcext:value-type="float">
            <text:p>23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formula="of:=[.A424]+1" office:value-type="float" office:value="54" calcext:value-type="float">
            <text:p>54</text:p>
          </table:table-cell>
          <table:table-cell table:formula="of:=[.B424]" office:value-type="float" office:value="5" calcext:value-type="float">
            <text:p>5</text:p>
          </table:table-cell>
          <table:table-cell office:value-type="float" office:value="165.008384" calcext:value-type="float">
            <text:p>165.008384</text:p>
          </table:table-cell>
          <table:table-cell office:value-type="float" office:value="149.716224" calcext:value-type="float">
            <text:p>149.716224</text:p>
          </table:table-cell>
          <table:table-cell office:value-type="float" office:value="167" calcext:value-type="float">
            <text:p>167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formula="of:=[.A425]+1" office:value-type="float" office:value="54" calcext:value-type="float">
            <text:p>54</text:p>
          </table:table-cell>
          <table:table-cell table:formula="of:=[.B425]" office:value-type="float" office:value="6" calcext:value-type="float">
            <text:p>6</text:p>
          </table:table-cell>
          <table:table-cell office:value-type="float" office:value="88.916992" calcext:value-type="float">
            <text:p>88.916992</text:p>
          </table:table-cell>
          <table:table-cell office:value-type="float" office:value="145.052928" calcext:value-type="float">
            <text:p>145.052928</text:p>
          </table:table-cell>
          <table:table-cell office:value-type="float" office:value="94" calcext:value-type="float">
            <text:p>94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formula="of:=[.A426]+1" office:value-type="float" office:value="54" calcext:value-type="float">
            <text:p>54</text:p>
          </table:table-cell>
          <table:table-cell table:formula="of:=[.B426]" office:value-type="float" office:value="7" calcext:value-type="float">
            <text:p>7</text:p>
          </table:table-cell>
          <table:table-cell office:value-type="float" office:value="110.345344" calcext:value-type="float">
            <text:p>110.345344</text:p>
          </table:table-cell>
          <table:table-cell office:value-type="float" office:value="26.357664" calcext:value-type="float">
            <text:p>26.357664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4" calcext:value-type="float">
            <text:p>24</text:p>
          </table:table-cell>
        </table:table-row>
        <table:table-row table:style-name="ro1">
          <table:table-cell table:formula="of:=[.A427]+1" office:value-type="float" office:value="54" calcext:value-type="float">
            <text:p>54</text:p>
          </table:table-cell>
          <table:table-cell table:formula="of:=[.B427]" office:value-type="float" office:value="8" calcext:value-type="float">
            <text:p>8</text:p>
          </table:table-cell>
          <table:table-cell office:value-type="float" office:value="128.75330048" calcext:value-type="float">
            <text:p>128.75330048</text:p>
          </table:table-cell>
          <table:table-cell office:value-type="float" office:value="30.373632" calcext:value-type="float">
            <text:p>30.373632</text:p>
          </table:table-cell>
          <table:table-cell office:value-type="float" office:value="131" calcext:value-type="float">
            <text:p>13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428]+1" office:value-type="float" office:value="55" calcext:value-type="float">
            <text:p>55</text:p>
          </table:table-cell>
          <table:table-cell table:formula="of:=[.B428]" office:value-type="float" office:value="1" calcext:value-type="float">
            <text:p>1</text:p>
          </table:table-cell>
          <table:table-cell office:value-type="float" office:value="161.824768" calcext:value-type="float">
            <text:p>161.824768</text:p>
          </table:table-cell>
          <table:table-cell office:value-type="float" office:value="43.911744" calcext:value-type="float">
            <text:p>43.911744</text:p>
          </table:table-cell>
          <table:table-cell office:value-type="float" office:value="163" calcext:value-type="float">
            <text:p>16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429]+1" office:value-type="float" office:value="55" calcext:value-type="float">
            <text:p>55</text:p>
          </table:table-cell>
          <table:table-cell table:formula="of:=[.B429]" office:value-type="float" office:value="2" calcext:value-type="float">
            <text:p>2</text:p>
          </table:table-cell>
          <table:table-cell office:value-type="float" office:value="201.190016" calcext:value-type="float">
            <text:p>201.190016</text:p>
          </table:table-cell>
          <table:table-cell office:value-type="float" office:value="45.985824" calcext:value-type="float">
            <text:p>45.985824</text:p>
          </table:table-cell>
          <table:table-cell office:value-type="float" office:value="204" calcext:value-type="float">
            <text:p>20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[.A430]+1" office:value-type="float" office:value="55" calcext:value-type="float">
            <text:p>55</text:p>
          </table:table-cell>
          <table:table-cell table:formula="of:=[.B430]" office:value-type="float" office:value="3" calcext:value-type="float">
            <text:p>3</text:p>
          </table:table-cell>
          <table:table-cell office:value-type="float" office:value="213.59616" calcext:value-type="float">
            <text:p>213.59616</text:p>
          </table:table-cell>
          <table:table-cell office:value-type="float" office:value="42.36" calcext:value-type="float">
            <text:p>42.36</text:p>
          </table:table-cell>
          <table:table-cell office:value-type="float" office:value="218" calcext:value-type="float">
            <text:p>21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[.A431]+1" office:value-type="float" office:value="55" calcext:value-type="float">
            <text:p>55</text:p>
          </table:table-cell>
          <table:table-cell table:formula="of:=[.B431]" office:value-type="float" office:value="4" calcext:value-type="float">
            <text:p>4</text:p>
          </table:table-cell>
          <table:table-cell office:value-type="float" office:value="237.937024" calcext:value-type="float">
            <text:p>237.937024</text:p>
          </table:table-cell>
          <table:table-cell office:value-type="float" office:value="167.1096" calcext:value-type="float">
            <text:p>167.1096</text:p>
          </table:table-cell>
          <table:table-cell office:value-type="float" office:value="236" calcext:value-type="float">
            <text:p>23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432]+1" office:value-type="float" office:value="55" calcext:value-type="float">
            <text:p>55</text:p>
          </table:table-cell>
          <table:table-cell table:formula="of:=[.B432]" office:value-type="float" office:value="5" calcext:value-type="float">
            <text:p>5</text:p>
          </table:table-cell>
          <table:table-cell office:value-type="float" office:value="159.941504" calcext:value-type="float">
            <text:p>159.941504</text:p>
          </table:table-cell>
          <table:table-cell office:value-type="float" office:value="168.13968" calcext:value-type="float">
            <text:p>168.13968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433]+1" office:value-type="float" office:value="55" calcext:value-type="float">
            <text:p>55</text:p>
          </table:table-cell>
          <table:table-cell table:formula="of:=[.B433]" office:value-type="float" office:value="6" calcext:value-type="float">
            <text:p>6</text:p>
          </table:table-cell>
          <table:table-cell office:value-type="float" office:value="78.897792" calcext:value-type="float">
            <text:p>78.897792</text:p>
          </table:table-cell>
          <table:table-cell office:value-type="float" office:value="163.509696" calcext:value-type="float">
            <text:p>163.509696</text:p>
          </table:table-cell>
          <table:table-cell office:value-type="float" office:value="78" calcext:value-type="float">
            <text:p>78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434]+1" office:value-type="float" office:value="55" calcext:value-type="float">
            <text:p>55</text:p>
          </table:table-cell>
          <table:table-cell table:formula="of:=[.B434]" office:value-type="float" office:value="7" calcext:value-type="float">
            <text:p>7</text:p>
          </table:table-cell>
          <table:table-cell office:value-type="float" office:value="103.824512" calcext:value-type="float">
            <text:p>103.824512</text:p>
          </table:table-cell>
          <table:table-cell office:value-type="float" office:value="39.572256" calcext:value-type="float">
            <text:p>39.572256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41" calcext:value-type="float">
            <text:p>41</text:p>
          </table:table-cell>
        </table:table-row>
        <table:table-row table:style-name="ro1">
          <table:table-cell table:formula="of:=[.A435]+1" office:value-type="float" office:value="55" calcext:value-type="float">
            <text:p>55</text:p>
          </table:table-cell>
          <table:table-cell table:formula="of:=[.B435]" office:value-type="float" office:value="8" calcext:value-type="float">
            <text:p>8</text:p>
          </table:table-cell>
          <table:table-cell office:value-type="float" office:value="120.9974144" calcext:value-type="float">
            <text:p>120.9974144</text:p>
          </table:table-cell>
          <table:table-cell office:value-type="float" office:value="43.559712" calcext:value-type="float">
            <text:p>43.559712</text:p>
          </table:table-cell>
          <table:table-cell office:value-type="float" office:value="123" calcext:value-type="float">
            <text:p>12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436]+1" office:value-type="float" office:value="56" calcext:value-type="float">
            <text:p>56</text:p>
          </table:table-cell>
          <table:table-cell table:formula="of:=[.B436]" office:value-type="float" office:value="1" calcext:value-type="float">
            <text:p>1</text:p>
          </table:table-cell>
          <table:table-cell office:value-type="float" office:value="162.50304" calcext:value-type="float">
            <text:p>162.50304</text:p>
          </table:table-cell>
          <table:table-cell office:value-type="float" office:value="42.887136" calcext:value-type="float">
            <text:p>42.887136</text:p>
          </table:table-cell>
          <table:table-cell office:value-type="float" office:value="166" calcext:value-type="float">
            <text:p>16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437]+1" office:value-type="float" office:value="56" calcext:value-type="float">
            <text:p>56</text:p>
          </table:table-cell>
          <table:table-cell table:formula="of:=[.B437]" office:value-type="float" office:value="2" calcext:value-type="float">
            <text:p>2</text:p>
          </table:table-cell>
          <table:table-cell office:value-type="float" office:value="197.142784" calcext:value-type="float">
            <text:p>197.142784</text:p>
          </table:table-cell>
          <table:table-cell office:value-type="float" office:value="43.542912" calcext:value-type="float">
            <text:p>43.542912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438]+1" office:value-type="float" office:value="56" calcext:value-type="float">
            <text:p>56</text:p>
          </table:table-cell>
          <table:table-cell table:formula="of:=[.B438]" office:value-type="float" office:value="3" calcext:value-type="float">
            <text:p>3</text:p>
          </table:table-cell>
          <table:table-cell office:value-type="float" office:value="208.564224" calcext:value-type="float">
            <text:p>208.564224</text:p>
          </table:table-cell>
          <table:table-cell office:value-type="float" office:value="39.461376" calcext:value-type="float">
            <text:p>39.461376</text:p>
          </table:table-cell>
          <table:table-cell office:value-type="float" office:value="211" calcext:value-type="float">
            <text:p>21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439]+1" office:value-type="float" office:value="56" calcext:value-type="float">
            <text:p>56</text:p>
          </table:table-cell>
          <table:table-cell table:formula="of:=[.B439]" office:value-type="float" office:value="4" calcext:value-type="float">
            <text:p>4</text:p>
          </table:table-cell>
          <table:table-cell office:value-type="float" office:value="232.416256" calcext:value-type="float">
            <text:p>232.416256</text:p>
          </table:table-cell>
          <table:table-cell office:value-type="float" office:value="156.18288" calcext:value-type="float">
            <text:p>156.18288</text:p>
          </table:table-cell>
          <table:table-cell office:value-type="float" office:value="232" calcext:value-type="float">
            <text:p>23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440]+1" office:value-type="float" office:value="56" calcext:value-type="float">
            <text:p>56</text:p>
          </table:table-cell>
          <table:table-cell table:formula="of:=[.B440]" office:value-type="float" office:value="5" calcext:value-type="float">
            <text:p>5</text:p>
          </table:table-cell>
          <table:table-cell office:value-type="float" office:value="160.017664" calcext:value-type="float">
            <text:p>160.017664</text:p>
          </table:table-cell>
          <table:table-cell office:value-type="float" office:value="158.4504" calcext:value-type="float">
            <text:p>158.4504</text:p>
          </table:table-cell>
          <table:table-cell office:value-type="float" office:value="160" calcext:value-type="float">
            <text:p>16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441]+1" office:value-type="float" office:value="56" calcext:value-type="float">
            <text:p>56</text:p>
          </table:table-cell>
          <table:table-cell table:formula="of:=[.B441]" office:value-type="float" office:value="6" calcext:value-type="float">
            <text:p>6</text:p>
          </table:table-cell>
          <table:table-cell office:value-type="float" office:value="85.368448" calcext:value-type="float">
            <text:p>85.368448</text:p>
          </table:table-cell>
          <table:table-cell office:value-type="float" office:value="152.519808" calcext:value-type="float">
            <text:p>152.519808</text:p>
          </table:table-cell>
          <table:table-cell office:value-type="float" office:value="85" calcext:value-type="float">
            <text:p>8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formula="of:=[.A442]+1" office:value-type="float" office:value="56" calcext:value-type="float">
            <text:p>56</text:p>
          </table:table-cell>
          <table:table-cell table:formula="of:=[.B442]" office:value-type="float" office:value="7" calcext:value-type="float">
            <text:p>7</text:p>
          </table:table-cell>
          <table:table-cell office:value-type="float" office:value="107.035264" calcext:value-type="float">
            <text:p>107.035264</text:p>
          </table:table-cell>
          <table:table-cell office:value-type="float" office:value="37.306368" calcext:value-type="float">
            <text:p>37.306368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36" calcext:value-type="float">
            <text:p>36</text:p>
          </table:table-cell>
        </table:table-row>
        <table:table-row table:style-name="ro1">
          <table:table-cell table:formula="of:=[.A443]+1" office:value-type="float" office:value="56" calcext:value-type="float">
            <text:p>56</text:p>
          </table:table-cell>
          <table:table-cell table:formula="of:=[.B443]" office:value-type="float" office:value="8" calcext:value-type="float">
            <text:p>8</text:p>
          </table:table-cell>
          <table:table-cell office:value-type="float" office:value="125.7406464" calcext:value-type="float">
            <text:p>125.7406464</text:p>
          </table:table-cell>
          <table:table-cell office:value-type="float" office:value="42.223584" calcext:value-type="float">
            <text:p>42.223584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444]+1" office:value-type="float" office:value="57" calcext:value-type="float">
            <text:p>57</text:p>
          </table:table-cell>
          <table:table-cell table:formula="of:=[.B444]" office:value-type="float" office:value="1" calcext:value-type="float">
            <text:p>1</text:p>
          </table:table-cell>
          <table:table-cell office:value-type="float" office:value="160.324352" calcext:value-type="float">
            <text:p>160.324352</text:p>
          </table:table-cell>
          <table:table-cell office:value-type="float" office:value="36.371328" calcext:value-type="float">
            <text:p>36.371328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445]+1" office:value-type="float" office:value="57" calcext:value-type="float">
            <text:p>57</text:p>
          </table:table-cell>
          <table:table-cell table:formula="of:=[.B445]" office:value-type="float" office:value="2" calcext:value-type="float">
            <text:p>2</text:p>
          </table:table-cell>
          <table:table-cell office:value-type="float" office:value="198.406272" calcext:value-type="float">
            <text:p>198.406272</text:p>
          </table:table-cell>
          <table:table-cell office:value-type="float" office:value="35.516064" calcext:value-type="float">
            <text:p>35.516064</text:p>
          </table:table-cell>
          <table:table-cell office:value-type="float" office:value="201" calcext:value-type="float">
            <text:p>20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446]+1" office:value-type="float" office:value="57" calcext:value-type="float">
            <text:p>57</text:p>
          </table:table-cell>
          <table:table-cell table:formula="of:=[.B446]" office:value-type="float" office:value="3" calcext:value-type="float">
            <text:p>3</text:p>
          </table:table-cell>
          <table:table-cell office:value-type="float" office:value="210.509696" calcext:value-type="float">
            <text:p>210.509696</text:p>
          </table:table-cell>
          <table:table-cell office:value-type="float" office:value="32.16624" calcext:value-type="float">
            <text:p>32.16624</text:p>
          </table:table-cell>
          <table:table-cell office:value-type="float" office:value="210" calcext:value-type="float">
            <text:p>2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447]+1" office:value-type="float" office:value="57" calcext:value-type="float">
            <text:p>57</text:p>
          </table:table-cell>
          <table:table-cell table:formula="of:=[.B447]" office:value-type="float" office:value="4" calcext:value-type="float">
            <text:p>4</text:p>
          </table:table-cell>
          <table:table-cell office:value-type="float" office:value="237.922432" calcext:value-type="float">
            <text:p>237.922432</text:p>
          </table:table-cell>
          <table:table-cell office:value-type="float" office:value="151.753824" calcext:value-type="float">
            <text:p>151.753824</text:p>
          </table:table-cell>
          <table:table-cell office:value-type="float" office:value="237" calcext:value-type="float">
            <text:p>23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[.A448]+1" office:value-type="float" office:value="57" calcext:value-type="float">
            <text:p>57</text:p>
          </table:table-cell>
          <table:table-cell table:formula="of:=[.B448]" office:value-type="float" office:value="5" calcext:value-type="float">
            <text:p>5</text:p>
          </table:table-cell>
          <table:table-cell office:value-type="float" office:value="162.623104" calcext:value-type="float">
            <text:p>162.623104</text:p>
          </table:table-cell>
          <table:table-cell office:value-type="float" office:value="157.18992" calcext:value-type="float">
            <text:p>157.18992</text:p>
          </table:table-cell>
          <table:table-cell office:value-type="float" office:value="161" calcext:value-type="float">
            <text:p>16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449]+1" office:value-type="float" office:value="57" calcext:value-type="float">
            <text:p>57</text:p>
          </table:table-cell>
          <table:table-cell table:formula="of:=[.B449]" office:value-type="float" office:value="6" calcext:value-type="float">
            <text:p>6</text:p>
          </table:table-cell>
          <table:table-cell office:value-type="float" office:value="81.551104" calcext:value-type="float">
            <text:p>81.551104</text:p>
          </table:table-cell>
          <table:table-cell office:value-type="float" office:value="153.204" calcext:value-type="float">
            <text:p>153.204</text:p>
          </table:table-cell>
          <table:table-cell office:value-type="float" office:value="82" calcext:value-type="float">
            <text:p>8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450]+1" office:value-type="float" office:value="57" calcext:value-type="float">
            <text:p>57</text:p>
          </table:table-cell>
          <table:table-cell table:formula="of:=[.B450]" office:value-type="float" office:value="7" calcext:value-type="float">
            <text:p>7</text:p>
          </table:table-cell>
          <table:table-cell office:value-type="float" office:value="101.432832" calcext:value-type="float">
            <text:p>101.432832</text:p>
          </table:table-cell>
          <table:table-cell office:value-type="float" office:value="32.613888" calcext:value-type="float">
            <text:p>32.61388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 table:formula="of:=[.A451]+1" office:value-type="float" office:value="57" calcext:value-type="float">
            <text:p>57</text:p>
          </table:table-cell>
          <table:table-cell table:formula="of:=[.B451]" office:value-type="float" office:value="8" calcext:value-type="float">
            <text:p>8</text:p>
          </table:table-cell>
          <table:table-cell office:value-type="float" office:value="120.0870272" calcext:value-type="float">
            <text:p>120.0870272</text:p>
          </table:table-cell>
          <table:table-cell office:value-type="float" office:value="36.746688" calcext:value-type="float">
            <text:p>36.746688</text:p>
          </table:table-cell>
          <table:table-cell office:value-type="float" office:value="116" calcext:value-type="float">
            <text:p>11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452]+1" office:value-type="float" office:value="58" calcext:value-type="float">
            <text:p>58</text:p>
          </table:table-cell>
          <table:table-cell table:formula="of:=[.B452]" office:value-type="float" office:value="1" calcext:value-type="float">
            <text:p>1</text:p>
          </table:table-cell>
          <table:table-cell office:value-type="float" office:value="166.679296" calcext:value-type="float">
            <text:p>166.679296</text:p>
          </table:table-cell>
          <table:table-cell office:value-type="float" office:value="46.494624" calcext:value-type="float">
            <text:p>46.494624</text:p>
          </table:table-cell>
          <table:table-cell office:value-type="float" office:value="165" calcext:value-type="float">
            <text:p>16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453]+1" office:value-type="float" office:value="58" calcext:value-type="float">
            <text:p>58</text:p>
          </table:table-cell>
          <table:table-cell table:formula="of:=[.B453]" office:value-type="float" office:value="2" calcext:value-type="float">
            <text:p>2</text:p>
          </table:table-cell>
          <table:table-cell office:value-type="float" office:value="200.387584" calcext:value-type="float">
            <text:p>200.387584</text:p>
          </table:table-cell>
          <table:table-cell office:value-type="float" office:value="46.00272" calcext:value-type="float">
            <text:p>46.00272</text:p>
          </table:table-cell>
          <table:table-cell office:value-type="float" office:value="198" calcext:value-type="float">
            <text:p>1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454]+1" office:value-type="float" office:value="58" calcext:value-type="float">
            <text:p>58</text:p>
          </table:table-cell>
          <table:table-cell table:formula="of:=[.B454]" office:value-type="float" office:value="3" calcext:value-type="float">
            <text:p>3</text:p>
          </table:table-cell>
          <table:table-cell office:value-type="float" office:value="212.991616" calcext:value-type="float">
            <text:p>212.991616</text:p>
          </table:table-cell>
          <table:table-cell office:value-type="float" office:value="43.036224" calcext:value-type="float">
            <text:p>43.036224</text:p>
          </table:table-cell>
          <table:table-cell office:value-type="float" office:value="216" calcext:value-type="float">
            <text:p>21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455]+1" office:value-type="float" office:value="58" calcext:value-type="float">
            <text:p>58</text:p>
          </table:table-cell>
          <table:table-cell table:formula="of:=[.B455]" office:value-type="float" office:value="4" calcext:value-type="float">
            <text:p>4</text:p>
          </table:table-cell>
          <table:table-cell office:value-type="float" office:value="239.257216" calcext:value-type="float">
            <text:p>239.257216</text:p>
          </table:table-cell>
          <table:table-cell office:value-type="float" office:value="158.594112" calcext:value-type="float">
            <text:p>158.594112</text:p>
          </table:table-cell>
          <table:table-cell office:value-type="float" office:value="237" calcext:value-type="float">
            <text:p>237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456]+1" office:value-type="float" office:value="58" calcext:value-type="float">
            <text:p>58</text:p>
          </table:table-cell>
          <table:table-cell table:formula="of:=[.B456]" office:value-type="float" office:value="5" calcext:value-type="float">
            <text:p>5</text:p>
          </table:table-cell>
          <table:table-cell office:value-type="float" office:value="165.24288" calcext:value-type="float">
            <text:p>165.24288</text:p>
          </table:table-cell>
          <table:table-cell office:value-type="float" office:value="161.13888" calcext:value-type="float">
            <text:p>161.13888</text:p>
          </table:table-cell>
          <table:table-cell office:value-type="float" office:value="164" calcext:value-type="float">
            <text:p>16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457]+1" office:value-type="float" office:value="58" calcext:value-type="float">
            <text:p>58</text:p>
          </table:table-cell>
          <table:table-cell table:formula="of:=[.B457]" office:value-type="float" office:value="6" calcext:value-type="float">
            <text:p>6</text:p>
          </table:table-cell>
          <table:table-cell office:value-type="float" office:value="90.400512" calcext:value-type="float">
            <text:p>90.400512</text:p>
          </table:table-cell>
          <table:table-cell office:value-type="float" office:value="156.279264" calcext:value-type="float">
            <text:p>156.279264</text:p>
          </table:table-cell>
          <table:table-cell office:value-type="float" office:value="90" calcext:value-type="float">
            <text:p>9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458]+1" office:value-type="float" office:value="58" calcext:value-type="float">
            <text:p>58</text:p>
          </table:table-cell>
          <table:table-cell table:formula="of:=[.B458]" office:value-type="float" office:value="7" calcext:value-type="float">
            <text:p>7</text:p>
          </table:table-cell>
          <table:table-cell office:value-type="float" office:value="111.907456" calcext:value-type="float">
            <text:p>111.907456</text:p>
          </table:table-cell>
          <table:table-cell office:value-type="float" office:value="42.176544" calcext:value-type="float">
            <text:p>42.176544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44" calcext:value-type="float">
            <text:p>44</text:p>
          </table:table-cell>
        </table:table-row>
        <table:table-row table:style-name="ro1">
          <table:table-cell table:formula="of:=[.A459]+1" office:value-type="float" office:value="58" calcext:value-type="float">
            <text:p>58</text:p>
          </table:table-cell>
          <table:table-cell table:formula="of:=[.B459]" office:value-type="float" office:value="8" calcext:value-type="float">
            <text:p>8</text:p>
          </table:table-cell>
          <table:table-cell office:value-type="float" office:value="130.0976256" calcext:value-type="float">
            <text:p>130.0976256</text:p>
          </table:table-cell>
          <table:table-cell office:value-type="float" office:value="46.371072" calcext:value-type="float">
            <text:p>46.371072</text:p>
          </table:table-cell>
          <table:table-cell office:value-type="float" office:value="133" calcext:value-type="float">
            <text:p>13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460]+1" office:value-type="float" office:value="59" calcext:value-type="float">
            <text:p>59</text:p>
          </table:table-cell>
          <table:table-cell table:formula="of:=[.B460]" office:value-type="float" office:value="1" calcext:value-type="float">
            <text:p>1</text:p>
          </table:table-cell>
          <table:table-cell office:value-type="float" office:value="164.289024" calcext:value-type="float">
            <text:p>164.289024</text:p>
          </table:table-cell>
          <table:table-cell office:value-type="float" office:value="14.693184" calcext:value-type="float">
            <text:p>14.693184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461]+1" office:value-type="float" office:value="59" calcext:value-type="float">
            <text:p>59</text:p>
          </table:table-cell>
          <table:table-cell table:formula="of:=[.B461]" office:value-type="float" office:value="2" calcext:value-type="float">
            <text:p>2</text:p>
          </table:table-cell>
          <table:table-cell office:value-type="float" office:value="200.143104" calcext:value-type="float">
            <text:p>200.143104</text:p>
          </table:table-cell>
          <table:table-cell office:value-type="float" office:value="13.126368" calcext:value-type="float">
            <text:p>13.126368</text:p>
          </table:table-cell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62]+1" office:value-type="float" office:value="59" calcext:value-type="float">
            <text:p>59</text:p>
          </table:table-cell>
          <table:table-cell table:formula="of:=[.B462]" office:value-type="float" office:value="3" calcext:value-type="float">
            <text:p>3</text:p>
          </table:table-cell>
          <table:table-cell office:value-type="float" office:value="218.07936" calcext:value-type="float">
            <text:p>218.07936</text:p>
          </table:table-cell>
          <table:table-cell office:value-type="float" office:value="9.39456" calcext:value-type="float">
            <text:p>9.39456</text:p>
          </table:table-cell>
          <table:table-cell office:value-type="float" office:value="217" calcext:value-type="float">
            <text:p>2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463]+1" office:value-type="float" office:value="59" calcext:value-type="float">
            <text:p>59</text:p>
          </table:table-cell>
          <table:table-cell table:formula="of:=[.B463]" office:value-type="float" office:value="4" calcext:value-type="float">
            <text:p>4</text:p>
          </table:table-cell>
          <table:table-cell office:value-type="float" office:value="240.522496" calcext:value-type="float">
            <text:p>240.522496</text:p>
          </table:table-cell>
          <table:table-cell office:value-type="float" office:value="133.848288" calcext:value-type="float">
            <text:p>133.848288</text:p>
          </table:table-cell>
          <table:table-cell office:value-type="float" office:value="243" calcext:value-type="float">
            <text:p>24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formula="of:=[.A464]+1" office:value-type="float" office:value="59" calcext:value-type="float">
            <text:p>59</text:p>
          </table:table-cell>
          <table:table-cell table:formula="of:=[.B464]" office:value-type="float" office:value="5" calcext:value-type="float">
            <text:p>5</text:p>
          </table:table-cell>
          <table:table-cell office:value-type="float" office:value="165.408256" calcext:value-type="float">
            <text:p>165.408256</text:p>
          </table:table-cell>
          <table:table-cell office:value-type="float" office:value="139.169664" calcext:value-type="float">
            <text:p>139.169664</text:p>
          </table:table-cell>
          <table:table-cell office:value-type="float" office:value="165" calcext:value-type="float">
            <text:p>16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formula="of:=[.A465]+1" office:value-type="float" office:value="59" calcext:value-type="float">
            <text:p>59</text:p>
          </table:table-cell>
          <table:table-cell table:formula="of:=[.B465]" office:value-type="float" office:value="6" calcext:value-type="float">
            <text:p>6</text:p>
          </table:table-cell>
          <table:table-cell office:value-type="float" office:value="84.72832" calcext:value-type="float">
            <text:p>84.72832</text:p>
          </table:table-cell>
          <table:table-cell office:value-type="float" office:value="136.017312" calcext:value-type="float">
            <text:p>136.017312</text:p>
          </table:table-cell>
          <table:table-cell office:value-type="float" office:value="86" calcext:value-type="float">
            <text:p>8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formula="of:=[.A466]+1" office:value-type="float" office:value="59" calcext:value-type="float">
            <text:p>59</text:p>
          </table:table-cell>
          <table:table-cell table:formula="of:=[.B466]" office:value-type="float" office:value="7" calcext:value-type="float">
            <text:p>7</text:p>
          </table:table-cell>
          <table:table-cell office:value-type="float" office:value="103.783296" calcext:value-type="float">
            <text:p>103.783296</text:p>
          </table:table-cell>
          <table:table-cell office:value-type="float" office:value="9.93964800000001" calcext:value-type="float">
            <text:p>9.939648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formula="of:=[.A467]+1" office:value-type="float" office:value="59" calcext:value-type="float">
            <text:p>59</text:p>
          </table:table-cell>
          <table:table-cell table:formula="of:=[.B467]" office:value-type="float" office:value="8" calcext:value-type="float">
            <text:p>8</text:p>
          </table:table-cell>
          <table:table-cell office:value-type="float" office:value="125.1010944" calcext:value-type="float">
            <text:p>125.1010944</text:p>
          </table:table-cell>
          <table:table-cell office:value-type="float" office:value="14.312352" calcext:value-type="float">
            <text:p>14.312352</text:p>
          </table:table-cell>
          <table:table-cell office:value-type="float" office:value="122" calcext:value-type="float">
            <text:p>1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468]+1" office:value-type="float" office:value="60" calcext:value-type="float">
            <text:p>60</text:p>
          </table:table-cell>
          <table:table-cell table:formula="of:=[.B468]" office:value-type="float" office:value="1" calcext:value-type="float">
            <text:p>1</text:p>
          </table:table-cell>
          <table:table-cell office:value-type="float" office:value="163.434496" calcext:value-type="float">
            <text:p>163.434496</text:p>
          </table:table-cell>
          <table:table-cell office:value-type="float" office:value="51.310176" calcext:value-type="float">
            <text:p>51.310176</text:p>
          </table:table-cell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469]+1" office:value-type="float" office:value="60" calcext:value-type="float">
            <text:p>60</text:p>
          </table:table-cell>
          <table:table-cell table:formula="of:=[.B469]" office:value-type="float" office:value="2" calcext:value-type="float">
            <text:p>2</text:p>
          </table:table-cell>
          <table:table-cell office:value-type="float" office:value="200.503552" calcext:value-type="float">
            <text:p>200.503552</text:p>
          </table:table-cell>
          <table:table-cell office:value-type="float" office:value="50.036544" calcext:value-type="float">
            <text:p>50.036544</text:p>
          </table:table-cell>
          <table:table-cell office:value-type="float" office:value="201" calcext:value-type="float">
            <text:p>20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[.A470]+1" office:value-type="float" office:value="60" calcext:value-type="float">
            <text:p>60</text:p>
          </table:table-cell>
          <table:table-cell table:formula="of:=[.B470]" office:value-type="float" office:value="3" calcext:value-type="float">
            <text:p>3</text:p>
          </table:table-cell>
          <table:table-cell office:value-type="float" office:value="213.079168" calcext:value-type="float">
            <text:p>213.079168</text:p>
          </table:table-cell>
          <table:table-cell office:value-type="float" office:value="44.918688" calcext:value-type="float">
            <text:p>44.918688</text:p>
          </table:table-cell>
          <table:table-cell office:value-type="float" office:value="212" calcext:value-type="float">
            <text:p>21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[.A471]+1" office:value-type="float" office:value="60" calcext:value-type="float">
            <text:p>60</text:p>
          </table:table-cell>
          <table:table-cell table:formula="of:=[.B471]" office:value-type="float" office:value="4" calcext:value-type="float">
            <text:p>4</text:p>
          </table:table-cell>
          <table:table-cell office:value-type="float" office:value="241.048192" calcext:value-type="float">
            <text:p>241.048192</text:p>
          </table:table-cell>
          <table:table-cell office:value-type="float" office:value="168.739296" calcext:value-type="float">
            <text:p>168.739296</text:p>
          </table:table-cell>
          <table:table-cell office:value-type="float" office:value="243" calcext:value-type="float">
            <text:p>24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472]+1" office:value-type="float" office:value="60" calcext:value-type="float">
            <text:p>60</text:p>
          </table:table-cell>
          <table:table-cell table:formula="of:=[.B472]" office:value-type="float" office:value="5" calcext:value-type="float">
            <text:p>5</text:p>
          </table:table-cell>
          <table:table-cell office:value-type="float" office:value="165.910528" calcext:value-type="float">
            <text:p>165.910528</text:p>
          </table:table-cell>
          <table:table-cell office:value-type="float" office:value="173.137152" calcext:value-type="float">
            <text:p>173.137152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473]+1" office:value-type="float" office:value="60" calcext:value-type="float">
            <text:p>60</text:p>
          </table:table-cell>
          <table:table-cell table:formula="of:=[.B473]" office:value-type="float" office:value="6" calcext:value-type="float">
            <text:p>6</text:p>
          </table:table-cell>
          <table:table-cell office:value-type="float" office:value="85.300736" calcext:value-type="float">
            <text:p>85.300736</text:p>
          </table:table-cell>
          <table:table-cell office:value-type="float" office:value="171.071232" calcext:value-type="float">
            <text:p>171.071232</text:p>
          </table:table-cell>
          <table:table-cell office:value-type="float" office:value="86" calcext:value-type="float">
            <text:p>8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474]+1" office:value-type="float" office:value="60" calcext:value-type="float">
            <text:p>60</text:p>
          </table:table-cell>
          <table:table-cell table:formula="of:=[.B474]" office:value-type="float" office:value="7" calcext:value-type="float">
            <text:p>7</text:p>
          </table:table-cell>
          <table:table-cell office:value-type="float" office:value="105.09312" calcext:value-type="float">
            <text:p>105.09312</text:p>
          </table:table-cell>
          <table:table-cell office:value-type="float" office:value="46.291488" calcext:value-type="float">
            <text:p>46.291488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49" calcext:value-type="float">
            <text:p>49</text:p>
          </table:table-cell>
        </table:table-row>
        <table:table-row table:style-name="ro1">
          <table:table-cell table:formula="of:=[.A475]+1" office:value-type="float" office:value="60" calcext:value-type="float">
            <text:p>60</text:p>
          </table:table-cell>
          <table:table-cell table:formula="of:=[.B475]" office:value-type="float" office:value="8" calcext:value-type="float">
            <text:p>8</text:p>
          </table:table-cell>
          <table:table-cell office:value-type="float" office:value="123.1573632" calcext:value-type="float">
            <text:p>123.1573632</text:p>
          </table:table-cell>
          <table:table-cell office:value-type="float" office:value="52.203936" calcext:value-type="float">
            <text:p>52.203936</text:p>
          </table:table-cell>
          <table:table-cell office:value-type="float" office:value="125" calcext:value-type="float">
            <text:p>12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476]+1" office:value-type="float" office:value="61" calcext:value-type="float">
            <text:p>61</text:p>
          </table:table-cell>
          <table:table-cell table:formula="of:=[.B476]" office:value-type="float" office:value="1" calcext:value-type="float">
            <text:p>1</text:p>
          </table:table-cell>
          <table:table-cell office:value-type="float" office:value="171.750144" calcext:value-type="float">
            <text:p>171.750144</text:p>
          </table:table-cell>
          <table:table-cell office:value-type="float" office:value="46.915296" calcext:value-type="float">
            <text:p>46.915296</text:p>
          </table:table-cell>
          <table:table-cell office:value-type="float" office:value="172" calcext:value-type="float">
            <text:p>17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[.A477]+1" office:value-type="float" office:value="61" calcext:value-type="float">
            <text:p>61</text:p>
          </table:table-cell>
          <table:table-cell table:formula="of:=[.B477]" office:value-type="float" office:value="2" calcext:value-type="float">
            <text:p>2</text:p>
          </table:table-cell>
          <table:table-cell office:value-type="float" office:value="207.869312" calcext:value-type="float">
            <text:p>207.869312</text:p>
          </table:table-cell>
          <table:table-cell office:value-type="float" office:value="48.341376" calcext:value-type="float">
            <text:p>48.341376</text:p>
          </table:table-cell>
          <table:table-cell office:value-type="float" office:value="210" calcext:value-type="float">
            <text:p>2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A478]+1" office:value-type="float" office:value="61" calcext:value-type="float">
            <text:p>61</text:p>
          </table:table-cell>
          <table:table-cell table:formula="of:=[.B478]" office:value-type="float" office:value="3" calcext:value-type="float">
            <text:p>3</text:p>
          </table:table-cell>
          <table:table-cell office:value-type="float" office:value="220.512384" calcext:value-type="float">
            <text:p>220.512384</text:p>
          </table:table-cell>
          <table:table-cell office:value-type="float" office:value="43.901088" calcext:value-type="float">
            <text:p>43.901088</text:p>
          </table:table-cell>
          <table:table-cell office:value-type="float" office:value="222" calcext:value-type="float">
            <text:p>22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479]+1" office:value-type="float" office:value="61" calcext:value-type="float">
            <text:p>61</text:p>
          </table:table-cell>
          <table:table-cell table:formula="of:=[.B479]" office:value-type="float" office:value="4" calcext:value-type="float">
            <text:p>4</text:p>
          </table:table-cell>
          <table:table-cell office:value-type="float" office:value="241.494272" calcext:value-type="float">
            <text:p>241.494272</text:p>
          </table:table-cell>
          <table:table-cell office:value-type="float" office:value="164.6688" calcext:value-type="float">
            <text:p>164.6688</text:p>
          </table:table-cell>
          <table:table-cell office:value-type="float" office:value="241" calcext:value-type="float">
            <text:p>2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480]+1" office:value-type="float" office:value="61" calcext:value-type="float">
            <text:p>61</text:p>
          </table:table-cell>
          <table:table-cell table:formula="of:=[.B480]" office:value-type="float" office:value="5" calcext:value-type="float">
            <text:p>5</text:p>
          </table:table-cell>
          <table:table-cell office:value-type="float" office:value="168.928256" calcext:value-type="float">
            <text:p>168.928256</text:p>
          </table:table-cell>
          <table:table-cell office:value-type="float" office:value="165.99984" calcext:value-type="float">
            <text:p>165.99984</text:p>
          </table:table-cell>
          <table:table-cell office:value-type="float" office:value="169" calcext:value-type="float">
            <text:p>169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481]+1" office:value-type="float" office:value="61" calcext:value-type="float">
            <text:p>61</text:p>
          </table:table-cell>
          <table:table-cell table:formula="of:=[.B481]" office:value-type="float" office:value="6" calcext:value-type="float">
            <text:p>6</text:p>
          </table:table-cell>
          <table:table-cell office:value-type="float" office:value="92.273536" calcext:value-type="float">
            <text:p>92.273536</text:p>
          </table:table-cell>
          <table:table-cell office:value-type="float" office:value="160.963872" calcext:value-type="float">
            <text:p>160.963872</text:p>
          </table:table-cell>
          <table:table-cell office:value-type="float" office:value="93" calcext:value-type="float">
            <text:p>93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482]+1" office:value-type="float" office:value="61" calcext:value-type="float">
            <text:p>61</text:p>
          </table:table-cell>
          <table:table-cell table:formula="of:=[.B482]" office:value-type="float" office:value="7" calcext:value-type="float">
            <text:p>7</text:p>
          </table:table-cell>
          <table:table-cell office:value-type="float" office:value="114.61568" calcext:value-type="float">
            <text:p>114.61568</text:p>
          </table:table-cell>
          <table:table-cell office:value-type="float" office:value="41.793408" calcext:value-type="float">
            <text:p>41.793408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41" calcext:value-type="float">
            <text:p>41</text:p>
          </table:table-cell>
        </table:table-row>
        <table:table-row table:style-name="ro1">
          <table:table-cell table:formula="of:=[.A483]+1" office:value-type="float" office:value="61" calcext:value-type="float">
            <text:p>61</text:p>
          </table:table-cell>
          <table:table-cell table:formula="of:=[.B483]" office:value-type="float" office:value="8" calcext:value-type="float">
            <text:p>8</text:p>
          </table:table-cell>
          <table:table-cell office:value-type="float" office:value="132.1239296" calcext:value-type="float">
            <text:p>132.1239296</text:p>
          </table:table-cell>
          <table:table-cell office:value-type="float" office:value="46.336896" calcext:value-type="float">
            <text:p>46.336896</text:p>
          </table:table-cell>
          <table:table-cell office:value-type="float" office:value="132" calcext:value-type="float">
            <text:p>13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484]+1" office:value-type="float" office:value="62" calcext:value-type="float">
            <text:p>62</text:p>
          </table:table-cell>
          <table:table-cell table:formula="of:=[.B484]" office:value-type="float" office:value="1" calcext:value-type="float">
            <text:p>1</text:p>
          </table:table-cell>
          <table:table-cell office:value-type="float" office:value="164.521216" calcext:value-type="float">
            <text:p>164.521216</text:p>
          </table:table-cell>
          <table:table-cell office:value-type="float" office:value="37.15152" calcext:value-type="float">
            <text:p>37.15152</text:p>
          </table:table-cell>
          <table:table-cell office:value-type="float" office:value="165" calcext:value-type="float">
            <text:p>16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485]+1" office:value-type="float" office:value="62" calcext:value-type="float">
            <text:p>62</text:p>
          </table:table-cell>
          <table:table-cell table:formula="of:=[.B485]" office:value-type="float" office:value="2" calcext:value-type="float">
            <text:p>2</text:p>
          </table:table-cell>
          <table:table-cell office:value-type="float" office:value="203.23776" calcext:value-type="float">
            <text:p>203.23776</text:p>
          </table:table-cell>
          <table:table-cell office:value-type="float" office:value="36.149568" calcext:value-type="float">
            <text:p>36.149568</text:p>
          </table:table-cell>
          <table:table-cell office:value-type="float" office:value="205" calcext:value-type="float">
            <text:p>20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486]+1" office:value-type="float" office:value="62" calcext:value-type="float">
            <text:p>62</text:p>
          </table:table-cell>
          <table:table-cell table:formula="of:=[.B486]" office:value-type="float" office:value="3" calcext:value-type="float">
            <text:p>3</text:p>
          </table:table-cell>
          <table:table-cell office:value-type="float" office:value="216.076928" calcext:value-type="float">
            <text:p>216.076928</text:p>
          </table:table-cell>
          <table:table-cell office:value-type="float" office:value="31.3248" calcext:value-type="float">
            <text:p>31.3248</text:p>
          </table:table-cell>
          <table:table-cell office:value-type="float" office:value="217" calcext:value-type="float">
            <text:p>2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487]+1" office:value-type="float" office:value="62" calcext:value-type="float">
            <text:p>62</text:p>
          </table:table-cell>
          <table:table-cell table:formula="of:=[.B487]" office:value-type="float" office:value="4" calcext:value-type="float">
            <text:p>4</text:p>
          </table:table-cell>
          <table:table-cell office:value-type="float" office:value="244.299776" calcext:value-type="float">
            <text:p>244.299776</text:p>
          </table:table-cell>
          <table:table-cell office:value-type="float" office:value="156.050976" calcext:value-type="float">
            <text:p>156.050976</text:p>
          </table:table-cell>
          <table:table-cell office:value-type="float" office:value="244" calcext:value-type="float">
            <text:p>24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488]+1" office:value-type="float" office:value="62" calcext:value-type="float">
            <text:p>62</text:p>
          </table:table-cell>
          <table:table-cell table:formula="of:=[.B488]" office:value-type="float" office:value="5" calcext:value-type="float">
            <text:p>5</text:p>
          </table:table-cell>
          <table:table-cell office:value-type="float" office:value="166.067968" calcext:value-type="float">
            <text:p>166.067968</text:p>
          </table:table-cell>
          <table:table-cell office:value-type="float" office:value="162.783456" calcext:value-type="float">
            <text:p>162.783456</text:p>
          </table:table-cell>
          <table:table-cell office:value-type="float" office:value="166" calcext:value-type="float">
            <text:p>16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489]+1" office:value-type="float" office:value="62" calcext:value-type="float">
            <text:p>62</text:p>
          </table:table-cell>
          <table:table-cell table:formula="of:=[.B489]" office:value-type="float" office:value="6" calcext:value-type="float">
            <text:p>6</text:p>
          </table:table-cell>
          <table:table-cell office:value-type="float" office:value="82.612992" calcext:value-type="float">
            <text:p>82.612992</text:p>
          </table:table-cell>
          <table:table-cell office:value-type="float" office:value="157.66128" calcext:value-type="float">
            <text:p>157.66128</text:p>
          </table:table-cell>
          <table:table-cell office:value-type="float" office:value="84" calcext:value-type="float">
            <text:p>8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490]+1" office:value-type="float" office:value="62" calcext:value-type="float">
            <text:p>62</text:p>
          </table:table-cell>
          <table:table-cell table:formula="of:=[.B490]" office:value-type="float" office:value="7" calcext:value-type="float">
            <text:p>7</text:p>
          </table:table-cell>
          <table:table-cell office:value-type="float" office:value="104.399616" calcext:value-type="float">
            <text:p>104.399616</text:p>
          </table:table-cell>
          <table:table-cell office:value-type="float" office:value="32.193984" calcext:value-type="float">
            <text:p>32.193984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31" calcext:value-type="float">
            <text:p>31</text:p>
          </table:table-cell>
        </table:table-row>
        <table:table-row table:style-name="ro1">
          <table:table-cell table:formula="of:=[.A491]+1" office:value-type="float" office:value="62" calcext:value-type="float">
            <text:p>62</text:p>
          </table:table-cell>
          <table:table-cell table:formula="of:=[.B491]" office:value-type="float" office:value="8" calcext:value-type="float">
            <text:p>8</text:p>
          </table:table-cell>
          <table:table-cell office:value-type="float" office:value="122.908288" calcext:value-type="float">
            <text:p>122.908288</text:p>
          </table:table-cell>
          <table:table-cell office:value-type="float" office:value="36.796224" calcext:value-type="float">
            <text:p>36.796224</text:p>
          </table:table-cell>
          <table:table-cell office:value-type="float" office:value="122" calcext:value-type="float">
            <text:p>1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492]+1" office:value-type="float" office:value="63" calcext:value-type="float">
            <text:p>63</text:p>
          </table:table-cell>
          <table:table-cell table:formula="of:=[.B492]" office:value-type="float" office:value="1" calcext:value-type="float">
            <text:p>1</text:p>
          </table:table-cell>
          <table:table-cell office:value-type="float" office:value="172.227456" calcext:value-type="float">
            <text:p>172.227456</text:p>
          </table:table-cell>
          <table:table-cell office:value-type="float" office:value="46.559136" calcext:value-type="float">
            <text:p>46.559136</text:p>
          </table:table-cell>
          <table:table-cell office:value-type="float" office:value="171" calcext:value-type="float">
            <text:p>17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493]+1" office:value-type="float" office:value="63" calcext:value-type="float">
            <text:p>63</text:p>
          </table:table-cell>
          <table:table-cell table:formula="of:=[.B493]" office:value-type="float" office:value="2" calcext:value-type="float">
            <text:p>2</text:p>
          </table:table-cell>
          <table:table-cell office:value-type="float" office:value="209.516672" calcext:value-type="float">
            <text:p>209.516672</text:p>
          </table:table-cell>
          <table:table-cell office:value-type="float" office:value="46.675584" calcext:value-type="float">
            <text:p>46.675584</text:p>
          </table:table-cell>
          <table:table-cell office:value-type="float" office:value="208" calcext:value-type="float">
            <text:p>20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494]+1" office:value-type="float" office:value="63" calcext:value-type="float">
            <text:p>63</text:p>
          </table:table-cell>
          <table:table-cell table:formula="of:=[.B494]" office:value-type="float" office:value="3" calcext:value-type="float">
            <text:p>3</text:p>
          </table:table-cell>
          <table:table-cell office:value-type="float" office:value="221.547136" calcext:value-type="float">
            <text:p>221.547136</text:p>
          </table:table-cell>
          <table:table-cell office:value-type="float" office:value="42.663744" calcext:value-type="float">
            <text:p>42.663744</text:p>
          </table:table-cell>
          <table:table-cell office:value-type="float" office:value="220" calcext:value-type="float">
            <text:p>2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495]+1" office:value-type="float" office:value="63" calcext:value-type="float">
            <text:p>63</text:p>
          </table:table-cell>
          <table:table-cell table:formula="of:=[.B495]" office:value-type="float" office:value="4" calcext:value-type="float">
            <text:p>4</text:p>
          </table:table-cell>
          <table:table-cell office:value-type="float" office:value="242.98176" calcext:value-type="float">
            <text:p>242.98176</text:p>
          </table:table-cell>
          <table:table-cell office:value-type="float" office:value="161.648832" calcext:value-type="float">
            <text:p>161.648832</text:p>
          </table:table-cell>
          <table:table-cell office:value-type="float" office:value="243" calcext:value-type="float">
            <text:p>24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496]+1" office:value-type="float" office:value="63" calcext:value-type="float">
            <text:p>63</text:p>
          </table:table-cell>
          <table:table-cell table:formula="of:=[.B496]" office:value-type="float" office:value="5" calcext:value-type="float">
            <text:p>5</text:p>
          </table:table-cell>
          <table:table-cell office:value-type="float" office:value="171.012096" calcext:value-type="float">
            <text:p>171.012096</text:p>
          </table:table-cell>
          <table:table-cell office:value-type="float" office:value="164.296128" calcext:value-type="float">
            <text:p>164.296128</text:p>
          </table:table-cell>
          <table:table-cell office:value-type="float" office:value="172" calcext:value-type="float">
            <text:p>17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497]+1" office:value-type="float" office:value="63" calcext:value-type="float">
            <text:p>63</text:p>
          </table:table-cell>
          <table:table-cell table:formula="of:=[.B497]" office:value-type="float" office:value="6" calcext:value-type="float">
            <text:p>6</text:p>
          </table:table-cell>
          <table:table-cell office:value-type="float" office:value="95.010304" calcext:value-type="float">
            <text:p>95.010304</text:p>
          </table:table-cell>
          <table:table-cell office:value-type="float" office:value="159.125856" calcext:value-type="float">
            <text:p>159.125856</text:p>
          </table:table-cell>
          <table:table-cell office:value-type="float" office:value="98" calcext:value-type="float">
            <text:p>98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498]+1" office:value-type="float" office:value="63" calcext:value-type="float">
            <text:p>63</text:p>
          </table:table-cell>
          <table:table-cell table:formula="of:=[.B498]" office:value-type="float" office:value="7" calcext:value-type="float">
            <text:p>7</text:p>
          </table:table-cell>
          <table:table-cell office:value-type="float" office:value="116.1049728" calcext:value-type="float">
            <text:p>116.1049728</text:p>
          </table:table-cell>
          <table:table-cell office:value-type="float" office:value="41.094528" calcext:value-type="float">
            <text:p>41.094528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42" calcext:value-type="float">
            <text:p>42</text:p>
          </table:table-cell>
        </table:table-row>
        <table:table-row table:style-name="ro1">
          <table:table-cell table:formula="of:=[.A499]+1" office:value-type="float" office:value="63" calcext:value-type="float">
            <text:p>63</text:p>
          </table:table-cell>
          <table:table-cell table:formula="of:=[.B499]" office:value-type="float" office:value="8" calcext:value-type="float">
            <text:p>8</text:p>
          </table:table-cell>
          <table:table-cell office:value-type="float" office:value="132.9056128" calcext:value-type="float">
            <text:p>132.9056128</text:p>
          </table:table-cell>
          <table:table-cell office:value-type="float" office:value="46.190592" calcext:value-type="float">
            <text:p>46.190592</text:p>
          </table:table-cell>
          <table:table-cell office:value-type="float" office:value="131" calcext:value-type="float">
            <text:p>13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[.A500]+1" office:value-type="float" office:value="64" calcext:value-type="float">
            <text:p>64</text:p>
          </table:table-cell>
          <table:table-cell table:formula="of:=[.B500]" office:value-type="float" office:value="1" calcext:value-type="float">
            <text:p>1</text:p>
          </table:table-cell>
          <table:table-cell office:value-type="float" office:value="164.269568" calcext:value-type="float">
            <text:p>164.269568</text:p>
          </table:table-cell>
          <table:table-cell office:value-type="float" office:value="45.16032" calcext:value-type="float">
            <text:p>45.16032</text:p>
          </table:table-cell>
          <table:table-cell office:value-type="float" office:value="165" calcext:value-type="float">
            <text:p>16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A501]+1" office:value-type="float" office:value="64" calcext:value-type="float">
            <text:p>64</text:p>
          </table:table-cell>
          <table:table-cell table:formula="of:=[.B501]" office:value-type="float" office:value="2" calcext:value-type="float">
            <text:p>2</text:p>
          </table:table-cell>
          <table:table-cell office:value-type="float" office:value="200.12544" calcext:value-type="float">
            <text:p>200.12544</text:p>
          </table:table-cell>
          <table:table-cell office:value-type="float" office:value="42.929664" calcext:value-type="float">
            <text:p>42.929664</text:p>
          </table:table-cell>
          <table:table-cell office:value-type="float" office:value="201" calcext:value-type="float">
            <text:p>20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502]+1" office:value-type="float" office:value="64" calcext:value-type="float">
            <text:p>64</text:p>
          </table:table-cell>
          <table:table-cell table:formula="of:=[.B502]" office:value-type="float" office:value="3" calcext:value-type="float">
            <text:p>3</text:p>
          </table:table-cell>
          <table:table-cell office:value-type="float" office:value="214.204288" calcext:value-type="float">
            <text:p>214.204288</text:p>
          </table:table-cell>
          <table:table-cell office:value-type="float" office:value="36.178464" calcext:value-type="float">
            <text:p>36.178464</text:p>
          </table:table-cell>
          <table:table-cell office:value-type="float" office:value="212" calcext:value-type="float">
            <text:p>21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503]+1" office:value-type="float" office:value="64" calcext:value-type="float">
            <text:p>64</text:p>
          </table:table-cell>
          <table:table-cell table:formula="of:=[.B503]" office:value-type="float" office:value="4" calcext:value-type="float">
            <text:p>4</text:p>
          </table:table-cell>
          <table:table-cell office:value-type="float" office:value="241.209984" calcext:value-type="float">
            <text:p>241.209984</text:p>
          </table:table-cell>
          <table:table-cell office:value-type="float" office:value="160.406112" calcext:value-type="float">
            <text:p>160.406112</text:p>
          </table:table-cell>
          <table:table-cell office:value-type="float" office:value="239" calcext:value-type="float">
            <text:p>23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504]+1" office:value-type="float" office:value="64" calcext:value-type="float">
            <text:p>64</text:p>
          </table:table-cell>
          <table:table-cell table:formula="of:=[.B504]" office:value-type="float" office:value="5" calcext:value-type="float">
            <text:p>5</text:p>
          </table:table-cell>
          <table:table-cell office:value-type="float" office:value="165.659904" calcext:value-type="float">
            <text:p>165.659904</text:p>
          </table:table-cell>
          <table:table-cell office:value-type="float" office:value="166.365312" calcext:value-type="float">
            <text:p>166.365312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505]+1" office:value-type="float" office:value="64" calcext:value-type="float">
            <text:p>64</text:p>
          </table:table-cell>
          <table:table-cell table:formula="of:=[.B505]" office:value-type="float" office:value="6" calcext:value-type="float">
            <text:p>6</text:p>
          </table:table-cell>
          <table:table-cell office:value-type="float" office:value="85.05216" calcext:value-type="float">
            <text:p>85.05216</text:p>
          </table:table-cell>
          <table:table-cell office:value-type="float" office:value="162.33312" calcext:value-type="float">
            <text:p>162.33312</text:p>
          </table:table-cell>
          <table:table-cell office:value-type="float" office:value="86" calcext:value-type="float">
            <text:p>8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06]+1" office:value-type="float" office:value="64" calcext:value-type="float">
            <text:p>64</text:p>
          </table:table-cell>
          <table:table-cell table:formula="of:=[.B506]" office:value-type="float" office:value="7" calcext:value-type="float">
            <text:p>7</text:p>
          </table:table-cell>
          <table:table-cell office:value-type="float" office:value="106.389632" calcext:value-type="float">
            <text:p>106.389632</text:p>
          </table:table-cell>
          <table:table-cell office:value-type="float" office:value="38.125152" calcext:value-type="float">
            <text:p>38.125152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39" calcext:value-type="float">
            <text:p>39</text:p>
          </table:table-cell>
        </table:table-row>
        <table:table-row table:style-name="ro1">
          <table:table-cell table:formula="of:=[.A507]+1" office:value-type="float" office:value="64" calcext:value-type="float">
            <text:p>64</text:p>
          </table:table-cell>
          <table:table-cell table:formula="of:=[.B507]" office:value-type="float" office:value="8" calcext:value-type="float">
            <text:p>8</text:p>
          </table:table-cell>
          <table:table-cell office:value-type="float" office:value="124.954176" calcext:value-type="float">
            <text:p>124.954176</text:p>
          </table:table-cell>
          <table:table-cell office:value-type="float" office:value="44.308224" calcext:value-type="float">
            <text:p>44.308224</text:p>
          </table:table-cell>
          <table:table-cell office:value-type="float" office:value="127" calcext:value-type="float">
            <text:p>12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[.A508]+1" office:value-type="float" office:value="65" calcext:value-type="float">
            <text:p>65</text:p>
          </table:table-cell>
          <table:table-cell table:formula="of:=[.B508]" office:value-type="float" office:value="1" calcext:value-type="float">
            <text:p>1</text:p>
          </table:table-cell>
          <table:table-cell office:value-type="float" office:value="172.866048" calcext:value-type="float">
            <text:p>172.866048</text:p>
          </table:table-cell>
          <table:table-cell office:value-type="float" office:value="43.469856" calcext:value-type="float">
            <text:p>43.469856</text:p>
          </table:table-cell>
          <table:table-cell office:value-type="float" office:value="173" calcext:value-type="float">
            <text:p>17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509]+1" office:value-type="float" office:value="65" calcext:value-type="float">
            <text:p>65</text:p>
          </table:table-cell>
          <table:table-cell table:formula="of:=[.B509]" office:value-type="float" office:value="2" calcext:value-type="float">
            <text:p>2</text:p>
          </table:table-cell>
          <table:table-cell office:value-type="float" office:value="207.276672" calcext:value-type="float">
            <text:p>207.276672</text:p>
          </table:table-cell>
          <table:table-cell office:value-type="float" office:value="44.243136" calcext:value-type="float">
            <text:p>44.243136</text:p>
          </table:table-cell>
          <table:table-cell office:value-type="float" office:value="209" calcext:value-type="float">
            <text:p>20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510]+1" office:value-type="float" office:value="65" calcext:value-type="float">
            <text:p>65</text:p>
          </table:table-cell>
          <table:table-cell table:formula="of:=[.B510]" office:value-type="float" office:value="3" calcext:value-type="float">
            <text:p>3</text:p>
          </table:table-cell>
          <table:table-cell office:value-type="float" office:value="220.107392" calcext:value-type="float">
            <text:p>220.107392</text:p>
          </table:table-cell>
          <table:table-cell office:value-type="float" office:value="39.501888" calcext:value-type="float">
            <text:p>39.501888</text:p>
          </table:table-cell>
          <table:table-cell office:value-type="float" office:value="220" calcext:value-type="float">
            <text:p>2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511]+1" office:value-type="float" office:value="65" calcext:value-type="float">
            <text:p>65</text:p>
          </table:table-cell>
          <table:table-cell table:formula="of:=[.B511]" office:value-type="float" office:value="4" calcext:value-type="float">
            <text:p>4</text:p>
          </table:table-cell>
          <table:table-cell office:value-type="float" office:value="242.946176" calcext:value-type="float">
            <text:p>242.946176</text:p>
          </table:table-cell>
          <table:table-cell office:value-type="float" office:value="152.9184" calcext:value-type="float">
            <text:p>152.9184</text:p>
          </table:table-cell>
          <table:table-cell office:value-type="float" office:value="245" calcext:value-type="float">
            <text:p>24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512]+1" office:value-type="float" office:value="65" calcext:value-type="float">
            <text:p>65</text:p>
          </table:table-cell>
          <table:table-cell table:formula="of:=[.B512]" office:value-type="float" office:value="5" calcext:value-type="float">
            <text:p>5</text:p>
          </table:table-cell>
          <table:table-cell office:value-type="float" office:value="172.985728" calcext:value-type="float">
            <text:p>172.985728</text:p>
          </table:table-cell>
          <table:table-cell office:value-type="float" office:value="156.410496" calcext:value-type="float">
            <text:p>156.410496</text:p>
          </table:table-cell>
          <table:table-cell office:value-type="float" office:value="178" calcext:value-type="float">
            <text:p>17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513]+1" office:value-type="float" office:value="65" calcext:value-type="float">
            <text:p>65</text:p>
          </table:table-cell>
          <table:table-cell table:formula="of:=[.B513]" office:value-type="float" office:value="6" calcext:value-type="float">
            <text:p>6</text:p>
          </table:table-cell>
          <table:table-cell office:value-type="float" office:value="97.07648" calcext:value-type="float">
            <text:p>97.07648</text:p>
          </table:table-cell>
          <table:table-cell office:value-type="float" office:value="150.964128" calcext:value-type="float">
            <text:p>150.964128</text:p>
          </table:table-cell>
          <table:table-cell office:value-type="float" office:value="100" calcext:value-type="float">
            <text:p>10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[.A514]+1" office:value-type="float" office:value="65" calcext:value-type="float">
            <text:p>65</text:p>
          </table:table-cell>
          <table:table-cell table:formula="of:=[.B514]" office:value-type="float" office:value="7" calcext:value-type="float">
            <text:p>7</text:p>
          </table:table-cell>
          <table:table-cell office:value-type="float" office:value="118.506624" calcext:value-type="float">
            <text:p>118.506624</text:p>
          </table:table-cell>
          <table:table-cell office:value-type="float" office:value="38.50656" calcext:value-type="float">
            <text:p>38.50656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40" calcext:value-type="float">
            <text:p>40</text:p>
          </table:table-cell>
        </table:table-row>
        <table:table-row table:style-name="ro1">
          <table:table-cell table:formula="of:=[.A515]+1" office:value-type="float" office:value="65" calcext:value-type="float">
            <text:p>65</text:p>
          </table:table-cell>
          <table:table-cell table:formula="of:=[.B515]" office:value-type="float" office:value="8" calcext:value-type="float">
            <text:p>8</text:p>
          </table:table-cell>
          <table:table-cell office:value-type="float" office:value="134.4537088" calcext:value-type="float">
            <text:p>134.4537088</text:p>
          </table:table-cell>
          <table:table-cell office:value-type="float" office:value="43.713504" calcext:value-type="float">
            <text:p>43.713504</text:p>
          </table:table-cell>
          <table:table-cell office:value-type="float" office:value="137" calcext:value-type="float">
            <text:p>13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516]+1" office:value-type="float" office:value="66" calcext:value-type="float">
            <text:p>66</text:p>
          </table:table-cell>
          <table:table-cell table:formula="of:=[.B516]" office:value-type="float" office:value="1" calcext:value-type="float">
            <text:p>1</text:p>
          </table:table-cell>
          <table:table-cell office:value-type="float" office:value="161.876608" calcext:value-type="float">
            <text:p>161.876608</text:p>
          </table:table-cell>
          <table:table-cell office:value-type="float" office:value="41.983104" calcext:value-type="float">
            <text:p>41.983104</text:p>
          </table:table-cell>
          <table:table-cell office:value-type="float" office:value="164" calcext:value-type="float">
            <text:p>16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517]+1" office:value-type="float" office:value="66" calcext:value-type="float">
            <text:p>66</text:p>
          </table:table-cell>
          <table:table-cell table:formula="of:=[.B517]" office:value-type="float" office:value="2" calcext:value-type="float">
            <text:p>2</text:p>
          </table:table-cell>
          <table:table-cell office:value-type="float" office:value="197.962752" calcext:value-type="float">
            <text:p>197.962752</text:p>
          </table:table-cell>
          <table:table-cell office:value-type="float" office:value="41.701632" calcext:value-type="float">
            <text:p>41.701632</text:p>
          </table:table-cell>
          <table:table-cell office:value-type="float" office:value="195" calcext:value-type="float">
            <text:p>19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518]+1" office:value-type="float" office:value="66" calcext:value-type="float">
            <text:p>66</text:p>
          </table:table-cell>
          <table:table-cell table:formula="of:=[.B518]" office:value-type="float" office:value="3" calcext:value-type="float">
            <text:p>3</text:p>
          </table:table-cell>
          <table:table-cell office:value-type="float" office:value="210.140288" calcext:value-type="float">
            <text:p>210.140288</text:p>
          </table:table-cell>
          <table:table-cell office:value-type="float" office:value="39.35328" calcext:value-type="float">
            <text:p>39.35328</text:p>
          </table:table-cell>
          <table:table-cell office:value-type="float" office:value="209" calcext:value-type="float">
            <text:p>20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519]+1" office:value-type="float" office:value="66" calcext:value-type="float">
            <text:p>66</text:p>
          </table:table-cell>
          <table:table-cell table:formula="of:=[.B519]" office:value-type="float" office:value="4" calcext:value-type="float">
            <text:p>4</text:p>
          </table:table-cell>
          <table:table-cell office:value-type="float" office:value="231.498496" calcext:value-type="float">
            <text:p>231.498496</text:p>
          </table:table-cell>
          <table:table-cell office:value-type="float" office:value="158.442624" calcext:value-type="float">
            <text:p>158.442624</text:p>
          </table:table-cell>
          <table:table-cell office:value-type="float" office:value="228" calcext:value-type="float">
            <text:p>22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520]+1" office:value-type="float" office:value="66" calcext:value-type="float">
            <text:p>66</text:p>
          </table:table-cell>
          <table:table-cell table:formula="of:=[.B520]" office:value-type="float" office:value="5" calcext:value-type="float">
            <text:p>5</text:p>
          </table:table-cell>
          <table:table-cell office:value-type="float" office:value="160.02112" calcext:value-type="float">
            <text:p>160.02112</text:p>
          </table:table-cell>
          <table:table-cell office:value-type="float" office:value="160.202016" calcext:value-type="float">
            <text:p>160.202016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521]+1" office:value-type="float" office:value="66" calcext:value-type="float">
            <text:p>66</text:p>
          </table:table-cell>
          <table:table-cell table:formula="of:=[.B521]" office:value-type="float" office:value="6" calcext:value-type="float">
            <text:p>6</text:p>
          </table:table-cell>
          <table:table-cell office:value-type="float" office:value="84.008576" calcext:value-type="float">
            <text:p>84.008576</text:p>
          </table:table-cell>
          <table:table-cell office:value-type="float" office:value="153.903936" calcext:value-type="float">
            <text:p>153.903936</text:p>
          </table:table-cell>
          <table:table-cell office:value-type="float" office:value="84" calcext:value-type="float">
            <text:p>8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formula="of:=[.A522]+1" office:value-type="float" office:value="66" calcext:value-type="float">
            <text:p>66</text:p>
          </table:table-cell>
          <table:table-cell table:formula="of:=[.B522]" office:value-type="float" office:value="7" calcext:value-type="float">
            <text:p>7</text:p>
          </table:table-cell>
          <table:table-cell office:value-type="float" office:value="105.61536" calcext:value-type="float">
            <text:p>105.61536</text:p>
          </table:table-cell>
          <table:table-cell office:value-type="float" office:value="35.824608" calcext:value-type="float">
            <text:p>35.824608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36" calcext:value-type="float">
            <text:p>36</text:p>
          </table:table-cell>
        </table:table-row>
        <table:table-row table:style-name="ro1">
          <table:table-cell table:formula="of:=[.A523]+1" office:value-type="float" office:value="66" calcext:value-type="float">
            <text:p>66</text:p>
          </table:table-cell>
          <table:table-cell table:formula="of:=[.B523]" office:value-type="float" office:value="8" calcext:value-type="float">
            <text:p>8</text:p>
          </table:table-cell>
          <table:table-cell office:value-type="float" office:value="123.4748672" calcext:value-type="float">
            <text:p>123.4748672</text:p>
          </table:table-cell>
          <table:table-cell office:value-type="float" office:value="40.431552" calcext:value-type="float">
            <text:p>40.431552</text:p>
          </table:table-cell>
          <table:table-cell office:value-type="float" office:value="123" calcext:value-type="float">
            <text:p>12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524]+1" office:value-type="float" office:value="67" calcext:value-type="float">
            <text:p>67</text:p>
          </table:table-cell>
          <table:table-cell table:formula="of:=[.B524]" office:value-type="float" office:value="1" calcext:value-type="float">
            <text:p>1</text:p>
          </table:table-cell>
          <table:table-cell office:value-type="float" office:value="164.867072" calcext:value-type="float">
            <text:p>164.867072</text:p>
          </table:table-cell>
          <table:table-cell office:value-type="float" office:value="35.049504" calcext:value-type="float">
            <text:p>35.049504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525]+1" office:value-type="float" office:value="67" calcext:value-type="float">
            <text:p>67</text:p>
          </table:table-cell>
          <table:table-cell table:formula="of:=[.B525]" office:value-type="float" office:value="2" calcext:value-type="float">
            <text:p>2</text:p>
          </table:table-cell>
          <table:table-cell office:value-type="float" office:value="201.139712" calcext:value-type="float">
            <text:p>201.139712</text:p>
          </table:table-cell>
          <table:table-cell office:value-type="float" office:value="33.273984" calcext:value-type="float">
            <text:p>33.273984</text:p>
          </table:table-cell>
          <table:table-cell office:value-type="float" office:value="201" calcext:value-type="float">
            <text:p>20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526]+1" office:value-type="float" office:value="67" calcext:value-type="float">
            <text:p>67</text:p>
          </table:table-cell>
          <table:table-cell table:formula="of:=[.B526]" office:value-type="float" office:value="3" calcext:value-type="float">
            <text:p>3</text:p>
          </table:table-cell>
          <table:table-cell office:value-type="float" office:value="215.186688" calcext:value-type="float">
            <text:p>215.186688</text:p>
          </table:table-cell>
          <table:table-cell office:value-type="float" office:value="27.839136" calcext:value-type="float">
            <text:p>27.839136</text:p>
          </table:table-cell>
          <table:table-cell office:value-type="float" office:value="214" calcext:value-type="float">
            <text:p>2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527]+1" office:value-type="float" office:value="67" calcext:value-type="float">
            <text:p>67</text:p>
          </table:table-cell>
          <table:table-cell table:formula="of:=[.B527]" office:value-type="float" office:value="4" calcext:value-type="float">
            <text:p>4</text:p>
          </table:table-cell>
          <table:table-cell office:value-type="float" office:value="243.158912" calcext:value-type="float">
            <text:p>243.158912</text:p>
          </table:table-cell>
          <table:table-cell office:value-type="float" office:value="150.675744" calcext:value-type="float">
            <text:p>150.675744</text:p>
          </table:table-cell>
          <table:table-cell office:value-type="float" office:value="244" calcext:value-type="float">
            <text:p>24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formula="of:=[.A528]+1" office:value-type="float" office:value="67" calcext:value-type="float">
            <text:p>67</text:p>
          </table:table-cell>
          <table:table-cell table:formula="of:=[.B528]" office:value-type="float" office:value="5" calcext:value-type="float">
            <text:p>5</text:p>
          </table:table-cell>
          <table:table-cell office:value-type="float" office:value="167.607552" calcext:value-type="float">
            <text:p>167.607552</text:p>
          </table:table-cell>
          <table:table-cell office:value-type="float" office:value="156.659616" calcext:value-type="float">
            <text:p>156.659616</text:p>
          </table:table-cell>
          <table:table-cell office:value-type="float" office:value="169" calcext:value-type="float">
            <text:p>169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529]+1" office:value-type="float" office:value="67" calcext:value-type="float">
            <text:p>67</text:p>
          </table:table-cell>
          <table:table-cell table:formula="of:=[.B529]" office:value-type="float" office:value="6" calcext:value-type="float">
            <text:p>6</text:p>
          </table:table-cell>
          <table:table-cell office:value-type="float" office:value="86.679168" calcext:value-type="float">
            <text:p>86.679168</text:p>
          </table:table-cell>
          <table:table-cell office:value-type="float" office:value="154.088064" calcext:value-type="float">
            <text:p>154.088064</text:p>
          </table:table-cell>
          <table:table-cell office:value-type="float" office:value="87" calcext:value-type="float">
            <text:p>8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30]+1" office:value-type="float" office:value="67" calcext:value-type="float">
            <text:p>67</text:p>
          </table:table-cell>
          <table:table-cell table:formula="of:=[.B530]" office:value-type="float" office:value="7" calcext:value-type="float">
            <text:p>7</text:p>
          </table:table-cell>
          <table:table-cell office:value-type="float" office:value="105.162368" calcext:value-type="float">
            <text:p>105.162368</text:p>
          </table:table-cell>
          <table:table-cell office:value-type="float" office:value="29.260992" calcext:value-type="float">
            <text:p>29.260992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9" calcext:value-type="float">
            <text:p>29</text:p>
          </table:table-cell>
        </table:table-row>
        <table:table-row table:style-name="ro1">
          <table:table-cell table:formula="of:=[.A531]+1" office:value-type="float" office:value="67" calcext:value-type="float">
            <text:p>67</text:p>
          </table:table-cell>
          <table:table-cell table:formula="of:=[.B531]" office:value-type="float" office:value="8" calcext:value-type="float">
            <text:p>8</text:p>
          </table:table-cell>
          <table:table-cell office:value-type="float" office:value="123.9098368" calcext:value-type="float">
            <text:p>123.9098368</text:p>
          </table:table-cell>
          <table:table-cell office:value-type="float" office:value="34.273344" calcext:value-type="float">
            <text:p>34.273344</text:p>
          </table:table-cell>
          <table:table-cell office:value-type="float" office:value="127" calcext:value-type="float">
            <text:p>12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532]+1" office:value-type="float" office:value="68" calcext:value-type="float">
            <text:p>68</text:p>
          </table:table-cell>
          <table:table-cell table:formula="of:=[.B532]" office:value-type="float" office:value="1" calcext:value-type="float">
            <text:p>1</text:p>
          </table:table-cell>
          <table:table-cell office:value-type="float" office:value="164.544128" calcext:value-type="float">
            <text:p>164.544128</text:p>
          </table:table-cell>
          <table:table-cell office:value-type="float" office:value="43.6896" calcext:value-type="float">
            <text:p>43.6896</text:p>
          </table:table-cell>
          <table:table-cell office:value-type="float" office:value="165" calcext:value-type="float">
            <text:p>16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533]+1" office:value-type="float" office:value="68" calcext:value-type="float">
            <text:p>68</text:p>
          </table:table-cell>
          <table:table-cell table:formula="of:=[.B533]" office:value-type="float" office:value="2" calcext:value-type="float">
            <text:p>2</text:p>
          </table:table-cell>
          <table:table-cell office:value-type="float" office:value="200.51328" calcext:value-type="float">
            <text:p>200.51328</text:p>
          </table:table-cell>
          <table:table-cell office:value-type="float" office:value="42.661536" calcext:value-type="float">
            <text:p>42.661536</text:p>
          </table:table-cell>
          <table:table-cell office:value-type="float" office:value="198" calcext:value-type="float">
            <text:p>19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534]+1" office:value-type="float" office:value="68" calcext:value-type="float">
            <text:p>68</text:p>
          </table:table-cell>
          <table:table-cell table:formula="of:=[.B534]" office:value-type="float" office:value="3" calcext:value-type="float">
            <text:p>3</text:p>
          </table:table-cell>
          <table:table-cell office:value-type="float" office:value="214.047232" calcext:value-type="float">
            <text:p>214.047232</text:p>
          </table:table-cell>
          <table:table-cell office:value-type="float" office:value="36.82608" calcext:value-type="float">
            <text:p>36.82608</text:p>
          </table:table-cell>
          <table:table-cell office:value-type="float" office:value="212" calcext:value-type="float">
            <text:p>21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535]+1" office:value-type="float" office:value="68" calcext:value-type="float">
            <text:p>68</text:p>
          </table:table-cell>
          <table:table-cell table:formula="of:=[.B535]" office:value-type="float" office:value="4" calcext:value-type="float">
            <text:p>4</text:p>
          </table:table-cell>
          <table:table-cell office:value-type="float" office:value="238.640512" calcext:value-type="float">
            <text:p>238.640512</text:p>
          </table:table-cell>
          <table:table-cell office:value-type="float" office:value="158.096928" calcext:value-type="float">
            <text:p>158.096928</text:p>
          </table:table-cell>
          <table:table-cell office:value-type="float" office:value="237" calcext:value-type="float">
            <text:p>237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536]+1" office:value-type="float" office:value="68" calcext:value-type="float">
            <text:p>68</text:p>
          </table:table-cell>
          <table:table-cell table:formula="of:=[.B536]" office:value-type="float" office:value="5" calcext:value-type="float">
            <text:p>5</text:p>
          </table:table-cell>
          <table:table-cell office:value-type="float" office:value="162.736896" calcext:value-type="float">
            <text:p>162.736896</text:p>
          </table:table-cell>
          <table:table-cell office:value-type="float" office:value="162.507744" calcext:value-type="float">
            <text:p>162.507744</text:p>
          </table:table-cell>
          <table:table-cell office:value-type="float" office:value="163" calcext:value-type="float">
            <text:p>163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537]+1" office:value-type="float" office:value="68" calcext:value-type="float">
            <text:p>68</text:p>
          </table:table-cell>
          <table:table-cell table:formula="of:=[.B537]" office:value-type="float" office:value="6" calcext:value-type="float">
            <text:p>6</text:p>
          </table:table-cell>
          <table:table-cell office:value-type="float" office:value="83.585792" calcext:value-type="float">
            <text:p>83.585792</text:p>
          </table:table-cell>
          <table:table-cell office:value-type="float" office:value="157.360416" calcext:value-type="float">
            <text:p>157.360416</text:p>
          </table:table-cell>
          <table:table-cell office:value-type="float" office:value="83" calcext:value-type="float">
            <text:p>8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38]+1" office:value-type="float" office:value="68" calcext:value-type="float">
            <text:p>68</text:p>
          </table:table-cell>
          <table:table-cell table:formula="of:=[.B538]" office:value-type="float" office:value="7" calcext:value-type="float">
            <text:p>7</text:p>
          </table:table-cell>
          <table:table-cell office:value-type="float" office:value="106.413696" calcext:value-type="float">
            <text:p>106.413696</text:p>
          </table:table-cell>
          <table:table-cell office:value-type="float" office:value="36.556704" calcext:value-type="float">
            <text:p>36.556704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1">
          <table:table-cell table:formula="of:=[.A539]+1" office:value-type="float" office:value="68" calcext:value-type="float">
            <text:p>68</text:p>
          </table:table-cell>
          <table:table-cell table:formula="of:=[.B539]" office:value-type="float" office:value="8" calcext:value-type="float">
            <text:p>8</text:p>
          </table:table-cell>
          <table:table-cell office:value-type="float" office:value="125.4193792" calcext:value-type="float">
            <text:p>125.4193792</text:p>
          </table:table-cell>
          <table:table-cell office:value-type="float" office:value="42.336384" calcext:value-type="float">
            <text:p>42.336384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A540]+1" office:value-type="float" office:value="69" calcext:value-type="float">
            <text:p>69</text:p>
          </table:table-cell>
          <table:table-cell table:formula="of:=[.B540]" office:value-type="float" office:value="1" calcext:value-type="float">
            <text:p>1</text:p>
          </table:table-cell>
          <table:table-cell office:value-type="float" office:value="165.02592" calcext:value-type="float">
            <text:p>165.02592</text:p>
          </table:table-cell>
          <table:table-cell office:value-type="float" office:value="43.702272" calcext:value-type="float">
            <text:p>43.702272</text:p>
          </table:table-cell>
          <table:table-cell office:value-type="float" office:value="165" calcext:value-type="float">
            <text:p>16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541]+1" office:value-type="float" office:value="69" calcext:value-type="float">
            <text:p>69</text:p>
          </table:table-cell>
          <table:table-cell table:formula="of:=[.B541]" office:value-type="float" office:value="2" calcext:value-type="float">
            <text:p>2</text:p>
          </table:table-cell>
          <table:table-cell office:value-type="float" office:value="200.648448" calcext:value-type="float">
            <text:p>200.648448</text:p>
          </table:table-cell>
          <table:table-cell office:value-type="float" office:value="43.325664" calcext:value-type="float">
            <text:p>43.325664</text:p>
          </table:table-cell>
          <table:table-cell office:value-type="float" office:value="202" calcext:value-type="float">
            <text:p>20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542]+1" office:value-type="float" office:value="69" calcext:value-type="float">
            <text:p>69</text:p>
          </table:table-cell>
          <table:table-cell table:formula="of:=[.B542]" office:value-type="float" office:value="3" calcext:value-type="float">
            <text:p>3</text:p>
          </table:table-cell>
          <table:table-cell office:value-type="float" office:value="213.671296" calcext:value-type="float">
            <text:p>213.671296</text:p>
          </table:table-cell>
          <table:table-cell office:value-type="float" office:value="38.924928" calcext:value-type="float">
            <text:p>38.924928</text:p>
          </table:table-cell>
          <table:table-cell office:value-type="float" office:value="213" calcext:value-type="float">
            <text:p>21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A543]+1" office:value-type="float" office:value="69" calcext:value-type="float">
            <text:p>69</text:p>
          </table:table-cell>
          <table:table-cell table:formula="of:=[.B543]" office:value-type="float" office:value="4" calcext:value-type="float">
            <text:p>4</text:p>
          </table:table-cell>
          <table:table-cell office:value-type="float" office:value="238.755584" calcext:value-type="float">
            <text:p>238.755584</text:p>
          </table:table-cell>
          <table:table-cell office:value-type="float" office:value="159.711456" calcext:value-type="float">
            <text:p>159.711456</text:p>
          </table:table-cell>
          <table:table-cell office:value-type="float" office:value="238" calcext:value-type="float">
            <text:p>238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544]+1" office:value-type="float" office:value="69" calcext:value-type="float">
            <text:p>69</text:p>
          </table:table-cell>
          <table:table-cell table:formula="of:=[.B544]" office:value-type="float" office:value="5" calcext:value-type="float">
            <text:p>5</text:p>
          </table:table-cell>
          <table:table-cell office:value-type="float" office:value="163.967744" calcext:value-type="float">
            <text:p>163.967744</text:p>
          </table:table-cell>
          <table:table-cell office:value-type="float" office:value="164.240064" calcext:value-type="float">
            <text:p>164.240064</text:p>
          </table:table-cell>
          <table:table-cell office:value-type="float" office:value="166" calcext:value-type="float">
            <text:p>16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45]+1" office:value-type="float" office:value="69" calcext:value-type="float">
            <text:p>69</text:p>
          </table:table-cell>
          <table:table-cell table:formula="of:=[.B545]" office:value-type="float" office:value="6" calcext:value-type="float">
            <text:p>6</text:p>
          </table:table-cell>
          <table:table-cell office:value-type="float" office:value="85.963648" calcext:value-type="float">
            <text:p>85.963648</text:p>
          </table:table-cell>
          <table:table-cell office:value-type="float" office:value="158.539968" calcext:value-type="float">
            <text:p>158.539968</text:p>
          </table:table-cell>
          <table:table-cell office:value-type="float" office:value="89" calcext:value-type="float">
            <text:p>8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546]+1" office:value-type="float" office:value="69" calcext:value-type="float">
            <text:p>69</text:p>
          </table:table-cell>
          <table:table-cell table:formula="of:=[.B546]" office:value-type="float" office:value="7" calcext:value-type="float">
            <text:p>7</text:p>
          </table:table-cell>
          <table:table-cell office:value-type="float" office:value="107.697152" calcext:value-type="float">
            <text:p>107.697152</text:p>
          </table:table-cell>
          <table:table-cell office:value-type="float" office:value="38.431296" calcext:value-type="float">
            <text:p>38.431296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40" calcext:value-type="float">
            <text:p>40</text:p>
          </table:table-cell>
        </table:table-row>
        <table:table-row table:style-name="ro1">
          <table:table-cell table:formula="of:=[.A547]+1" office:value-type="float" office:value="69" calcext:value-type="float">
            <text:p>69</text:p>
          </table:table-cell>
          <table:table-cell table:formula="of:=[.B547]" office:value-type="float" office:value="8" calcext:value-type="float">
            <text:p>8</text:p>
          </table:table-cell>
          <table:table-cell office:value-type="float" office:value="124.6985472" calcext:value-type="float">
            <text:p>124.6985472</text:p>
          </table:table-cell>
          <table:table-cell office:value-type="float" office:value="42.828384" calcext:value-type="float">
            <text:p>42.828384</text:p>
          </table:table-cell>
          <table:table-cell office:value-type="float" office:value="124" calcext:value-type="float">
            <text:p>1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548]+1" office:value-type="float" office:value="70" calcext:value-type="float">
            <text:p>70</text:p>
          </table:table-cell>
          <table:table-cell table:formula="of:=[.B548]" office:value-type="float" office:value="1" calcext:value-type="float">
            <text:p>1</text:p>
          </table:table-cell>
          <table:table-cell office:value-type="float" office:value="169.791104" calcext:value-type="float">
            <text:p>169.791104</text:p>
          </table:table-cell>
          <table:table-cell office:value-type="float" office:value="44.54784" calcext:value-type="float">
            <text:p>44.54784</text:p>
          </table:table-cell>
          <table:table-cell office:value-type="float" office:value="169" calcext:value-type="float">
            <text:p>16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549]+1" office:value-type="float" office:value="70" calcext:value-type="float">
            <text:p>70</text:p>
          </table:table-cell>
          <table:table-cell table:formula="of:=[.B549]" office:value-type="float" office:value="2" calcext:value-type="float">
            <text:p>2</text:p>
          </table:table-cell>
          <table:table-cell office:value-type="float" office:value="204.647168" calcext:value-type="float">
            <text:p>204.647168</text:p>
          </table:table-cell>
          <table:table-cell office:value-type="float" office:value="44.40432" calcext:value-type="float">
            <text:p>44.40432</text:p>
          </table:table-cell>
          <table:table-cell office:value-type="float" office:value="206" calcext:value-type="float">
            <text:p>20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550]+1" office:value-type="float" office:value="70" calcext:value-type="float">
            <text:p>70</text:p>
          </table:table-cell>
          <table:table-cell table:formula="of:=[.B550]" office:value-type="float" office:value="3" calcext:value-type="float">
            <text:p>3</text:p>
          </table:table-cell>
          <table:table-cell office:value-type="float" office:value="218.62976" calcext:value-type="float">
            <text:p>218.62976</text:p>
          </table:table-cell>
          <table:table-cell office:value-type="float" office:value="39.092256" calcext:value-type="float">
            <text:p>39.092256</text:p>
          </table:table-cell>
          <table:table-cell office:value-type="float" office:value="219" calcext:value-type="float">
            <text:p>21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551]+1" office:value-type="float" office:value="70" calcext:value-type="float">
            <text:p>70</text:p>
          </table:table-cell>
          <table:table-cell table:formula="of:=[.B551]" office:value-type="float" office:value="4" calcext:value-type="float">
            <text:p>4</text:p>
          </table:table-cell>
          <table:table-cell office:value-type="float" office:value="242.57472" calcext:value-type="float">
            <text:p>242.57472</text:p>
          </table:table-cell>
          <table:table-cell office:value-type="float" office:value="160.956768" calcext:value-type="float">
            <text:p>160.956768</text:p>
          </table:table-cell>
          <table:table-cell office:value-type="float" office:value="243" calcext:value-type="float">
            <text:p>24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552]+1" office:value-type="float" office:value="70" calcext:value-type="float">
            <text:p>70</text:p>
          </table:table-cell>
          <table:table-cell table:formula="of:=[.B552]" office:value-type="float" office:value="5" calcext:value-type="float">
            <text:p>5</text:p>
          </table:table-cell>
          <table:table-cell office:value-type="float" office:value="168.25408" calcext:value-type="float">
            <text:p>168.25408</text:p>
          </table:table-cell>
          <table:table-cell office:value-type="float" office:value="164.354304" calcext:value-type="float">
            <text:p>164.354304</text:p>
          </table:table-cell>
          <table:table-cell office:value-type="float" office:value="169" calcext:value-type="float">
            <text:p>169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3]+1" office:value-type="float" office:value="70" calcext:value-type="float">
            <text:p>70</text:p>
          </table:table-cell>
          <table:table-cell table:formula="of:=[.B553]" office:value-type="float" office:value="6" calcext:value-type="float">
            <text:p>6</text:p>
          </table:table-cell>
          <table:table-cell office:value-type="float" office:value="90.033792" calcext:value-type="float">
            <text:p>90.033792</text:p>
          </table:table-cell>
          <table:table-cell office:value-type="float" office:value="158.714592" calcext:value-type="float">
            <text:p>158.714592</text:p>
          </table:table-cell>
          <table:table-cell office:value-type="float" office:value="90" calcext:value-type="float">
            <text:p>9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554]+1" office:value-type="float" office:value="70" calcext:value-type="float">
            <text:p>70</text:p>
          </table:table-cell>
          <table:table-cell table:formula="of:=[.B554]" office:value-type="float" office:value="7" calcext:value-type="float">
            <text:p>7</text:p>
          </table:table-cell>
          <table:table-cell office:value-type="float" office:value="112.340736" calcext:value-type="float">
            <text:p>112.340736</text:p>
          </table:table-cell>
          <table:table-cell office:value-type="float" office:value="37.758624" calcext:value-type="float">
            <text:p>37.758624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38" calcext:value-type="float">
            <text:p>38</text:p>
          </table:table-cell>
        </table:table-row>
        <table:table-row table:style-name="ro1">
          <table:table-cell table:formula="of:=[.A555]+1" office:value-type="float" office:value="70" calcext:value-type="float">
            <text:p>70</text:p>
          </table:table-cell>
          <table:table-cell table:formula="of:=[.B555]" office:value-type="float" office:value="8" calcext:value-type="float">
            <text:p>8</text:p>
          </table:table-cell>
          <table:table-cell office:value-type="float" office:value="130.4962048" calcext:value-type="float">
            <text:p>130.4962048</text:p>
          </table:table-cell>
          <table:table-cell office:value-type="float" office:value="43.03104" calcext:value-type="float">
            <text:p>43.03104</text:p>
          </table:table-cell>
          <table:table-cell office:value-type="float" office:value="133" calcext:value-type="float">
            <text:p>13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556]+1" office:value-type="float" office:value="71" calcext:value-type="float">
            <text:p>71</text:p>
          </table:table-cell>
          <table:table-cell table:formula="of:=[.B556]" office:value-type="float" office:value="1" calcext:value-type="float">
            <text:p>1</text:p>
          </table:table-cell>
          <table:table-cell office:value-type="float" office:value="163.928192" calcext:value-type="float">
            <text:p>163.928192</text:p>
          </table:table-cell>
          <table:table-cell office:value-type="float" office:value="42.516" calcext:value-type="float">
            <text:p>42.516</text:p>
          </table:table-cell>
          <table:table-cell office:value-type="float" office:value="164" calcext:value-type="float">
            <text:p>16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A557]+1" office:value-type="float" office:value="71" calcext:value-type="float">
            <text:p>71</text:p>
          </table:table-cell>
          <table:table-cell table:formula="of:=[.B557]" office:value-type="float" office:value="2" calcext:value-type="float">
            <text:p>2</text:p>
          </table:table-cell>
          <table:table-cell office:value-type="float" office:value="199.145984" calcext:value-type="float">
            <text:p>199.145984</text:p>
          </table:table-cell>
          <table:table-cell office:value-type="float" office:value="41.889024" calcext:value-type="float">
            <text:p>41.889024</text:p>
          </table:table-cell>
          <table:table-cell office:value-type="float" office:value="197" calcext:value-type="float">
            <text:p>19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558]+1" office:value-type="float" office:value="71" calcext:value-type="float">
            <text:p>71</text:p>
          </table:table-cell>
          <table:table-cell table:formula="of:=[.B558]" office:value-type="float" office:value="3" calcext:value-type="float">
            <text:p>3</text:p>
          </table:table-cell>
          <table:table-cell office:value-type="float" office:value="211.754624" calcext:value-type="float">
            <text:p>211.754624</text:p>
          </table:table-cell>
          <table:table-cell office:value-type="float" office:value="38.569248" calcext:value-type="float">
            <text:p>38.569248</text:p>
          </table:table-cell>
          <table:table-cell office:value-type="float" office:value="212" calcext:value-type="float">
            <text:p>2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559]+1" office:value-type="float" office:value="71" calcext:value-type="float">
            <text:p>71</text:p>
          </table:table-cell>
          <table:table-cell table:formula="of:=[.B559]" office:value-type="float" office:value="4" calcext:value-type="float">
            <text:p>4</text:p>
          </table:table-cell>
          <table:table-cell office:value-type="float" office:value="233.796096" calcext:value-type="float">
            <text:p>233.796096</text:p>
          </table:table-cell>
          <table:table-cell office:value-type="float" office:value="154.0392" calcext:value-type="float">
            <text:p>154.0392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60]+1" office:value-type="float" office:value="71" calcext:value-type="float">
            <text:p>71</text:p>
          </table:table-cell>
          <table:table-cell table:formula="of:=[.B560]" office:value-type="float" office:value="5" calcext:value-type="float">
            <text:p>5</text:p>
          </table:table-cell>
          <table:table-cell office:value-type="float" office:value="163.791104" calcext:value-type="float">
            <text:p>163.791104</text:p>
          </table:table-cell>
          <table:table-cell office:value-type="float" office:value="158.432352" calcext:value-type="float">
            <text:p>158.432352</text:p>
          </table:table-cell>
          <table:table-cell office:value-type="float" office:value="165" calcext:value-type="float">
            <text:p>16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561]+1" office:value-type="float" office:value="71" calcext:value-type="float">
            <text:p>71</text:p>
          </table:table-cell>
          <table:table-cell table:formula="of:=[.B561]" office:value-type="float" office:value="6" calcext:value-type="float">
            <text:p>6</text:p>
          </table:table-cell>
          <table:table-cell office:value-type="float" office:value="88.130688" calcext:value-type="float">
            <text:p>88.130688</text:p>
          </table:table-cell>
          <table:table-cell office:value-type="float" office:value="151.843488" calcext:value-type="float">
            <text:p>151.843488</text:p>
          </table:table-cell>
          <table:table-cell office:value-type="float" office:value="91" calcext:value-type="float">
            <text:p>9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62]+1" office:value-type="float" office:value="71" calcext:value-type="float">
            <text:p>71</text:p>
          </table:table-cell>
          <table:table-cell table:formula="of:=[.B562]" office:value-type="float" office:value="7" calcext:value-type="float">
            <text:p>7</text:p>
          </table:table-cell>
          <table:table-cell office:value-type="float" office:value="108.714624" calcext:value-type="float">
            <text:p>108.714624</text:p>
          </table:table-cell>
          <table:table-cell office:value-type="float" office:value="37.897344" calcext:value-type="float">
            <text:p>37.897344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39" calcext:value-type="float">
            <text:p>39</text:p>
          </table:table-cell>
        </table:table-row>
        <table:table-row table:style-name="ro1">
          <table:table-cell table:formula="of:=[.A563]+1" office:value-type="float" office:value="71" calcext:value-type="float">
            <text:p>71</text:p>
          </table:table-cell>
          <table:table-cell table:formula="of:=[.B563]" office:value-type="float" office:value="8" calcext:value-type="float">
            <text:p>8</text:p>
          </table:table-cell>
          <table:table-cell office:value-type="float" office:value="126.262144" calcext:value-type="float">
            <text:p>126.262144</text:p>
          </table:table-cell>
          <table:table-cell office:value-type="float" office:value="41.467584" calcext:value-type="float">
            <text:p>41.467584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564]+1" office:value-type="float" office:value="72" calcext:value-type="float">
            <text:p>72</text:p>
          </table:table-cell>
          <table:table-cell table:formula="of:=[.B564]" office:value-type="float" office:value="1" calcext:value-type="float">
            <text:p>1</text:p>
          </table:table-cell>
          <table:table-cell office:value-type="float" office:value="162.172032" calcext:value-type="float">
            <text:p>162.172032</text:p>
          </table:table-cell>
          <table:table-cell office:value-type="float" office:value="50.692512" calcext:value-type="float">
            <text:p>50.692512</text:p>
          </table:table-cell>
          <table:table-cell office:value-type="float" office:value="161" calcext:value-type="float">
            <text:p>16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A565]+1" office:value-type="float" office:value="72" calcext:value-type="float">
            <text:p>72</text:p>
          </table:table-cell>
          <table:table-cell table:formula="of:=[.B565]" office:value-type="float" office:value="2" calcext:value-type="float">
            <text:p>2</text:p>
          </table:table-cell>
          <table:table-cell office:value-type="float" office:value="199.672064" calcext:value-type="float">
            <text:p>199.672064</text:p>
          </table:table-cell>
          <table:table-cell office:value-type="float" office:value="50.589984" calcext:value-type="float">
            <text:p>50.589984</text:p>
          </table:table-cell>
          <table:table-cell office:value-type="float" office:value="200" calcext:value-type="float">
            <text:p>20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[.A566]+1" office:value-type="float" office:value="72" calcext:value-type="float">
            <text:p>72</text:p>
          </table:table-cell>
          <table:table-cell table:formula="of:=[.B566]" office:value-type="float" office:value="3" calcext:value-type="float">
            <text:p>3</text:p>
          </table:table-cell>
          <table:table-cell office:value-type="float" office:value="211.872128" calcext:value-type="float">
            <text:p>211.872128</text:p>
          </table:table-cell>
          <table:table-cell office:value-type="float" office:value="46.816704" calcext:value-type="float">
            <text:p>46.816704</text:p>
          </table:table-cell>
          <table:table-cell office:value-type="float" office:value="212" calcext:value-type="float">
            <text:p>21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A567]+1" office:value-type="float" office:value="72" calcext:value-type="float">
            <text:p>72</text:p>
          </table:table-cell>
          <table:table-cell table:formula="of:=[.B567]" office:value-type="float" office:value="4" calcext:value-type="float">
            <text:p>4</text:p>
          </table:table-cell>
          <table:table-cell office:value-type="float" office:value="240.51136" calcext:value-type="float">
            <text:p>240.51136</text:p>
          </table:table-cell>
          <table:table-cell office:value-type="float" office:value="164.252832" calcext:value-type="float">
            <text:p>164.252832</text:p>
          </table:table-cell>
          <table:table-cell office:value-type="float" office:value="241" calcext:value-type="float">
            <text:p>24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568]+1" office:value-type="float" office:value="72" calcext:value-type="float">
            <text:p>72</text:p>
          </table:table-cell>
          <table:table-cell table:formula="of:=[.B568]" office:value-type="float" office:value="5" calcext:value-type="float">
            <text:p>5</text:p>
          </table:table-cell>
          <table:table-cell office:value-type="float" office:value="166.658048" calcext:value-type="float">
            <text:p>166.658048</text:p>
          </table:table-cell>
          <table:table-cell office:value-type="float" office:value="169.535424" calcext:value-type="float">
            <text:p>169.535424</text:p>
          </table:table-cell>
          <table:table-cell office:value-type="float" office:value="166" calcext:value-type="float">
            <text:p>16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569]+1" office:value-type="float" office:value="72" calcext:value-type="float">
            <text:p>72</text:p>
          </table:table-cell>
          <table:table-cell table:formula="of:=[.B569]" office:value-type="float" office:value="6" calcext:value-type="float">
            <text:p>6</text:p>
          </table:table-cell>
          <table:table-cell office:value-type="float" office:value="87.21024" calcext:value-type="float">
            <text:p>87.21024</text:p>
          </table:table-cell>
          <table:table-cell office:value-type="float" office:value="168.605856" calcext:value-type="float">
            <text:p>168.605856</text:p>
          </table:table-cell>
          <table:table-cell office:value-type="float" office:value="88" calcext:value-type="float">
            <text:p>8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570]+1" office:value-type="float" office:value="72" calcext:value-type="float">
            <text:p>72</text:p>
          </table:table-cell>
          <table:table-cell table:formula="of:=[.B570]" office:value-type="float" office:value="7" calcext:value-type="float">
            <text:p>7</text:p>
          </table:table-cell>
          <table:table-cell office:value-type="float" office:value="104.314624" calcext:value-type="float">
            <text:p>104.314624</text:p>
          </table:table-cell>
          <table:table-cell office:value-type="float" office:value="49.662144" calcext:value-type="float">
            <text:p>49.662144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51" calcext:value-type="float">
            <text:p>51</text:p>
          </table:table-cell>
        </table:table-row>
        <table:table-row table:style-name="ro1">
          <table:table-cell table:formula="of:=[.A571]+1" office:value-type="float" office:value="72" calcext:value-type="float">
            <text:p>72</text:p>
          </table:table-cell>
          <table:table-cell table:formula="of:=[.B571]" office:value-type="float" office:value="8" calcext:value-type="float">
            <text:p>8</text:p>
          </table:table-cell>
          <table:table-cell office:value-type="float" office:value="122.2322944" calcext:value-type="float">
            <text:p>122.2322944</text:p>
          </table:table-cell>
          <table:table-cell office:value-type="float" office:value="52.280448" calcext:value-type="float">
            <text:p>52.280448</text:p>
          </table:table-cell>
          <table:table-cell office:value-type="float" office:value="122" calcext:value-type="float">
            <text:p>12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[.A572]+1" office:value-type="float" office:value="73" calcext:value-type="float">
            <text:p>73</text:p>
          </table:table-cell>
          <table:table-cell table:formula="of:=[.B572]" office:value-type="float" office:value="1" calcext:value-type="float">
            <text:p>1</text:p>
          </table:table-cell>
          <table:table-cell office:value-type="float" office:value="173.115136" calcext:value-type="float">
            <text:p>173.115136</text:p>
          </table:table-cell>
          <table:table-cell office:value-type="float" office:value="35.75232" calcext:value-type="float">
            <text:p>35.75232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573]+1" office:value-type="float" office:value="73" calcext:value-type="float">
            <text:p>73</text:p>
          </table:table-cell>
          <table:table-cell table:formula="of:=[.B573]" office:value-type="float" office:value="2" calcext:value-type="float">
            <text:p>2</text:p>
          </table:table-cell>
          <table:table-cell office:value-type="float" office:value="208.789888" calcext:value-type="float">
            <text:p>208.789888</text:p>
          </table:table-cell>
          <table:table-cell office:value-type="float" office:value="36.504096" calcext:value-type="float">
            <text:p>36.504096</text:p>
          </table:table-cell>
          <table:table-cell office:value-type="float" office:value="213" calcext:value-type="float">
            <text:p>21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574]+1" office:value-type="float" office:value="73" calcext:value-type="float">
            <text:p>73</text:p>
          </table:table-cell>
          <table:table-cell table:formula="of:=[.B574]" office:value-type="float" office:value="3" calcext:value-type="float">
            <text:p>3</text:p>
          </table:table-cell>
          <table:table-cell office:value-type="float" office:value="222.352384" calcext:value-type="float">
            <text:p>222.352384</text:p>
          </table:table-cell>
          <table:table-cell office:value-type="float" office:value="34.159488" calcext:value-type="float">
            <text:p>34.159488</text:p>
          </table:table-cell>
          <table:table-cell office:value-type="float" office:value="224" calcext:value-type="float">
            <text:p>2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575]+1" office:value-type="float" office:value="73" calcext:value-type="float">
            <text:p>73</text:p>
          </table:table-cell>
          <table:table-cell table:formula="of:=[.B575]" office:value-type="float" office:value="4" calcext:value-type="float">
            <text:p>4</text:p>
          </table:table-cell>
          <table:table-cell office:value-type="float" office:value="245.30112" calcext:value-type="float">
            <text:p>245.30112</text:p>
          </table:table-cell>
          <table:table-cell office:value-type="float" office:value="147.984" calcext:value-type="float">
            <text:p>147.984</text:p>
          </table:table-cell>
          <table:table-cell office:value-type="float" office:value="246" calcext:value-type="float">
            <text:p>24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formula="of:=[.A576]+1" office:value-type="float" office:value="73" calcext:value-type="float">
            <text:p>73</text:p>
          </table:table-cell>
          <table:table-cell table:formula="of:=[.B576]" office:value-type="float" office:value="5" calcext:value-type="float">
            <text:p>5</text:p>
          </table:table-cell>
          <table:table-cell office:value-type="float" office:value="173.753472" calcext:value-type="float">
            <text:p>173.753472</text:p>
          </table:table-cell>
          <table:table-cell office:value-type="float" office:value="150.151488" calcext:value-type="float">
            <text:p>150.151488</text:p>
          </table:table-cell>
          <table:table-cell office:value-type="float" office:value="177" calcext:value-type="float">
            <text:p>177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formula="of:=[.A577]+1" office:value-type="float" office:value="73" calcext:value-type="float">
            <text:p>73</text:p>
          </table:table-cell>
          <table:table-cell table:formula="of:=[.B577]" office:value-type="float" office:value="6" calcext:value-type="float">
            <text:p>6</text:p>
          </table:table-cell>
          <table:table-cell office:value-type="float" office:value="99.41248" calcext:value-type="float">
            <text:p>99.41248</text:p>
          </table:table-cell>
          <table:table-cell office:value-type="float" office:value="145.998336" calcext:value-type="float">
            <text:p>145.998336</text:p>
          </table:table-cell>
          <table:table-cell office:value-type="float" office:value="108" calcext:value-type="float">
            <text:p>10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formula="of:=[.A578]+1" office:value-type="float" office:value="73" calcext:value-type="float">
            <text:p>73</text:p>
          </table:table-cell>
          <table:table-cell table:formula="of:=[.B578]" office:value-type="float" office:value="7" calcext:value-type="float">
            <text:p>7</text:p>
          </table:table-cell>
          <table:table-cell office:value-type="float" office:value="119.0707584" calcext:value-type="float">
            <text:p>119.0707584</text:p>
          </table:table-cell>
          <table:table-cell office:value-type="float" office:value="32.540928" calcext:value-type="float">
            <text:p>32.540928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33" calcext:value-type="float">
            <text:p>33</text:p>
          </table:table-cell>
        </table:table-row>
        <table:table-row table:style-name="ro1">
          <table:table-cell table:formula="of:=[.A579]+1" office:value-type="float" office:value="73" calcext:value-type="float">
            <text:p>73</text:p>
          </table:table-cell>
          <table:table-cell table:formula="of:=[.B579]" office:value-type="float" office:value="8" calcext:value-type="float">
            <text:p>8</text:p>
          </table:table-cell>
          <table:table-cell office:value-type="float" office:value="135.9591552" calcext:value-type="float">
            <text:p>135.9591552</text:p>
          </table:table-cell>
          <table:table-cell office:value-type="float" office:value="36.510528" calcext:value-type="float">
            <text:p>36.510528</text:p>
          </table:table-cell>
          <table:table-cell office:value-type="float" office:value="141" calcext:value-type="float">
            <text:p>14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580]+1" office:value-type="float" office:value="74" calcext:value-type="float">
            <text:p>74</text:p>
          </table:table-cell>
          <table:table-cell table:formula="of:=[.B580]" office:value-type="float" office:value="1" calcext:value-type="float">
            <text:p>1</text:p>
          </table:table-cell>
          <table:table-cell office:value-type="float" office:value="171.641856" calcext:value-type="float">
            <text:p>171.641856</text:p>
          </table:table-cell>
          <table:table-cell office:value-type="float" office:value="43.79712" calcext:value-type="float">
            <text:p>43.79712</text:p>
          </table:table-cell>
          <table:table-cell office:value-type="float" office:value="174" calcext:value-type="float">
            <text:p>17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581]+1" office:value-type="float" office:value="74" calcext:value-type="float">
            <text:p>74</text:p>
          </table:table-cell>
          <table:table-cell table:formula="of:=[.B581]" office:value-type="float" office:value="2" calcext:value-type="float">
            <text:p>2</text:p>
          </table:table-cell>
          <table:table-cell office:value-type="float" office:value="207.354752" calcext:value-type="float">
            <text:p>207.354752</text:p>
          </table:table-cell>
          <table:table-cell office:value-type="float" office:value="44.221728" calcext:value-type="float">
            <text:p>44.221728</text:p>
          </table:table-cell>
          <table:table-cell office:value-type="float" office:value="211" calcext:value-type="float">
            <text:p>21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582]+1" office:value-type="float" office:value="74" calcext:value-type="float">
            <text:p>74</text:p>
          </table:table-cell>
          <table:table-cell table:formula="of:=[.B582]" office:value-type="float" office:value="3" calcext:value-type="float">
            <text:p>3</text:p>
          </table:table-cell>
          <table:table-cell office:value-type="float" office:value="220.4" calcext:value-type="float">
            <text:p>220.4</text:p>
          </table:table-cell>
          <table:table-cell office:value-type="float" office:value="39.546528" calcext:value-type="float">
            <text:p>39.546528</text:p>
          </table:table-cell>
          <table:table-cell office:value-type="float" office:value="221" calcext:value-type="float">
            <text:p>22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A583]+1" office:value-type="float" office:value="74" calcext:value-type="float">
            <text:p>74</text:p>
          </table:table-cell>
          <table:table-cell table:formula="of:=[.B583]" office:value-type="float" office:value="4" calcext:value-type="float">
            <text:p>4</text:p>
          </table:table-cell>
          <table:table-cell office:value-type="float" office:value="242.843136" calcext:value-type="float">
            <text:p>242.843136</text:p>
          </table:table-cell>
          <table:table-cell office:value-type="float" office:value="158.229024" calcext:value-type="float">
            <text:p>158.229024</text:p>
          </table:table-cell>
          <table:table-cell office:value-type="float" office:value="242" calcext:value-type="float">
            <text:p>24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584]+1" office:value-type="float" office:value="74" calcext:value-type="float">
            <text:p>74</text:p>
          </table:table-cell>
          <table:table-cell table:formula="of:=[.B584]" office:value-type="float" office:value="5" calcext:value-type="float">
            <text:p>5</text:p>
          </table:table-cell>
          <table:table-cell office:value-type="float" office:value="170.700928" calcext:value-type="float">
            <text:p>170.700928</text:p>
          </table:table-cell>
          <table:table-cell office:value-type="float" office:value="159.793728" calcext:value-type="float">
            <text:p>159.793728</text:p>
          </table:table-cell>
          <table:table-cell office:value-type="float" office:value="174" calcext:value-type="float">
            <text:p>17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585]+1" office:value-type="float" office:value="74" calcext:value-type="float">
            <text:p>74</text:p>
          </table:table-cell>
          <table:table-cell table:formula="of:=[.B585]" office:value-type="float" office:value="6" calcext:value-type="float">
            <text:p>6</text:p>
          </table:table-cell>
          <table:table-cell office:value-type="float" office:value="96.254848" calcext:value-type="float">
            <text:p>96.254848</text:p>
          </table:table-cell>
          <table:table-cell office:value-type="float" office:value="155.937696" calcext:value-type="float">
            <text:p>155.937696</text:p>
          </table:table-cell>
          <table:table-cell office:value-type="float" office:value="101" calcext:value-type="float">
            <text:p>10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586]+1" office:value-type="float" office:value="74" calcext:value-type="float">
            <text:p>74</text:p>
          </table:table-cell>
          <table:table-cell table:formula="of:=[.B586]" office:value-type="float" office:value="7" calcext:value-type="float">
            <text:p>7</text:p>
          </table:table-cell>
          <table:table-cell office:value-type="float" office:value="117.2450944" calcext:value-type="float">
            <text:p>117.2450944</text:p>
          </table:table-cell>
          <table:table-cell office:value-type="float" office:value="38.492064" calcext:value-type="float">
            <text:p>38.492064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39" calcext:value-type="float">
            <text:p>39</text:p>
          </table:table-cell>
        </table:table-row>
        <table:table-row table:style-name="ro1">
          <table:table-cell table:formula="of:=[.A587]+1" office:value-type="float" office:value="74" calcext:value-type="float">
            <text:p>74</text:p>
          </table:table-cell>
          <table:table-cell table:formula="of:=[.B587]" office:value-type="float" office:value="8" calcext:value-type="float">
            <text:p>8</text:p>
          </table:table-cell>
          <table:table-cell office:value-type="float" office:value="133.513344" calcext:value-type="float">
            <text:p>133.513344</text:p>
          </table:table-cell>
          <table:table-cell office:value-type="float" office:value="42.614784" calcext:value-type="float">
            <text:p>42.614784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588]+1" office:value-type="float" office:value="75" calcext:value-type="float">
            <text:p>75</text:p>
          </table:table-cell>
          <table:table-cell table:formula="of:=[.B588]" office:value-type="float" office:value="1" calcext:value-type="float">
            <text:p>1</text:p>
          </table:table-cell>
          <table:table-cell office:value-type="float" office:value="173.704704" calcext:value-type="float">
            <text:p>173.704704</text:p>
          </table:table-cell>
          <table:table-cell office:value-type="float" office:value="40.000896" calcext:value-type="float">
            <text:p>40.000896</text:p>
          </table:table-cell>
          <table:table-cell office:value-type="float" office:value="179" calcext:value-type="float">
            <text:p>17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589]+1" office:value-type="float" office:value="75" calcext:value-type="float">
            <text:p>75</text:p>
          </table:table-cell>
          <table:table-cell table:formula="of:=[.B589]" office:value-type="float" office:value="2" calcext:value-type="float">
            <text:p>2</text:p>
          </table:table-cell>
          <table:table-cell office:value-type="float" office:value="210.704128" calcext:value-type="float">
            <text:p>210.704128</text:p>
          </table:table-cell>
          <table:table-cell office:value-type="float" office:value="41.38032" calcext:value-type="float">
            <text:p>41.38032</text:p>
          </table:table-cell>
          <table:table-cell office:value-type="float" office:value="214" calcext:value-type="float">
            <text:p>21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590]+1" office:value-type="float" office:value="75" calcext:value-type="float">
            <text:p>75</text:p>
          </table:table-cell>
          <table:table-cell table:formula="of:=[.B590]" office:value-type="float" office:value="3" calcext:value-type="float">
            <text:p>3</text:p>
          </table:table-cell>
          <table:table-cell office:value-type="float" office:value="222.526976" calcext:value-type="float">
            <text:p>222.526976</text:p>
          </table:table-cell>
          <table:table-cell office:value-type="float" office:value="39.660288" calcext:value-type="float">
            <text:p>39.660288</text:p>
          </table:table-cell>
          <table:table-cell office:value-type="float" office:value="226" calcext:value-type="float">
            <text:p>22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591]+1" office:value-type="float" office:value="75" calcext:value-type="float">
            <text:p>75</text:p>
          </table:table-cell>
          <table:table-cell table:formula="of:=[.B591]" office:value-type="float" office:value="4" calcext:value-type="float">
            <text:p>4</text:p>
          </table:table-cell>
          <table:table-cell office:value-type="float" office:value="241.974784" calcext:value-type="float">
            <text:p>241.974784</text:p>
          </table:table-cell>
          <table:table-cell office:value-type="float" office:value="155.332416" calcext:value-type="float">
            <text:p>155.332416</text:p>
          </table:table-cell>
          <table:table-cell office:value-type="float" office:value="238" calcext:value-type="float">
            <text:p>23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592]+1" office:value-type="float" office:value="75" calcext:value-type="float">
            <text:p>75</text:p>
          </table:table-cell>
          <table:table-cell table:formula="of:=[.B592]" office:value-type="float" office:value="5" calcext:value-type="float">
            <text:p>5</text:p>
          </table:table-cell>
          <table:table-cell office:value-type="float" office:value="169.158528" calcext:value-type="float">
            <text:p>169.158528</text:p>
          </table:table-cell>
          <table:table-cell office:value-type="float" office:value="154.507776" calcext:value-type="float">
            <text:p>154.507776</text:p>
          </table:table-cell>
          <table:table-cell office:value-type="float" office:value="168" calcext:value-type="float">
            <text:p>16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593]+1" office:value-type="float" office:value="75" calcext:value-type="float">
            <text:p>75</text:p>
          </table:table-cell>
          <table:table-cell table:formula="of:=[.B593]" office:value-type="float" office:value="6" calcext:value-type="float">
            <text:p>6</text:p>
          </table:table-cell>
          <table:table-cell office:value-type="float" office:value="93.195136" calcext:value-type="float">
            <text:p>93.195136</text:p>
          </table:table-cell>
          <table:table-cell office:value-type="float" office:value="147.68784" calcext:value-type="float">
            <text:p>147.68784</text:p>
          </table:table-cell>
          <table:table-cell office:value-type="float" office:value="95" calcext:value-type="float">
            <text:p>9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formula="of:=[.A594]+1" office:value-type="float" office:value="75" calcext:value-type="float">
            <text:p>75</text:p>
          </table:table-cell>
          <table:table-cell table:formula="of:=[.B594]" office:value-type="float" office:value="7" calcext:value-type="float">
            <text:p>7</text:p>
          </table:table-cell>
          <table:table-cell office:value-type="float" office:value="119.8130688" calcext:value-type="float">
            <text:p>119.8130688</text:p>
          </table:table-cell>
          <table:table-cell office:value-type="float" office:value="33.29616" calcext:value-type="float">
            <text:p>33.29616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33" calcext:value-type="float">
            <text:p>33</text:p>
          </table:table-cell>
        </table:table-row>
        <table:table-row table:style-name="ro1">
          <table:table-cell table:formula="of:=[.A595]+1" office:value-type="float" office:value="75" calcext:value-type="float">
            <text:p>75</text:p>
          </table:table-cell>
          <table:table-cell table:formula="of:=[.B595]" office:value-type="float" office:value="8" calcext:value-type="float">
            <text:p>8</text:p>
          </table:table-cell>
          <table:table-cell office:value-type="float" office:value="135.6810752" calcext:value-type="float">
            <text:p>135.6810752</text:p>
          </table:table-cell>
          <table:table-cell office:value-type="float" office:value="38.510592" calcext:value-type="float">
            <text:p>38.510592</text:p>
          </table:table-cell>
          <table:table-cell office:value-type="float" office:value="139" calcext:value-type="float">
            <text:p>13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596]+1" office:value-type="float" office:value="76" calcext:value-type="float">
            <text:p>76</text:p>
          </table:table-cell>
          <table:table-cell table:formula="of:=[.B596]" office:value-type="float" office:value="1" calcext:value-type="float">
            <text:p>1</text:p>
          </table:table-cell>
          <table:table-cell office:value-type="float" office:value="168.377728" calcext:value-type="float">
            <text:p>168.377728</text:p>
          </table:table-cell>
          <table:table-cell office:value-type="float" office:value="44.140512" calcext:value-type="float">
            <text:p>44.140512</text:p>
          </table:table-cell>
          <table:table-cell office:value-type="float" office:value="170" calcext:value-type="float">
            <text:p>17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[.A597]+1" office:value-type="float" office:value="76" calcext:value-type="float">
            <text:p>76</text:p>
          </table:table-cell>
          <table:table-cell table:formula="of:=[.B597]" office:value-type="float" office:value="2" calcext:value-type="float">
            <text:p>2</text:p>
          </table:table-cell>
          <table:table-cell office:value-type="float" office:value="200.87168" calcext:value-type="float">
            <text:p>200.87168</text:p>
          </table:table-cell>
          <table:table-cell office:value-type="float" office:value="43.865664" calcext:value-type="float">
            <text:p>43.865664</text:p>
          </table:table-cell>
          <table:table-cell office:value-type="float" office:value="200" calcext:value-type="float">
            <text:p>2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[.A598]+1" office:value-type="float" office:value="76" calcext:value-type="float">
            <text:p>76</text:p>
          </table:table-cell>
          <table:table-cell table:formula="of:=[.B598]" office:value-type="float" office:value="3" calcext:value-type="float">
            <text:p>3</text:p>
          </table:table-cell>
          <table:table-cell office:value-type="float" office:value="213.081472" calcext:value-type="float">
            <text:p>213.081472</text:p>
          </table:table-cell>
          <table:table-cell office:value-type="float" office:value="40.3728" calcext:value-type="float">
            <text:p>40.3728</text:p>
          </table:table-cell>
          <table:table-cell office:value-type="float" office:value="211" calcext:value-type="float">
            <text:p>21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599]+1" office:value-type="float" office:value="76" calcext:value-type="float">
            <text:p>76</text:p>
          </table:table-cell>
          <table:table-cell table:formula="of:=[.B599]" office:value-type="float" office:value="4" calcext:value-type="float">
            <text:p>4</text:p>
          </table:table-cell>
          <table:table-cell office:value-type="float" office:value="235.954688" calcext:value-type="float">
            <text:p>235.954688</text:p>
          </table:table-cell>
          <table:table-cell office:value-type="float" office:value="152.865984" calcext:value-type="float">
            <text:p>152.865984</text:p>
          </table:table-cell>
          <table:table-cell office:value-type="float" office:value="234" calcext:value-type="float">
            <text:p>23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formula="of:=[.A600]+1" office:value-type="float" office:value="76" calcext:value-type="float">
            <text:p>76</text:p>
          </table:table-cell>
          <table:table-cell table:formula="of:=[.B600]" office:value-type="float" office:value="5" calcext:value-type="float">
            <text:p>5</text:p>
          </table:table-cell>
          <table:table-cell office:value-type="float" office:value="166.92352" calcext:value-type="float">
            <text:p>166.92352</text:p>
          </table:table-cell>
          <table:table-cell office:value-type="float" office:value="156.16896" calcext:value-type="float">
            <text:p>156.16896</text:p>
          </table:table-cell>
          <table:table-cell office:value-type="float" office:value="169" calcext:value-type="float">
            <text:p>169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601]+1" office:value-type="float" office:value="76" calcext:value-type="float">
            <text:p>76</text:p>
          </table:table-cell>
          <table:table-cell table:formula="of:=[.B601]" office:value-type="float" office:value="6" calcext:value-type="float">
            <text:p>6</text:p>
          </table:table-cell>
          <table:table-cell office:value-type="float" office:value="94.253184" calcext:value-type="float">
            <text:p>94.253184</text:p>
          </table:table-cell>
          <table:table-cell office:value-type="float" office:value="150.916896" calcext:value-type="float">
            <text:p>150.916896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602]+1" office:value-type="float" office:value="76" calcext:value-type="float">
            <text:p>76</text:p>
          </table:table-cell>
          <table:table-cell table:formula="of:=[.B602]" office:value-type="float" office:value="7" calcext:value-type="float">
            <text:p>7</text:p>
          </table:table-cell>
          <table:table-cell office:value-type="float" office:value="114.9728" calcext:value-type="float">
            <text:p>114.9728</text:p>
          </table:table-cell>
          <table:table-cell office:value-type="float" office:value="40.089696" calcext:value-type="float">
            <text:p>40.089696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2" calcext:value-type="float">
            <text:p>42</text:p>
          </table:table-cell>
        </table:table-row>
        <table:table-row table:style-name="ro1">
          <table:table-cell table:formula="of:=[.A603]+1" office:value-type="float" office:value="76" calcext:value-type="float">
            <text:p>76</text:p>
          </table:table-cell>
          <table:table-cell table:formula="of:=[.B603]" office:value-type="float" office:value="8" calcext:value-type="float">
            <text:p>8</text:p>
          </table:table-cell>
          <table:table-cell office:value-type="float" office:value="130.9389312" calcext:value-type="float">
            <text:p>130.9389312</text:p>
          </table:table-cell>
          <table:table-cell office:value-type="float" office:value="43.105632" calcext:value-type="float">
            <text:p>43.105632</text:p>
          </table:table-cell>
          <table:table-cell office:value-type="float" office:value="133" calcext:value-type="float">
            <text:p>13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604]+1" office:value-type="float" office:value="77" calcext:value-type="float">
            <text:p>77</text:p>
          </table:table-cell>
          <table:table-cell table:formula="of:=[.B604]" office:value-type="float" office:value="1" calcext:value-type="float">
            <text:p>1</text:p>
          </table:table-cell>
          <table:table-cell office:value-type="float" office:value="154.619008" calcext:value-type="float">
            <text:p>154.619008</text:p>
          </table:table-cell>
          <table:table-cell office:value-type="float" office:value="32.606688" calcext:value-type="float">
            <text:p>32.606688</text:p>
          </table:table-cell>
          <table:table-cell office:value-type="float" office:value="152" calcext:value-type="float">
            <text:p>1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605]+1" office:value-type="float" office:value="77" calcext:value-type="float">
            <text:p>77</text:p>
          </table:table-cell>
          <table:table-cell table:formula="of:=[.B605]" office:value-type="float" office:value="2" calcext:value-type="float">
            <text:p>2</text:p>
          </table:table-cell>
          <table:table-cell office:value-type="float" office:value="191.609216" calcext:value-type="float">
            <text:p>191.609216</text:p>
          </table:table-cell>
          <table:table-cell office:value-type="float" office:value="32.12016" calcext:value-type="float">
            <text:p>32.12016</text:p>
          </table:table-cell>
          <table:table-cell office:value-type="float" office:value="189" calcext:value-type="float">
            <text:p>18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606]+1" office:value-type="float" office:value="77" calcext:value-type="float">
            <text:p>77</text:p>
          </table:table-cell>
          <table:table-cell table:formula="of:=[.B606]" office:value-type="float" office:value="3" calcext:value-type="float">
            <text:p>3</text:p>
          </table:table-cell>
          <table:table-cell office:value-type="float" office:value="203.583744" calcext:value-type="float">
            <text:p>203.583744</text:p>
          </table:table-cell>
          <table:table-cell office:value-type="float" office:value="28.041504" calcext:value-type="float">
            <text:p>28.041504</text:p>
          </table:table-cell>
          <table:table-cell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607]+1" office:value-type="float" office:value="77" calcext:value-type="float">
            <text:p>77</text:p>
          </table:table-cell>
          <table:table-cell table:formula="of:=[.B607]" office:value-type="float" office:value="4" calcext:value-type="float">
            <text:p>4</text:p>
          </table:table-cell>
          <table:table-cell office:value-type="float" office:value="229.445888" calcext:value-type="float">
            <text:p>229.445888</text:p>
          </table:table-cell>
          <table:table-cell office:value-type="float" office:value="148.506528" calcext:value-type="float">
            <text:p>148.506528</text:p>
          </table:table-cell>
          <table:table-cell office:value-type="float" office:value="225" calcext:value-type="float">
            <text:p>22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formula="of:=[.A608]+1" office:value-type="float" office:value="77" calcext:value-type="float">
            <text:p>77</text:p>
          </table:table-cell>
          <table:table-cell table:formula="of:=[.B608]" office:value-type="float" office:value="5" calcext:value-type="float">
            <text:p>5</text:p>
          </table:table-cell>
          <table:table-cell office:value-type="float" office:value="154.5632" calcext:value-type="float">
            <text:p>154.5632</text:p>
          </table:table-cell>
          <table:table-cell office:value-type="float" office:value="153.619008" calcext:value-type="float">
            <text:p>153.619008</text:p>
          </table:table-cell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table:formula="of:=[.A609]+1" office:value-type="float" office:value="77" calcext:value-type="float">
            <text:p>77</text:p>
          </table:table-cell>
          <table:table-cell table:formula="of:=[.B609]" office:value-type="float" office:value="6" calcext:value-type="float">
            <text:p>6</text:p>
          </table:table-cell>
          <table:table-cell office:value-type="float" office:value="74.643584" calcext:value-type="float">
            <text:p>74.643584</text:p>
          </table:table-cell>
          <table:table-cell office:value-type="float" office:value="149.548608" calcext:value-type="float">
            <text:p>149.548608</text:p>
          </table:table-cell>
          <table:table-cell office:value-type="float" office:value="73" calcext:value-type="float">
            <text:p>7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formula="of:=[.A610]+1" office:value-type="float" office:value="77" calcext:value-type="float">
            <text:p>77</text:p>
          </table:table-cell>
          <table:table-cell table:formula="of:=[.B610]" office:value-type="float" office:value="7" calcext:value-type="float">
            <text:p>7</text:p>
          </table:table-cell>
          <table:table-cell office:value-type="float" office:value="97.972096" calcext:value-type="float">
            <text:p>97.972096</text:p>
          </table:table-cell>
          <table:table-cell office:value-type="float" office:value="27.51408" calcext:value-type="float">
            <text:p>27.51408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5" calcext:value-type="float">
            <text:p>25</text:p>
          </table:table-cell>
        </table:table-row>
        <table:table-row table:style-name="ro1">
          <table:table-cell table:formula="of:=[.A611]+1" office:value-type="float" office:value="77" calcext:value-type="float">
            <text:p>77</text:p>
          </table:table-cell>
          <table:table-cell table:formula="of:=[.B611]" office:value-type="float" office:value="8" calcext:value-type="float">
            <text:p>8</text:p>
          </table:table-cell>
          <table:table-cell office:value-type="float" office:value="114.482944" calcext:value-type="float">
            <text:p>114.482944</text:p>
          </table:table-cell>
          <table:table-cell office:value-type="float" office:value="31.1184" calcext:value-type="float">
            <text:p>31.1184</text:p>
          </table:table-cell>
          <table:table-cell office:value-type="float" office:value="116" calcext:value-type="float">
            <text:p>11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612]+1" office:value-type="float" office:value="78" calcext:value-type="float">
            <text:p>78</text:p>
          </table:table-cell>
          <table:table-cell table:formula="of:=[.B612]" office:value-type="float" office:value="1" calcext:value-type="float">
            <text:p>1</text:p>
          </table:table-cell>
          <table:table-cell office:value-type="float" office:value="164.952448" calcext:value-type="float">
            <text:p>164.952448</text:p>
          </table:table-cell>
          <table:table-cell office:value-type="float" office:value="62.520768" calcext:value-type="float">
            <text:p>62.520768</text:p>
          </table:table-cell>
          <table:table-cell office:value-type="float" office:value="170" calcext:value-type="float">
            <text:p>17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formula="of:=[.A613]+1" office:value-type="float" office:value="78" calcext:value-type="float">
            <text:p>78</text:p>
          </table:table-cell>
          <table:table-cell table:formula="of:=[.B613]" office:value-type="float" office:value="2" calcext:value-type="float">
            <text:p>2</text:p>
          </table:table-cell>
          <table:table-cell office:value-type="float" office:value="198.421888" calcext:value-type="float">
            <text:p>198.421888</text:p>
          </table:table-cell>
          <table:table-cell office:value-type="float" office:value="62.35584" calcext:value-type="float">
            <text:p>62.35584</text:p>
          </table:table-cell>
          <table:table-cell office:value-type="float" office:value="203" calcext:value-type="float">
            <text:p>20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formula="of:=[.A614]+1" office:value-type="float" office:value="78" calcext:value-type="float">
            <text:p>78</text:p>
          </table:table-cell>
          <table:table-cell table:formula="of:=[.B614]" office:value-type="float" office:value="3" calcext:value-type="float">
            <text:p>3</text:p>
          </table:table-cell>
          <table:table-cell office:value-type="float" office:value="211.192448" calcext:value-type="float">
            <text:p>211.192448</text:p>
          </table:table-cell>
          <table:table-cell office:value-type="float" office:value="57.90336" calcext:value-type="float">
            <text:p>57.90336</text:p>
          </table:table-cell>
          <table:table-cell office:value-type="float" office:value="211" calcext:value-type="float">
            <text:p>21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615]+1" office:value-type="float" office:value="78" calcext:value-type="float">
            <text:p>78</text:p>
          </table:table-cell>
          <table:table-cell table:formula="of:=[.B615]" office:value-type="float" office:value="4" calcext:value-type="float">
            <text:p>4</text:p>
          </table:table-cell>
          <table:table-cell office:value-type="float" office:value="234.614144" calcext:value-type="float">
            <text:p>234.614144</text:p>
          </table:table-cell>
          <table:table-cell office:value-type="float" office:value="174.49488" calcext:value-type="float">
            <text:p>174.49488</text:p>
          </table:table-cell>
          <table:table-cell office:value-type="float" office:value="228" calcext:value-type="float">
            <text:p>22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616]+1" office:value-type="float" office:value="78" calcext:value-type="float">
            <text:p>78</text:p>
          </table:table-cell>
          <table:table-cell table:formula="of:=[.B616]" office:value-type="float" office:value="5" calcext:value-type="float">
            <text:p>5</text:p>
          </table:table-cell>
          <table:table-cell office:value-type="float" office:value="162.606848" calcext:value-type="float">
            <text:p>162.606848</text:p>
          </table:table-cell>
          <table:table-cell office:value-type="float" office:value="177.075552" calcext:value-type="float">
            <text:p>177.075552</text:p>
          </table:table-cell>
          <table:table-cell office:value-type="float" office:value="162" calcext:value-type="float">
            <text:p>16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formula="of:=[.A617]+1" office:value-type="float" office:value="78" calcext:value-type="float">
            <text:p>78</text:p>
          </table:table-cell>
          <table:table-cell table:formula="of:=[.B617]" office:value-type="float" office:value="6" calcext:value-type="float">
            <text:p>6</text:p>
          </table:table-cell>
          <table:table-cell office:value-type="float" office:value="86.825088" calcext:value-type="float">
            <text:p>86.825088</text:p>
          </table:table-cell>
          <table:table-cell office:value-type="float" office:value="170.273856" calcext:value-type="float">
            <text:p>170.273856</text:p>
          </table:table-cell>
          <table:table-cell office:value-type="float" office:value="95" calcext:value-type="float">
            <text:p>95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618]+1" office:value-type="float" office:value="78" calcext:value-type="float">
            <text:p>78</text:p>
          </table:table-cell>
          <table:table-cell table:formula="of:=[.B618]" office:value-type="float" office:value="7" calcext:value-type="float">
            <text:p>7</text:p>
          </table:table-cell>
          <table:table-cell office:value-type="float" office:value="111.945088" calcext:value-type="float">
            <text:p>111.945088</text:p>
          </table:table-cell>
          <table:table-cell office:value-type="float" office:value="54.590592" calcext:value-type="float">
            <text:p>54.590592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60" calcext:value-type="float">
            <text:p>60</text:p>
          </table:table-cell>
        </table:table-row>
        <table:table-row table:style-name="ro1">
          <table:table-cell table:formula="of:=[.A619]+1" office:value-type="float" office:value="78" calcext:value-type="float">
            <text:p>78</text:p>
          </table:table-cell>
          <table:table-cell table:formula="of:=[.B619]" office:value-type="float" office:value="8" calcext:value-type="float">
            <text:p>8</text:p>
          </table:table-cell>
          <table:table-cell office:value-type="float" office:value="127.04910848" calcext:value-type="float">
            <text:p>127.04910848</text:p>
          </table:table-cell>
          <table:table-cell office:value-type="float" office:value="60.684384" calcext:value-type="float">
            <text:p>60.684384</text:p>
          </table:table-cell>
          <table:table-cell office:value-type="float" office:value="132" calcext:value-type="float">
            <text:p>13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620]+1" office:value-type="float" office:value="79" calcext:value-type="float">
            <text:p>79</text:p>
          </table:table-cell>
          <table:table-cell table:formula="of:=[.B620]" office:value-type="float" office:value="1" calcext:value-type="float">
            <text:p>1</text:p>
          </table:table-cell>
          <table:table-cell office:value-type="float" office:value="167.512448" calcext:value-type="float">
            <text:p>167.512448</text:p>
          </table:table-cell>
          <table:table-cell office:value-type="float" office:value="38.235072" calcext:value-type="float">
            <text:p>38.235072</text:p>
          </table:table-cell>
          <table:table-cell office:value-type="float" office:value="171" calcext:value-type="float">
            <text:p>17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621]+1" office:value-type="float" office:value="79" calcext:value-type="float">
            <text:p>79</text:p>
          </table:table-cell>
          <table:table-cell table:formula="of:=[.B621]" office:value-type="float" office:value="2" calcext:value-type="float">
            <text:p>2</text:p>
          </table:table-cell>
          <table:table-cell office:value-type="float" office:value="204.93312" calcext:value-type="float">
            <text:p>204.93312</text:p>
          </table:table-cell>
          <table:table-cell office:value-type="float" office:value="39.065952" calcext:value-type="float">
            <text:p>39.065952</text:p>
          </table:table-cell>
          <table:table-cell office:value-type="float" office:value="205" calcext:value-type="float">
            <text:p>20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622]+1" office:value-type="float" office:value="79" calcext:value-type="float">
            <text:p>79</text:p>
          </table:table-cell>
          <table:table-cell table:formula="of:=[.B622]" office:value-type="float" office:value="3" calcext:value-type="float">
            <text:p>3</text:p>
          </table:table-cell>
          <table:table-cell office:value-type="float" office:value="217.396352" calcext:value-type="float">
            <text:p>217.396352</text:p>
          </table:table-cell>
          <table:table-cell office:value-type="float" office:value="35.023392" calcext:value-type="float">
            <text:p>35.023392</text:p>
          </table:table-cell>
          <table:table-cell office:value-type="float" office:value="216" calcext:value-type="float">
            <text:p>2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623]+1" office:value-type="float" office:value="79" calcext:value-type="float">
            <text:p>79</text:p>
          </table:table-cell>
          <table:table-cell table:formula="of:=[.B623]" office:value-type="float" office:value="4" calcext:value-type="float">
            <text:p>4</text:p>
          </table:table-cell>
          <table:table-cell office:value-type="float" office:value="242.601344" calcext:value-type="float">
            <text:p>242.601344</text:p>
          </table:table-cell>
          <table:table-cell office:value-type="float" office:value="157.886016" calcext:value-type="float">
            <text:p>157.886016</text:p>
          </table:table-cell>
          <table:table-cell office:value-type="float" office:value="241" calcext:value-type="float">
            <text:p>2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624]+1" office:value-type="float" office:value="79" calcext:value-type="float">
            <text:p>79</text:p>
          </table:table-cell>
          <table:table-cell table:formula="of:=[.B624]" office:value-type="float" office:value="5" calcext:value-type="float">
            <text:p>5</text:p>
          </table:table-cell>
          <table:table-cell office:value-type="float" office:value="166.066048" calcext:value-type="float">
            <text:p>166.066048</text:p>
          </table:table-cell>
          <table:table-cell office:value-type="float" office:value="161.08176" calcext:value-type="float">
            <text:p>161.08176</text:p>
          </table:table-cell>
          <table:table-cell office:value-type="float" office:value="167" calcext:value-type="float">
            <text:p>167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625]+1" office:value-type="float" office:value="79" calcext:value-type="float">
            <text:p>79</text:p>
          </table:table-cell>
          <table:table-cell table:formula="of:=[.B625]" office:value-type="float" office:value="6" calcext:value-type="float">
            <text:p>6</text:p>
          </table:table-cell>
          <table:table-cell office:value-type="float" office:value="86.032384" calcext:value-type="float">
            <text:p>86.032384</text:p>
          </table:table-cell>
          <table:table-cell office:value-type="float" office:value="155.065536" calcext:value-type="float">
            <text:p>155.065536</text:p>
          </table:table-cell>
          <table:table-cell office:value-type="float" office:value="88" calcext:value-type="float">
            <text:p>8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626]+1" office:value-type="float" office:value="79" calcext:value-type="float">
            <text:p>79</text:p>
          </table:table-cell>
          <table:table-cell table:formula="of:=[.B626]" office:value-type="float" office:value="7" calcext:value-type="float">
            <text:p>7</text:p>
          </table:table-cell>
          <table:table-cell office:value-type="float" office:value="109.054592" calcext:value-type="float">
            <text:p>109.054592</text:p>
          </table:table-cell>
          <table:table-cell office:value-type="float" office:value="32.904" calcext:value-type="float">
            <text:p>32.904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1" calcext:value-type="float">
            <text:p>31</text:p>
          </table:table-cell>
        </table:table-row>
        <table:table-row table:style-name="ro1">
          <table:table-cell table:formula="of:=[.A627]+1" office:value-type="float" office:value="79" calcext:value-type="float">
            <text:p>79</text:p>
          </table:table-cell>
          <table:table-cell table:formula="of:=[.B627]" office:value-type="float" office:value="8" calcext:value-type="float">
            <text:p>8</text:p>
          </table:table-cell>
          <table:table-cell office:value-type="float" office:value="127.74006016" calcext:value-type="float">
            <text:p>127.74006016</text:p>
          </table:table-cell>
          <table:table-cell office:value-type="float" office:value="38.11104" calcext:value-type="float">
            <text:p>38.11104</text:p>
          </table:table-cell>
          <table:table-cell office:value-type="float" office:value="132" calcext:value-type="float">
            <text:p>13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628]+1" office:value-type="float" office:value="80" calcext:value-type="float">
            <text:p>80</text:p>
          </table:table-cell>
          <table:table-cell table:formula="of:=[.B628]" office:value-type="float" office:value="1" calcext:value-type="float">
            <text:p>1</text:p>
          </table:table-cell>
          <table:table-cell office:value-type="float" office:value="167.473152" calcext:value-type="float">
            <text:p>167.473152</text:p>
          </table:table-cell>
          <table:table-cell office:value-type="float" office:value="36.42384" calcext:value-type="float">
            <text:p>36.42384</text:p>
          </table:table-cell>
          <table:table-cell office:value-type="float" office:value="168" calcext:value-type="float">
            <text:p>16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629]+1" office:value-type="float" office:value="80" calcext:value-type="float">
            <text:p>80</text:p>
          </table:table-cell>
          <table:table-cell table:formula="of:=[.B629]" office:value-type="float" office:value="2" calcext:value-type="float">
            <text:p>2</text:p>
          </table:table-cell>
          <table:table-cell office:value-type="float" office:value="205.68384" calcext:value-type="float">
            <text:p>205.68384</text:p>
          </table:table-cell>
          <table:table-cell office:value-type="float" office:value="37.291584" calcext:value-type="float">
            <text:p>37.291584</text:p>
          </table:table-cell>
          <table:table-cell office:value-type="float" office:value="208" calcext:value-type="float">
            <text:p>20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630]+1" office:value-type="float" office:value="80" calcext:value-type="float">
            <text:p>80</text:p>
          </table:table-cell>
          <table:table-cell table:formula="of:=[.B630]" office:value-type="float" office:value="3" calcext:value-type="float">
            <text:p>3</text:p>
          </table:table-cell>
          <table:table-cell office:value-type="float" office:value="219.869952" calcext:value-type="float">
            <text:p>219.869952</text:p>
          </table:table-cell>
          <table:table-cell office:value-type="float" office:value="33.40368" calcext:value-type="float">
            <text:p>33.40368</text:p>
          </table:table-cell>
          <table:table-cell office:value-type="float" office:value="221" calcext:value-type="float">
            <text:p>22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631]+1" office:value-type="float" office:value="80" calcext:value-type="float">
            <text:p>80</text:p>
          </table:table-cell>
          <table:table-cell table:formula="of:=[.B631]" office:value-type="float" office:value="4" calcext:value-type="float">
            <text:p>4</text:p>
          </table:table-cell>
          <table:table-cell office:value-type="float" office:value="240.330112" calcext:value-type="float">
            <text:p>240.330112</text:p>
          </table:table-cell>
          <table:table-cell office:value-type="float" office:value="160.113216" calcext:value-type="float">
            <text:p>160.113216</text:p>
          </table:table-cell>
          <table:table-cell office:value-type="float" office:value="241" calcext:value-type="float">
            <text:p>2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632]+1" office:value-type="float" office:value="80" calcext:value-type="float">
            <text:p>80</text:p>
          </table:table-cell>
          <table:table-cell table:formula="of:=[.B632]" office:value-type="float" office:value="5" calcext:value-type="float">
            <text:p>5</text:p>
          </table:table-cell>
          <table:table-cell office:value-type="float" office:value="161.347328" calcext:value-type="float">
            <text:p>161.347328</text:p>
          </table:table-cell>
          <table:table-cell office:value-type="float" office:value="161.663712" calcext:value-type="float">
            <text:p>161.663712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633]+1" office:value-type="float" office:value="80" calcext:value-type="float">
            <text:p>80</text:p>
          </table:table-cell>
          <table:table-cell table:formula="of:=[.B633]" office:value-type="float" office:value="6" calcext:value-type="float">
            <text:p>6</text:p>
          </table:table-cell>
          <table:table-cell office:value-type="float" office:value="79.220352" calcext:value-type="float">
            <text:p>79.220352</text:p>
          </table:table-cell>
          <table:table-cell office:value-type="float" office:value="152.865888" calcext:value-type="float">
            <text:p>152.865888</text:p>
          </table:table-cell>
          <table:table-cell office:value-type="float" office:value="77" calcext:value-type="float">
            <text:p>7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634]+1" office:value-type="float" office:value="80" calcext:value-type="float">
            <text:p>80</text:p>
          </table:table-cell>
          <table:table-cell table:formula="of:=[.B634]" office:value-type="float" office:value="7" calcext:value-type="float">
            <text:p>7</text:p>
          </table:table-cell>
          <table:table-cell office:value-type="float" office:value="107.362048" calcext:value-type="float">
            <text:p>107.362048</text:p>
          </table:table-cell>
          <table:table-cell office:value-type="float" office:value="27.205056" calcext:value-type="float">
            <text:p>27.205056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4" calcext:value-type="float">
            <text:p>24</text:p>
          </table:table-cell>
        </table:table-row>
        <table:table-row table:style-name="ro1">
          <table:table-cell table:formula="of:=[.A635]+1" office:value-type="float" office:value="80" calcext:value-type="float">
            <text:p>80</text:p>
          </table:table-cell>
          <table:table-cell table:formula="of:=[.B635]" office:value-type="float" office:value="8" calcext:value-type="float">
            <text:p>8</text:p>
          </table:table-cell>
          <table:table-cell office:value-type="float" office:value="126.80832896" calcext:value-type="float">
            <text:p>126.80832896</text:p>
          </table:table-cell>
          <table:table-cell office:value-type="float" office:value="33.186336" calcext:value-type="float">
            <text:p>33.186336</text:p>
          </table:table-cell>
          <table:table-cell office:value-type="float" office:value="129" calcext:value-type="float">
            <text:p>1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636]+1" office:value-type="float" office:value="81" calcext:value-type="float">
            <text:p>81</text:p>
          </table:table-cell>
          <table:table-cell table:formula="of:=[.B636]" office:value-type="float" office:value="1" calcext:value-type="float">
            <text:p>1</text:p>
          </table:table-cell>
          <table:table-cell office:value-type="float" office:value="162.990848" calcext:value-type="float">
            <text:p>162.990848</text:p>
          </table:table-cell>
          <table:table-cell office:value-type="float" office:value="42.8424" calcext:value-type="float">
            <text:p>42.8424</text:p>
          </table:table-cell>
          <table:table-cell office:value-type="float" office:value="164" calcext:value-type="float">
            <text:p>16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637]+1" office:value-type="float" office:value="81" calcext:value-type="float">
            <text:p>81</text:p>
          </table:table-cell>
          <table:table-cell table:formula="of:=[.B637]" office:value-type="float" office:value="2" calcext:value-type="float">
            <text:p>2</text:p>
          </table:table-cell>
          <table:table-cell office:value-type="float" office:value="202.457472" calcext:value-type="float">
            <text:p>202.457472</text:p>
          </table:table-cell>
          <table:table-cell office:value-type="float" office:value="44.064576" calcext:value-type="float">
            <text:p>44.064576</text:p>
          </table:table-cell>
          <table:table-cell office:value-type="float" office:value="204" calcext:value-type="float">
            <text:p>20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638]+1" office:value-type="float" office:value="81" calcext:value-type="float">
            <text:p>81</text:p>
          </table:table-cell>
          <table:table-cell table:formula="of:=[.B638]" office:value-type="float" office:value="3" calcext:value-type="float">
            <text:p>3</text:p>
          </table:table-cell>
          <table:table-cell office:value-type="float" office:value="217.105408" calcext:value-type="float">
            <text:p>217.105408</text:p>
          </table:table-cell>
          <table:table-cell office:value-type="float" office:value="39.358176" calcext:value-type="float">
            <text:p>39.358176</text:p>
          </table:table-cell>
          <table:table-cell office:value-type="float" office:value="218" calcext:value-type="float">
            <text:p>21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639]+1" office:value-type="float" office:value="81" calcext:value-type="float">
            <text:p>81</text:p>
          </table:table-cell>
          <table:table-cell table:formula="of:=[.B639]" office:value-type="float" office:value="4" calcext:value-type="float">
            <text:p>4</text:p>
          </table:table-cell>
          <table:table-cell office:value-type="float" office:value="237.528704" calcext:value-type="float">
            <text:p>237.528704</text:p>
          </table:table-cell>
          <table:table-cell office:value-type="float" office:value="170.73456" calcext:value-type="float">
            <text:p>170.73456</text:p>
          </table:table-cell>
          <table:table-cell office:value-type="float" office:value="236" calcext:value-type="float">
            <text:p>236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640]+1" office:value-type="float" office:value="81" calcext:value-type="float">
            <text:p>81</text:p>
          </table:table-cell>
          <table:table-cell table:formula="of:=[.B640]" office:value-type="float" office:value="5" calcext:value-type="float">
            <text:p>5</text:p>
          </table:table-cell>
          <table:table-cell office:value-type="float" office:value="157.368576" calcext:value-type="float">
            <text:p>157.368576</text:p>
          </table:table-cell>
          <table:table-cell office:value-type="float" office:value="170.152128" calcext:value-type="float">
            <text:p>170.152128</text:p>
          </table:table-cell>
          <table:table-cell office:value-type="float" office:value="155" calcext:value-type="float">
            <text:p>155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641]+1" office:value-type="float" office:value="81" calcext:value-type="float">
            <text:p>81</text:p>
          </table:table-cell>
          <table:table-cell table:formula="of:=[.B641]" office:value-type="float" office:value="6" calcext:value-type="float">
            <text:p>6</text:p>
          </table:table-cell>
          <table:table-cell office:value-type="float" office:value="73.50656" calcext:value-type="float">
            <text:p>73.50656</text:p>
          </table:table-cell>
          <table:table-cell office:value-type="float" office:value="163.81872" calcext:value-type="float">
            <text:p>163.81872</text:p>
          </table:table-cell>
          <table:table-cell office:value-type="float" office:value="71" calcext:value-type="float">
            <text:p>71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642]+1" office:value-type="float" office:value="81" calcext:value-type="float">
            <text:p>81</text:p>
          </table:table-cell>
          <table:table-cell table:formula="of:=[.B642]" office:value-type="float" office:value="7" calcext:value-type="float">
            <text:p>7</text:p>
          </table:table-cell>
          <table:table-cell office:value-type="float" office:value="100.655744" calcext:value-type="float">
            <text:p>100.655744</text:p>
          </table:table-cell>
          <table:table-cell office:value-type="float" office:value="34.12944" calcext:value-type="float">
            <text:p>34.12944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 table:formula="of:=[.A643]+1" office:value-type="float" office:value="81" calcext:value-type="float">
            <text:p>81</text:p>
          </table:table-cell>
          <table:table-cell table:formula="of:=[.B643]" office:value-type="float" office:value="8" calcext:value-type="float">
            <text:p>8</text:p>
          </table:table-cell>
          <table:table-cell office:value-type="float" office:value="120.1981056" calcext:value-type="float">
            <text:p>120.1981056</text:p>
          </table:table-cell>
          <table:table-cell office:value-type="float" office:value="40.404672" calcext:value-type="float">
            <text:p>40.404672</text:p>
          </table:table-cell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644]+1" office:value-type="float" office:value="82" calcext:value-type="float">
            <text:p>82</text:p>
          </table:table-cell>
          <table:table-cell table:formula="of:=[.B644]" office:value-type="float" office:value="1" calcext:value-type="float">
            <text:p>1</text:p>
          </table:table-cell>
          <table:table-cell office:value-type="float" office:value="164.045184" calcext:value-type="float">
            <text:p>164.045184</text:p>
          </table:table-cell>
          <table:table-cell office:value-type="float" office:value="47.048256" calcext:value-type="float">
            <text:p>47.048256</text:p>
          </table:table-cell>
          <table:table-cell office:value-type="float" office:value="164" calcext:value-type="float">
            <text:p>16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645]+1" office:value-type="float" office:value="82" calcext:value-type="float">
            <text:p>82</text:p>
          </table:table-cell>
          <table:table-cell table:formula="of:=[.B645]" office:value-type="float" office:value="2" calcext:value-type="float">
            <text:p>2</text:p>
          </table:table-cell>
          <table:table-cell office:value-type="float" office:value="203.585536" calcext:value-type="float">
            <text:p>203.585536</text:p>
          </table:table-cell>
          <table:table-cell office:value-type="float" office:value="46.502496" calcext:value-type="float">
            <text:p>46.502496</text:p>
          </table:table-cell>
          <table:table-cell office:value-type="float" office:value="204" calcext:value-type="float">
            <text:p>20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646]+1" office:value-type="float" office:value="82" calcext:value-type="float">
            <text:p>82</text:p>
          </table:table-cell>
          <table:table-cell table:formula="of:=[.B646]" office:value-type="float" office:value="3" calcext:value-type="float">
            <text:p>3</text:p>
          </table:table-cell>
          <table:table-cell office:value-type="float" office:value="215.363072" calcext:value-type="float">
            <text:p>215.363072</text:p>
          </table:table-cell>
          <table:table-cell office:value-type="float" office:value="41.864352" calcext:value-type="float">
            <text:p>41.864352</text:p>
          </table:table-cell>
          <table:table-cell office:value-type="float" office:value="215" calcext:value-type="float">
            <text:p>21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647]+1" office:value-type="float" office:value="82" calcext:value-type="float">
            <text:p>82</text:p>
          </table:table-cell>
          <table:table-cell table:formula="of:=[.B647]" office:value-type="float" office:value="4" calcext:value-type="float">
            <text:p>4</text:p>
          </table:table-cell>
          <table:table-cell office:value-type="float" office:value="241.616768" calcext:value-type="float">
            <text:p>241.616768</text:p>
          </table:table-cell>
          <table:table-cell office:value-type="float" office:value="166.558752" calcext:value-type="float">
            <text:p>166.558752</text:p>
          </table:table-cell>
          <table:table-cell office:value-type="float" office:value="240" calcext:value-type="float">
            <text:p>24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648]+1" office:value-type="float" office:value="82" calcext:value-type="float">
            <text:p>82</text:p>
          </table:table-cell>
          <table:table-cell table:formula="of:=[.B648]" office:value-type="float" office:value="5" calcext:value-type="float">
            <text:p>5</text:p>
          </table:table-cell>
          <table:table-cell office:value-type="float" office:value="164.54016" calcext:value-type="float">
            <text:p>164.54016</text:p>
          </table:table-cell>
          <table:table-cell office:value-type="float" office:value="170.606976" calcext:value-type="float">
            <text:p>170.606976</text:p>
          </table:table-cell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649]+1" office:value-type="float" office:value="82" calcext:value-type="float">
            <text:p>82</text:p>
          </table:table-cell>
          <table:table-cell table:formula="of:=[.B649]" office:value-type="float" office:value="6" calcext:value-type="float">
            <text:p>6</text:p>
          </table:table-cell>
          <table:table-cell office:value-type="float" office:value="83.664256" calcext:value-type="float">
            <text:p>83.664256</text:p>
          </table:table-cell>
          <table:table-cell office:value-type="float" office:value="166.776096" calcext:value-type="float">
            <text:p>166.776096</text:p>
          </table:table-cell>
          <table:table-cell office:value-type="float" office:value="86" calcext:value-type="float">
            <text:p>8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650]+1" office:value-type="float" office:value="82" calcext:value-type="float">
            <text:p>82</text:p>
          </table:table-cell>
          <table:table-cell table:formula="of:=[.B650]" office:value-type="float" office:value="7" calcext:value-type="float">
            <text:p>7</text:p>
          </table:table-cell>
          <table:table-cell office:value-type="float" office:value="105.30944" calcext:value-type="float">
            <text:p>105.30944</text:p>
          </table:table-cell>
          <table:table-cell office:value-type="float" office:value="41.694912" calcext:value-type="float">
            <text:p>41.694912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41" calcext:value-type="float">
            <text:p>41</text:p>
          </table:table-cell>
        </table:table-row>
        <table:table-row table:style-name="ro1">
          <table:table-cell table:formula="of:=[.A651]+1" office:value-type="float" office:value="82" calcext:value-type="float">
            <text:p>82</text:p>
          </table:table-cell>
          <table:table-cell table:formula="of:=[.B651]" office:value-type="float" office:value="8" calcext:value-type="float">
            <text:p>8</text:p>
          </table:table-cell>
          <table:table-cell office:value-type="float" office:value="123.7719808" calcext:value-type="float">
            <text:p>123.7719808</text:p>
          </table:table-cell>
          <table:table-cell office:value-type="float" office:value="46.362432" calcext:value-type="float">
            <text:p>46.362432</text:p>
          </table:table-cell>
          <table:table-cell office:value-type="float" office:value="122" calcext:value-type="float">
            <text:p>12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[.A652]+1" office:value-type="float" office:value="83" calcext:value-type="float">
            <text:p>83</text:p>
          </table:table-cell>
          <table:table-cell table:formula="of:=[.B652]" office:value-type="float" office:value="1" calcext:value-type="float">
            <text:p>1</text:p>
          </table:table-cell>
          <table:table-cell office:value-type="float" office:value="166.801536" calcext:value-type="float">
            <text:p>166.801536</text:p>
          </table:table-cell>
          <table:table-cell office:value-type="float" office:value="34.022496" calcext:value-type="float">
            <text:p>34.022496</text:p>
          </table:table-cell>
          <table:table-cell office:value-type="float" office:value="167" calcext:value-type="float">
            <text:p>16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653]+1" office:value-type="float" office:value="83" calcext:value-type="float">
            <text:p>83</text:p>
          </table:table-cell>
          <table:table-cell table:formula="of:=[.B653]" office:value-type="float" office:value="2" calcext:value-type="float">
            <text:p>2</text:p>
          </table:table-cell>
          <table:table-cell office:value-type="float" office:value="207.355392" calcext:value-type="float">
            <text:p>207.355392</text:p>
          </table:table-cell>
          <table:table-cell office:value-type="float" office:value="34.259904" calcext:value-type="float">
            <text:p>34.259904</text:p>
          </table:table-cell>
          <table:table-cell office:value-type="float" office:value="210" calcext:value-type="float">
            <text:p>2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654]+1" office:value-type="float" office:value="83" calcext:value-type="float">
            <text:p>83</text:p>
          </table:table-cell>
          <table:table-cell table:formula="of:=[.B654]" office:value-type="float" office:value="3" calcext:value-type="float">
            <text:p>3</text:p>
          </table:table-cell>
          <table:table-cell office:value-type="float" office:value="219.671296" calcext:value-type="float">
            <text:p>219.671296</text:p>
          </table:table-cell>
          <table:table-cell office:value-type="float" office:value="30.684864" calcext:value-type="float">
            <text:p>30.684864</text:p>
          </table:table-cell>
          <table:table-cell office:value-type="float" office:value="220" calcext:value-type="float">
            <text:p>22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655]+1" office:value-type="float" office:value="83" calcext:value-type="float">
            <text:p>83</text:p>
          </table:table-cell>
          <table:table-cell table:formula="of:=[.B655]" office:value-type="float" office:value="4" calcext:value-type="float">
            <text:p>4</text:p>
          </table:table-cell>
          <table:table-cell office:value-type="float" office:value="242.541696" calcext:value-type="float">
            <text:p>242.541696</text:p>
          </table:table-cell>
          <table:table-cell office:value-type="float" office:value="156.4608" calcext:value-type="float">
            <text:p>156.4608</text:p>
          </table:table-cell>
          <table:table-cell office:value-type="float" office:value="244" calcext:value-type="float">
            <text:p>24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656]+1" office:value-type="float" office:value="83" calcext:value-type="float">
            <text:p>83</text:p>
          </table:table-cell>
          <table:table-cell table:formula="of:=[.B656]" office:value-type="float" office:value="5" calcext:value-type="float">
            <text:p>5</text:p>
          </table:table-cell>
          <table:table-cell office:value-type="float" office:value="163.09312" calcext:value-type="float">
            <text:p>163.09312</text:p>
          </table:table-cell>
          <table:table-cell office:value-type="float" office:value="159.836544" calcext:value-type="float">
            <text:p>159.836544</text:p>
          </table:table-cell>
          <table:table-cell office:value-type="float" office:value="164" calcext:value-type="float">
            <text:p>16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657]+1" office:value-type="float" office:value="83" calcext:value-type="float">
            <text:p>83</text:p>
          </table:table-cell>
          <table:table-cell table:formula="of:=[.B657]" office:value-type="float" office:value="6" calcext:value-type="float">
            <text:p>6</text:p>
          </table:table-cell>
          <table:table-cell office:value-type="float" office:value="81.351168" calcext:value-type="float">
            <text:p>81.351168</text:p>
          </table:table-cell>
          <table:table-cell office:value-type="float" office:value="152.56608" calcext:value-type="float">
            <text:p>152.56608</text:p>
          </table:table-cell>
          <table:table-cell office:value-type="float" office:value="80" calcext:value-type="float">
            <text:p>8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formula="of:=[.A658]+1" office:value-type="float" office:value="83" calcext:value-type="float">
            <text:p>83</text:p>
          </table:table-cell>
          <table:table-cell table:formula="of:=[.B658]" office:value-type="float" office:value="7" calcext:value-type="float">
            <text:p>7</text:p>
          </table:table-cell>
          <table:table-cell office:value-type="float" office:value="107.540736" calcext:value-type="float">
            <text:p>107.540736</text:p>
          </table:table-cell>
          <table:table-cell office:value-type="float" office:value="27.251328" calcext:value-type="float">
            <text:p>27.251328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6" calcext:value-type="float">
            <text:p>26</text:p>
          </table:table-cell>
        </table:table-row>
        <table:table-row table:style-name="ro1">
          <table:table-cell table:formula="of:=[.A659]+1" office:value-type="float" office:value="83" calcext:value-type="float">
            <text:p>83</text:p>
          </table:table-cell>
          <table:table-cell table:formula="of:=[.B659]" office:value-type="float" office:value="8" calcext:value-type="float">
            <text:p>8</text:p>
          </table:table-cell>
          <table:table-cell office:value-type="float" office:value="125.164032" calcext:value-type="float">
            <text:p>125.164032</text:p>
          </table:table-cell>
          <table:table-cell office:value-type="float" office:value="32.235552" calcext:value-type="float">
            <text:p>32.235552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660]+1" office:value-type="float" office:value="84" calcext:value-type="float">
            <text:p>84</text:p>
          </table:table-cell>
          <table:table-cell table:formula="of:=[.B660]" office:value-type="float" office:value="1" calcext:value-type="float">
            <text:p>1</text:p>
          </table:table-cell>
          <table:table-cell office:value-type="float" office:value="162.117632" calcext:value-type="float">
            <text:p>162.117632</text:p>
          </table:table-cell>
          <table:table-cell office:value-type="float" office:value="22.043424" calcext:value-type="float">
            <text:p>22.043424</text:p>
          </table:table-cell>
          <table:table-cell office:value-type="float" office:value="162" calcext:value-type="float">
            <text:p>16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661]+1" office:value-type="float" office:value="84" calcext:value-type="float">
            <text:p>84</text:p>
          </table:table-cell>
          <table:table-cell table:formula="of:=[.B661]" office:value-type="float" office:value="2" calcext:value-type="float">
            <text:p>2</text:p>
          </table:table-cell>
          <table:table-cell office:value-type="float" office:value="200.66944" calcext:value-type="float">
            <text:p>200.66944</text:p>
          </table:table-cell>
          <table:table-cell office:value-type="float" office:value="21.1128" calcext:value-type="float">
            <text:p>21.1128</text:p>
          </table:table-cell>
          <table:table-cell office:value-type="float" office:value="200" calcext:value-type="float">
            <text:p>2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662]+1" office:value-type="float" office:value="84" calcext:value-type="float">
            <text:p>84</text:p>
          </table:table-cell>
          <table:table-cell table:formula="of:=[.B662]" office:value-type="float" office:value="3" calcext:value-type="float">
            <text:p>3</text:p>
          </table:table-cell>
          <table:table-cell office:value-type="float" office:value="211.976064" calcext:value-type="float">
            <text:p>211.976064</text:p>
          </table:table-cell>
          <table:table-cell office:value-type="float" office:value="16.58544" calcext:value-type="float">
            <text:p>16.58544</text:p>
          </table:table-cell>
          <table:table-cell office:value-type="float" office:value="214" calcext:value-type="float">
            <text:p>2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663]+1" office:value-type="float" office:value="84" calcext:value-type="float">
            <text:p>84</text:p>
          </table:table-cell>
          <table:table-cell table:formula="of:=[.B663]" office:value-type="float" office:value="4" calcext:value-type="float">
            <text:p>4</text:p>
          </table:table-cell>
          <table:table-cell office:value-type="float" office:value="241.570816" calcext:value-type="float">
            <text:p>241.570816</text:p>
          </table:table-cell>
          <table:table-cell office:value-type="float" office:value="141.821184" calcext:value-type="float">
            <text:p>141.821184</text:p>
          </table:table-cell>
          <table:table-cell office:value-type="float" office:value="242" calcext:value-type="float">
            <text:p>24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formula="of:=[.A664]+1" office:value-type="float" office:value="84" calcext:value-type="float">
            <text:p>84</text:p>
          </table:table-cell>
          <table:table-cell table:formula="of:=[.B664]" office:value-type="float" office:value="5" calcext:value-type="float">
            <text:p>5</text:p>
          </table:table-cell>
          <table:table-cell office:value-type="float" office:value="164.584576" calcext:value-type="float">
            <text:p>164.584576</text:p>
          </table:table-cell>
          <table:table-cell office:value-type="float" office:value="147.818592" calcext:value-type="float">
            <text:p>147.818592</text:p>
          </table:table-cell>
          <table:table-cell office:value-type="float" office:value="165" calcext:value-type="float">
            <text:p>16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[.A665]+1" office:value-type="float" office:value="84" calcext:value-type="float">
            <text:p>84</text:p>
          </table:table-cell>
          <table:table-cell table:formula="of:=[.B665]" office:value-type="float" office:value="6" calcext:value-type="float">
            <text:p>6</text:p>
          </table:table-cell>
          <table:table-cell office:value-type="float" office:value="82.090496" calcext:value-type="float">
            <text:p>82.090496</text:p>
          </table:table-cell>
          <table:table-cell office:value-type="float" office:value="143.95104" calcext:value-type="float">
            <text:p>143.95104</text:p>
          </table:table-cell>
          <table:table-cell office:value-type="float" office:value="81" calcext:value-type="float">
            <text:p>8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formula="of:=[.A666]+1" office:value-type="float" office:value="84" calcext:value-type="float">
            <text:p>84</text:p>
          </table:table-cell>
          <table:table-cell table:formula="of:=[.B666]" office:value-type="float" office:value="7" calcext:value-type="float">
            <text:p>7</text:p>
          </table:table-cell>
          <table:table-cell office:value-type="float" office:value="102.258304" calcext:value-type="float">
            <text:p>102.258304</text:p>
          </table:table-cell>
          <table:table-cell office:value-type="float" office:value="17.630016" calcext:value-type="float">
            <text:p>17.630016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7" calcext:value-type="float">
            <text:p>17</text:p>
          </table:table-cell>
        </table:table-row>
        <table:table-row table:style-name="ro1">
          <table:table-cell table:formula="of:=[.A667]+1" office:value-type="float" office:value="84" calcext:value-type="float">
            <text:p>84</text:p>
          </table:table-cell>
          <table:table-cell table:formula="of:=[.B667]" office:value-type="float" office:value="8" calcext:value-type="float">
            <text:p>8</text:p>
          </table:table-cell>
          <table:table-cell office:value-type="float" office:value="119.3518208" calcext:value-type="float">
            <text:p>119.3518208</text:p>
          </table:table-cell>
          <table:table-cell office:value-type="float" office:value="21.532416" calcext:value-type="float">
            <text:p>21.532416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668]+1" office:value-type="float" office:value="85" calcext:value-type="float">
            <text:p>85</text:p>
          </table:table-cell>
          <table:table-cell table:formula="of:=[.B668]" office:value-type="float" office:value="1" calcext:value-type="float">
            <text:p>1</text:p>
          </table:table-cell>
          <table:table-cell office:value-type="float" office:value="172.381184" calcext:value-type="float">
            <text:p>172.381184</text:p>
          </table:table-cell>
          <table:table-cell office:value-type="float" office:value="36.28848" calcext:value-type="float">
            <text:p>36.28848</text:p>
          </table:table-cell>
          <table:table-cell office:value-type="float" office:value="175" calcext:value-type="float">
            <text:p>1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669]+1" office:value-type="float" office:value="85" calcext:value-type="float">
            <text:p>85</text:p>
          </table:table-cell>
          <table:table-cell table:formula="of:=[.B669]" office:value-type="float" office:value="2" calcext:value-type="float">
            <text:p>2</text:p>
          </table:table-cell>
          <table:table-cell office:value-type="float" office:value="209.553536" calcext:value-type="float">
            <text:p>209.553536</text:p>
          </table:table-cell>
          <table:table-cell office:value-type="float" office:value="37.496544" calcext:value-type="float">
            <text:p>37.496544</text:p>
          </table:table-cell>
          <table:table-cell office:value-type="float" office:value="211" calcext:value-type="float">
            <text:p>21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670]+1" office:value-type="float" office:value="85" calcext:value-type="float">
            <text:p>85</text:p>
          </table:table-cell>
          <table:table-cell table:formula="of:=[.B670]" office:value-type="float" office:value="3" calcext:value-type="float">
            <text:p>3</text:p>
          </table:table-cell>
          <table:table-cell office:value-type="float" office:value="221.3728" calcext:value-type="float">
            <text:p>221.3728</text:p>
          </table:table-cell>
          <table:table-cell office:value-type="float" office:value="33.112896" calcext:value-type="float">
            <text:p>33.112896</text:p>
          </table:table-cell>
          <table:table-cell office:value-type="float" office:value="220" calcext:value-type="float">
            <text:p>2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671]+1" office:value-type="float" office:value="85" calcext:value-type="float">
            <text:p>85</text:p>
          </table:table-cell>
          <table:table-cell table:formula="of:=[.B671]" office:value-type="float" office:value="4" calcext:value-type="float">
            <text:p>4</text:p>
          </table:table-cell>
          <table:table-cell office:value-type="float" office:value="243.70368" calcext:value-type="float">
            <text:p>243.70368</text:p>
          </table:table-cell>
          <table:table-cell office:value-type="float" office:value="156.704928" calcext:value-type="float">
            <text:p>156.704928</text:p>
          </table:table-cell>
          <table:table-cell office:value-type="float" office:value="242" calcext:value-type="float">
            <text:p>24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672]+1" office:value-type="float" office:value="85" calcext:value-type="float">
            <text:p>85</text:p>
          </table:table-cell>
          <table:table-cell table:formula="of:=[.B672]" office:value-type="float" office:value="5" calcext:value-type="float">
            <text:p>5</text:p>
          </table:table-cell>
          <table:table-cell office:value-type="float" office:value="169.148416" calcext:value-type="float">
            <text:p>169.148416</text:p>
          </table:table-cell>
          <table:table-cell office:value-type="float" office:value="157.754592" calcext:value-type="float">
            <text:p>157.754592</text:p>
          </table:table-cell>
          <table:table-cell office:value-type="float" office:value="171" calcext:value-type="float">
            <text:p>17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673]+1" office:value-type="float" office:value="85" calcext:value-type="float">
            <text:p>85</text:p>
          </table:table-cell>
          <table:table-cell table:formula="of:=[.B673]" office:value-type="float" office:value="6" calcext:value-type="float">
            <text:p>6</text:p>
          </table:table-cell>
          <table:table-cell office:value-type="float" office:value="92.322432" calcext:value-type="float">
            <text:p>92.322432</text:p>
          </table:table-cell>
          <table:table-cell office:value-type="float" office:value="151.632384" calcext:value-type="float">
            <text:p>151.632384</text:p>
          </table:table-cell>
          <table:table-cell office:value-type="float" office:value="92" calcext:value-type="float">
            <text:p>9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674]+1" office:value-type="float" office:value="85" calcext:value-type="float">
            <text:p>85</text:p>
          </table:table-cell>
          <table:table-cell table:formula="of:=[.B674]" office:value-type="float" office:value="7" calcext:value-type="float">
            <text:p>7</text:p>
          </table:table-cell>
          <table:table-cell office:value-type="float" office:value="114.562944" calcext:value-type="float">
            <text:p>114.562944</text:p>
          </table:table-cell>
          <table:table-cell office:value-type="float" office:value="29.7744" calcext:value-type="float">
            <text:p>29.7744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30" calcext:value-type="float">
            <text:p>30</text:p>
          </table:table-cell>
        </table:table-row>
        <table:table-row table:style-name="ro1">
          <table:table-cell table:formula="of:=[.A675]+1" office:value-type="float" office:value="85" calcext:value-type="float">
            <text:p>85</text:p>
          </table:table-cell>
          <table:table-cell table:formula="of:=[.B675]" office:value-type="float" office:value="8" calcext:value-type="float">
            <text:p>8</text:p>
          </table:table-cell>
          <table:table-cell office:value-type="float" office:value="132.770816" calcext:value-type="float">
            <text:p>132.770816</text:p>
          </table:table-cell>
          <table:table-cell office:value-type="float" office:value="35.697504" calcext:value-type="float">
            <text:p>35.697504</text:p>
          </table:table-cell>
          <table:table-cell office:value-type="float" office:value="129" calcext:value-type="float">
            <text:p>12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676]+1" office:value-type="float" office:value="86" calcext:value-type="float">
            <text:p>86</text:p>
          </table:table-cell>
          <table:table-cell table:formula="of:=[.B676]" office:value-type="float" office:value="1" calcext:value-type="float">
            <text:p>1</text:p>
          </table:table-cell>
          <table:table-cell office:value-type="float" office:value="155.365248" calcext:value-type="float">
            <text:p>155.365248</text:p>
          </table:table-cell>
          <table:table-cell office:value-type="float" office:value="37.658688" calcext:value-type="float">
            <text:p>37.658688</text:p>
          </table:table-cell>
          <table:table-cell office:value-type="float" office:value="157" calcext:value-type="float">
            <text:p>15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677]+1" office:value-type="float" office:value="86" calcext:value-type="float">
            <text:p>86</text:p>
          </table:table-cell>
          <table:table-cell table:formula="of:=[.B677]" office:value-type="float" office:value="2" calcext:value-type="float">
            <text:p>2</text:p>
          </table:table-cell>
          <table:table-cell office:value-type="float" office:value="192.77632" calcext:value-type="float">
            <text:p>192.77632</text:p>
          </table:table-cell>
          <table:table-cell office:value-type="float" office:value="36.25872" calcext:value-type="float">
            <text:p>36.25872</text:p>
          </table:table-cell>
          <table:table-cell office:value-type="float" office:value="192" calcext:value-type="float">
            <text:p>19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678]+1" office:value-type="float" office:value="86" calcext:value-type="float">
            <text:p>86</text:p>
          </table:table-cell>
          <table:table-cell table:formula="of:=[.B678]" office:value-type="float" office:value="3" calcext:value-type="float">
            <text:p>3</text:p>
          </table:table-cell>
          <table:table-cell office:value-type="float" office:value="206.503296" calcext:value-type="float">
            <text:p>206.503296</text:p>
          </table:table-cell>
          <table:table-cell office:value-type="float" office:value="32.067072" calcext:value-type="float">
            <text:p>32.067072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679]+1" office:value-type="float" office:value="86" calcext:value-type="float">
            <text:p>86</text:p>
          </table:table-cell>
          <table:table-cell table:formula="of:=[.B679]" office:value-type="float" office:value="4" calcext:value-type="float">
            <text:p>4</text:p>
          </table:table-cell>
          <table:table-cell office:value-type="float" office:value="230.704128" calcext:value-type="float">
            <text:p>230.704128</text:p>
          </table:table-cell>
          <table:table-cell office:value-type="float" office:value="153.73488" calcext:value-type="float">
            <text:p>153.73488</text:p>
          </table:table-cell>
          <table:table-cell office:value-type="float" office:value="228" calcext:value-type="float">
            <text:p>22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680]+1" office:value-type="float" office:value="86" calcext:value-type="float">
            <text:p>86</text:p>
          </table:table-cell>
          <table:table-cell table:formula="of:=[.B680]" office:value-type="float" office:value="5" calcext:value-type="float">
            <text:p>5</text:p>
          </table:table-cell>
          <table:table-cell office:value-type="float" office:value="154.788864" calcext:value-type="float">
            <text:p>154.788864</text:p>
          </table:table-cell>
          <table:table-cell office:value-type="float" office:value="157.873248" calcext:value-type="float">
            <text:p>157.873248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681]+1" office:value-type="float" office:value="86" calcext:value-type="float">
            <text:p>86</text:p>
          </table:table-cell>
          <table:table-cell table:formula="of:=[.B681]" office:value-type="float" office:value="6" calcext:value-type="float">
            <text:p>6</text:p>
          </table:table-cell>
          <table:table-cell office:value-type="float" office:value="75.856" calcext:value-type="float">
            <text:p>75.856</text:p>
          </table:table-cell>
          <table:table-cell office:value-type="float" office:value="154.365312" calcext:value-type="float">
            <text:p>154.365312</text:p>
          </table:table-cell>
          <table:table-cell office:value-type="float" office:value="76" calcext:value-type="float">
            <text:p>7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[.A682]+1" office:value-type="float" office:value="86" calcext:value-type="float">
            <text:p>86</text:p>
          </table:table-cell>
          <table:table-cell table:formula="of:=[.B682]" office:value-type="float" office:value="7" calcext:value-type="float">
            <text:p>7</text:p>
          </table:table-cell>
          <table:table-cell office:value-type="float" office:value="99.456128" calcext:value-type="float">
            <text:p>99.456128</text:p>
          </table:table-cell>
          <table:table-cell office:value-type="float" office:value="31.715232" calcext:value-type="float">
            <text:p>31.71523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7" calcext:value-type="float">
            <text:p>27</text:p>
          </table:table-cell>
        </table:table-row>
        <table:table-row table:style-name="ro1">
          <table:table-cell table:formula="of:=[.A683]+1" office:value-type="float" office:value="86" calcext:value-type="float">
            <text:p>86</text:p>
          </table:table-cell>
          <table:table-cell table:formula="of:=[.B683]" office:value-type="float" office:value="8" calcext:value-type="float">
            <text:p>8</text:p>
          </table:table-cell>
          <table:table-cell office:value-type="float" office:value="119.7632" calcext:value-type="float">
            <text:p>119.7632</text:p>
          </table:table-cell>
          <table:table-cell office:value-type="float" office:value="36.198144" calcext:value-type="float">
            <text:p>36.198144</text:p>
          </table:table-cell>
          <table:table-cell office:value-type="float" office:value="121" calcext:value-type="float">
            <text:p>12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684]+1" office:value-type="float" office:value="87" calcext:value-type="float">
            <text:p>87</text:p>
          </table:table-cell>
          <table:table-cell table:formula="of:=[.B684]" office:value-type="float" office:value="1" calcext:value-type="float">
            <text:p>1</text:p>
          </table:table-cell>
          <table:table-cell office:value-type="float" office:value="169.478656" calcext:value-type="float">
            <text:p>169.478656</text:p>
          </table:table-cell>
          <table:table-cell office:value-type="float" office:value="33.207264" calcext:value-type="float">
            <text:p>33.207264</text:p>
          </table:table-cell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685]+1" office:value-type="float" office:value="87" calcext:value-type="float">
            <text:p>87</text:p>
          </table:table-cell>
          <table:table-cell table:formula="of:=[.B685]" office:value-type="float" office:value="2" calcext:value-type="float">
            <text:p>2</text:p>
          </table:table-cell>
          <table:table-cell office:value-type="float" office:value="204.688512" calcext:value-type="float">
            <text:p>204.688512</text:p>
          </table:table-cell>
          <table:table-cell office:value-type="float" office:value="32.921376" calcext:value-type="float">
            <text:p>32.921376</text:p>
          </table:table-cell>
          <table:table-cell office:value-type="float" office:value="203" calcext:value-type="float">
            <text:p>2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686]+1" office:value-type="float" office:value="87" calcext:value-type="float">
            <text:p>87</text:p>
          </table:table-cell>
          <table:table-cell table:formula="of:=[.B686]" office:value-type="float" office:value="3" calcext:value-type="float">
            <text:p>3</text:p>
          </table:table-cell>
          <table:table-cell office:value-type="float" office:value="217.873536" calcext:value-type="float">
            <text:p>217.873536</text:p>
          </table:table-cell>
          <table:table-cell office:value-type="float" office:value="27.271488" calcext:value-type="float">
            <text:p>27.271488</text:p>
          </table:table-cell>
          <table:table-cell office:value-type="float" office:value="218" calcext:value-type="float">
            <text:p>2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687]+1" office:value-type="float" office:value="87" calcext:value-type="float">
            <text:p>87</text:p>
          </table:table-cell>
          <table:table-cell table:formula="of:=[.B687]" office:value-type="float" office:value="4" calcext:value-type="float">
            <text:p>4</text:p>
          </table:table-cell>
          <table:table-cell office:value-type="float" office:value="240.956672" calcext:value-type="float">
            <text:p>240.956672</text:p>
          </table:table-cell>
          <table:table-cell office:value-type="float" office:value="149.533632" calcext:value-type="float">
            <text:p>149.533632</text:p>
          </table:table-cell>
          <table:table-cell office:value-type="float" office:value="240" calcext:value-type="float">
            <text:p>24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688]+1" office:value-type="float" office:value="87" calcext:value-type="float">
            <text:p>87</text:p>
          </table:table-cell>
          <table:table-cell table:formula="of:=[.B688]" office:value-type="float" office:value="5" calcext:value-type="float">
            <text:p>5</text:p>
          </table:table-cell>
          <table:table-cell office:value-type="float" office:value="167.887616" calcext:value-type="float">
            <text:p>167.887616</text:p>
          </table:table-cell>
          <table:table-cell office:value-type="float" office:value="151.953312" calcext:value-type="float">
            <text:p>151.953312</text:p>
          </table:table-cell>
          <table:table-cell office:value-type="float" office:value="168" calcext:value-type="float">
            <text:p>16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689]+1" office:value-type="float" office:value="87" calcext:value-type="float">
            <text:p>87</text:p>
          </table:table-cell>
          <table:table-cell table:formula="of:=[.B689]" office:value-type="float" office:value="6" calcext:value-type="float">
            <text:p>6</text:p>
          </table:table-cell>
          <table:table-cell office:value-type="float" office:value="91.849984" calcext:value-type="float">
            <text:p>91.849984</text:p>
          </table:table-cell>
          <table:table-cell office:value-type="float" office:value="146.50032" calcext:value-type="float">
            <text:p>146.50032</text:p>
          </table:table-cell>
          <table:table-cell office:value-type="float" office:value="91" calcext:value-type="float">
            <text:p>9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formula="of:=[.A690]+1" office:value-type="float" office:value="87" calcext:value-type="float">
            <text:p>87</text:p>
          </table:table-cell>
          <table:table-cell table:formula="of:=[.B690]" office:value-type="float" office:value="7" calcext:value-type="float">
            <text:p>7</text:p>
          </table:table-cell>
          <table:table-cell office:value-type="float" office:value="113.581952" calcext:value-type="float">
            <text:p>113.581952</text:p>
          </table:table-cell>
          <table:table-cell office:value-type="float" office:value="25.344288" calcext:value-type="float">
            <text:p>25.344288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24" calcext:value-type="float">
            <text:p>24</text:p>
          </table:table-cell>
        </table:table-row>
        <table:table-row table:style-name="ro1">
          <table:table-cell table:formula="of:=[.A691]+1" office:value-type="float" office:value="87" calcext:value-type="float">
            <text:p>87</text:p>
          </table:table-cell>
          <table:table-cell table:formula="of:=[.B691]" office:value-type="float" office:value="8" calcext:value-type="float">
            <text:p>8</text:p>
          </table:table-cell>
          <table:table-cell office:value-type="float" office:value="131.6604288" calcext:value-type="float">
            <text:p>131.6604288</text:p>
          </table:table-cell>
          <table:table-cell office:value-type="float" office:value="31.240896" calcext:value-type="float">
            <text:p>31.240896</text:p>
          </table:table-cell>
          <table:table-cell office:value-type="float" office:value="135" calcext:value-type="float">
            <text:p>1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692]+1" office:value-type="float" office:value="88" calcext:value-type="float">
            <text:p>88</text:p>
          </table:table-cell>
          <table:table-cell table:formula="of:=[.B692]" office:value-type="float" office:value="1" calcext:value-type="float">
            <text:p>1</text:p>
          </table:table-cell>
          <table:table-cell office:value-type="float" office:value="163.965184" calcext:value-type="float">
            <text:p>163.965184</text:p>
          </table:table-cell>
          <table:table-cell office:value-type="float" office:value="36.86592" calcext:value-type="float">
            <text:p>36.86592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693]+1" office:value-type="float" office:value="88" calcext:value-type="float">
            <text:p>88</text:p>
          </table:table-cell>
          <table:table-cell table:formula="of:=[.B693]" office:value-type="float" office:value="2" calcext:value-type="float">
            <text:p>2</text:p>
          </table:table-cell>
          <table:table-cell office:value-type="float" office:value="200.982656" calcext:value-type="float">
            <text:p>200.982656</text:p>
          </table:table-cell>
          <table:table-cell office:value-type="float" office:value="34.635744" calcext:value-type="float">
            <text:p>34.63574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694]+1" office:value-type="float" office:value="88" calcext:value-type="float">
            <text:p>88</text:p>
          </table:table-cell>
          <table:table-cell table:formula="of:=[.B694]" office:value-type="float" office:value="3" calcext:value-type="float">
            <text:p>3</text:p>
          </table:table-cell>
          <table:table-cell office:value-type="float" office:value="213.586432" calcext:value-type="float">
            <text:p>213.586432</text:p>
          </table:table-cell>
          <table:table-cell office:value-type="float" office:value="29.036448" calcext:value-type="float">
            <text:p>29.036448</text:p>
          </table:table-cell>
          <table:table-cell office:value-type="float" office:value="210" calcext:value-type="float">
            <text:p>2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695]+1" office:value-type="float" office:value="88" calcext:value-type="float">
            <text:p>88</text:p>
          </table:table-cell>
          <table:table-cell table:formula="of:=[.B695]" office:value-type="float" office:value="4" calcext:value-type="float">
            <text:p>4</text:p>
          </table:table-cell>
          <table:table-cell office:value-type="float" office:value="242.598784" calcext:value-type="float">
            <text:p>242.598784</text:p>
          </table:table-cell>
          <table:table-cell office:value-type="float" office:value="153.103968" calcext:value-type="float">
            <text:p>153.103968</text:p>
          </table:table-cell>
          <table:table-cell office:value-type="float" office:value="242" calcext:value-type="float">
            <text:p>24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696]+1" office:value-type="float" office:value="88" calcext:value-type="float">
            <text:p>88</text:p>
          </table:table-cell>
          <table:table-cell table:formula="of:=[.B696]" office:value-type="float" office:value="5" calcext:value-type="float">
            <text:p>5</text:p>
          </table:table-cell>
          <table:table-cell office:value-type="float" office:value="167.008768" calcext:value-type="float">
            <text:p>167.008768</text:p>
          </table:table-cell>
          <table:table-cell office:value-type="float" office:value="159.843168" calcext:value-type="float">
            <text:p>159.843168</text:p>
          </table:table-cell>
          <table:table-cell office:value-type="float" office:value="168" calcext:value-type="float">
            <text:p>16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697]+1" office:value-type="float" office:value="88" calcext:value-type="float">
            <text:p>88</text:p>
          </table:table-cell>
          <table:table-cell table:formula="of:=[.B697]" office:value-type="float" office:value="6" calcext:value-type="float">
            <text:p>6</text:p>
          </table:table-cell>
          <table:table-cell office:value-type="float" office:value="86.61504" calcext:value-type="float">
            <text:p>86.61504</text:p>
          </table:table-cell>
          <table:table-cell office:value-type="float" office:value="157.476672" calcext:value-type="float">
            <text:p>157.476672</text:p>
          </table:table-cell>
          <table:table-cell office:value-type="float" office:value="87" calcext:value-type="float">
            <text:p>8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698]+1" office:value-type="float" office:value="88" calcext:value-type="float">
            <text:p>88</text:p>
          </table:table-cell>
          <table:table-cell table:formula="of:=[.B698]" office:value-type="float" office:value="7" calcext:value-type="float">
            <text:p>7</text:p>
          </table:table-cell>
          <table:table-cell office:value-type="float" office:value="105.116672" calcext:value-type="float">
            <text:p>105.116672</text:p>
          </table:table-cell>
          <table:table-cell office:value-type="float" office:value="32.146368" calcext:value-type="float">
            <text:p>32.146368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 table:formula="of:=[.A699]+1" office:value-type="float" office:value="88" calcext:value-type="float">
            <text:p>88</text:p>
          </table:table-cell>
          <table:table-cell table:formula="of:=[.B699]" office:value-type="float" office:value="8" calcext:value-type="float">
            <text:p>8</text:p>
          </table:table-cell>
          <table:table-cell office:value-type="float" office:value="122.8626944" calcext:value-type="float">
            <text:p>122.8626944</text:p>
          </table:table-cell>
          <table:table-cell office:value-type="float" office:value="36.497472" calcext:value-type="float">
            <text:p>36.497472</text:p>
          </table:table-cell>
          <table:table-cell office:value-type="float" office:value="121" calcext:value-type="float">
            <text:p>12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700]+1" office:value-type="float" office:value="89" calcext:value-type="float">
            <text:p>89</text:p>
          </table:table-cell>
          <table:table-cell table:formula="of:=[.B700]" office:value-type="float" office:value="1" calcext:value-type="float">
            <text:p>1</text:p>
          </table:table-cell>
          <table:table-cell office:value-type="float" office:value="163.753984" calcext:value-type="float">
            <text:p>163.753984</text:p>
          </table:table-cell>
          <table:table-cell office:value-type="float" office:value="39.068928" calcext:value-type="float">
            <text:p>39.068928</text:p>
          </table:table-cell>
          <table:table-cell office:value-type="float" office:value="163" calcext:value-type="float">
            <text:p>16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701]+1" office:value-type="float" office:value="89" calcext:value-type="float">
            <text:p>89</text:p>
          </table:table-cell>
          <table:table-cell table:formula="of:=[.B701]" office:value-type="float" office:value="2" calcext:value-type="float">
            <text:p>2</text:p>
          </table:table-cell>
          <table:table-cell office:value-type="float" office:value="199.932032" calcext:value-type="float">
            <text:p>199.932032</text:p>
          </table:table-cell>
          <table:table-cell office:value-type="float" office:value="37.776" calcext:value-type="float">
            <text:p>37.776</text:p>
          </table:table-cell>
          <table:table-cell office:value-type="float" office:value="197" calcext:value-type="float">
            <text:p>1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702]+1" office:value-type="float" office:value="89" calcext:value-type="float">
            <text:p>89</text:p>
          </table:table-cell>
          <table:table-cell table:formula="of:=[.B702]" office:value-type="float" office:value="3" calcext:value-type="float">
            <text:p>3</text:p>
          </table:table-cell>
          <table:table-cell office:value-type="float" office:value="213.192448" calcext:value-type="float">
            <text:p>213.192448</text:p>
          </table:table-cell>
          <table:table-cell office:value-type="float" office:value="31.964064" calcext:value-type="float">
            <text:p>31.964064</text:p>
          </table:table-cell>
          <table:table-cell office:value-type="float" office:value="213" calcext:value-type="float">
            <text:p>21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703]+1" office:value-type="float" office:value="89" calcext:value-type="float">
            <text:p>89</text:p>
          </table:table-cell>
          <table:table-cell table:formula="of:=[.B703]" office:value-type="float" office:value="4" calcext:value-type="float">
            <text:p>4</text:p>
          </table:table-cell>
          <table:table-cell office:value-type="float" office:value="244.318976" calcext:value-type="float">
            <text:p>244.318976</text:p>
          </table:table-cell>
          <table:table-cell office:value-type="float" office:value="154.909632" calcext:value-type="float">
            <text:p>154.909632</text:p>
          </table:table-cell>
          <table:table-cell office:value-type="float" office:value="245" calcext:value-type="float">
            <text:p>24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704]+1" office:value-type="float" office:value="89" calcext:value-type="float">
            <text:p>89</text:p>
          </table:table-cell>
          <table:table-cell table:formula="of:=[.B704]" office:value-type="float" office:value="5" calcext:value-type="float">
            <text:p>5</text:p>
          </table:table-cell>
          <table:table-cell office:value-type="float" office:value="167.472512" calcext:value-type="float">
            <text:p>167.472512</text:p>
          </table:table-cell>
          <table:table-cell office:value-type="float" office:value="162.768384" calcext:value-type="float">
            <text:p>162.768384</text:p>
          </table:table-cell>
          <table:table-cell office:value-type="float" office:value="168" calcext:value-type="float">
            <text:p>168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705]+1" office:value-type="float" office:value="89" calcext:value-type="float">
            <text:p>89</text:p>
          </table:table-cell>
          <table:table-cell table:formula="of:=[.B705]" office:value-type="float" office:value="6" calcext:value-type="float">
            <text:p>6</text:p>
          </table:table-cell>
          <table:table-cell office:value-type="float" office:value="85.92832" calcext:value-type="float">
            <text:p>85.92832</text:p>
          </table:table-cell>
          <table:table-cell office:value-type="float" office:value="159.250176" calcext:value-type="float">
            <text:p>159.250176</text:p>
          </table:table-cell>
          <table:table-cell office:value-type="float" office:value="85" calcext:value-type="float">
            <text:p>8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706]+1" office:value-type="float" office:value="89" calcext:value-type="float">
            <text:p>89</text:p>
          </table:table-cell>
          <table:table-cell table:formula="of:=[.B706]" office:value-type="float" office:value="7" calcext:value-type="float">
            <text:p>7</text:p>
          </table:table-cell>
          <table:table-cell office:value-type="float" office:value="105.03808" calcext:value-type="float">
            <text:p>105.03808</text:p>
          </table:table-cell>
          <table:table-cell office:value-type="float" office:value="34.56912" calcext:value-type="float">
            <text:p>34.56912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1">
          <table:table-cell table:formula="of:=[.A707]+1" office:value-type="float" office:value="89" calcext:value-type="float">
            <text:p>89</text:p>
          </table:table-cell>
          <table:table-cell table:formula="of:=[.B707]" office:value-type="float" office:value="8" calcext:value-type="float">
            <text:p>8</text:p>
          </table:table-cell>
          <table:table-cell office:value-type="float" office:value="122.9655296" calcext:value-type="float">
            <text:p>122.9655296</text:p>
          </table:table-cell>
          <table:table-cell office:value-type="float" office:value="39.572064" calcext:value-type="float">
            <text:p>39.572064</text:p>
          </table:table-cell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708]+1" office:value-type="float" office:value="90" calcext:value-type="float">
            <text:p>90</text:p>
          </table:table-cell>
          <table:table-cell table:formula="of:=[.B708]" office:value-type="float" office:value="1" calcext:value-type="float">
            <text:p>1</text:p>
          </table:table-cell>
          <table:table-cell office:value-type="float" office:value="170.306176" calcext:value-type="float">
            <text:p>170.306176</text:p>
          </table:table-cell>
          <table:table-cell office:value-type="float" office:value="33.55776" calcext:value-type="float">
            <text:p>33.55776</text:p>
          </table:table-cell>
          <table:table-cell office:value-type="float" office:value="171" calcext:value-type="float">
            <text:p>17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709]+1" office:value-type="float" office:value="90" calcext:value-type="float">
            <text:p>90</text:p>
          </table:table-cell>
          <table:table-cell table:formula="of:=[.B709]" office:value-type="float" office:value="2" calcext:value-type="float">
            <text:p>2</text:p>
          </table:table-cell>
          <table:table-cell office:value-type="float" office:value="207.7824" calcext:value-type="float">
            <text:p>207.7824</text:p>
          </table:table-cell>
          <table:table-cell office:value-type="float" office:value="34.593408" calcext:value-type="float">
            <text:p>34.593408</text:p>
          </table:table-cell>
          <table:table-cell office:value-type="float" office:value="209" calcext:value-type="float">
            <text:p>20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710]+1" office:value-type="float" office:value="90" calcext:value-type="float">
            <text:p>90</text:p>
          </table:table-cell>
          <table:table-cell table:formula="of:=[.B710]" office:value-type="float" office:value="3" calcext:value-type="float">
            <text:p>3</text:p>
          </table:table-cell>
          <table:table-cell office:value-type="float" office:value="221.40608" calcext:value-type="float">
            <text:p>221.40608</text:p>
          </table:table-cell>
          <table:table-cell office:value-type="float" office:value="30.509568" calcext:value-type="float">
            <text:p>30.509568</text:p>
          </table:table-cell>
          <table:table-cell office:value-type="float" office:value="221" calcext:value-type="float">
            <text:p>2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711]+1" office:value-type="float" office:value="90" calcext:value-type="float">
            <text:p>90</text:p>
          </table:table-cell>
          <table:table-cell table:formula="of:=[.B711]" office:value-type="float" office:value="4" calcext:value-type="float">
            <text:p>4</text:p>
          </table:table-cell>
          <table:table-cell office:value-type="float" office:value="243.019904" calcext:value-type="float">
            <text:p>243.019904</text:p>
          </table:table-cell>
          <table:table-cell office:value-type="float" office:value="155.518656" calcext:value-type="float">
            <text:p>155.518656</text:p>
          </table:table-cell>
          <table:table-cell office:value-type="float" office:value="246" calcext:value-type="float">
            <text:p>246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712]+1" office:value-type="float" office:value="90" calcext:value-type="float">
            <text:p>90</text:p>
          </table:table-cell>
          <table:table-cell table:formula="of:=[.B712]" office:value-type="float" office:value="5" calcext:value-type="float">
            <text:p>5</text:p>
          </table:table-cell>
          <table:table-cell office:value-type="float" office:value="165.676928" calcext:value-type="float">
            <text:p>165.676928</text:p>
          </table:table-cell>
          <table:table-cell office:value-type="float" office:value="157.199904" calcext:value-type="float">
            <text:p>157.199904</text:p>
          </table:table-cell>
          <table:table-cell office:value-type="float" office:value="168" calcext:value-type="float">
            <text:p>168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713]+1" office:value-type="float" office:value="90" calcext:value-type="float">
            <text:p>90</text:p>
          </table:table-cell>
          <table:table-cell table:formula="of:=[.B713]" office:value-type="float" office:value="6" calcext:value-type="float">
            <text:p>6</text:p>
          </table:table-cell>
          <table:table-cell office:value-type="float" office:value="85.213952" calcext:value-type="float">
            <text:p>85.213952</text:p>
          </table:table-cell>
          <table:table-cell office:value-type="float" office:value="150.074592" calcext:value-type="float">
            <text:p>150.074592</text:p>
          </table:table-cell>
          <table:table-cell office:value-type="float" office:value="84" calcext:value-type="float">
            <text:p>8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[.A714]+1" office:value-type="float" office:value="90" calcext:value-type="float">
            <text:p>90</text:p>
          </table:table-cell>
          <table:table-cell table:formula="of:=[.B714]" office:value-type="float" office:value="7" calcext:value-type="float">
            <text:p>7</text:p>
          </table:table-cell>
          <table:table-cell office:value-type="float" office:value="113.297408" calcext:value-type="float">
            <text:p>113.297408</text:p>
          </table:table-cell>
          <table:table-cell office:value-type="float" office:value="26.647488" calcext:value-type="float">
            <text:p>26.647488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24" calcext:value-type="float">
            <text:p>24</text:p>
          </table:table-cell>
        </table:table-row>
        <table:table-row table:style-name="ro1">
          <table:table-cell table:formula="of:=[.A715]+1" office:value-type="float" office:value="90" calcext:value-type="float">
            <text:p>90</text:p>
          </table:table-cell>
          <table:table-cell table:formula="of:=[.B715]" office:value-type="float" office:value="8" calcext:value-type="float">
            <text:p>8</text:p>
          </table:table-cell>
          <table:table-cell office:value-type="float" office:value="130.9137664" calcext:value-type="float">
            <text:p>130.9137664</text:p>
          </table:table-cell>
          <table:table-cell office:value-type="float" office:value="31.391424" calcext:value-type="float">
            <text:p>31.391424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716]+1" office:value-type="float" office:value="91" calcext:value-type="float">
            <text:p>91</text:p>
          </table:table-cell>
          <table:table-cell table:formula="of:=[.B716]" office:value-type="float" office:value="1" calcext:value-type="float">
            <text:p>1</text:p>
          </table:table-cell>
          <table:table-cell office:value-type="float" office:value="160.005248" calcext:value-type="float">
            <text:p>160.005248</text:p>
          </table:table-cell>
          <table:table-cell office:value-type="float" office:value="18.943872" calcext:value-type="float">
            <text:p>18.943872</text:p>
          </table:table-cell>
          <table:table-cell office:value-type="float" office:value="158" calcext:value-type="float">
            <text:p>15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717]+1" office:value-type="float" office:value="91" calcext:value-type="float">
            <text:p>91</text:p>
          </table:table-cell>
          <table:table-cell table:formula="of:=[.B717]" office:value-type="float" office:value="2" calcext:value-type="float">
            <text:p>2</text:p>
          </table:table-cell>
          <table:table-cell office:value-type="float" office:value="198.865152" calcext:value-type="float">
            <text:p>198.865152</text:p>
          </table:table-cell>
          <table:table-cell office:value-type="float" office:value="18.220896" calcext:value-type="float">
            <text:p>18.220896</text:p>
          </table:table-cell>
          <table:table-cell office:value-type="float" office:value="195" calcext:value-type="float">
            <text:p>19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718]+1" office:value-type="float" office:value="91" calcext:value-type="float">
            <text:p>91</text:p>
          </table:table-cell>
          <table:table-cell table:formula="of:=[.B718]" office:value-type="float" office:value="3" calcext:value-type="float">
            <text:p>3</text:p>
          </table:table-cell>
          <table:table-cell office:value-type="float" office:value="211.937024" calcext:value-type="float">
            <text:p>211.937024</text:p>
          </table:table-cell>
          <table:table-cell office:value-type="float" office:value="13.106784" calcext:value-type="float">
            <text:p>13.106784</text:p>
          </table:table-cell>
          <table:table-cell office:value-type="float" office:value="211" calcext:value-type="float">
            <text:p>2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719]+1" office:value-type="float" office:value="91" calcext:value-type="float">
            <text:p>91</text:p>
          </table:table-cell>
          <table:table-cell table:formula="of:=[.B719]" office:value-type="float" office:value="4" calcext:value-type="float">
            <text:p>4</text:p>
          </table:table-cell>
          <table:table-cell office:value-type="float" office:value="236.931712" calcext:value-type="float">
            <text:p>236.931712</text:p>
          </table:table-cell>
          <table:table-cell office:value-type="float" office:value="141.352224" calcext:value-type="float">
            <text:p>141.352224</text:p>
          </table:table-cell>
          <table:table-cell office:value-type="float" office:value="235" calcext:value-type="float">
            <text:p>23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720]+1" office:value-type="float" office:value="91" calcext:value-type="float">
            <text:p>91</text:p>
          </table:table-cell>
          <table:table-cell table:formula="of:=[.B720]" office:value-type="float" office:value="5" calcext:value-type="float">
            <text:p>5</text:p>
          </table:table-cell>
          <table:table-cell office:value-type="float" office:value="159.133568" calcext:value-type="float">
            <text:p>159.133568</text:p>
          </table:table-cell>
          <table:table-cell office:value-type="float" office:value="146.194176" calcext:value-type="float">
            <text:p>146.194176</text:p>
          </table:table-cell>
          <table:table-cell office:value-type="float" office:value="156" calcext:value-type="float">
            <text:p>15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formula="of:=[.A721]+1" office:value-type="float" office:value="91" calcext:value-type="float">
            <text:p>91</text:p>
          </table:table-cell>
          <table:table-cell table:formula="of:=[.B721]" office:value-type="float" office:value="6" calcext:value-type="float">
            <text:p>6</text:p>
          </table:table-cell>
          <table:table-cell office:value-type="float" office:value="76.530176" calcext:value-type="float">
            <text:p>76.530176</text:p>
          </table:table-cell>
          <table:table-cell office:value-type="float" office:value="141.693984" calcext:value-type="float">
            <text:p>141.693984</text:p>
          </table:table-cell>
          <table:table-cell office:value-type="float" office:value="72" calcext:value-type="float">
            <text:p>7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[.A722]+1" office:value-type="float" office:value="91" calcext:value-type="float">
            <text:p>91</text:p>
          </table:table-cell>
          <table:table-cell table:formula="of:=[.B722]" office:value-type="float" office:value="7" calcext:value-type="float">
            <text:p>7</text:p>
          </table:table-cell>
          <table:table-cell office:value-type="float" office:value="99.640448" calcext:value-type="float">
            <text:p>99.640448</text:p>
          </table:table-cell>
          <table:table-cell office:value-type="float" office:value="12.739584" calcext:value-type="float">
            <text:p>12.739584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table:formula="of:=[.A723]+1" office:value-type="float" office:value="91" calcext:value-type="float">
            <text:p>91</text:p>
          </table:table-cell>
          <table:table-cell table:formula="of:=[.B723]" office:value-type="float" office:value="8" calcext:value-type="float">
            <text:p>8</text:p>
          </table:table-cell>
          <table:table-cell office:value-type="float" office:value="116.4991488" calcext:value-type="float">
            <text:p>116.4991488</text:p>
          </table:table-cell>
          <table:table-cell office:value-type="float" office:value="18.769152" calcext:value-type="float">
            <text:p>18.769152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724]+1" office:value-type="float" office:value="92" calcext:value-type="float">
            <text:p>92</text:p>
          </table:table-cell>
          <table:table-cell table:formula="of:=[.B724]" office:value-type="float" office:value="1" calcext:value-type="float">
            <text:p>1</text:p>
          </table:table-cell>
          <table:table-cell office:value-type="float" office:value="171.025792" calcext:value-type="float">
            <text:p>171.025792</text:p>
          </table:table-cell>
          <table:table-cell office:value-type="float" office:value="35.354016" calcext:value-type="float">
            <text:p>35.354016</text:p>
          </table:table-cell>
          <table:table-cell office:value-type="float" office:value="176" calcext:value-type="float">
            <text:p>17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725]+1" office:value-type="float" office:value="92" calcext:value-type="float">
            <text:p>92</text:p>
          </table:table-cell>
          <table:table-cell table:formula="of:=[.B725]" office:value-type="float" office:value="2" calcext:value-type="float">
            <text:p>2</text:p>
          </table:table-cell>
          <table:table-cell office:value-type="float" office:value="207.109376" calcext:value-type="float">
            <text:p>207.109376</text:p>
          </table:table-cell>
          <table:table-cell office:value-type="float" office:value="36.314016" calcext:value-type="float">
            <text:p>36.314016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726]+1" office:value-type="float" office:value="92" calcext:value-type="float">
            <text:p>92</text:p>
          </table:table-cell>
          <table:table-cell table:formula="of:=[.B726]" office:value-type="float" office:value="3" calcext:value-type="float">
            <text:p>3</text:p>
          </table:table-cell>
          <table:table-cell office:value-type="float" office:value="220.688256" calcext:value-type="float">
            <text:p>220.688256</text:p>
          </table:table-cell>
          <table:table-cell office:value-type="float" office:value="32.37312" calcext:value-type="float">
            <text:p>32.37312</text:p>
          </table:table-cell>
          <table:table-cell office:value-type="float" office:value="221" calcext:value-type="float">
            <text:p>22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727]+1" office:value-type="float" office:value="92" calcext:value-type="float">
            <text:p>92</text:p>
          </table:table-cell>
          <table:table-cell table:formula="of:=[.B727]" office:value-type="float" office:value="4" calcext:value-type="float">
            <text:p>4</text:p>
          </table:table-cell>
          <table:table-cell office:value-type="float" office:value="241.205632" calcext:value-type="float">
            <text:p>241.205632</text:p>
          </table:table-cell>
          <table:table-cell office:value-type="float" office:value="156.862272" calcext:value-type="float">
            <text:p>156.862272</text:p>
          </table:table-cell>
          <table:table-cell office:value-type="float" office:value="240" calcext:value-type="float">
            <text:p>24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728]+1" office:value-type="float" office:value="92" calcext:value-type="float">
            <text:p>92</text:p>
          </table:table-cell>
          <table:table-cell table:formula="of:=[.B728]" office:value-type="float" office:value="5" calcext:value-type="float">
            <text:p>5</text:p>
          </table:table-cell>
          <table:table-cell office:value-type="float" office:value="165.781248" calcext:value-type="float">
            <text:p>165.781248</text:p>
          </table:table-cell>
          <table:table-cell office:value-type="float" office:value="157.41024" calcext:value-type="float">
            <text:p>157.41024</text:p>
          </table:table-cell>
          <table:table-cell office:value-type="float" office:value="166" calcext:value-type="float">
            <text:p>16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729]+1" office:value-type="float" office:value="92" calcext:value-type="float">
            <text:p>92</text:p>
          </table:table-cell>
          <table:table-cell table:formula="of:=[.B729]" office:value-type="float" office:value="6" calcext:value-type="float">
            <text:p>6</text:p>
          </table:table-cell>
          <table:table-cell office:value-type="float" office:value="86.939264" calcext:value-type="float">
            <text:p>86.939264</text:p>
          </table:table-cell>
          <table:table-cell office:value-type="float" office:value="150.170304" calcext:value-type="float">
            <text:p>150.170304</text:p>
          </table:table-cell>
          <table:table-cell office:value-type="float" office:value="90" calcext:value-type="float">
            <text:p>9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formula="of:=[.A730]+1" office:value-type="float" office:value="92" calcext:value-type="float">
            <text:p>92</text:p>
          </table:table-cell>
          <table:table-cell table:formula="of:=[.B730]" office:value-type="float" office:value="7" calcext:value-type="float">
            <text:p>7</text:p>
          </table:table-cell>
          <table:table-cell office:value-type="float" office:value="113.365504" calcext:value-type="float">
            <text:p>113.365504</text:p>
          </table:table-cell>
          <table:table-cell office:value-type="float" office:value="27.75168" calcext:value-type="float">
            <text:p>27.75168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table:formula="of:=[.A731]+1" office:value-type="float" office:value="92" calcext:value-type="float">
            <text:p>92</text:p>
          </table:table-cell>
          <table:table-cell table:formula="of:=[.B731]" office:value-type="float" office:value="8" calcext:value-type="float">
            <text:p>8</text:p>
          </table:table-cell>
          <table:table-cell office:value-type="float" office:value="132.0840192" calcext:value-type="float">
            <text:p>132.0840192</text:p>
          </table:table-cell>
          <table:table-cell office:value-type="float" office:value="33.489984" calcext:value-type="float">
            <text:p>33.489984</text:p>
          </table:table-cell>
          <table:table-cell office:value-type="float" office:value="133" calcext:value-type="float">
            <text:p>13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732]+1" office:value-type="float" office:value="93" calcext:value-type="float">
            <text:p>93</text:p>
          </table:table-cell>
          <table:table-cell table:formula="of:=[.B732]" office:value-type="float" office:value="1" calcext:value-type="float">
            <text:p>1</text:p>
          </table:table-cell>
          <table:table-cell office:value-type="float" office:value="162.046848" calcext:value-type="float">
            <text:p>162.046848</text:p>
          </table:table-cell>
          <table:table-cell office:value-type="float" office:value="36.005184" calcext:value-type="float">
            <text:p>36.005184</text:p>
          </table:table-cell>
          <table:table-cell office:value-type="float" office:value="161" calcext:value-type="float">
            <text:p>16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733]+1" office:value-type="float" office:value="93" calcext:value-type="float">
            <text:p>93</text:p>
          </table:table-cell>
          <table:table-cell table:formula="of:=[.B733]" office:value-type="float" office:value="2" calcext:value-type="float">
            <text:p>2</text:p>
          </table:table-cell>
          <table:table-cell office:value-type="float" office:value="199.2352" calcext:value-type="float">
            <text:p>199.2352</text:p>
          </table:table-cell>
          <table:table-cell office:value-type="float" office:value="35.110944" calcext:value-type="float">
            <text:p>35.110944</text:p>
          </table:table-cell>
          <table:table-cell office:value-type="float" office:value="199" calcext:value-type="float">
            <text:p>19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734]+1" office:value-type="float" office:value="93" calcext:value-type="float">
            <text:p>93</text:p>
          </table:table-cell>
          <table:table-cell table:formula="of:=[.B734]" office:value-type="float" office:value="3" calcext:value-type="float">
            <text:p>3</text:p>
          </table:table-cell>
          <table:table-cell office:value-type="float" office:value="214.165632" calcext:value-type="float">
            <text:p>214.165632</text:p>
          </table:table-cell>
          <table:table-cell office:value-type="float" office:value="29.003232" calcext:value-type="float">
            <text:p>29.003232</text:p>
          </table:table-cell>
          <table:table-cell office:value-type="float" office:value="214" calcext:value-type="float">
            <text:p>2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735]+1" office:value-type="float" office:value="93" calcext:value-type="float">
            <text:p>93</text:p>
          </table:table-cell>
          <table:table-cell table:formula="of:=[.B735]" office:value-type="float" office:value="4" calcext:value-type="float">
            <text:p>4</text:p>
          </table:table-cell>
          <table:table-cell office:value-type="float" office:value="240.885248" calcext:value-type="float">
            <text:p>240.885248</text:p>
          </table:table-cell>
          <table:table-cell office:value-type="float" office:value="154.492512" calcext:value-type="float">
            <text:p>154.492512</text:p>
          </table:table-cell>
          <table:table-cell office:value-type="float" office:value="241" calcext:value-type="float">
            <text:p>24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736]+1" office:value-type="float" office:value="93" calcext:value-type="float">
            <text:p>93</text:p>
          </table:table-cell>
          <table:table-cell table:formula="of:=[.B736]" office:value-type="float" office:value="5" calcext:value-type="float">
            <text:p>5</text:p>
          </table:table-cell>
          <table:table-cell office:value-type="float" office:value="162.34496" calcext:value-type="float">
            <text:p>162.34496</text:p>
          </table:table-cell>
          <table:table-cell office:value-type="float" office:value="160.288224" calcext:value-type="float">
            <text:p>160.288224</text:p>
          </table:table-cell>
          <table:table-cell office:value-type="float" office:value="162" calcext:value-type="float">
            <text:p>16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737]+1" office:value-type="float" office:value="93" calcext:value-type="float">
            <text:p>93</text:p>
          </table:table-cell>
          <table:table-cell table:formula="of:=[.B737]" office:value-type="float" office:value="6" calcext:value-type="float">
            <text:p>6</text:p>
          </table:table-cell>
          <table:table-cell office:value-type="float" office:value="80.78336" calcext:value-type="float">
            <text:p>80.78336</text:p>
          </table:table-cell>
          <table:table-cell office:value-type="float" office:value="155.604768" calcext:value-type="float">
            <text:p>155.604768</text:p>
          </table:table-cell>
          <table:table-cell office:value-type="float" office:value="81" calcext:value-type="float">
            <text:p>8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738]+1" office:value-type="float" office:value="93" calcext:value-type="float">
            <text:p>93</text:p>
          </table:table-cell>
          <table:table-cell table:formula="of:=[.B738]" office:value-type="float" office:value="7" calcext:value-type="float">
            <text:p>7</text:p>
          </table:table-cell>
          <table:table-cell office:value-type="float" office:value="103.047552" calcext:value-type="float">
            <text:p>103.047552</text:p>
          </table:table-cell>
          <table:table-cell office:value-type="float" office:value="29.89104" calcext:value-type="float">
            <text:p>29.89104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29" calcext:value-type="float">
            <text:p>29</text:p>
          </table:table-cell>
        </table:table-row>
        <table:table-row table:style-name="ro1">
          <table:table-cell table:formula="of:=[.A739]+1" office:value-type="float" office:value="93" calcext:value-type="float">
            <text:p>93</text:p>
          </table:table-cell>
          <table:table-cell table:formula="of:=[.B739]" office:value-type="float" office:value="8" calcext:value-type="float">
            <text:p>8</text:p>
          </table:table-cell>
          <table:table-cell office:value-type="float" office:value="122.4524032" calcext:value-type="float">
            <text:p>122.4524032</text:p>
          </table:table-cell>
          <table:table-cell office:value-type="float" office:value="35.075904" calcext:value-type="float">
            <text:p>35.075904</text:p>
          </table:table-cell>
          <table:table-cell office:value-type="float" office:value="122" calcext:value-type="float">
            <text:p>12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740]+1" office:value-type="float" office:value="94" calcext:value-type="float">
            <text:p>94</text:p>
          </table:table-cell>
          <table:table-cell table:formula="of:=[.B740]" office:value-type="float" office:value="1" calcext:value-type="float">
            <text:p>1</text:p>
          </table:table-cell>
          <table:table-cell office:value-type="float" office:value="158.250496" calcext:value-type="float">
            <text:p>158.250496</text:p>
          </table:table-cell>
          <table:table-cell office:value-type="float" office:value="29.713536" calcext:value-type="float">
            <text:p>29.713536</text:p>
          </table:table-cell>
          <table:table-cell office:value-type="float" office:value="157" calcext:value-type="float">
            <text:p>15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741]+1" office:value-type="float" office:value="94" calcext:value-type="float">
            <text:p>94</text:p>
          </table:table-cell>
          <table:table-cell table:formula="of:=[.B741]" office:value-type="float" office:value="2" calcext:value-type="float">
            <text:p>2</text:p>
          </table:table-cell>
          <table:table-cell office:value-type="float" office:value="193.025152" calcext:value-type="float">
            <text:p>193.025152</text:p>
          </table:table-cell>
          <table:table-cell office:value-type="float" office:value="27.249024" calcext:value-type="float">
            <text:p>27.249024</text:p>
          </table:table-cell>
          <table:table-cell office:value-type="float" office:value="193" calcext:value-type="float">
            <text:p>19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742]+1" office:value-type="float" office:value="94" calcext:value-type="float">
            <text:p>94</text:p>
          </table:table-cell>
          <table:table-cell table:formula="of:=[.B742]" office:value-type="float" office:value="3" calcext:value-type="float">
            <text:p>3</text:p>
          </table:table-cell>
          <table:table-cell office:value-type="float" office:value="206.972288" calcext:value-type="float">
            <text:p>206.972288</text:p>
          </table:table-cell>
          <table:table-cell office:value-type="float" office:value="21.855456" calcext:value-type="float">
            <text:p>21.855456</text:p>
          </table:table-cell>
          <table:table-cell office:value-type="float" office:value="208" calcext:value-type="float">
            <text:p>2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743]+1" office:value-type="float" office:value="94" calcext:value-type="float">
            <text:p>94</text:p>
          </table:table-cell>
          <table:table-cell table:formula="of:=[.B743]" office:value-type="float" office:value="4" calcext:value-type="float">
            <text:p>4</text:p>
          </table:table-cell>
          <table:table-cell office:value-type="float" office:value="233.104256" calcext:value-type="float">
            <text:p>233.104256</text:p>
          </table:table-cell>
          <table:table-cell office:value-type="float" office:value="144.311616" calcext:value-type="float">
            <text:p>144.311616</text:p>
          </table:table-cell>
          <table:table-cell office:value-type="float" office:value="233" calcext:value-type="float">
            <text:p>23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744]+1" office:value-type="float" office:value="94" calcext:value-type="float">
            <text:p>94</text:p>
          </table:table-cell>
          <table:table-cell table:formula="of:=[.B744]" office:value-type="float" office:value="5" calcext:value-type="float">
            <text:p>5</text:p>
          </table:table-cell>
          <table:table-cell office:value-type="float" office:value="159.746816" calcext:value-type="float">
            <text:p>159.746816</text:p>
          </table:table-cell>
          <table:table-cell office:value-type="float" office:value="151.42032" calcext:value-type="float">
            <text:p>151.42032</text:p>
          </table:table-cell>
          <table:table-cell office:value-type="float" office:value="158" calcext:value-type="float">
            <text:p>15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[.A745]+1" office:value-type="float" office:value="94" calcext:value-type="float">
            <text:p>94</text:p>
          </table:table-cell>
          <table:table-cell table:formula="of:=[.B745]" office:value-type="float" office:value="6" calcext:value-type="float">
            <text:p>6</text:p>
          </table:table-cell>
          <table:table-cell office:value-type="float" office:value="80.288768" calcext:value-type="float">
            <text:p>80.288768</text:p>
          </table:table-cell>
          <table:table-cell office:value-type="float" office:value="146.91072" calcext:value-type="float">
            <text:p>146.91072</text:p>
          </table:table-cell>
          <table:table-cell office:value-type="float" office:value="81" calcext:value-type="float">
            <text:p>8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[.A746]+1" office:value-type="float" office:value="94" calcext:value-type="float">
            <text:p>94</text:p>
          </table:table-cell>
          <table:table-cell table:formula="of:=[.B746]" office:value-type="float" office:value="7" calcext:value-type="float">
            <text:p>7</text:p>
          </table:table-cell>
          <table:table-cell office:value-type="float" office:value="99.4784" calcext:value-type="float">
            <text:p>99.4784</text:p>
          </table:table-cell>
          <table:table-cell office:value-type="float" office:value="22.868736" calcext:value-type="float">
            <text:p>22.868736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22" calcext:value-type="float">
            <text:p>22</text:p>
          </table:table-cell>
        </table:table-row>
        <table:table-row table:style-name="ro1">
          <table:table-cell table:formula="of:=[.A747]+1" office:value-type="float" office:value="94" calcext:value-type="float">
            <text:p>94</text:p>
          </table:table-cell>
          <table:table-cell table:formula="of:=[.B747]" office:value-type="float" office:value="8" calcext:value-type="float">
            <text:p>8</text:p>
          </table:table-cell>
          <table:table-cell office:value-type="float" office:value="118.4878592" calcext:value-type="float">
            <text:p>118.4878592</text:p>
          </table:table-cell>
          <table:table-cell office:value-type="float" office:value="28.250304" calcext:value-type="float">
            <text:p>28.250304</text:p>
          </table:table-cell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748]+1" office:value-type="float" office:value="95" calcext:value-type="float">
            <text:p>95</text:p>
          </table:table-cell>
          <table:table-cell table:formula="of:=[.B748]" office:value-type="float" office:value="1" calcext:value-type="float">
            <text:p>1</text:p>
          </table:table-cell>
          <table:table-cell office:value-type="float" office:value="165.951616" calcext:value-type="float">
            <text:p>165.951616</text:p>
          </table:table-cell>
          <table:table-cell office:value-type="float" office:value="44.500416" calcext:value-type="float">
            <text:p>44.500416</text:p>
          </table:table-cell>
          <table:table-cell office:value-type="float" office:value="168" calcext:value-type="float">
            <text:p>16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749]+1" office:value-type="float" office:value="95" calcext:value-type="float">
            <text:p>95</text:p>
          </table:table-cell>
          <table:table-cell table:formula="of:=[.B749]" office:value-type="float" office:value="2" calcext:value-type="float">
            <text:p>2</text:p>
          </table:table-cell>
          <table:table-cell office:value-type="float" office:value="201.737984" calcext:value-type="float">
            <text:p>201.737984</text:p>
          </table:table-cell>
          <table:table-cell office:value-type="float" office:value="43.968288" calcext:value-type="float">
            <text:p>43.968288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750]+1" office:value-type="float" office:value="95" calcext:value-type="float">
            <text:p>95</text:p>
          </table:table-cell>
          <table:table-cell table:formula="of:=[.B750]" office:value-type="float" office:value="3" calcext:value-type="float">
            <text:p>3</text:p>
          </table:table-cell>
          <table:table-cell office:value-type="float" office:value="214.771072" calcext:value-type="float">
            <text:p>214.771072</text:p>
          </table:table-cell>
          <table:table-cell office:value-type="float" office:value="39.970848" calcext:value-type="float">
            <text:p>39.970848</text:p>
          </table:table-cell>
          <table:table-cell office:value-type="float" office:value="214" calcext:value-type="float">
            <text:p>21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751]+1" office:value-type="float" office:value="95" calcext:value-type="float">
            <text:p>95</text:p>
          </table:table-cell>
          <table:table-cell table:formula="of:=[.B751]" office:value-type="float" office:value="4" calcext:value-type="float">
            <text:p>4</text:p>
          </table:table-cell>
          <table:table-cell office:value-type="float" office:value="239.293824" calcext:value-type="float">
            <text:p>239.293824</text:p>
          </table:table-cell>
          <table:table-cell office:value-type="float" office:value="158.733984" calcext:value-type="float">
            <text:p>158.733984</text:p>
          </table:table-cell>
          <table:table-cell office:value-type="float" office:value="238" calcext:value-type="float">
            <text:p>238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752]+1" office:value-type="float" office:value="95" calcext:value-type="float">
            <text:p>95</text:p>
          </table:table-cell>
          <table:table-cell table:formula="of:=[.B752]" office:value-type="float" office:value="5" calcext:value-type="float">
            <text:p>5</text:p>
          </table:table-cell>
          <table:table-cell office:value-type="float" office:value="165.416576" calcext:value-type="float">
            <text:p>165.416576</text:p>
          </table:table-cell>
          <table:table-cell office:value-type="float" office:value="163.009056" calcext:value-type="float">
            <text:p>163.009056</text:p>
          </table:table-cell>
          <table:table-cell office:value-type="float" office:value="168" calcext:value-type="float">
            <text:p>168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753]+1" office:value-type="float" office:value="95" calcext:value-type="float">
            <text:p>95</text:p>
          </table:table-cell>
          <table:table-cell table:formula="of:=[.B753]" office:value-type="float" office:value="6" calcext:value-type="float">
            <text:p>6</text:p>
          </table:table-cell>
          <table:table-cell office:value-type="float" office:value="87.40416" calcext:value-type="float">
            <text:p>87.40416</text:p>
          </table:table-cell>
          <table:table-cell office:value-type="float" office:value="157.512096" calcext:value-type="float">
            <text:p>157.512096</text:p>
          </table:table-cell>
          <table:table-cell office:value-type="float" office:value="92" calcext:value-type="float">
            <text:p>9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754]+1" office:value-type="float" office:value="95" calcext:value-type="float">
            <text:p>95</text:p>
          </table:table-cell>
          <table:table-cell table:formula="of:=[.B754]" office:value-type="float" office:value="7" calcext:value-type="float">
            <text:p>7</text:p>
          </table:table-cell>
          <table:table-cell office:value-type="float" office:value="108.952576" calcext:value-type="float">
            <text:p>108.952576</text:p>
          </table:table-cell>
          <table:table-cell office:value-type="float" office:value="39.8952" calcext:value-type="float">
            <text:p>39.8952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42" calcext:value-type="float">
            <text:p>42</text:p>
          </table:table-cell>
        </table:table-row>
        <table:table-row table:style-name="ro1">
          <table:table-cell table:formula="of:=[.A755]+1" office:value-type="float" office:value="95" calcext:value-type="float">
            <text:p>95</text:p>
          </table:table-cell>
          <table:table-cell table:formula="of:=[.B755]" office:value-type="float" office:value="8" calcext:value-type="float">
            <text:p>8</text:p>
          </table:table-cell>
          <table:table-cell office:value-type="float" office:value="126.7963328" calcext:value-type="float">
            <text:p>126.7963328</text:p>
          </table:table-cell>
          <table:table-cell office:value-type="float" office:value="43.373376" calcext:value-type="float">
            <text:p>43.373376</text:p>
          </table:table-cell>
          <table:table-cell office:value-type="float" office:value="126" calcext:value-type="float">
            <text:p>12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756]+1" office:value-type="float" office:value="96" calcext:value-type="float">
            <text:p>96</text:p>
          </table:table-cell>
          <table:table-cell table:formula="of:=[.B756]" office:value-type="float" office:value="1" calcext:value-type="float">
            <text:p>1</text:p>
          </table:table-cell>
          <table:table-cell office:value-type="float" office:value="168.223872" calcext:value-type="float">
            <text:p>168.223872</text:p>
          </table:table-cell>
          <table:table-cell office:value-type="float" office:value="37.05984" calcext:value-type="float">
            <text:p>37.05984</text:p>
          </table:table-cell>
          <table:table-cell office:value-type="float" office:value="169" calcext:value-type="float">
            <text:p>16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757]+1" office:value-type="float" office:value="96" calcext:value-type="float">
            <text:p>96</text:p>
          </table:table-cell>
          <table:table-cell table:formula="of:=[.B757]" office:value-type="float" office:value="2" calcext:value-type="float">
            <text:p>2</text:p>
          </table:table-cell>
          <table:table-cell office:value-type="float" office:value="206.701568" calcext:value-type="float">
            <text:p>206.701568</text:p>
          </table:table-cell>
          <table:table-cell office:value-type="float" office:value="38.562432" calcext:value-type="float">
            <text:p>38.562432</text:p>
          </table:table-cell>
          <table:table-cell office:value-type="float" office:value="209" calcext:value-type="float">
            <text:p>20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758]+1" office:value-type="float" office:value="96" calcext:value-type="float">
            <text:p>96</text:p>
          </table:table-cell>
          <table:table-cell table:formula="of:=[.B758]" office:value-type="float" office:value="3" calcext:value-type="float">
            <text:p>3</text:p>
          </table:table-cell>
          <table:table-cell office:value-type="float" office:value="220.421504" calcext:value-type="float">
            <text:p>220.421504</text:p>
          </table:table-cell>
          <table:table-cell office:value-type="float" office:value="35.278464" calcext:value-type="float">
            <text:p>35.278464</text:p>
          </table:table-cell>
          <table:table-cell office:value-type="float" office:value="223" calcext:value-type="float">
            <text:p>2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759]+1" office:value-type="float" office:value="96" calcext:value-type="float">
            <text:p>96</text:p>
          </table:table-cell>
          <table:table-cell table:formula="of:=[.B759]" office:value-type="float" office:value="4" calcext:value-type="float">
            <text:p>4</text:p>
          </table:table-cell>
          <table:table-cell office:value-type="float" office:value="240.07424" calcext:value-type="float">
            <text:p>240.07424</text:p>
          </table:table-cell>
          <table:table-cell office:value-type="float" office:value="159.885312" calcext:value-type="float">
            <text:p>159.885312</text:p>
          </table:table-cell>
          <table:table-cell office:value-type="float" office:value="238" calcext:value-type="float">
            <text:p>238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760]+1" office:value-type="float" office:value="96" calcext:value-type="float">
            <text:p>96</text:p>
          </table:table-cell>
          <table:table-cell table:formula="of:=[.B760]" office:value-type="float" office:value="5" calcext:value-type="float">
            <text:p>5</text:p>
          </table:table-cell>
          <table:table-cell office:value-type="float" office:value="163.463296" calcext:value-type="float">
            <text:p>163.463296</text:p>
          </table:table-cell>
          <table:table-cell office:value-type="float" office:value="161.091744" calcext:value-type="float">
            <text:p>161.091744</text:p>
          </table:table-cell>
          <table:table-cell office:value-type="float" office:value="161" calcext:value-type="float">
            <text:p>16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761]+1" office:value-type="float" office:value="96" calcext:value-type="float">
            <text:p>96</text:p>
          </table:table-cell>
          <table:table-cell table:formula="of:=[.B761]" office:value-type="float" office:value="6" calcext:value-type="float">
            <text:p>6</text:p>
          </table:table-cell>
          <table:table-cell office:value-type="float" office:value="82.632192" calcext:value-type="float">
            <text:p>82.632192</text:p>
          </table:table-cell>
          <table:table-cell office:value-type="float" office:value="154.37712" calcext:value-type="float">
            <text:p>154.37712</text:p>
          </table:table-cell>
          <table:table-cell office:value-type="float" office:value="83" calcext:value-type="float">
            <text:p>8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762]+1" office:value-type="float" office:value="96" calcext:value-type="float">
            <text:p>96</text:p>
          </table:table-cell>
          <table:table-cell table:formula="of:=[.B762]" office:value-type="float" office:value="7" calcext:value-type="float">
            <text:p>7</text:p>
          </table:table-cell>
          <table:table-cell office:value-type="float" office:value="108.148096" calcext:value-type="float">
            <text:p>108.148096</text:p>
          </table:table-cell>
          <table:table-cell office:value-type="float" office:value="29.887488" calcext:value-type="float">
            <text:p>29.887488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9" calcext:value-type="float">
            <text:p>29</text:p>
          </table:table-cell>
        </table:table-row>
        <table:table-row table:style-name="ro1">
          <table:table-cell table:formula="of:=[.A763]+1" office:value-type="float" office:value="96" calcext:value-type="float">
            <text:p>96</text:p>
          </table:table-cell>
          <table:table-cell table:formula="of:=[.B763]" office:value-type="float" office:value="8" calcext:value-type="float">
            <text:p>8</text:p>
          </table:table-cell>
          <table:table-cell office:value-type="float" office:value="125.4651264" calcext:value-type="float">
            <text:p>125.4651264</text:p>
          </table:table-cell>
          <table:table-cell office:value-type="float" office:value="35.517216" calcext:value-type="float">
            <text:p>35.517216</text:p>
          </table:table-cell>
          <table:table-cell office:value-type="float" office:value="127" calcext:value-type="float">
            <text:p>12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764]+1" office:value-type="float" office:value="97" calcext:value-type="float">
            <text:p>97</text:p>
          </table:table-cell>
          <table:table-cell table:formula="of:=[.B764]" office:value-type="float" office:value="1" calcext:value-type="float">
            <text:p>1</text:p>
          </table:table-cell>
          <table:table-cell office:value-type="float" office:value="164.291968" calcext:value-type="float">
            <text:p>164.291968</text:p>
          </table:table-cell>
          <table:table-cell office:value-type="float" office:value="26.703648" calcext:value-type="float">
            <text:p>26.703648</text:p>
          </table:table-cell>
          <table:table-cell office:value-type="float" office:value="167" calcext:value-type="float">
            <text:p>16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765]+1" office:value-type="float" office:value="97" calcext:value-type="float">
            <text:p>97</text:p>
          </table:table-cell>
          <table:table-cell table:formula="of:=[.B765]" office:value-type="float" office:value="2" calcext:value-type="float">
            <text:p>2</text:p>
          </table:table-cell>
          <table:table-cell office:value-type="float" office:value="202.785536" calcext:value-type="float">
            <text:p>202.785536</text:p>
          </table:table-cell>
          <table:table-cell office:value-type="float" office:value="26.001312" calcext:value-type="float">
            <text:p>26.001312</text:p>
          </table:table-cell>
          <table:table-cell office:value-type="float" office:value="205" calcext:value-type="float">
            <text:p>2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766]+1" office:value-type="float" office:value="97" calcext:value-type="float">
            <text:p>97</text:p>
          </table:table-cell>
          <table:table-cell table:formula="of:=[.B766]" office:value-type="float" office:value="3" calcext:value-type="float">
            <text:p>3</text:p>
          </table:table-cell>
          <table:table-cell office:value-type="float" office:value="215.092096" calcext:value-type="float">
            <text:p>215.092096</text:p>
          </table:table-cell>
          <table:table-cell office:value-type="float" office:value="20.932896" calcext:value-type="float">
            <text:p>20.932896</text:p>
          </table:table-cell>
          <table:table-cell office:value-type="float" office:value="216" calcext:value-type="float">
            <text:p>2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767]+1" office:value-type="float" office:value="97" calcext:value-type="float">
            <text:p>97</text:p>
          </table:table-cell>
          <table:table-cell table:formula="of:=[.B767]" office:value-type="float" office:value="4" calcext:value-type="float">
            <text:p>4</text:p>
          </table:table-cell>
          <table:table-cell office:value-type="float" office:value="239.782272" calcext:value-type="float">
            <text:p>239.782272</text:p>
          </table:table-cell>
          <table:table-cell office:value-type="float" office:value="147.53664" calcext:value-type="float">
            <text:p>147.53664</text:p>
          </table:table-cell>
          <table:table-cell office:value-type="float" office:value="239" calcext:value-type="float">
            <text:p>23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[.A768]+1" office:value-type="float" office:value="97" calcext:value-type="float">
            <text:p>97</text:p>
          </table:table-cell>
          <table:table-cell table:formula="of:=[.B768]" office:value-type="float" office:value="5" calcext:value-type="float">
            <text:p>5</text:p>
          </table:table-cell>
          <table:table-cell office:value-type="float" office:value="163.39456" calcext:value-type="float">
            <text:p>163.39456</text:p>
          </table:table-cell>
          <table:table-cell office:value-type="float" office:value="150.78576" calcext:value-type="float">
            <text:p>150.78576</text:p>
          </table:table-cell>
          <table:table-cell office:value-type="float" office:value="162" calcext:value-type="float">
            <text:p>16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769]+1" office:value-type="float" office:value="97" calcext:value-type="float">
            <text:p>97</text:p>
          </table:table-cell>
          <table:table-cell table:formula="of:=[.B769]" office:value-type="float" office:value="6" calcext:value-type="float">
            <text:p>6</text:p>
          </table:table-cell>
          <table:table-cell office:value-type="float" office:value="81.693952" calcext:value-type="float">
            <text:p>81.693952</text:p>
          </table:table-cell>
          <table:table-cell office:value-type="float" office:value="146.264928" calcext:value-type="float">
            <text:p>146.264928</text:p>
          </table:table-cell>
          <table:table-cell office:value-type="float" office:value="80" calcext:value-type="float">
            <text:p>8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[.A770]+1" office:value-type="float" office:value="97" calcext:value-type="float">
            <text:p>97</text:p>
          </table:table-cell>
          <table:table-cell table:formula="of:=[.B770]" office:value-type="float" office:value="7" calcext:value-type="float">
            <text:p>7</text:p>
          </table:table-cell>
          <table:table-cell office:value-type="float" office:value="102.935552" calcext:value-type="float">
            <text:p>102.935552</text:p>
          </table:table-cell>
          <table:table-cell office:value-type="float" office:value="19.455168" calcext:value-type="float">
            <text:p>19.455168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1">
          <table:table-cell table:formula="of:=[.A771]+1" office:value-type="float" office:value="97" calcext:value-type="float">
            <text:p>97</text:p>
          </table:table-cell>
          <table:table-cell table:formula="of:=[.B771]" office:value-type="float" office:value="8" calcext:value-type="float">
            <text:p>8</text:p>
          </table:table-cell>
          <table:table-cell office:value-type="float" office:value="122.6688896" calcext:value-type="float">
            <text:p>122.6688896</text:p>
          </table:table-cell>
          <table:table-cell office:value-type="float" office:value="25.764864" calcext:value-type="float">
            <text:p>25.764864</text:p>
          </table:table-cell>
          <table:table-cell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772]+1" office:value-type="float" office:value="98" calcext:value-type="float">
            <text:p>98</text:p>
          </table:table-cell>
          <table:table-cell table:formula="of:=[.B772]" office:value-type="float" office:value="1" calcext:value-type="float">
            <text:p>1</text:p>
          </table:table-cell>
          <table:table-cell office:value-type="float" office:value="169.998848" calcext:value-type="float">
            <text:p>169.998848</text:p>
          </table:table-cell>
          <table:table-cell office:value-type="float" office:value="35.403552" calcext:value-type="float">
            <text:p>35.403552</text:p>
          </table:table-cell>
          <table:table-cell office:value-type="float" office:value="170" calcext:value-type="float">
            <text:p>17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773]+1" office:value-type="float" office:value="98" calcext:value-type="float">
            <text:p>98</text:p>
          </table:table-cell>
          <table:table-cell table:formula="of:=[.B773]" office:value-type="float" office:value="2" calcext:value-type="float">
            <text:p>2</text:p>
          </table:table-cell>
          <table:table-cell office:value-type="float" office:value="207.012096" calcext:value-type="float">
            <text:p>207.012096</text:p>
          </table:table-cell>
          <table:table-cell office:value-type="float" office:value="37.09872" calcext:value-type="float">
            <text:p>37.09872</text:p>
          </table:table-cell>
          <table:table-cell office:value-type="float" office:value="209" calcext:value-type="float">
            <text:p>20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774]+1" office:value-type="float" office:value="98" calcext:value-type="float">
            <text:p>98</text:p>
          </table:table-cell>
          <table:table-cell table:formula="of:=[.B774]" office:value-type="float" office:value="3" calcext:value-type="float">
            <text:p>3</text:p>
          </table:table-cell>
          <table:table-cell office:value-type="float" office:value="219.520768" calcext:value-type="float">
            <text:p>219.520768</text:p>
          </table:table-cell>
          <table:table-cell office:value-type="float" office:value="34.105632" calcext:value-type="float">
            <text:p>34.105632</text:p>
          </table:table-cell>
          <table:table-cell office:value-type="float" office:value="220" calcext:value-type="float">
            <text:p>22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775]+1" office:value-type="float" office:value="98" calcext:value-type="float">
            <text:p>98</text:p>
          </table:table-cell>
          <table:table-cell table:formula="of:=[.B775]" office:value-type="float" office:value="4" calcext:value-type="float">
            <text:p>4</text:p>
          </table:table-cell>
          <table:table-cell office:value-type="float" office:value="240.377344" calcext:value-type="float">
            <text:p>240.377344</text:p>
          </table:table-cell>
          <table:table-cell office:value-type="float" office:value="156.693312" calcext:value-type="float">
            <text:p>156.693312</text:p>
          </table:table-cell>
          <table:table-cell office:value-type="float" office:value="236" calcext:value-type="float">
            <text:p>23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776]+1" office:value-type="float" office:value="98" calcext:value-type="float">
            <text:p>98</text:p>
          </table:table-cell>
          <table:table-cell table:formula="of:=[.B776]" office:value-type="float" office:value="5" calcext:value-type="float">
            <text:p>5</text:p>
          </table:table-cell>
          <table:table-cell office:value-type="float" office:value="165.120512" calcext:value-type="float">
            <text:p>165.120512</text:p>
          </table:table-cell>
          <table:table-cell office:value-type="float" office:value="157.809504" calcext:value-type="float">
            <text:p>157.809504</text:p>
          </table:table-cell>
          <table:table-cell office:value-type="float" office:value="165" calcext:value-type="float">
            <text:p>16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777]+1" office:value-type="float" office:value="98" calcext:value-type="float">
            <text:p>98</text:p>
          </table:table-cell>
          <table:table-cell table:formula="of:=[.B777]" office:value-type="float" office:value="6" calcext:value-type="float">
            <text:p>6</text:p>
          </table:table-cell>
          <table:table-cell office:value-type="float" office:value="88.134912" calcext:value-type="float">
            <text:p>88.134912</text:p>
          </table:table-cell>
          <table:table-cell office:value-type="float" office:value="150.673248" calcext:value-type="float">
            <text:p>150.673248</text:p>
          </table:table-cell>
          <table:table-cell office:value-type="float" office:value="91" calcext:value-type="float">
            <text:p>9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778]+1" office:value-type="float" office:value="98" calcext:value-type="float">
            <text:p>98</text:p>
          </table:table-cell>
          <table:table-cell table:formula="of:=[.B778]" office:value-type="float" office:value="7" calcext:value-type="float">
            <text:p>7</text:p>
          </table:table-cell>
          <table:table-cell office:value-type="float" office:value="113.327872" calcext:value-type="float">
            <text:p>113.327872</text:p>
          </table:table-cell>
          <table:table-cell office:value-type="float" office:value="30.020928" calcext:value-type="float">
            <text:p>30.020928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29" calcext:value-type="float">
            <text:p>29</text:p>
          </table:table-cell>
        </table:table-row>
        <table:table-row table:style-name="ro1">
          <table:table-cell table:formula="of:=[.A779]+1" office:value-type="float" office:value="98" calcext:value-type="float">
            <text:p>98</text:p>
          </table:table-cell>
          <table:table-cell table:formula="of:=[.B779]" office:value-type="float" office:value="8" calcext:value-type="float">
            <text:p>8</text:p>
          </table:table-cell>
          <table:table-cell office:value-type="float" office:value="130.9392896" calcext:value-type="float">
            <text:p>130.9392896</text:p>
          </table:table-cell>
          <table:table-cell office:value-type="float" office:value="34.51584" calcext:value-type="float">
            <text:p>34.51584</text:p>
          </table:table-cell>
          <table:table-cell office:value-type="float" office:value="132" calcext:value-type="float">
            <text:p>1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780]+1" office:value-type="float" office:value="99" calcext:value-type="float">
            <text:p>99</text:p>
          </table:table-cell>
          <table:table-cell table:formula="of:=[.B780]" office:value-type="float" office:value="1" calcext:value-type="float">
            <text:p>1</text:p>
          </table:table-cell>
          <table:table-cell office:value-type="float" office:value="153.979008" calcext:value-type="float">
            <text:p>153.979008</text:p>
          </table:table-cell>
          <table:table-cell office:value-type="float" office:value="39.13968" calcext:value-type="float">
            <text:p>39.13968</text:p>
          </table:table-cell>
          <table:table-cell office:value-type="float" office:value="153" calcext:value-type="float">
            <text:p>15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781]+1" office:value-type="float" office:value="99" calcext:value-type="float">
            <text:p>99</text:p>
          </table:table-cell>
          <table:table-cell table:formula="of:=[.B781]" office:value-type="float" office:value="2" calcext:value-type="float">
            <text:p>2</text:p>
          </table:table-cell>
          <table:table-cell office:value-type="float" office:value="193.279872" calcext:value-type="float">
            <text:p>193.279872</text:p>
          </table:table-cell>
          <table:table-cell office:value-type="float" office:value="36.600096" calcext:value-type="float">
            <text:p>36.600096</text:p>
          </table:table-cell>
          <table:table-cell office:value-type="float" office:value="190" calcext:value-type="float">
            <text:p>19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782]+1" office:value-type="float" office:value="99" calcext:value-type="float">
            <text:p>99</text:p>
          </table:table-cell>
          <table:table-cell table:formula="of:=[.B782]" office:value-type="float" office:value="3" calcext:value-type="float">
            <text:p>3</text:p>
          </table:table-cell>
          <table:table-cell office:value-type="float" office:value="207.442816" calcext:value-type="float">
            <text:p>207.442816</text:p>
          </table:table-cell>
          <table:table-cell office:value-type="float" office:value="29.913024" calcext:value-type="float">
            <text:p>29.913024</text:p>
          </table:table-cell>
          <table:table-cell office:value-type="float" office:value="207" calcext:value-type="float">
            <text:p>20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783]+1" office:value-type="float" office:value="99" calcext:value-type="float">
            <text:p>99</text:p>
          </table:table-cell>
          <table:table-cell table:formula="of:=[.B783]" office:value-type="float" office:value="4" calcext:value-type="float">
            <text:p>4</text:p>
          </table:table-cell>
          <table:table-cell office:value-type="float" office:value="240.610432" calcext:value-type="float">
            <text:p>240.610432</text:p>
          </table:table-cell>
          <table:table-cell office:value-type="float" office:value="161.249664" calcext:value-type="float">
            <text:p>161.249664</text:p>
          </table:table-cell>
          <table:table-cell office:value-type="float" office:value="243" calcext:value-type="float">
            <text:p>243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784]+1" office:value-type="float" office:value="99" calcext:value-type="float">
            <text:p>99</text:p>
          </table:table-cell>
          <table:table-cell table:formula="of:=[.B784]" office:value-type="float" office:value="5" calcext:value-type="float">
            <text:p>5</text:p>
          </table:table-cell>
          <table:table-cell office:value-type="float" office:value="160.315008" calcext:value-type="float">
            <text:p>160.315008</text:p>
          </table:table-cell>
          <table:table-cell office:value-type="float" office:value="169.706112" calcext:value-type="float">
            <text:p>169.706112</text:p>
          </table:table-cell>
          <table:table-cell office:value-type="float" office:value="157" calcext:value-type="float">
            <text:p>157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785]+1" office:value-type="float" office:value="99" calcext:value-type="float">
            <text:p>99</text:p>
          </table:table-cell>
          <table:table-cell table:formula="of:=[.B785]" office:value-type="float" office:value="6" calcext:value-type="float">
            <text:p>6</text:p>
          </table:table-cell>
          <table:table-cell office:value-type="float" office:value="72.240896" calcext:value-type="float">
            <text:p>72.240896</text:p>
          </table:table-cell>
          <table:table-cell office:value-type="float" office:value="169.004064" calcext:value-type="float">
            <text:p>169.004064</text:p>
          </table:table-cell>
          <table:table-cell office:value-type="float" office:value="68" calcext:value-type="float">
            <text:p>68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786]+1" office:value-type="float" office:value="99" calcext:value-type="float">
            <text:p>99</text:p>
          </table:table-cell>
          <table:table-cell table:formula="of:=[.B786]" office:value-type="float" office:value="7" calcext:value-type="float">
            <text:p>7</text:p>
          </table:table-cell>
          <table:table-cell office:value-type="float" office:value="89.958784" calcext:value-type="float">
            <text:p>89.958784</text:p>
          </table:table-cell>
          <table:table-cell office:value-type="float" office:value="35.171232" calcext:value-type="float">
            <text:p>35.171232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33" calcext:value-type="float">
            <text:p>33</text:p>
          </table:table-cell>
        </table:table-row>
        <table:table-row table:style-name="ro1">
          <table:table-cell table:formula="of:=[.A787]+1" office:value-type="float" office:value="99" calcext:value-type="float">
            <text:p>99</text:p>
          </table:table-cell>
          <table:table-cell table:formula="of:=[.B787]" office:value-type="float" office:value="8" calcext:value-type="float">
            <text:p>8</text:p>
          </table:table-cell>
          <table:table-cell office:value-type="float" office:value="110.900608" calcext:value-type="float">
            <text:p>110.900608</text:p>
          </table:table-cell>
          <table:table-cell office:value-type="float" office:value="39.84912" calcext:value-type="float">
            <text:p>39.84912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788]+1" office:value-type="float" office:value="100" calcext:value-type="float">
            <text:p>100</text:p>
          </table:table-cell>
          <table:table-cell table:formula="of:=[.B788]" office:value-type="float" office:value="1" calcext:value-type="float">
            <text:p>1</text:p>
          </table:table-cell>
          <table:table-cell office:value-type="float" office:value="165.127552" calcext:value-type="float">
            <text:p>165.127552</text:p>
          </table:table-cell>
          <table:table-cell office:value-type="float" office:value="38.912544" calcext:value-type="float">
            <text:p>38.912544</text:p>
          </table:table-cell>
          <table:table-cell office:value-type="float" office:value="163" calcext:value-type="float">
            <text:p>16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789]+1" office:value-type="float" office:value="100" calcext:value-type="float">
            <text:p>100</text:p>
          </table:table-cell>
          <table:table-cell table:formula="of:=[.B789]" office:value-type="float" office:value="2" calcext:value-type="float">
            <text:p>2</text:p>
          </table:table-cell>
          <table:table-cell office:value-type="float" office:value="202.11456" calcext:value-type="float">
            <text:p>202.11456</text:p>
          </table:table-cell>
          <table:table-cell office:value-type="float" office:value="36.757824" calcext:value-type="float">
            <text:p>36.757824</text:p>
          </table:table-cell>
          <table:table-cell office:value-type="float" office:value="204" calcext:value-type="float">
            <text:p>20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790]+1" office:value-type="float" office:value="100" calcext:value-type="float">
            <text:p>100</text:p>
          </table:table-cell>
          <table:table-cell table:formula="of:=[.B790]" office:value-type="float" office:value="3" calcext:value-type="float">
            <text:p>3</text:p>
          </table:table-cell>
          <table:table-cell office:value-type="float" office:value="215.436928" calcext:value-type="float">
            <text:p>215.436928</text:p>
          </table:table-cell>
          <table:table-cell office:value-type="float" office:value="31.649856" calcext:value-type="float">
            <text:p>31.649856</text:p>
          </table:table-cell>
          <table:table-cell office:value-type="float" office:value="216" calcext:value-type="float">
            <text:p>2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791]+1" office:value-type="float" office:value="100" calcext:value-type="float">
            <text:p>100</text:p>
          </table:table-cell>
          <table:table-cell table:formula="of:=[.B791]" office:value-type="float" office:value="4" calcext:value-type="float">
            <text:p>4</text:p>
          </table:table-cell>
          <table:table-cell office:value-type="float" office:value="245.381376" calcext:value-type="float">
            <text:p>245.381376</text:p>
          </table:table-cell>
          <table:table-cell office:value-type="float" office:value="157.28928" calcext:value-type="float">
            <text:p>157.28928</text:p>
          </table:table-cell>
          <table:table-cell office:value-type="float" office:value="247" calcext:value-type="float">
            <text:p>247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792]+1" office:value-type="float" office:value="100" calcext:value-type="float">
            <text:p>100</text:p>
          </table:table-cell>
          <table:table-cell table:formula="of:=[.B792]" office:value-type="float" office:value="5" calcext:value-type="float">
            <text:p>5</text:p>
          </table:table-cell>
          <table:table-cell office:value-type="float" office:value="168.312576" calcext:value-type="float">
            <text:p>168.312576</text:p>
          </table:table-cell>
          <table:table-cell office:value-type="float" office:value="164.550816" calcext:value-type="float">
            <text:p>164.550816</text:p>
          </table:table-cell>
          <table:table-cell office:value-type="float" office:value="168" calcext:value-type="float">
            <text:p>16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793]+1" office:value-type="float" office:value="100" calcext:value-type="float">
            <text:p>100</text:p>
          </table:table-cell>
          <table:table-cell table:formula="of:=[.B793]" office:value-type="float" office:value="6" calcext:value-type="float">
            <text:p>6</text:p>
          </table:table-cell>
          <table:table-cell office:value-type="float" office:value="85.521536" calcext:value-type="float">
            <text:p>85.521536</text:p>
          </table:table-cell>
          <table:table-cell office:value-type="float" office:value="160.416768" calcext:value-type="float">
            <text:p>160.416768</text:p>
          </table:table-cell>
          <table:table-cell office:value-type="float" office:value="86" calcext:value-type="float">
            <text:p>8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794]+1" office:value-type="float" office:value="100" calcext:value-type="float">
            <text:p>100</text:p>
          </table:table-cell>
          <table:table-cell table:formula="of:=[.B794]" office:value-type="float" office:value="7" calcext:value-type="float">
            <text:p>7</text:p>
          </table:table-cell>
          <table:table-cell office:value-type="float" office:value="105.064448" calcext:value-type="float">
            <text:p>105.064448</text:p>
          </table:table-cell>
          <table:table-cell office:value-type="float" office:value="34.39536" calcext:value-type="float">
            <text:p>34.39536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34" calcext:value-type="float">
            <text:p>34</text:p>
          </table:table-cell>
        </table:table-row>
        <table:table-row table:style-name="ro1">
          <table:table-cell table:formula="of:=[.A795]+1" office:value-type="float" office:value="100" calcext:value-type="float">
            <text:p>100</text:p>
          </table:table-cell>
          <table:table-cell table:formula="of:=[.B795]" office:value-type="float" office:value="8" calcext:value-type="float">
            <text:p>8</text:p>
          </table:table-cell>
          <table:table-cell office:value-type="float" office:value="123.9204992" calcext:value-type="float">
            <text:p>123.9204992</text:p>
          </table:table-cell>
          <table:table-cell office:value-type="float" office:value="38.928768" calcext:value-type="float">
            <text:p>38.928768</text:p>
          </table:table-cell>
          <table:table-cell office:value-type="float" office:value="124" calcext:value-type="float">
            <text:p>12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796]+1" office:value-type="float" office:value="101" calcext:value-type="float">
            <text:p>101</text:p>
          </table:table-cell>
          <table:table-cell table:formula="of:=[.B796]" office:value-type="float" office:value="1" calcext:value-type="float">
            <text:p>1</text:p>
          </table:table-cell>
          <table:table-cell office:value-type="float" office:value="166.271232" calcext:value-type="float">
            <text:p>166.271232</text:p>
          </table:table-cell>
          <table:table-cell office:value-type="float" office:value="49.488384" calcext:value-type="float">
            <text:p>49.488384</text:p>
          </table:table-cell>
          <table:table-cell office:value-type="float" office:value="165" calcext:value-type="float">
            <text:p>16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A797]+1" office:value-type="float" office:value="101" calcext:value-type="float">
            <text:p>101</text:p>
          </table:table-cell>
          <table:table-cell table:formula="of:=[.B797]" office:value-type="float" office:value="2" calcext:value-type="float">
            <text:p>2</text:p>
          </table:table-cell>
          <table:table-cell office:value-type="float" office:value="203.12256" calcext:value-type="float">
            <text:p>203.12256</text:p>
          </table:table-cell>
          <table:table-cell office:value-type="float" office:value="48.283872" calcext:value-type="float">
            <text:p>48.283872</text:p>
          </table:table-cell>
          <table:table-cell office:value-type="float" office:value="204" calcext:value-type="float">
            <text:p>20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A798]+1" office:value-type="float" office:value="101" calcext:value-type="float">
            <text:p>101</text:p>
          </table:table-cell>
          <table:table-cell table:formula="of:=[.B798]" office:value-type="float" office:value="3" calcext:value-type="float">
            <text:p>3</text:p>
          </table:table-cell>
          <table:table-cell office:value-type="float" office:value="216.082816" calcext:value-type="float">
            <text:p>216.082816</text:p>
          </table:table-cell>
          <table:table-cell office:value-type="float" office:value="42.382656" calcext:value-type="float">
            <text:p>42.382656</text:p>
          </table:table-cell>
          <table:table-cell office:value-type="float" office:value="216" calcext:value-type="float">
            <text:p>21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799]+1" office:value-type="float" office:value="101" calcext:value-type="float">
            <text:p>101</text:p>
          </table:table-cell>
          <table:table-cell table:formula="of:=[.B799]" office:value-type="float" office:value="4" calcext:value-type="float">
            <text:p>4</text:p>
          </table:table-cell>
          <table:table-cell office:value-type="float" office:value="243.751424" calcext:value-type="float">
            <text:p>243.751424</text:p>
          </table:table-cell>
          <table:table-cell office:value-type="float" office:value="167.646432" calcext:value-type="float">
            <text:p>167.646432</text:p>
          </table:table-cell>
          <table:table-cell office:value-type="float" office:value="243" calcext:value-type="float">
            <text:p>24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800]+1" office:value-type="float" office:value="101" calcext:value-type="float">
            <text:p>101</text:p>
          </table:table-cell>
          <table:table-cell table:formula="of:=[.B800]" office:value-type="float" office:value="5" calcext:value-type="float">
            <text:p>5</text:p>
          </table:table-cell>
          <table:table-cell office:value-type="float" office:value="166.522112" calcext:value-type="float">
            <text:p>166.522112</text:p>
          </table:table-cell>
          <table:table-cell office:value-type="float" office:value="173.744736" calcext:value-type="float">
            <text:p>173.744736</text:p>
          </table:table-cell>
          <table:table-cell office:value-type="float" office:value="168" calcext:value-type="float">
            <text:p>168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801]+1" office:value-type="float" office:value="101" calcext:value-type="float">
            <text:p>101</text:p>
          </table:table-cell>
          <table:table-cell table:formula="of:=[.B801]" office:value-type="float" office:value="6" calcext:value-type="float">
            <text:p>6</text:p>
          </table:table-cell>
          <table:table-cell office:value-type="float" office:value="85.617792" calcext:value-type="float">
            <text:p>85.617792</text:p>
          </table:table-cell>
          <table:table-cell office:value-type="float" office:value="170.331552" calcext:value-type="float">
            <text:p>170.331552</text:p>
          </table:table-cell>
          <table:table-cell office:value-type="float" office:value="89" calcext:value-type="float">
            <text:p>8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802]+1" office:value-type="float" office:value="101" calcext:value-type="float">
            <text:p>101</text:p>
          </table:table-cell>
          <table:table-cell table:formula="of:=[.B802]" office:value-type="float" office:value="7" calcext:value-type="float">
            <text:p>7</text:p>
          </table:table-cell>
          <table:table-cell office:value-type="float" office:value="104.64128" calcext:value-type="float">
            <text:p>104.64128</text:p>
          </table:table-cell>
          <table:table-cell office:value-type="float" office:value="44.6304" calcext:value-type="float">
            <text:p>44.6304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47" calcext:value-type="float">
            <text:p>47</text:p>
          </table:table-cell>
        </table:table-row>
        <table:table-row table:style-name="ro1">
          <table:table-cell table:formula="of:=[.A803]+1" office:value-type="float" office:value="101" calcext:value-type="float">
            <text:p>101</text:p>
          </table:table-cell>
          <table:table-cell table:formula="of:=[.B803]" office:value-type="float" office:value="8" calcext:value-type="float">
            <text:p>8</text:p>
          </table:table-cell>
          <table:table-cell office:value-type="float" office:value="124.8316288" calcext:value-type="float">
            <text:p>124.8316288</text:p>
          </table:table-cell>
          <table:table-cell office:value-type="float" office:value="49.614048" calcext:value-type="float">
            <text:p>49.614048</text:p>
          </table:table-cell>
          <table:table-cell office:value-type="float" office:value="123" calcext:value-type="float">
            <text:p>12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[.A804]+1" office:value-type="float" office:value="102" calcext:value-type="float">
            <text:p>102</text:p>
          </table:table-cell>
          <table:table-cell table:formula="of:=[.B804]" office:value-type="float" office:value="1" calcext:value-type="float">
            <text:p>1</text:p>
          </table:table-cell>
          <table:table-cell office:value-type="float" office:value="163.769216" calcext:value-type="float">
            <text:p>163.769216</text:p>
          </table:table-cell>
          <table:table-cell office:value-type="float" office:value="21.616416" calcext:value-type="float">
            <text:p>21.616416</text:p>
          </table:table-cell>
          <table:table-cell office:value-type="float" office:value="162" calcext:value-type="float">
            <text:p>1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805]+1" office:value-type="float" office:value="102" calcext:value-type="float">
            <text:p>102</text:p>
          </table:table-cell>
          <table:table-cell table:formula="of:=[.B805]" office:value-type="float" office:value="2" calcext:value-type="float">
            <text:p>2</text:p>
          </table:table-cell>
          <table:table-cell office:value-type="float" office:value="200.938752" calcext:value-type="float">
            <text:p>200.938752</text:p>
          </table:table-cell>
          <table:table-cell office:value-type="float" office:value="20.447328" calcext:value-type="float">
            <text:p>20.447328</text:p>
          </table:table-cell>
          <table:table-cell office:value-type="float" office:value="201" calcext:value-type="float">
            <text:p>2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806]+1" office:value-type="float" office:value="102" calcext:value-type="float">
            <text:p>102</text:p>
          </table:table-cell>
          <table:table-cell table:formula="of:=[.B806]" office:value-type="float" office:value="3" calcext:value-type="float">
            <text:p>3</text:p>
          </table:table-cell>
          <table:table-cell office:value-type="float" office:value="214.028544" calcext:value-type="float">
            <text:p>214.028544</text:p>
          </table:table-cell>
          <table:table-cell office:value-type="float" office:value="14.826912" calcext:value-type="float">
            <text:p>14.826912</text:p>
          </table:table-cell>
          <table:table-cell office:value-type="float" office:value="214" calcext:value-type="float">
            <text:p>2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807]+1" office:value-type="float" office:value="102" calcext:value-type="float">
            <text:p>102</text:p>
          </table:table-cell>
          <table:table-cell table:formula="of:=[.B807]" office:value-type="float" office:value="4" calcext:value-type="float">
            <text:p>4</text:p>
          </table:table-cell>
          <table:table-cell office:value-type="float" office:value="241.058048" calcext:value-type="float">
            <text:p>241.058048</text:p>
          </table:table-cell>
          <table:table-cell office:value-type="float" office:value="142.362912" calcext:value-type="float">
            <text:p>142.362912</text:p>
          </table:table-cell>
          <table:table-cell office:value-type="float" office:value="241" calcext:value-type="float">
            <text:p>24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[.A808]+1" office:value-type="float" office:value="102" calcext:value-type="float">
            <text:p>102</text:p>
          </table:table-cell>
          <table:table-cell table:formula="of:=[.B808]" office:value-type="float" office:value="5" calcext:value-type="float">
            <text:p>5</text:p>
          </table:table-cell>
          <table:table-cell office:value-type="float" office:value="163.34656" calcext:value-type="float">
            <text:p>163.34656</text:p>
          </table:table-cell>
          <table:table-cell office:value-type="float" office:value="147.689568" calcext:value-type="float">
            <text:p>147.689568</text:p>
          </table:table-cell>
          <table:table-cell office:value-type="float" office:value="163" calcext:value-type="float">
            <text:p>16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formula="of:=[.A809]+1" office:value-type="float" office:value="102" calcext:value-type="float">
            <text:p>102</text:p>
          </table:table-cell>
          <table:table-cell table:formula="of:=[.B809]" office:value-type="float" office:value="6" calcext:value-type="float">
            <text:p>6</text:p>
          </table:table-cell>
          <table:table-cell office:value-type="float" office:value="81.86304" calcext:value-type="float">
            <text:p>81.86304</text:p>
          </table:table-cell>
          <table:table-cell office:value-type="float" office:value="142.758048" calcext:value-type="float">
            <text:p>142.758048</text:p>
          </table:table-cell>
          <table:table-cell office:value-type="float" office:value="82" calcext:value-type="float">
            <text:p>8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810]+1" office:value-type="float" office:value="102" calcext:value-type="float">
            <text:p>102</text:p>
          </table:table-cell>
          <table:table-cell table:formula="of:=[.B810]" office:value-type="float" office:value="7" calcext:value-type="float">
            <text:p>7</text:p>
          </table:table-cell>
          <table:table-cell office:value-type="float" office:value="103.038208" calcext:value-type="float">
            <text:p>103.038208</text:p>
          </table:table-cell>
          <table:table-cell office:value-type="float" office:value="15.125184" calcext:value-type="float">
            <text:p>15.125184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4" calcext:value-type="float">
            <text:p>14</text:p>
          </table:table-cell>
        </table:table-row>
        <table:table-row table:style-name="ro1">
          <table:table-cell table:formula="of:=[.A811]+1" office:value-type="float" office:value="102" calcext:value-type="float">
            <text:p>102</text:p>
          </table:table-cell>
          <table:table-cell table:formula="of:=[.B811]" office:value-type="float" office:value="8" calcext:value-type="float">
            <text:p>8</text:p>
          </table:table-cell>
          <table:table-cell office:value-type="float" office:value="123.1121536" calcext:value-type="float">
            <text:p>123.1121536</text:p>
          </table:table-cell>
          <table:table-cell office:value-type="float" office:value="21.36816" calcext:value-type="float">
            <text:p>21.36816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812]+1" office:value-type="float" office:value="103" calcext:value-type="float">
            <text:p>103</text:p>
          </table:table-cell>
          <table:table-cell table:formula="of:=[.B812]" office:value-type="float" office:value="1" calcext:value-type="float">
            <text:p>1</text:p>
          </table:table-cell>
          <table:table-cell office:value-type="float" office:value="163.254144" calcext:value-type="float">
            <text:p>163.254144</text:p>
          </table:table-cell>
          <table:table-cell office:value-type="float" office:value="29.17152" calcext:value-type="float">
            <text:p>29.17152</text:p>
          </table:table-cell>
          <table:table-cell office:value-type="float" office:value="161" calcext:value-type="float">
            <text:p>16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813]+1" office:value-type="float" office:value="103" calcext:value-type="float">
            <text:p>103</text:p>
          </table:table-cell>
          <table:table-cell table:formula="of:=[.B813]" office:value-type="float" office:value="2" calcext:value-type="float">
            <text:p>2</text:p>
          </table:table-cell>
          <table:table-cell office:value-type="float" office:value="199.71456" calcext:value-type="float">
            <text:p>199.71456</text:p>
          </table:table-cell>
          <table:table-cell office:value-type="float" office:value="27.071616" calcext:value-type="float">
            <text:p>27.071616</text:p>
          </table:table-cell>
          <table:table-cell office:value-type="float" office:value="202" calcext:value-type="float">
            <text:p>20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814]+1" office:value-type="float" office:value="103" calcext:value-type="float">
            <text:p>103</text:p>
          </table:table-cell>
          <table:table-cell table:formula="of:=[.B814]" office:value-type="float" office:value="3" calcext:value-type="float">
            <text:p>3</text:p>
          </table:table-cell>
          <table:table-cell office:value-type="float" office:value="213.84896" calcext:value-type="float">
            <text:p>213.84896</text:p>
          </table:table-cell>
          <table:table-cell office:value-type="float" office:value="21.604032" calcext:value-type="float">
            <text:p>21.604032</text:p>
          </table:table-cell>
          <table:table-cell office:value-type="float" office:value="215" calcext:value-type="float">
            <text:p>2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815]+1" office:value-type="float" office:value="103" calcext:value-type="float">
            <text:p>103</text:p>
          </table:table-cell>
          <table:table-cell table:formula="of:=[.B815]" office:value-type="float" office:value="4" calcext:value-type="float">
            <text:p>4</text:p>
          </table:table-cell>
          <table:table-cell office:value-type="float" office:value="239.698688" calcext:value-type="float">
            <text:p>239.698688</text:p>
          </table:table-cell>
          <table:table-cell office:value-type="float" office:value="147.97392" calcext:value-type="float">
            <text:p>147.97392</text:p>
          </table:table-cell>
          <table:table-cell office:value-type="float" office:value="239" calcext:value-type="float">
            <text:p>23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formula="of:=[.A816]+1" office:value-type="float" office:value="103" calcext:value-type="float">
            <text:p>103</text:p>
          </table:table-cell>
          <table:table-cell table:formula="of:=[.B816]" office:value-type="float" office:value="5" calcext:value-type="float">
            <text:p>5</text:p>
          </table:table-cell>
          <table:table-cell office:value-type="float" office:value="162.609408" calcext:value-type="float">
            <text:p>162.609408</text:p>
          </table:table-cell>
          <table:table-cell office:value-type="float" office:value="152.653824" calcext:value-type="float">
            <text:p>152.653824</text:p>
          </table:table-cell>
          <table:table-cell office:value-type="float" office:value="161" calcext:value-type="float">
            <text:p>16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formula="of:=[.A817]+1" office:value-type="float" office:value="103" calcext:value-type="float">
            <text:p>103</text:p>
          </table:table-cell>
          <table:table-cell table:formula="of:=[.B817]" office:value-type="float" office:value="6" calcext:value-type="float">
            <text:p>6</text:p>
          </table:table-cell>
          <table:table-cell office:value-type="float" office:value="80.833152" calcext:value-type="float">
            <text:p>80.833152</text:p>
          </table:table-cell>
          <table:table-cell office:value-type="float" office:value="148.319712" calcext:value-type="float">
            <text:p>148.319712</text:p>
          </table:table-cell>
          <table:table-cell office:value-type="float" office:value="79" calcext:value-type="float">
            <text:p>7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formula="of:=[.A818]+1" office:value-type="float" office:value="103" calcext:value-type="float">
            <text:p>103</text:p>
          </table:table-cell>
          <table:table-cell table:formula="of:=[.B818]" office:value-type="float" office:value="7" calcext:value-type="float">
            <text:p>7</text:p>
          </table:table-cell>
          <table:table-cell office:value-type="float" office:value="101.972864" calcext:value-type="float">
            <text:p>101.972864</text:p>
          </table:table-cell>
          <table:table-cell office:value-type="float" office:value="21.484608" calcext:value-type="float">
            <text:p>21.484608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1" calcext:value-type="float">
            <text:p>21</text:p>
          </table:table-cell>
        </table:table-row>
        <table:table-row table:style-name="ro1">
          <table:table-cell table:formula="of:=[.A819]+1" office:value-type="float" office:value="103" calcext:value-type="float">
            <text:p>103</text:p>
          </table:table-cell>
          <table:table-cell table:formula="of:=[.B819]" office:value-type="float" office:value="8" calcext:value-type="float">
            <text:p>8</text:p>
          </table:table-cell>
          <table:table-cell office:value-type="float" office:value="120.6722432" calcext:value-type="float">
            <text:p>120.6722432</text:p>
          </table:table-cell>
          <table:table-cell office:value-type="float" office:value="27.674784" calcext:value-type="float">
            <text:p>27.674784</text:p>
          </table:table-cell>
          <table:table-cell office:value-type="float" office:value="116" calcext:value-type="float">
            <text:p>1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820]+1" office:value-type="float" office:value="104" calcext:value-type="float">
            <text:p>104</text:p>
          </table:table-cell>
          <table:table-cell table:formula="of:=[.B820]" office:value-type="float" office:value="1" calcext:value-type="float">
            <text:p>1</text:p>
          </table:table-cell>
          <table:table-cell office:value-type="float" office:value="156.154496" calcext:value-type="float">
            <text:p>156.154496</text:p>
          </table:table-cell>
          <table:table-cell office:value-type="float" office:value="38.550048" calcext:value-type="float">
            <text:p>38.550048</text:p>
          </table:table-cell>
          <table:table-cell office:value-type="float" office:value="156" calcext:value-type="float">
            <text:p>15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821]+1" office:value-type="float" office:value="104" calcext:value-type="float">
            <text:p>104</text:p>
          </table:table-cell>
          <table:table-cell table:formula="of:=[.B821]" office:value-type="float" office:value="2" calcext:value-type="float">
            <text:p>2</text:p>
          </table:table-cell>
          <table:table-cell office:value-type="float" office:value="191.568384" calcext:value-type="float">
            <text:p>191.568384</text:p>
          </table:table-cell>
          <table:table-cell office:value-type="float" office:value="36.763008" calcext:value-type="float">
            <text:p>36.763008</text:p>
          </table:table-cell>
          <table:table-cell office:value-type="float" office:value="186" calcext:value-type="float">
            <text:p>18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822]+1" office:value-type="float" office:value="104" calcext:value-type="float">
            <text:p>104</text:p>
          </table:table-cell>
          <table:table-cell table:formula="of:=[.B822]" office:value-type="float" office:value="3" calcext:value-type="float">
            <text:p>3</text:p>
          </table:table-cell>
          <table:table-cell office:value-type="float" office:value="207.247872" calcext:value-type="float">
            <text:p>207.247872</text:p>
          </table:table-cell>
          <table:table-cell office:value-type="float" office:value="30.290016" calcext:value-type="float">
            <text:p>30.290016</text:p>
          </table:table-cell>
          <table:table-cell office:value-type="float" office:value="206" calcext:value-type="float">
            <text:p>20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823]+1" office:value-type="float" office:value="104" calcext:value-type="float">
            <text:p>104</text:p>
          </table:table-cell>
          <table:table-cell table:formula="of:=[.B823]" office:value-type="float" office:value="4" calcext:value-type="float">
            <text:p>4</text:p>
          </table:table-cell>
          <table:table-cell office:value-type="float" office:value="234.935936" calcext:value-type="float">
            <text:p>234.935936</text:p>
          </table:table-cell>
          <table:table-cell office:value-type="float" office:value="157.764288" calcext:value-type="float">
            <text:p>157.764288</text:p>
          </table:table-cell>
          <table:table-cell office:value-type="float" office:value="236" calcext:value-type="float">
            <text:p>23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824]+1" office:value-type="float" office:value="104" calcext:value-type="float">
            <text:p>104</text:p>
          </table:table-cell>
          <table:table-cell table:formula="of:=[.B824]" office:value-type="float" office:value="5" calcext:value-type="float">
            <text:p>5</text:p>
          </table:table-cell>
          <table:table-cell office:value-type="float" office:value="155.720832" calcext:value-type="float">
            <text:p>155.720832</text:p>
          </table:table-cell>
          <table:table-cell office:value-type="float" office:value="164.23536" calcext:value-type="float">
            <text:p>164.23536</text:p>
          </table:table-cell>
          <table:table-cell office:value-type="float" office:value="156" calcext:value-type="float">
            <text:p>15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825]+1" office:value-type="float" office:value="104" calcext:value-type="float">
            <text:p>104</text:p>
          </table:table-cell>
          <table:table-cell table:formula="of:=[.B825]" office:value-type="float" office:value="6" calcext:value-type="float">
            <text:p>6</text:p>
          </table:table-cell>
          <table:table-cell office:value-type="float" office:value="72.829952" calcext:value-type="float">
            <text:p>72.829952</text:p>
          </table:table-cell>
          <table:table-cell office:value-type="float" office:value="159.009792" calcext:value-type="float">
            <text:p>159.009792</text:p>
          </table:table-cell>
          <table:table-cell office:value-type="float" office:value="71" calcext:value-type="float">
            <text:p>7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826]+1" office:value-type="float" office:value="104" calcext:value-type="float">
            <text:p>104</text:p>
          </table:table-cell>
          <table:table-cell table:formula="of:=[.B826]" office:value-type="float" office:value="7" calcext:value-type="float">
            <text:p>7</text:p>
          </table:table-cell>
          <table:table-cell office:value-type="float" office:value="96.263168" calcext:value-type="float">
            <text:p>96.263168</text:p>
          </table:table-cell>
          <table:table-cell office:value-type="float" office:value="30.960192" calcext:value-type="float">
            <text:p>30.960192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 table:formula="of:=[.A827]+1" office:value-type="float" office:value="104" calcext:value-type="float">
            <text:p>104</text:p>
          </table:table-cell>
          <table:table-cell table:formula="of:=[.B827]" office:value-type="float" office:value="8" calcext:value-type="float">
            <text:p>8</text:p>
          </table:table-cell>
          <table:table-cell office:value-type="float" office:value="117.8584192" calcext:value-type="float">
            <text:p>117.8584192</text:p>
          </table:table-cell>
          <table:table-cell office:value-type="float" office:value="37.267296" calcext:value-type="float">
            <text:p>37.267296</text:p>
          </table:table-cell>
          <table:table-cell office:value-type="float" office:value="123" calcext:value-type="float">
            <text:p>12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828]+1" office:value-type="float" office:value="105" calcext:value-type="float">
            <text:p>105</text:p>
          </table:table-cell>
          <table:table-cell table:formula="of:=[.B828]" office:value-type="float" office:value="1" calcext:value-type="float">
            <text:p>1</text:p>
          </table:table-cell>
          <table:table-cell office:value-type="float" office:value="170.336768" calcext:value-type="float">
            <text:p>170.336768</text:p>
          </table:table-cell>
          <table:table-cell office:value-type="float" office:value="32.424672" calcext:value-type="float">
            <text:p>32.424672</text:p>
          </table:table-cell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829]+1" office:value-type="float" office:value="105" calcext:value-type="float">
            <text:p>105</text:p>
          </table:table-cell>
          <table:table-cell table:formula="of:=[.B829]" office:value-type="float" office:value="2" calcext:value-type="float">
            <text:p>2</text:p>
          </table:table-cell>
          <table:table-cell office:value-type="float" office:value="206.926464" calcext:value-type="float">
            <text:p>206.926464</text:p>
          </table:table-cell>
          <table:table-cell office:value-type="float" office:value="32.675616" calcext:value-type="float">
            <text:p>32.675616</text:p>
          </table:table-cell>
          <table:table-cell office:value-type="float" office:value="208" calcext:value-type="float">
            <text:p>2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830]+1" office:value-type="float" office:value="105" calcext:value-type="float">
            <text:p>105</text:p>
          </table:table-cell>
          <table:table-cell table:formula="of:=[.B830]" office:value-type="float" office:value="3" calcext:value-type="float">
            <text:p>3</text:p>
          </table:table-cell>
          <table:table-cell office:value-type="float" office:value="219.351552" calcext:value-type="float">
            <text:p>219.351552</text:p>
          </table:table-cell>
          <table:table-cell office:value-type="float" office:value="28.3032" calcext:value-type="float">
            <text:p>28.3032</text:p>
          </table:table-cell>
          <table:table-cell office:value-type="float" office:value="221" calcext:value-type="float">
            <text:p>22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831]+1" office:value-type="float" office:value="105" calcext:value-type="float">
            <text:p>105</text:p>
          </table:table-cell>
          <table:table-cell table:formula="of:=[.B831]" office:value-type="float" office:value="4" calcext:value-type="float">
            <text:p>4</text:p>
          </table:table-cell>
          <table:table-cell office:value-type="float" office:value="242.444288" calcext:value-type="float">
            <text:p>242.444288</text:p>
          </table:table-cell>
          <table:table-cell office:value-type="float" office:value="151.06224" calcext:value-type="float">
            <text:p>151.06224</text:p>
          </table:table-cell>
          <table:table-cell office:value-type="float" office:value="243" calcext:value-type="float">
            <text:p>24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832]+1" office:value-type="float" office:value="105" calcext:value-type="float">
            <text:p>105</text:p>
          </table:table-cell>
          <table:table-cell table:formula="of:=[.B832]" office:value-type="float" office:value="5" calcext:value-type="float">
            <text:p>5</text:p>
          </table:table-cell>
          <table:table-cell office:value-type="float" office:value="167.59296" calcext:value-type="float">
            <text:p>167.59296</text:p>
          </table:table-cell>
          <table:table-cell office:value-type="float" office:value="153.121536" calcext:value-type="float">
            <text:p>153.121536</text:p>
          </table:table-cell>
          <table:table-cell office:value-type="float" office:value="167" calcext:value-type="float">
            <text:p>16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833]+1" office:value-type="float" office:value="105" calcext:value-type="float">
            <text:p>105</text:p>
          </table:table-cell>
          <table:table-cell table:formula="of:=[.B833]" office:value-type="float" office:value="6" calcext:value-type="float">
            <text:p>6</text:p>
          </table:table-cell>
          <table:table-cell office:value-type="float" office:value="89.043712" calcext:value-type="float">
            <text:p>89.043712</text:p>
          </table:table-cell>
          <table:table-cell office:value-type="float" office:value="147.40464" calcext:value-type="float">
            <text:p>147.40464</text:p>
          </table:table-cell>
          <table:table-cell office:value-type="float" office:value="88" calcext:value-type="float">
            <text:p>8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formula="of:=[.A834]+1" office:value-type="float" office:value="105" calcext:value-type="float">
            <text:p>105</text:p>
          </table:table-cell>
          <table:table-cell table:formula="of:=[.B834]" office:value-type="float" office:value="7" calcext:value-type="float">
            <text:p>7</text:p>
          </table:table-cell>
          <table:table-cell office:value-type="float" office:value="111.667328" calcext:value-type="float">
            <text:p>111.667328</text:p>
          </table:table-cell>
          <table:table-cell office:value-type="float" office:value="25.749312" calcext:value-type="float">
            <text:p>25.749312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4" calcext:value-type="float">
            <text:p>24</text:p>
          </table:table-cell>
        </table:table-row>
        <table:table-row table:style-name="ro1">
          <table:table-cell table:formula="of:=[.A835]+1" office:value-type="float" office:value="105" calcext:value-type="float">
            <text:p>105</text:p>
          </table:table-cell>
          <table:table-cell table:formula="of:=[.B835]" office:value-type="float" office:value="8" calcext:value-type="float">
            <text:p>8</text:p>
          </table:table-cell>
          <table:table-cell office:value-type="float" office:value="128.83514496" calcext:value-type="float">
            <text:p>128.83514496</text:p>
          </table:table-cell>
          <table:table-cell office:value-type="float" office:value="30.382368" calcext:value-type="float">
            <text:p>30.382368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836]+1" office:value-type="float" office:value="106" calcext:value-type="float">
            <text:p>106</text:p>
          </table:table-cell>
          <table:table-cell table:formula="of:=[.B836]" office:value-type="float" office:value="1" calcext:value-type="float">
            <text:p>1</text:p>
          </table:table-cell>
          <table:table-cell office:value-type="float" office:value="159.234688" calcext:value-type="float">
            <text:p>159.234688</text:p>
          </table:table-cell>
          <table:table-cell office:value-type="float" office:value="41.732544" calcext:value-type="float">
            <text:p>41.732544</text:p>
          </table:table-cell>
          <table:table-cell office:value-type="float" office:value="158" calcext:value-type="float">
            <text:p>15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837]+1" office:value-type="float" office:value="106" calcext:value-type="float">
            <text:p>106</text:p>
          </table:table-cell>
          <table:table-cell table:formula="of:=[.B837]" office:value-type="float" office:value="2" calcext:value-type="float">
            <text:p>2</text:p>
          </table:table-cell>
          <table:table-cell office:value-type="float" office:value="195.256064" calcext:value-type="float">
            <text:p>195.256064</text:p>
          </table:table-cell>
          <table:table-cell office:value-type="float" office:value="41.00832" calcext:value-type="float">
            <text:p>41.00832</text:p>
          </table:table-cell>
          <table:table-cell office:value-type="float" office:value="194" calcext:value-type="float">
            <text:p>19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A838]+1" office:value-type="float" office:value="106" calcext:value-type="float">
            <text:p>106</text:p>
          </table:table-cell>
          <table:table-cell table:formula="of:=[.B838]" office:value-type="float" office:value="3" calcext:value-type="float">
            <text:p>3</text:p>
          </table:table-cell>
          <table:table-cell office:value-type="float" office:value="209.861248" calcext:value-type="float">
            <text:p>209.861248</text:p>
          </table:table-cell>
          <table:table-cell office:value-type="float" office:value="34.927392" calcext:value-type="float">
            <text:p>34.927392</text:p>
          </table:table-cell>
          <table:table-cell office:value-type="float" office:value="208" calcext:value-type="float">
            <text:p>2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839]+1" office:value-type="float" office:value="106" calcext:value-type="float">
            <text:p>106</text:p>
          </table:table-cell>
          <table:table-cell table:formula="of:=[.B839]" office:value-type="float" office:value="4" calcext:value-type="float">
            <text:p>4</text:p>
          </table:table-cell>
          <table:table-cell office:value-type="float" office:value="240.198912" calcext:value-type="float">
            <text:p>240.198912</text:p>
          </table:table-cell>
          <table:table-cell office:value-type="float" office:value="160.190112" calcext:value-type="float">
            <text:p>160.190112</text:p>
          </table:table-cell>
          <table:table-cell office:value-type="float" office:value="244" calcext:value-type="float">
            <text:p>24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840]+1" office:value-type="float" office:value="106" calcext:value-type="float">
            <text:p>106</text:p>
          </table:table-cell>
          <table:table-cell table:formula="of:=[.B840]" office:value-type="float" office:value="5" calcext:value-type="float">
            <text:p>5</text:p>
          </table:table-cell>
          <table:table-cell office:value-type="float" office:value="161.726336" calcext:value-type="float">
            <text:p>161.726336</text:p>
          </table:table-cell>
          <table:table-cell office:value-type="float" office:value="166.297248" calcext:value-type="float">
            <text:p>166.297248</text:p>
          </table:table-cell>
          <table:table-cell office:value-type="float" office:value="162" calcext:value-type="float">
            <text:p>16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841]+1" office:value-type="float" office:value="106" calcext:value-type="float">
            <text:p>106</text:p>
          </table:table-cell>
          <table:table-cell table:formula="of:=[.B841]" office:value-type="float" office:value="6" calcext:value-type="float">
            <text:p>6</text:p>
          </table:table-cell>
          <table:table-cell office:value-type="float" office:value="76.910848" calcext:value-type="float">
            <text:p>76.910848</text:p>
          </table:table-cell>
          <table:table-cell office:value-type="float" office:value="162.598464" calcext:value-type="float">
            <text:p>162.598464</text:p>
          </table:table-cell>
          <table:table-cell office:value-type="float" office:value="78" calcext:value-type="float">
            <text:p>78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842]+1" office:value-type="float" office:value="106" calcext:value-type="float">
            <text:p>106</text:p>
          </table:table-cell>
          <table:table-cell table:formula="of:=[.B842]" office:value-type="float" office:value="7" calcext:value-type="float">
            <text:p>7</text:p>
          </table:table-cell>
          <table:table-cell office:value-type="float" office:value="100.502016" calcext:value-type="float">
            <text:p>100.502016</text:p>
          </table:table-cell>
          <table:table-cell office:value-type="float" office:value="36.039744" calcext:value-type="float">
            <text:p>36.039744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8" calcext:value-type="float">
            <text:p>38</text:p>
          </table:table-cell>
        </table:table-row>
        <table:table-row table:style-name="ro1">
          <table:table-cell table:formula="of:=[.A843]+1" office:value-type="float" office:value="106" calcext:value-type="float">
            <text:p>106</text:p>
          </table:table-cell>
          <table:table-cell table:formula="of:=[.B843]" office:value-type="float" office:value="8" calcext:value-type="float">
            <text:p>8</text:p>
          </table:table-cell>
          <table:table-cell office:value-type="float" office:value="118.3607168" calcext:value-type="float">
            <text:p>118.3607168</text:p>
          </table:table-cell>
          <table:table-cell office:value-type="float" office:value="41.063232" calcext:value-type="float">
            <text:p>41.063232</text:p>
          </table:table-cell>
          <table:table-cell office:value-type="float" office:value="117" calcext:value-type="float">
            <text:p>11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844]+1" office:value-type="float" office:value="107" calcext:value-type="float">
            <text:p>107</text:p>
          </table:table-cell>
          <table:table-cell table:formula="of:=[.B844]" office:value-type="float" office:value="1" calcext:value-type="float">
            <text:p>1</text:p>
          </table:table-cell>
          <table:table-cell office:value-type="float" office:value="172.39744" calcext:value-type="float">
            <text:p>172.39744</text:p>
          </table:table-cell>
          <table:table-cell office:value-type="float" office:value="44.3448" calcext:value-type="float">
            <text:p>44.3448</text:p>
          </table:table-cell>
          <table:table-cell office:value-type="float" office:value="175" calcext:value-type="float">
            <text:p>1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845]+1" office:value-type="float" office:value="107" calcext:value-type="float">
            <text:p>107</text:p>
          </table:table-cell>
          <table:table-cell table:formula="of:=[.B845]" office:value-type="float" office:value="2" calcext:value-type="float">
            <text:p>2</text:p>
          </table:table-cell>
          <table:table-cell office:value-type="float" office:value="208.719232" calcext:value-type="float">
            <text:p>208.719232</text:p>
          </table:table-cell>
          <table:table-cell office:value-type="float" office:value="44.904288" calcext:value-type="float">
            <text:p>44.904288</text:p>
          </table:table-cell>
          <table:table-cell office:value-type="float" office:value="214" calcext:value-type="float">
            <text:p>21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846]+1" office:value-type="float" office:value="107" calcext:value-type="float">
            <text:p>107</text:p>
          </table:table-cell>
          <table:table-cell table:formula="of:=[.B846]" office:value-type="float" office:value="3" calcext:value-type="float">
            <text:p>3</text:p>
          </table:table-cell>
          <table:table-cell office:value-type="float" office:value="222.514432" calcext:value-type="float">
            <text:p>222.514432</text:p>
          </table:table-cell>
          <table:table-cell office:value-type="float" office:value="40.86912" calcext:value-type="float">
            <text:p>40.86912</text:p>
          </table:table-cell>
          <table:table-cell office:value-type="float" office:value="224" calcext:value-type="float">
            <text:p>2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847]+1" office:value-type="float" office:value="107" calcext:value-type="float">
            <text:p>107</text:p>
          </table:table-cell>
          <table:table-cell table:formula="of:=[.B847]" office:value-type="float" office:value="4" calcext:value-type="float">
            <text:p>4</text:p>
          </table:table-cell>
          <table:table-cell office:value-type="float" office:value="242.824832" calcext:value-type="float">
            <text:p>242.824832</text:p>
          </table:table-cell>
          <table:table-cell office:value-type="float" office:value="166.567488" calcext:value-type="float">
            <text:p>166.567488</text:p>
          </table:table-cell>
          <table:table-cell office:value-type="float" office:value="242" calcext:value-type="float">
            <text:p>24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848]+1" office:value-type="float" office:value="107" calcext:value-type="float">
            <text:p>107</text:p>
          </table:table-cell>
          <table:table-cell table:formula="of:=[.B848]" office:value-type="float" office:value="5" calcext:value-type="float">
            <text:p>5</text:p>
          </table:table-cell>
          <table:table-cell office:value-type="float" office:value="167.234432" calcext:value-type="float">
            <text:p>167.234432</text:p>
          </table:table-cell>
          <table:table-cell office:value-type="float" office:value="167.511744" calcext:value-type="float">
            <text:p>167.511744</text:p>
          </table:table-cell>
          <table:table-cell office:value-type="float" office:value="168" calcext:value-type="float">
            <text:p>16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849]+1" office:value-type="float" office:value="107" calcext:value-type="float">
            <text:p>107</text:p>
          </table:table-cell>
          <table:table-cell table:formula="of:=[.B849]" office:value-type="float" office:value="6" calcext:value-type="float">
            <text:p>6</text:p>
          </table:table-cell>
          <table:table-cell office:value-type="float" office:value="87.604992" calcext:value-type="float">
            <text:p>87.604992</text:p>
          </table:table-cell>
          <table:table-cell office:value-type="float" office:value="160.951584" calcext:value-type="float">
            <text:p>160.951584</text:p>
          </table:table-cell>
          <table:table-cell office:value-type="float" office:value="91" calcext:value-type="float">
            <text:p>91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850]+1" office:value-type="float" office:value="107" calcext:value-type="float">
            <text:p>107</text:p>
          </table:table-cell>
          <table:table-cell table:formula="of:=[.B850]" office:value-type="float" office:value="7" calcext:value-type="float">
            <text:p>7</text:p>
          </table:table-cell>
          <table:table-cell office:value-type="float" office:value="113.1008" calcext:value-type="float">
            <text:p>113.1008</text:p>
          </table:table-cell>
          <table:table-cell office:value-type="float" office:value="37.0032" calcext:value-type="float">
            <text:p>37.0032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8" calcext:value-type="float">
            <text:p>38</text:p>
          </table:table-cell>
        </table:table-row>
        <table:table-row table:style-name="ro1">
          <table:table-cell table:formula="of:=[.A851]+1" office:value-type="float" office:value="107" calcext:value-type="float">
            <text:p>107</text:p>
          </table:table-cell>
          <table:table-cell table:formula="of:=[.B851]" office:value-type="float" office:value="8" calcext:value-type="float">
            <text:p>8</text:p>
          </table:table-cell>
          <table:table-cell office:value-type="float" office:value="129.876992" calcext:value-type="float">
            <text:p>129.876992</text:p>
          </table:table-cell>
          <table:table-cell office:value-type="float" office:value="42.432096" calcext:value-type="float">
            <text:p>42.432096</text:p>
          </table:table-cell>
          <table:table-cell office:value-type="float" office:value="133" calcext:value-type="float">
            <text:p>13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852]+1" office:value-type="float" office:value="108" calcext:value-type="float">
            <text:p>108</text:p>
          </table:table-cell>
          <table:table-cell table:formula="of:=[.B852]" office:value-type="float" office:value="1" calcext:value-type="float">
            <text:p>1</text:p>
          </table:table-cell>
          <table:table-cell office:value-type="float" office:value="165.556864" calcext:value-type="float">
            <text:p>165.556864</text:p>
          </table:table-cell>
          <table:table-cell office:value-type="float" office:value="34.057728" calcext:value-type="float">
            <text:p>34.057728</text:p>
          </table:table-cell>
          <table:table-cell office:value-type="float" office:value="165" calcext:value-type="float">
            <text:p>16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853]+1" office:value-type="float" office:value="108" calcext:value-type="float">
            <text:p>108</text:p>
          </table:table-cell>
          <table:table-cell table:formula="of:=[.B853]" office:value-type="float" office:value="2" calcext:value-type="float">
            <text:p>2</text:p>
          </table:table-cell>
          <table:table-cell office:value-type="float" office:value="204.457728" calcext:value-type="float">
            <text:p>204.457728</text:p>
          </table:table-cell>
          <table:table-cell office:value-type="float" office:value="33.527328" calcext:value-type="float">
            <text:p>33.527328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854]+1" office:value-type="float" office:value="108" calcext:value-type="float">
            <text:p>108</text:p>
          </table:table-cell>
          <table:table-cell table:formula="of:=[.B854]" office:value-type="float" office:value="3" calcext:value-type="float">
            <text:p>3</text:p>
          </table:table-cell>
          <table:table-cell office:value-type="float" office:value="216.287104" calcext:value-type="float">
            <text:p>216.287104</text:p>
          </table:table-cell>
          <table:table-cell office:value-type="float" office:value="29.537472" calcext:value-type="float">
            <text:p>29.537472</text:p>
          </table:table-cell>
          <table:table-cell office:value-type="float" office:value="217" calcext:value-type="float">
            <text:p>2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855]+1" office:value-type="float" office:value="108" calcext:value-type="float">
            <text:p>108</text:p>
          </table:table-cell>
          <table:table-cell table:formula="of:=[.B855]" office:value-type="float" office:value="4" calcext:value-type="float">
            <text:p>4</text:p>
          </table:table-cell>
          <table:table-cell office:value-type="float" office:value="243.305728" calcext:value-type="float">
            <text:p>243.305728</text:p>
          </table:table-cell>
          <table:table-cell office:value-type="float" office:value="154.686048" calcext:value-type="float">
            <text:p>154.686048</text:p>
          </table:table-cell>
          <table:table-cell office:value-type="float" office:value="244" calcext:value-type="float">
            <text:p>24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856]+1" office:value-type="float" office:value="108" calcext:value-type="float">
            <text:p>108</text:p>
          </table:table-cell>
          <table:table-cell table:formula="of:=[.B856]" office:value-type="float" office:value="5" calcext:value-type="float">
            <text:p>5</text:p>
          </table:table-cell>
          <table:table-cell office:value-type="float" office:value="164.58944" calcext:value-type="float">
            <text:p>164.58944</text:p>
          </table:table-cell>
          <table:table-cell office:value-type="float" office:value="160.263936" calcext:value-type="float">
            <text:p>160.263936</text:p>
          </table:table-cell>
          <table:table-cell office:value-type="float" office:value="164" calcext:value-type="float">
            <text:p>16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857]+1" office:value-type="float" office:value="108" calcext:value-type="float">
            <text:p>108</text:p>
          </table:table-cell>
          <table:table-cell table:formula="of:=[.B857]" office:value-type="float" office:value="6" calcext:value-type="float">
            <text:p>6</text:p>
          </table:table-cell>
          <table:table-cell office:value-type="float" office:value="81.7792" calcext:value-type="float">
            <text:p>81.7792</text:p>
          </table:table-cell>
          <table:table-cell office:value-type="float" office:value="153.765312" calcext:value-type="float">
            <text:p>153.765312</text:p>
          </table:table-cell>
          <table:table-cell office:value-type="float" office:value="80" calcext:value-type="float">
            <text:p>8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858]+1" office:value-type="float" office:value="108" calcext:value-type="float">
            <text:p>108</text:p>
          </table:table-cell>
          <table:table-cell table:formula="of:=[.B858]" office:value-type="float" office:value="7" calcext:value-type="float">
            <text:p>7</text:p>
          </table:table-cell>
          <table:table-cell office:value-type="float" office:value="105.199104" calcext:value-type="float">
            <text:p>105.199104</text:p>
          </table:table-cell>
          <table:table-cell office:value-type="float" office:value="28.094688" calcext:value-type="float">
            <text:p>28.094688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26" calcext:value-type="float">
            <text:p>26</text:p>
          </table:table-cell>
        </table:table-row>
        <table:table-row table:style-name="ro1">
          <table:table-cell table:formula="of:=[.A859]+1" office:value-type="float" office:value="108" calcext:value-type="float">
            <text:p>108</text:p>
          </table:table-cell>
          <table:table-cell table:formula="of:=[.B859]" office:value-type="float" office:value="8" calcext:value-type="float">
            <text:p>8</text:p>
          </table:table-cell>
          <table:table-cell office:value-type="float" office:value="124.1666048" calcext:value-type="float">
            <text:p>124.1666048</text:p>
          </table:table-cell>
          <table:table-cell office:value-type="float" office:value="33.012192" calcext:value-type="float">
            <text:p>33.012192</text:p>
          </table:table-cell>
          <table:table-cell office:value-type="float" office:value="122" calcext:value-type="float">
            <text:p>12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860]+1" office:value-type="float" office:value="109" calcext:value-type="float">
            <text:p>109</text:p>
          </table:table-cell>
          <table:table-cell table:formula="of:=[.B860]" office:value-type="float" office:value="1" calcext:value-type="float">
            <text:p>1</text:p>
          </table:table-cell>
          <table:table-cell office:value-type="float" office:value="163.004416" calcext:value-type="float">
            <text:p>163.004416</text:p>
          </table:table-cell>
          <table:table-cell office:value-type="float" office:value="39.063936" calcext:value-type="float">
            <text:p>39.063936</text:p>
          </table:table-cell>
          <table:table-cell office:value-type="float" office:value="163" calcext:value-type="float">
            <text:p>16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861]+1" office:value-type="float" office:value="109" calcext:value-type="float">
            <text:p>109</text:p>
          </table:table-cell>
          <table:table-cell table:formula="of:=[.B861]" office:value-type="float" office:value="2" calcext:value-type="float">
            <text:p>2</text:p>
          </table:table-cell>
          <table:table-cell office:value-type="float" office:value="199.0912" calcext:value-type="float">
            <text:p>199.0912</text:p>
          </table:table-cell>
          <table:table-cell office:value-type="float" office:value="37.94976" calcext:value-type="float">
            <text:p>37.94976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862]+1" office:value-type="float" office:value="109" calcext:value-type="float">
            <text:p>109</text:p>
          </table:table-cell>
          <table:table-cell table:formula="of:=[.B862]" office:value-type="float" office:value="3" calcext:value-type="float">
            <text:p>3</text:p>
          </table:table-cell>
          <table:table-cell office:value-type="float" office:value="211.733888" calcext:value-type="float">
            <text:p>211.733888</text:p>
          </table:table-cell>
          <table:table-cell office:value-type="float" office:value="33.09744" calcext:value-type="float">
            <text:p>33.09744</text:p>
          </table:table-cell>
          <table:table-cell office:value-type="float" office:value="212" calcext:value-type="float">
            <text:p>2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863]+1" office:value-type="float" office:value="109" calcext:value-type="float">
            <text:p>109</text:p>
          </table:table-cell>
          <table:table-cell table:formula="of:=[.B863]" office:value-type="float" office:value="4" calcext:value-type="float">
            <text:p>4</text:p>
          </table:table-cell>
          <table:table-cell office:value-type="float" office:value="240.976384" calcext:value-type="float">
            <text:p>240.976384</text:p>
          </table:table-cell>
          <table:table-cell office:value-type="float" office:value="154.864704" calcext:value-type="float">
            <text:p>154.864704</text:p>
          </table:table-cell>
          <table:table-cell office:value-type="float" office:value="241" calcext:value-type="float">
            <text:p>24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864]+1" office:value-type="float" office:value="109" calcext:value-type="float">
            <text:p>109</text:p>
          </table:table-cell>
          <table:table-cell table:formula="of:=[.B864]" office:value-type="float" office:value="5" calcext:value-type="float">
            <text:p>5</text:p>
          </table:table-cell>
          <table:table-cell office:value-type="float" office:value="164.909312" calcext:value-type="float">
            <text:p>164.909312</text:p>
          </table:table-cell>
          <table:table-cell office:value-type="float" office:value="161.465088" calcext:value-type="float">
            <text:p>161.465088</text:p>
          </table:table-cell>
          <table:table-cell office:value-type="float" office:value="165" calcext:value-type="float">
            <text:p>16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865]+1" office:value-type="float" office:value="109" calcext:value-type="float">
            <text:p>109</text:p>
          </table:table-cell>
          <table:table-cell table:formula="of:=[.B865]" office:value-type="float" office:value="6" calcext:value-type="float">
            <text:p>6</text:p>
          </table:table-cell>
          <table:table-cell office:value-type="float" office:value="82.971392" calcext:value-type="float">
            <text:p>82.971392</text:p>
          </table:table-cell>
          <table:table-cell office:value-type="float" office:value="157.438368" calcext:value-type="float">
            <text:p>157.438368</text:p>
          </table:table-cell>
          <table:table-cell office:value-type="float" office:value="84" calcext:value-type="float">
            <text:p>8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866]+1" office:value-type="float" office:value="109" calcext:value-type="float">
            <text:p>109</text:p>
          </table:table-cell>
          <table:table-cell table:formula="of:=[.B866]" office:value-type="float" office:value="7" calcext:value-type="float">
            <text:p>7</text:p>
          </table:table-cell>
          <table:table-cell office:value-type="float" office:value="104.134912" calcext:value-type="float">
            <text:p>104.134912</text:p>
          </table:table-cell>
          <table:table-cell office:value-type="float" office:value="34.48224" calcext:value-type="float">
            <text:p>34.48224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34" calcext:value-type="float">
            <text:p>34</text:p>
          </table:table-cell>
        </table:table-row>
        <table:table-row table:style-name="ro1">
          <table:table-cell table:formula="of:=[.A867]+1" office:value-type="float" office:value="109" calcext:value-type="float">
            <text:p>109</text:p>
          </table:table-cell>
          <table:table-cell table:formula="of:=[.B867]" office:value-type="float" office:value="8" calcext:value-type="float">
            <text:p>8</text:p>
          </table:table-cell>
          <table:table-cell office:value-type="float" office:value="121.9197312" calcext:value-type="float">
            <text:p>121.9197312</text:p>
          </table:table-cell>
          <table:table-cell office:value-type="float" office:value="39.338688" calcext:value-type="float">
            <text:p>39.338688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868]+1" office:value-type="float" office:value="110" calcext:value-type="float">
            <text:p>110</text:p>
          </table:table-cell>
          <table:table-cell table:formula="of:=[.B868]" office:value-type="float" office:value="1" calcext:value-type="float">
            <text:p>1</text:p>
          </table:table-cell>
          <table:table-cell office:value-type="float" office:value="167.2512" calcext:value-type="float">
            <text:p>167.2512</text:p>
          </table:table-cell>
          <table:table-cell office:value-type="float" office:value="56.03184" calcext:value-type="float">
            <text:p>56.03184</text:p>
          </table:table-cell>
          <table:table-cell office:value-type="float" office:value="165" calcext:value-type="float">
            <text:p>16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formula="of:=[.A869]+1" office:value-type="float" office:value="110" calcext:value-type="float">
            <text:p>110</text:p>
          </table:table-cell>
          <table:table-cell table:formula="of:=[.B869]" office:value-type="float" office:value="2" calcext:value-type="float">
            <text:p>2</text:p>
          </table:table-cell>
          <table:table-cell office:value-type="float" office:value="202.94528" calcext:value-type="float">
            <text:p>202.94528</text:p>
          </table:table-cell>
          <table:table-cell office:value-type="float" office:value="55.421856" calcext:value-type="float">
            <text:p>55.421856</text:p>
          </table:table-cell>
          <table:table-cell office:value-type="float" office:value="204" calcext:value-type="float">
            <text:p>20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formula="of:=[.A870]+1" office:value-type="float" office:value="110" calcext:value-type="float">
            <text:p>110</text:p>
          </table:table-cell>
          <table:table-cell table:formula="of:=[.B870]" office:value-type="float" office:value="3" calcext:value-type="float">
            <text:p>3</text:p>
          </table:table-cell>
          <table:table-cell office:value-type="float" office:value="215.75232" calcext:value-type="float">
            <text:p>215.75232</text:p>
          </table:table-cell>
          <table:table-cell office:value-type="float" office:value="50.892" calcext:value-type="float">
            <text:p>50.892</text:p>
          </table:table-cell>
          <table:table-cell office:value-type="float" office:value="215" calcext:value-type="float">
            <text:p>21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A871]+1" office:value-type="float" office:value="110" calcext:value-type="float">
            <text:p>110</text:p>
          </table:table-cell>
          <table:table-cell table:formula="of:=[.B871]" office:value-type="float" office:value="4" calcext:value-type="float">
            <text:p>4</text:p>
          </table:table-cell>
          <table:table-cell office:value-type="float" office:value="243.262208" calcext:value-type="float">
            <text:p>243.262208</text:p>
          </table:table-cell>
          <table:table-cell office:value-type="float" office:value="168.922464" calcext:value-type="float">
            <text:p>168.922464</text:p>
          </table:table-cell>
          <table:table-cell office:value-type="float" office:value="245" calcext:value-type="float">
            <text:p>245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872]+1" office:value-type="float" office:value="110" calcext:value-type="float">
            <text:p>110</text:p>
          </table:table-cell>
          <table:table-cell table:formula="of:=[.B872]" office:value-type="float" office:value="5" calcext:value-type="float">
            <text:p>5</text:p>
          </table:table-cell>
          <table:table-cell office:value-type="float" office:value="169.998336" calcext:value-type="float">
            <text:p>169.998336</text:p>
          </table:table-cell>
          <table:table-cell office:value-type="float" office:value="173.469312" calcext:value-type="float">
            <text:p>173.469312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873]+1" office:value-type="float" office:value="110" calcext:value-type="float">
            <text:p>110</text:p>
          </table:table-cell>
          <table:table-cell table:formula="of:=[.B873]" office:value-type="float" office:value="6" calcext:value-type="float">
            <text:p>6</text:p>
          </table:table-cell>
          <table:table-cell office:value-type="float" office:value="91.070336" calcext:value-type="float">
            <text:p>91.070336</text:p>
          </table:table-cell>
          <table:table-cell office:value-type="float" office:value="171.0816" calcext:value-type="float">
            <text:p>171.0816</text:p>
          </table:table-cell>
          <table:table-cell office:value-type="float" office:value="91" calcext:value-type="float">
            <text:p>91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874]+1" office:value-type="float" office:value="110" calcext:value-type="float">
            <text:p>110</text:p>
          </table:table-cell>
          <table:table-cell table:formula="of:=[.B874]" office:value-type="float" office:value="7" calcext:value-type="float">
            <text:p>7</text:p>
          </table:table-cell>
          <table:table-cell office:value-type="float" office:value="111.021184" calcext:value-type="float">
            <text:p>111.021184</text:p>
          </table:table-cell>
          <table:table-cell office:value-type="float" office:value="52.617888" calcext:value-type="float">
            <text:p>52.617888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53" calcext:value-type="float">
            <text:p>53</text:p>
          </table:table-cell>
        </table:table-row>
        <table:table-row table:style-name="ro1">
          <table:table-cell table:formula="of:=[.A875]+1" office:value-type="float" office:value="110" calcext:value-type="float">
            <text:p>110</text:p>
          </table:table-cell>
          <table:table-cell table:formula="of:=[.B875]" office:value-type="float" office:value="8" calcext:value-type="float">
            <text:p>8</text:p>
          </table:table-cell>
          <table:table-cell office:value-type="float" office:value="127.94218752" calcext:value-type="float">
            <text:p>127.94218752</text:p>
          </table:table-cell>
          <table:table-cell office:value-type="float" office:value="56.26752" calcext:value-type="float">
            <text:p>56.26752</text:p>
          </table:table-cell>
          <table:table-cell office:value-type="float" office:value="124" calcext:value-type="float">
            <text:p>12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formula="of:=[.A876]+1" office:value-type="float" office:value="111" calcext:value-type="float">
            <text:p>111</text:p>
          </table:table-cell>
          <table:table-cell table:formula="of:=[.B876]" office:value-type="float" office:value="1" calcext:value-type="float">
            <text:p>1</text:p>
          </table:table-cell>
          <table:table-cell office:value-type="float" office:value="164.884224" calcext:value-type="float">
            <text:p>164.884224</text:p>
          </table:table-cell>
          <table:table-cell office:value-type="float" office:value="37.866528" calcext:value-type="float">
            <text:p>37.866528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877]+1" office:value-type="float" office:value="111" calcext:value-type="float">
            <text:p>111</text:p>
          </table:table-cell>
          <table:table-cell table:formula="of:=[.B877]" office:value-type="float" office:value="2" calcext:value-type="float">
            <text:p>2</text:p>
          </table:table-cell>
          <table:table-cell office:value-type="float" office:value="201.885696" calcext:value-type="float">
            <text:p>201.885696</text:p>
          </table:table-cell>
          <table:table-cell office:value-type="float" office:value="37.795872" calcext:value-type="float">
            <text:p>37.795872</text:p>
          </table:table-cell>
          <table:table-cell office:value-type="float" office:value="201" calcext:value-type="float">
            <text:p>20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878]+1" office:value-type="float" office:value="111" calcext:value-type="float">
            <text:p>111</text:p>
          </table:table-cell>
          <table:table-cell table:formula="of:=[.B878]" office:value-type="float" office:value="3" calcext:value-type="float">
            <text:p>3</text:p>
          </table:table-cell>
          <table:table-cell office:value-type="float" office:value="214.621312" calcext:value-type="float">
            <text:p>214.621312</text:p>
          </table:table-cell>
          <table:table-cell office:value-type="float" office:value="34.377408" calcext:value-type="float">
            <text:p>34.377408</text:p>
          </table:table-cell>
          <table:table-cell office:value-type="float" office:value="217" calcext:value-type="float">
            <text:p>2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879]+1" office:value-type="float" office:value="111" calcext:value-type="float">
            <text:p>111</text:p>
          </table:table-cell>
          <table:table-cell table:formula="of:=[.B879]" office:value-type="float" office:value="4" calcext:value-type="float">
            <text:p>4</text:p>
          </table:table-cell>
          <table:table-cell office:value-type="float" office:value="239.395328" calcext:value-type="float">
            <text:p>239.395328</text:p>
          </table:table-cell>
          <table:table-cell office:value-type="float" office:value="155.336544" calcext:value-type="float">
            <text:p>155.336544</text:p>
          </table:table-cell>
          <table:table-cell office:value-type="float" office:value="239" calcext:value-type="float">
            <text:p>239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880]+1" office:value-type="float" office:value="111" calcext:value-type="float">
            <text:p>111</text:p>
          </table:table-cell>
          <table:table-cell table:formula="of:=[.B880]" office:value-type="float" office:value="5" calcext:value-type="float">
            <text:p>5</text:p>
          </table:table-cell>
          <table:table-cell office:value-type="float" office:value="162.91712" calcext:value-type="float">
            <text:p>162.91712</text:p>
          </table:table-cell>
          <table:table-cell office:value-type="float" office:value="159.212928" calcext:value-type="float">
            <text:p>159.212928</text:p>
          </table:table-cell>
          <table:table-cell office:value-type="float" office:value="162" calcext:value-type="float">
            <text:p>16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881]+1" office:value-type="float" office:value="111" calcext:value-type="float">
            <text:p>111</text:p>
          </table:table-cell>
          <table:table-cell table:formula="of:=[.B881]" office:value-type="float" office:value="6" calcext:value-type="float">
            <text:p>6</text:p>
          </table:table-cell>
          <table:table-cell office:value-type="float" office:value="84.567552" calcext:value-type="float">
            <text:p>84.567552</text:p>
          </table:table-cell>
          <table:table-cell office:value-type="float" office:value="154.560192" calcext:value-type="float">
            <text:p>154.560192</text:p>
          </table:table-cell>
          <table:table-cell office:value-type="float" office:value="82" calcext:value-type="float">
            <text:p>8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882]+1" office:value-type="float" office:value="111" calcext:value-type="float">
            <text:p>111</text:p>
          </table:table-cell>
          <table:table-cell table:formula="of:=[.B882]" office:value-type="float" office:value="7" calcext:value-type="float">
            <text:p>7</text:p>
          </table:table-cell>
          <table:table-cell office:value-type="float" office:value="106.564864" calcext:value-type="float">
            <text:p>106.564864</text:p>
          </table:table-cell>
          <table:table-cell office:value-type="float" office:value="32.715264" calcext:value-type="float">
            <text:p>32.715264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33" calcext:value-type="float">
            <text:p>33</text:p>
          </table:table-cell>
        </table:table-row>
        <table:table-row table:style-name="ro1">
          <table:table-cell table:formula="of:=[.A883]+1" office:value-type="float" office:value="111" calcext:value-type="float">
            <text:p>111</text:p>
          </table:table-cell>
          <table:table-cell table:formula="of:=[.B883]" office:value-type="float" office:value="8" calcext:value-type="float">
            <text:p>8</text:p>
          </table:table-cell>
          <table:table-cell office:value-type="float" office:value="123.6460928" calcext:value-type="float">
            <text:p>123.6460928</text:p>
          </table:table-cell>
          <table:table-cell office:value-type="float" office:value="37.351296" calcext:value-type="float">
            <text:p>37.351296</text:p>
          </table:table-cell>
          <table:table-cell office:value-type="float" office:value="123" calcext:value-type="float">
            <text:p>12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884]+1" office:value-type="float" office:value="112" calcext:value-type="float">
            <text:p>112</text:p>
          </table:table-cell>
          <table:table-cell table:formula="of:=[.B884]" office:value-type="float" office:value="1" calcext:value-type="float">
            <text:p>1</text:p>
          </table:table-cell>
          <table:table-cell office:value-type="float" office:value="157.817088" calcext:value-type="float">
            <text:p>157.817088</text:p>
          </table:table-cell>
          <table:table-cell office:value-type="float" office:value="34.058208" calcext:value-type="float">
            <text:p>34.058208</text:p>
          </table:table-cell>
          <table:table-cell office:value-type="float" office:value="157" calcext:value-type="float">
            <text:p>15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885]+1" office:value-type="float" office:value="112" calcext:value-type="float">
            <text:p>112</text:p>
          </table:table-cell>
          <table:table-cell table:formula="of:=[.B885]" office:value-type="float" office:value="2" calcext:value-type="float">
            <text:p>2</text:p>
          </table:table-cell>
          <table:table-cell office:value-type="float" office:value="193.85024" calcext:value-type="float">
            <text:p>193.85024</text:p>
          </table:table-cell>
          <table:table-cell office:value-type="float" office:value="33.6792" calcext:value-type="float">
            <text:p>33.6792</text:p>
          </table:table-cell>
          <table:table-cell office:value-type="float" office:value="189" calcext:value-type="float">
            <text:p>18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886]+1" office:value-type="float" office:value="112" calcext:value-type="float">
            <text:p>112</text:p>
          </table:table-cell>
          <table:table-cell table:formula="of:=[.B886]" office:value-type="float" office:value="3" calcext:value-type="float">
            <text:p>3</text:p>
          </table:table-cell>
          <table:table-cell office:value-type="float" office:value="209.12768" calcext:value-type="float">
            <text:p>209.12768</text:p>
          </table:table-cell>
          <table:table-cell office:value-type="float" office:value="27.142272" calcext:value-type="float">
            <text:p>27.142272</text:p>
          </table:table-cell>
          <table:table-cell office:value-type="float" office:value="209" calcext:value-type="float">
            <text:p>20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887]+1" office:value-type="float" office:value="112" calcext:value-type="float">
            <text:p>112</text:p>
          </table:table-cell>
          <table:table-cell table:formula="of:=[.B887]" office:value-type="float" office:value="4" calcext:value-type="float">
            <text:p>4</text:p>
          </table:table-cell>
          <table:table-cell office:value-type="float" office:value="237.634304" calcext:value-type="float">
            <text:p>237.634304</text:p>
          </table:table-cell>
          <table:table-cell office:value-type="float" office:value="152.09088" calcext:value-type="float">
            <text:p>152.09088</text:p>
          </table:table-cell>
          <table:table-cell office:value-type="float" office:value="238" calcext:value-type="float">
            <text:p>23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888]+1" office:value-type="float" office:value="112" calcext:value-type="float">
            <text:p>112</text:p>
          </table:table-cell>
          <table:table-cell table:formula="of:=[.B888]" office:value-type="float" office:value="5" calcext:value-type="float">
            <text:p>5</text:p>
          </table:table-cell>
          <table:table-cell office:value-type="float" office:value="158.75136" calcext:value-type="float">
            <text:p>158.75136</text:p>
          </table:table-cell>
          <table:table-cell office:value-type="float" office:value="157.294656" calcext:value-type="float">
            <text:p>157.294656</text:p>
          </table:table-cell>
          <table:table-cell table:number-columns-repeated="2" office:value-type="float" office:value="158" calcext:value-type="float">
            <text:p>158</text:p>
          </table:table-cell>
        </table:table-row>
        <table:table-row table:style-name="ro1">
          <table:table-cell table:formula="of:=[.A889]+1" office:value-type="float" office:value="112" calcext:value-type="float">
            <text:p>112</text:p>
          </table:table-cell>
          <table:table-cell table:formula="of:=[.B889]" office:value-type="float" office:value="6" calcext:value-type="float">
            <text:p>6</text:p>
          </table:table-cell>
          <table:table-cell office:value-type="float" office:value="76.633856" calcext:value-type="float">
            <text:p>76.633856</text:p>
          </table:table-cell>
          <table:table-cell office:value-type="float" office:value="153.912288" calcext:value-type="float">
            <text:p>153.912288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890]+1" office:value-type="float" office:value="112" calcext:value-type="float">
            <text:p>112</text:p>
          </table:table-cell>
          <table:table-cell table:formula="of:=[.B890]" office:value-type="float" office:value="7" calcext:value-type="float">
            <text:p>7</text:p>
          </table:table-cell>
          <table:table-cell office:value-type="float" office:value="99.393792" calcext:value-type="float">
            <text:p>99.393792</text:p>
          </table:table-cell>
          <table:table-cell office:value-type="float" office:value="28.161408" calcext:value-type="float">
            <text:p>28.161408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5" calcext:value-type="float">
            <text:p>25</text:p>
          </table:table-cell>
        </table:table-row>
        <table:table-row table:style-name="ro1">
          <table:table-cell table:formula="of:=[.A891]+1" office:value-type="float" office:value="112" calcext:value-type="float">
            <text:p>112</text:p>
          </table:table-cell>
          <table:table-cell table:formula="of:=[.B891]" office:value-type="float" office:value="8" calcext:value-type="float">
            <text:p>8</text:p>
          </table:table-cell>
          <table:table-cell office:value-type="float" office:value="119.0971648" calcext:value-type="float">
            <text:p>119.0971648</text:p>
          </table:table-cell>
          <table:table-cell office:value-type="float" office:value="33.843744" calcext:value-type="float">
            <text:p>33.843744</text:p>
          </table:table-cell>
          <table:table-cell office:value-type="float" office:value="123" calcext:value-type="float">
            <text:p>12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892]+1" office:value-type="float" office:value="113" calcext:value-type="float">
            <text:p>113</text:p>
          </table:table-cell>
          <table:table-cell table:formula="of:=[.B892]" office:value-type="float" office:value="1" calcext:value-type="float">
            <text:p>1</text:p>
          </table:table-cell>
          <table:table-cell office:value-type="float" office:value="160.947584" calcext:value-type="float">
            <text:p>160.947584</text:p>
          </table:table-cell>
          <table:table-cell office:value-type="float" office:value="34.663776" calcext:value-type="float">
            <text:p>34.663776</text:p>
          </table:table-cell>
          <table:table-cell office:value-type="float" office:value="158" calcext:value-type="float">
            <text:p>15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893]+1" office:value-type="float" office:value="113" calcext:value-type="float">
            <text:p>113</text:p>
          </table:table-cell>
          <table:table-cell table:formula="of:=[.B893]" office:value-type="float" office:value="2" calcext:value-type="float">
            <text:p>2</text:p>
          </table:table-cell>
          <table:table-cell office:value-type="float" office:value="196.111104" calcext:value-type="float">
            <text:p>196.111104</text:p>
          </table:table-cell>
          <table:table-cell office:value-type="float" office:value="33.407328" calcext:value-type="float">
            <text:p>33.407328</text:p>
          </table:table-cell>
          <table:table-cell office:value-type="float" office:value="193" calcext:value-type="float">
            <text:p>19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894]+1" office:value-type="float" office:value="113" calcext:value-type="float">
            <text:p>113</text:p>
          </table:table-cell>
          <table:table-cell table:formula="of:=[.B894]" office:value-type="float" office:value="3" calcext:value-type="float">
            <text:p>3</text:p>
          </table:table-cell>
          <table:table-cell office:value-type="float" office:value="212.700288" calcext:value-type="float">
            <text:p>212.700288</text:p>
          </table:table-cell>
          <table:table-cell office:value-type="float" office:value="27.383424" calcext:value-type="float">
            <text:p>27.383424</text:p>
          </table:table-cell>
          <table:table-cell office:value-type="float" office:value="214" calcext:value-type="float">
            <text:p>21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895]+1" office:value-type="float" office:value="113" calcext:value-type="float">
            <text:p>113</text:p>
          </table:table-cell>
          <table:table-cell table:formula="of:=[.B895]" office:value-type="float" office:value="4" calcext:value-type="float">
            <text:p>4</text:p>
          </table:table-cell>
          <table:table-cell office:value-type="float" office:value="242.808576" calcext:value-type="float">
            <text:p>242.808576</text:p>
          </table:table-cell>
          <table:table-cell office:value-type="float" office:value="153.220896" calcext:value-type="float">
            <text:p>153.220896</text:p>
          </table:table-cell>
          <table:table-cell office:value-type="float" office:value="244" calcext:value-type="float">
            <text:p>24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896]+1" office:value-type="float" office:value="113" calcext:value-type="float">
            <text:p>113</text:p>
          </table:table-cell>
          <table:table-cell table:formula="of:=[.B896]" office:value-type="float" office:value="5" calcext:value-type="float">
            <text:p>5</text:p>
          </table:table-cell>
          <table:table-cell office:value-type="float" office:value="165.157376" calcext:value-type="float">
            <text:p>165.157376</text:p>
          </table:table-cell>
          <table:table-cell office:value-type="float" office:value="161.246016" calcext:value-type="float">
            <text:p>161.246016</text:p>
          </table:table-cell>
          <table:table-cell office:value-type="float" office:value="163" calcext:value-type="float">
            <text:p>16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897]+1" office:value-type="float" office:value="113" calcext:value-type="float">
            <text:p>113</text:p>
          </table:table-cell>
          <table:table-cell table:formula="of:=[.B897]" office:value-type="float" office:value="6" calcext:value-type="float">
            <text:p>6</text:p>
          </table:table-cell>
          <table:table-cell office:value-type="float" office:value="80.712064" calcext:value-type="float">
            <text:p>80.712064</text:p>
          </table:table-cell>
          <table:table-cell office:value-type="float" office:value="157.627392" calcext:value-type="float">
            <text:p>157.627392</text:p>
          </table:table-cell>
          <table:table-cell office:value-type="float" office:value="80" calcext:value-type="float">
            <text:p>8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898]+1" office:value-type="float" office:value="113" calcext:value-type="float">
            <text:p>113</text:p>
          </table:table-cell>
          <table:table-cell table:formula="of:=[.B898]" office:value-type="float" office:value="7" calcext:value-type="float">
            <text:p>7</text:p>
          </table:table-cell>
          <table:table-cell office:value-type="float" office:value="101.17376" calcext:value-type="float">
            <text:p>101.17376</text:p>
          </table:table-cell>
          <table:table-cell office:value-type="float" office:value="30.435168" calcext:value-type="float">
            <text:p>30.435168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8" calcext:value-type="float">
            <text:p>28</text:p>
          </table:table-cell>
        </table:table-row>
        <table:table-row table:style-name="ro1">
          <table:table-cell table:formula="of:=[.A899]+1" office:value-type="float" office:value="113" calcext:value-type="float">
            <text:p>113</text:p>
          </table:table-cell>
          <table:table-cell table:formula="of:=[.B899]" office:value-type="float" office:value="8" calcext:value-type="float">
            <text:p>8</text:p>
          </table:table-cell>
          <table:table-cell office:value-type="float" office:value="120.680832" calcext:value-type="float">
            <text:p>120.680832</text:p>
          </table:table-cell>
          <table:table-cell office:value-type="float" office:value="35.118912" calcext:value-type="float">
            <text:p>35.118912</text:p>
          </table:table-cell>
          <table:table-cell office:value-type="float" office:value="124" calcext:value-type="float">
            <text:p>12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900]+1" office:value-type="float" office:value="114" calcext:value-type="float">
            <text:p>114</text:p>
          </table:table-cell>
          <table:table-cell table:formula="of:=[.B900]" office:value-type="float" office:value="1" calcext:value-type="float">
            <text:p>1</text:p>
          </table:table-cell>
          <table:table-cell office:value-type="float" office:value="165.693568" calcext:value-type="float">
            <text:p>165.693568</text:p>
          </table:table-cell>
          <table:table-cell office:value-type="float" office:value="33.591744" calcext:value-type="float">
            <text:p>33.591744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901]+1" office:value-type="float" office:value="114" calcext:value-type="float">
            <text:p>114</text:p>
          </table:table-cell>
          <table:table-cell table:formula="of:=[.B901]" office:value-type="float" office:value="2" calcext:value-type="float">
            <text:p>2</text:p>
          </table:table-cell>
          <table:table-cell office:value-type="float" office:value="203.410944" calcext:value-type="float">
            <text:p>203.410944</text:p>
          </table:table-cell>
          <table:table-cell office:value-type="float" office:value="33.213024" calcext:value-type="float">
            <text:p>33.213024</text:p>
          </table:table-cell>
          <table:table-cell office:value-type="float" office:value="202" calcext:value-type="float">
            <text:p>20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902]+1" office:value-type="float" office:value="114" calcext:value-type="float">
            <text:p>114</text:p>
          </table:table-cell>
          <table:table-cell table:formula="of:=[.B902]" office:value-type="float" office:value="3" calcext:value-type="float">
            <text:p>3</text:p>
          </table:table-cell>
          <table:table-cell office:value-type="float" office:value="215.761664" calcext:value-type="float">
            <text:p>215.761664</text:p>
          </table:table-cell>
          <table:table-cell office:value-type="float" office:value="28.040064" calcext:value-type="float">
            <text:p>28.040064</text:p>
          </table:table-cell>
          <table:table-cell office:value-type="float" office:value="217" calcext:value-type="float">
            <text:p>2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903]+1" office:value-type="float" office:value="114" calcext:value-type="float">
            <text:p>114</text:p>
          </table:table-cell>
          <table:table-cell table:formula="of:=[.B903]" office:value-type="float" office:value="4" calcext:value-type="float">
            <text:p>4</text:p>
          </table:table-cell>
          <table:table-cell office:value-type="float" office:value="241.69408" calcext:value-type="float">
            <text:p>241.69408</text:p>
          </table:table-cell>
          <table:table-cell office:value-type="float" office:value="151.069056" calcext:value-type="float">
            <text:p>151.069056</text:p>
          </table:table-cell>
          <table:table-cell office:value-type="float" office:value="241" calcext:value-type="float">
            <text:p>24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formula="of:=[.A904]+1" office:value-type="float" office:value="114" calcext:value-type="float">
            <text:p>114</text:p>
          </table:table-cell>
          <table:table-cell table:formula="of:=[.B904]" office:value-type="float" office:value="5" calcext:value-type="float">
            <text:p>5</text:p>
          </table:table-cell>
          <table:table-cell office:value-type="float" office:value="166.787072" calcext:value-type="float">
            <text:p>166.787072</text:p>
          </table:table-cell>
          <table:table-cell office:value-type="float" office:value="155.30976" calcext:value-type="float">
            <text:p>155.30976</text:p>
          </table:table-cell>
          <table:table-cell office:value-type="float" office:value="166" calcext:value-type="float">
            <text:p>16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905]+1" office:value-type="float" office:value="114" calcext:value-type="float">
            <text:p>114</text:p>
          </table:table-cell>
          <table:table-cell table:formula="of:=[.B905]" office:value-type="float" office:value="6" calcext:value-type="float">
            <text:p>6</text:p>
          </table:table-cell>
          <table:table-cell office:value-type="float" office:value="86.91584" calcext:value-type="float">
            <text:p>86.91584</text:p>
          </table:table-cell>
          <table:table-cell office:value-type="float" office:value="151.529856" calcext:value-type="float">
            <text:p>151.529856</text:p>
          </table:table-cell>
          <table:table-cell office:value-type="float" office:value="88" calcext:value-type="float">
            <text:p>8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formula="of:=[.A906]+1" office:value-type="float" office:value="114" calcext:value-type="float">
            <text:p>114</text:p>
          </table:table-cell>
          <table:table-cell table:formula="of:=[.B906]" office:value-type="float" office:value="7" calcext:value-type="float">
            <text:p>7</text:p>
          </table:table-cell>
          <table:table-cell office:value-type="float" office:value="107.919872" calcext:value-type="float">
            <text:p>107.919872</text:p>
          </table:table-cell>
          <table:table-cell office:value-type="float" office:value="27.956256" calcext:value-type="float">
            <text:p>27.956256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6" calcext:value-type="float">
            <text:p>26</text:p>
          </table:table-cell>
        </table:table-row>
        <table:table-row table:style-name="ro1">
          <table:table-cell table:formula="of:=[.A907]+1" office:value-type="float" office:value="114" calcext:value-type="float">
            <text:p>114</text:p>
          </table:table-cell>
          <table:table-cell table:formula="of:=[.B907]" office:value-type="float" office:value="8" calcext:value-type="float">
            <text:p>8</text:p>
          </table:table-cell>
          <table:table-cell office:value-type="float" office:value="124.8592128" calcext:value-type="float">
            <text:p>124.8592128</text:p>
          </table:table-cell>
          <table:table-cell office:value-type="float" office:value="33.011616" calcext:value-type="float">
            <text:p>33.011616</text:p>
          </table:table-cell>
          <table:table-cell office:value-type="float" office:value="126" calcext:value-type="float">
            <text:p>12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908]+1" office:value-type="float" office:value="115" calcext:value-type="float">
            <text:p>115</text:p>
          </table:table-cell>
          <table:table-cell table:formula="of:=[.B908]" office:value-type="float" office:value="1" calcext:value-type="float">
            <text:p>1</text:p>
          </table:table-cell>
          <table:table-cell office:value-type="float" office:value="171.476864" calcext:value-type="float">
            <text:p>171.476864</text:p>
          </table:table-cell>
          <table:table-cell office:value-type="float" office:value="56.960544" calcext:value-type="float">
            <text:p>56.960544</text:p>
          </table:table-cell>
          <table:table-cell office:value-type="float" office:value="172" calcext:value-type="float">
            <text:p>17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[.A909]+1" office:value-type="float" office:value="115" calcext:value-type="float">
            <text:p>115</text:p>
          </table:table-cell>
          <table:table-cell table:formula="of:=[.B909]" office:value-type="float" office:value="2" calcext:value-type="float">
            <text:p>2</text:p>
          </table:table-cell>
          <table:table-cell office:value-type="float" office:value="206.210816" calcext:value-type="float">
            <text:p>206.210816</text:p>
          </table:table-cell>
          <table:table-cell office:value-type="float" office:value="58.744608" calcext:value-type="float">
            <text:p>58.744608</text:p>
          </table:table-cell>
          <table:table-cell office:value-type="float" office:value="206" calcext:value-type="float">
            <text:p>20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formula="of:=[.A910]+1" office:value-type="float" office:value="115" calcext:value-type="float">
            <text:p>115</text:p>
          </table:table-cell>
          <table:table-cell table:formula="of:=[.B910]" office:value-type="float" office:value="3" calcext:value-type="float">
            <text:p>3</text:p>
          </table:table-cell>
          <table:table-cell office:value-type="float" office:value="218.452096" calcext:value-type="float">
            <text:p>218.452096</text:p>
          </table:table-cell>
          <table:table-cell office:value-type="float" office:value="55.052928" calcext:value-type="float">
            <text:p>55.052928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formula="of:=[.A911]+1" office:value-type="float" office:value="115" calcext:value-type="float">
            <text:p>115</text:p>
          </table:table-cell>
          <table:table-cell table:formula="of:=[.B911]" office:value-type="float" office:value="4" calcext:value-type="float">
            <text:p>4</text:p>
          </table:table-cell>
          <table:table-cell office:value-type="float" office:value="236.679296" calcext:value-type="float">
            <text:p>236.679296</text:p>
          </table:table-cell>
          <table:table-cell office:value-type="float" office:value="170.101632" calcext:value-type="float">
            <text:p>170.101632</text:p>
          </table:table-cell>
          <table:table-cell office:value-type="float" office:value="237" calcext:value-type="float">
            <text:p>23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912]+1" office:value-type="float" office:value="115" calcext:value-type="float">
            <text:p>115</text:p>
          </table:table-cell>
          <table:table-cell table:formula="of:=[.B912]" office:value-type="float" office:value="5" calcext:value-type="float">
            <text:p>5</text:p>
          </table:table-cell>
          <table:table-cell office:value-type="float" office:value="168.595968" calcext:value-type="float">
            <text:p>168.595968</text:p>
          </table:table-cell>
          <table:table-cell office:value-type="float" office:value="170.97504" calcext:value-type="float">
            <text:p>170.97504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913]+1" office:value-type="float" office:value="115" calcext:value-type="float">
            <text:p>115</text:p>
          </table:table-cell>
          <table:table-cell table:formula="of:=[.B913]" office:value-type="float" office:value="6" calcext:value-type="float">
            <text:p>6</text:p>
          </table:table-cell>
          <table:table-cell office:value-type="float" office:value="93.80288" calcext:value-type="float">
            <text:p>93.80288</text:p>
          </table:table-cell>
          <table:table-cell office:value-type="float" office:value="163.827072" calcext:value-type="float">
            <text:p>163.827072</text:p>
          </table:table-cell>
          <table:table-cell office:value-type="float" office:value="93" calcext:value-type="float">
            <text:p>9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914]+1" office:value-type="float" office:value="115" calcext:value-type="float">
            <text:p>115</text:p>
          </table:table-cell>
          <table:table-cell table:formula="of:=[.B914]" office:value-type="float" office:value="7" calcext:value-type="float">
            <text:p>7</text:p>
          </table:table-cell>
          <table:table-cell office:value-type="float" office:value="115.6424064" calcext:value-type="float">
            <text:p>115.6424064</text:p>
          </table:table-cell>
          <table:table-cell office:value-type="float" office:value="51.169056" calcext:value-type="float">
            <text:p>51.169056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1">
          <table:table-cell table:formula="of:=[.A915]+1" office:value-type="float" office:value="115" calcext:value-type="float">
            <text:p>115</text:p>
          </table:table-cell>
          <table:table-cell table:formula="of:=[.B915]" office:value-type="float" office:value="8" calcext:value-type="float">
            <text:p>8</text:p>
          </table:table-cell>
          <table:table-cell office:value-type="float" office:value="133.6898944" calcext:value-type="float">
            <text:p>133.6898944</text:p>
          </table:table-cell>
          <table:table-cell office:value-type="float" office:value="55.907424" calcext:value-type="float">
            <text:p>55.907424</text:p>
          </table:table-cell>
          <table:table-cell office:value-type="float" office:value="139" calcext:value-type="float">
            <text:p>13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formula="of:=[.A916]+1" office:value-type="float" office:value="116" calcext:value-type="float">
            <text:p>116</text:p>
          </table:table-cell>
          <table:table-cell table:formula="of:=[.B916]" office:value-type="float" office:value="1" calcext:value-type="float">
            <text:p>1</text:p>
          </table:table-cell>
          <table:table-cell office:value-type="float" office:value="169.082624" calcext:value-type="float">
            <text:p>169.082624</text:p>
          </table:table-cell>
          <table:table-cell office:value-type="float" office:value="42.274752" calcext:value-type="float">
            <text:p>42.274752</text:p>
          </table:table-cell>
          <table:table-cell office:value-type="float" office:value="169" calcext:value-type="float">
            <text:p>16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917]+1" office:value-type="float" office:value="116" calcext:value-type="float">
            <text:p>116</text:p>
          </table:table-cell>
          <table:table-cell table:formula="of:=[.B917]" office:value-type="float" office:value="2" calcext:value-type="float">
            <text:p>2</text:p>
          </table:table-cell>
          <table:table-cell office:value-type="float" office:value="203.39904" calcext:value-type="float">
            <text:p>203.39904</text:p>
          </table:table-cell>
          <table:table-cell office:value-type="float" office:value="41.796384" calcext:value-type="float">
            <text:p>41.796384</text:p>
          </table:table-cell>
          <table:table-cell office:value-type="float" office:value="203" calcext:value-type="float">
            <text:p>20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918]+1" office:value-type="float" office:value="116" calcext:value-type="float">
            <text:p>116</text:p>
          </table:table-cell>
          <table:table-cell table:formula="of:=[.B918]" office:value-type="float" office:value="3" calcext:value-type="float">
            <text:p>3</text:p>
          </table:table-cell>
          <table:table-cell office:value-type="float" office:value="216.268672" calcext:value-type="float">
            <text:p>216.268672</text:p>
          </table:table-cell>
          <table:table-cell office:value-type="float" office:value="38.164896" calcext:value-type="float">
            <text:p>38.164896</text:p>
          </table:table-cell>
          <table:table-cell office:value-type="float" office:value="216" calcext:value-type="float">
            <text:p>21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919]+1" office:value-type="float" office:value="116" calcext:value-type="float">
            <text:p>116</text:p>
          </table:table-cell>
          <table:table-cell table:formula="of:=[.B919]" office:value-type="float" office:value="4" calcext:value-type="float">
            <text:p>4</text:p>
          </table:table-cell>
          <table:table-cell office:value-type="float" office:value="239.595392" calcext:value-type="float">
            <text:p>239.595392</text:p>
          </table:table-cell>
          <table:table-cell office:value-type="float" office:value="154.821792" calcext:value-type="float">
            <text:p>154.821792</text:p>
          </table:table-cell>
          <table:table-cell office:value-type="float" office:value="238" calcext:value-type="float">
            <text:p>23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formula="of:=[.A920]+1" office:value-type="float" office:value="116" calcext:value-type="float">
            <text:p>116</text:p>
          </table:table-cell>
          <table:table-cell table:formula="of:=[.B920]" office:value-type="float" office:value="5" calcext:value-type="float">
            <text:p>5</text:p>
          </table:table-cell>
          <table:table-cell office:value-type="float" office:value="168.80448" calcext:value-type="float">
            <text:p>168.80448</text:p>
          </table:table-cell>
          <table:table-cell office:value-type="float" office:value="157.20816" calcext:value-type="float">
            <text:p>157.20816</text:p>
          </table:table-cell>
          <table:table-cell office:value-type="float" office:value="169" calcext:value-type="float">
            <text:p>169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921]+1" office:value-type="float" office:value="116" calcext:value-type="float">
            <text:p>116</text:p>
          </table:table-cell>
          <table:table-cell table:formula="of:=[.B921]" office:value-type="float" office:value="6" calcext:value-type="float">
            <text:p>6</text:p>
          </table:table-cell>
          <table:table-cell office:value-type="float" office:value="93.251712" calcext:value-type="float">
            <text:p>93.251712</text:p>
          </table:table-cell>
          <table:table-cell office:value-type="float" office:value="152.655456" calcext:value-type="float">
            <text:p>152.655456</text:p>
          </table:table-cell>
          <table:table-cell office:value-type="float" office:value="98" calcext:value-type="float">
            <text:p>9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922]+1" office:value-type="float" office:value="116" calcext:value-type="float">
            <text:p>116</text:p>
          </table:table-cell>
          <table:table-cell table:formula="of:=[.B922]" office:value-type="float" office:value="7" calcext:value-type="float">
            <text:p>7</text:p>
          </table:table-cell>
          <table:table-cell office:value-type="float" office:value="114.237056" calcext:value-type="float">
            <text:p>114.237056</text:p>
          </table:table-cell>
          <table:table-cell office:value-type="float" office:value="37.737888" calcext:value-type="float">
            <text:p>37.737888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8" calcext:value-type="float">
            <text:p>38</text:p>
          </table:table-cell>
        </table:table-row>
        <table:table-row table:style-name="ro1">
          <table:table-cell table:formula="of:=[.A923]+1" office:value-type="float" office:value="116" calcext:value-type="float">
            <text:p>116</text:p>
          </table:table-cell>
          <table:table-cell table:formula="of:=[.B923]" office:value-type="float" office:value="8" calcext:value-type="float">
            <text:p>8</text:p>
          </table:table-cell>
          <table:table-cell office:value-type="float" office:value="131.9080448" calcext:value-type="float">
            <text:p>131.9080448</text:p>
          </table:table-cell>
          <table:table-cell office:value-type="float" office:value="41.55648" calcext:value-type="float">
            <text:p>41.55648</text:p>
          </table:table-cell>
          <table:table-cell office:value-type="float" office:value="134" calcext:value-type="float">
            <text:p>13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924]+1" office:value-type="float" office:value="117" calcext:value-type="float">
            <text:p>117</text:p>
          </table:table-cell>
          <table:table-cell table:formula="of:=[.B924]" office:value-type="float" office:value="1" calcext:value-type="float">
            <text:p>1</text:p>
          </table:table-cell>
          <table:table-cell office:value-type="float" office:value="167.214848" calcext:value-type="float">
            <text:p>167.214848</text:p>
          </table:table-cell>
          <table:table-cell office:value-type="float" office:value="36.685056" calcext:value-type="float">
            <text:p>36.685056</text:p>
          </table:table-cell>
          <table:table-cell office:value-type="float" office:value="168" calcext:value-type="float">
            <text:p>16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925]+1" office:value-type="float" office:value="117" calcext:value-type="float">
            <text:p>117</text:p>
          </table:table-cell>
          <table:table-cell table:formula="of:=[.B925]" office:value-type="float" office:value="2" calcext:value-type="float">
            <text:p>2</text:p>
          </table:table-cell>
          <table:table-cell office:value-type="float" office:value="205.6608" calcext:value-type="float">
            <text:p>205.6608</text:p>
          </table:table-cell>
          <table:table-cell office:value-type="float" office:value="38.488512" calcext:value-type="float">
            <text:p>38.488512</text:p>
          </table:table-cell>
          <table:table-cell office:value-type="float" office:value="205" calcext:value-type="float">
            <text:p>20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926]+1" office:value-type="float" office:value="117" calcext:value-type="float">
            <text:p>117</text:p>
          </table:table-cell>
          <table:table-cell table:formula="of:=[.B926]" office:value-type="float" office:value="3" calcext:value-type="float">
            <text:p>3</text:p>
          </table:table-cell>
          <table:table-cell office:value-type="float" office:value="219.349376" calcext:value-type="float">
            <text:p>219.349376</text:p>
          </table:table-cell>
          <table:table-cell office:value-type="float" office:value="34.52544" calcext:value-type="float">
            <text:p>34.52544</text:p>
          </table:table-cell>
          <table:table-cell office:value-type="float" office:value="222" calcext:value-type="float">
            <text:p>22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927]+1" office:value-type="float" office:value="117" calcext:value-type="float">
            <text:p>117</text:p>
          </table:table-cell>
          <table:table-cell table:formula="of:=[.B927]" office:value-type="float" office:value="4" calcext:value-type="float">
            <text:p>4</text:p>
          </table:table-cell>
          <table:table-cell office:value-type="float" office:value="239.408512" calcext:value-type="float">
            <text:p>239.408512</text:p>
          </table:table-cell>
          <table:table-cell office:value-type="float" office:value="161.391072" calcext:value-type="float">
            <text:p>161.391072</text:p>
          </table:table-cell>
          <table:table-cell office:value-type="float" office:value="239" calcext:value-type="float">
            <text:p>23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928]+1" office:value-type="float" office:value="117" calcext:value-type="float">
            <text:p>117</text:p>
          </table:table-cell>
          <table:table-cell table:formula="of:=[.B928]" office:value-type="float" office:value="5" calcext:value-type="float">
            <text:p>5</text:p>
          </table:table-cell>
          <table:table-cell office:value-type="float" office:value="163.357312" calcext:value-type="float">
            <text:p>163.357312</text:p>
          </table:table-cell>
          <table:table-cell office:value-type="float" office:value="161.140416" calcext:value-type="float">
            <text:p>161.140416</text:p>
          </table:table-cell>
          <table:table-cell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929]+1" office:value-type="float" office:value="117" calcext:value-type="float">
            <text:p>117</text:p>
          </table:table-cell>
          <table:table-cell table:formula="of:=[.B929]" office:value-type="float" office:value="6" calcext:value-type="float">
            <text:p>6</text:p>
          </table:table-cell>
          <table:table-cell office:value-type="float" office:value="82.09792" calcext:value-type="float">
            <text:p>82.09792</text:p>
          </table:table-cell>
          <table:table-cell office:value-type="float" office:value="154.7184" calcext:value-type="float">
            <text:p>154.7184</text:p>
          </table:table-cell>
          <table:table-cell office:value-type="float" office:value="82" calcext:value-type="float">
            <text:p>8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930]+1" office:value-type="float" office:value="117" calcext:value-type="float">
            <text:p>117</text:p>
          </table:table-cell>
          <table:table-cell table:formula="of:=[.B930]" office:value-type="float" office:value="7" calcext:value-type="float">
            <text:p>7</text:p>
          </table:table-cell>
          <table:table-cell office:value-type="float" office:value="109.158144" calcext:value-type="float">
            <text:p>109.158144</text:p>
          </table:table-cell>
          <table:table-cell office:value-type="float" office:value="29.765856" calcext:value-type="float">
            <text:p>29.765856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7" calcext:value-type="float">
            <text:p>27</text:p>
          </table:table-cell>
        </table:table-row>
        <table:table-row table:style-name="ro1">
          <table:table-cell table:formula="of:=[.A931]+1" office:value-type="float" office:value="117" calcext:value-type="float">
            <text:p>117</text:p>
          </table:table-cell>
          <table:table-cell table:formula="of:=[.B931]" office:value-type="float" office:value="8" calcext:value-type="float">
            <text:p>8</text:p>
          </table:table-cell>
          <table:table-cell office:value-type="float" office:value="126.99774208" calcext:value-type="float">
            <text:p>126.99774208</text:p>
          </table:table-cell>
          <table:table-cell office:value-type="float" office:value="35.308032" calcext:value-type="float">
            <text:p>35.308032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932]+1" office:value-type="float" office:value="118" calcext:value-type="float">
            <text:p>118</text:p>
          </table:table-cell>
          <table:table-cell table:formula="of:=[.B932]" office:value-type="float" office:value="1" calcext:value-type="float">
            <text:p>1</text:p>
          </table:table-cell>
          <table:table-cell office:value-type="float" office:value="168.65472" calcext:value-type="float">
            <text:p>168.65472</text:p>
          </table:table-cell>
          <table:table-cell office:value-type="float" office:value="44.188704" calcext:value-type="float">
            <text:p>44.188704</text:p>
          </table:table-cell>
          <table:table-cell office:value-type="float" office:value="169" calcext:value-type="float">
            <text:p>16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933]+1" office:value-type="float" office:value="118" calcext:value-type="float">
            <text:p>118</text:p>
          </table:table-cell>
          <table:table-cell table:formula="of:=[.B933]" office:value-type="float" office:value="2" calcext:value-type="float">
            <text:p>2</text:p>
          </table:table-cell>
          <table:table-cell office:value-type="float" office:value="203.944064" calcext:value-type="float">
            <text:p>203.944064</text:p>
          </table:table-cell>
          <table:table-cell office:value-type="float" office:value="43.81584" calcext:value-type="float">
            <text:p>43.81584</text:p>
          </table:table-cell>
          <table:table-cell office:value-type="float" office:value="204" calcext:value-type="float">
            <text:p>20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934]+1" office:value-type="float" office:value="118" calcext:value-type="float">
            <text:p>118</text:p>
          </table:table-cell>
          <table:table-cell table:formula="of:=[.B934]" office:value-type="float" office:value="3" calcext:value-type="float">
            <text:p>3</text:p>
          </table:table-cell>
          <table:table-cell office:value-type="float" office:value="217.718144" calcext:value-type="float">
            <text:p>217.718144</text:p>
          </table:table-cell>
          <table:table-cell office:value-type="float" office:value="37.778688" calcext:value-type="float">
            <text:p>37.778688</text:p>
          </table:table-cell>
          <table:table-cell office:value-type="float" office:value="216" calcext:value-type="float">
            <text:p>2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935]+1" office:value-type="float" office:value="118" calcext:value-type="float">
            <text:p>118</text:p>
          </table:table-cell>
          <table:table-cell table:formula="of:=[.B935]" office:value-type="float" office:value="4" calcext:value-type="float">
            <text:p>4</text:p>
          </table:table-cell>
          <table:table-cell office:value-type="float" office:value="245.091584" calcext:value-type="float">
            <text:p>245.091584</text:p>
          </table:table-cell>
          <table:table-cell office:value-type="float" office:value="161.488896" calcext:value-type="float">
            <text:p>161.488896</text:p>
          </table:table-cell>
          <table:table-cell office:value-type="float" office:value="246" calcext:value-type="float">
            <text:p>24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936]+1" office:value-type="float" office:value="118" calcext:value-type="float">
            <text:p>118</text:p>
          </table:table-cell>
          <table:table-cell table:formula="of:=[.B936]" office:value-type="float" office:value="5" calcext:value-type="float">
            <text:p>5</text:p>
          </table:table-cell>
          <table:table-cell office:value-type="float" office:value="170.535808" calcext:value-type="float">
            <text:p>170.535808</text:p>
          </table:table-cell>
          <table:table-cell office:value-type="float" office:value="167.240544" calcext:value-type="float">
            <text:p>167.240544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937]+1" office:value-type="float" office:value="118" calcext:value-type="float">
            <text:p>118</text:p>
          </table:table-cell>
          <table:table-cell table:formula="of:=[.B937]" office:value-type="float" office:value="6" calcext:value-type="float">
            <text:p>6</text:p>
          </table:table-cell>
          <table:table-cell office:value-type="float" office:value="90.362112" calcext:value-type="float">
            <text:p>90.362112</text:p>
          </table:table-cell>
          <table:table-cell office:value-type="float" office:value="163.159584" calcext:value-type="float">
            <text:p>163.159584</text:p>
          </table:table-cell>
          <table:table-cell office:value-type="float" office:value="93" calcext:value-type="float">
            <text:p>9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938]+1" office:value-type="float" office:value="118" calcext:value-type="float">
            <text:p>118</text:p>
          </table:table-cell>
          <table:table-cell table:formula="of:=[.B938]" office:value-type="float" office:value="7" calcext:value-type="float">
            <text:p>7</text:p>
          </table:table-cell>
          <table:table-cell office:value-type="float" office:value="110.635008" calcext:value-type="float">
            <text:p>110.635008</text:p>
          </table:table-cell>
          <table:table-cell office:value-type="float" office:value="39.041952" calcext:value-type="float">
            <text:p>39.041952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40" calcext:value-type="float">
            <text:p>40</text:p>
          </table:table-cell>
        </table:table-row>
        <table:table-row table:style-name="ro1">
          <table:table-cell table:formula="of:=[.A939]+1" office:value-type="float" office:value="118" calcext:value-type="float">
            <text:p>118</text:p>
          </table:table-cell>
          <table:table-cell table:formula="of:=[.B939]" office:value-type="float" office:value="8" calcext:value-type="float">
            <text:p>8</text:p>
          </table:table-cell>
          <table:table-cell office:value-type="float" office:value="129.3556864" calcext:value-type="float">
            <text:p>129.3556864</text:p>
          </table:table-cell>
          <table:table-cell office:value-type="float" office:value="43.936896" calcext:value-type="float">
            <text:p>43.936896</text:p>
          </table:table-cell>
          <table:table-cell office:value-type="float" office:value="131" calcext:value-type="float">
            <text:p>13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940]+1" office:value-type="float" office:value="119" calcext:value-type="float">
            <text:p>119</text:p>
          </table:table-cell>
          <table:table-cell table:formula="of:=[.B940]" office:value-type="float" office:value="1" calcext:value-type="float">
            <text:p>1</text:p>
          </table:table-cell>
          <table:table-cell office:value-type="float" office:value="167.081856" calcext:value-type="float">
            <text:p>167.081856</text:p>
          </table:table-cell>
          <table:table-cell office:value-type="float" office:value="37.10784" calcext:value-type="float">
            <text:p>37.10784</text:p>
          </table:table-cell>
          <table:table-cell office:value-type="float" office:value="168" calcext:value-type="float">
            <text:p>16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941]+1" office:value-type="float" office:value="119" calcext:value-type="float">
            <text:p>119</text:p>
          </table:table-cell>
          <table:table-cell table:formula="of:=[.B941]" office:value-type="float" office:value="2" calcext:value-type="float">
            <text:p>2</text:p>
          </table:table-cell>
          <table:table-cell office:value-type="float" office:value="205.453184" calcext:value-type="float">
            <text:p>205.453184</text:p>
          </table:table-cell>
          <table:table-cell office:value-type="float" office:value="37.257408" calcext:value-type="float">
            <text:p>37.257408</text:p>
          </table:table-cell>
          <table:table-cell office:value-type="float" office:value="207" calcext:value-type="float">
            <text:p>20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942]+1" office:value-type="float" office:value="119" calcext:value-type="float">
            <text:p>119</text:p>
          </table:table-cell>
          <table:table-cell table:formula="of:=[.B942]" office:value-type="float" office:value="3" calcext:value-type="float">
            <text:p>3</text:p>
          </table:table-cell>
          <table:table-cell office:value-type="float" office:value="217.811072" calcext:value-type="float">
            <text:p>217.811072</text:p>
          </table:table-cell>
          <table:table-cell office:value-type="float" office:value="32.579424" calcext:value-type="float">
            <text:p>32.579424</text:p>
          </table:table-cell>
          <table:table-cell office:value-type="float" office:value="218" calcext:value-type="float">
            <text:p>2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943]+1" office:value-type="float" office:value="119" calcext:value-type="float">
            <text:p>119</text:p>
          </table:table-cell>
          <table:table-cell table:formula="of:=[.B943]" office:value-type="float" office:value="4" calcext:value-type="float">
            <text:p>4</text:p>
          </table:table-cell>
          <table:table-cell office:value-type="float" office:value="241.057664" calcext:value-type="float">
            <text:p>241.057664</text:p>
          </table:table-cell>
          <table:table-cell office:value-type="float" office:value="157.826112" calcext:value-type="float">
            <text:p>157.826112</text:p>
          </table:table-cell>
          <table:table-cell office:value-type="float" office:value="240" calcext:value-type="float">
            <text:p>24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944]+1" office:value-type="float" office:value="119" calcext:value-type="float">
            <text:p>119</text:p>
          </table:table-cell>
          <table:table-cell table:formula="of:=[.B944]" office:value-type="float" office:value="5" calcext:value-type="float">
            <text:p>5</text:p>
          </table:table-cell>
          <table:table-cell office:value-type="float" office:value="164.976512" calcext:value-type="float">
            <text:p>164.976512</text:p>
          </table:table-cell>
          <table:table-cell office:value-type="float" office:value="160.569984" calcext:value-type="float">
            <text:p>160.569984</text:p>
          </table:table-cell>
          <table:table-cell office:value-type="float" office:value="165" calcext:value-type="float">
            <text:p>165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945]+1" office:value-type="float" office:value="119" calcext:value-type="float">
            <text:p>119</text:p>
          </table:table-cell>
          <table:table-cell table:formula="of:=[.B945]" office:value-type="float" office:value="6" calcext:value-type="float">
            <text:p>6</text:p>
          </table:table-cell>
          <table:table-cell office:value-type="float" office:value="84.61568" calcext:value-type="float">
            <text:p>84.61568</text:p>
          </table:table-cell>
          <table:table-cell office:value-type="float" office:value="155.375616" calcext:value-type="float">
            <text:p>155.375616</text:p>
          </table:table-cell>
          <table:table-cell office:value-type="float" office:value="85" calcext:value-type="float">
            <text:p>85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946]+1" office:value-type="float" office:value="119" calcext:value-type="float">
            <text:p>119</text:p>
          </table:table-cell>
          <table:table-cell table:formula="of:=[.B946]" office:value-type="float" office:value="7" calcext:value-type="float">
            <text:p>7</text:p>
          </table:table-cell>
          <table:table-cell office:value-type="float" office:value="108.16192" calcext:value-type="float">
            <text:p>108.16192</text:p>
          </table:table-cell>
          <table:table-cell office:value-type="float" office:value="30.7056" calcext:value-type="float">
            <text:p>30.7056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9" calcext:value-type="float">
            <text:p>29</text:p>
          </table:table-cell>
        </table:table-row>
        <table:table-row table:style-name="ro1">
          <table:table-cell table:formula="of:=[.A947]+1" office:value-type="float" office:value="119" calcext:value-type="float">
            <text:p>119</text:p>
          </table:table-cell>
          <table:table-cell table:formula="of:=[.B947]" office:value-type="float" office:value="8" calcext:value-type="float">
            <text:p>8</text:p>
          </table:table-cell>
          <table:table-cell office:value-type="float" office:value="125.29472" calcext:value-type="float">
            <text:p>125.29472</text:p>
          </table:table-cell>
          <table:table-cell office:value-type="float" office:value="35.829888" calcext:value-type="float">
            <text:p>35.829888</text:p>
          </table:table-cell>
          <table:table-cell office:value-type="float" office:value="124" calcext:value-type="float">
            <text:p>1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948]+1" office:value-type="float" office:value="120" calcext:value-type="float">
            <text:p>120</text:p>
          </table:table-cell>
          <table:table-cell table:formula="of:=[.B948]" office:value-type="float" office:value="1" calcext:value-type="float">
            <text:p>1</text:p>
          </table:table-cell>
          <table:table-cell office:value-type="float" office:value="171.917568" calcext:value-type="float">
            <text:p>171.917568</text:p>
          </table:table-cell>
          <table:table-cell office:value-type="float" office:value="62.488128" calcext:value-type="float">
            <text:p>62.488128</text:p>
          </table:table-cell>
          <table:table-cell office:value-type="float" office:value="172" calcext:value-type="float">
            <text:p>17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[.A949]+1" office:value-type="float" office:value="120" calcext:value-type="float">
            <text:p>120</text:p>
          </table:table-cell>
          <table:table-cell table:formula="of:=[.B949]" office:value-type="float" office:value="2" calcext:value-type="float">
            <text:p>2</text:p>
          </table:table-cell>
          <table:table-cell office:value-type="float" office:value="204.452096" calcext:value-type="float">
            <text:p>204.452096</text:p>
          </table:table-cell>
          <table:table-cell office:value-type="float" office:value="60.866208" calcext:value-type="float">
            <text:p>60.866208</text:p>
          </table:table-cell>
          <table:table-cell office:value-type="float" office:value="203" calcext:value-type="float">
            <text:p>20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[.A950]+1" office:value-type="float" office:value="120" calcext:value-type="float">
            <text:p>120</text:p>
          </table:table-cell>
          <table:table-cell table:formula="of:=[.B950]" office:value-type="float" office:value="3" calcext:value-type="float">
            <text:p>3</text:p>
          </table:table-cell>
          <table:table-cell office:value-type="float" office:value="216.919552" calcext:value-type="float">
            <text:p>216.919552</text:p>
          </table:table-cell>
          <table:table-cell office:value-type="float" office:value="55.241568" calcext:value-type="float">
            <text:p>55.241568</text:p>
          </table:table-cell>
          <table:table-cell office:value-type="float" office:value="219" calcext:value-type="float">
            <text:p>21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formula="of:=[.A951]+1" office:value-type="float" office:value="120" calcext:value-type="float">
            <text:p>120</text:p>
          </table:table-cell>
          <table:table-cell table:formula="of:=[.B951]" office:value-type="float" office:value="4" calcext:value-type="float">
            <text:p>4</text:p>
          </table:table-cell>
          <table:table-cell office:value-type="float" office:value="240.586752" calcext:value-type="float">
            <text:p>240.586752</text:p>
          </table:table-cell>
          <table:table-cell office:value-type="float" office:value="172.535424" calcext:value-type="float">
            <text:p>172.535424</text:p>
          </table:table-cell>
          <table:table-cell office:value-type="float" office:value="242" calcext:value-type="float">
            <text:p>242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952]+1" office:value-type="float" office:value="120" calcext:value-type="float">
            <text:p>120</text:p>
          </table:table-cell>
          <table:table-cell table:formula="of:=[.B952]" office:value-type="float" office:value="5" calcext:value-type="float">
            <text:p>5</text:p>
          </table:table-cell>
          <table:table-cell office:value-type="float" office:value="171.476864" calcext:value-type="float">
            <text:p>171.476864</text:p>
          </table:table-cell>
          <table:table-cell office:value-type="float" office:value="177.557664" calcext:value-type="float">
            <text:p>177.557664</text:p>
          </table:table-cell>
          <table:table-cell office:value-type="float" office:value="171" calcext:value-type="float">
            <text:p>17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formula="of:=[.A953]+1" office:value-type="float" office:value="120" calcext:value-type="float">
            <text:p>120</text:p>
          </table:table-cell>
          <table:table-cell table:formula="of:=[.B953]" office:value-type="float" office:value="6" calcext:value-type="float">
            <text:p>6</text:p>
          </table:table-cell>
          <table:table-cell office:value-type="float" office:value="97.137024" calcext:value-type="float">
            <text:p>97.137024</text:p>
          </table:table-cell>
          <table:table-cell office:value-type="float" office:value="172.139424" calcext:value-type="float">
            <text:p>172.139424</text:p>
          </table:table-cell>
          <table:table-cell office:value-type="float" office:value="95" calcext:value-type="float">
            <text:p>9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954]+1" office:value-type="float" office:value="120" calcext:value-type="float">
            <text:p>120</text:p>
          </table:table-cell>
          <table:table-cell table:formula="of:=[.B954]" office:value-type="float" office:value="7" calcext:value-type="float">
            <text:p>7</text:p>
          </table:table-cell>
          <table:table-cell office:value-type="float" office:value="115.9571968" calcext:value-type="float">
            <text:p>115.9571968</text:p>
          </table:table-cell>
          <table:table-cell office:value-type="float" office:value="55.11936" calcext:value-type="float">
            <text:p>55.11936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55" calcext:value-type="float">
            <text:p>55</text:p>
          </table:table-cell>
        </table:table-row>
        <table:table-row table:style-name="ro1">
          <table:table-cell table:formula="of:=[.A955]+1" office:value-type="float" office:value="120" calcext:value-type="float">
            <text:p>120</text:p>
          </table:table-cell>
          <table:table-cell table:formula="of:=[.B955]" office:value-type="float" office:value="8" calcext:value-type="float">
            <text:p>8</text:p>
          </table:table-cell>
          <table:table-cell office:value-type="float" office:value="133.66496" calcext:value-type="float">
            <text:p>133.66496</text:p>
          </table:table-cell>
          <table:table-cell office:value-type="float" office:value="61.897152" calcext:value-type="float">
            <text:p>61.897152</text:p>
          </table:table-cell>
          <table:table-cell office:value-type="float" office:value="135" calcext:value-type="float">
            <text:p>13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formula="of:=[.A956]+1" office:value-type="float" office:value="121" calcext:value-type="float">
            <text:p>121</text:p>
          </table:table-cell>
          <table:table-cell table:formula="of:=[.B956]" office:value-type="float" office:value="1" calcext:value-type="float">
            <text:p>1</text:p>
          </table:table-cell>
          <table:table-cell office:value-type="float" office:value="164.55232" calcext:value-type="float">
            <text:p>164.55232</text:p>
          </table:table-cell>
          <table:table-cell office:value-type="float" office:value="62.523936" calcext:value-type="float">
            <text:p>62.523936</text:p>
          </table:table-cell>
          <table:table-cell office:value-type="float" office:value="165" calcext:value-type="float">
            <text:p>16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formula="of:=[.A957]+1" office:value-type="float" office:value="121" calcext:value-type="float">
            <text:p>121</text:p>
          </table:table-cell>
          <table:table-cell table:formula="of:=[.B957]" office:value-type="float" office:value="2" calcext:value-type="float">
            <text:p>2</text:p>
          </table:table-cell>
          <table:table-cell office:value-type="float" office:value="201.579904" calcext:value-type="float">
            <text:p>201.579904</text:p>
          </table:table-cell>
          <table:table-cell office:value-type="float" office:value="62.628672" calcext:value-type="float">
            <text:p>62.628672</text:p>
          </table:table-cell>
          <table:table-cell office:value-type="float" office:value="205" calcext:value-type="float">
            <text:p>20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formula="of:=[.A958]+1" office:value-type="float" office:value="121" calcext:value-type="float">
            <text:p>121</text:p>
          </table:table-cell>
          <table:table-cell table:formula="of:=[.B958]" office:value-type="float" office:value="3" calcext:value-type="float">
            <text:p>3</text:p>
          </table:table-cell>
          <table:table-cell office:value-type="float" office:value="214.14592" calcext:value-type="float">
            <text:p>214.14592</text:p>
          </table:table-cell>
          <table:table-cell office:value-type="float" office:value="59.29104" calcext:value-type="float">
            <text:p>59.29104</text:p>
          </table:table-cell>
          <table:table-cell office:value-type="float" office:value="217" calcext:value-type="float">
            <text:p>2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formula="of:=[.A959]+1" office:value-type="float" office:value="121" calcext:value-type="float">
            <text:p>121</text:p>
          </table:table-cell>
          <table:table-cell table:formula="of:=[.B959]" office:value-type="float" office:value="4" calcext:value-type="float">
            <text:p>4</text:p>
          </table:table-cell>
          <table:table-cell office:value-type="float" office:value="236.372096" calcext:value-type="float">
            <text:p>236.372096</text:p>
          </table:table-cell>
          <table:table-cell office:value-type="float" office:value="179.519616" calcext:value-type="float">
            <text:p>179.51961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formula="of:=[.A960]+1" office:value-type="float" office:value="121" calcext:value-type="float">
            <text:p>121</text:p>
          </table:table-cell>
          <table:table-cell table:formula="of:=[.B960]" office:value-type="float" office:value="5" calcext:value-type="float">
            <text:p>5</text:p>
          </table:table-cell>
          <table:table-cell office:value-type="float" office:value="162.980224" calcext:value-type="float">
            <text:p>162.980224</text:p>
          </table:table-cell>
          <table:table-cell office:value-type="float" office:value="181.918176" calcext:value-type="float">
            <text:p>181.918176</text:p>
          </table:table-cell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formula="of:=[.A961]+1" office:value-type="float" office:value="121" calcext:value-type="float">
            <text:p>121</text:p>
          </table:table-cell>
          <table:table-cell table:formula="of:=[.B961]" office:value-type="float" office:value="6" calcext:value-type="float">
            <text:p>6</text:p>
          </table:table-cell>
          <table:table-cell office:value-type="float" office:value="83.716992" calcext:value-type="float">
            <text:p>83.716992</text:p>
          </table:table-cell>
          <table:table-cell office:value-type="float" office:value="174.852096" calcext:value-type="float">
            <text:p>174.852096</text:p>
          </table:table-cell>
          <table:table-cell office:value-type="float" office:value="81" calcext:value-type="float">
            <text:p>8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962]+1" office:value-type="float" office:value="121" calcext:value-type="float">
            <text:p>121</text:p>
          </table:table-cell>
          <table:table-cell table:formula="of:=[.B962]" office:value-type="float" office:value="7" calcext:value-type="float">
            <text:p>7</text:p>
          </table:table-cell>
          <table:table-cell office:value-type="float" office:value="107.851136" calcext:value-type="float">
            <text:p>107.851136</text:p>
          </table:table-cell>
          <table:table-cell office:value-type="float" office:value="56.449728" calcext:value-type="float">
            <text:p>56.449728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56" calcext:value-type="float">
            <text:p>56</text:p>
          </table:table-cell>
        </table:table-row>
        <table:table-row table:style-name="ro1">
          <table:table-cell table:formula="of:=[.A963]+1" office:value-type="float" office:value="121" calcext:value-type="float">
            <text:p>121</text:p>
          </table:table-cell>
          <table:table-cell table:formula="of:=[.B963]" office:value-type="float" office:value="8" calcext:value-type="float">
            <text:p>8</text:p>
          </table:table-cell>
          <table:table-cell office:value-type="float" office:value="122.9790464" calcext:value-type="float">
            <text:p>122.9790464</text:p>
          </table:table-cell>
          <table:table-cell office:value-type="float" office:value="61.63968" calcext:value-type="float">
            <text:p>61.63968</text:p>
          </table:table-cell>
          <table:table-cell office:value-type="float" office:value="117" calcext:value-type="float">
            <text:p>1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formula="of:=[.A964]+1" office:value-type="float" office:value="122" calcext:value-type="float">
            <text:p>122</text:p>
          </table:table-cell>
          <table:table-cell table:formula="of:=[.B964]" office:value-type="float" office:value="1" calcext:value-type="float">
            <text:p>1</text:p>
          </table:table-cell>
          <table:table-cell office:value-type="float" office:value="164.984576" calcext:value-type="float">
            <text:p>164.984576</text:p>
          </table:table-cell>
          <table:table-cell office:value-type="float" office:value="40.25856" calcext:value-type="float">
            <text:p>40.25856</text:p>
          </table:table-cell>
          <table:table-cell office:value-type="float" office:value="164" calcext:value-type="float">
            <text:p>16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965]+1" office:value-type="float" office:value="122" calcext:value-type="float">
            <text:p>122</text:p>
          </table:table-cell>
          <table:table-cell table:formula="of:=[.B965]" office:value-type="float" office:value="2" calcext:value-type="float">
            <text:p>2</text:p>
          </table:table-cell>
          <table:table-cell office:value-type="float" office:value="201.41696" calcext:value-type="float">
            <text:p>201.41696</text:p>
          </table:table-cell>
          <table:table-cell office:value-type="float" office:value="40.549248" calcext:value-type="float">
            <text:p>40.549248</text:p>
          </table:table-cell>
          <table:table-cell office:value-type="float" office:value="201" calcext:value-type="float">
            <text:p>20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966]+1" office:value-type="float" office:value="122" calcext:value-type="float">
            <text:p>122</text:p>
          </table:table-cell>
          <table:table-cell table:formula="of:=[.B966]" office:value-type="float" office:value="3" calcext:value-type="float">
            <text:p>3</text:p>
          </table:table-cell>
          <table:table-cell office:value-type="float" office:value="214.513024" calcext:value-type="float">
            <text:p>214.513024</text:p>
          </table:table-cell>
          <table:table-cell office:value-type="float" office:value="36.52416" calcext:value-type="float">
            <text:p>36.52416</text:p>
          </table:table-cell>
          <table:table-cell office:value-type="float" office:value="217" calcext:value-type="float">
            <text:p>21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967]+1" office:value-type="float" office:value="122" calcext:value-type="float">
            <text:p>122</text:p>
          </table:table-cell>
          <table:table-cell table:formula="of:=[.B967]" office:value-type="float" office:value="4" calcext:value-type="float">
            <text:p>4</text:p>
          </table:table-cell>
          <table:table-cell office:value-type="float" office:value="240.302336" calcext:value-type="float">
            <text:p>240.302336</text:p>
          </table:table-cell>
          <table:table-cell office:value-type="float" office:value="158.2104" calcext:value-type="float">
            <text:p>158.2104</text:p>
          </table:table-cell>
          <table:table-cell office:value-type="float" office:value="241" calcext:value-type="float">
            <text:p>24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968]+1" office:value-type="float" office:value="122" calcext:value-type="float">
            <text:p>122</text:p>
          </table:table-cell>
          <table:table-cell table:formula="of:=[.B968]" office:value-type="float" office:value="5" calcext:value-type="float">
            <text:p>5</text:p>
          </table:table-cell>
          <table:table-cell office:value-type="float" office:value="165.025792" calcext:value-type="float">
            <text:p>165.025792</text:p>
          </table:table-cell>
          <table:table-cell office:value-type="float" office:value="161.018208" calcext:value-type="float">
            <text:p>161.018208</text:p>
          </table:table-cell>
          <table:table-cell office:value-type="float" office:value="163" calcext:value-type="float">
            <text:p>16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969]+1" office:value-type="float" office:value="122" calcext:value-type="float">
            <text:p>122</text:p>
          </table:table-cell>
          <table:table-cell table:formula="of:=[.B969]" office:value-type="float" office:value="6" calcext:value-type="float">
            <text:p>6</text:p>
          </table:table-cell>
          <table:table-cell office:value-type="float" office:value="85.46624" calcext:value-type="float">
            <text:p>85.46624</text:p>
          </table:table-cell>
          <table:table-cell office:value-type="float" office:value="156.617472" calcext:value-type="float">
            <text:p>156.617472</text:p>
          </table:table-cell>
          <table:table-cell office:value-type="float" office:value="84" calcext:value-type="float">
            <text:p>8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970]+1" office:value-type="float" office:value="122" calcext:value-type="float">
            <text:p>122</text:p>
          </table:table-cell>
          <table:table-cell table:formula="of:=[.B970]" office:value-type="float" office:value="7" calcext:value-type="float">
            <text:p>7</text:p>
          </table:table-cell>
          <table:table-cell office:value-type="float" office:value="108.42368" calcext:value-type="float">
            <text:p>108.42368</text:p>
          </table:table-cell>
          <table:table-cell office:value-type="float" office:value="35.375712" calcext:value-type="float">
            <text:p>35.375712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36" calcext:value-type="float">
            <text:p>36</text:p>
          </table:table-cell>
        </table:table-row>
        <table:table-row table:style-name="ro1">
          <table:table-cell table:formula="of:=[.A971]+1" office:value-type="float" office:value="122" calcext:value-type="float">
            <text:p>122</text:p>
          </table:table-cell>
          <table:table-cell table:formula="of:=[.B971]" office:value-type="float" office:value="8" calcext:value-type="float">
            <text:p>8</text:p>
          </table:table-cell>
          <table:table-cell office:value-type="float" office:value="125.8390144" calcext:value-type="float">
            <text:p>125.8390144</text:p>
          </table:table-cell>
          <table:table-cell office:value-type="float" office:value="40.313376" calcext:value-type="float">
            <text:p>40.313376</text:p>
          </table:table-cell>
          <table:table-cell office:value-type="float" office:value="126" calcext:value-type="float">
            <text:p>12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972]+1" office:value-type="float" office:value="123" calcext:value-type="float">
            <text:p>123</text:p>
          </table:table-cell>
          <table:table-cell table:formula="of:=[.B972]" office:value-type="float" office:value="1" calcext:value-type="float">
            <text:p>1</text:p>
          </table:table-cell>
          <table:table-cell office:value-type="float" office:value="170.157312" calcext:value-type="float">
            <text:p>170.157312</text:p>
          </table:table-cell>
          <table:table-cell office:value-type="float" office:value="54.502368" calcext:value-type="float">
            <text:p>54.502368</text:p>
          </table:table-cell>
          <table:table-cell office:value-type="float" office:value="173" calcext:value-type="float">
            <text:p>17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973]+1" office:value-type="float" office:value="123" calcext:value-type="float">
            <text:p>123</text:p>
          </table:table-cell>
          <table:table-cell table:formula="of:=[.B973]" office:value-type="float" office:value="2" calcext:value-type="float">
            <text:p>2</text:p>
          </table:table-cell>
          <table:table-cell office:value-type="float" office:value="208.057984" calcext:value-type="float">
            <text:p>208.057984</text:p>
          </table:table-cell>
          <table:table-cell office:value-type="float" office:value="55.306464" calcext:value-type="float">
            <text:p>55.306464</text:p>
          </table:table-cell>
          <table:table-cell office:value-type="float" office:value="210" calcext:value-type="float">
            <text:p>2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formula="of:=[.A974]+1" office:value-type="float" office:value="123" calcext:value-type="float">
            <text:p>123</text:p>
          </table:table-cell>
          <table:table-cell table:formula="of:=[.B974]" office:value-type="float" office:value="3" calcext:value-type="float">
            <text:p>3</text:p>
          </table:table-cell>
          <table:table-cell office:value-type="float" office:value="220.76032" calcext:value-type="float">
            <text:p>220.76032</text:p>
          </table:table-cell>
          <table:table-cell office:value-type="float" office:value="52.171872" calcext:value-type="float">
            <text:p>52.171872</text:p>
          </table:table-cell>
          <table:table-cell office:value-type="float" office:value="222" calcext:value-type="float">
            <text:p>22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975]+1" office:value-type="float" office:value="123" calcext:value-type="float">
            <text:p>123</text:p>
          </table:table-cell>
          <table:table-cell table:formula="of:=[.B975]" office:value-type="float" office:value="4" calcext:value-type="float">
            <text:p>4</text:p>
          </table:table-cell>
          <table:table-cell office:value-type="float" office:value="243.29984" calcext:value-type="float">
            <text:p>243.29984</text:p>
          </table:table-cell>
          <table:table-cell office:value-type="float" office:value="172.88064" calcext:value-type="float">
            <text:p>172.88064</text:p>
          </table:table-cell>
          <table:table-cell office:value-type="float" office:value="245" calcext:value-type="float">
            <text:p>24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formula="of:=[.A976]+1" office:value-type="float" office:value="123" calcext:value-type="float">
            <text:p>123</text:p>
          </table:table-cell>
          <table:table-cell table:formula="of:=[.B976]" office:value-type="float" office:value="5" calcext:value-type="float">
            <text:p>5</text:p>
          </table:table-cell>
          <table:table-cell office:value-type="float" office:value="167.056256" calcext:value-type="float">
            <text:p>167.056256</text:p>
          </table:table-cell>
          <table:table-cell office:value-type="float" office:value="174.411648" calcext:value-type="float">
            <text:p>174.411648</text:p>
          </table:table-cell>
          <table:table-cell office:value-type="float" office:value="168" calcext:value-type="float">
            <text:p>168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977]+1" office:value-type="float" office:value="123" calcext:value-type="float">
            <text:p>123</text:p>
          </table:table-cell>
          <table:table-cell table:formula="of:=[.B977]" office:value-type="float" office:value="6" calcext:value-type="float">
            <text:p>6</text:p>
          </table:table-cell>
          <table:table-cell office:value-type="float" office:value="88.197376" calcext:value-type="float">
            <text:p>88.197376</text:p>
          </table:table-cell>
          <table:table-cell office:value-type="float" office:value="169.016256" calcext:value-type="float">
            <text:p>169.016256</text:p>
          </table:table-cell>
          <table:table-cell office:value-type="float" office:value="88" calcext:value-type="float">
            <text:p>8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978]+1" office:value-type="float" office:value="123" calcext:value-type="float">
            <text:p>123</text:p>
          </table:table-cell>
          <table:table-cell table:formula="of:=[.B978]" office:value-type="float" office:value="7" calcext:value-type="float">
            <text:p>7</text:p>
          </table:table-cell>
          <table:table-cell office:value-type="float" office:value="112.364928" calcext:value-type="float">
            <text:p>112.364928</text:p>
          </table:table-cell>
          <table:table-cell office:value-type="float" office:value="48.755136" calcext:value-type="float">
            <text:p>48.755136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48" calcext:value-type="float">
            <text:p>48</text:p>
          </table:table-cell>
        </table:table-row>
        <table:table-row table:style-name="ro1">
          <table:table-cell table:formula="of:=[.A979]+1" office:value-type="float" office:value="123" calcext:value-type="float">
            <text:p>123</text:p>
          </table:table-cell>
          <table:table-cell table:formula="of:=[.B979]" office:value-type="float" office:value="8" calcext:value-type="float">
            <text:p>8</text:p>
          </table:table-cell>
          <table:table-cell office:value-type="float" office:value="128.77376384" calcext:value-type="float">
            <text:p>128.77376384</text:p>
          </table:table-cell>
          <table:table-cell office:value-type="float" office:value="53.70432" calcext:value-type="float">
            <text:p>53.70432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[.A980]+1" office:value-type="float" office:value="124" calcext:value-type="float">
            <text:p>124</text:p>
          </table:table-cell>
          <table:table-cell table:formula="of:=[.B980]" office:value-type="float" office:value="1" calcext:value-type="float">
            <text:p>1</text:p>
          </table:table-cell>
          <table:table-cell office:value-type="float" office:value="168.963072" calcext:value-type="float">
            <text:p>168.963072</text:p>
          </table:table-cell>
          <table:table-cell office:value-type="float" office:value="56.478528" calcext:value-type="float">
            <text:p>56.478528</text:p>
          </table:table-cell>
          <table:table-cell office:value-type="float" office:value="168" calcext:value-type="float">
            <text:p>16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formula="of:=[.A981]+1" office:value-type="float" office:value="124" calcext:value-type="float">
            <text:p>124</text:p>
          </table:table-cell>
          <table:table-cell table:formula="of:=[.B981]" office:value-type="float" office:value="2" calcext:value-type="float">
            <text:p>2</text:p>
          </table:table-cell>
          <table:table-cell office:value-type="float" office:value="201.237504" calcext:value-type="float">
            <text:p>201.237504</text:p>
          </table:table-cell>
          <table:table-cell office:value-type="float" office:value="54.611712" calcext:value-type="float">
            <text:p>54.611712</text:p>
          </table:table-cell>
          <table:table-cell office:value-type="float" office:value="199" calcext:value-type="float">
            <text:p>19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982]+1" office:value-type="float" office:value="124" calcext:value-type="float">
            <text:p>124</text:p>
          </table:table-cell>
          <table:table-cell table:formula="of:=[.B982]" office:value-type="float" office:value="3" calcext:value-type="float">
            <text:p>3</text:p>
          </table:table-cell>
          <table:table-cell office:value-type="float" office:value="213.524096" calcext:value-type="float">
            <text:p>213.524096</text:p>
          </table:table-cell>
          <table:table-cell office:value-type="float" office:value="50.115072" calcext:value-type="float">
            <text:p>50.115072</text:p>
          </table:table-cell>
          <table:table-cell office:value-type="float" office:value="213" calcext:value-type="float">
            <text:p>21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[.A983]+1" office:value-type="float" office:value="124" calcext:value-type="float">
            <text:p>124</text:p>
          </table:table-cell>
          <table:table-cell table:formula="of:=[.B983]" office:value-type="float" office:value="4" calcext:value-type="float">
            <text:p>4</text:p>
          </table:table-cell>
          <table:table-cell office:value-type="float" office:value="239.847296" calcext:value-type="float">
            <text:p>239.847296</text:p>
          </table:table-cell>
          <table:table-cell office:value-type="float" office:value="164.103456" calcext:value-type="float">
            <text:p>164.103456</text:p>
          </table:table-cell>
          <table:table-cell office:value-type="float" office:value="239" calcext:value-type="float">
            <text:p>239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984]+1" office:value-type="float" office:value="124" calcext:value-type="float">
            <text:p>124</text:p>
          </table:table-cell>
          <table:table-cell table:formula="of:=[.B984]" office:value-type="float" office:value="5" calcext:value-type="float">
            <text:p>5</text:p>
          </table:table-cell>
          <table:table-cell office:value-type="float" office:value="172.317568" calcext:value-type="float">
            <text:p>172.317568</text:p>
          </table:table-cell>
          <table:table-cell office:value-type="float" office:value="169.093728" calcext:value-type="float">
            <text:p>169.093728</text:p>
          </table:table-cell>
          <table:table-cell office:value-type="float" office:value="174" calcext:value-type="float">
            <text:p>174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985]+1" office:value-type="float" office:value="124" calcext:value-type="float">
            <text:p>124</text:p>
          </table:table-cell>
          <table:table-cell table:formula="of:=[.B985]" office:value-type="float" office:value="6" calcext:value-type="float">
            <text:p>6</text:p>
          </table:table-cell>
          <table:table-cell office:value-type="float" office:value="98.287616" calcext:value-type="float">
            <text:p>98.287616</text:p>
          </table:table-cell>
          <table:table-cell office:value-type="float" office:value="166.890624" calcext:value-type="float">
            <text:p>166.890624</text:p>
          </table:table-cell>
          <table:table-cell office:value-type="float" office:value="101" calcext:value-type="float">
            <text:p>10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986]+1" office:value-type="float" office:value="124" calcext:value-type="float">
            <text:p>124</text:p>
          </table:table-cell>
          <table:table-cell table:formula="of:=[.B986]" office:value-type="float" office:value="7" calcext:value-type="float">
            <text:p>7</text:p>
          </table:table-cell>
          <table:table-cell office:value-type="float" office:value="113.381632" calcext:value-type="float">
            <text:p>113.381632</text:p>
          </table:table-cell>
          <table:table-cell office:value-type="float" office:value="52.36416" calcext:value-type="float">
            <text:p>52.36416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54" calcext:value-type="float">
            <text:p>54</text:p>
          </table:table-cell>
        </table:table-row>
        <table:table-row table:style-name="ro1">
          <table:table-cell table:formula="of:=[.A987]+1" office:value-type="float" office:value="124" calcext:value-type="float">
            <text:p>124</text:p>
          </table:table-cell>
          <table:table-cell table:formula="of:=[.B987]" office:value-type="float" office:value="8" calcext:value-type="float">
            <text:p>8</text:p>
          </table:table-cell>
          <table:table-cell office:value-type="float" office:value="131.4796544" calcext:value-type="float">
            <text:p>131.4796544</text:p>
          </table:table-cell>
          <table:table-cell office:value-type="float" office:value="56.480832" calcext:value-type="float">
            <text:p>56.480832</text:p>
          </table:table-cell>
          <table:table-cell office:value-type="float" office:value="132" calcext:value-type="float">
            <text:p>1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formula="of:=[.A988]+1" office:value-type="float" office:value="125" calcext:value-type="float">
            <text:p>125</text:p>
          </table:table-cell>
          <table:table-cell table:formula="of:=[.B988]" office:value-type="float" office:value="1" calcext:value-type="float">
            <text:p>1</text:p>
          </table:table-cell>
          <table:table-cell office:value-type="float" office:value="165.453568" calcext:value-type="float">
            <text:p>165.453568</text:p>
          </table:table-cell>
          <table:table-cell office:value-type="float" office:value="44.053152" calcext:value-type="float">
            <text:p>44.053152</text:p>
          </table:table-cell>
          <table:table-cell office:value-type="float" office:value="168" calcext:value-type="float">
            <text:p>16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989]+1" office:value-type="float" office:value="125" calcext:value-type="float">
            <text:p>125</text:p>
          </table:table-cell>
          <table:table-cell table:formula="of:=[.B989]" office:value-type="float" office:value="2" calcext:value-type="float">
            <text:p>2</text:p>
          </table:table-cell>
          <table:table-cell office:value-type="float" office:value="203.977984" calcext:value-type="float">
            <text:p>203.977984</text:p>
          </table:table-cell>
          <table:table-cell office:value-type="float" office:value="43.983936" calcext:value-type="float">
            <text:p>43.983936</text:p>
          </table:table-cell>
          <table:table-cell office:value-type="float" office:value="206" calcext:value-type="float">
            <text:p>20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990]+1" office:value-type="float" office:value="125" calcext:value-type="float">
            <text:p>125</text:p>
          </table:table-cell>
          <table:table-cell table:formula="of:=[.B990]" office:value-type="float" office:value="3" calcext:value-type="float">
            <text:p>3</text:p>
          </table:table-cell>
          <table:table-cell office:value-type="float" office:value="216.59712" calcext:value-type="float">
            <text:p>216.59712</text:p>
          </table:table-cell>
          <table:table-cell office:value-type="float" office:value="39.319104" calcext:value-type="float">
            <text:p>39.319104</text:p>
          </table:table-cell>
          <table:table-cell office:value-type="float" office:value="217" calcext:value-type="float">
            <text:p>21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A991]+1" office:value-type="float" office:value="125" calcext:value-type="float">
            <text:p>125</text:p>
          </table:table-cell>
          <table:table-cell table:formula="of:=[.B991]" office:value-type="float" office:value="4" calcext:value-type="float">
            <text:p>4</text:p>
          </table:table-cell>
          <table:table-cell office:value-type="float" office:value="242.254336" calcext:value-type="float">
            <text:p>242.254336</text:p>
          </table:table-cell>
          <table:table-cell office:value-type="float" office:value="165.19776" calcext:value-type="float">
            <text:p>165.19776</text:p>
          </table:table-cell>
          <table:table-cell office:value-type="float" office:value="241" calcext:value-type="float">
            <text:p>24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992]+1" office:value-type="float" office:value="125" calcext:value-type="float">
            <text:p>125</text:p>
          </table:table-cell>
          <table:table-cell table:formula="of:=[.B992]" office:value-type="float" office:value="5" calcext:value-type="float">
            <text:p>5</text:p>
          </table:table-cell>
          <table:table-cell office:value-type="float" office:value="164.523008" calcext:value-type="float">
            <text:p>164.523008</text:p>
          </table:table-cell>
          <table:table-cell office:value-type="float" office:value="169.008672" calcext:value-type="float">
            <text:p>169.008672</text:p>
          </table:table-cell>
          <table:table-cell office:value-type="float" office:value="167" calcext:value-type="float">
            <text:p>167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993]+1" office:value-type="float" office:value="125" calcext:value-type="float">
            <text:p>125</text:p>
          </table:table-cell>
          <table:table-cell table:formula="of:=[.B993]" office:value-type="float" office:value="6" calcext:value-type="float">
            <text:p>6</text:p>
          </table:table-cell>
          <table:table-cell office:value-type="float" office:value="83.436672" calcext:value-type="float">
            <text:p>83.436672</text:p>
          </table:table-cell>
          <table:table-cell office:value-type="float" office:value="163.819008" calcext:value-type="float">
            <text:p>163.819008</text:p>
          </table:table-cell>
          <table:table-cell office:value-type="float" office:value="84" calcext:value-type="float">
            <text:p>8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994]+1" office:value-type="float" office:value="125" calcext:value-type="float">
            <text:p>125</text:p>
          </table:table-cell>
          <table:table-cell table:formula="of:=[.B994]" office:value-type="float" office:value="7" calcext:value-type="float">
            <text:p>7</text:p>
          </table:table-cell>
          <table:table-cell office:value-type="float" office:value="105.149184" calcext:value-type="float">
            <text:p>105.149184</text:p>
          </table:table-cell>
          <table:table-cell office:value-type="float" office:value="38.232384" calcext:value-type="float">
            <text:p>38.232384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40" calcext:value-type="float">
            <text:p>40</text:p>
          </table:table-cell>
        </table:table-row>
        <table:table-row table:style-name="ro1">
          <table:table-cell table:formula="of:=[.A995]+1" office:value-type="float" office:value="125" calcext:value-type="float">
            <text:p>125</text:p>
          </table:table-cell>
          <table:table-cell table:formula="of:=[.B995]" office:value-type="float" office:value="8" calcext:value-type="float">
            <text:p>8</text:p>
          </table:table-cell>
          <table:table-cell office:value-type="float" office:value="123.9726848" calcext:value-type="float">
            <text:p>123.9726848</text:p>
          </table:table-cell>
          <table:table-cell office:value-type="float" office:value="43.640352" calcext:value-type="float">
            <text:p>43.640352</text:p>
          </table:table-cell>
          <table:table-cell office:value-type="float" office:value="123" calcext:value-type="float">
            <text:p>12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996]+1" office:value-type="float" office:value="126" calcext:value-type="float">
            <text:p>126</text:p>
          </table:table-cell>
          <table:table-cell table:formula="of:=[.B996]" office:value-type="float" office:value="1" calcext:value-type="float">
            <text:p>1</text:p>
          </table:table-cell>
          <table:table-cell office:value-type="float" office:value="162.488832" calcext:value-type="float">
            <text:p>162.488832</text:p>
          </table:table-cell>
          <table:table-cell office:value-type="float" office:value="31.001088" calcext:value-type="float">
            <text:p>31.001088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997]+1" office:value-type="float" office:value="126" calcext:value-type="float">
            <text:p>126</text:p>
          </table:table-cell>
          <table:table-cell table:formula="of:=[.B997]" office:value-type="float" office:value="2" calcext:value-type="float">
            <text:p>2</text:p>
          </table:table-cell>
          <table:table-cell office:value-type="float" office:value="200.9056" calcext:value-type="float">
            <text:p>200.9056</text:p>
          </table:table-cell>
          <table:table-cell office:value-type="float" office:value="28.923552" calcext:value-type="float">
            <text:p>28.923552</text:p>
          </table:table-cell>
          <table:table-cell office:value-type="float" office:value="202" calcext:value-type="float">
            <text:p>20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998]+1" office:value-type="float" office:value="126" calcext:value-type="float">
            <text:p>126</text:p>
          </table:table-cell>
          <table:table-cell table:formula="of:=[.B998]" office:value-type="float" office:value="3" calcext:value-type="float">
            <text:p>3</text:p>
          </table:table-cell>
          <table:table-cell office:value-type="float" office:value="212.591104" calcext:value-type="float">
            <text:p>212.591104</text:p>
          </table:table-cell>
          <table:table-cell office:value-type="float" office:value="23.473344" calcext:value-type="float">
            <text:p>23.473344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999]+1" office:value-type="float" office:value="126" calcext:value-type="float">
            <text:p>126</text:p>
          </table:table-cell>
          <table:table-cell table:formula="of:=[.B999]" office:value-type="float" office:value="4" calcext:value-type="float">
            <text:p>4</text:p>
          </table:table-cell>
          <table:table-cell office:value-type="float" office:value="238.567296" calcext:value-type="float">
            <text:p>238.567296</text:p>
          </table:table-cell>
          <table:table-cell office:value-type="float" office:value="148.233216" calcext:value-type="float">
            <text:p>148.233216</text:p>
          </table:table-cell>
          <table:table-cell office:value-type="float" office:value="239" calcext:value-type="float">
            <text:p>23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[.A1000]+1" office:value-type="float" office:value="126" calcext:value-type="float">
            <text:p>126</text:p>
          </table:table-cell>
          <table:table-cell table:formula="of:=[.B1000]" office:value-type="float" office:value="5" calcext:value-type="float">
            <text:p>5</text:p>
          </table:table-cell>
          <table:table-cell office:value-type="float" office:value="163.120128" calcext:value-type="float">
            <text:p>163.120128</text:p>
          </table:table-cell>
          <table:table-cell office:value-type="float" office:value="152.917248" calcext:value-type="float">
            <text:p>152.917248</text:p>
          </table:table-cell>
          <table:table-cell office:value-type="float" office:value="167" calcext:value-type="float">
            <text:p>16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1001]+1" office:value-type="float" office:value="126" calcext:value-type="float">
            <text:p>126</text:p>
          </table:table-cell>
          <table:table-cell table:formula="of:=[.B1001]" office:value-type="float" office:value="6" calcext:value-type="float">
            <text:p>6</text:p>
          </table:table-cell>
          <table:table-cell office:value-type="float" office:value="83.69792" calcext:value-type="float">
            <text:p>83.69792</text:p>
          </table:table-cell>
          <table:table-cell office:value-type="float" office:value="149.522976" calcext:value-type="float">
            <text:p>149.522976</text:p>
          </table:table-cell>
          <table:table-cell office:value-type="float" office:value="85" calcext:value-type="float">
            <text:p>8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formula="of:=[.A1002]+1" office:value-type="float" office:value="126" calcext:value-type="float">
            <text:p>126</text:p>
          </table:table-cell>
          <table:table-cell table:formula="of:=[.B1002]" office:value-type="float" office:value="7" calcext:value-type="float">
            <text:p>7</text:p>
          </table:table-cell>
          <table:table-cell office:value-type="float" office:value="102.886912" calcext:value-type="float">
            <text:p>102.886912</text:p>
          </table:table-cell>
          <table:table-cell office:value-type="float" office:value="24.849408" calcext:value-type="float">
            <text:p>24.849408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6" calcext:value-type="float">
            <text:p>26</text:p>
          </table:table-cell>
        </table:table-row>
        <table:table-row table:style-name="ro1">
          <table:table-cell table:formula="of:=[.A1003]+1" office:value-type="float" office:value="126" calcext:value-type="float">
            <text:p>126</text:p>
          </table:table-cell>
          <table:table-cell table:formula="of:=[.B1003]" office:value-type="float" office:value="8" calcext:value-type="float">
            <text:p>8</text:p>
          </table:table-cell>
          <table:table-cell office:value-type="float" office:value="120.7653888" calcext:value-type="float">
            <text:p>120.7653888</text:p>
          </table:table-cell>
          <table:table-cell office:value-type="float" office:value="29.426112" calcext:value-type="float">
            <text:p>29.426112</text:p>
          </table:table-cell>
          <table:table-cell office:value-type="float" office:value="122" calcext:value-type="float">
            <text:p>12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1004]+1" office:value-type="float" office:value="127" calcext:value-type="float">
            <text:p>127</text:p>
          </table:table-cell>
          <table:table-cell table:formula="of:=[.B1004]" office:value-type="float" office:value="1" calcext:value-type="float">
            <text:p>1</text:p>
          </table:table-cell>
          <table:table-cell office:value-type="float" office:value="166.58752" calcext:value-type="float">
            <text:p>166.58752</text:p>
          </table:table-cell>
          <table:table-cell office:value-type="float" office:value="38.613024" calcext:value-type="float">
            <text:p>38.613024</text:p>
          </table:table-cell>
          <table:table-cell office:value-type="float" office:value="169" calcext:value-type="float">
            <text:p>16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1005]+1" office:value-type="float" office:value="127" calcext:value-type="float">
            <text:p>127</text:p>
          </table:table-cell>
          <table:table-cell table:formula="of:=[.B1005]" office:value-type="float" office:value="2" calcext:value-type="float">
            <text:p>2</text:p>
          </table:table-cell>
          <table:table-cell office:value-type="float" office:value="202.14464" calcext:value-type="float">
            <text:p>202.14464</text:p>
          </table:table-cell>
          <table:table-cell office:value-type="float" office:value="38.469024" calcext:value-type="float">
            <text:p>38.469024</text:p>
          </table:table-cell>
          <table:table-cell office:value-type="float" office:value="201" calcext:value-type="float">
            <text:p>20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1006]+1" office:value-type="float" office:value="127" calcext:value-type="float">
            <text:p>127</text:p>
          </table:table-cell>
          <table:table-cell table:formula="of:=[.B1006]" office:value-type="float" office:value="3" calcext:value-type="float">
            <text:p>3</text:p>
          </table:table-cell>
          <table:table-cell office:value-type="float" office:value="214.652288" calcext:value-type="float">
            <text:p>214.652288</text:p>
          </table:table-cell>
          <table:table-cell office:value-type="float" office:value="33.485952" calcext:value-type="float">
            <text:p>33.485952</text:p>
          </table:table-cell>
          <table:table-cell office:value-type="float" office:value="215" calcext:value-type="float">
            <text:p>21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1007]+1" office:value-type="float" office:value="127" calcext:value-type="float">
            <text:p>127</text:p>
          </table:table-cell>
          <table:table-cell table:formula="of:=[.B1007]" office:value-type="float" office:value="4" calcext:value-type="float">
            <text:p>4</text:p>
          </table:table-cell>
          <table:table-cell office:value-type="float" office:value="242.936448" calcext:value-type="float">
            <text:p>242.936448</text:p>
          </table:table-cell>
          <table:table-cell office:value-type="float" office:value="156.75456" calcext:value-type="float">
            <text:p>156.75456</text:p>
          </table:table-cell>
          <table:table-cell office:value-type="float" office:value="242" calcext:value-type="float">
            <text:p>24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1008]+1" office:value-type="float" office:value="127" calcext:value-type="float">
            <text:p>127</text:p>
          </table:table-cell>
          <table:table-cell table:formula="of:=[.B1008]" office:value-type="float" office:value="5" calcext:value-type="float">
            <text:p>5</text:p>
          </table:table-cell>
          <table:table-cell office:value-type="float" office:value="167.73312" calcext:value-type="float">
            <text:p>167.73312</text:p>
          </table:table-cell>
          <table:table-cell office:value-type="float" office:value="161.636448" calcext:value-type="float">
            <text:p>161.636448</text:p>
          </table:table-cell>
          <table:table-cell office:value-type="float" office:value="168" calcext:value-type="float">
            <text:p>168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1009]+1" office:value-type="float" office:value="127" calcext:value-type="float">
            <text:p>127</text:p>
          </table:table-cell>
          <table:table-cell table:formula="of:=[.B1009]" office:value-type="float" office:value="6" calcext:value-type="float">
            <text:p>6</text:p>
          </table:table-cell>
          <table:table-cell office:value-type="float" office:value="86.77952" calcext:value-type="float">
            <text:p>86.77952</text:p>
          </table:table-cell>
          <table:table-cell office:value-type="float" office:value="157.600224" calcext:value-type="float">
            <text:p>157.600224</text:p>
          </table:table-cell>
          <table:table-cell office:value-type="float" office:value="87" calcext:value-type="float">
            <text:p>8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1010]+1" office:value-type="float" office:value="127" calcext:value-type="float">
            <text:p>127</text:p>
          </table:table-cell>
          <table:table-cell table:formula="of:=[.B1010]" office:value-type="float" office:value="7" calcext:value-type="float">
            <text:p>7</text:p>
          </table:table-cell>
          <table:table-cell office:value-type="float" office:value="106.594816" calcext:value-type="float">
            <text:p>106.594816</text:p>
          </table:table-cell>
          <table:table-cell office:value-type="float" office:value="34.071072" calcext:value-type="float">
            <text:p>34.071072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34" calcext:value-type="float">
            <text:p>34</text:p>
          </table:table-cell>
        </table:table-row>
        <table:table-row table:style-name="ro1">
          <table:table-cell table:formula="of:=[.A1011]+1" office:value-type="float" office:value="127" calcext:value-type="float">
            <text:p>127</text:p>
          </table:table-cell>
          <table:table-cell table:formula="of:=[.B1011]" office:value-type="float" office:value="8" calcext:value-type="float">
            <text:p>8</text:p>
          </table:table-cell>
          <table:table-cell office:value-type="float" office:value="126.4569856" calcext:value-type="float">
            <text:p>126.4569856</text:p>
          </table:table-cell>
          <table:table-cell office:value-type="float" office:value="38.40432" calcext:value-type="float">
            <text:p>38.40432</text:p>
          </table:table-cell>
          <table:table-cell office:value-type="float" office:value="126" calcext:value-type="float">
            <text:p>12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1012]+1" office:value-type="float" office:value="128" calcext:value-type="float">
            <text:p>128</text:p>
          </table:table-cell>
          <table:table-cell table:formula="of:=[.B1012]" office:value-type="float" office:value="1" calcext:value-type="float">
            <text:p>1</text:p>
          </table:table-cell>
          <table:table-cell office:value-type="float" office:value="170.67712" calcext:value-type="float">
            <text:p>170.67712</text:p>
          </table:table-cell>
          <table:table-cell office:value-type="float" office:value="34.213152" calcext:value-type="float">
            <text:p>34.213152</text:p>
          </table:table-cell>
          <table:table-cell office:value-type="float" office:value="170" calcext:value-type="float">
            <text:p>17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1013]+1" office:value-type="float" office:value="128" calcext:value-type="float">
            <text:p>128</text:p>
          </table:table-cell>
          <table:table-cell table:formula="of:=[.B1013]" office:value-type="float" office:value="2" calcext:value-type="float">
            <text:p>2</text:p>
          </table:table-cell>
          <table:table-cell office:value-type="float" office:value="206.362752" calcext:value-type="float">
            <text:p>206.362752</text:p>
          </table:table-cell>
          <table:table-cell office:value-type="float" office:value="34.386048" calcext:value-type="float">
            <text:p>34.386048</text:p>
          </table:table-cell>
          <table:table-cell office:value-type="float" office:value="204" calcext:value-type="float">
            <text:p>2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1014]+1" office:value-type="float" office:value="128" calcext:value-type="float">
            <text:p>128</text:p>
          </table:table-cell>
          <table:table-cell table:formula="of:=[.B1014]" office:value-type="float" office:value="3" calcext:value-type="float">
            <text:p>3</text:p>
          </table:table-cell>
          <table:table-cell office:value-type="float" office:value="219.75488" calcext:value-type="float">
            <text:p>219.75488</text:p>
          </table:table-cell>
          <table:table-cell office:value-type="float" office:value="29.735232" calcext:value-type="float">
            <text:p>29.735232</text:p>
          </table:table-cell>
          <table:table-cell office:value-type="float" office:value="221" calcext:value-type="float">
            <text:p>2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1015]+1" office:value-type="float" office:value="128" calcext:value-type="float">
            <text:p>128</text:p>
          </table:table-cell>
          <table:table-cell table:formula="of:=[.B1015]" office:value-type="float" office:value="4" calcext:value-type="float">
            <text:p>4</text:p>
          </table:table-cell>
          <table:table-cell office:value-type="float" office:value="243.18016" calcext:value-type="float">
            <text:p>243.18016</text:p>
          </table:table-cell>
          <table:table-cell office:value-type="float" office:value="151.970496" calcext:value-type="float">
            <text:p>151.970496</text:p>
          </table:table-cell>
          <table:table-cell office:value-type="float" office:value="242" calcext:value-type="float">
            <text:p>24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1016]+1" office:value-type="float" office:value="128" calcext:value-type="float">
            <text:p>128</text:p>
          </table:table-cell>
          <table:table-cell table:formula="of:=[.B1016]" office:value-type="float" office:value="5" calcext:value-type="float">
            <text:p>5</text:p>
          </table:table-cell>
          <table:table-cell office:value-type="float" office:value="169.31456" calcext:value-type="float">
            <text:p>169.31456</text:p>
          </table:table-cell>
          <table:table-cell office:value-type="float" office:value="155.652192" calcext:value-type="float">
            <text:p>155.652192</text:p>
          </table:table-cell>
          <table:table-cell office:value-type="float" office:value="167" calcext:value-type="float">
            <text:p>167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1017]+1" office:value-type="float" office:value="128" calcext:value-type="float">
            <text:p>128</text:p>
          </table:table-cell>
          <table:table-cell table:formula="of:=[.B1017]" office:value-type="float" office:value="6" calcext:value-type="float">
            <text:p>6</text:p>
          </table:table-cell>
          <table:table-cell office:value-type="float" office:value="91.274624" calcext:value-type="float">
            <text:p>91.274624</text:p>
          </table:table-cell>
          <table:table-cell office:value-type="float" office:value="149.870304" calcext:value-type="float">
            <text:p>149.870304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1018]+1" office:value-type="float" office:value="128" calcext:value-type="float">
            <text:p>128</text:p>
          </table:table-cell>
          <table:table-cell table:formula="of:=[.B1018]" office:value-type="float" office:value="7" calcext:value-type="float">
            <text:p>7</text:p>
          </table:table-cell>
          <table:table-cell office:value-type="float" office:value="113.880832" calcext:value-type="float">
            <text:p>113.880832</text:p>
          </table:table-cell>
          <table:table-cell office:value-type="float" office:value="28.128864" calcext:value-type="float">
            <text:p>28.128864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7" calcext:value-type="float">
            <text:p>27</text:p>
          </table:table-cell>
        </table:table-row>
        <table:table-row table:style-name="ro1">
          <table:table-cell table:formula="of:=[.A1019]+1" office:value-type="float" office:value="128" calcext:value-type="float">
            <text:p>128</text:p>
          </table:table-cell>
          <table:table-cell table:formula="of:=[.B1019]" office:value-type="float" office:value="8" calcext:value-type="float">
            <text:p>8</text:p>
          </table:table-cell>
          <table:table-cell office:value-type="float" office:value="131.4869248" calcext:value-type="float">
            <text:p>131.4869248</text:p>
          </table:table-cell>
          <table:table-cell office:value-type="float" office:value="33.100608" calcext:value-type="float">
            <text:p>33.100608</text:p>
          </table:table-cell>
          <table:table-cell office:value-type="float" office:value="134" calcext:value-type="float">
            <text:p>1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1020]+1" office:value-type="float" office:value="129" calcext:value-type="float">
            <text:p>129</text:p>
          </table:table-cell>
          <table:table-cell table:formula="of:=[.B1020]" office:value-type="float" office:value="1" calcext:value-type="float">
            <text:p>1</text:p>
          </table:table-cell>
          <table:table-cell office:value-type="float" office:value="157.943808" calcext:value-type="float">
            <text:p>157.943808</text:p>
          </table:table-cell>
          <table:table-cell office:value-type="float" office:value="41.364288" calcext:value-type="float">
            <text:p>41.364288</text:p>
          </table:table-cell>
          <table:table-cell office:value-type="float" office:value="158" calcext:value-type="float">
            <text:p>15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1021]+1" office:value-type="float" office:value="129" calcext:value-type="float">
            <text:p>129</text:p>
          </table:table-cell>
          <table:table-cell table:formula="of:=[.B1021]" office:value-type="float" office:value="2" calcext:value-type="float">
            <text:p>2</text:p>
          </table:table-cell>
          <table:table-cell office:value-type="float" office:value="197.280384" calcext:value-type="float">
            <text:p>197.280384</text:p>
          </table:table-cell>
          <table:table-cell office:value-type="float" office:value="39.283776" calcext:value-type="float">
            <text:p>39.283776</text:p>
          </table:table-cell>
          <table:table-cell office:value-type="float" office:value="198" calcext:value-type="float">
            <text:p>19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1022]+1" office:value-type="float" office:value="129" calcext:value-type="float">
            <text:p>129</text:p>
          </table:table-cell>
          <table:table-cell table:formula="of:=[.B1022]" office:value-type="float" office:value="3" calcext:value-type="float">
            <text:p>3</text:p>
          </table:table-cell>
          <table:table-cell office:value-type="float" office:value="211.366016" calcext:value-type="float">
            <text:p>211.366016</text:p>
          </table:table-cell>
          <table:table-cell office:value-type="float" office:value="33.355488" calcext:value-type="float">
            <text:p>33.355488</text:p>
          </table:table-cell>
          <table:table-cell office:value-type="float" office:value="214" calcext:value-type="float">
            <text:p>21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1023]+1" office:value-type="float" office:value="129" calcext:value-type="float">
            <text:p>129</text:p>
          </table:table-cell>
          <table:table-cell table:formula="of:=[.B1023]" office:value-type="float" office:value="4" calcext:value-type="float">
            <text:p>4</text:p>
          </table:table-cell>
          <table:table-cell office:value-type="float" office:value="239.355392" calcext:value-type="float">
            <text:p>239.355392</text:p>
          </table:table-cell>
          <table:table-cell office:value-type="float" office:value="164.588256" calcext:value-type="float">
            <text:p>164.588256</text:p>
          </table:table-cell>
          <table:table-cell office:value-type="float" office:value="238" calcext:value-type="float">
            <text:p>23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024]+1" office:value-type="float" office:value="129" calcext:value-type="float">
            <text:p>129</text:p>
          </table:table-cell>
          <table:table-cell table:formula="of:=[.B1024]" office:value-type="float" office:value="5" calcext:value-type="float">
            <text:p>5</text:p>
          </table:table-cell>
          <table:table-cell office:value-type="float" office:value="158.400256" calcext:value-type="float">
            <text:p>158.400256</text:p>
          </table:table-cell>
          <table:table-cell office:value-type="float" office:value="168.84912" calcext:value-type="float">
            <text:p>168.84912</text:p>
          </table:table-cell>
          <table:table-cell office:value-type="float" office:value="159" calcext:value-type="float">
            <text:p>15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1025]+1" office:value-type="float" office:value="129" calcext:value-type="float">
            <text:p>129</text:p>
          </table:table-cell>
          <table:table-cell table:formula="of:=[.B1025]" office:value-type="float" office:value="6" calcext:value-type="float">
            <text:p>6</text:p>
          </table:table-cell>
          <table:table-cell office:value-type="float" office:value="73.008256" calcext:value-type="float">
            <text:p>73.008256</text:p>
          </table:table-cell>
          <table:table-cell office:value-type="float" office:value="165.706176" calcext:value-type="float">
            <text:p>165.706176</text:p>
          </table:table-cell>
          <table:table-cell office:value-type="float" office:value="72" calcext:value-type="float">
            <text:p>7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026]+1" office:value-type="float" office:value="129" calcext:value-type="float">
            <text:p>129</text:p>
          </table:table-cell>
          <table:table-cell table:formula="of:=[.B1026]" office:value-type="float" office:value="7" calcext:value-type="float">
            <text:p>7</text:p>
          </table:table-cell>
          <table:table-cell office:value-type="float" office:value="95.228544" calcext:value-type="float">
            <text:p>95.228544</text:p>
          </table:table-cell>
          <table:table-cell office:value-type="float" office:value="34.408416" calcext:value-type="float">
            <text:p>34.408416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5" calcext:value-type="float">
            <text:p>35</text:p>
          </table:table-cell>
        </table:table-row>
        <table:table-row table:style-name="ro1">
          <table:table-cell table:formula="of:=[.A1027]+1" office:value-type="float" office:value="129" calcext:value-type="float">
            <text:p>129</text:p>
          </table:table-cell>
          <table:table-cell table:formula="of:=[.B1027]" office:value-type="float" office:value="8" calcext:value-type="float">
            <text:p>8</text:p>
          </table:table-cell>
          <table:table-cell office:value-type="float" office:value="115.092224" calcext:value-type="float">
            <text:p>115.092224</text:p>
          </table:table-cell>
          <table:table-cell office:value-type="float" office:value="40.10304" calcext:value-type="float">
            <text:p>40.10304</text:p>
          </table:table-cell>
          <table:table-cell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A1028]+1" office:value-type="float" office:value="130" calcext:value-type="float">
            <text:p>130</text:p>
          </table:table-cell>
          <table:table-cell table:formula="of:=[.B1028]" office:value-type="float" office:value="1" calcext:value-type="float">
            <text:p>1</text:p>
          </table:table-cell>
          <table:table-cell office:value-type="float" office:value="169.476992" calcext:value-type="float">
            <text:p>169.476992</text:p>
          </table:table-cell>
          <table:table-cell office:value-type="float" office:value="34.435008" calcext:value-type="float">
            <text:p>34.435008</text:p>
          </table:table-cell>
          <table:table-cell office:value-type="float" office:value="169" calcext:value-type="float">
            <text:p>16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1029]+1" office:value-type="float" office:value="130" calcext:value-type="float">
            <text:p>130</text:p>
          </table:table-cell>
          <table:table-cell table:formula="of:=[.B1029]" office:value-type="float" office:value="2" calcext:value-type="float">
            <text:p>2</text:p>
          </table:table-cell>
          <table:table-cell office:value-type="float" office:value="204.5568" calcext:value-type="float">
            <text:p>204.5568</text:p>
          </table:table-cell>
          <table:table-cell office:value-type="float" office:value="32.806752" calcext:value-type="float">
            <text:p>32.806752</text:p>
          </table:table-cell>
          <table:table-cell office:value-type="float" office:value="206" calcext:value-type="float">
            <text:p>20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1030]+1" office:value-type="float" office:value="130" calcext:value-type="float">
            <text:p>130</text:p>
          </table:table-cell>
          <table:table-cell table:formula="of:=[.B1030]" office:value-type="float" office:value="3" calcext:value-type="float">
            <text:p>3</text:p>
          </table:table-cell>
          <table:table-cell office:value-type="float" office:value="217.619712" calcext:value-type="float">
            <text:p>217.619712</text:p>
          </table:table-cell>
          <table:table-cell office:value-type="float" office:value="26.644512" calcext:value-type="float">
            <text:p>26.644512</text:p>
          </table:table-cell>
          <table:table-cell office:value-type="float" office:value="218" calcext:value-type="float">
            <text:p>2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031]+1" office:value-type="float" office:value="130" calcext:value-type="float">
            <text:p>130</text:p>
          </table:table-cell>
          <table:table-cell table:formula="of:=[.B1031]" office:value-type="float" office:value="4" calcext:value-type="float">
            <text:p>4</text:p>
          </table:table-cell>
          <table:table-cell office:value-type="float" office:value="246.261376" calcext:value-type="float">
            <text:p>246.261376</text:p>
          </table:table-cell>
          <table:table-cell office:value-type="float" office:value="147.2352" calcext:value-type="float">
            <text:p>147.2352</text:p>
          </table:table-cell>
          <table:table-cell office:value-type="float" office:value="247" calcext:value-type="float">
            <text:p>24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formula="of:=[.A1032]+1" office:value-type="float" office:value="130" calcext:value-type="float">
            <text:p>130</text:p>
          </table:table-cell>
          <table:table-cell table:formula="of:=[.B1032]" office:value-type="float" office:value="5" calcext:value-type="float">
            <text:p>5</text:p>
          </table:table-cell>
          <table:table-cell office:value-type="float" office:value="173.455872" calcext:value-type="float">
            <text:p>173.455872</text:p>
          </table:table-cell>
          <table:table-cell office:value-type="float" office:value="154.26432" calcext:value-type="float">
            <text:p>154.26432</text:p>
          </table:table-cell>
          <table:table-cell office:value-type="float" office:value="174" calcext:value-type="float">
            <text:p>17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1033]+1" office:value-type="float" office:value="130" calcext:value-type="float">
            <text:p>130</text:p>
          </table:table-cell>
          <table:table-cell table:formula="of:=[.B1033]" office:value-type="float" office:value="6" calcext:value-type="float">
            <text:p>6</text:p>
          </table:table-cell>
          <table:table-cell office:value-type="float" office:value="94.172928" calcext:value-type="float">
            <text:p>94.172928</text:p>
          </table:table-cell>
          <table:table-cell office:value-type="float" office:value="152.029536" calcext:value-type="float">
            <text:p>152.029536</text:p>
          </table:table-cell>
          <table:table-cell office:value-type="float" office:value="95" calcext:value-type="float">
            <text:p>9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034]+1" office:value-type="float" office:value="130" calcext:value-type="float">
            <text:p>130</text:p>
          </table:table-cell>
          <table:table-cell table:formula="of:=[.B1034]" office:value-type="float" office:value="7" calcext:value-type="float">
            <text:p>7</text:p>
          </table:table-cell>
          <table:table-cell office:value-type="float" office:value="112.19072" calcext:value-type="float">
            <text:p>112.19072</text:p>
          </table:table-cell>
          <table:table-cell office:value-type="float" office:value="29.965056" calcext:value-type="float">
            <text:p>29.965056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30" calcext:value-type="float">
            <text:p>30</text:p>
          </table:table-cell>
        </table:table-row>
        <table:table-row table:style-name="ro1">
          <table:table-cell table:formula="of:=[.A1035]+1" office:value-type="float" office:value="130" calcext:value-type="float">
            <text:p>130</text:p>
          </table:table-cell>
          <table:table-cell table:formula="of:=[.B1035]" office:value-type="float" office:value="8" calcext:value-type="float">
            <text:p>8</text:p>
          </table:table-cell>
          <table:table-cell office:value-type="float" office:value="130.1875712" calcext:value-type="float">
            <text:p>130.1875712</text:p>
          </table:table-cell>
          <table:table-cell office:value-type="float" office:value="34.596096" calcext:value-type="float">
            <text:p>34.596096</text:p>
          </table:table-cell>
          <table:table-cell office:value-type="float" office:value="129" calcext:value-type="float">
            <text:p>12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1036]+1" office:value-type="float" office:value="131" calcext:value-type="float">
            <text:p>131</text:p>
          </table:table-cell>
          <table:table-cell table:formula="of:=[.B1036]" office:value-type="float" office:value="1" calcext:value-type="float">
            <text:p>1</text:p>
          </table:table-cell>
          <table:table-cell office:value-type="float" office:value="166.842752" calcext:value-type="float">
            <text:p>166.842752</text:p>
          </table:table-cell>
          <table:table-cell office:value-type="float" office:value="36.43104" calcext:value-type="float">
            <text:p>36.43104</text:p>
          </table:table-cell>
          <table:table-cell office:value-type="float" office:value="168" calcext:value-type="float">
            <text:p>16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1037]+1" office:value-type="float" office:value="131" calcext:value-type="float">
            <text:p>131</text:p>
          </table:table-cell>
          <table:table-cell table:formula="of:=[.B1037]" office:value-type="float" office:value="2" calcext:value-type="float">
            <text:p>2</text:p>
          </table:table-cell>
          <table:table-cell office:value-type="float" office:value="203.194368" calcext:value-type="float">
            <text:p>203.194368</text:p>
          </table:table-cell>
          <table:table-cell office:value-type="float" office:value="36.018912" calcext:value-type="float">
            <text:p>36.018912</text:p>
          </table:table-cell>
          <table:table-cell office:value-type="float" office:value="203" calcext:value-type="float">
            <text:p>2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1038]+1" office:value-type="float" office:value="131" calcext:value-type="float">
            <text:p>131</text:p>
          </table:table-cell>
          <table:table-cell table:formula="of:=[.B1038]" office:value-type="float" office:value="3" calcext:value-type="float">
            <text:p>3</text:p>
          </table:table-cell>
          <table:table-cell office:value-type="float" office:value="215.901312" calcext:value-type="float">
            <text:p>215.901312</text:p>
          </table:table-cell>
          <table:table-cell office:value-type="float" office:value="30.79632" calcext:value-type="float">
            <text:p>30.79632</text:p>
          </table:table-cell>
          <table:table-cell office:value-type="float" office:value="216" calcext:value-type="float">
            <text:p>21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1039]+1" office:value-type="float" office:value="131" calcext:value-type="float">
            <text:p>131</text:p>
          </table:table-cell>
          <table:table-cell table:formula="of:=[.B1039]" office:value-type="float" office:value="4" calcext:value-type="float">
            <text:p>4</text:p>
          </table:table-cell>
          <table:table-cell office:value-type="float" office:value="241.313792" calcext:value-type="float">
            <text:p>241.313792</text:p>
          </table:table-cell>
          <table:table-cell office:value-type="float" office:value="154.876128" calcext:value-type="float">
            <text:p>154.876128</text:p>
          </table:table-cell>
          <table:table-cell office:value-type="float" office:value="238" calcext:value-type="float">
            <text:p>238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1040]+1" office:value-type="float" office:value="131" calcext:value-type="float">
            <text:p>131</text:p>
          </table:table-cell>
          <table:table-cell table:formula="of:=[.B1040]" office:value-type="float" office:value="5" calcext:value-type="float">
            <text:p>5</text:p>
          </table:table-cell>
          <table:table-cell office:value-type="float" office:value="166.175232" calcext:value-type="float">
            <text:p>166.175232</text:p>
          </table:table-cell>
          <table:table-cell office:value-type="float" office:value="159.01248" calcext:value-type="float">
            <text:p>159.01248</text:p>
          </table:table-cell>
          <table:table-cell office:value-type="float" office:value="165" calcext:value-type="float">
            <text:p>16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1041]+1" office:value-type="float" office:value="131" calcext:value-type="float">
            <text:p>131</text:p>
          </table:table-cell>
          <table:table-cell table:formula="of:=[.B1041]" office:value-type="float" office:value="6" calcext:value-type="float">
            <text:p>6</text:p>
          </table:table-cell>
          <table:table-cell office:value-type="float" office:value="86.300672" calcext:value-type="float">
            <text:p>86.300672</text:p>
          </table:table-cell>
          <table:table-cell office:value-type="float" office:value="154.654464" calcext:value-type="float">
            <text:p>154.654464</text:p>
          </table:table-cell>
          <table:table-cell office:value-type="float" office:value="89" calcext:value-type="float">
            <text:p>89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1042]+1" office:value-type="float" office:value="131" calcext:value-type="float">
            <text:p>131</text:p>
          </table:table-cell>
          <table:table-cell table:formula="of:=[.B1042]" office:value-type="float" office:value="7" calcext:value-type="float">
            <text:p>7</text:p>
          </table:table-cell>
          <table:table-cell office:value-type="float" office:value="108.261632" calcext:value-type="float">
            <text:p>108.261632</text:p>
          </table:table-cell>
          <table:table-cell office:value-type="float" office:value="30.96672" calcext:value-type="float">
            <text:p>30.96672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30" calcext:value-type="float">
            <text:p>30</text:p>
          </table:table-cell>
        </table:table-row>
        <table:table-row table:style-name="ro1">
          <table:table-cell table:formula="of:=[.A1043]+1" office:value-type="float" office:value="131" calcext:value-type="float">
            <text:p>131</text:p>
          </table:table-cell>
          <table:table-cell table:formula="of:=[.B1043]" office:value-type="float" office:value="8" calcext:value-type="float">
            <text:p>8</text:p>
          </table:table-cell>
          <table:table-cell office:value-type="float" office:value="125.799104" calcext:value-type="float">
            <text:p>125.799104</text:p>
          </table:table-cell>
          <table:table-cell office:value-type="float" office:value="36.046944" calcext:value-type="float">
            <text:p>36.046944</text:p>
          </table:table-cell>
          <table:table-cell office:value-type="float" office:value="126" calcext:value-type="float">
            <text:p>12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1044]+1" office:value-type="float" office:value="132" calcext:value-type="float">
            <text:p>132</text:p>
          </table:table-cell>
          <table:table-cell table:formula="of:=[.B1044]" office:value-type="float" office:value="1" calcext:value-type="float">
            <text:p>1</text:p>
          </table:table-cell>
          <table:table-cell office:value-type="float" office:value="164.579328" calcext:value-type="float">
            <text:p>164.579328</text:p>
          </table:table-cell>
          <table:table-cell office:value-type="float" office:value="37.957056" calcext:value-type="float">
            <text:p>37.957056</text:p>
          </table:table-cell>
          <table:table-cell office:value-type="float" office:value="162" calcext:value-type="float">
            <text:p>16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1045]+1" office:value-type="float" office:value="132" calcext:value-type="float">
            <text:p>132</text:p>
          </table:table-cell>
          <table:table-cell table:formula="of:=[.B1045]" office:value-type="float" office:value="2" calcext:value-type="float">
            <text:p>2</text:p>
          </table:table-cell>
          <table:table-cell office:value-type="float" office:value="199.184384" calcext:value-type="float">
            <text:p>199.184384</text:p>
          </table:table-cell>
          <table:table-cell office:value-type="float" office:value="35.631456" calcext:value-type="float">
            <text:p>35.631456</text:p>
          </table:table-cell>
          <table:table-cell office:value-type="float" office:value="198" calcext:value-type="float">
            <text:p>19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1046]+1" office:value-type="float" office:value="132" calcext:value-type="float">
            <text:p>132</text:p>
          </table:table-cell>
          <table:table-cell table:formula="of:=[.B1046]" office:value-type="float" office:value="3" calcext:value-type="float">
            <text:p>3</text:p>
          </table:table-cell>
          <table:table-cell office:value-type="float" office:value="212.56832" calcext:value-type="float">
            <text:p>212.56832</text:p>
          </table:table-cell>
          <table:table-cell office:value-type="float" office:value="29.551776" calcext:value-type="float">
            <text:p>29.551776</text:p>
          </table:table-cell>
          <table:table-cell office:value-type="float" office:value="211" calcext:value-type="float">
            <text:p>2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1047]+1" office:value-type="float" office:value="132" calcext:value-type="float">
            <text:p>132</text:p>
          </table:table-cell>
          <table:table-cell table:formula="of:=[.B1047]" office:value-type="float" office:value="4" calcext:value-type="float">
            <text:p>4</text:p>
          </table:table-cell>
          <table:table-cell office:value-type="float" office:value="241.048192" calcext:value-type="float">
            <text:p>241.048192</text:p>
          </table:table-cell>
          <table:table-cell office:value-type="float" office:value="150.076512" calcext:value-type="float">
            <text:p>150.076512</text:p>
          </table:table-cell>
          <table:table-cell office:value-type="float" office:value="240" calcext:value-type="float">
            <text:p>2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formula="of:=[.A1048]+1" office:value-type="float" office:value="132" calcext:value-type="float">
            <text:p>132</text:p>
          </table:table-cell>
          <table:table-cell table:formula="of:=[.B1048]" office:value-type="float" office:value="5" calcext:value-type="float">
            <text:p>5</text:p>
          </table:table-cell>
          <table:table-cell office:value-type="float" office:value="168.9056" calcext:value-type="float">
            <text:p>168.9056</text:p>
          </table:table-cell>
          <table:table-cell office:value-type="float" office:value="157.140192" calcext:value-type="float">
            <text:p>157.140192</text:p>
          </table:table-cell>
          <table:table-cell office:value-type="float" office:value="168" calcext:value-type="float">
            <text:p>16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049]+1" office:value-type="float" office:value="132" calcext:value-type="float">
            <text:p>132</text:p>
          </table:table-cell>
          <table:table-cell table:formula="of:=[.B1049]" office:value-type="float" office:value="6" calcext:value-type="float">
            <text:p>6</text:p>
          </table:table-cell>
          <table:table-cell office:value-type="float" office:value="91.89056" calcext:value-type="float">
            <text:p>91.89056</text:p>
          </table:table-cell>
          <table:table-cell office:value-type="float" office:value="155.71632" calcext:value-type="float">
            <text:p>155.71632</text:p>
          </table:table-cell>
          <table:table-cell office:value-type="float" office:value="94" calcext:value-type="float">
            <text:p>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050]+1" office:value-type="float" office:value="132" calcext:value-type="float">
            <text:p>132</text:p>
          </table:table-cell>
          <table:table-cell table:formula="of:=[.B1050]" office:value-type="float" office:value="7" calcext:value-type="float">
            <text:p>7</text:p>
          </table:table-cell>
          <table:table-cell office:value-type="float" office:value="107.423616" calcext:value-type="float">
            <text:p>107.423616</text:p>
          </table:table-cell>
          <table:table-cell office:value-type="float" office:value="34.117728" calcext:value-type="float">
            <text:p>34.117728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34" calcext:value-type="float">
            <text:p>34</text:p>
          </table:table-cell>
        </table:table-row>
        <table:table-row table:style-name="ro1">
          <table:table-cell table:formula="of:=[.A1051]+1" office:value-type="float" office:value="132" calcext:value-type="float">
            <text:p>132</text:p>
          </table:table-cell>
          <table:table-cell table:formula="of:=[.B1051]" office:value-type="float" office:value="8" calcext:value-type="float">
            <text:p>8</text:p>
          </table:table-cell>
          <table:table-cell office:value-type="float" office:value="125.7162624" calcext:value-type="float">
            <text:p>125.7162624</text:p>
          </table:table-cell>
          <table:table-cell office:value-type="float" office:value="38.823264" calcext:value-type="float">
            <text:p>38.823264</text:p>
          </table:table-cell>
          <table:table-cell office:value-type="float" office:value="129" calcext:value-type="float">
            <text:p>12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1052]+1" office:value-type="float" office:value="133" calcext:value-type="float">
            <text:p>133</text:p>
          </table:table-cell>
          <table:table-cell table:formula="of:=[.B1052]" office:value-type="float" office:value="1" calcext:value-type="float">
            <text:p>1</text:p>
          </table:table-cell>
          <table:table-cell office:value-type="float" office:value="173.983616" calcext:value-type="float">
            <text:p>173.983616</text:p>
          </table:table-cell>
          <table:table-cell office:value-type="float" office:value="42.479904" calcext:value-type="float">
            <text:p>42.479904</text:p>
          </table:table-cell>
          <table:table-cell office:value-type="float" office:value="175" calcext:value-type="float">
            <text:p>17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1053]+1" office:value-type="float" office:value="133" calcext:value-type="float">
            <text:p>133</text:p>
          </table:table-cell>
          <table:table-cell table:formula="of:=[.B1053]" office:value-type="float" office:value="2" calcext:value-type="float">
            <text:p>2</text:p>
          </table:table-cell>
          <table:table-cell office:value-type="float" office:value="209.529472" calcext:value-type="float">
            <text:p>209.529472</text:p>
          </table:table-cell>
          <table:table-cell office:value-type="float" office:value="42.568128" calcext:value-type="float">
            <text:p>42.568128</text:p>
          </table:table-cell>
          <table:table-cell office:value-type="float" office:value="213" calcext:value-type="float">
            <text:p>21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1054]+1" office:value-type="float" office:value="133" calcext:value-type="float">
            <text:p>133</text:p>
          </table:table-cell>
          <table:table-cell table:formula="of:=[.B1054]" office:value-type="float" office:value="3" calcext:value-type="float">
            <text:p>3</text:p>
          </table:table-cell>
          <table:table-cell office:value-type="float" office:value="220.850048" calcext:value-type="float">
            <text:p>220.850048</text:p>
          </table:table-cell>
          <table:table-cell office:value-type="float" office:value="39.28176" calcext:value-type="float">
            <text:p>39.28176</text:p>
          </table:table-cell>
          <table:table-cell office:value-type="float" office:value="221" calcext:value-type="float">
            <text:p>22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A1055]+1" office:value-type="float" office:value="133" calcext:value-type="float">
            <text:p>133</text:p>
          </table:table-cell>
          <table:table-cell table:formula="of:=[.B1055]" office:value-type="float" office:value="4" calcext:value-type="float">
            <text:p>4</text:p>
          </table:table-cell>
          <table:table-cell office:value-type="float" office:value="244.07744" calcext:value-type="float">
            <text:p>244.07744</text:p>
          </table:table-cell>
          <table:table-cell office:value-type="float" office:value="155.613024" calcext:value-type="float">
            <text:p>155.613024</text:p>
          </table:table-cell>
          <table:table-cell office:value-type="float" office:value="244" calcext:value-type="float">
            <text:p>24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1056]+1" office:value-type="float" office:value="133" calcext:value-type="float">
            <text:p>133</text:p>
          </table:table-cell>
          <table:table-cell table:formula="of:=[.B1056]" office:value-type="float" office:value="5" calcext:value-type="float">
            <text:p>5</text:p>
          </table:table-cell>
          <table:table-cell office:value-type="float" office:value="172.871552" calcext:value-type="float">
            <text:p>172.871552</text:p>
          </table:table-cell>
          <table:table-cell office:value-type="float" office:value="157.87488" calcext:value-type="float">
            <text:p>157.87488</text:p>
          </table:table-cell>
          <table:table-cell office:value-type="float" office:value="172" calcext:value-type="float">
            <text:p>17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1057]+1" office:value-type="float" office:value="133" calcext:value-type="float">
            <text:p>133</text:p>
          </table:table-cell>
          <table:table-cell table:formula="of:=[.B1057]" office:value-type="float" office:value="6" calcext:value-type="float">
            <text:p>6</text:p>
          </table:table-cell>
          <table:table-cell office:value-type="float" office:value="99.124096" calcext:value-type="float">
            <text:p>99.124096</text:p>
          </table:table-cell>
          <table:table-cell office:value-type="float" office:value="152.827296" calcext:value-type="float">
            <text:p>152.827296</text:p>
          </table:table-cell>
          <table:table-cell office:value-type="float" office:value="96" calcext:value-type="float">
            <text:p>9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1058]+1" office:value-type="float" office:value="133" calcext:value-type="float">
            <text:p>133</text:p>
          </table:table-cell>
          <table:table-cell table:formula="of:=[.B1058]" office:value-type="float" office:value="7" calcext:value-type="float">
            <text:p>7</text:p>
          </table:table-cell>
          <table:table-cell office:value-type="float" office:value="119.038656" calcext:value-type="float">
            <text:p>119.038656</text:p>
          </table:table-cell>
          <table:table-cell office:value-type="float" office:value="37.01808" calcext:value-type="float">
            <text:p>37.01808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38" calcext:value-type="float">
            <text:p>38</text:p>
          </table:table-cell>
        </table:table-row>
        <table:table-row table:style-name="ro1">
          <table:table-cell table:formula="of:=[.A1059]+1" office:value-type="float" office:value="133" calcext:value-type="float">
            <text:p>133</text:p>
          </table:table-cell>
          <table:table-cell table:formula="of:=[.B1059]" office:value-type="float" office:value="8" calcext:value-type="float">
            <text:p>8</text:p>
          </table:table-cell>
          <table:table-cell office:value-type="float" office:value="136.8728704" calcext:value-type="float">
            <text:p>136.8728704</text:p>
          </table:table-cell>
          <table:table-cell office:value-type="float" office:value="42.161664" calcext:value-type="float">
            <text:p>42.161664</text:p>
          </table:table-cell>
          <table:table-cell office:value-type="float" office:value="141" calcext:value-type="float">
            <text:p>1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1060]+1" office:value-type="float" office:value="134" calcext:value-type="float">
            <text:p>134</text:p>
          </table:table-cell>
          <table:table-cell table:formula="of:=[.B1060]" office:value-type="float" office:value="1" calcext:value-type="float">
            <text:p>1</text:p>
          </table:table-cell>
          <table:table-cell office:value-type="float" office:value="166.605696" calcext:value-type="float">
            <text:p>166.605696</text:p>
          </table:table-cell>
          <table:table-cell office:value-type="float" office:value="38.069376" calcext:value-type="float">
            <text:p>38.069376</text:p>
          </table:table-cell>
          <table:table-cell office:value-type="float" office:value="166" calcext:value-type="float">
            <text:p>16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1061]+1" office:value-type="float" office:value="134" calcext:value-type="float">
            <text:p>134</text:p>
          </table:table-cell>
          <table:table-cell table:formula="of:=[.B1061]" office:value-type="float" office:value="2" calcext:value-type="float">
            <text:p>2</text:p>
          </table:table-cell>
          <table:table-cell office:value-type="float" office:value="200.484224" calcext:value-type="float">
            <text:p>200.484224</text:p>
          </table:table-cell>
          <table:table-cell office:value-type="float" office:value="36.28656" calcext:value-type="float">
            <text:p>36.28656</text:p>
          </table:table-cell>
          <table:table-cell office:value-type="float" office:value="199" calcext:value-type="float">
            <text:p>19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1062]+1" office:value-type="float" office:value="134" calcext:value-type="float">
            <text:p>134</text:p>
          </table:table-cell>
          <table:table-cell table:formula="of:=[.B1062]" office:value-type="float" office:value="3" calcext:value-type="float">
            <text:p>3</text:p>
          </table:table-cell>
          <table:table-cell office:value-type="float" office:value="214.228608" calcext:value-type="float">
            <text:p>214.228608</text:p>
          </table:table-cell>
          <table:table-cell office:value-type="float" office:value="31.100352" calcext:value-type="float">
            <text:p>31.100352</text:p>
          </table:table-cell>
          <table:table-cell office:value-type="float" office:value="213" calcext:value-type="float">
            <text:p>2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1063]+1" office:value-type="float" office:value="134" calcext:value-type="float">
            <text:p>134</text:p>
          </table:table-cell>
          <table:table-cell table:formula="of:=[.B1063]" office:value-type="float" office:value="4" calcext:value-type="float">
            <text:p>4</text:p>
          </table:table-cell>
          <table:table-cell office:value-type="float" office:value="240.92672" calcext:value-type="float">
            <text:p>240.92672</text:p>
          </table:table-cell>
          <table:table-cell office:value-type="float" office:value="152.916384" calcext:value-type="float">
            <text:p>152.916384</text:p>
          </table:table-cell>
          <table:table-cell office:value-type="float" office:value="243" calcext:value-type="float">
            <text:p>24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1064]+1" office:value-type="float" office:value="134" calcext:value-type="float">
            <text:p>134</text:p>
          </table:table-cell>
          <table:table-cell table:formula="of:=[.B1064]" office:value-type="float" office:value="5" calcext:value-type="float">
            <text:p>5</text:p>
          </table:table-cell>
          <table:table-cell office:value-type="float" office:value="168.007424" calcext:value-type="float">
            <text:p>168.007424</text:p>
          </table:table-cell>
          <table:table-cell office:value-type="float" office:value="157.210368" calcext:value-type="float">
            <text:p>157.210368</text:p>
          </table:table-cell>
          <table:table-cell office:value-type="float" office:value="170" calcext:value-type="float">
            <text:p>17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1065]+1" office:value-type="float" office:value="134" calcext:value-type="float">
            <text:p>134</text:p>
          </table:table-cell>
          <table:table-cell table:formula="of:=[.B1065]" office:value-type="float" office:value="6" calcext:value-type="float">
            <text:p>6</text:p>
          </table:table-cell>
          <table:table-cell office:value-type="float" office:value="90.609536" calcext:value-type="float">
            <text:p>90.609536</text:p>
          </table:table-cell>
          <table:table-cell office:value-type="float" office:value="153.850176" calcext:value-type="float">
            <text:p>153.850176</text:p>
          </table:table-cell>
          <table:table-cell office:value-type="float" office:value="92" calcext:value-type="float">
            <text:p>9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1066]+1" office:value-type="float" office:value="134" calcext:value-type="float">
            <text:p>134</text:p>
          </table:table-cell>
          <table:table-cell table:formula="of:=[.B1066]" office:value-type="float" office:value="7" calcext:value-type="float">
            <text:p>7</text:p>
          </table:table-cell>
          <table:table-cell office:value-type="float" office:value="109.137408" calcext:value-type="float">
            <text:p>109.137408</text:p>
          </table:table-cell>
          <table:table-cell office:value-type="float" office:value="32.37264" calcext:value-type="float">
            <text:p>32.37264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33" calcext:value-type="float">
            <text:p>33</text:p>
          </table:table-cell>
        </table:table-row>
        <table:table-row table:style-name="ro1">
          <table:table-cell table:formula="of:=[.A1067]+1" office:value-type="float" office:value="134" calcext:value-type="float">
            <text:p>134</text:p>
          </table:table-cell>
          <table:table-cell table:formula="of:=[.B1067]" office:value-type="float" office:value="8" calcext:value-type="float">
            <text:p>8</text:p>
          </table:table-cell>
          <table:table-cell office:value-type="float" office:value="128.45943808" calcext:value-type="float">
            <text:p>128.45943808</text:p>
          </table:table-cell>
          <table:table-cell office:value-type="float" office:value="37.12416" calcext:value-type="float">
            <text:p>37.12416</text:p>
          </table:table-cell>
          <table:table-cell office:value-type="float" office:value="127" calcext:value-type="float">
            <text:p>12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1068]+1" office:value-type="float" office:value="135" calcext:value-type="float">
            <text:p>135</text:p>
          </table:table-cell>
          <table:table-cell table:formula="of:=[.B1068]" office:value-type="float" office:value="1" calcext:value-type="float">
            <text:p>1</text:p>
          </table:table-cell>
          <table:table-cell office:value-type="float" office:value="164.985344" calcext:value-type="float">
            <text:p>164.985344</text:p>
          </table:table-cell>
          <table:table-cell office:value-type="float" office:value="31.149984" calcext:value-type="float">
            <text:p>31.149984</text:p>
          </table:table-cell>
          <table:table-cell office:value-type="float" office:value="163" calcext:value-type="float">
            <text:p>16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1069]+1" office:value-type="float" office:value="135" calcext:value-type="float">
            <text:p>135</text:p>
          </table:table-cell>
          <table:table-cell table:formula="of:=[.B1069]" office:value-type="float" office:value="2" calcext:value-type="float">
            <text:p>2</text:p>
          </table:table-cell>
          <table:table-cell office:value-type="float" office:value="202.4096" calcext:value-type="float">
            <text:p>202.4096</text:p>
          </table:table-cell>
          <table:table-cell office:value-type="float" office:value="30.035328" calcext:value-type="float">
            <text:p>30.035328</text:p>
          </table:table-cell>
          <table:table-cell office:value-type="float" office:value="203" calcext:value-type="float">
            <text:p>20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1070]+1" office:value-type="float" office:value="135" calcext:value-type="float">
            <text:p>135</text:p>
          </table:table-cell>
          <table:table-cell table:formula="of:=[.B1070]" office:value-type="float" office:value="3" calcext:value-type="float">
            <text:p>3</text:p>
          </table:table-cell>
          <table:table-cell office:value-type="float" office:value="215.258624" calcext:value-type="float">
            <text:p>215.258624</text:p>
          </table:table-cell>
          <table:table-cell office:value-type="float" office:value="25.272288" calcext:value-type="float">
            <text:p>25.272288</text:p>
          </table:table-cell>
          <table:table-cell office:value-type="float" office:value="218" calcext:value-type="float">
            <text:p>2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071]+1" office:value-type="float" office:value="135" calcext:value-type="float">
            <text:p>135</text:p>
          </table:table-cell>
          <table:table-cell table:formula="of:=[.B1071]" office:value-type="float" office:value="4" calcext:value-type="float">
            <text:p>4</text:p>
          </table:table-cell>
          <table:table-cell office:value-type="float" office:value="237.501312" calcext:value-type="float">
            <text:p>237.501312</text:p>
          </table:table-cell>
          <table:table-cell office:value-type="float" office:value="149.67168" calcext:value-type="float">
            <text:p>149.67168</text:p>
          </table:table-cell>
          <table:table-cell office:value-type="float" office:value="237" calcext:value-type="float">
            <text:p>23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[.A1072]+1" office:value-type="float" office:value="135" calcext:value-type="float">
            <text:p>135</text:p>
          </table:table-cell>
          <table:table-cell table:formula="of:=[.B1072]" office:value-type="float" office:value="5" calcext:value-type="float">
            <text:p>5</text:p>
          </table:table-cell>
          <table:table-cell office:value-type="float" office:value="162.268288" calcext:value-type="float">
            <text:p>162.268288</text:p>
          </table:table-cell>
          <table:table-cell office:value-type="float" office:value="152.456736" calcext:value-type="float">
            <text:p>152.456736</text:p>
          </table:table-cell>
          <table:table-cell office:value-type="float" office:value="161" calcext:value-type="float">
            <text:p>16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1073]+1" office:value-type="float" office:value="135" calcext:value-type="float">
            <text:p>135</text:p>
          </table:table-cell>
          <table:table-cell table:formula="of:=[.B1073]" office:value-type="float" office:value="6" calcext:value-type="float">
            <text:p>6</text:p>
          </table:table-cell>
          <table:table-cell office:value-type="float" office:value="82.921088" calcext:value-type="float">
            <text:p>82.921088</text:p>
          </table:table-cell>
          <table:table-cell office:value-type="float" office:value="146.294976" calcext:value-type="float">
            <text:p>146.294976</text:p>
          </table:table-cell>
          <table:table-cell office:value-type="float" office:value="82" calcext:value-type="float">
            <text:p>8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formula="of:=[.A1074]+1" office:value-type="float" office:value="135" calcext:value-type="float">
            <text:p>135</text:p>
          </table:table-cell>
          <table:table-cell table:formula="of:=[.B1074]" office:value-type="float" office:value="7" calcext:value-type="float">
            <text:p>7</text:p>
          </table:table-cell>
          <table:table-cell office:value-type="float" office:value="106.944128" calcext:value-type="float">
            <text:p>106.944128</text:p>
          </table:table-cell>
          <table:table-cell office:value-type="float" office:value="22.889472" calcext:value-type="float">
            <text:p>22.889472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23" calcext:value-type="float">
            <text:p>23</text:p>
          </table:table-cell>
        </table:table-row>
        <table:table-row table:style-name="ro1">
          <table:table-cell table:formula="of:=[.A1075]+1" office:value-type="float" office:value="135" calcext:value-type="float">
            <text:p>135</text:p>
          </table:table-cell>
          <table:table-cell table:formula="of:=[.B1075]" office:value-type="float" office:value="8" calcext:value-type="float">
            <text:p>8</text:p>
          </table:table-cell>
          <table:table-cell office:value-type="float" office:value="125.0413568" calcext:value-type="float">
            <text:p>125.0413568</text:p>
          </table:table-cell>
          <table:table-cell office:value-type="float" office:value="28.707648" calcext:value-type="float">
            <text:p>28.707648</text:p>
          </table:table-cell>
          <table:table-cell office:value-type="float" office:value="125" calcext:value-type="float">
            <text:p>1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1076]+1" office:value-type="float" office:value="136" calcext:value-type="float">
            <text:p>136</text:p>
          </table:table-cell>
          <table:table-cell table:formula="of:=[.B1076]" office:value-type="float" office:value="1" calcext:value-type="float">
            <text:p>1</text:p>
          </table:table-cell>
          <table:table-cell office:value-type="float" office:value="163.564032" calcext:value-type="float">
            <text:p>163.564032</text:p>
          </table:table-cell>
          <table:table-cell office:value-type="float" office:value="41.780256" calcext:value-type="float">
            <text:p>41.780256</text:p>
          </table:table-cell>
          <table:table-cell office:value-type="float" office:value="160" calcext:value-type="float">
            <text:p>16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A1077]+1" office:value-type="float" office:value="136" calcext:value-type="float">
            <text:p>136</text:p>
          </table:table-cell>
          <table:table-cell table:formula="of:=[.B1077]" office:value-type="float" office:value="2" calcext:value-type="float">
            <text:p>2</text:p>
          </table:table-cell>
          <table:table-cell office:value-type="float" office:value="200.226816" calcext:value-type="float">
            <text:p>200.226816</text:p>
          </table:table-cell>
          <table:table-cell office:value-type="float" office:value="41.19456" calcext:value-type="float">
            <text:p>41.19456</text:p>
          </table:table-cell>
          <table:table-cell office:value-type="float" office:value="199" calcext:value-type="float">
            <text:p>19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1078]+1" office:value-type="float" office:value="136" calcext:value-type="float">
            <text:p>136</text:p>
          </table:table-cell>
          <table:table-cell table:formula="of:=[.B1078]" office:value-type="float" office:value="3" calcext:value-type="float">
            <text:p>3</text:p>
          </table:table-cell>
          <table:table-cell office:value-type="float" office:value="214.414208" calcext:value-type="float">
            <text:p>214.414208</text:p>
          </table:table-cell>
          <table:table-cell office:value-type="float" office:value="35.820576" calcext:value-type="float">
            <text:p>35.820576</text:p>
          </table:table-cell>
          <table:table-cell office:value-type="float" office:value="212" calcext:value-type="float">
            <text:p>21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1079]+1" office:value-type="float" office:value="136" calcext:value-type="float">
            <text:p>136</text:p>
          </table:table-cell>
          <table:table-cell table:formula="of:=[.B1079]" office:value-type="float" office:value="4" calcext:value-type="float">
            <text:p>4</text:p>
          </table:table-cell>
          <table:table-cell office:value-type="float" office:value="241.44704" calcext:value-type="float">
            <text:p>241.44704</text:p>
          </table:table-cell>
          <table:table-cell office:value-type="float" office:value="161.5248" calcext:value-type="float">
            <text:p>161.5248</text:p>
          </table:table-cell>
          <table:table-cell office:value-type="float" office:value="243" calcext:value-type="float">
            <text:p>243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1080]+1" office:value-type="float" office:value="136" calcext:value-type="float">
            <text:p>136</text:p>
          </table:table-cell>
          <table:table-cell table:formula="of:=[.B1080]" office:value-type="float" office:value="5" calcext:value-type="float">
            <text:p>5</text:p>
          </table:table-cell>
          <table:table-cell office:value-type="float" office:value="163.97376" calcext:value-type="float">
            <text:p>163.97376</text:p>
          </table:table-cell>
          <table:table-cell office:value-type="float" office:value="165.790944" calcext:value-type="float">
            <text:p>165.790944</text:p>
          </table:table-cell>
          <table:table-cell office:value-type="float" office:value="165" calcext:value-type="float">
            <text:p>165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1081]+1" office:value-type="float" office:value="136" calcext:value-type="float">
            <text:p>136</text:p>
          </table:table-cell>
          <table:table-cell table:formula="of:=[.B1081]" office:value-type="float" office:value="6" calcext:value-type="float">
            <text:p>6</text:p>
          </table:table-cell>
          <table:table-cell office:value-type="float" office:value="81.369472" calcext:value-type="float">
            <text:p>81.369472</text:p>
          </table:table-cell>
          <table:table-cell office:value-type="float" office:value="161.305152" calcext:value-type="float">
            <text:p>161.305152</text:p>
          </table:table-cell>
          <table:table-cell office:value-type="float" office:value="81" calcext:value-type="float">
            <text:p>81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1082]+1" office:value-type="float" office:value="136" calcext:value-type="float">
            <text:p>136</text:p>
          </table:table-cell>
          <table:table-cell table:formula="of:=[.B1082]" office:value-type="float" office:value="7" calcext:value-type="float">
            <text:p>7</text:p>
          </table:table-cell>
          <table:table-cell office:value-type="float" office:value="103.889408" calcext:value-type="float">
            <text:p>103.889408</text:p>
          </table:table-cell>
          <table:table-cell office:value-type="float" office:value="35.982048" calcext:value-type="float">
            <text:p>35.982048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1">
          <table:table-cell table:formula="of:=[.A1083]+1" office:value-type="float" office:value="136" calcext:value-type="float">
            <text:p>136</text:p>
          </table:table-cell>
          <table:table-cell table:formula="of:=[.B1083]" office:value-type="float" office:value="8" calcext:value-type="float">
            <text:p>8</text:p>
          </table:table-cell>
          <table:table-cell office:value-type="float" office:value="123.4120448" calcext:value-type="float">
            <text:p>123.4120448</text:p>
          </table:table-cell>
          <table:table-cell office:value-type="float" office:value="40.67088" calcext:value-type="float">
            <text:p>40.67088</text:p>
          </table:table-cell>
          <table:table-cell office:value-type="float" office:value="123" calcext:value-type="float">
            <text:p>12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A1084]+1" office:value-type="float" office:value="137" calcext:value-type="float">
            <text:p>137</text:p>
          </table:table-cell>
          <table:table-cell table:formula="of:=[.B1084]" office:value-type="float" office:value="1" calcext:value-type="float">
            <text:p>1</text:p>
          </table:table-cell>
          <table:table-cell office:value-type="float" office:value="164.827136" calcext:value-type="float">
            <text:p>164.827136</text:p>
          </table:table-cell>
          <table:table-cell office:value-type="float" office:value="49.636128" calcext:value-type="float">
            <text:p>49.636128</text:p>
          </table:table-cell>
          <table:table-cell office:value-type="float" office:value="162" calcext:value-type="float">
            <text:p>16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[.A1085]+1" office:value-type="float" office:value="137" calcext:value-type="float">
            <text:p>137</text:p>
          </table:table-cell>
          <table:table-cell table:formula="of:=[.B1085]" office:value-type="float" office:value="2" calcext:value-type="float">
            <text:p>2</text:p>
          </table:table-cell>
          <table:table-cell office:value-type="float" office:value="204.69952" calcext:value-type="float">
            <text:p>204.69952</text:p>
          </table:table-cell>
          <table:table-cell office:value-type="float" office:value="51.753504" calcext:value-type="float">
            <text:p>51.753504</text:p>
          </table:table-cell>
          <table:table-cell office:value-type="float" office:value="209" calcext:value-type="float">
            <text:p>20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[.A1086]+1" office:value-type="float" office:value="137" calcext:value-type="float">
            <text:p>137</text:p>
          </table:table-cell>
          <table:table-cell table:formula="of:=[.B1086]" office:value-type="float" office:value="3" calcext:value-type="float">
            <text:p>3</text:p>
          </table:table-cell>
          <table:table-cell office:value-type="float" office:value="217.180672" calcext:value-type="float">
            <text:p>217.180672</text:p>
          </table:table-cell>
          <table:table-cell office:value-type="float" office:value="48.06" calcext:value-type="float">
            <text:p>48.06</text:p>
          </table:table-cell>
          <table:table-cell office:value-type="float" office:value="217" calcext:value-type="float">
            <text:p>2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A1087]+1" office:value-type="float" office:value="137" calcext:value-type="float">
            <text:p>137</text:p>
          </table:table-cell>
          <table:table-cell table:formula="of:=[.B1087]" office:value-type="float" office:value="4" calcext:value-type="float">
            <text:p>4</text:p>
          </table:table-cell>
          <table:table-cell office:value-type="float" office:value="236.018432" calcext:value-type="float">
            <text:p>236.018432</text:p>
          </table:table-cell>
          <table:table-cell office:value-type="float" office:value="174.679968" calcext:value-type="float">
            <text:p>174.679968</text:p>
          </table:table-cell>
          <table:table-cell office:value-type="float" office:value="238" calcext:value-type="float">
            <text:p>238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1088]+1" office:value-type="float" office:value="137" calcext:value-type="float">
            <text:p>137</text:p>
          </table:table-cell>
          <table:table-cell table:formula="of:=[.B1088]" office:value-type="float" office:value="5" calcext:value-type="float">
            <text:p>5</text:p>
          </table:table-cell>
          <table:table-cell office:value-type="float" office:value="157.810944" calcext:value-type="float">
            <text:p>157.810944</text:p>
          </table:table-cell>
          <table:table-cell office:value-type="float" office:value="172.931712" calcext:value-type="float">
            <text:p>172.931712</text:p>
          </table:table-cell>
          <table:table-cell office:value-type="float" office:value="156" calcext:value-type="float">
            <text:p>15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formula="of:=[.A1089]+1" office:value-type="float" office:value="137" calcext:value-type="float">
            <text:p>137</text:p>
          </table:table-cell>
          <table:table-cell table:formula="of:=[.B1089]" office:value-type="float" office:value="6" calcext:value-type="float">
            <text:p>6</text:p>
          </table:table-cell>
          <table:table-cell office:value-type="float" office:value="75.811456" calcext:value-type="float">
            <text:p>75.811456</text:p>
          </table:table-cell>
          <table:table-cell office:value-type="float" office:value="165.756192" calcext:value-type="float">
            <text:p>165.756192</text:p>
          </table:table-cell>
          <table:table-cell office:value-type="float" office:value="73" calcext:value-type="float">
            <text:p>7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1090]+1" office:value-type="float" office:value="137" calcext:value-type="float">
            <text:p>137</text:p>
          </table:table-cell>
          <table:table-cell table:formula="of:=[.B1090]" office:value-type="float" office:value="7" calcext:value-type="float">
            <text:p>7</text:p>
          </table:table-cell>
          <table:table-cell office:value-type="float" office:value="105.631616" calcext:value-type="float">
            <text:p>105.631616</text:p>
          </table:table-cell>
          <table:table-cell office:value-type="float" office:value="42.39024" calcext:value-type="float">
            <text:p>42.39024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44" calcext:value-type="float">
            <text:p>44</text:p>
          </table:table-cell>
        </table:table-row>
        <table:table-row table:style-name="ro1">
          <table:table-cell table:formula="of:=[.A1091]+1" office:value-type="float" office:value="137" calcext:value-type="float">
            <text:p>137</text:p>
          </table:table-cell>
          <table:table-cell table:formula="of:=[.B1091]" office:value-type="float" office:value="8" calcext:value-type="float">
            <text:p>8</text:p>
          </table:table-cell>
          <table:table-cell office:value-type="float" office:value="123.3062784" calcext:value-type="float">
            <text:p>123.3062784</text:p>
          </table:table-cell>
          <table:table-cell office:value-type="float" office:value="47.98032" calcext:value-type="float">
            <text:p>47.98032</text:p>
          </table:table-cell>
          <table:table-cell office:value-type="float" office:value="121" calcext:value-type="float">
            <text:p>1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A1092]+1" office:value-type="float" office:value="138" calcext:value-type="float">
            <text:p>138</text:p>
          </table:table-cell>
          <table:table-cell table:formula="of:=[.B1092]" office:value-type="float" office:value="1" calcext:value-type="float">
            <text:p>1</text:p>
          </table:table-cell>
          <table:table-cell office:value-type="float" office:value="164.081664" calcext:value-type="float">
            <text:p>164.081664</text:p>
          </table:table-cell>
          <table:table-cell office:value-type="float" office:value="46.36608" calcext:value-type="float">
            <text:p>46.36608</text:p>
          </table:table-cell>
          <table:table-cell office:value-type="float" office:value="160" calcext:value-type="float">
            <text:p>16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A1093]+1" office:value-type="float" office:value="138" calcext:value-type="float">
            <text:p>138</text:p>
          </table:table-cell>
          <table:table-cell table:formula="of:=[.B1093]" office:value-type="float" office:value="2" calcext:value-type="float">
            <text:p>2</text:p>
          </table:table-cell>
          <table:table-cell office:value-type="float" office:value="200.467968" calcext:value-type="float">
            <text:p>200.467968</text:p>
          </table:table-cell>
          <table:table-cell office:value-type="float" office:value="46.595616" calcext:value-type="float">
            <text:p>46.595616</text:p>
          </table:table-cell>
          <table:table-cell office:value-type="float" office:value="198" calcext:value-type="float">
            <text:p>1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[.A1094]+1" office:value-type="float" office:value="138" calcext:value-type="float">
            <text:p>138</text:p>
          </table:table-cell>
          <table:table-cell table:formula="of:=[.B1094]" office:value-type="float" office:value="3" calcext:value-type="float">
            <text:p>3</text:p>
          </table:table-cell>
          <table:table-cell office:value-type="float" office:value="212.225408" calcext:value-type="float">
            <text:p>212.225408</text:p>
          </table:table-cell>
          <table:table-cell office:value-type="float" office:value="41.561568" calcext:value-type="float">
            <text:p>41.561568</text:p>
          </table:table-cell>
          <table:table-cell office:value-type="float" office:value="209" calcext:value-type="float">
            <text:p>20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A1095]+1" office:value-type="float" office:value="138" calcext:value-type="float">
            <text:p>138</text:p>
          </table:table-cell>
          <table:table-cell table:formula="of:=[.B1095]" office:value-type="float" office:value="4" calcext:value-type="float">
            <text:p>4</text:p>
          </table:table-cell>
          <table:table-cell office:value-type="float" office:value="237.912576" calcext:value-type="float">
            <text:p>237.912576</text:p>
          </table:table-cell>
          <table:table-cell office:value-type="float" office:value="162.895488" calcext:value-type="float">
            <text:p>162.895488</text:p>
          </table:table-cell>
          <table:table-cell office:value-type="float" office:value="237" calcext:value-type="float">
            <text:p>23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1096]+1" office:value-type="float" office:value="138" calcext:value-type="float">
            <text:p>138</text:p>
          </table:table-cell>
          <table:table-cell table:formula="of:=[.B1096]" office:value-type="float" office:value="5" calcext:value-type="float">
            <text:p>5</text:p>
          </table:table-cell>
          <table:table-cell office:value-type="float" office:value="164.092032" calcext:value-type="float">
            <text:p>164.092032</text:p>
          </table:table-cell>
          <table:table-cell office:value-type="float" office:value="166.906656" calcext:value-type="float">
            <text:p>166.906656</text:p>
          </table:table-cell>
          <table:table-cell office:value-type="float" office:value="164" calcext:value-type="float">
            <text:p>16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1097]+1" office:value-type="float" office:value="138" calcext:value-type="float">
            <text:p>138</text:p>
          </table:table-cell>
          <table:table-cell table:formula="of:=[.B1097]" office:value-type="float" office:value="6" calcext:value-type="float">
            <text:p>6</text:p>
          </table:table-cell>
          <table:table-cell office:value-type="float" office:value="84.25536" calcext:value-type="float">
            <text:p>84.25536</text:p>
          </table:table-cell>
          <table:table-cell office:value-type="float" office:value="162.468864" calcext:value-type="float">
            <text:p>162.468864</text:p>
          </table:table-cell>
          <table:table-cell office:value-type="float" office:value="86" calcext:value-type="float">
            <text:p>8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1098]+1" office:value-type="float" office:value="138" calcext:value-type="float">
            <text:p>138</text:p>
          </table:table-cell>
          <table:table-cell table:formula="of:=[.B1098]" office:value-type="float" office:value="7" calcext:value-type="float">
            <text:p>7</text:p>
          </table:table-cell>
          <table:table-cell office:value-type="float" office:value="105.4624" calcext:value-type="float">
            <text:p>105.4624</text:p>
          </table:table-cell>
          <table:table-cell office:value-type="float" office:value="41.155296" calcext:value-type="float">
            <text:p>41.155296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43" calcext:value-type="float">
            <text:p>43</text:p>
          </table:table-cell>
        </table:table-row>
        <table:table-row table:style-name="ro1">
          <table:table-cell table:formula="of:=[.A1099]+1" office:value-type="float" office:value="138" calcext:value-type="float">
            <text:p>138</text:p>
          </table:table-cell>
          <table:table-cell table:formula="of:=[.B1099]" office:value-type="float" office:value="8" calcext:value-type="float">
            <text:p>8</text:p>
          </table:table-cell>
          <table:table-cell office:value-type="float" office:value="124.3105024" calcext:value-type="float">
            <text:p>124.3105024</text:p>
          </table:table-cell>
          <table:table-cell office:value-type="float" office:value="46.587264" calcext:value-type="float">
            <text:p>46.587264</text:p>
          </table:table-cell>
          <table:table-cell office:value-type="float" office:value="122" calcext:value-type="float">
            <text:p>12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A1100]+1" office:value-type="float" office:value="139" calcext:value-type="float">
            <text:p>139</text:p>
          </table:table-cell>
          <table:table-cell table:formula="of:=[.B1100]" office:value-type="float" office:value="1" calcext:value-type="float">
            <text:p>1</text:p>
          </table:table-cell>
          <table:table-cell office:value-type="float" office:value="165.009792" calcext:value-type="float">
            <text:p>165.009792</text:p>
          </table:table-cell>
          <table:table-cell office:value-type="float" office:value="45.44736" calcext:value-type="float">
            <text:p>45.44736</text:p>
          </table:table-cell>
          <table:table-cell office:value-type="float" office:value="167" calcext:value-type="float">
            <text:p>16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A1101]+1" office:value-type="float" office:value="139" calcext:value-type="float">
            <text:p>139</text:p>
          </table:table-cell>
          <table:table-cell table:formula="of:=[.B1101]" office:value-type="float" office:value="2" calcext:value-type="float">
            <text:p>2</text:p>
          </table:table-cell>
          <table:table-cell office:value-type="float" office:value="202.494464" calcext:value-type="float">
            <text:p>202.494464</text:p>
          </table:table-cell>
          <table:table-cell office:value-type="float" office:value="44.82048" calcext:value-type="float">
            <text:p>44.82048</text:p>
          </table:table-cell>
          <table:table-cell office:value-type="float" office:value="204" calcext:value-type="float">
            <text:p>20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1102]+1" office:value-type="float" office:value="139" calcext:value-type="float">
            <text:p>139</text:p>
          </table:table-cell>
          <table:table-cell table:formula="of:=[.B1102]" office:value-type="float" office:value="3" calcext:value-type="float">
            <text:p>3</text:p>
          </table:table-cell>
          <table:table-cell office:value-type="float" office:value="216.848128" calcext:value-type="float">
            <text:p>216.848128</text:p>
          </table:table-cell>
          <table:table-cell office:value-type="float" office:value="38.90544" calcext:value-type="float">
            <text:p>38.90544</text:p>
          </table:table-cell>
          <table:table-cell office:value-type="float" office:value="220" calcext:value-type="float">
            <text:p>2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1103]+1" office:value-type="float" office:value="139" calcext:value-type="float">
            <text:p>139</text:p>
          </table:table-cell>
          <table:table-cell table:formula="of:=[.B1103]" office:value-type="float" office:value="4" calcext:value-type="float">
            <text:p>4</text:p>
          </table:table-cell>
          <table:table-cell office:value-type="float" office:value="240.89408" calcext:value-type="float">
            <text:p>240.89408</text:p>
          </table:table-cell>
          <table:table-cell office:value-type="float" office:value="168.539808" calcext:value-type="float">
            <text:p>168.539808</text:p>
          </table:table-cell>
          <table:table-cell office:value-type="float" office:value="239" calcext:value-type="float">
            <text:p>23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1104]+1" office:value-type="float" office:value="139" calcext:value-type="float">
            <text:p>139</text:p>
          </table:table-cell>
          <table:table-cell table:formula="of:=[.B1104]" office:value-type="float" office:value="5" calcext:value-type="float">
            <text:p>5</text:p>
          </table:table-cell>
          <table:table-cell office:value-type="float" office:value="162.124544" calcext:value-type="float">
            <text:p>162.124544</text:p>
          </table:table-cell>
          <table:table-cell office:value-type="float" office:value="170.790432" calcext:value-type="float">
            <text:p>170.790432</text:p>
          </table:table-cell>
          <table:table-cell office:value-type="float" office:value="160" calcext:value-type="float">
            <text:p>16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1105]+1" office:value-type="float" office:value="139" calcext:value-type="float">
            <text:p>139</text:p>
          </table:table-cell>
          <table:table-cell table:formula="of:=[.B1105]" office:value-type="float" office:value="6" calcext:value-type="float">
            <text:p>6</text:p>
          </table:table-cell>
          <table:table-cell office:value-type="float" office:value="78.914432" calcext:value-type="float">
            <text:p>78.914432</text:p>
          </table:table-cell>
          <table:table-cell office:value-type="float" office:value="166.108128" calcext:value-type="float">
            <text:p>166.108128</text:p>
          </table:table-cell>
          <table:table-cell office:value-type="float" office:value="78" calcext:value-type="float">
            <text:p>7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1106]+1" office:value-type="float" office:value="139" calcext:value-type="float">
            <text:p>139</text:p>
          </table:table-cell>
          <table:table-cell table:formula="of:=[.B1106]" office:value-type="float" office:value="7" calcext:value-type="float">
            <text:p>7</text:p>
          </table:table-cell>
          <table:table-cell office:value-type="float" office:value="103.688064" calcext:value-type="float">
            <text:p>103.688064</text:p>
          </table:table-cell>
          <table:table-cell office:value-type="float" office:value="37.022592" calcext:value-type="float">
            <text:p>37.022592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36" calcext:value-type="float">
            <text:p>36</text:p>
          </table:table-cell>
        </table:table-row>
        <table:table-row table:style-name="ro1">
          <table:table-cell table:formula="of:=[.A1107]+1" office:value-type="float" office:value="139" calcext:value-type="float">
            <text:p>139</text:p>
          </table:table-cell>
          <table:table-cell table:formula="of:=[.B1107]" office:value-type="float" office:value="8" calcext:value-type="float">
            <text:p>8</text:p>
          </table:table-cell>
          <table:table-cell office:value-type="float" office:value="123.0961664" calcext:value-type="float">
            <text:p>123.0961664</text:p>
          </table:table-cell>
          <table:table-cell office:value-type="float" office:value="43.560288" calcext:value-type="float">
            <text:p>43.560288</text:p>
          </table:table-cell>
          <table:table-cell office:value-type="float" office:value="123" calcext:value-type="float">
            <text:p>12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1108]+1" office:value-type="float" office:value="140" calcext:value-type="float">
            <text:p>140</text:p>
          </table:table-cell>
          <table:table-cell table:formula="of:=[.B1108]" office:value-type="float" office:value="1" calcext:value-type="float">
            <text:p>1</text:p>
          </table:table-cell>
          <table:table-cell office:value-type="float" office:value="169.143168" calcext:value-type="float">
            <text:p>169.143168</text:p>
          </table:table-cell>
          <table:table-cell office:value-type="float" office:value="56.263296" calcext:value-type="float">
            <text:p>56.263296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formula="of:=[.A1109]+1" office:value-type="float" office:value="140" calcext:value-type="float">
            <text:p>140</text:p>
          </table:table-cell>
          <table:table-cell table:formula="of:=[.B1109]" office:value-type="float" office:value="2" calcext:value-type="float">
            <text:p>2</text:p>
          </table:table-cell>
          <table:table-cell office:value-type="float" office:value="204.975744" calcext:value-type="float">
            <text:p>204.975744</text:p>
          </table:table-cell>
          <table:table-cell office:value-type="float" office:value="54.614016" calcext:value-type="float">
            <text:p>54.614016</text:p>
          </table:table-cell>
          <table:table-cell office:value-type="float" office:value="207" calcext:value-type="float">
            <text:p>20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formula="of:=[.A1110]+1" office:value-type="float" office:value="140" calcext:value-type="float">
            <text:p>140</text:p>
          </table:table-cell>
          <table:table-cell table:formula="of:=[.B1110]" office:value-type="float" office:value="3" calcext:value-type="float">
            <text:p>3</text:p>
          </table:table-cell>
          <table:table-cell office:value-type="float" office:value="218.671104" calcext:value-type="float">
            <text:p>218.671104</text:p>
          </table:table-cell>
          <table:table-cell office:value-type="float" office:value="49.519872" calcext:value-type="float">
            <text:p>49.519872</text:p>
          </table:table-cell>
          <table:table-cell office:value-type="float" office:value="222" calcext:value-type="float">
            <text:p>22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[.A1111]+1" office:value-type="float" office:value="140" calcext:value-type="float">
            <text:p>140</text:p>
          </table:table-cell>
          <table:table-cell table:formula="of:=[.B1111]" office:value-type="float" office:value="4" calcext:value-type="float">
            <text:p>4</text:p>
          </table:table-cell>
          <table:table-cell office:value-type="float" office:value="243.921408" calcext:value-type="float">
            <text:p>243.921408</text:p>
          </table:table-cell>
          <table:table-cell office:value-type="float" office:value="173.590272" calcext:value-type="float">
            <text:p>173.590272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formula="of:=[.A1112]+1" office:value-type="float" office:value="140" calcext:value-type="float">
            <text:p>140</text:p>
          </table:table-cell>
          <table:table-cell table:formula="of:=[.B1112]" office:value-type="float" office:value="5" calcext:value-type="float">
            <text:p>5</text:p>
          </table:table-cell>
          <table:table-cell office:value-type="float" office:value="165.487872" calcext:value-type="float">
            <text:p>165.487872</text:p>
          </table:table-cell>
          <table:table-cell office:value-type="float" office:value="177.190368" calcext:value-type="float">
            <text:p>177.190368</text:p>
          </table:table-cell>
          <table:table-cell office:value-type="float" office:value="166" calcext:value-type="float">
            <text:p>16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formula="of:=[.A1113]+1" office:value-type="float" office:value="140" calcext:value-type="float">
            <text:p>140</text:p>
          </table:table-cell>
          <table:table-cell table:formula="of:=[.B1113]" office:value-type="float" office:value="6" calcext:value-type="float">
            <text:p>6</text:p>
          </table:table-cell>
          <table:table-cell office:value-type="float" office:value="84.392832" calcext:value-type="float">
            <text:p>84.392832</text:p>
          </table:table-cell>
          <table:table-cell office:value-type="float" office:value="169.935648" calcext:value-type="float">
            <text:p>169.935648</text:p>
          </table:table-cell>
          <table:table-cell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1114]+1" office:value-type="float" office:value="140" calcext:value-type="float">
            <text:p>140</text:p>
          </table:table-cell>
          <table:table-cell table:formula="of:=[.B1114]" office:value-type="float" office:value="7" calcext:value-type="float">
            <text:p>7</text:p>
          </table:table-cell>
          <table:table-cell office:value-type="float" office:value="109.160192" calcext:value-type="float">
            <text:p>109.160192</text:p>
          </table:table-cell>
          <table:table-cell office:value-type="float" office:value="46.790592" calcext:value-type="float">
            <text:p>46.790592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47" calcext:value-type="float">
            <text:p>47</text:p>
          </table:table-cell>
        </table:table-row>
        <table:table-row table:style-name="ro1">
          <table:table-cell table:formula="of:=[.A1115]+1" office:value-type="float" office:value="140" calcext:value-type="float">
            <text:p>140</text:p>
          </table:table-cell>
          <table:table-cell table:formula="of:=[.B1115]" office:value-type="float" office:value="8" calcext:value-type="float">
            <text:p>8</text:p>
          </table:table-cell>
          <table:table-cell office:value-type="float" office:value="126.3202688" calcext:value-type="float">
            <text:p>126.3202688</text:p>
          </table:table-cell>
          <table:table-cell office:value-type="float" office:value="53.138784" calcext:value-type="float">
            <text:p>53.138784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[.A1116]+1" office:value-type="float" office:value="141" calcext:value-type="float">
            <text:p>141</text:p>
          </table:table-cell>
          <table:table-cell table:formula="of:=[.B1116]" office:value-type="float" office:value="1" calcext:value-type="float">
            <text:p>1</text:p>
          </table:table-cell>
          <table:table-cell office:value-type="float" office:value="161.094656" calcext:value-type="float">
            <text:p>161.094656</text:p>
          </table:table-cell>
          <table:table-cell office:value-type="float" office:value="41.94624" calcext:value-type="float">
            <text:p>41.94624</text:p>
          </table:table-cell>
          <table:table-cell office:value-type="float" office:value="158" calcext:value-type="float">
            <text:p>15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1117]+1" office:value-type="float" office:value="141" calcext:value-type="float">
            <text:p>141</text:p>
          </table:table-cell>
          <table:table-cell table:formula="of:=[.B1117]" office:value-type="float" office:value="2" calcext:value-type="float">
            <text:p>2</text:p>
          </table:table-cell>
          <table:table-cell office:value-type="float" office:value="197.300096" calcext:value-type="float">
            <text:p>197.300096</text:p>
          </table:table-cell>
          <table:table-cell office:value-type="float" office:value="40.492608" calcext:value-type="float">
            <text:p>40.492608</text:p>
          </table:table-cell>
          <table:table-cell office:value-type="float" office:value="193" calcext:value-type="float">
            <text:p>19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1118]+1" office:value-type="float" office:value="141" calcext:value-type="float">
            <text:p>141</text:p>
          </table:table-cell>
          <table:table-cell table:formula="of:=[.B1118]" office:value-type="float" office:value="3" calcext:value-type="float">
            <text:p>3</text:p>
          </table:table-cell>
          <table:table-cell office:value-type="float" office:value="212.547456" calcext:value-type="float">
            <text:p>212.547456</text:p>
          </table:table-cell>
          <table:table-cell office:value-type="float" office:value="34.62576" calcext:value-type="float">
            <text:p>34.62576</text:p>
          </table:table-cell>
          <table:table-cell office:value-type="float" office:value="212" calcext:value-type="float">
            <text:p>21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1119]+1" office:value-type="float" office:value="141" calcext:value-type="float">
            <text:p>141</text:p>
          </table:table-cell>
          <table:table-cell table:formula="of:=[.B1119]" office:value-type="float" office:value="4" calcext:value-type="float">
            <text:p>4</text:p>
          </table:table-cell>
          <table:table-cell office:value-type="float" office:value="242.078464" calcext:value-type="float">
            <text:p>242.078464</text:p>
          </table:table-cell>
          <table:table-cell office:value-type="float" office:value="161.248608" calcext:value-type="float">
            <text:p>161.248608</text:p>
          </table:table-cell>
          <table:table-cell office:value-type="float" office:value="245" calcext:value-type="float">
            <text:p>245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1120]+1" office:value-type="float" office:value="141" calcext:value-type="float">
            <text:p>141</text:p>
          </table:table-cell>
          <table:table-cell table:formula="of:=[.B1120]" office:value-type="float" office:value="5" calcext:value-type="float">
            <text:p>5</text:p>
          </table:table-cell>
          <table:table-cell office:value-type="float" office:value="163.3536" calcext:value-type="float">
            <text:p>163.3536</text:p>
          </table:table-cell>
          <table:table-cell office:value-type="float" office:value="166.728288" calcext:value-type="float">
            <text:p>166.728288</text:p>
          </table:table-cell>
          <table:table-cell office:value-type="float" office:value="163" calcext:value-type="float">
            <text:p>163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1121]+1" office:value-type="float" office:value="141" calcext:value-type="float">
            <text:p>141</text:p>
          </table:table-cell>
          <table:table-cell table:formula="of:=[.B1121]" office:value-type="float" office:value="6" calcext:value-type="float">
            <text:p>6</text:p>
          </table:table-cell>
          <table:table-cell office:value-type="float" office:value="80.165376" calcext:value-type="float">
            <text:p>80.165376</text:p>
          </table:table-cell>
          <table:table-cell office:value-type="float" office:value="163.814784" calcext:value-type="float">
            <text:p>163.814784</text:p>
          </table:table-cell>
          <table:table-cell office:value-type="float" office:value="78" calcext:value-type="float">
            <text:p>78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1122]+1" office:value-type="float" office:value="141" calcext:value-type="float">
            <text:p>141</text:p>
          </table:table-cell>
          <table:table-cell table:formula="of:=[.B1122]" office:value-type="float" office:value="7" calcext:value-type="float">
            <text:p>7</text:p>
          </table:table-cell>
          <table:table-cell office:value-type="float" office:value="101.406464" calcext:value-type="float">
            <text:p>101.406464</text:p>
          </table:table-cell>
          <table:table-cell office:value-type="float" office:value="36.854976" calcext:value-type="float">
            <text:p>36.854976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38" calcext:value-type="float">
            <text:p>38</text:p>
          </table:table-cell>
        </table:table-row>
        <table:table-row table:style-name="ro1">
          <table:table-cell table:formula="of:=[.A1123]+1" office:value-type="float" office:value="141" calcext:value-type="float">
            <text:p>141</text:p>
          </table:table-cell>
          <table:table-cell table:formula="of:=[.B1123]" office:value-type="float" office:value="8" calcext:value-type="float">
            <text:p>8</text:p>
          </table:table-cell>
          <table:table-cell office:value-type="float" office:value="119.262208" calcext:value-type="float">
            <text:p>119.262208</text:p>
          </table:table-cell>
          <table:table-cell office:value-type="float" office:value="41.03664" calcext:value-type="float">
            <text:p>41.03664</text:p>
          </table:table-cell>
          <table:table-cell office:value-type="float" office:value="119" calcext:value-type="float">
            <text:p>11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A1124]+1" office:value-type="float" office:value="142" calcext:value-type="float">
            <text:p>142</text:p>
          </table:table-cell>
          <table:table-cell table:formula="of:=[.B1124]" office:value-type="float" office:value="1" calcext:value-type="float">
            <text:p>1</text:p>
          </table:table-cell>
          <table:table-cell office:value-type="float" office:value="170.682496" calcext:value-type="float">
            <text:p>170.682496</text:p>
          </table:table-cell>
          <table:table-cell office:value-type="float" office:value="57.737376" calcext:value-type="float">
            <text:p>57.737376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formula="of:=[.A1125]+1" office:value-type="float" office:value="142" calcext:value-type="float">
            <text:p>142</text:p>
          </table:table-cell>
          <table:table-cell table:formula="of:=[.B1125]" office:value-type="float" office:value="2" calcext:value-type="float">
            <text:p>2</text:p>
          </table:table-cell>
          <table:table-cell office:value-type="float" office:value="207.07072" calcext:value-type="float">
            <text:p>207.07072</text:p>
          </table:table-cell>
          <table:table-cell office:value-type="float" office:value="57.280128" calcext:value-type="float">
            <text:p>57.280128</text:p>
          </table:table-cell>
          <table:table-cell office:value-type="float" office:value="211" calcext:value-type="float">
            <text:p>21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[.A1126]+1" office:value-type="float" office:value="142" calcext:value-type="float">
            <text:p>142</text:p>
          </table:table-cell>
          <table:table-cell table:formula="of:=[.B1126]" office:value-type="float" office:value="3" calcext:value-type="float">
            <text:p>3</text:p>
          </table:table-cell>
          <table:table-cell office:value-type="float" office:value="221.133056" calcext:value-type="float">
            <text:p>221.133056</text:p>
          </table:table-cell>
          <table:table-cell office:value-type="float" office:value="52.143552" calcext:value-type="float">
            <text:p>52.143552</text:p>
          </table:table-cell>
          <table:table-cell office:value-type="float" office:value="222" calcext:value-type="float">
            <text:p>22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1127]+1" office:value-type="float" office:value="142" calcext:value-type="float">
            <text:p>142</text:p>
          </table:table-cell>
          <table:table-cell table:formula="of:=[.B1127]" office:value-type="float" office:value="4" calcext:value-type="float">
            <text:p>4</text:p>
          </table:table-cell>
          <table:table-cell office:value-type="float" office:value="241.413888" calcext:value-type="float">
            <text:p>241.413888</text:p>
          </table:table-cell>
          <table:table-cell office:value-type="float" office:value="176.055936" calcext:value-type="float">
            <text:p>176.055936</text:p>
          </table:table-cell>
          <table:table-cell office:value-type="float" office:value="240" calcext:value-type="float">
            <text:p>24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formula="of:=[.A1128]+1" office:value-type="float" office:value="142" calcext:value-type="float">
            <text:p>142</text:p>
          </table:table-cell>
          <table:table-cell table:formula="of:=[.B1128]" office:value-type="float" office:value="5" calcext:value-type="float">
            <text:p>5</text:p>
          </table:table-cell>
          <table:table-cell office:value-type="float" office:value="165.467392" calcext:value-type="float">
            <text:p>165.467392</text:p>
          </table:table-cell>
          <table:table-cell office:value-type="float" office:value="178.920864" calcext:value-type="float">
            <text:p>178.920864</text:p>
          </table:table-cell>
          <table:table-cell office:value-type="float" office:value="164" calcext:value-type="float">
            <text:p>16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[.A1129]+1" office:value-type="float" office:value="142" calcext:value-type="float">
            <text:p>142</text:p>
          </table:table-cell>
          <table:table-cell table:formula="of:=[.B1129]" office:value-type="float" office:value="6" calcext:value-type="float">
            <text:p>6</text:p>
          </table:table-cell>
          <table:table-cell office:value-type="float" office:value="87.472512" calcext:value-type="float">
            <text:p>87.472512</text:p>
          </table:table-cell>
          <table:table-cell office:value-type="float" office:value="170.869248" calcext:value-type="float">
            <text:p>170.869248</text:p>
          </table:table-cell>
          <table:table-cell office:value-type="float" office:value="85" calcext:value-type="float">
            <text:p>8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1130]+1" office:value-type="float" office:value="142" calcext:value-type="float">
            <text:p>142</text:p>
          </table:table-cell>
          <table:table-cell table:formula="of:=[.B1130]" office:value-type="float" office:value="7" calcext:value-type="float">
            <text:p>7</text:p>
          </table:table-cell>
          <table:table-cell office:value-type="float" office:value="111.57184" calcext:value-type="float">
            <text:p>111.57184</text:p>
          </table:table-cell>
          <table:table-cell office:value-type="float" office:value="48.02304" calcext:value-type="float">
            <text:p>48.02304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48" calcext:value-type="float">
            <text:p>48</text:p>
          </table:table-cell>
        </table:table-row>
        <table:table-row table:style-name="ro1">
          <table:table-cell table:formula="of:=[.A1131]+1" office:value-type="float" office:value="142" calcext:value-type="float">
            <text:p>142</text:p>
          </table:table-cell>
          <table:table-cell table:formula="of:=[.B1131]" office:value-type="float" office:value="8" calcext:value-type="float">
            <text:p>8</text:p>
          </table:table-cell>
          <table:table-cell office:value-type="float" office:value="129.6688256" calcext:value-type="float">
            <text:p>129.6688256</text:p>
          </table:table-cell>
          <table:table-cell office:value-type="float" office:value="54.536448" calcext:value-type="float">
            <text:p>54.536448</text:p>
          </table:table-cell>
          <table:table-cell office:value-type="float" office:value="134" calcext:value-type="float">
            <text:p>13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1132]+1" office:value-type="float" office:value="143" calcext:value-type="float">
            <text:p>143</text:p>
          </table:table-cell>
          <table:table-cell table:formula="of:=[.B1132]" office:value-type="float" office:value="1" calcext:value-type="float">
            <text:p>1</text:p>
          </table:table-cell>
          <table:table-cell office:value-type="float" office:value="168.98112" calcext:value-type="float">
            <text:p>168.98112</text:p>
          </table:table-cell>
          <table:table-cell office:value-type="float" office:value="38.334624" calcext:value-type="float">
            <text:p>38.334624</text:p>
          </table:table-cell>
          <table:table-cell office:value-type="float" office:value="167" calcext:value-type="float">
            <text:p>16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1133]+1" office:value-type="float" office:value="143" calcext:value-type="float">
            <text:p>143</text:p>
          </table:table-cell>
          <table:table-cell table:formula="of:=[.B1133]" office:value-type="float" office:value="2" calcext:value-type="float">
            <text:p>2</text:p>
          </table:table-cell>
          <table:table-cell office:value-type="float" office:value="205.25568" calcext:value-type="float">
            <text:p>205.25568</text:p>
          </table:table-cell>
          <table:table-cell office:value-type="float" office:value="37.305408" calcext:value-type="float">
            <text:p>37.305408</text:p>
          </table:table-cell>
          <table:table-cell office:value-type="float" office:value="207" calcext:value-type="float">
            <text:p>2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1134]+1" office:value-type="float" office:value="143" calcext:value-type="float">
            <text:p>143</text:p>
          </table:table-cell>
          <table:table-cell table:formula="of:=[.B1134]" office:value-type="float" office:value="3" calcext:value-type="float">
            <text:p>3</text:p>
          </table:table-cell>
          <table:table-cell office:value-type="float" office:value="217.047424" calcext:value-type="float">
            <text:p>217.047424</text:p>
          </table:table-cell>
          <table:table-cell office:value-type="float" office:value="33.048864" calcext:value-type="float">
            <text:p>33.048864</text:p>
          </table:table-cell>
          <table:table-cell office:value-type="float" office:value="222" calcext:value-type="float">
            <text:p>22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1135]+1" office:value-type="float" office:value="143" calcext:value-type="float">
            <text:p>143</text:p>
          </table:table-cell>
          <table:table-cell table:formula="of:=[.B1135]" office:value-type="float" office:value="4" calcext:value-type="float">
            <text:p>4</text:p>
          </table:table-cell>
          <table:table-cell office:value-type="float" office:value="243.58784" calcext:value-type="float">
            <text:p>243.58784</text:p>
          </table:table-cell>
          <table:table-cell office:value-type="float" office:value="153.460608" calcext:value-type="float">
            <text:p>153.460608</text:p>
          </table:table-cell>
          <table:table-cell office:value-type="float" office:value="245" calcext:value-type="float">
            <text:p>24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1136]+1" office:value-type="float" office:value="143" calcext:value-type="float">
            <text:p>143</text:p>
          </table:table-cell>
          <table:table-cell table:formula="of:=[.B1136]" office:value-type="float" office:value="5" calcext:value-type="float">
            <text:p>5</text:p>
          </table:table-cell>
          <table:table-cell office:value-type="float" office:value="169.16416" calcext:value-type="float">
            <text:p>169.16416</text:p>
          </table:table-cell>
          <table:table-cell office:value-type="float" office:value="158.144256" calcext:value-type="float">
            <text:p>158.144256</text:p>
          </table:table-cell>
          <table:table-cell office:value-type="float" office:value="171" calcext:value-type="float">
            <text:p>17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1137]+1" office:value-type="float" office:value="143" calcext:value-type="float">
            <text:p>143</text:p>
          </table:table-cell>
          <table:table-cell table:formula="of:=[.B1137]" office:value-type="float" office:value="6" calcext:value-type="float">
            <text:p>6</text:p>
          </table:table-cell>
          <table:table-cell office:value-type="float" office:value="90.133632" calcext:value-type="float">
            <text:p>90.133632</text:p>
          </table:table-cell>
          <table:table-cell office:value-type="float" office:value="153.337824" calcext:value-type="float">
            <text:p>153.337824</text:p>
          </table:table-cell>
          <table:table-cell office:value-type="float" office:value="91" calcext:value-type="float">
            <text:p>9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1138]+1" office:value-type="float" office:value="143" calcext:value-type="float">
            <text:p>143</text:p>
          </table:table-cell>
          <table:table-cell table:formula="of:=[.B1138]" office:value-type="float" office:value="7" calcext:value-type="float">
            <text:p>7</text:p>
          </table:table-cell>
          <table:table-cell office:value-type="float" office:value="109.819904" calcext:value-type="float">
            <text:p>109.819904</text:p>
          </table:table-cell>
          <table:table-cell office:value-type="float" office:value="33.484704" calcext:value-type="float">
            <text:p>33.484704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1">
          <table:table-cell table:formula="of:=[.A1139]+1" office:value-type="float" office:value="143" calcext:value-type="float">
            <text:p>143</text:p>
          </table:table-cell>
          <table:table-cell table:formula="of:=[.B1139]" office:value-type="float" office:value="8" calcext:value-type="float">
            <text:p>8</text:p>
          </table:table-cell>
          <table:table-cell office:value-type="float" office:value="127.8089152" calcext:value-type="float">
            <text:p>127.8089152</text:p>
          </table:table-cell>
          <table:table-cell office:value-type="float" office:value="37.88832" calcext:value-type="float">
            <text:p>37.88832</text:p>
          </table:table-cell>
          <table:table-cell office:value-type="float" office:value="124" calcext:value-type="float">
            <text:p>1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1140]+1" office:value-type="float" office:value="144" calcext:value-type="float">
            <text:p>144</text:p>
          </table:table-cell>
          <table:table-cell table:formula="of:=[.B1140]" office:value-type="float" office:value="1" calcext:value-type="float">
            <text:p>1</text:p>
          </table:table-cell>
          <table:table-cell office:value-type="float" office:value="170.690816" calcext:value-type="float">
            <text:p>170.690816</text:p>
          </table:table-cell>
          <table:table-cell office:value-type="float" office:value="35.947488" calcext:value-type="float">
            <text:p>35.947488</text:p>
          </table:table-cell>
          <table:table-cell office:value-type="float" office:value="172" calcext:value-type="float">
            <text:p>17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1141]+1" office:value-type="float" office:value="144" calcext:value-type="float">
            <text:p>144</text:p>
          </table:table-cell>
          <table:table-cell table:formula="of:=[.B1141]" office:value-type="float" office:value="2" calcext:value-type="float">
            <text:p>2</text:p>
          </table:table-cell>
          <table:table-cell office:value-type="float" office:value="205.409024" calcext:value-type="float">
            <text:p>205.409024</text:p>
          </table:table-cell>
          <table:table-cell office:value-type="float" office:value="34.24464" calcext:value-type="float">
            <text:p>34.24464</text:p>
          </table:table-cell>
          <table:table-cell office:value-type="float" office:value="205" calcext:value-type="float">
            <text:p>20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1142]+1" office:value-type="float" office:value="144" calcext:value-type="float">
            <text:p>144</text:p>
          </table:table-cell>
          <table:table-cell table:formula="of:=[.B1142]" office:value-type="float" office:value="3" calcext:value-type="float">
            <text:p>3</text:p>
          </table:table-cell>
          <table:table-cell office:value-type="float" office:value="217.93344" calcext:value-type="float">
            <text:p>217.93344</text:p>
          </table:table-cell>
          <table:table-cell office:value-type="float" office:value="29.679456" calcext:value-type="float">
            <text:p>29.679456</text:p>
          </table:table-cell>
          <table:table-cell office:value-type="float" office:value="220" calcext:value-type="float">
            <text:p>2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1143]+1" office:value-type="float" office:value="144" calcext:value-type="float">
            <text:p>144</text:p>
          </table:table-cell>
          <table:table-cell table:formula="of:=[.B1143]" office:value-type="float" office:value="4" calcext:value-type="float">
            <text:p>4</text:p>
          </table:table-cell>
          <table:table-cell office:value-type="float" office:value="244.92992" calcext:value-type="float">
            <text:p>244.92992</text:p>
          </table:table-cell>
          <table:table-cell office:value-type="float" office:value="147.327744" calcext:value-type="float">
            <text:p>147.327744</text:p>
          </table:table-cell>
          <table:table-cell office:value-type="float" office:value="245" calcext:value-type="float">
            <text:p>245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formula="of:=[.A1144]+1" office:value-type="float" office:value="144" calcext:value-type="float">
            <text:p>144</text:p>
          </table:table-cell>
          <table:table-cell table:formula="of:=[.B1144]" office:value-type="float" office:value="5" calcext:value-type="float">
            <text:p>5</text:p>
          </table:table-cell>
          <table:table-cell office:value-type="float" office:value="173.913088" calcext:value-type="float">
            <text:p>173.913088</text:p>
          </table:table-cell>
          <table:table-cell office:value-type="float" office:value="152.01168" calcext:value-type="float">
            <text:p>152.01168</text:p>
          </table:table-cell>
          <table:table-cell office:value-type="float" office:value="177" calcext:value-type="float">
            <text:p>17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1145]+1" office:value-type="float" office:value="144" calcext:value-type="float">
            <text:p>144</text:p>
          </table:table-cell>
          <table:table-cell table:formula="of:=[.B1145]" office:value-type="float" office:value="6" calcext:value-type="float">
            <text:p>6</text:p>
          </table:table-cell>
          <table:table-cell office:value-type="float" office:value="97.85728" calcext:value-type="float">
            <text:p>97.85728</text:p>
          </table:table-cell>
          <table:table-cell office:value-type="float" office:value="150.086016" calcext:value-type="float">
            <text:p>150.086016</text:p>
          </table:table-cell>
          <table:table-cell office:value-type="float" office:value="103" calcext:value-type="float">
            <text:p>10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[.A1146]+1" office:value-type="float" office:value="144" calcext:value-type="float">
            <text:p>144</text:p>
          </table:table-cell>
          <table:table-cell table:formula="of:=[.B1146]" office:value-type="float" office:value="7" calcext:value-type="float">
            <text:p>7</text:p>
          </table:table-cell>
          <table:table-cell office:value-type="float" office:value="114.751616" calcext:value-type="float">
            <text:p>114.751616</text:p>
          </table:table-cell>
          <table:table-cell office:value-type="float" office:value="31.615872" calcext:value-type="float">
            <text:p>31.615872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31" calcext:value-type="float">
            <text:p>31</text:p>
          </table:table-cell>
        </table:table-row>
        <table:table-row table:style-name="ro1">
          <table:table-cell table:formula="of:=[.A1147]+1" office:value-type="float" office:value="144" calcext:value-type="float">
            <text:p>144</text:p>
          </table:table-cell>
          <table:table-cell table:formula="of:=[.B1147]" office:value-type="float" office:value="8" calcext:value-type="float">
            <text:p>8</text:p>
          </table:table-cell>
          <table:table-cell office:value-type="float" office:value="133.534656" calcext:value-type="float">
            <text:p>133.534656</text:p>
          </table:table-cell>
          <table:table-cell office:value-type="float" office:value="36.362304" calcext:value-type="float">
            <text:p>36.362304</text:p>
          </table:table-cell>
          <table:table-cell office:value-type="float" office:value="137" calcext:value-type="float">
            <text:p>13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1148]+1" office:value-type="float" office:value="145" calcext:value-type="float">
            <text:p>145</text:p>
          </table:table-cell>
          <table:table-cell table:formula="of:=[.B1148]" office:value-type="float" office:value="1" calcext:value-type="float">
            <text:p>1</text:p>
          </table:table-cell>
          <table:table-cell office:value-type="float" office:value="172.88512" calcext:value-type="float">
            <text:p>172.88512</text:p>
          </table:table-cell>
          <table:table-cell office:value-type="float" office:value="45.600864" calcext:value-type="float">
            <text:p>45.600864</text:p>
          </table:table-cell>
          <table:table-cell office:value-type="float" office:value="174" calcext:value-type="float">
            <text:p>17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A1149]+1" office:value-type="float" office:value="145" calcext:value-type="float">
            <text:p>145</text:p>
          </table:table-cell>
          <table:table-cell table:formula="of:=[.B1149]" office:value-type="float" office:value="2" calcext:value-type="float">
            <text:p>2</text:p>
          </table:table-cell>
          <table:table-cell office:value-type="float" office:value="209.220352" calcext:value-type="float">
            <text:p>209.220352</text:p>
          </table:table-cell>
          <table:table-cell office:value-type="float" office:value="45.974016" calcext:value-type="float">
            <text:p>45.974016</text:p>
          </table:table-cell>
          <table:table-cell office:value-type="float" office:value="212" calcext:value-type="float">
            <text:p>21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A1150]+1" office:value-type="float" office:value="145" calcext:value-type="float">
            <text:p>145</text:p>
          </table:table-cell>
          <table:table-cell table:formula="of:=[.B1150]" office:value-type="float" office:value="3" calcext:value-type="float">
            <text:p>3</text:p>
          </table:table-cell>
          <table:table-cell office:value-type="float" office:value="218.991488" calcext:value-type="float">
            <text:p>218.991488</text:p>
          </table:table-cell>
          <table:table-cell office:value-type="float" office:value="43.11696" calcext:value-type="float">
            <text:p>43.11696</text:p>
          </table:table-cell>
          <table:table-cell office:value-type="float" office:value="221" calcext:value-type="float">
            <text:p>22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1151]+1" office:value-type="float" office:value="145" calcext:value-type="float">
            <text:p>145</text:p>
          </table:table-cell>
          <table:table-cell table:formula="of:=[.B1151]" office:value-type="float" office:value="4" calcext:value-type="float">
            <text:p>4</text:p>
          </table:table-cell>
          <table:table-cell office:value-type="float" office:value="241.308928" calcext:value-type="float">
            <text:p>241.308928</text:p>
          </table:table-cell>
          <table:table-cell office:value-type="float" office:value="157.439808" calcext:value-type="float">
            <text:p>157.439808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1152]+1" office:value-type="float" office:value="145" calcext:value-type="float">
            <text:p>145</text:p>
          </table:table-cell>
          <table:table-cell table:formula="of:=[.B1152]" office:value-type="float" office:value="5" calcext:value-type="float">
            <text:p>5</text:p>
          </table:table-cell>
          <table:table-cell office:value-type="float" office:value="172.212608" calcext:value-type="float">
            <text:p>172.212608</text:p>
          </table:table-cell>
          <table:table-cell office:value-type="float" office:value="160.510176" calcext:value-type="float">
            <text:p>160.510176</text:p>
          </table:table-cell>
          <table:table-cell office:value-type="float" office:value="172" calcext:value-type="float">
            <text:p>172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1153]+1" office:value-type="float" office:value="145" calcext:value-type="float">
            <text:p>145</text:p>
          </table:table-cell>
          <table:table-cell table:formula="of:=[.B1153]" office:value-type="float" office:value="6" calcext:value-type="float">
            <text:p>6</text:p>
          </table:table-cell>
          <table:table-cell office:value-type="float" office:value="98.341376" calcext:value-type="float">
            <text:p>98.341376</text:p>
          </table:table-cell>
          <table:table-cell office:value-type="float" office:value="154.592448" calcext:value-type="float">
            <text:p>154.592448</text:p>
          </table:table-cell>
          <table:table-cell office:value-type="float" office:value="101" calcext:value-type="float">
            <text:p>10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1154]+1" office:value-type="float" office:value="145" calcext:value-type="float">
            <text:p>145</text:p>
          </table:table-cell>
          <table:table-cell table:formula="of:=[.B1154]" office:value-type="float" office:value="7" calcext:value-type="float">
            <text:p>7</text:p>
          </table:table-cell>
          <table:table-cell office:value-type="float" office:value="118.2463872" calcext:value-type="float">
            <text:p>118.2463872</text:p>
          </table:table-cell>
          <table:table-cell office:value-type="float" office:value="41.397312" calcext:value-type="float">
            <text:p>41.397312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1" calcext:value-type="float">
            <text:p>41</text:p>
          </table:table-cell>
        </table:table-row>
        <table:table-row table:style-name="ro1">
          <table:table-cell table:formula="of:=[.A1155]+1" office:value-type="float" office:value="145" calcext:value-type="float">
            <text:p>145</text:p>
          </table:table-cell>
          <table:table-cell table:formula="of:=[.B1155]" office:value-type="float" office:value="8" calcext:value-type="float">
            <text:p>8</text:p>
          </table:table-cell>
          <table:table-cell office:value-type="float" office:value="133.8184448" calcext:value-type="float">
            <text:p>133.8184448</text:p>
          </table:table-cell>
          <table:table-cell office:value-type="float" office:value="45.785088" calcext:value-type="float">
            <text:p>45.785088</text:p>
          </table:table-cell>
          <table:table-cell office:value-type="float" office:value="134" calcext:value-type="float">
            <text:p>13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1156]+1" office:value-type="float" office:value="146" calcext:value-type="float">
            <text:p>146</text:p>
          </table:table-cell>
          <table:table-cell table:formula="of:=[.B1156]" office:value-type="float" office:value="1" calcext:value-type="float">
            <text:p>1</text:p>
          </table:table-cell>
          <table:table-cell office:value-type="float" office:value="168.45824" calcext:value-type="float">
            <text:p>168.45824</text:p>
          </table:table-cell>
          <table:table-cell office:value-type="float" office:value="44.531232" calcext:value-type="float">
            <text:p>44.531232</text:p>
          </table:table-cell>
          <table:table-cell office:value-type="float" office:value="166" calcext:value-type="float">
            <text:p>16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1157]+1" office:value-type="float" office:value="146" calcext:value-type="float">
            <text:p>146</text:p>
          </table:table-cell>
          <table:table-cell table:formula="of:=[.B1157]" office:value-type="float" office:value="2" calcext:value-type="float">
            <text:p>2</text:p>
          </table:table-cell>
          <table:table-cell office:value-type="float" office:value="204.509824" calcext:value-type="float">
            <text:p>204.509824</text:p>
          </table:table-cell>
          <table:table-cell office:value-type="float" office:value="42.739584" calcext:value-type="float">
            <text:p>42.739584</text:p>
          </table:table-cell>
          <table:table-cell office:value-type="float" office:value="203" calcext:value-type="float">
            <text:p>20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1158]+1" office:value-type="float" office:value="146" calcext:value-type="float">
            <text:p>146</text:p>
          </table:table-cell>
          <table:table-cell table:formula="of:=[.B1158]" office:value-type="float" office:value="3" calcext:value-type="float">
            <text:p>3</text:p>
          </table:table-cell>
          <table:table-cell office:value-type="float" office:value="216.951168" calcext:value-type="float">
            <text:p>216.951168</text:p>
          </table:table-cell>
          <table:table-cell office:value-type="float" office:value="36.92928" calcext:value-type="float">
            <text:p>36.92928</text:p>
          </table:table-cell>
          <table:table-cell office:value-type="float" office:value="217" calcext:value-type="float">
            <text:p>21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1159]+1" office:value-type="float" office:value="146" calcext:value-type="float">
            <text:p>146</text:p>
          </table:table-cell>
          <table:table-cell table:formula="of:=[.B1159]" office:value-type="float" office:value="4" calcext:value-type="float">
            <text:p>4</text:p>
          </table:table-cell>
          <table:table-cell office:value-type="float" office:value="243.23328" calcext:value-type="float">
            <text:p>243.23328</text:p>
          </table:table-cell>
          <table:table-cell office:value-type="float" office:value="159.506304" calcext:value-type="float">
            <text:p>159.506304</text:p>
          </table:table-cell>
          <table:table-cell office:value-type="float" office:value="244" calcext:value-type="float">
            <text:p>24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1160]+1" office:value-type="float" office:value="146" calcext:value-type="float">
            <text:p>146</text:p>
          </table:table-cell>
          <table:table-cell table:formula="of:=[.B1160]" office:value-type="float" office:value="5" calcext:value-type="float">
            <text:p>5</text:p>
          </table:table-cell>
          <table:table-cell office:value-type="float" office:value="168.846208" calcext:value-type="float">
            <text:p>168.846208</text:p>
          </table:table-cell>
          <table:table-cell office:value-type="float" office:value="164.481312" calcext:value-type="float">
            <text:p>164.481312</text:p>
          </table:table-cell>
          <table:table-cell office:value-type="float" office:value="169" calcext:value-type="float">
            <text:p>169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1161]+1" office:value-type="float" office:value="146" calcext:value-type="float">
            <text:p>146</text:p>
          </table:table-cell>
          <table:table-cell table:formula="of:=[.B1161]" office:value-type="float" office:value="6" calcext:value-type="float">
            <text:p>6</text:p>
          </table:table-cell>
          <table:table-cell office:value-type="float" office:value="90.432384" calcext:value-type="float">
            <text:p>90.432384</text:p>
          </table:table-cell>
          <table:table-cell office:value-type="float" office:value="160.4064" calcext:value-type="float">
            <text:p>160.4064</text:p>
          </table:table-cell>
          <table:table-cell office:value-type="float" office:value="92" calcext:value-type="float">
            <text:p>9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1162]+1" office:value-type="float" office:value="146" calcext:value-type="float">
            <text:p>146</text:p>
          </table:table-cell>
          <table:table-cell table:formula="of:=[.B1162]" office:value-type="float" office:value="7" calcext:value-type="float">
            <text:p>7</text:p>
          </table:table-cell>
          <table:table-cell office:value-type="float" office:value="111.474432" calcext:value-type="float">
            <text:p>111.474432</text:p>
          </table:table-cell>
          <table:table-cell office:value-type="float" office:value="37.83168" calcext:value-type="float">
            <text:p>37.83168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38" calcext:value-type="float">
            <text:p>38</text:p>
          </table:table-cell>
        </table:table-row>
        <table:table-row table:style-name="ro1">
          <table:table-cell table:formula="of:=[.A1163]+1" office:value-type="float" office:value="146" calcext:value-type="float">
            <text:p>146</text:p>
          </table:table-cell>
          <table:table-cell table:formula="of:=[.B1163]" office:value-type="float" office:value="8" calcext:value-type="float">
            <text:p>8</text:p>
          </table:table-cell>
          <table:table-cell office:value-type="float" office:value="129.4649344" calcext:value-type="float">
            <text:p>129.4649344</text:p>
          </table:table-cell>
          <table:table-cell office:value-type="float" office:value="43.418112" calcext:value-type="float">
            <text:p>43.418112</text:p>
          </table:table-cell>
          <table:table-cell office:value-type="float" office:value="129" calcext:value-type="float">
            <text:p>12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1164]+1" office:value-type="float" office:value="147" calcext:value-type="float">
            <text:p>147</text:p>
          </table:table-cell>
          <table:table-cell table:formula="of:=[.B1164]" office:value-type="float" office:value="1" calcext:value-type="float">
            <text:p>1</text:p>
          </table:table-cell>
          <table:table-cell office:value-type="float" office:value="170.50048" calcext:value-type="float">
            <text:p>170.50048</text:p>
          </table:table-cell>
          <table:table-cell office:value-type="float" office:value="41.62416" calcext:value-type="float">
            <text:p>41.62416</text:p>
          </table:table-cell>
          <table:table-cell office:value-type="float" office:value="173" calcext:value-type="float">
            <text:p>17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1165]+1" office:value-type="float" office:value="147" calcext:value-type="float">
            <text:p>147</text:p>
          </table:table-cell>
          <table:table-cell table:formula="of:=[.B1165]" office:value-type="float" office:value="2" calcext:value-type="float">
            <text:p>2</text:p>
          </table:table-cell>
          <table:table-cell office:value-type="float" office:value="207.5552" calcext:value-type="float">
            <text:p>207.5552</text:p>
          </table:table-cell>
          <table:table-cell office:value-type="float" office:value="42.864096" calcext:value-type="float">
            <text:p>42.864096</text:p>
          </table:table-cell>
          <table:table-cell office:value-type="float" office:value="208" calcext:value-type="float">
            <text:p>20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1166]+1" office:value-type="float" office:value="147" calcext:value-type="float">
            <text:p>147</text:p>
          </table:table-cell>
          <table:table-cell table:formula="of:=[.B1166]" office:value-type="float" office:value="3" calcext:value-type="float">
            <text:p>3</text:p>
          </table:table-cell>
          <table:table-cell office:value-type="float" office:value="219.107328" calcext:value-type="float">
            <text:p>219.107328</text:p>
          </table:table-cell>
          <table:table-cell office:value-type="float" office:value="39.264576" calcext:value-type="float">
            <text:p>39.264576</text:p>
          </table:table-cell>
          <table:table-cell office:value-type="float" office:value="221" calcext:value-type="float">
            <text:p>22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1167]+1" office:value-type="float" office:value="147" calcext:value-type="float">
            <text:p>147</text:p>
          </table:table-cell>
          <table:table-cell table:formula="of:=[.B1167]" office:value-type="float" office:value="4" calcext:value-type="float">
            <text:p>4</text:p>
          </table:table-cell>
          <table:table-cell office:value-type="float" office:value="240.504192" calcext:value-type="float">
            <text:p>240.504192</text:p>
          </table:table-cell>
          <table:table-cell office:value-type="float" office:value="159.074688" calcext:value-type="float">
            <text:p>159.074688</text:p>
          </table:table-cell>
          <table:table-cell office:value-type="float" office:value="242" calcext:value-type="float">
            <text:p>24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1168]+1" office:value-type="float" office:value="147" calcext:value-type="float">
            <text:p>147</text:p>
          </table:table-cell>
          <table:table-cell table:formula="of:=[.B1168]" office:value-type="float" office:value="5" calcext:value-type="float">
            <text:p>5</text:p>
          </table:table-cell>
          <table:table-cell office:value-type="float" office:value="166.796928" calcext:value-type="float">
            <text:p>166.796928</text:p>
          </table:table-cell>
          <table:table-cell office:value-type="float" office:value="161.29584" calcext:value-type="float">
            <text:p>161.29584</text:p>
          </table:table-cell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1169]+1" office:value-type="float" office:value="147" calcext:value-type="float">
            <text:p>147</text:p>
          </table:table-cell>
          <table:table-cell table:formula="of:=[.B1169]" office:value-type="float" office:value="6" calcext:value-type="float">
            <text:p>6</text:p>
          </table:table-cell>
          <table:table-cell office:value-type="float" office:value="88.720256" calcext:value-type="float">
            <text:p>88.720256</text:p>
          </table:table-cell>
          <table:table-cell office:value-type="float" office:value="153.789504" calcext:value-type="float">
            <text:p>153.789504</text:p>
          </table:table-cell>
          <table:table-cell office:value-type="float" office:value="89" calcext:value-type="float">
            <text:p>8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formula="of:=[.A1170]+1" office:value-type="float" office:value="147" calcext:value-type="float">
            <text:p>147</text:p>
          </table:table-cell>
          <table:table-cell table:formula="of:=[.B1170]" office:value-type="float" office:value="7" calcext:value-type="float">
            <text:p>7</text:p>
          </table:table-cell>
          <table:table-cell office:value-type="float" office:value="113.333248" calcext:value-type="float">
            <text:p>113.333248</text:p>
          </table:table-cell>
          <table:table-cell office:value-type="float" office:value="35.457216" calcext:value-type="float">
            <text:p>35.457216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1">
          <table:table-cell table:formula="of:=[.A1171]+1" office:value-type="float" office:value="147" calcext:value-type="float">
            <text:p>147</text:p>
          </table:table-cell>
          <table:table-cell table:formula="of:=[.B1171]" office:value-type="float" office:value="8" calcext:value-type="float">
            <text:p>8</text:p>
          </table:table-cell>
          <table:table-cell office:value-type="float" office:value="130.4145152" calcext:value-type="float">
            <text:p>130.4145152</text:p>
          </table:table-cell>
          <table:table-cell office:value-type="float" office:value="40.20912" calcext:value-type="float">
            <text:p>40.20912</text:p>
          </table:table-cell>
          <table:table-cell office:value-type="float" office:value="133" calcext:value-type="float">
            <text:p>13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1172]+1" office:value-type="float" office:value="148" calcext:value-type="float">
            <text:p>148</text:p>
          </table:table-cell>
          <table:table-cell table:formula="of:=[.B1172]" office:value-type="float" office:value="1" calcext:value-type="float">
            <text:p>1</text:p>
          </table:table-cell>
          <table:table-cell office:value-type="float" office:value="160.218496" calcext:value-type="float">
            <text:p>160.218496</text:p>
          </table:table-cell>
          <table:table-cell office:value-type="float" office:value="57.997632" calcext:value-type="float">
            <text:p>57.997632</text:p>
          </table:table-cell>
          <table:table-cell office:value-type="float" office:value="159" calcext:value-type="float">
            <text:p>15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[.A1173]+1" office:value-type="float" office:value="148" calcext:value-type="float">
            <text:p>148</text:p>
          </table:table-cell>
          <table:table-cell table:formula="of:=[.B1173]" office:value-type="float" office:value="2" calcext:value-type="float">
            <text:p>2</text:p>
          </table:table-cell>
          <table:table-cell office:value-type="float" office:value="197.977344" calcext:value-type="float">
            <text:p>197.977344</text:p>
          </table:table-cell>
          <table:table-cell office:value-type="float" office:value="56.83056" calcext:value-type="float">
            <text:p>56.83056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formula="of:=[.A1174]+1" office:value-type="float" office:value="148" calcext:value-type="float">
            <text:p>148</text:p>
          </table:table-cell>
          <table:table-cell table:formula="of:=[.B1174]" office:value-type="float" office:value="3" calcext:value-type="float">
            <text:p>3</text:p>
          </table:table-cell>
          <table:table-cell office:value-type="float" office:value="211.086464" calcext:value-type="float">
            <text:p>211.086464</text:p>
          </table:table-cell>
          <table:table-cell office:value-type="float" office:value="51.287136" calcext:value-type="float">
            <text:p>51.287136</text:p>
          </table:table-cell>
          <table:table-cell office:value-type="float" office:value="213" calcext:value-type="float">
            <text:p>21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[.A1175]+1" office:value-type="float" office:value="148" calcext:value-type="float">
            <text:p>148</text:p>
          </table:table-cell>
          <table:table-cell table:formula="of:=[.B1175]" office:value-type="float" office:value="4" calcext:value-type="float">
            <text:p>4</text:p>
          </table:table-cell>
          <table:table-cell office:value-type="float" office:value="240.399488" calcext:value-type="float">
            <text:p>240.399488</text:p>
          </table:table-cell>
          <table:table-cell office:value-type="float" office:value="175.38576" calcext:value-type="float">
            <text:p>175.38576</text:p>
          </table:table-cell>
          <table:table-cell office:value-type="float" office:value="239" calcext:value-type="float">
            <text:p>23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formula="of:=[.A1176]+1" office:value-type="float" office:value="148" calcext:value-type="float">
            <text:p>148</text:p>
          </table:table-cell>
          <table:table-cell table:formula="of:=[.B1176]" office:value-type="float" office:value="5" calcext:value-type="float">
            <text:p>5</text:p>
          </table:table-cell>
          <table:table-cell office:value-type="float" office:value="162.578816" calcext:value-type="float">
            <text:p>162.578816</text:p>
          </table:table-cell>
          <table:table-cell office:value-type="float" office:value="180.537504" calcext:value-type="float">
            <text:p>180.537504</text:p>
          </table:table-cell>
          <table:table-cell office:value-type="float" office:value="162" calcext:value-type="float">
            <text:p>16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formula="of:=[.A1177]+1" office:value-type="float" office:value="148" calcext:value-type="float">
            <text:p>148</text:p>
          </table:table-cell>
          <table:table-cell table:formula="of:=[.B1177]" office:value-type="float" office:value="6" calcext:value-type="float">
            <text:p>6</text:p>
          </table:table-cell>
          <table:table-cell office:value-type="float" office:value="81.892224" calcext:value-type="float">
            <text:p>81.892224</text:p>
          </table:table-cell>
          <table:table-cell office:value-type="float" office:value="178.29312" calcext:value-type="float">
            <text:p>178.29312</text:p>
          </table:table-cell>
          <table:table-cell office:value-type="float" office:value="79" calcext:value-type="float">
            <text:p>79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formula="of:=[.A1178]+1" office:value-type="float" office:value="148" calcext:value-type="float">
            <text:p>148</text:p>
          </table:table-cell>
          <table:table-cell table:formula="of:=[.B1178]" office:value-type="float" office:value="7" calcext:value-type="float">
            <text:p>7</text:p>
          </table:table-cell>
          <table:table-cell office:value-type="float" office:value="101.750144" calcext:value-type="float">
            <text:p>101.750144</text:p>
          </table:table-cell>
          <table:table-cell office:value-type="float" office:value="53.33136" calcext:value-type="float">
            <text:p>53.33136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54" calcext:value-type="float">
            <text:p>54</text:p>
          </table:table-cell>
        </table:table-row>
        <table:table-row table:style-name="ro1">
          <table:table-cell table:formula="of:=[.A1179]+1" office:value-type="float" office:value="148" calcext:value-type="float">
            <text:p>148</text:p>
          </table:table-cell>
          <table:table-cell table:formula="of:=[.B1179]" office:value-type="float" office:value="8" calcext:value-type="float">
            <text:p>8</text:p>
          </table:table-cell>
          <table:table-cell office:value-type="float" office:value="120.5483776" calcext:value-type="float">
            <text:p>120.5483776</text:p>
          </table:table-cell>
          <table:table-cell office:value-type="float" office:value="58.75392" calcext:value-type="float">
            <text:p>58.75392</text:p>
          </table:table-cell>
          <table:table-cell office:value-type="float" office:value="118" calcext:value-type="float">
            <text:p>11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formula="of:=[.A1180]+1" office:value-type="float" office:value="149" calcext:value-type="float">
            <text:p>149</text:p>
          </table:table-cell>
          <table:table-cell table:formula="of:=[.B1180]" office:value-type="float" office:value="1" calcext:value-type="float">
            <text:p>1</text:p>
          </table:table-cell>
          <table:table-cell office:value-type="float" office:value="157.636224" calcext:value-type="float">
            <text:p>157.636224</text:p>
          </table:table-cell>
          <table:table-cell office:value-type="float" office:value="39.570624" calcext:value-type="float">
            <text:p>39.570624</text:p>
          </table:table-cell>
          <table:table-cell office:value-type="float" office:value="157" calcext:value-type="float">
            <text:p>15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1181]+1" office:value-type="float" office:value="149" calcext:value-type="float">
            <text:p>149</text:p>
          </table:table-cell>
          <table:table-cell table:formula="of:=[.B1181]" office:value-type="float" office:value="2" calcext:value-type="float">
            <text:p>2</text:p>
          </table:table-cell>
          <table:table-cell office:value-type="float" office:value="195.81824" calcext:value-type="float">
            <text:p>195.81824</text:p>
          </table:table-cell>
          <table:table-cell office:value-type="float" office:value="37.983936" calcext:value-type="float">
            <text:p>37.983936</text:p>
          </table:table-cell>
          <table:table-cell office:value-type="float" office:value="196" calcext:value-type="float">
            <text:p>19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1182]+1" office:value-type="float" office:value="149" calcext:value-type="float">
            <text:p>149</text:p>
          </table:table-cell>
          <table:table-cell table:formula="of:=[.B1182]" office:value-type="float" office:value="3" calcext:value-type="float">
            <text:p>3</text:p>
          </table:table-cell>
          <table:table-cell office:value-type="float" office:value="210.518912" calcext:value-type="float">
            <text:p>210.518912</text:p>
          </table:table-cell>
          <table:table-cell office:value-type="float" office:value="31.942656" calcext:value-type="float">
            <text:p>31.942656</text:p>
          </table:table-cell>
          <table:table-cell office:value-type="float" office:value="209" calcext:value-type="float">
            <text:p>20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1183]+1" office:value-type="float" office:value="149" calcext:value-type="float">
            <text:p>149</text:p>
          </table:table-cell>
          <table:table-cell table:formula="of:=[.B1183]" office:value-type="float" office:value="4" calcext:value-type="float">
            <text:p>4</text:p>
          </table:table-cell>
          <table:table-cell office:value-type="float" office:value="237.428608" calcext:value-type="float">
            <text:p>237.428608</text:p>
          </table:table-cell>
          <table:table-cell office:value-type="float" office:value="159.45456" calcext:value-type="float">
            <text:p>159.45456</text:p>
          </table:table-cell>
          <table:table-cell office:value-type="float" office:value="236" calcext:value-type="float">
            <text:p>236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1184]+1" office:value-type="float" office:value="149" calcext:value-type="float">
            <text:p>149</text:p>
          </table:table-cell>
          <table:table-cell table:formula="of:=[.B1184]" office:value-type="float" office:value="5" calcext:value-type="float">
            <text:p>5</text:p>
          </table:table-cell>
          <table:table-cell office:value-type="float" office:value="158.019328" calcext:value-type="float">
            <text:p>158.019328</text:p>
          </table:table-cell>
          <table:table-cell office:value-type="float" office:value="163.88544" calcext:value-type="float">
            <text:p>163.88544</text:p>
          </table:table-cell>
          <table:table-cell office:value-type="float" office:value="156" calcext:value-type="float">
            <text:p>15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1185]+1" office:value-type="float" office:value="149" calcext:value-type="float">
            <text:p>149</text:p>
          </table:table-cell>
          <table:table-cell table:formula="of:=[.B1185]" office:value-type="float" office:value="6" calcext:value-type="float">
            <text:p>6</text:p>
          </table:table-cell>
          <table:table-cell office:value-type="float" office:value="75.156864" calcext:value-type="float">
            <text:p>75.156864</text:p>
          </table:table-cell>
          <table:table-cell office:value-type="float" office:value="160.333536" calcext:value-type="float">
            <text:p>160.333536</text:p>
          </table:table-cell>
          <table:table-cell office:value-type="float" office:value="73" calcext:value-type="float">
            <text:p>7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1186]+1" office:value-type="float" office:value="149" calcext:value-type="float">
            <text:p>149</text:p>
          </table:table-cell>
          <table:table-cell table:formula="of:=[.B1186]" office:value-type="float" office:value="7" calcext:value-type="float">
            <text:p>7</text:p>
          </table:table-cell>
          <table:table-cell office:value-type="float" office:value="98.040576" calcext:value-type="float">
            <text:p>98.040576</text:p>
          </table:table-cell>
          <table:table-cell office:value-type="float" office:value="32.862048" calcext:value-type="float">
            <text:p>32.862048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1">
          <table:table-cell table:formula="of:=[.A1187]+1" office:value-type="float" office:value="149" calcext:value-type="float">
            <text:p>149</text:p>
          </table:table-cell>
          <table:table-cell table:formula="of:=[.B1187]" office:value-type="float" office:value="8" calcext:value-type="float">
            <text:p>8</text:p>
          </table:table-cell>
          <table:table-cell office:value-type="float" office:value="117.6602752" calcext:value-type="float">
            <text:p>117.6602752</text:p>
          </table:table-cell>
          <table:table-cell office:value-type="float" office:value="38.839872" calcext:value-type="float">
            <text:p>38.839872</text:p>
          </table:table-cell>
          <table:table-cell office:value-type="float" office:value="116" calcext:value-type="float">
            <text:p>1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1188]+1" office:value-type="float" office:value="150" calcext:value-type="float">
            <text:p>150</text:p>
          </table:table-cell>
          <table:table-cell table:formula="of:=[.B1188]" office:value-type="float" office:value="1" calcext:value-type="float">
            <text:p>1</text:p>
          </table:table-cell>
          <table:table-cell office:value-type="float" office:value="171.654016" calcext:value-type="float">
            <text:p>171.654016</text:p>
          </table:table-cell>
          <table:table-cell office:value-type="float" office:value="55.86288" calcext:value-type="float">
            <text:p>55.86288</text:p>
          </table:table-cell>
          <table:table-cell office:value-type="float" office:value="175" calcext:value-type="float">
            <text:p>17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formula="of:=[.A1189]+1" office:value-type="float" office:value="150" calcext:value-type="float">
            <text:p>150</text:p>
          </table:table-cell>
          <table:table-cell table:formula="of:=[.B1189]" office:value-type="float" office:value="2" calcext:value-type="float">
            <text:p>2</text:p>
          </table:table-cell>
          <table:table-cell office:value-type="float" office:value="204.742528" calcext:value-type="float">
            <text:p>204.742528</text:p>
          </table:table-cell>
          <table:table-cell office:value-type="float" office:value="54.450816" calcext:value-type="float">
            <text:p>54.450816</text:p>
          </table:table-cell>
          <table:table-cell office:value-type="float" office:value="205" calcext:value-type="float">
            <text:p>20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formula="of:=[.A1190]+1" office:value-type="float" office:value="150" calcext:value-type="float">
            <text:p>150</text:p>
          </table:table-cell>
          <table:table-cell table:formula="of:=[.B1190]" office:value-type="float" office:value="3" calcext:value-type="float">
            <text:p>3</text:p>
          </table:table-cell>
          <table:table-cell office:value-type="float" office:value="217.197056" calcext:value-type="float">
            <text:p>217.197056</text:p>
          </table:table-cell>
          <table:table-cell office:value-type="float" office:value="48.064128" calcext:value-type="float">
            <text:p>48.064128</text:p>
          </table:table-cell>
          <table:table-cell office:value-type="float" office:value="218" calcext:value-type="float">
            <text:p>21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[.A1191]+1" office:value-type="float" office:value="150" calcext:value-type="float">
            <text:p>150</text:p>
          </table:table-cell>
          <table:table-cell table:formula="of:=[.B1191]" office:value-type="float" office:value="4" calcext:value-type="float">
            <text:p>4</text:p>
          </table:table-cell>
          <table:table-cell office:value-type="float" office:value="244.0992" calcext:value-type="float">
            <text:p>244.0992</text:p>
          </table:table-cell>
          <table:table-cell office:value-type="float" office:value="160.835712" calcext:value-type="float">
            <text:p>160.835712</text:p>
          </table:table-cell>
          <table:table-cell office:value-type="float" office:value="249" calcext:value-type="float">
            <text:p>24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1192]+1" office:value-type="float" office:value="150" calcext:value-type="float">
            <text:p>150</text:p>
          </table:table-cell>
          <table:table-cell table:formula="of:=[.B1192]" office:value-type="float" office:value="5" calcext:value-type="float">
            <text:p>5</text:p>
          </table:table-cell>
          <table:table-cell office:value-type="float" office:value="175.572224" calcext:value-type="float">
            <text:p>175.572224</text:p>
          </table:table-cell>
          <table:table-cell office:value-type="float" office:value="167.055456" calcext:value-type="float">
            <text:p>167.055456</text:p>
          </table:table-cell>
          <table:table-cell office:value-type="float" office:value="180" calcext:value-type="float">
            <text:p>18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1193]+1" office:value-type="float" office:value="150" calcext:value-type="float">
            <text:p>150</text:p>
          </table:table-cell>
          <table:table-cell table:formula="of:=[.B1193]" office:value-type="float" office:value="6" calcext:value-type="float">
            <text:p>6</text:p>
          </table:table-cell>
          <table:table-cell office:value-type="float" office:value="103.656704" calcext:value-type="float">
            <text:p>103.656704</text:p>
          </table:table-cell>
          <table:table-cell office:value-type="float" office:value="166.76784" calcext:value-type="float">
            <text:p>166.76784</text:p>
          </table:table-cell>
          <table:table-cell office:value-type="float" office:value="109" calcext:value-type="float">
            <text:p>109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1194]+1" office:value-type="float" office:value="150" calcext:value-type="float">
            <text:p>150</text:p>
          </table:table-cell>
          <table:table-cell table:formula="of:=[.B1194]" office:value-type="float" office:value="7" calcext:value-type="float">
            <text:p>7</text:p>
          </table:table-cell>
          <table:table-cell office:value-type="float" office:value="118.5948032" calcext:value-type="float">
            <text:p>118.5948032</text:p>
          </table:table-cell>
          <table:table-cell office:value-type="float" office:value="52.235424" calcext:value-type="float">
            <text:p>52.235424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52" calcext:value-type="float">
            <text:p>52</text:p>
          </table:table-cell>
        </table:table-row>
        <table:table-row table:style-name="ro1">
          <table:table-cell table:formula="of:=[.A1195]+1" office:value-type="float" office:value="150" calcext:value-type="float">
            <text:p>150</text:p>
          </table:table-cell>
          <table:table-cell table:formula="of:=[.B1195]" office:value-type="float" office:value="8" calcext:value-type="float">
            <text:p>8</text:p>
          </table:table-cell>
          <table:table-cell office:value-type="float" office:value="136.2285056" calcext:value-type="float">
            <text:p>136.2285056</text:p>
          </table:table-cell>
          <table:table-cell office:value-type="float" office:value="56.829312" calcext:value-type="float">
            <text:p>56.829312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formula="of:=[.A1196]+1" office:value-type="float" office:value="151" calcext:value-type="float">
            <text:p>151</text:p>
          </table:table-cell>
          <table:table-cell table:formula="of:=[.B1196]" office:value-type="float" office:value="1" calcext:value-type="float">
            <text:p>1</text:p>
          </table:table-cell>
          <table:table-cell office:value-type="float" office:value="164.990464" calcext:value-type="float">
            <text:p>164.990464</text:p>
          </table:table-cell>
          <table:table-cell office:value-type="float" office:value="44.91744" calcext:value-type="float">
            <text:p>44.91744</text:p>
          </table:table-cell>
          <table:table-cell office:value-type="float" office:value="164" calcext:value-type="float">
            <text:p>16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1197]+1" office:value-type="float" office:value="151" calcext:value-type="float">
            <text:p>151</text:p>
          </table:table-cell>
          <table:table-cell table:formula="of:=[.B1197]" office:value-type="float" office:value="2" calcext:value-type="float">
            <text:p>2</text:p>
          </table:table-cell>
          <table:table-cell office:value-type="float" office:value="201.960832" calcext:value-type="float">
            <text:p>201.960832</text:p>
          </table:table-cell>
          <table:table-cell office:value-type="float" office:value="43.69632" calcext:value-type="float">
            <text:p>43.69632</text:p>
          </table:table-cell>
          <table:table-cell office:value-type="float" office:value="202" calcext:value-type="float">
            <text:p>20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1198]+1" office:value-type="float" office:value="151" calcext:value-type="float">
            <text:p>151</text:p>
          </table:table-cell>
          <table:table-cell table:formula="of:=[.B1198]" office:value-type="float" office:value="3" calcext:value-type="float">
            <text:p>3</text:p>
          </table:table-cell>
          <table:table-cell office:value-type="float" office:value="214.63488" calcext:value-type="float">
            <text:p>214.63488</text:p>
          </table:table-cell>
          <table:table-cell office:value-type="float" office:value="38.71632" calcext:value-type="float">
            <text:p>38.71632</text:p>
          </table:table-cell>
          <table:table-cell office:value-type="float" office:value="215" calcext:value-type="float">
            <text:p>21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1199]+1" office:value-type="float" office:value="151" calcext:value-type="float">
            <text:p>151</text:p>
          </table:table-cell>
          <table:table-cell table:formula="of:=[.B1199]" office:value-type="float" office:value="4" calcext:value-type="float">
            <text:p>4</text:p>
          </table:table-cell>
          <table:table-cell office:value-type="float" office:value="241.282048" calcext:value-type="float">
            <text:p>241.282048</text:p>
          </table:table-cell>
          <table:table-cell office:value-type="float" office:value="162.416352" calcext:value-type="float">
            <text:p>162.416352</text:p>
          </table:table-cell>
          <table:table-cell office:value-type="float" office:value="241" calcext:value-type="float">
            <text:p>24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1200]+1" office:value-type="float" office:value="151" calcext:value-type="float">
            <text:p>151</text:p>
          </table:table-cell>
          <table:table-cell table:formula="of:=[.B1200]" office:value-type="float" office:value="5" calcext:value-type="float">
            <text:p>5</text:p>
          </table:table-cell>
          <table:table-cell office:value-type="float" office:value="165.55584" calcext:value-type="float">
            <text:p>165.55584</text:p>
          </table:table-cell>
          <table:table-cell office:value-type="float" office:value="166.2264" calcext:value-type="float">
            <text:p>166.22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1201]+1" office:value-type="float" office:value="151" calcext:value-type="float">
            <text:p>151</text:p>
          </table:table-cell>
          <table:table-cell table:formula="of:=[.B1201]" office:value-type="float" office:value="6" calcext:value-type="float">
            <text:p>6</text:p>
          </table:table-cell>
          <table:table-cell office:value-type="float" office:value="84.2304" calcext:value-type="float">
            <text:p>84.2304</text:p>
          </table:table-cell>
          <table:table-cell office:value-type="float" office:value="162.171168" calcext:value-type="float">
            <text:p>162.171168</text:p>
          </table:table-cell>
          <table:table-cell office:value-type="float" office:value="87" calcext:value-type="float">
            <text:p>8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202]+1" office:value-type="float" office:value="151" calcext:value-type="float">
            <text:p>151</text:p>
          </table:table-cell>
          <table:table-cell table:formula="of:=[.B1202]" office:value-type="float" office:value="7" calcext:value-type="float">
            <text:p>7</text:p>
          </table:table-cell>
          <table:table-cell office:value-type="float" office:value="105.703936" calcext:value-type="float">
            <text:p>105.703936</text:p>
          </table:table-cell>
          <table:table-cell office:value-type="float" office:value="38.937696" calcext:value-type="float">
            <text:p>38.937696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41" calcext:value-type="float">
            <text:p>41</text:p>
          </table:table-cell>
        </table:table-row>
        <table:table-row table:style-name="ro1">
          <table:table-cell table:formula="of:=[.A1203]+1" office:value-type="float" office:value="151" calcext:value-type="float">
            <text:p>151</text:p>
          </table:table-cell>
          <table:table-cell table:formula="of:=[.B1203]" office:value-type="float" office:value="8" calcext:value-type="float">
            <text:p>8</text:p>
          </table:table-cell>
          <table:table-cell office:value-type="float" office:value="124.2755328" calcext:value-type="float">
            <text:p>124.2755328</text:p>
          </table:table-cell>
          <table:table-cell office:value-type="float" office:value="43.61808" calcext:value-type="float">
            <text:p>43.61808</text:p>
          </table:table-cell>
          <table:table-cell office:value-type="float" office:value="125" calcext:value-type="float">
            <text:p>12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1204]+1" office:value-type="float" office:value="152" calcext:value-type="float">
            <text:p>152</text:p>
          </table:table-cell>
          <table:table-cell table:formula="of:=[.B1204]" office:value-type="float" office:value="1" calcext:value-type="float">
            <text:p>1</text:p>
          </table:table-cell>
          <table:table-cell office:value-type="float" office:value="173.600512" calcext:value-type="float">
            <text:p>173.600512</text:p>
          </table:table-cell>
          <table:table-cell office:value-type="float" office:value="35.637216" calcext:value-type="float">
            <text:p>35.637216</text:p>
          </table:table-cell>
          <table:table-cell office:value-type="float" office:value="176" calcext:value-type="float">
            <text:p>17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1205]+1" office:value-type="float" office:value="152" calcext:value-type="float">
            <text:p>152</text:p>
          </table:table-cell>
          <table:table-cell table:formula="of:=[.B1205]" office:value-type="float" office:value="2" calcext:value-type="float">
            <text:p>2</text:p>
          </table:table-cell>
          <table:table-cell office:value-type="float" office:value="207.0016" calcext:value-type="float">
            <text:p>207.0016</text:p>
          </table:table-cell>
          <table:table-cell office:value-type="float" office:value="36.276" calcext:value-type="float">
            <text:p>36.276</text:p>
          </table:table-cell>
          <table:table-cell office:value-type="float" office:value="205" calcext:value-type="float">
            <text:p>20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1206]+1" office:value-type="float" office:value="152" calcext:value-type="float">
            <text:p>152</text:p>
          </table:table-cell>
          <table:table-cell table:formula="of:=[.B1206]" office:value-type="float" office:value="3" calcext:value-type="float">
            <text:p>3</text:p>
          </table:table-cell>
          <table:table-cell office:value-type="float" office:value="219.06304" calcext:value-type="float">
            <text:p>219.06304</text:p>
          </table:table-cell>
          <table:table-cell office:value-type="float" office:value="32.91216" calcext:value-type="float">
            <text:p>32.91216</text:p>
          </table:table-cell>
          <table:table-cell office:value-type="float" office:value="224" calcext:value-type="float">
            <text:p>22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1207]+1" office:value-type="float" office:value="152" calcext:value-type="float">
            <text:p>152</text:p>
          </table:table-cell>
          <table:table-cell table:formula="of:=[.B1207]" office:value-type="float" office:value="4" calcext:value-type="float">
            <text:p>4</text:p>
          </table:table-cell>
          <table:table-cell office:value-type="float" office:value="243.364992" calcext:value-type="float">
            <text:p>243.364992</text:p>
          </table:table-cell>
          <table:table-cell office:value-type="float" office:value="146.61792" calcext:value-type="float">
            <text:p>146.61792</text:p>
          </table:table-cell>
          <table:table-cell office:value-type="float" office:value="245" calcext:value-type="float">
            <text:p>24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formula="of:=[.A1208]+1" office:value-type="float" office:value="152" calcext:value-type="float">
            <text:p>152</text:p>
          </table:table-cell>
          <table:table-cell table:formula="of:=[.B1208]" office:value-type="float" office:value="5" calcext:value-type="float">
            <text:p>5</text:p>
          </table:table-cell>
          <table:table-cell office:value-type="float" office:value="173.9328" calcext:value-type="float">
            <text:p>173.9328</text:p>
          </table:table-cell>
          <table:table-cell office:value-type="float" office:value="149.302656" calcext:value-type="float">
            <text:p>149.302656</text:p>
          </table:table-cell>
          <table:table-cell office:value-type="float" office:value="176" calcext:value-type="float">
            <text:p>17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formula="of:=[.A1209]+1" office:value-type="float" office:value="152" calcext:value-type="float">
            <text:p>152</text:p>
          </table:table-cell>
          <table:table-cell table:formula="of:=[.B1209]" office:value-type="float" office:value="6" calcext:value-type="float">
            <text:p>6</text:p>
          </table:table-cell>
          <table:table-cell office:value-type="float" office:value="100.60224" calcext:value-type="float">
            <text:p>100.60224</text:p>
          </table:table-cell>
          <table:table-cell office:value-type="float" office:value="145.74672" calcext:value-type="float">
            <text:p>145.74672</text:p>
          </table:table-cell>
          <table:table-cell office:value-type="float" office:value="102" calcext:value-type="float">
            <text:p>10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formula="of:=[.A1210]+1" office:value-type="float" office:value="152" calcext:value-type="float">
            <text:p>152</text:p>
          </table:table-cell>
          <table:table-cell table:formula="of:=[.B1210]" office:value-type="float" office:value="7" calcext:value-type="float">
            <text:p>7</text:p>
          </table:table-cell>
          <table:table-cell office:value-type="float" office:value="119.4601728" calcext:value-type="float">
            <text:p>119.4601728</text:p>
          </table:table-cell>
          <table:table-cell office:value-type="float" office:value="32.29248" calcext:value-type="float">
            <text:p>32.29248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34" calcext:value-type="float">
            <text:p>34</text:p>
          </table:table-cell>
        </table:table-row>
        <table:table-row table:style-name="ro1">
          <table:table-cell table:formula="of:=[.A1211]+1" office:value-type="float" office:value="152" calcext:value-type="float">
            <text:p>152</text:p>
          </table:table-cell>
          <table:table-cell table:formula="of:=[.B1211]" office:value-type="float" office:value="8" calcext:value-type="float">
            <text:p>8</text:p>
          </table:table-cell>
          <table:table-cell office:value-type="float" office:value="136.167808" calcext:value-type="float">
            <text:p>136.167808</text:p>
          </table:table-cell>
          <table:table-cell office:value-type="float" office:value="36.418656" calcext:value-type="float">
            <text:p>36.418656</text:p>
          </table:table-cell>
          <table:table-cell office:value-type="float" office:value="139" calcext:value-type="float">
            <text:p>1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1212]+1" office:value-type="float" office:value="153" calcext:value-type="float">
            <text:p>153</text:p>
          </table:table-cell>
          <table:table-cell table:formula="of:=[.B1212]" office:value-type="float" office:value="1" calcext:value-type="float">
            <text:p>1</text:p>
          </table:table-cell>
          <table:table-cell office:value-type="float" office:value="154.634368" calcext:value-type="float">
            <text:p>154.634368</text:p>
          </table:table-cell>
          <table:table-cell office:value-type="float" office:value="32.923488" calcext:value-type="float">
            <text:p>32.923488</text:p>
          </table:table-cell>
          <table:table-cell office:value-type="float" office:value="152" calcext:value-type="float">
            <text:p>15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1213]+1" office:value-type="float" office:value="153" calcext:value-type="float">
            <text:p>153</text:p>
          </table:table-cell>
          <table:table-cell table:formula="of:=[.B1213]" office:value-type="float" office:value="2" calcext:value-type="float">
            <text:p>2</text:p>
          </table:table-cell>
          <table:table-cell office:value-type="float" office:value="190.459008" calcext:value-type="float">
            <text:p>190.459008</text:p>
          </table:table-cell>
          <table:table-cell office:value-type="float" office:value="31.585248" calcext:value-type="float">
            <text:p>31.585248</text:p>
          </table:table-cell>
          <table:table-cell office:value-type="float" office:value="188" calcext:value-type="float">
            <text:p>18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1214]+1" office:value-type="float" office:value="153" calcext:value-type="float">
            <text:p>153</text:p>
          </table:table-cell>
          <table:table-cell table:formula="of:=[.B1214]" office:value-type="float" office:value="3" calcext:value-type="float">
            <text:p>3</text:p>
          </table:table-cell>
          <table:table-cell office:value-type="float" office:value="204.037504" calcext:value-type="float">
            <text:p>204.037504</text:p>
          </table:table-cell>
          <table:table-cell office:value-type="float" office:value="24.789696" calcext:value-type="float">
            <text:p>24.789696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215]+1" office:value-type="float" office:value="153" calcext:value-type="float">
            <text:p>153</text:p>
          </table:table-cell>
          <table:table-cell table:formula="of:=[.B1215]" office:value-type="float" office:value="4" calcext:value-type="float">
            <text:p>4</text:p>
          </table:table-cell>
          <table:table-cell office:value-type="float" office:value="232.223616" calcext:value-type="float">
            <text:p>232.223616</text:p>
          </table:table-cell>
          <table:table-cell office:value-type="float" office:value="148.052928" calcext:value-type="float">
            <text:p>148.052928</text:p>
          </table:table-cell>
          <table:table-cell office:value-type="float" office:value="230" calcext:value-type="float">
            <text:p>23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formula="of:=[.A1216]+1" office:value-type="float" office:value="153" calcext:value-type="float">
            <text:p>153</text:p>
          </table:table-cell>
          <table:table-cell table:formula="of:=[.B1216]" office:value-type="float" office:value="5" calcext:value-type="float">
            <text:p>5</text:p>
          </table:table-cell>
          <table:table-cell office:value-type="float" office:value="156.0192" calcext:value-type="float">
            <text:p>156.0192</text:p>
          </table:table-cell>
          <table:table-cell office:value-type="float" office:value="154.192224" calcext:value-type="float">
            <text:p>154.192224</text:p>
          </table:table-cell>
          <table:table-cell office:value-type="float" office:value="155" calcext:value-type="float">
            <text:p>15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formula="of:=[.A1217]+1" office:value-type="float" office:value="153" calcext:value-type="float">
            <text:p>153</text:p>
          </table:table-cell>
          <table:table-cell table:formula="of:=[.B1217]" office:value-type="float" office:value="6" calcext:value-type="float">
            <text:p>6</text:p>
          </table:table-cell>
          <table:table-cell office:value-type="float" office:value="76.26304" calcext:value-type="float">
            <text:p>76.26304</text:p>
          </table:table-cell>
          <table:table-cell office:value-type="float" office:value="150.57888" calcext:value-type="float">
            <text:p>150.57888</text:p>
          </table:table-cell>
          <table:table-cell office:value-type="float" office:value="76" calcext:value-type="float">
            <text:p>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1218]+1" office:value-type="float" office:value="153" calcext:value-type="float">
            <text:p>153</text:p>
          </table:table-cell>
          <table:table-cell table:formula="of:=[.B1218]" office:value-type="float" office:value="7" calcext:value-type="float">
            <text:p>7</text:p>
          </table:table-cell>
          <table:table-cell office:value-type="float" office:value="96.007808" calcext:value-type="float">
            <text:p>96.007808</text:p>
          </table:table-cell>
          <table:table-cell office:value-type="float" office:value="26.964" calcext:value-type="float">
            <text:p>26.964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28" calcext:value-type="float">
            <text:p>28</text:p>
          </table:table-cell>
        </table:table-row>
        <table:table-row table:style-name="ro1">
          <table:table-cell table:formula="of:=[.A1219]+1" office:value-type="float" office:value="153" calcext:value-type="float">
            <text:p>153</text:p>
          </table:table-cell>
          <table:table-cell table:formula="of:=[.B1219]" office:value-type="float" office:value="8" calcext:value-type="float">
            <text:p>8</text:p>
          </table:table-cell>
          <table:table-cell office:value-type="float" office:value="115.509952" calcext:value-type="float">
            <text:p>115.509952</text:p>
          </table:table-cell>
          <table:table-cell office:value-type="float" office:value="32.898336" calcext:value-type="float">
            <text:p>32.898336</text:p>
          </table:table-cell>
          <table:table-cell office:value-type="float" office:value="113" calcext:value-type="float">
            <text:p>1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1220]+1" office:value-type="float" office:value="154" calcext:value-type="float">
            <text:p>154</text:p>
          </table:table-cell>
          <table:table-cell table:formula="of:=[.B1220]" office:value-type="float" office:value="1" calcext:value-type="float">
            <text:p>1</text:p>
          </table:table-cell>
          <table:table-cell office:value-type="float" office:value="167.348608" calcext:value-type="float">
            <text:p>167.348608</text:p>
          </table:table-cell>
          <table:table-cell office:value-type="float" office:value="32.059488" calcext:value-type="float">
            <text:p>32.059488</text:p>
          </table:table-cell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1221]+1" office:value-type="float" office:value="154" calcext:value-type="float">
            <text:p>154</text:p>
          </table:table-cell>
          <table:table-cell table:formula="of:=[.B1221]" office:value-type="float" office:value="2" calcext:value-type="float">
            <text:p>2</text:p>
          </table:table-cell>
          <table:table-cell office:value-type="float" office:value="207.766016" calcext:value-type="float">
            <text:p>207.766016</text:p>
          </table:table-cell>
          <table:table-cell office:value-type="float" office:value="31.65072" calcext:value-type="float">
            <text:p>31.65072</text:p>
          </table:table-cell>
          <table:table-cell office:value-type="float" office:value="215" calcext:value-type="float">
            <text:p>2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1222]+1" office:value-type="float" office:value="154" calcext:value-type="float">
            <text:p>154</text:p>
          </table:table-cell>
          <table:table-cell table:formula="of:=[.B1222]" office:value-type="float" office:value="3" calcext:value-type="float">
            <text:p>3</text:p>
          </table:table-cell>
          <table:table-cell office:value-type="float" office:value="219.458048" calcext:value-type="float">
            <text:p>219.458048</text:p>
          </table:table-cell>
          <table:table-cell office:value-type="float" office:value="26.940384" calcext:value-type="float">
            <text:p>26.940384</text:p>
          </table:table-cell>
          <table:table-cell office:value-type="float" office:value="221" calcext:value-type="float">
            <text:p>22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1223]+1" office:value-type="float" office:value="154" calcext:value-type="float">
            <text:p>154</text:p>
          </table:table-cell>
          <table:table-cell table:formula="of:=[.B1223]" office:value-type="float" office:value="4" calcext:value-type="float">
            <text:p>4</text:p>
          </table:table-cell>
          <table:table-cell office:value-type="float" office:value="243.031168" calcext:value-type="float">
            <text:p>243.031168</text:p>
          </table:table-cell>
          <table:table-cell office:value-type="float" office:value="154.843392" calcext:value-type="float">
            <text:p>154.843392</text:p>
          </table:table-cell>
          <table:table-cell office:value-type="float" office:value="243" calcext:value-type="float">
            <text:p>24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1224]+1" office:value-type="float" office:value="154" calcext:value-type="float">
            <text:p>154</text:p>
          </table:table-cell>
          <table:table-cell table:formula="of:=[.B1224]" office:value-type="float" office:value="5" calcext:value-type="float">
            <text:p>5</text:p>
          </table:table-cell>
          <table:table-cell office:value-type="float" office:value="164.008704" calcext:value-type="float">
            <text:p>164.008704</text:p>
          </table:table-cell>
          <table:table-cell office:value-type="float" office:value="156.271488" calcext:value-type="float">
            <text:p>156.271488</text:p>
          </table:table-cell>
          <table:table-cell office:value-type="float" office:value="164" calcext:value-type="float">
            <text:p>16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1225]+1" office:value-type="float" office:value="154" calcext:value-type="float">
            <text:p>154</text:p>
          </table:table-cell>
          <table:table-cell table:formula="of:=[.B1225]" office:value-type="float" office:value="6" calcext:value-type="float">
            <text:p>6</text:p>
          </table:table-cell>
          <table:table-cell office:value-type="float" office:value="82.76928" calcext:value-type="float">
            <text:p>82.76928</text:p>
          </table:table-cell>
          <table:table-cell office:value-type="float" office:value="150.232032" calcext:value-type="float">
            <text:p>150.232032</text:p>
          </table:table-cell>
          <table:table-cell office:value-type="float" office:value="81" calcext:value-type="float">
            <text:p>8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formula="of:=[.A1226]+1" office:value-type="float" office:value="154" calcext:value-type="float">
            <text:p>154</text:p>
          </table:table-cell>
          <table:table-cell table:formula="of:=[.B1226]" office:value-type="float" office:value="7" calcext:value-type="float">
            <text:p>7</text:p>
          </table:table-cell>
          <table:table-cell office:value-type="float" office:value="107.608064" calcext:value-type="float">
            <text:p>107.608064</text:p>
          </table:table-cell>
          <table:table-cell office:value-type="float" office:value="23.729088" calcext:value-type="float">
            <text:p>23.729088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24" calcext:value-type="float">
            <text:p>24</text:p>
          </table:table-cell>
        </table:table-row>
        <table:table-row table:style-name="ro1">
          <table:table-cell table:formula="of:=[.A1227]+1" office:value-type="float" office:value="154" calcext:value-type="float">
            <text:p>154</text:p>
          </table:table-cell>
          <table:table-cell table:formula="of:=[.B1227]" office:value-type="float" office:value="8" calcext:value-type="float">
            <text:p>8</text:p>
          </table:table-cell>
          <table:table-cell office:value-type="float" office:value="124.385152" calcext:value-type="float">
            <text:p>124.385152</text:p>
          </table:table-cell>
          <table:table-cell office:value-type="float" office:value="29.626752" calcext:value-type="float">
            <text:p>29.626752</text:p>
          </table:table-cell>
          <table:table-cell office:value-type="float" office:value="116" calcext:value-type="float">
            <text:p>1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1228]+1" office:value-type="float" office:value="155" calcext:value-type="float">
            <text:p>155</text:p>
          </table:table-cell>
          <table:table-cell table:formula="of:=[.B1228]" office:value-type="float" office:value="1" calcext:value-type="float">
            <text:p>1</text:p>
          </table:table-cell>
          <table:table-cell office:value-type="float" office:value="162.779264" calcext:value-type="float">
            <text:p>162.779264</text:p>
          </table:table-cell>
          <table:table-cell office:value-type="float" office:value="34.214016" calcext:value-type="float">
            <text:p>34.21401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1229]+1" office:value-type="float" office:value="155" calcext:value-type="float">
            <text:p>155</text:p>
          </table:table-cell>
          <table:table-cell table:formula="of:=[.B1229]" office:value-type="float" office:value="2" calcext:value-type="float">
            <text:p>2</text:p>
          </table:table-cell>
          <table:table-cell office:value-type="float" office:value="201.123072" calcext:value-type="float">
            <text:p>201.123072</text:p>
          </table:table-cell>
          <table:table-cell office:value-type="float" office:value="32.389536" calcext:value-type="float">
            <text:p>32.389536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1230]+1" office:value-type="float" office:value="155" calcext:value-type="float">
            <text:p>155</text:p>
          </table:table-cell>
          <table:table-cell table:formula="of:=[.B1230]" office:value-type="float" office:value="3" calcext:value-type="float">
            <text:p>3</text:p>
          </table:table-cell>
          <table:table-cell office:value-type="float" office:value="216.249856" calcext:value-type="float">
            <text:p>216.249856</text:p>
          </table:table-cell>
          <table:table-cell office:value-type="float" office:value="27.842304" calcext:value-type="float">
            <text:p>27.842304</text:p>
          </table:table-cell>
          <table:table-cell office:value-type="float" office:value="218" calcext:value-type="float">
            <text:p>2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1231]+1" office:value-type="float" office:value="155" calcext:value-type="float">
            <text:p>155</text:p>
          </table:table-cell>
          <table:table-cell table:formula="of:=[.B1231]" office:value-type="float" office:value="4" calcext:value-type="float">
            <text:p>4</text:p>
          </table:table-cell>
          <table:table-cell office:value-type="float" office:value="245.782912" calcext:value-type="float">
            <text:p>245.782912</text:p>
          </table:table-cell>
          <table:table-cell office:value-type="float" office:value="156.103104" calcext:value-type="float">
            <text:p>156.103104</text:p>
          </table:table-cell>
          <table:table-cell office:value-type="float" office:value="249" calcext:value-type="float">
            <text:p>24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1232]+1" office:value-type="float" office:value="155" calcext:value-type="float">
            <text:p>155</text:p>
          </table:table-cell>
          <table:table-cell table:formula="of:=[.B1232]" office:value-type="float" office:value="5" calcext:value-type="float">
            <text:p>5</text:p>
          </table:table-cell>
          <table:table-cell office:value-type="float" office:value="164.847616" calcext:value-type="float">
            <text:p>164.847616</text:p>
          </table:table-cell>
          <table:table-cell office:value-type="float" office:value="162.891648" calcext:value-type="float">
            <text:p>162.891648</text:p>
          </table:table-cell>
          <table:table-cell table:number-columns-repeated="2" office:value-type="float" office:value="165" calcext:value-type="float">
            <text:p>165</text:p>
          </table:table-cell>
        </table:table-row>
        <table:table-row table:style-name="ro1">
          <table:table-cell table:formula="of:=[.A1233]+1" office:value-type="float" office:value="155" calcext:value-type="float">
            <text:p>155</text:p>
          </table:table-cell>
          <table:table-cell table:formula="of:=[.B1233]" office:value-type="float" office:value="6" calcext:value-type="float">
            <text:p>6</text:p>
          </table:table-cell>
          <table:table-cell office:value-type="float" office:value="80.173056" calcext:value-type="float">
            <text:p>80.173056</text:p>
          </table:table-cell>
          <table:table-cell office:value-type="float" office:value="158.44416" calcext:value-type="float">
            <text:p>158.44416</text:p>
          </table:table-cell>
          <table:table-cell office:value-type="float" office:value="77" calcext:value-type="float">
            <text:p>77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1234]+1" office:value-type="float" office:value="155" calcext:value-type="float">
            <text:p>155</text:p>
          </table:table-cell>
          <table:table-cell table:formula="of:=[.B1234]" office:value-type="float" office:value="7" calcext:value-type="float">
            <text:p>7</text:p>
          </table:table-cell>
          <table:table-cell office:value-type="float" office:value="101.66912" calcext:value-type="float">
            <text:p>101.66912</text:p>
          </table:table-cell>
          <table:table-cell office:value-type="float" office:value="29.367264" calcext:value-type="float">
            <text:p>29.36726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9" calcext:value-type="float">
            <text:p>29</text:p>
          </table:table-cell>
        </table:table-row>
        <table:table-row table:style-name="ro1">
          <table:table-cell table:formula="of:=[.A1235]+1" office:value-type="float" office:value="155" calcext:value-type="float">
            <text:p>155</text:p>
          </table:table-cell>
          <table:table-cell table:formula="of:=[.B1235]" office:value-type="float" office:value="8" calcext:value-type="float">
            <text:p>8</text:p>
          </table:table-cell>
          <table:table-cell office:value-type="float" office:value="120.8517504" calcext:value-type="float">
            <text:p>120.8517504</text:p>
          </table:table-cell>
          <table:table-cell office:value-type="float" office:value="34.372896" calcext:value-type="float">
            <text:p>34.372896</text:p>
          </table:table-cell>
          <table:table-cell office:value-type="float" office:value="121" calcext:value-type="float">
            <text:p>12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1236]+1" office:value-type="float" office:value="156" calcext:value-type="float">
            <text:p>156</text:p>
          </table:table-cell>
          <table:table-cell table:formula="of:=[.B1236]" office:value-type="float" office:value="1" calcext:value-type="float">
            <text:p>1</text:p>
          </table:table-cell>
          <table:table-cell office:value-type="float" office:value="164.291072" calcext:value-type="float">
            <text:p>164.291072</text:p>
          </table:table-cell>
          <table:table-cell office:value-type="float" office:value="37.90272" calcext:value-type="float">
            <text:p>37.90272</text:p>
          </table:table-cell>
          <table:table-cell office:value-type="float" office:value="164" calcext:value-type="float">
            <text:p>16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1237]+1" office:value-type="float" office:value="156" calcext:value-type="float">
            <text:p>156</text:p>
          </table:table-cell>
          <table:table-cell table:formula="of:=[.B1237]" office:value-type="float" office:value="2" calcext:value-type="float">
            <text:p>2</text:p>
          </table:table-cell>
          <table:table-cell office:value-type="float" office:value="201.843712" calcext:value-type="float">
            <text:p>201.843712</text:p>
          </table:table-cell>
          <table:table-cell office:value-type="float" office:value="36.905952" calcext:value-type="float">
            <text:p>36.905952</text:p>
          </table:table-cell>
          <table:table-cell office:value-type="float" office:value="202" calcext:value-type="float">
            <text:p>20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1238]+1" office:value-type="float" office:value="156" calcext:value-type="float">
            <text:p>156</text:p>
          </table:table-cell>
          <table:table-cell table:formula="of:=[.B1238]" office:value-type="float" office:value="3" calcext:value-type="float">
            <text:p>3</text:p>
          </table:table-cell>
          <table:table-cell office:value-type="float" office:value="215.513216" calcext:value-type="float">
            <text:p>215.513216</text:p>
          </table:table-cell>
          <table:table-cell office:value-type="float" office:value="31.833024" calcext:value-type="float">
            <text:p>31.833024</text:p>
          </table:table-cell>
          <table:table-cell office:value-type="float" office:value="215" calcext:value-type="float">
            <text:p>2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1239]+1" office:value-type="float" office:value="156" calcext:value-type="float">
            <text:p>156</text:p>
          </table:table-cell>
          <table:table-cell table:formula="of:=[.B1239]" office:value-type="float" office:value="4" calcext:value-type="float">
            <text:p>4</text:p>
          </table:table-cell>
          <table:table-cell office:value-type="float" office:value="242.653184" calcext:value-type="float">
            <text:p>242.653184</text:p>
          </table:table-cell>
          <table:table-cell office:value-type="float" office:value="157.154592" calcext:value-type="float">
            <text:p>157.154592</text:p>
          </table:table-cell>
          <table:table-cell office:value-type="float" office:value="242" calcext:value-type="float">
            <text:p>24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1240]+1" office:value-type="float" office:value="156" calcext:value-type="float">
            <text:p>156</text:p>
          </table:table-cell>
          <table:table-cell table:formula="of:=[.B1240]" office:value-type="float" office:value="5" calcext:value-type="float">
            <text:p>5</text:p>
          </table:table-cell>
          <table:table-cell office:value-type="float" office:value="165.098496" calcext:value-type="float">
            <text:p>165.098496</text:p>
          </table:table-cell>
          <table:table-cell office:value-type="float" office:value="162.91632" calcext:value-type="float">
            <text:p>162.91632</text:p>
          </table:table-cell>
          <table:table-cell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241]+1" office:value-type="float" office:value="156" calcext:value-type="float">
            <text:p>156</text:p>
          </table:table-cell>
          <table:table-cell table:formula="of:=[.B1241]" office:value-type="float" office:value="6" calcext:value-type="float">
            <text:p>6</text:p>
          </table:table-cell>
          <table:table-cell office:value-type="float" office:value="82.78784" calcext:value-type="float">
            <text:p>82.78784</text:p>
          </table:table-cell>
          <table:table-cell office:value-type="float" office:value="158.542368" calcext:value-type="float">
            <text:p>158.542368</text:p>
          </table:table-cell>
          <table:table-cell office:value-type="float" office:value="82" calcext:value-type="float">
            <text:p>82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1242]+1" office:value-type="float" office:value="156" calcext:value-type="float">
            <text:p>156</text:p>
          </table:table-cell>
          <table:table-cell table:formula="of:=[.B1242]" office:value-type="float" office:value="7" calcext:value-type="float">
            <text:p>7</text:p>
          </table:table-cell>
          <table:table-cell office:value-type="float" office:value="104.501376" calcext:value-type="float">
            <text:p>104.501376</text:p>
          </table:table-cell>
          <table:table-cell office:value-type="float" office:value="32.60352" calcext:value-type="float">
            <text:p>32.60352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31" calcext:value-type="float">
            <text:p>31</text:p>
          </table:table-cell>
        </table:table-row>
        <table:table-row table:style-name="ro1">
          <table:table-cell table:formula="of:=[.A1243]+1" office:value-type="float" office:value="156" calcext:value-type="float">
            <text:p>156</text:p>
          </table:table-cell>
          <table:table-cell table:formula="of:=[.B1243]" office:value-type="float" office:value="8" calcext:value-type="float">
            <text:p>8</text:p>
          </table:table-cell>
          <table:table-cell office:value-type="float" office:value="123.2559104" calcext:value-type="float">
            <text:p>123.2559104</text:p>
          </table:table-cell>
          <table:table-cell office:value-type="float" office:value="37.272288" calcext:value-type="float">
            <text:p>37.272288</text:p>
          </table:table-cell>
          <table:table-cell office:value-type="float" office:value="119" calcext:value-type="float">
            <text:p>11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1244]+1" office:value-type="float" office:value="157" calcext:value-type="float">
            <text:p>157</text:p>
          </table:table-cell>
          <table:table-cell table:formula="of:=[.B1244]" office:value-type="float" office:value="1" calcext:value-type="float">
            <text:p>1</text:p>
          </table:table-cell>
          <table:table-cell office:value-type="float" office:value="165.861504" calcext:value-type="float">
            <text:p>165.861504</text:p>
          </table:table-cell>
          <table:table-cell office:value-type="float" office:value="38.691744" calcext:value-type="float">
            <text:p>38.691744</text:p>
          </table:table-cell>
          <table:table-cell office:value-type="float" office:value="164" calcext:value-type="float">
            <text:p>16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1245]+1" office:value-type="float" office:value="157" calcext:value-type="float">
            <text:p>157</text:p>
          </table:table-cell>
          <table:table-cell table:formula="of:=[.B1245]" office:value-type="float" office:value="2" calcext:value-type="float">
            <text:p>2</text:p>
          </table:table-cell>
          <table:table-cell office:value-type="float" office:value="202.859776" calcext:value-type="float">
            <text:p>202.859776</text:p>
          </table:table-cell>
          <table:table-cell office:value-type="float" office:value="37.726752" calcext:value-type="float">
            <text:p>37.726752</text:p>
          </table:table-cell>
          <table:table-cell office:value-type="float" office:value="204" calcext:value-type="float">
            <text:p>20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1246]+1" office:value-type="float" office:value="157" calcext:value-type="float">
            <text:p>157</text:p>
          </table:table-cell>
          <table:table-cell table:formula="of:=[.B1246]" office:value-type="float" office:value="3" calcext:value-type="float">
            <text:p>3</text:p>
          </table:table-cell>
          <table:table-cell office:value-type="float" office:value="216.13376" calcext:value-type="float">
            <text:p>216.13376</text:p>
          </table:table-cell>
          <table:table-cell office:value-type="float" office:value="31.9128" calcext:value-type="float">
            <text:p>31.9128</text:p>
          </table:table-cell>
          <table:table-cell office:value-type="float" office:value="215" calcext:value-type="float">
            <text:p>2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1247]+1" office:value-type="float" office:value="157" calcext:value-type="float">
            <text:p>157</text:p>
          </table:table-cell>
          <table:table-cell table:formula="of:=[.B1247]" office:value-type="float" office:value="4" calcext:value-type="float">
            <text:p>4</text:p>
          </table:table-cell>
          <table:table-cell office:value-type="float" office:value="242.30464" calcext:value-type="float">
            <text:p>242.30464</text:p>
          </table:table-cell>
          <table:table-cell office:value-type="float" office:value="157.500096" calcext:value-type="float">
            <text:p>157.500096</text:p>
          </table:table-cell>
          <table:table-cell office:value-type="float" office:value="242" calcext:value-type="float">
            <text:p>24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1248]+1" office:value-type="float" office:value="157" calcext:value-type="float">
            <text:p>157</text:p>
          </table:table-cell>
          <table:table-cell table:formula="of:=[.B1248]" office:value-type="float" office:value="5" calcext:value-type="float">
            <text:p>5</text:p>
          </table:table-cell>
          <table:table-cell office:value-type="float" office:value="166.381952" calcext:value-type="float">
            <text:p>166.381952</text:p>
          </table:table-cell>
          <table:table-cell office:value-type="float" office:value="162.955488" calcext:value-type="float">
            <text:p>162.955488</text:p>
          </table:table-cell>
          <table:table-cell office:value-type="float" office:value="166" calcext:value-type="float">
            <text:p>16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249]+1" office:value-type="float" office:value="157" calcext:value-type="float">
            <text:p>157</text:p>
          </table:table-cell>
          <table:table-cell table:formula="of:=[.B1249]" office:value-type="float" office:value="6" calcext:value-type="float">
            <text:p>6</text:p>
          </table:table-cell>
          <table:table-cell office:value-type="float" office:value="84.929152" calcext:value-type="float">
            <text:p>84.929152</text:p>
          </table:table-cell>
          <table:table-cell office:value-type="float" office:value="159.088224" calcext:value-type="float">
            <text:p>159.088224</text:p>
          </table:table-cell>
          <table:table-cell office:value-type="float" office:value="86" calcext:value-type="float">
            <text:p>86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1250]+1" office:value-type="float" office:value="157" calcext:value-type="float">
            <text:p>157</text:p>
          </table:table-cell>
          <table:table-cell table:formula="of:=[.B1250]" office:value-type="float" office:value="7" calcext:value-type="float">
            <text:p>7</text:p>
          </table:table-cell>
          <table:table-cell office:value-type="float" office:value="105.035776" calcext:value-type="float">
            <text:p>105.035776</text:p>
          </table:table-cell>
          <table:table-cell office:value-type="float" office:value="33.587328" calcext:value-type="float">
            <text:p>33.587328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33" calcext:value-type="float">
            <text:p>33</text:p>
          </table:table-cell>
        </table:table-row>
        <table:table-row table:style-name="ro1">
          <table:table-cell table:formula="of:=[.A1251]+1" office:value-type="float" office:value="157" calcext:value-type="float">
            <text:p>157</text:p>
          </table:table-cell>
          <table:table-cell table:formula="of:=[.B1251]" office:value-type="float" office:value="8" calcext:value-type="float">
            <text:p>8</text:p>
          </table:table-cell>
          <table:table-cell office:value-type="float" office:value="124.4929536" calcext:value-type="float">
            <text:p>124.4929536</text:p>
          </table:table-cell>
          <table:table-cell office:value-type="float" office:value="38.498304" calcext:value-type="float">
            <text:p>38.498304</text:p>
          </table:table-cell>
          <table:table-cell office:value-type="float" office:value="124" calcext:value-type="float">
            <text:p>12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1252]+1" office:value-type="float" office:value="158" calcext:value-type="float">
            <text:p>158</text:p>
          </table:table-cell>
          <table:table-cell table:formula="of:=[.B1252]" office:value-type="float" office:value="1" calcext:value-type="float">
            <text:p>1</text:p>
          </table:table-cell>
          <table:table-cell office:value-type="float" office:value="161.034752" calcext:value-type="float">
            <text:p>161.034752</text:p>
          </table:table-cell>
          <table:table-cell office:value-type="float" office:value="36.094368" calcext:value-type="float">
            <text:p>36.094368</text:p>
          </table:table-cell>
          <table:table-cell office:value-type="float" office:value="163" calcext:value-type="float">
            <text:p>16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1253]+1" office:value-type="float" office:value="158" calcext:value-type="float">
            <text:p>158</text:p>
          </table:table-cell>
          <table:table-cell table:formula="of:=[.B1253]" office:value-type="float" office:value="2" calcext:value-type="float">
            <text:p>2</text:p>
          </table:table-cell>
          <table:table-cell office:value-type="float" office:value="199.00608" calcext:value-type="float">
            <text:p>199.00608</text:p>
          </table:table-cell>
          <table:table-cell office:value-type="float" office:value="35.079936" calcext:value-type="float">
            <text:p>35.079936</text:p>
          </table:table-cell>
          <table:table-cell office:value-type="float" office:value="199" calcext:value-type="float">
            <text:p>19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1254]+1" office:value-type="float" office:value="158" calcext:value-type="float">
            <text:p>158</text:p>
          </table:table-cell>
          <table:table-cell table:formula="of:=[.B1254]" office:value-type="float" office:value="3" calcext:value-type="float">
            <text:p>3</text:p>
          </table:table-cell>
          <table:table-cell office:value-type="float" office:value="213.49056" calcext:value-type="float">
            <text:p>213.49056</text:p>
          </table:table-cell>
          <table:table-cell office:value-type="float" office:value="30.024768" calcext:value-type="float">
            <text:p>30.024768</text:p>
          </table:table-cell>
          <table:table-cell office:value-type="float" office:value="212" calcext:value-type="float">
            <text:p>2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1255]+1" office:value-type="float" office:value="158" calcext:value-type="float">
            <text:p>158</text:p>
          </table:table-cell>
          <table:table-cell table:formula="of:=[.B1255]" office:value-type="float" office:value="4" calcext:value-type="float">
            <text:p>4</text:p>
          </table:table-cell>
          <table:table-cell office:value-type="float" office:value="242.8448" calcext:value-type="float">
            <text:p>242.8448</text:p>
          </table:table-cell>
          <table:table-cell office:value-type="float" office:value="157.476288" calcext:value-type="float">
            <text:p>157.476288</text:p>
          </table:table-cell>
          <table:table-cell office:value-type="float" office:value="243" calcext:value-type="float">
            <text:p>24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1256]+1" office:value-type="float" office:value="158" calcext:value-type="float">
            <text:p>158</text:p>
          </table:table-cell>
          <table:table-cell table:formula="of:=[.B1256]" office:value-type="float" office:value="5" calcext:value-type="float">
            <text:p>5</text:p>
          </table:table-cell>
          <table:table-cell office:value-type="float" office:value="161.77728" calcext:value-type="float">
            <text:p>161.77728</text:p>
          </table:table-cell>
          <table:table-cell office:value-type="float" office:value="163.229088" calcext:value-type="float">
            <text:p>163.229088</text:p>
          </table:table-cell>
          <table:table-cell office:value-type="float" office:value="162" calcext:value-type="float">
            <text:p>16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257]+1" office:value-type="float" office:value="158" calcext:value-type="float">
            <text:p>158</text:p>
          </table:table-cell>
          <table:table-cell table:formula="of:=[.B1257]" office:value-type="float" office:value="6" calcext:value-type="float">
            <text:p>6</text:p>
          </table:table-cell>
          <table:table-cell office:value-type="float" office:value="77.182848" calcext:value-type="float">
            <text:p>77.182848</text:p>
          </table:table-cell>
          <table:table-cell office:value-type="float" office:value="157.951104" calcext:value-type="float">
            <text:p>157.951104</text:p>
          </table:table-cell>
          <table:table-cell office:value-type="float" office:value="75" calcext:value-type="float">
            <text:p>75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1258]+1" office:value-type="float" office:value="158" calcext:value-type="float">
            <text:p>158</text:p>
          </table:table-cell>
          <table:table-cell table:formula="of:=[.B1258]" office:value-type="float" office:value="7" calcext:value-type="float">
            <text:p>7</text:p>
          </table:table-cell>
          <table:table-cell office:value-type="float" office:value="100.886528" calcext:value-type="float">
            <text:p>100.886528</text:p>
          </table:table-cell>
          <table:table-cell office:value-type="float" office:value="30.148512" calcext:value-type="float">
            <text:p>30.14851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 table:formula="of:=[.A1259]+1" office:value-type="float" office:value="158" calcext:value-type="float">
            <text:p>158</text:p>
          </table:table-cell>
          <table:table-cell table:formula="of:=[.B1259]" office:value-type="float" office:value="8" calcext:value-type="float">
            <text:p>8</text:p>
          </table:table-cell>
          <table:table-cell office:value-type="float" office:value="120.22304" calcext:value-type="float">
            <text:p>120.22304</text:p>
          </table:table-cell>
          <table:table-cell office:value-type="float" office:value="35.02992" calcext:value-type="float">
            <text:p>35.02992</text:p>
          </table:table-cell>
          <table:table-cell office:value-type="float" office:value="118" calcext:value-type="float">
            <text:p>11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1260]+1" office:value-type="float" office:value="159" calcext:value-type="float">
            <text:p>159</text:p>
          </table:table-cell>
          <table:table-cell table:formula="of:=[.B1260]" office:value-type="float" office:value="1" calcext:value-type="float">
            <text:p>1</text:p>
          </table:table-cell>
          <table:table-cell office:value-type="float" office:value="165.10272" calcext:value-type="float">
            <text:p>165.10272</text:p>
          </table:table-cell>
          <table:table-cell office:value-type="float" office:value="47.637984" calcext:value-type="float">
            <text:p>47.637984</text:p>
          </table:table-cell>
          <table:table-cell office:value-type="float" office:value="165" calcext:value-type="float">
            <text:p>16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A1261]+1" office:value-type="float" office:value="159" calcext:value-type="float">
            <text:p>159</text:p>
          </table:table-cell>
          <table:table-cell table:formula="of:=[.B1261]" office:value-type="float" office:value="2" calcext:value-type="float">
            <text:p>2</text:p>
          </table:table-cell>
          <table:table-cell office:value-type="float" office:value="203.03168" calcext:value-type="float">
            <text:p>203.03168</text:p>
          </table:table-cell>
          <table:table-cell office:value-type="float" office:value="46.842528" calcext:value-type="float">
            <text:p>46.842528</text:p>
          </table:table-cell>
          <table:table-cell office:value-type="float" office:value="202" calcext:value-type="float">
            <text:p>20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A1262]+1" office:value-type="float" office:value="159" calcext:value-type="float">
            <text:p>159</text:p>
          </table:table-cell>
          <table:table-cell table:formula="of:=[.B1262]" office:value-type="float" office:value="3" calcext:value-type="float">
            <text:p>3</text:p>
          </table:table-cell>
          <table:table-cell office:value-type="float" office:value="215.3344" calcext:value-type="float">
            <text:p>215.3344</text:p>
          </table:table-cell>
          <table:table-cell office:value-type="float" office:value="42.07056" calcext:value-type="float">
            <text:p>42.07056</text:p>
          </table:table-cell>
          <table:table-cell office:value-type="float" office:value="217" calcext:value-type="float">
            <text:p>21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1263]+1" office:value-type="float" office:value="159" calcext:value-type="float">
            <text:p>159</text:p>
          </table:table-cell>
          <table:table-cell table:formula="of:=[.B1263]" office:value-type="float" office:value="4" calcext:value-type="float">
            <text:p>4</text:p>
          </table:table-cell>
          <table:table-cell office:value-type="float" office:value="243.538816" calcext:value-type="float">
            <text:p>243.538816</text:p>
          </table:table-cell>
          <table:table-cell office:value-type="float" office:value="165.352704" calcext:value-type="float">
            <text:p>165.352704</text:p>
          </table:table-cell>
          <table:table-cell office:value-type="float" office:value="247" calcext:value-type="float">
            <text:p>24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1264]+1" office:value-type="float" office:value="159" calcext:value-type="float">
            <text:p>159</text:p>
          </table:table-cell>
          <table:table-cell table:formula="of:=[.B1264]" office:value-type="float" office:value="5" calcext:value-type="float">
            <text:p>5</text:p>
          </table:table-cell>
          <table:table-cell office:value-type="float" office:value="166.134144" calcext:value-type="float">
            <text:p>166.134144</text:p>
          </table:table-cell>
          <table:table-cell office:value-type="float" office:value="170.309856" calcext:value-type="float">
            <text:p>170.309856</text:p>
          </table:table-cell>
          <table:table-cell office:value-type="float" office:value="168" calcext:value-type="float">
            <text:p>16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1265]+1" office:value-type="float" office:value="159" calcext:value-type="float">
            <text:p>159</text:p>
          </table:table-cell>
          <table:table-cell table:formula="of:=[.B1265]" office:value-type="float" office:value="6" calcext:value-type="float">
            <text:p>6</text:p>
          </table:table-cell>
          <table:table-cell office:value-type="float" office:value="84.868992" calcext:value-type="float">
            <text:p>84.868992</text:p>
          </table:table-cell>
          <table:table-cell office:value-type="float" office:value="166.259712" calcext:value-type="float">
            <text:p>166.259712</text:p>
          </table:table-cell>
          <table:table-cell office:value-type="float" office:value="86" calcext:value-type="float">
            <text:p>8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1266]+1" office:value-type="float" office:value="159" calcext:value-type="float">
            <text:p>159</text:p>
          </table:table-cell>
          <table:table-cell table:formula="of:=[.B1266]" office:value-type="float" office:value="7" calcext:value-type="float">
            <text:p>7</text:p>
          </table:table-cell>
          <table:table-cell office:value-type="float" office:value="106.234112" calcext:value-type="float">
            <text:p>106.234112</text:p>
          </table:table-cell>
          <table:table-cell office:value-type="float" office:value="42.831072" calcext:value-type="float">
            <text:p>42.831072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46" calcext:value-type="float">
            <text:p>46</text:p>
          </table:table-cell>
        </table:table-row>
        <table:table-row table:style-name="ro1">
          <table:table-cell table:formula="of:=[.A1267]+1" office:value-type="float" office:value="159" calcext:value-type="float">
            <text:p>159</text:p>
          </table:table-cell>
          <table:table-cell table:formula="of:=[.B1267]" office:value-type="float" office:value="8" calcext:value-type="float">
            <text:p>8</text:p>
          </table:table-cell>
          <table:table-cell office:value-type="float" office:value="123.0927232" calcext:value-type="float">
            <text:p>123.0927232</text:p>
          </table:table-cell>
          <table:table-cell office:value-type="float" office:value="47.3064" calcext:value-type="float">
            <text:p>47.3064</text:p>
          </table:table-cell>
          <table:table-cell office:value-type="float" office:value="127" calcext:value-type="float">
            <text:p>12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A1268]+1" office:value-type="float" office:value="160" calcext:value-type="float">
            <text:p>160</text:p>
          </table:table-cell>
          <table:table-cell table:formula="of:=[.B1268]" office:value-type="float" office:value="1" calcext:value-type="float">
            <text:p>1</text:p>
          </table:table-cell>
          <table:table-cell office:value-type="float" office:value="174.117248" calcext:value-type="float">
            <text:p>174.117248</text:p>
          </table:table-cell>
          <table:table-cell office:value-type="float" office:value="48.829536" calcext:value-type="float">
            <text:p>48.829536</text:p>
          </table:table-cell>
          <table:table-cell office:value-type="float" office:value="176" calcext:value-type="float">
            <text:p>17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A1269]+1" office:value-type="float" office:value="160" calcext:value-type="float">
            <text:p>160</text:p>
          </table:table-cell>
          <table:table-cell table:formula="of:=[.B1269]" office:value-type="float" office:value="2" calcext:value-type="float">
            <text:p>2</text:p>
          </table:table-cell>
          <table:table-cell office:value-type="float" office:value="209.263104" calcext:value-type="float">
            <text:p>209.263104</text:p>
          </table:table-cell>
          <table:table-cell office:value-type="float" office:value="48.580416" calcext:value-type="float">
            <text:p>48.580416</text:p>
          </table:table-cell>
          <table:table-cell office:value-type="float" office:value="211" calcext:value-type="float">
            <text:p>2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[.A1270]+1" office:value-type="float" office:value="160" calcext:value-type="float">
            <text:p>160</text:p>
          </table:table-cell>
          <table:table-cell table:formula="of:=[.B1270]" office:value-type="float" office:value="3" calcext:value-type="float">
            <text:p>3</text:p>
          </table:table-cell>
          <table:table-cell office:value-type="float" office:value="222.876928" calcext:value-type="float">
            <text:p>222.876928</text:p>
          </table:table-cell>
          <table:table-cell office:value-type="float" office:value="43.653792" calcext:value-type="float">
            <text:p>43.653792</text:p>
          </table:table-cell>
          <table:table-cell office:value-type="float" office:value="226" calcext:value-type="float">
            <text:p>22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1271]+1" office:value-type="float" office:value="160" calcext:value-type="float">
            <text:p>160</text:p>
          </table:table-cell>
          <table:table-cell table:formula="of:=[.B1271]" office:value-type="float" office:value="4" calcext:value-type="float">
            <text:p>4</text:p>
          </table:table-cell>
          <table:table-cell office:value-type="float" office:value="243.720704" calcext:value-type="float">
            <text:p>243.720704</text:p>
          </table:table-cell>
          <table:table-cell office:value-type="float" office:value="163.723104" calcext:value-type="float">
            <text:p>163.723104</text:p>
          </table:table-cell>
          <table:table-cell office:value-type="float" office:value="244" calcext:value-type="float">
            <text:p>24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1272]+1" office:value-type="float" office:value="160" calcext:value-type="float">
            <text:p>160</text:p>
          </table:table-cell>
          <table:table-cell table:formula="of:=[.B1272]" office:value-type="float" office:value="5" calcext:value-type="float">
            <text:p>5</text:p>
          </table:table-cell>
          <table:table-cell office:value-type="float" office:value="171.673344" calcext:value-type="float">
            <text:p>171.673344</text:p>
          </table:table-cell>
          <table:table-cell office:value-type="float" office:value="166.435296" calcext:value-type="float">
            <text:p>166.435296</text:p>
          </table:table-cell>
          <table:table-cell office:value-type="float" office:value="172" calcext:value-type="float">
            <text:p>17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1273]+1" office:value-type="float" office:value="160" calcext:value-type="float">
            <text:p>160</text:p>
          </table:table-cell>
          <table:table-cell table:formula="of:=[.B1273]" office:value-type="float" office:value="6" calcext:value-type="float">
            <text:p>6</text:p>
          </table:table-cell>
          <table:table-cell office:value-type="float" office:value="95.38752" calcext:value-type="float">
            <text:p>95.38752</text:p>
          </table:table-cell>
          <table:table-cell office:value-type="float" office:value="159.69072" calcext:value-type="float">
            <text:p>159.69072</text:p>
          </table:table-cell>
          <table:table-cell office:value-type="float" office:value="97" calcext:value-type="float">
            <text:p>97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1274]+1" office:value-type="float" office:value="160" calcext:value-type="float">
            <text:p>160</text:p>
          </table:table-cell>
          <table:table-cell table:formula="of:=[.B1274]" office:value-type="float" office:value="7" calcext:value-type="float">
            <text:p>7</text:p>
          </table:table-cell>
          <table:table-cell office:value-type="float" office:value="117.8131328" calcext:value-type="float">
            <text:p>117.8131328</text:p>
          </table:table-cell>
          <table:table-cell office:value-type="float" office:value="41.525376" calcext:value-type="float">
            <text:p>41.525376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42" calcext:value-type="float">
            <text:p>42</text:p>
          </table:table-cell>
        </table:table-row>
        <table:table-row table:style-name="ro1">
          <table:table-cell table:formula="of:=[.A1275]+1" office:value-type="float" office:value="160" calcext:value-type="float">
            <text:p>160</text:p>
          </table:table-cell>
          <table:table-cell table:formula="of:=[.B1275]" office:value-type="float" office:value="8" calcext:value-type="float">
            <text:p>8</text:p>
          </table:table-cell>
          <table:table-cell office:value-type="float" office:value="133.9354496" calcext:value-type="float">
            <text:p>133.9354496</text:p>
          </table:table-cell>
          <table:table-cell office:value-type="float" office:value="47.247072" calcext:value-type="float">
            <text:p>47.247072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A1276]+1" office:value-type="float" office:value="161" calcext:value-type="float">
            <text:p>161</text:p>
          </table:table-cell>
          <table:table-cell table:formula="of:=[.B1276]" office:value-type="float" office:value="1" calcext:value-type="float">
            <text:p>1</text:p>
          </table:table-cell>
          <table:table-cell office:value-type="float" office:value="168.580224" calcext:value-type="float">
            <text:p>168.580224</text:p>
          </table:table-cell>
          <table:table-cell office:value-type="float" office:value="36.680256" calcext:value-type="float">
            <text:p>36.680256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1277]+1" office:value-type="float" office:value="161" calcext:value-type="float">
            <text:p>161</text:p>
          </table:table-cell>
          <table:table-cell table:formula="of:=[.B1277]" office:value-type="float" office:value="2" calcext:value-type="float">
            <text:p>2</text:p>
          </table:table-cell>
          <table:table-cell office:value-type="float" office:value="205.436928" calcext:value-type="float">
            <text:p>205.436928</text:p>
          </table:table-cell>
          <table:table-cell office:value-type="float" office:value="36.133056" calcext:value-type="float">
            <text:p>36.133056</text:p>
          </table:table-cell>
          <table:table-cell office:value-type="float" office:value="209" calcext:value-type="float">
            <text:p>20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1278]+1" office:value-type="float" office:value="161" calcext:value-type="float">
            <text:p>161</text:p>
          </table:table-cell>
          <table:table-cell table:formula="of:=[.B1278]" office:value-type="float" office:value="3" calcext:value-type="float">
            <text:p>3</text:p>
          </table:table-cell>
          <table:table-cell office:value-type="float" office:value="217.625984" calcext:value-type="float">
            <text:p>217.625984</text:p>
          </table:table-cell>
          <table:table-cell office:value-type="float" office:value="31.218048" calcext:value-type="float">
            <text:p>31.218048</text:p>
          </table:table-cell>
          <table:table-cell office:value-type="float" office:value="220" calcext:value-type="float">
            <text:p>2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1279]+1" office:value-type="float" office:value="161" calcext:value-type="float">
            <text:p>161</text:p>
          </table:table-cell>
          <table:table-cell table:formula="of:=[.B1279]" office:value-type="float" office:value="4" calcext:value-type="float">
            <text:p>4</text:p>
          </table:table-cell>
          <table:table-cell office:value-type="float" office:value="244.051072" calcext:value-type="float">
            <text:p>244.051072</text:p>
          </table:table-cell>
          <table:table-cell office:value-type="float" office:value="154.909824" calcext:value-type="float">
            <text:p>154.909824</text:p>
          </table:table-cell>
          <table:table-cell office:value-type="float" office:value="246" calcext:value-type="float">
            <text:p>246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280]+1" office:value-type="float" office:value="161" calcext:value-type="float">
            <text:p>161</text:p>
          </table:table-cell>
          <table:table-cell table:formula="of:=[.B1280]" office:value-type="float" office:value="5" calcext:value-type="float">
            <text:p>5</text:p>
          </table:table-cell>
          <table:table-cell office:value-type="float" office:value="169.036544" calcext:value-type="float">
            <text:p>169.036544</text:p>
          </table:table-cell>
          <table:table-cell office:value-type="float" office:value="158.807904" calcext:value-type="float">
            <text:p>158.807904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1281]+1" office:value-type="float" office:value="161" calcext:value-type="float">
            <text:p>161</text:p>
          </table:table-cell>
          <table:table-cell table:formula="of:=[.B1281]" office:value-type="float" office:value="6" calcext:value-type="float">
            <text:p>6</text:p>
          </table:table-cell>
          <table:table-cell office:value-type="float" office:value="89.227264" calcext:value-type="float">
            <text:p>89.227264</text:p>
          </table:table-cell>
          <table:table-cell office:value-type="float" office:value="154.838592" calcext:value-type="float">
            <text:p>154.838592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1282]+1" office:value-type="float" office:value="161" calcext:value-type="float">
            <text:p>161</text:p>
          </table:table-cell>
          <table:table-cell table:formula="of:=[.B1282]" office:value-type="float" office:value="7" calcext:value-type="float">
            <text:p>7</text:p>
          </table:table-cell>
          <table:table-cell office:value-type="float" office:value="110.245632" calcext:value-type="float">
            <text:p>110.245632</text:p>
          </table:table-cell>
          <table:table-cell office:value-type="float" office:value="31.03008" calcext:value-type="float">
            <text:p>31.03008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33" calcext:value-type="float">
            <text:p>33</text:p>
          </table:table-cell>
        </table:table-row>
        <table:table-row table:style-name="ro1">
          <table:table-cell table:formula="of:=[.A1283]+1" office:value-type="float" office:value="161" calcext:value-type="float">
            <text:p>161</text:p>
          </table:table-cell>
          <table:table-cell table:formula="of:=[.B1283]" office:value-type="float" office:value="8" calcext:value-type="float">
            <text:p>8</text:p>
          </table:table-cell>
          <table:table-cell office:value-type="float" office:value="128.4383552" calcext:value-type="float">
            <text:p>128.4383552</text:p>
          </table:table-cell>
          <table:table-cell office:value-type="float" office:value="36.233088" calcext:value-type="float">
            <text:p>36.233088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1284]+1" office:value-type="float" office:value="162" calcext:value-type="float">
            <text:p>162</text:p>
          </table:table-cell>
          <table:table-cell table:formula="of:=[.B1284]" office:value-type="float" office:value="1" calcext:value-type="float">
            <text:p>1</text:p>
          </table:table-cell>
          <table:table-cell office:value-type="float" office:value="159.663744" calcext:value-type="float">
            <text:p>159.663744</text:p>
          </table:table-cell>
          <table:table-cell office:value-type="float" office:value="55.274112" calcext:value-type="float">
            <text:p>55.274112</text:p>
          </table:table-cell>
          <table:table-cell office:value-type="float" office:value="161" calcext:value-type="float">
            <text:p>16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[.A1285]+1" office:value-type="float" office:value="162" calcext:value-type="float">
            <text:p>162</text:p>
          </table:table-cell>
          <table:table-cell table:formula="of:=[.B1285]" office:value-type="float" office:value="2" calcext:value-type="float">
            <text:p>2</text:p>
          </table:table-cell>
          <table:table-cell office:value-type="float" office:value="197.225216" calcext:value-type="float">
            <text:p>197.225216</text:p>
          </table:table-cell>
          <table:table-cell office:value-type="float" office:value="53.65872" calcext:value-type="float">
            <text:p>53.65872</text:p>
          </table:table-cell>
          <table:table-cell office:value-type="float" office:value="197" calcext:value-type="float">
            <text:p>1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1286]+1" office:value-type="float" office:value="162" calcext:value-type="float">
            <text:p>162</text:p>
          </table:table-cell>
          <table:table-cell table:formula="of:=[.B1286]" office:value-type="float" office:value="3" calcext:value-type="float">
            <text:p>3</text:p>
          </table:table-cell>
          <table:table-cell office:value-type="float" office:value="210.950656" calcext:value-type="float">
            <text:p>210.950656</text:p>
          </table:table-cell>
          <table:table-cell office:value-type="float" office:value="47.109024" calcext:value-type="float">
            <text:p>47.109024</text:p>
          </table:table-cell>
          <table:table-cell office:value-type="float" office:value="212" calcext:value-type="float">
            <text:p>2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A1287]+1" office:value-type="float" office:value="162" calcext:value-type="float">
            <text:p>162</text:p>
          </table:table-cell>
          <table:table-cell table:formula="of:=[.B1287]" office:value-type="float" office:value="4" calcext:value-type="float">
            <text:p>4</text:p>
          </table:table-cell>
          <table:table-cell office:value-type="float" office:value="237.030912" calcext:value-type="float">
            <text:p>237.030912</text:p>
          </table:table-cell>
          <table:table-cell office:value-type="float" office:value="175.469952" calcext:value-type="float">
            <text:p>175.469952</text:p>
          </table:table-cell>
          <table:table-cell office:value-type="float" office:value="238" calcext:value-type="float">
            <text:p>238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formula="of:=[.A1288]+1" office:value-type="float" office:value="162" calcext:value-type="float">
            <text:p>162</text:p>
          </table:table-cell>
          <table:table-cell table:formula="of:=[.B1288]" office:value-type="float" office:value="5" calcext:value-type="float">
            <text:p>5</text:p>
          </table:table-cell>
          <table:table-cell office:value-type="float" office:value="159.498624" calcext:value-type="float">
            <text:p>159.498624</text:p>
          </table:table-cell>
          <table:table-cell office:value-type="float" office:value="179.367168" calcext:value-type="float">
            <text:p>179.367168</text:p>
          </table:table-cell>
          <table:table-cell office:value-type="float" office:value="159" calcext:value-type="float">
            <text:p>15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formula="of:=[.A1289]+1" office:value-type="float" office:value="162" calcext:value-type="float">
            <text:p>162</text:p>
          </table:table-cell>
          <table:table-cell table:formula="of:=[.B1289]" office:value-type="float" office:value="6" calcext:value-type="float">
            <text:p>6</text:p>
          </table:table-cell>
          <table:table-cell office:value-type="float" office:value="77.038208" calcext:value-type="float">
            <text:p>77.038208</text:p>
          </table:table-cell>
          <table:table-cell office:value-type="float" office:value="175.297344" calcext:value-type="float">
            <text:p>175.297344</text:p>
          </table:table-cell>
          <table:table-cell office:value-type="float" office:value="74" calcext:value-type="float">
            <text:p>74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formula="of:=[.A1290]+1" office:value-type="float" office:value="162" calcext:value-type="float">
            <text:p>162</text:p>
          </table:table-cell>
          <table:table-cell table:formula="of:=[.B1290]" office:value-type="float" office:value="7" calcext:value-type="float">
            <text:p>7</text:p>
          </table:table-cell>
          <table:table-cell office:value-type="float" office:value="99.921024" calcext:value-type="float">
            <text:p>99.921024</text:p>
          </table:table-cell>
          <table:table-cell office:value-type="float" office:value="47.769696" calcext:value-type="float">
            <text:p>47.769696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47" calcext:value-type="float">
            <text:p>47</text:p>
          </table:table-cell>
        </table:table-row>
        <table:table-row table:style-name="ro1">
          <table:table-cell table:formula="of:=[.A1291]+1" office:value-type="float" office:value="162" calcext:value-type="float">
            <text:p>162</text:p>
          </table:table-cell>
          <table:table-cell table:formula="of:=[.B1291]" office:value-type="float" office:value="8" calcext:value-type="float">
            <text:p>8</text:p>
          </table:table-cell>
          <table:table-cell office:value-type="float" office:value="117.3406976" calcext:value-type="float">
            <text:p>117.3406976</text:p>
          </table:table-cell>
          <table:table-cell office:value-type="float" office:value="54.013248" calcext:value-type="float">
            <text:p>54.013248</text:p>
          </table:table-cell>
          <table:table-cell office:value-type="float" office:value="116" calcext:value-type="float">
            <text:p>11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[.A1292]+1" office:value-type="float" office:value="163" calcext:value-type="float">
            <text:p>163</text:p>
          </table:table-cell>
          <table:table-cell table:formula="of:=[.B1292]" office:value-type="float" office:value="1" calcext:value-type="float">
            <text:p>1</text:p>
          </table:table-cell>
          <table:table-cell office:value-type="float" office:value="161.86624" calcext:value-type="float">
            <text:p>161.86624</text:p>
          </table:table-cell>
          <table:table-cell office:value-type="float" office:value="27.56352" calcext:value-type="float">
            <text:p>27.56352</text:p>
          </table:table-cell>
          <table:table-cell office:value-type="float" office:value="162" calcext:value-type="float">
            <text:p>16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1293]+1" office:value-type="float" office:value="163" calcext:value-type="float">
            <text:p>163</text:p>
          </table:table-cell>
          <table:table-cell table:formula="of:=[.B1293]" office:value-type="float" office:value="2" calcext:value-type="float">
            <text:p>2</text:p>
          </table:table-cell>
          <table:table-cell office:value-type="float" office:value="199.359616" calcext:value-type="float">
            <text:p>199.359616</text:p>
          </table:table-cell>
          <table:table-cell office:value-type="float" office:value="26.224992" calcext:value-type="float">
            <text:p>26.224992</text:p>
          </table:table-cell>
          <table:table-cell office:value-type="float" office:value="202" calcext:value-type="float">
            <text:p>20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1294]+1" office:value-type="float" office:value="163" calcext:value-type="float">
            <text:p>163</text:p>
          </table:table-cell>
          <table:table-cell table:formula="of:=[.B1294]" office:value-type="float" office:value="3" calcext:value-type="float">
            <text:p>3</text:p>
          </table:table-cell>
          <table:table-cell office:value-type="float" office:value="214.516992" calcext:value-type="float">
            <text:p>214.516992</text:p>
          </table:table-cell>
          <table:table-cell office:value-type="float" office:value="21.269856" calcext:value-type="float">
            <text:p>21.269856</text:p>
          </table:table-cell>
          <table:table-cell office:value-type="float" office:value="217" calcext:value-type="float">
            <text:p>2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1295]+1" office:value-type="float" office:value="163" calcext:value-type="float">
            <text:p>163</text:p>
          </table:table-cell>
          <table:table-cell table:formula="of:=[.B1295]" office:value-type="float" office:value="4" calcext:value-type="float">
            <text:p>4</text:p>
          </table:table-cell>
          <table:table-cell office:value-type="float" office:value="241.46112" calcext:value-type="float">
            <text:p>241.46112</text:p>
          </table:table-cell>
          <table:table-cell office:value-type="float" office:value="151.655712" calcext:value-type="float">
            <text:p>151.655712</text:p>
          </table:table-cell>
          <table:table-cell office:value-type="float" office:value="241" calcext:value-type="float">
            <text:p>24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1296]+1" office:value-type="float" office:value="163" calcext:value-type="float">
            <text:p>163</text:p>
          </table:table-cell>
          <table:table-cell table:formula="of:=[.B1296]" office:value-type="float" office:value="5" calcext:value-type="float">
            <text:p>5</text:p>
          </table:table-cell>
          <table:table-cell office:value-type="float" office:value="160.299136" calcext:value-type="float">
            <text:p>160.299136</text:p>
          </table:table-cell>
          <table:table-cell office:value-type="float" office:value="156.059424" calcext:value-type="float">
            <text:p>156.059424</text:p>
          </table:table-cell>
          <table:table-cell office:value-type="float" office:value="161" calcext:value-type="float">
            <text:p>16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1297]+1" office:value-type="float" office:value="163" calcext:value-type="float">
            <text:p>163</text:p>
          </table:table-cell>
          <table:table-cell table:formula="of:=[.B1297]" office:value-type="float" office:value="6" calcext:value-type="float">
            <text:p>6</text:p>
          </table:table-cell>
          <table:table-cell office:value-type="float" office:value="76.076032" calcext:value-type="float">
            <text:p>76.076032</text:p>
          </table:table-cell>
          <table:table-cell office:value-type="float" office:value="150.277344" calcext:value-type="float">
            <text:p>150.277344</text:p>
          </table:table-cell>
          <table:table-cell office:value-type="float" office:value="72" calcext:value-type="float">
            <text:p>7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1298]+1" office:value-type="float" office:value="163" calcext:value-type="float">
            <text:p>163</text:p>
          </table:table-cell>
          <table:table-cell table:formula="of:=[.B1298]" office:value-type="float" office:value="7" calcext:value-type="float">
            <text:p>7</text:p>
          </table:table-cell>
          <table:table-cell office:value-type="float" office:value="100.710144" calcext:value-type="float">
            <text:p>100.710144</text:p>
          </table:table-cell>
          <table:table-cell office:value-type="float" office:value="19.766304" calcext:value-type="float">
            <text:p>19.76630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 table:formula="of:=[.A1299]+1" office:value-type="float" office:value="163" calcext:value-type="float">
            <text:p>163</text:p>
          </table:table-cell>
          <table:table-cell table:formula="of:=[.B1299]" office:value-type="float" office:value="8" calcext:value-type="float">
            <text:p>8</text:p>
          </table:table-cell>
          <table:table-cell office:value-type="float" office:value="121.2166144" calcext:value-type="float">
            <text:p>121.2166144</text:p>
          </table:table-cell>
          <table:table-cell office:value-type="float" office:value="26.368512" calcext:value-type="float">
            <text:p>26.368512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300]+1" office:value-type="float" office:value="164" calcext:value-type="float">
            <text:p>164</text:p>
          </table:table-cell>
          <table:table-cell table:formula="of:=[.B1300]" office:value-type="float" office:value="1" calcext:value-type="float">
            <text:p>1</text:p>
          </table:table-cell>
          <table:table-cell office:value-type="float" office:value="164.184704" calcext:value-type="float">
            <text:p>164.184704</text:p>
          </table:table-cell>
          <table:table-cell office:value-type="float" office:value="48.929664" calcext:value-type="float">
            <text:p>48.929664</text:p>
          </table:table-cell>
          <table:table-cell office:value-type="float" office:value="163" calcext:value-type="float">
            <text:p>16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A1301]+1" office:value-type="float" office:value="164" calcext:value-type="float">
            <text:p>164</text:p>
          </table:table-cell>
          <table:table-cell table:formula="of:=[.B1301]" office:value-type="float" office:value="2" calcext:value-type="float">
            <text:p>2</text:p>
          </table:table-cell>
          <table:table-cell office:value-type="float" office:value="201.705472" calcext:value-type="float">
            <text:p>201.705472</text:p>
          </table:table-cell>
          <table:table-cell office:value-type="float" office:value="49.356192" calcext:value-type="float">
            <text:p>49.356192</text:p>
          </table:table-cell>
          <table:table-cell office:value-type="float" office:value="200" calcext:value-type="float">
            <text:p>20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A1302]+1" office:value-type="float" office:value="164" calcext:value-type="float">
            <text:p>164</text:p>
          </table:table-cell>
          <table:table-cell table:formula="of:=[.B1302]" office:value-type="float" office:value="3" calcext:value-type="float">
            <text:p>3</text:p>
          </table:table-cell>
          <table:table-cell office:value-type="float" office:value="214.666496" calcext:value-type="float">
            <text:p>214.666496</text:p>
          </table:table-cell>
          <table:table-cell office:value-type="float" office:value="45.069216" calcext:value-type="float">
            <text:p>45.069216</text:p>
          </table:table-cell>
          <table:table-cell office:value-type="float" office:value="215" calcext:value-type="float">
            <text:p>21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1303]+1" office:value-type="float" office:value="164" calcext:value-type="float">
            <text:p>164</text:p>
          </table:table-cell>
          <table:table-cell table:formula="of:=[.B1303]" office:value-type="float" office:value="4" calcext:value-type="float">
            <text:p>4</text:p>
          </table:table-cell>
          <table:table-cell office:value-type="float" office:value="240.0992" calcext:value-type="float">
            <text:p>240.0992</text:p>
          </table:table-cell>
          <table:table-cell office:value-type="float" office:value="169.18512" calcext:value-type="float">
            <text:p>169.18512</text:p>
          </table:table-cell>
          <table:table-cell office:value-type="float" office:value="241" calcext:value-type="float">
            <text:p>24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1304]+1" office:value-type="float" office:value="164" calcext:value-type="float">
            <text:p>164</text:p>
          </table:table-cell>
          <table:table-cell table:formula="of:=[.B1304]" office:value-type="float" office:value="5" calcext:value-type="float">
            <text:p>5</text:p>
          </table:table-cell>
          <table:table-cell office:value-type="float" office:value="162.933248" calcext:value-type="float">
            <text:p>162.933248</text:p>
          </table:table-cell>
          <table:table-cell office:value-type="float" office:value="172.057344" calcext:value-type="float">
            <text:p>172.057344</text:p>
          </table:table-cell>
          <table:table-cell office:value-type="float" office:value="164" calcext:value-type="float">
            <text:p>16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1305]+1" office:value-type="float" office:value="164" calcext:value-type="float">
            <text:p>164</text:p>
          </table:table-cell>
          <table:table-cell table:formula="of:=[.B1305]" office:value-type="float" office:value="6" calcext:value-type="float">
            <text:p>6</text:p>
          </table:table-cell>
          <table:table-cell office:value-type="float" office:value="81.668608" calcext:value-type="float">
            <text:p>81.668608</text:p>
          </table:table-cell>
          <table:table-cell office:value-type="float" office:value="167.289792" calcext:value-type="float">
            <text:p>167.289792</text:p>
          </table:table-cell>
          <table:table-cell office:value-type="float" office:value="82" calcext:value-type="float">
            <text:p>82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1306]+1" office:value-type="float" office:value="164" calcext:value-type="float">
            <text:p>164</text:p>
          </table:table-cell>
          <table:table-cell table:formula="of:=[.B1306]" office:value-type="float" office:value="7" calcext:value-type="float">
            <text:p>7</text:p>
          </table:table-cell>
          <table:table-cell office:value-type="float" office:value="104.944384" calcext:value-type="float">
            <text:p>104.944384</text:p>
          </table:table-cell>
          <table:table-cell office:value-type="float" office:value="43.729056" calcext:value-type="float">
            <text:p>43.729056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44" calcext:value-type="float">
            <text:p>44</text:p>
          </table:table-cell>
        </table:table-row>
        <table:table-row table:style-name="ro1">
          <table:table-cell table:formula="of:=[.A1307]+1" office:value-type="float" office:value="164" calcext:value-type="float">
            <text:p>164</text:p>
          </table:table-cell>
          <table:table-cell table:formula="of:=[.B1307]" office:value-type="float" office:value="8" calcext:value-type="float">
            <text:p>8</text:p>
          </table:table-cell>
          <table:table-cell office:value-type="float" office:value="123.5722624" calcext:value-type="float">
            <text:p>123.5722624</text:p>
          </table:table-cell>
          <table:table-cell office:value-type="float" office:value="48.464352" calcext:value-type="float">
            <text:p>48.464352</text:p>
          </table:table-cell>
          <table:table-cell office:value-type="float" office:value="124" calcext:value-type="float">
            <text:p>12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A1308]+1" office:value-type="float" office:value="165" calcext:value-type="float">
            <text:p>165</text:p>
          </table:table-cell>
          <table:table-cell table:formula="of:=[.B1308]" office:value-type="float" office:value="1" calcext:value-type="float">
            <text:p>1</text:p>
          </table:table-cell>
          <table:table-cell office:value-type="float" office:value="159.797888" calcext:value-type="float">
            <text:p>159.797888</text:p>
          </table:table-cell>
          <table:table-cell office:value-type="float" office:value="31.8816" calcext:value-type="float">
            <text:p>31.8816</text:p>
          </table:table-cell>
          <table:table-cell office:value-type="float" office:value="161" calcext:value-type="float">
            <text:p>16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1309]+1" office:value-type="float" office:value="165" calcext:value-type="float">
            <text:p>165</text:p>
          </table:table-cell>
          <table:table-cell table:formula="of:=[.B1309]" office:value-type="float" office:value="2" calcext:value-type="float">
            <text:p>2</text:p>
          </table:table-cell>
          <table:table-cell office:value-type="float" office:value="197.756416" calcext:value-type="float">
            <text:p>197.756416</text:p>
          </table:table-cell>
          <table:table-cell office:value-type="float" office:value="31.08768" calcext:value-type="float">
            <text:p>31.08768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1310]+1" office:value-type="float" office:value="165" calcext:value-type="float">
            <text:p>165</text:p>
          </table:table-cell>
          <table:table-cell table:formula="of:=[.B1310]" office:value-type="float" office:value="3" calcext:value-type="float">
            <text:p>3</text:p>
          </table:table-cell>
          <table:table-cell office:value-type="float" office:value="211.484032" calcext:value-type="float">
            <text:p>211.484032</text:p>
          </table:table-cell>
          <table:table-cell office:value-type="float" office:value="25.005024" calcext:value-type="float">
            <text:p>25.005024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311]+1" office:value-type="float" office:value="165" calcext:value-type="float">
            <text:p>165</text:p>
          </table:table-cell>
          <table:table-cell table:formula="of:=[.B1311]" office:value-type="float" office:value="4" calcext:value-type="float">
            <text:p>4</text:p>
          </table:table-cell>
          <table:table-cell office:value-type="float" office:value="236.510592" calcext:value-type="float">
            <text:p>236.510592</text:p>
          </table:table-cell>
          <table:table-cell office:value-type="float" office:value="150.351264" calcext:value-type="float">
            <text:p>150.351264</text:p>
          </table:table-cell>
          <table:table-cell office:value-type="float" office:value="235" calcext:value-type="float">
            <text:p>23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[.A1312]+1" office:value-type="float" office:value="165" calcext:value-type="float">
            <text:p>165</text:p>
          </table:table-cell>
          <table:table-cell table:formula="of:=[.B1312]" office:value-type="float" office:value="5" calcext:value-type="float">
            <text:p>5</text:p>
          </table:table-cell>
          <table:table-cell office:value-type="float" office:value="159.91744" calcext:value-type="float">
            <text:p>159.91744</text:p>
          </table:table-cell>
          <table:table-cell office:value-type="float" office:value="154.50384" calcext:value-type="float">
            <text:p>154.50384</text:p>
          </table:table-cell>
          <table:table-cell office:value-type="float" office:value="160" calcext:value-type="float">
            <text:p>16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1313]+1" office:value-type="float" office:value="165" calcext:value-type="float">
            <text:p>165</text:p>
          </table:table-cell>
          <table:table-cell table:formula="of:=[.B1313]" office:value-type="float" office:value="6" calcext:value-type="float">
            <text:p>6</text:p>
          </table:table-cell>
          <table:table-cell office:value-type="float" office:value="78.479488" calcext:value-type="float">
            <text:p>78.479488</text:p>
          </table:table-cell>
          <table:table-cell office:value-type="float" office:value="149.602368" calcext:value-type="float">
            <text:p>149.602368</text:p>
          </table:table-cell>
          <table:table-cell office:value-type="float" office:value="79" calcext:value-type="float">
            <text:p>7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[.A1314]+1" office:value-type="float" office:value="165" calcext:value-type="float">
            <text:p>165</text:p>
          </table:table-cell>
          <table:table-cell table:formula="of:=[.B1314]" office:value-type="float" office:value="7" calcext:value-type="float">
            <text:p>7</text:p>
          </table:table-cell>
          <table:table-cell office:value-type="float" office:value="100.941312" calcext:value-type="float">
            <text:p>100.941312</text:p>
          </table:table-cell>
          <table:table-cell office:value-type="float" office:value="25.083264" calcext:value-type="float">
            <text:p>25.083264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4" calcext:value-type="float">
            <text:p>24</text:p>
          </table:table-cell>
        </table:table-row>
        <table:table-row table:style-name="ro1">
          <table:table-cell table:formula="of:=[.A1315]+1" office:value-type="float" office:value="165" calcext:value-type="float">
            <text:p>165</text:p>
          </table:table-cell>
          <table:table-cell table:formula="of:=[.B1315]" office:value-type="float" office:value="8" calcext:value-type="float">
            <text:p>8</text:p>
          </table:table-cell>
          <table:table-cell office:value-type="float" office:value="119.4013184" calcext:value-type="float">
            <text:p>119.4013184</text:p>
          </table:table-cell>
          <table:table-cell office:value-type="float" office:value="31.23696" calcext:value-type="float">
            <text:p>31.23696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1316]+1" office:value-type="float" office:value="166" calcext:value-type="float">
            <text:p>166</text:p>
          </table:table-cell>
          <table:table-cell table:formula="of:=[.B1316]" office:value-type="float" office:value="1" calcext:value-type="float">
            <text:p>1</text:p>
          </table:table-cell>
          <table:table-cell office:value-type="float" office:value="164.944768" calcext:value-type="float">
            <text:p>164.944768</text:p>
          </table:table-cell>
          <table:table-cell office:value-type="float" office:value="23.483904" calcext:value-type="float">
            <text:p>23.483904</text:p>
          </table:table-cell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317]+1" office:value-type="float" office:value="166" calcext:value-type="float">
            <text:p>166</text:p>
          </table:table-cell>
          <table:table-cell table:formula="of:=[.B1317]" office:value-type="float" office:value="2" calcext:value-type="float">
            <text:p>2</text:p>
          </table:table-cell>
          <table:table-cell office:value-type="float" office:value="201.495808" calcext:value-type="float">
            <text:p>201.495808</text:p>
          </table:table-cell>
          <table:table-cell office:value-type="float" office:value="23.175168" calcext:value-type="float">
            <text:p>23.175168</text:p>
          </table:table-cell>
          <table:table-cell office:value-type="float" office:value="203" calcext:value-type="float">
            <text:p>20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318]+1" office:value-type="float" office:value="166" calcext:value-type="float">
            <text:p>166</text:p>
          </table:table-cell>
          <table:table-cell table:formula="of:=[.B1318]" office:value-type="float" office:value="3" calcext:value-type="float">
            <text:p>3</text:p>
          </table:table-cell>
          <table:table-cell office:value-type="float" office:value="217.605376" calcext:value-type="float">
            <text:p>217.605376</text:p>
          </table:table-cell>
          <table:table-cell office:value-type="float" office:value="16.90464" calcext:value-type="float">
            <text:p>16.90464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1319]+1" office:value-type="float" office:value="166" calcext:value-type="float">
            <text:p>166</text:p>
          </table:table-cell>
          <table:table-cell table:formula="of:=[.B1319]" office:value-type="float" office:value="4" calcext:value-type="float">
            <text:p>4</text:p>
          </table:table-cell>
          <table:table-cell office:value-type="float" office:value="237.887744" calcext:value-type="float">
            <text:p>237.887744</text:p>
          </table:table-cell>
          <table:table-cell office:value-type="float" office:value="147.724992" calcext:value-type="float">
            <text:p>147.724992</text:p>
          </table:table-cell>
          <table:table-cell office:value-type="float" office:value="238" calcext:value-type="float">
            <text:p>2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formula="of:=[.A1320]+1" office:value-type="float" office:value="166" calcext:value-type="float">
            <text:p>166</text:p>
          </table:table-cell>
          <table:table-cell table:formula="of:=[.B1320]" office:value-type="float" office:value="5" calcext:value-type="float">
            <text:p>5</text:p>
          </table:table-cell>
          <table:table-cell office:value-type="float" office:value="159.538432" calcext:value-type="float">
            <text:p>159.538432</text:p>
          </table:table-cell>
          <table:table-cell office:value-type="float" office:value="149.028576" calcext:value-type="float">
            <text:p>149.028576</text:p>
          </table:table-cell>
          <table:table-cell office:value-type="float" office:value="158" calcext:value-type="float">
            <text:p>15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1321]+1" office:value-type="float" office:value="166" calcext:value-type="float">
            <text:p>166</text:p>
          </table:table-cell>
          <table:table-cell table:formula="of:=[.B1321]" office:value-type="float" office:value="6" calcext:value-type="float">
            <text:p>6</text:p>
          </table:table-cell>
          <table:table-cell office:value-type="float" office:value="78.656512" calcext:value-type="float">
            <text:p>78.656512</text:p>
          </table:table-cell>
          <table:table-cell office:value-type="float" office:value="141.662208" calcext:value-type="float">
            <text:p>141.662208</text:p>
          </table:table-cell>
          <table:table-cell office:value-type="float" office:value="74" calcext:value-type="float">
            <text:p>7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formula="of:=[.A1322]+1" office:value-type="float" office:value="166" calcext:value-type="float">
            <text:p>166</text:p>
          </table:table-cell>
          <table:table-cell table:formula="of:=[.B1322]" office:value-type="float" office:value="7" calcext:value-type="float">
            <text:p>7</text:p>
          </table:table-cell>
          <table:table-cell office:value-type="float" office:value="106.904832" calcext:value-type="float">
            <text:p>106.904832</text:p>
          </table:table-cell>
          <table:table-cell office:value-type="float" office:value="14.10432" calcext:value-type="float">
            <text:p>14.10432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9" calcext:value-type="float">
            <text:p>9</text:p>
          </table:table-cell>
        </table:table-row>
        <table:table-row table:style-name="ro1">
          <table:table-cell table:formula="of:=[.A1323]+1" office:value-type="float" office:value="166" calcext:value-type="float">
            <text:p>166</text:p>
          </table:table-cell>
          <table:table-cell table:formula="of:=[.B1323]" office:value-type="float" office:value="8" calcext:value-type="float">
            <text:p>8</text:p>
          </table:table-cell>
          <table:table-cell office:value-type="float" office:value="126.183808" calcext:value-type="float">
            <text:p>126.183808</text:p>
          </table:table-cell>
          <table:table-cell office:value-type="float" office:value="20.950368" calcext:value-type="float">
            <text:p>20.950368</text:p>
          </table:table-cell>
          <table:table-cell office:value-type="float" office:value="126" calcext:value-type="float">
            <text:p>1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1324]+1" office:value-type="float" office:value="167" calcext:value-type="float">
            <text:p>167</text:p>
          </table:table-cell>
          <table:table-cell table:formula="of:=[.B1324]" office:value-type="float" office:value="1" calcext:value-type="float">
            <text:p>1</text:p>
          </table:table-cell>
          <table:table-cell office:value-type="float" office:value="159.066752" calcext:value-type="float">
            <text:p>159.066752</text:p>
          </table:table-cell>
          <table:table-cell office:value-type="float" office:value="33.475872" calcext:value-type="float">
            <text:p>33.475872</text:p>
          </table:table-cell>
          <table:table-cell office:value-type="float" office:value="159" calcext:value-type="float">
            <text:p>15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1325]+1" office:value-type="float" office:value="167" calcext:value-type="float">
            <text:p>167</text:p>
          </table:table-cell>
          <table:table-cell table:formula="of:=[.B1325]" office:value-type="float" office:value="2" calcext:value-type="float">
            <text:p>2</text:p>
          </table:table-cell>
          <table:table-cell office:value-type="float" office:value="195.86112" calcext:value-type="float">
            <text:p>195.86112</text:p>
          </table:table-cell>
          <table:table-cell office:value-type="float" office:value="31.27632" calcext:value-type="float">
            <text:p>31.27632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1326]+1" office:value-type="float" office:value="167" calcext:value-type="float">
            <text:p>167</text:p>
          </table:table-cell>
          <table:table-cell table:formula="of:=[.B1326]" office:value-type="float" office:value="3" calcext:value-type="float">
            <text:p>3</text:p>
          </table:table-cell>
          <table:table-cell office:value-type="float" office:value="211.936256" calcext:value-type="float">
            <text:p>211.936256</text:p>
          </table:table-cell>
          <table:table-cell office:value-type="float" office:value="25.279488" calcext:value-type="float">
            <text:p>25.279488</text:p>
          </table:table-cell>
          <table:table-cell office:value-type="float" office:value="212" calcext:value-type="float">
            <text:p>2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327]+1" office:value-type="float" office:value="167" calcext:value-type="float">
            <text:p>167</text:p>
          </table:table-cell>
          <table:table-cell table:formula="of:=[.B1327]" office:value-type="float" office:value="4" calcext:value-type="float">
            <text:p>4</text:p>
          </table:table-cell>
          <table:table-cell office:value-type="float" office:value="242.886016" calcext:value-type="float">
            <text:p>242.886016</text:p>
          </table:table-cell>
          <table:table-cell office:value-type="float" office:value="150.098592" calcext:value-type="float">
            <text:p>150.098592</text:p>
          </table:table-cell>
          <table:table-cell office:value-type="float" office:value="245" calcext:value-type="float">
            <text:p>24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formula="of:=[.A1328]+1" office:value-type="float" office:value="167" calcext:value-type="float">
            <text:p>167</text:p>
          </table:table-cell>
          <table:table-cell table:formula="of:=[.B1328]" office:value-type="float" office:value="5" calcext:value-type="float">
            <text:p>5</text:p>
          </table:table-cell>
          <table:table-cell office:value-type="float" office:value="164.958336" calcext:value-type="float">
            <text:p>164.958336</text:p>
          </table:table-cell>
          <table:table-cell office:value-type="float" office:value="158.291232" calcext:value-type="float">
            <text:p>158.291232</text:p>
          </table:table-cell>
          <table:table-cell office:value-type="float" office:value="166" calcext:value-type="float">
            <text:p>166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1329]+1" office:value-type="float" office:value="167" calcext:value-type="float">
            <text:p>167</text:p>
          </table:table-cell>
          <table:table-cell table:formula="of:=[.B1329]" office:value-type="float" office:value="6" calcext:value-type="float">
            <text:p>6</text:p>
          </table:table-cell>
          <table:table-cell office:value-type="float" office:value="80.439424" calcext:value-type="float">
            <text:p>80.439424</text:p>
          </table:table-cell>
          <table:table-cell office:value-type="float" office:value="157.057056" calcext:value-type="float">
            <text:p>157.057056</text:p>
          </table:table-cell>
          <table:table-cell office:value-type="float" office:value="78" calcext:value-type="float">
            <text:p>7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1330]+1" office:value-type="float" office:value="167" calcext:value-type="float">
            <text:p>167</text:p>
          </table:table-cell>
          <table:table-cell table:formula="of:=[.B1330]" office:value-type="float" office:value="7" calcext:value-type="float">
            <text:p>7</text:p>
          </table:table-cell>
          <table:table-cell office:value-type="float" office:value="98.615552" calcext:value-type="float">
            <text:p>98.615552</text:p>
          </table:table-cell>
          <table:table-cell office:value-type="float" office:value="29.452128" calcext:value-type="float">
            <text:p>29.452128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9" calcext:value-type="float">
            <text:p>29</text:p>
          </table:table-cell>
        </table:table-row>
        <table:table-row table:style-name="ro1">
          <table:table-cell table:formula="of:=[.A1331]+1" office:value-type="float" office:value="167" calcext:value-type="float">
            <text:p>167</text:p>
          </table:table-cell>
          <table:table-cell table:formula="of:=[.B1331]" office:value-type="float" office:value="8" calcext:value-type="float">
            <text:p>8</text:p>
          </table:table-cell>
          <table:table-cell office:value-type="float" office:value="118.9848704" calcext:value-type="float">
            <text:p>118.9848704</text:p>
          </table:table-cell>
          <table:table-cell office:value-type="float" office:value="34.4232" calcext:value-type="float">
            <text:p>34.4232</text:p>
          </table:table-cell>
          <table:table-cell office:value-type="float" office:value="117" calcext:value-type="float">
            <text:p>1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1332]+1" office:value-type="float" office:value="168" calcext:value-type="float">
            <text:p>168</text:p>
          </table:table-cell>
          <table:table-cell table:formula="of:=[.B1332]" office:value-type="float" office:value="1" calcext:value-type="float">
            <text:p>1</text:p>
          </table:table-cell>
          <table:table-cell office:value-type="float" office:value="165.87328" calcext:value-type="float">
            <text:p>165.87328</text:p>
          </table:table-cell>
          <table:table-cell office:value-type="float" office:value="25.369344" calcext:value-type="float">
            <text:p>25.369344</text:p>
          </table:table-cell>
          <table:table-cell office:value-type="float" office:value="166" calcext:value-type="float">
            <text:p>16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333]+1" office:value-type="float" office:value="168" calcext:value-type="float">
            <text:p>168</text:p>
          </table:table-cell>
          <table:table-cell table:formula="of:=[.B1333]" office:value-type="float" office:value="2" calcext:value-type="float">
            <text:p>2</text:p>
          </table:table-cell>
          <table:table-cell office:value-type="float" office:value="201.022976" calcext:value-type="float">
            <text:p>201.022976</text:p>
          </table:table-cell>
          <table:table-cell office:value-type="float" office:value="24.262176" calcext:value-type="float">
            <text:p>24.262176</text:p>
          </table:table-cell>
          <table:table-cell office:value-type="float" office:value="202" calcext:value-type="float">
            <text:p>2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334]+1" office:value-type="float" office:value="168" calcext:value-type="float">
            <text:p>168</text:p>
          </table:table-cell>
          <table:table-cell table:formula="of:=[.B1334]" office:value-type="float" office:value="3" calcext:value-type="float">
            <text:p>3</text:p>
          </table:table-cell>
          <table:table-cell office:value-type="float" office:value="215.68" calcext:value-type="float">
            <text:p>215.68</text:p>
          </table:table-cell>
          <table:table-cell office:value-type="float" office:value="19.032288" calcext:value-type="float">
            <text:p>19.032288</text:p>
          </table:table-cell>
          <table:table-cell office:value-type="float" office:value="214" calcext:value-type="float">
            <text:p>2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1335]+1" office:value-type="float" office:value="168" calcext:value-type="float">
            <text:p>168</text:p>
          </table:table-cell>
          <table:table-cell table:formula="of:=[.B1335]" office:value-type="float" office:value="4" calcext:value-type="float">
            <text:p>4</text:p>
          </table:table-cell>
          <table:table-cell office:value-type="float" office:value="242.768128" calcext:value-type="float">
            <text:p>242.768128</text:p>
          </table:table-cell>
          <table:table-cell office:value-type="float" office:value="145.17456" calcext:value-type="float">
            <text:p>145.17456</text:p>
          </table:table-cell>
          <table:table-cell office:value-type="float" office:value="244" calcext:value-type="float">
            <text:p>2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[.A1336]+1" office:value-type="float" office:value="168" calcext:value-type="float">
            <text:p>168</text:p>
          </table:table-cell>
          <table:table-cell table:formula="of:=[.B1336]" office:value-type="float" office:value="5" calcext:value-type="float">
            <text:p>5</text:p>
          </table:table-cell>
          <table:table-cell office:value-type="float" office:value="164.68096" calcext:value-type="float">
            <text:p>164.68096</text:p>
          </table:table-cell>
          <table:table-cell office:value-type="float" office:value="148.985856" calcext:value-type="float">
            <text:p>148.985856</text:p>
          </table:table-cell>
          <table:table-cell office:value-type="float" office:value="165" calcext:value-type="float">
            <text:p>16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[.A1337]+1" office:value-type="float" office:value="168" calcext:value-type="float">
            <text:p>168</text:p>
          </table:table-cell>
          <table:table-cell table:formula="of:=[.B1337]" office:value-type="float" office:value="6" calcext:value-type="float">
            <text:p>6</text:p>
          </table:table-cell>
          <table:table-cell office:value-type="float" office:value="82.249856" calcext:value-type="float">
            <text:p>82.249856</text:p>
          </table:table-cell>
          <table:table-cell office:value-type="float" office:value="144.591552" calcext:value-type="float">
            <text:p>144.591552</text:p>
          </table:table-cell>
          <table:table-cell office:value-type="float" office:value="82" calcext:value-type="float">
            <text:p>8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formula="of:=[.A1338]+1" office:value-type="float" office:value="168" calcext:value-type="float">
            <text:p>168</text:p>
          </table:table-cell>
          <table:table-cell table:formula="of:=[.B1338]" office:value-type="float" office:value="7" calcext:value-type="float">
            <text:p>7</text:p>
          </table:table-cell>
          <table:table-cell office:value-type="float" office:value="105.024896" calcext:value-type="float">
            <text:p>105.024896</text:p>
          </table:table-cell>
          <table:table-cell office:value-type="float" office:value="18.340992" calcext:value-type="float">
            <text:p>18.340992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6" calcext:value-type="float">
            <text:p>16</text:p>
          </table:table-cell>
        </table:table-row>
        <table:table-row table:style-name="ro1">
          <table:table-cell table:formula="of:=[.A1339]+1" office:value-type="float" office:value="168" calcext:value-type="float">
            <text:p>168</text:p>
          </table:table-cell>
          <table:table-cell table:formula="of:=[.B1339]" office:value-type="float" office:value="8" calcext:value-type="float">
            <text:p>8</text:p>
          </table:table-cell>
          <table:table-cell office:value-type="float" office:value="124.4848896" calcext:value-type="float">
            <text:p>124.4848896</text:p>
          </table:table-cell>
          <table:table-cell office:value-type="float" office:value="24.156288" calcext:value-type="float">
            <text:p>24.156288</text:p>
          </table:table-cell>
          <table:table-cell office:value-type="float" office:value="123" calcext:value-type="float">
            <text:p>1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1340]+1" office:value-type="float" office:value="169" calcext:value-type="float">
            <text:p>169</text:p>
          </table:table-cell>
          <table:table-cell table:formula="of:=[.B1340]" office:value-type="float" office:value="1" calcext:value-type="float">
            <text:p>1</text:p>
          </table:table-cell>
          <table:table-cell office:value-type="float" office:value="159.776512" calcext:value-type="float">
            <text:p>159.776512</text:p>
          </table:table-cell>
          <table:table-cell office:value-type="float" office:value="29.750112" calcext:value-type="float">
            <text:p>29.750112</text:p>
          </table:table-cell>
          <table:table-cell office:value-type="float" office:value="158" calcext:value-type="float">
            <text:p>15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1341]+1" office:value-type="float" office:value="169" calcext:value-type="float">
            <text:p>169</text:p>
          </table:table-cell>
          <table:table-cell table:formula="of:=[.B1341]" office:value-type="float" office:value="2" calcext:value-type="float">
            <text:p>2</text:p>
          </table:table-cell>
          <table:table-cell office:value-type="float" office:value="194.016" calcext:value-type="float">
            <text:p>194.016</text:p>
          </table:table-cell>
          <table:table-cell office:value-type="float" office:value="28.499424" calcext:value-type="float">
            <text:p>28.499424</text:p>
          </table:table-cell>
          <table:table-cell office:value-type="float" office:value="195" calcext:value-type="float">
            <text:p>1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1342]+1" office:value-type="float" office:value="169" calcext:value-type="float">
            <text:p>169</text:p>
          </table:table-cell>
          <table:table-cell table:formula="of:=[.B1342]" office:value-type="float" office:value="3" calcext:value-type="float">
            <text:p>3</text:p>
          </table:table-cell>
          <table:table-cell office:value-type="float" office:value="210.34304" calcext:value-type="float">
            <text:p>210.34304</text:p>
          </table:table-cell>
          <table:table-cell office:value-type="float" office:value="22.91904" calcext:value-type="float">
            <text:p>22.91904</text:p>
          </table:table-cell>
          <table:table-cell office:value-type="float" office:value="211" calcext:value-type="float">
            <text:p>2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1343]+1" office:value-type="float" office:value="169" calcext:value-type="float">
            <text:p>169</text:p>
          </table:table-cell>
          <table:table-cell table:formula="of:=[.B1343]" office:value-type="float" office:value="4" calcext:value-type="float">
            <text:p>4</text:p>
          </table:table-cell>
          <table:table-cell office:value-type="float" office:value="234.06912" calcext:value-type="float">
            <text:p>234.06912</text:p>
          </table:table-cell>
          <table:table-cell office:value-type="float" office:value="145.931616" calcext:value-type="float">
            <text:p>145.931616</text:p>
          </table:table-cell>
          <table:table-cell office:value-type="float" office:value="233" calcext:value-type="float">
            <text:p>23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formula="of:=[.A1344]+1" office:value-type="float" office:value="169" calcext:value-type="float">
            <text:p>169</text:p>
          </table:table-cell>
          <table:table-cell table:formula="of:=[.B1344]" office:value-type="float" office:value="5" calcext:value-type="float">
            <text:p>5</text:p>
          </table:table-cell>
          <table:table-cell office:value-type="float" office:value="159.793024" calcext:value-type="float">
            <text:p>159.793024</text:p>
          </table:table-cell>
          <table:table-cell office:value-type="float" office:value="150.83424" calcext:value-type="float">
            <text:p>150.83424</text:p>
          </table:table-cell>
          <table:table-cell office:value-type="float" office:value="155" calcext:value-type="float">
            <text:p>15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[.A1345]+1" office:value-type="float" office:value="169" calcext:value-type="float">
            <text:p>169</text:p>
          </table:table-cell>
          <table:table-cell table:formula="of:=[.B1345]" office:value-type="float" office:value="6" calcext:value-type="float">
            <text:p>6</text:p>
          </table:table-cell>
          <table:table-cell office:value-type="float" office:value="80.185344" calcext:value-type="float">
            <text:p>80.185344</text:p>
          </table:table-cell>
          <table:table-cell office:value-type="float" office:value="146.09472" calcext:value-type="float">
            <text:p>146.09472</text:p>
          </table:table-cell>
          <table:table-cell office:value-type="float" office:value="76" calcext:value-type="float">
            <text:p>76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formula="of:=[.A1346]+1" office:value-type="float" office:value="169" calcext:value-type="float">
            <text:p>169</text:p>
          </table:table-cell>
          <table:table-cell table:formula="of:=[.B1346]" office:value-type="float" office:value="7" calcext:value-type="float">
            <text:p>7</text:p>
          </table:table-cell>
          <table:table-cell office:value-type="float" office:value="101.607936" calcext:value-type="float">
            <text:p>101.607936</text:p>
          </table:table-cell>
          <table:table-cell office:value-type="float" office:value="22.699008" calcext:value-type="float">
            <text:p>22.699008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1">
          <table:table-cell table:formula="of:=[.A1347]+1" office:value-type="float" office:value="169" calcext:value-type="float">
            <text:p>169</text:p>
          </table:table-cell>
          <table:table-cell table:formula="of:=[.B1347]" office:value-type="float" office:value="8" calcext:value-type="float">
            <text:p>8</text:p>
          </table:table-cell>
          <table:table-cell office:value-type="float" office:value="121.5045376" calcext:value-type="float">
            <text:p>121.5045376</text:p>
          </table:table-cell>
          <table:table-cell office:value-type="float" office:value="28.160448" calcext:value-type="float">
            <text:p>28.160448</text:p>
          </table:table-cell>
          <table:table-cell office:value-type="float" office:value="119" calcext:value-type="float">
            <text:p>1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348]+1" office:value-type="float" office:value="170" calcext:value-type="float">
            <text:p>170</text:p>
          </table:table-cell>
          <table:table-cell table:formula="of:=[.B1348]" office:value-type="float" office:value="1" calcext:value-type="float">
            <text:p>1</text:p>
          </table:table-cell>
          <table:table-cell office:value-type="float" office:value="160.270848" calcext:value-type="float">
            <text:p>160.270848</text:p>
          </table:table-cell>
          <table:table-cell office:value-type="float" office:value="25.559616" calcext:value-type="float">
            <text:p>25.559616</text:p>
          </table:table-cell>
          <table:table-cell office:value-type="float" office:value="157" calcext:value-type="float">
            <text:p>15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1349]+1" office:value-type="float" office:value="170" calcext:value-type="float">
            <text:p>170</text:p>
          </table:table-cell>
          <table:table-cell table:formula="of:=[.B1349]" office:value-type="float" office:value="2" calcext:value-type="float">
            <text:p>2</text:p>
          </table:table-cell>
          <table:table-cell office:value-type="float" office:value="195.867136" calcext:value-type="float">
            <text:p>195.867136</text:p>
          </table:table-cell>
          <table:table-cell office:value-type="float" office:value="22.499904" calcext:value-type="float">
            <text:p>22.499904</text:p>
          </table:table-cell>
          <table:table-cell office:value-type="float" office:value="191" calcext:value-type="float">
            <text:p>1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1350]+1" office:value-type="float" office:value="170" calcext:value-type="float">
            <text:p>170</text:p>
          </table:table-cell>
          <table:table-cell table:formula="of:=[.B1350]" office:value-type="float" office:value="3" calcext:value-type="float">
            <text:p>3</text:p>
          </table:table-cell>
          <table:table-cell office:value-type="float" office:value="211.37408" calcext:value-type="float">
            <text:p>211.37408</text:p>
          </table:table-cell>
          <table:table-cell office:value-type="float" office:value="17.663712" calcext:value-type="float">
            <text:p>17.663712</text:p>
          </table:table-cell>
          <table:table-cell office:value-type="float" office:value="205" calcext:value-type="float">
            <text:p>2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1351]+1" office:value-type="float" office:value="170" calcext:value-type="float">
            <text:p>170</text:p>
          </table:table-cell>
          <table:table-cell table:formula="of:=[.B1351]" office:value-type="float" office:value="4" calcext:value-type="float">
            <text:p>4</text:p>
          </table:table-cell>
          <table:table-cell office:value-type="float" office:value="239.592448" calcext:value-type="float">
            <text:p>239.592448</text:p>
          </table:table-cell>
          <table:table-cell office:value-type="float" office:value="137.293824" calcext:value-type="float">
            <text:p>137.293824</text:p>
          </table:table-cell>
          <table:table-cell office:value-type="float" office:value="239" calcext:value-type="float">
            <text:p>23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formula="of:=[.A1352]+1" office:value-type="float" office:value="170" calcext:value-type="float">
            <text:p>170</text:p>
          </table:table-cell>
          <table:table-cell table:formula="of:=[.B1352]" office:value-type="float" office:value="5" calcext:value-type="float">
            <text:p>5</text:p>
          </table:table-cell>
          <table:table-cell office:value-type="float" office:value="164.796416" calcext:value-type="float">
            <text:p>164.796416</text:p>
          </table:table-cell>
          <table:table-cell office:value-type="float" office:value="144.60288" calcext:value-type="float">
            <text:p>144.60288</text:p>
          </table:table-cell>
          <table:table-cell office:value-type="float" office:value="166" calcext:value-type="float">
            <text:p>166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formula="of:=[.A1353]+1" office:value-type="float" office:value="170" calcext:value-type="float">
            <text:p>170</text:p>
          </table:table-cell>
          <table:table-cell table:formula="of:=[.B1353]" office:value-type="float" office:value="6" calcext:value-type="float">
            <text:p>6</text:p>
          </table:table-cell>
          <table:table-cell office:value-type="float" office:value="84.884224" calcext:value-type="float">
            <text:p>84.884224</text:p>
          </table:table-cell>
          <table:table-cell office:value-type="float" office:value="141.818688" calcext:value-type="float">
            <text:p>141.818688</text:p>
          </table:table-cell>
          <table:table-cell office:value-type="float" office:value="92" calcext:value-type="float">
            <text:p>9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formula="of:=[.A1354]+1" office:value-type="float" office:value="170" calcext:value-type="float">
            <text:p>170</text:p>
          </table:table-cell>
          <table:table-cell table:formula="of:=[.B1354]" office:value-type="float" office:value="7" calcext:value-type="float">
            <text:p>7</text:p>
          </table:table-cell>
          <table:table-cell office:value-type="float" office:value="101.101184" calcext:value-type="float">
            <text:p>101.101184</text:p>
          </table:table-cell>
          <table:table-cell office:value-type="float" office:value="19.213728" calcext:value-type="float">
            <text:p>19.213728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7" calcext:value-type="float">
            <text:p>17</text:p>
          </table:table-cell>
        </table:table-row>
        <table:table-row table:style-name="ro1">
          <table:table-cell table:formula="of:=[.A1355]+1" office:value-type="float" office:value="170" calcext:value-type="float">
            <text:p>170</text:p>
          </table:table-cell>
          <table:table-cell table:formula="of:=[.B1355]" office:value-type="float" office:value="8" calcext:value-type="float">
            <text:p>8</text:p>
          </table:table-cell>
          <table:table-cell office:value-type="float" office:value="119.4648576" calcext:value-type="float">
            <text:p>119.4648576</text:p>
          </table:table-cell>
          <table:table-cell office:value-type="float" office:value="24.483744" calcext:value-type="float">
            <text:p>24.483744</text:p>
          </table:table-cell>
          <table:table-cell office:value-type="float" office:value="117" calcext:value-type="float">
            <text:p>1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356]+1" office:value-type="float" office:value="171" calcext:value-type="float">
            <text:p>171</text:p>
          </table:table-cell>
          <table:table-cell table:formula="of:=[.B1356]" office:value-type="float" office:value="1" calcext:value-type="float">
            <text:p>1</text:p>
          </table:table-cell>
          <table:table-cell office:value-type="float" office:value="163.193088" calcext:value-type="float">
            <text:p>163.193088</text:p>
          </table:table-cell>
          <table:table-cell office:value-type="float" office:value="33.432672" calcext:value-type="float">
            <text:p>33.432672</text:p>
          </table:table-cell>
          <table:table-cell office:value-type="float" office:value="163" calcext:value-type="float">
            <text:p>16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1357]+1" office:value-type="float" office:value="171" calcext:value-type="float">
            <text:p>171</text:p>
          </table:table-cell>
          <table:table-cell table:formula="of:=[.B1357]" office:value-type="float" office:value="2" calcext:value-type="float">
            <text:p>2</text:p>
          </table:table-cell>
          <table:table-cell office:value-type="float" office:value="197.401472" calcext:value-type="float">
            <text:p>197.401472</text:p>
          </table:table-cell>
          <table:table-cell office:value-type="float" office:value="30.226464" calcext:value-type="float">
            <text:p>30.226464</text:p>
          </table:table-cell>
          <table:table-cell office:value-type="float" office:value="199" calcext:value-type="float">
            <text:p>19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1358]+1" office:value-type="float" office:value="171" calcext:value-type="float">
            <text:p>171</text:p>
          </table:table-cell>
          <table:table-cell table:formula="of:=[.B1358]" office:value-type="float" office:value="3" calcext:value-type="float">
            <text:p>3</text:p>
          </table:table-cell>
          <table:table-cell office:value-type="float" office:value="211.979904" calcext:value-type="float">
            <text:p>211.979904</text:p>
          </table:table-cell>
          <table:table-cell office:value-type="float" office:value="25.460736" calcext:value-type="float">
            <text:p>25.460736</text:p>
          </table:table-cell>
          <table:table-cell office:value-type="float" office:value="210" calcext:value-type="float">
            <text:p>2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1359]+1" office:value-type="float" office:value="171" calcext:value-type="float">
            <text:p>171</text:p>
          </table:table-cell>
          <table:table-cell table:formula="of:=[.B1359]" office:value-type="float" office:value="4" calcext:value-type="float">
            <text:p>4</text:p>
          </table:table-cell>
          <table:table-cell office:value-type="float" office:value="240.228352" calcext:value-type="float">
            <text:p>240.228352</text:p>
          </table:table-cell>
          <table:table-cell office:value-type="float" office:value="141.35424" calcext:value-type="float">
            <text:p>141.35424</text:p>
          </table:table-cell>
          <table:table-cell office:value-type="float" office:value="239" calcext:value-type="float">
            <text:p>23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formula="of:=[.A1360]+1" office:value-type="float" office:value="171" calcext:value-type="float">
            <text:p>171</text:p>
          </table:table-cell>
          <table:table-cell table:formula="of:=[.B1360]" office:value-type="float" office:value="5" calcext:value-type="float">
            <text:p>5</text:p>
          </table:table-cell>
          <table:table-cell office:value-type="float" office:value="169.596032" calcext:value-type="float">
            <text:p>169.596032</text:p>
          </table:table-cell>
          <table:table-cell office:value-type="float" office:value="149.256576" calcext:value-type="float">
            <text:p>149.256576</text:p>
          </table:table-cell>
          <table:table-cell office:value-type="float" office:value="172" calcext:value-type="float">
            <text:p>17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formula="of:=[.A1361]+1" office:value-type="float" office:value="171" calcext:value-type="float">
            <text:p>171</text:p>
          </table:table-cell>
          <table:table-cell table:formula="of:=[.B1361]" office:value-type="float" office:value="6" calcext:value-type="float">
            <text:p>6</text:p>
          </table:table-cell>
          <table:table-cell office:value-type="float" office:value="93.955712" calcext:value-type="float">
            <text:p>93.955712</text:p>
          </table:table-cell>
          <table:table-cell office:value-type="float" office:value="147.980928" calcext:value-type="float">
            <text:p>147.980928</text:p>
          </table:table-cell>
          <table:table-cell office:value-type="float" office:value="97" calcext:value-type="float">
            <text:p>9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formula="of:=[.A1362]+1" office:value-type="float" office:value="171" calcext:value-type="float">
            <text:p>171</text:p>
          </table:table-cell>
          <table:table-cell table:formula="of:=[.B1362]" office:value-type="float" office:value="7" calcext:value-type="float">
            <text:p>7</text:p>
          </table:table-cell>
          <table:table-cell office:value-type="float" office:value="106.104448" calcext:value-type="float">
            <text:p>106.104448</text:p>
          </table:table-cell>
          <table:table-cell office:value-type="float" office:value="30.07968" calcext:value-type="float">
            <text:p>30.07968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30" calcext:value-type="float">
            <text:p>30</text:p>
          </table:table-cell>
        </table:table-row>
        <table:table-row table:style-name="ro1">
          <table:table-cell table:formula="of:=[.A1363]+1" office:value-type="float" office:value="171" calcext:value-type="float">
            <text:p>171</text:p>
          </table:table-cell>
          <table:table-cell table:formula="of:=[.B1363]" office:value-type="float" office:value="8" calcext:value-type="float">
            <text:p>8</text:p>
          </table:table-cell>
          <table:table-cell office:value-type="float" office:value="124.64256" calcext:value-type="float">
            <text:p>124.64256</text:p>
          </table:table-cell>
          <table:table-cell office:value-type="float" office:value="33.62592" calcext:value-type="float">
            <text:p>33.62592</text:p>
          </table:table-cell>
          <table:table-cell office:value-type="float" office:value="124" calcext:value-type="float">
            <text:p>12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1364]+1" office:value-type="float" office:value="172" calcext:value-type="float">
            <text:p>172</text:p>
          </table:table-cell>
          <table:table-cell table:formula="of:=[.B1364]" office:value-type="float" office:value="1" calcext:value-type="float">
            <text:p>1</text:p>
          </table:table-cell>
          <table:table-cell office:value-type="float" office:value="157.495296" calcext:value-type="float">
            <text:p>157.495296</text:p>
          </table:table-cell>
          <table:table-cell office:value-type="float" office:value="43.310016" calcext:value-type="float">
            <text:p>43.310016</text:p>
          </table:table-cell>
          <table:table-cell office:value-type="float" office:value="156" calcext:value-type="float">
            <text:p>15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1365]+1" office:value-type="float" office:value="172" calcext:value-type="float">
            <text:p>172</text:p>
          </table:table-cell>
          <table:table-cell table:formula="of:=[.B1365]" office:value-type="float" office:value="2" calcext:value-type="float">
            <text:p>2</text:p>
          </table:table-cell>
          <table:table-cell office:value-type="float" office:value="193.640704" calcext:value-type="float">
            <text:p>193.640704</text:p>
          </table:table-cell>
          <table:table-cell office:value-type="float" office:value="40.09824" calcext:value-type="float">
            <text:p>40.09824</text:p>
          </table:table-cell>
          <table:table-cell office:value-type="float" office:value="195" calcext:value-type="float">
            <text:p>19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1366]+1" office:value-type="float" office:value="172" calcext:value-type="float">
            <text:p>172</text:p>
          </table:table-cell>
          <table:table-cell table:formula="of:=[.B1366]" office:value-type="float" office:value="3" calcext:value-type="float">
            <text:p>3</text:p>
          </table:table-cell>
          <table:table-cell office:value-type="float" office:value="209.034112" calcext:value-type="float">
            <text:p>209.034112</text:p>
          </table:table-cell>
          <table:table-cell office:value-type="float" office:value="32.210976" calcext:value-type="float">
            <text:p>32.210976</text:p>
          </table:table-cell>
          <table:table-cell office:value-type="float" office:value="207" calcext:value-type="float">
            <text:p>20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1367]+1" office:value-type="float" office:value="172" calcext:value-type="float">
            <text:p>172</text:p>
          </table:table-cell>
          <table:table-cell table:formula="of:=[.B1367]" office:value-type="float" office:value="4" calcext:value-type="float">
            <text:p>4</text:p>
          </table:table-cell>
          <table:table-cell office:value-type="float" office:value="238.588288" calcext:value-type="float">
            <text:p>238.588288</text:p>
          </table:table-cell>
          <table:table-cell office:value-type="float" office:value="163.325088" calcext:value-type="float">
            <text:p>163.325088</text:p>
          </table:table-cell>
          <table:table-cell office:value-type="float" office:value="239" calcext:value-type="float">
            <text:p>239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1368]+1" office:value-type="float" office:value="172" calcext:value-type="float">
            <text:p>172</text:p>
          </table:table-cell>
          <table:table-cell table:formula="of:=[.B1368]" office:value-type="float" office:value="5" calcext:value-type="float">
            <text:p>5</text:p>
          </table:table-cell>
          <table:table-cell office:value-type="float" office:value="158.679552" calcext:value-type="float">
            <text:p>158.679552</text:p>
          </table:table-cell>
          <table:table-cell office:value-type="float" office:value="171.630528" calcext:value-type="float">
            <text:p>171.630528</text:p>
          </table:table-cell>
          <table:table-cell office:value-type="float" office:value="159" calcext:value-type="float">
            <text:p>159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1369]+1" office:value-type="float" office:value="172" calcext:value-type="float">
            <text:p>172</text:p>
          </table:table-cell>
          <table:table-cell table:formula="of:=[.B1369]" office:value-type="float" office:value="6" calcext:value-type="float">
            <text:p>6</text:p>
          </table:table-cell>
          <table:table-cell office:value-type="float" office:value="72.686592" calcext:value-type="float">
            <text:p>72.686592</text:p>
          </table:table-cell>
          <table:table-cell office:value-type="float" office:value="166.273344" calcext:value-type="float">
            <text:p>166.273344</text:p>
          </table:table-cell>
          <table:table-cell office:value-type="float" office:value="76" calcext:value-type="float">
            <text:p>7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1370]+1" office:value-type="float" office:value="172" calcext:value-type="float">
            <text:p>172</text:p>
          </table:table-cell>
          <table:table-cell table:formula="of:=[.B1370]" office:value-type="float" office:value="7" calcext:value-type="float">
            <text:p>7</text:p>
          </table:table-cell>
          <table:table-cell office:value-type="float" office:value="94.271488" calcext:value-type="float">
            <text:p>94.271488</text:p>
          </table:table-cell>
          <table:table-cell office:value-type="float" office:value="34.831872" calcext:value-type="float">
            <text:p>34.83187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5" calcext:value-type="float">
            <text:p>35</text:p>
          </table:table-cell>
        </table:table-row>
        <table:table-row table:style-name="ro1">
          <table:table-cell table:formula="of:=[.A1371]+1" office:value-type="float" office:value="172" calcext:value-type="float">
            <text:p>172</text:p>
          </table:table-cell>
          <table:table-cell table:formula="of:=[.B1371]" office:value-type="float" office:value="8" calcext:value-type="float">
            <text:p>8</text:p>
          </table:table-cell>
          <table:table-cell office:value-type="float" office:value="116.524288" calcext:value-type="float">
            <text:p>116.524288</text:p>
          </table:table-cell>
          <table:table-cell office:value-type="float" office:value="42.773856" calcext:value-type="float">
            <text:p>42.773856</text:p>
          </table:table-cell>
          <table:table-cell office:value-type="float" office:value="118" calcext:value-type="float">
            <text:p>11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1372]+1" office:value-type="float" office:value="173" calcext:value-type="float">
            <text:p>173</text:p>
          </table:table-cell>
          <table:table-cell table:formula="of:=[.B1372]" office:value-type="float" office:value="1" calcext:value-type="float">
            <text:p>1</text:p>
          </table:table-cell>
          <table:table-cell office:value-type="float" office:value="164.67712" calcext:value-type="float">
            <text:p>164.67712</text:p>
          </table:table-cell>
          <table:table-cell office:value-type="float" office:value="42.710592" calcext:value-type="float">
            <text:p>42.710592</text:p>
          </table:table-cell>
          <table:table-cell office:value-type="float" office:value="166" calcext:value-type="float">
            <text:p>16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1373]+1" office:value-type="float" office:value="173" calcext:value-type="float">
            <text:p>173</text:p>
          </table:table-cell>
          <table:table-cell table:formula="of:=[.B1373]" office:value-type="float" office:value="2" calcext:value-type="float">
            <text:p>2</text:p>
          </table:table-cell>
          <table:table-cell office:value-type="float" office:value="202.259968" calcext:value-type="float">
            <text:p>202.259968</text:p>
          </table:table-cell>
          <table:table-cell office:value-type="float" office:value="42.400512" calcext:value-type="float">
            <text:p>42.400512</text:p>
          </table:table-cell>
          <table:table-cell office:value-type="float" office:value="198" calcext:value-type="float">
            <text:p>19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1374]+1" office:value-type="float" office:value="173" calcext:value-type="float">
            <text:p>173</text:p>
          </table:table-cell>
          <table:table-cell table:formula="of:=[.B1374]" office:value-type="float" office:value="3" calcext:value-type="float">
            <text:p>3</text:p>
          </table:table-cell>
          <table:table-cell office:value-type="float" office:value="217.7632" calcext:value-type="float">
            <text:p>217.7632</text:p>
          </table:table-cell>
          <table:table-cell office:value-type="float" office:value="37.350144" calcext:value-type="float">
            <text:p>37.350144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1375]+1" office:value-type="float" office:value="173" calcext:value-type="float">
            <text:p>173</text:p>
          </table:table-cell>
          <table:table-cell table:formula="of:=[.B1375]" office:value-type="float" office:value="4" calcext:value-type="float">
            <text:p>4</text:p>
          </table:table-cell>
          <table:table-cell office:value-type="float" office:value="241.96608" calcext:value-type="float">
            <text:p>241.96608</text:p>
          </table:table-cell>
          <table:table-cell office:value-type="float" office:value="167.265408" calcext:value-type="float">
            <text:p>167.265408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1376]+1" office:value-type="float" office:value="173" calcext:value-type="float">
            <text:p>173</text:p>
          </table:table-cell>
          <table:table-cell table:formula="of:=[.B1376]" office:value-type="float" office:value="5" calcext:value-type="float">
            <text:p>5</text:p>
          </table:table-cell>
          <table:table-cell office:value-type="float" office:value="161.769856" calcext:value-type="float">
            <text:p>161.769856</text:p>
          </table:table-cell>
          <table:table-cell office:value-type="float" office:value="169.931712" calcext:value-type="float">
            <text:p>169.931712</text:p>
          </table:table-cell>
          <table:table-cell office:value-type="float" office:value="162" calcext:value-type="float">
            <text:p>16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1377]+1" office:value-type="float" office:value="173" calcext:value-type="float">
            <text:p>173</text:p>
          </table:table-cell>
          <table:table-cell table:formula="of:=[.B1377]" office:value-type="float" office:value="6" calcext:value-type="float">
            <text:p>6</text:p>
          </table:table-cell>
          <table:table-cell office:value-type="float" office:value="78.918912" calcext:value-type="float">
            <text:p>78.918912</text:p>
          </table:table-cell>
          <table:table-cell office:value-type="float" office:value="164.638656" calcext:value-type="float">
            <text:p>164.638656</text:p>
          </table:table-cell>
          <table:table-cell office:value-type="float" office:value="78" calcext:value-type="float">
            <text:p>7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1378]+1" office:value-type="float" office:value="173" calcext:value-type="float">
            <text:p>173</text:p>
          </table:table-cell>
          <table:table-cell table:formula="of:=[.B1378]" office:value-type="float" office:value="7" calcext:value-type="float">
            <text:p>7</text:p>
          </table:table-cell>
          <table:table-cell office:value-type="float" office:value="103.522816" calcext:value-type="float">
            <text:p>103.522816</text:p>
          </table:table-cell>
          <table:table-cell office:value-type="float" office:value="35.918112" calcext:value-type="float">
            <text:p>35.918112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34" calcext:value-type="float">
            <text:p>34</text:p>
          </table:table-cell>
        </table:table-row>
        <table:table-row table:style-name="ro1">
          <table:table-cell table:formula="of:=[.A1379]+1" office:value-type="float" office:value="173" calcext:value-type="float">
            <text:p>173</text:p>
          </table:table-cell>
          <table:table-cell table:formula="of:=[.B1379]" office:value-type="float" office:value="8" calcext:value-type="float">
            <text:p>8</text:p>
          </table:table-cell>
          <table:table-cell office:value-type="float" office:value="123.4725248" calcext:value-type="float">
            <text:p>123.4725248</text:p>
          </table:table-cell>
          <table:table-cell office:value-type="float" office:value="41.318112" calcext:value-type="float">
            <text:p>41.318112</text:p>
          </table:table-cell>
          <table:table-cell office:value-type="float" office:value="122" calcext:value-type="float">
            <text:p>12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1380]+1" office:value-type="float" office:value="174" calcext:value-type="float">
            <text:p>174</text:p>
          </table:table-cell>
          <table:table-cell table:formula="of:=[.B1380]" office:value-type="float" office:value="1" calcext:value-type="float">
            <text:p>1</text:p>
          </table:table-cell>
          <table:table-cell office:value-type="float" office:value="168.614784" calcext:value-type="float">
            <text:p>168.614784</text:p>
          </table:table-cell>
          <table:table-cell office:value-type="float" office:value="51.7032" calcext:value-type="float">
            <text:p>51.7032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[.A1381]+1" office:value-type="float" office:value="174" calcext:value-type="float">
            <text:p>174</text:p>
          </table:table-cell>
          <table:table-cell table:formula="of:=[.B1381]" office:value-type="float" office:value="2" calcext:value-type="float">
            <text:p>2</text:p>
          </table:table-cell>
          <table:table-cell office:value-type="float" office:value="204.835072" calcext:value-type="float">
            <text:p>204.835072</text:p>
          </table:table-cell>
          <table:table-cell office:value-type="float" office:value="52.97232" calcext:value-type="float">
            <text:p>52.97232</text:p>
          </table:table-cell>
          <table:table-cell office:value-type="float" office:value="207" calcext:value-type="float">
            <text:p>20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1382]+1" office:value-type="float" office:value="174" calcext:value-type="float">
            <text:p>174</text:p>
          </table:table-cell>
          <table:table-cell table:formula="of:=[.B1382]" office:value-type="float" office:value="3" calcext:value-type="float">
            <text:p>3</text:p>
          </table:table-cell>
          <table:table-cell office:value-type="float" office:value="217.627648" calcext:value-type="float">
            <text:p>217.627648</text:p>
          </table:table-cell>
          <table:table-cell office:value-type="float" office:value="48.643872" calcext:value-type="float">
            <text:p>48.643872</text:p>
          </table:table-cell>
          <table:table-cell office:value-type="float" office:value="219" calcext:value-type="float">
            <text:p>21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[.A1383]+1" office:value-type="float" office:value="174" calcext:value-type="float">
            <text:p>174</text:p>
          </table:table-cell>
          <table:table-cell table:formula="of:=[.B1383]" office:value-type="float" office:value="4" calcext:value-type="float">
            <text:p>4</text:p>
          </table:table-cell>
          <table:table-cell office:value-type="float" office:value="239.371136" calcext:value-type="float">
            <text:p>239.371136</text:p>
          </table:table-cell>
          <table:table-cell office:value-type="float" office:value="169.3392" calcext:value-type="float">
            <text:p>169.3392</text:p>
          </table:table-cell>
          <table:table-cell office:value-type="float" office:value="240" calcext:value-type="float">
            <text:p>24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1384]+1" office:value-type="float" office:value="174" calcext:value-type="float">
            <text:p>174</text:p>
          </table:table-cell>
          <table:table-cell table:formula="of:=[.B1384]" office:value-type="float" office:value="5" calcext:value-type="float">
            <text:p>5</text:p>
          </table:table-cell>
          <table:table-cell office:value-type="float" office:value="165.689344" calcext:value-type="float">
            <text:p>165.689344</text:p>
          </table:table-cell>
          <table:table-cell office:value-type="float" office:value="171.115392" calcext:value-type="float">
            <text:p>171.115392</text:p>
          </table:table-cell>
          <table:table-cell office:value-type="float" office:value="165" calcext:value-type="float">
            <text:p>165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1385]+1" office:value-type="float" office:value="174" calcext:value-type="float">
            <text:p>174</text:p>
          </table:table-cell>
          <table:table-cell table:formula="of:=[.B1385]" office:value-type="float" office:value="6" calcext:value-type="float">
            <text:p>6</text:p>
          </table:table-cell>
          <table:table-cell office:value-type="float" office:value="86.999296" calcext:value-type="float">
            <text:p>86.999296</text:p>
          </table:table-cell>
          <table:table-cell office:value-type="float" office:value="165.511872" calcext:value-type="float">
            <text:p>165.511872</text:p>
          </table:table-cell>
          <table:table-cell office:value-type="float" office:value="87" calcext:value-type="float">
            <text:p>8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386]+1" office:value-type="float" office:value="174" calcext:value-type="float">
            <text:p>174</text:p>
          </table:table-cell>
          <table:table-cell table:formula="of:=[.B1386]" office:value-type="float" office:value="7" calcext:value-type="float">
            <text:p>7</text:p>
          </table:table-cell>
          <table:table-cell office:value-type="float" office:value="109.946752" calcext:value-type="float">
            <text:p>109.946752</text:p>
          </table:table-cell>
          <table:table-cell office:value-type="float" office:value="46.29744" calcext:value-type="float">
            <text:p>46.29744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47" calcext:value-type="float">
            <text:p>47</text:p>
          </table:table-cell>
        </table:table-row>
        <table:table-row table:style-name="ro1">
          <table:table-cell table:formula="of:=[.A1387]+1" office:value-type="float" office:value="174" calcext:value-type="float">
            <text:p>174</text:p>
          </table:table-cell>
          <table:table-cell table:formula="of:=[.B1387]" office:value-type="float" office:value="8" calcext:value-type="float">
            <text:p>8</text:p>
          </table:table-cell>
          <table:table-cell office:value-type="float" office:value="128.16103808" calcext:value-type="float">
            <text:p>128.16103808</text:p>
          </table:table-cell>
          <table:table-cell office:value-type="float" office:value="50.989152" calcext:value-type="float">
            <text:p>50.989152</text:p>
          </table:table-cell>
          <table:table-cell office:value-type="float" office:value="131" calcext:value-type="float">
            <text:p>13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[.A1388]+1" office:value-type="float" office:value="175" calcext:value-type="float">
            <text:p>175</text:p>
          </table:table-cell>
          <table:table-cell table:formula="of:=[.B1388]" office:value-type="float" office:value="1" calcext:value-type="float">
            <text:p>1</text:p>
          </table:table-cell>
          <table:table-cell office:value-type="float" office:value="165.260928" calcext:value-type="float">
            <text:p>165.260928</text:p>
          </table:table-cell>
          <table:table-cell office:value-type="float" office:value="34.577472" calcext:value-type="float">
            <text:p>34.577472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1389]+1" office:value-type="float" office:value="175" calcext:value-type="float">
            <text:p>175</text:p>
          </table:table-cell>
          <table:table-cell table:formula="of:=[.B1389]" office:value-type="float" office:value="2" calcext:value-type="float">
            <text:p>2</text:p>
          </table:table-cell>
          <table:table-cell office:value-type="float" office:value="206.80384" calcext:value-type="float">
            <text:p>206.80384</text:p>
          </table:table-cell>
          <table:table-cell office:value-type="float" office:value="35.379936" calcext:value-type="float">
            <text:p>35.379936</text:p>
          </table:table-cell>
          <table:table-cell office:value-type="float" office:value="208" calcext:value-type="float">
            <text:p>20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1390]+1" office:value-type="float" office:value="175" calcext:value-type="float">
            <text:p>175</text:p>
          </table:table-cell>
          <table:table-cell table:formula="of:=[.B1390]" office:value-type="float" office:value="3" calcext:value-type="float">
            <text:p>3</text:p>
          </table:table-cell>
          <table:table-cell office:value-type="float" office:value="219.406336" calcext:value-type="float">
            <text:p>219.406336</text:p>
          </table:table-cell>
          <table:table-cell office:value-type="float" office:value="31.622784" calcext:value-type="float">
            <text:p>31.622784</text:p>
          </table:table-cell>
          <table:table-cell office:value-type="float" office:value="222" calcext:value-type="float">
            <text:p>22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1391]+1" office:value-type="float" office:value="175" calcext:value-type="float">
            <text:p>175</text:p>
          </table:table-cell>
          <table:table-cell table:formula="of:=[.B1391]" office:value-type="float" office:value="4" calcext:value-type="float">
            <text:p>4</text:p>
          </table:table-cell>
          <table:table-cell office:value-type="float" office:value="241.043456" calcext:value-type="float">
            <text:p>241.043456</text:p>
          </table:table-cell>
          <table:table-cell office:value-type="float" office:value="160.219776" calcext:value-type="float">
            <text:p>160.219776</text:p>
          </table:table-cell>
          <table:table-cell office:value-type="float" office:value="241" calcext:value-type="float">
            <text:p>241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1392]+1" office:value-type="float" office:value="175" calcext:value-type="float">
            <text:p>175</text:p>
          </table:table-cell>
          <table:table-cell table:formula="of:=[.B1392]" office:value-type="float" office:value="5" calcext:value-type="float">
            <text:p>5</text:p>
          </table:table-cell>
          <table:table-cell office:value-type="float" office:value="161.533952" calcext:value-type="float">
            <text:p>161.533952</text:p>
          </table:table-cell>
          <table:table-cell office:value-type="float" office:value="161.775456" calcext:value-type="float">
            <text:p>161.775456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1393]+1" office:value-type="float" office:value="175" calcext:value-type="float">
            <text:p>175</text:p>
          </table:table-cell>
          <table:table-cell table:formula="of:=[.B1393]" office:value-type="float" office:value="6" calcext:value-type="float">
            <text:p>6</text:p>
          </table:table-cell>
          <table:table-cell office:value-type="float" office:value="78.01216" calcext:value-type="float">
            <text:p>78.01216</text:p>
          </table:table-cell>
          <table:table-cell office:value-type="float" office:value="154.048512" calcext:value-type="float">
            <text:p>154.048512</text:p>
          </table:table-cell>
          <table:table-cell office:value-type="float" office:value="77" calcext:value-type="float">
            <text:p>7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394]+1" office:value-type="float" office:value="175" calcext:value-type="float">
            <text:p>175</text:p>
          </table:table-cell>
          <table:table-cell table:formula="of:=[.B1394]" office:value-type="float" office:value="7" calcext:value-type="float">
            <text:p>7</text:p>
          </table:table-cell>
          <table:table-cell office:value-type="float" office:value="106.22336" calcext:value-type="float">
            <text:p>106.22336</text:p>
          </table:table-cell>
          <table:table-cell office:value-type="float" office:value="28.179744" calcext:value-type="float">
            <text:p>28.179744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27" calcext:value-type="float">
            <text:p>27</text:p>
          </table:table-cell>
        </table:table-row>
        <table:table-row table:style-name="ro1">
          <table:table-cell table:formula="of:=[.A1395]+1" office:value-type="float" office:value="175" calcext:value-type="float">
            <text:p>175</text:p>
          </table:table-cell>
          <table:table-cell table:formula="of:=[.B1395]" office:value-type="float" office:value="8" calcext:value-type="float">
            <text:p>8</text:p>
          </table:table-cell>
          <table:table-cell office:value-type="float" office:value="122.9388928" calcext:value-type="float">
            <text:p>122.9388928</text:p>
          </table:table-cell>
          <table:table-cell office:value-type="float" office:value="32.363616" calcext:value-type="float">
            <text:p>32.363616</text:p>
          </table:table-cell>
          <table:table-cell office:value-type="float" office:value="121" calcext:value-type="float">
            <text:p>1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1396]+1" office:value-type="float" office:value="176" calcext:value-type="float">
            <text:p>176</text:p>
          </table:table-cell>
          <table:table-cell table:formula="of:=[.B1396]" office:value-type="float" office:value="1" calcext:value-type="float">
            <text:p>1</text:p>
          </table:table-cell>
          <table:table-cell office:value-type="float" office:value="169.871104" calcext:value-type="float">
            <text:p>169.871104</text:p>
          </table:table-cell>
          <table:table-cell office:value-type="float" office:value="24.61488" calcext:value-type="float">
            <text:p>24.61488</text:p>
          </table:table-cell>
          <table:table-cell office:value-type="float" office:value="172" calcext:value-type="float">
            <text:p>17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397]+1" office:value-type="float" office:value="176" calcext:value-type="float">
            <text:p>176</text:p>
          </table:table-cell>
          <table:table-cell table:formula="of:=[.B1397]" office:value-type="float" office:value="2" calcext:value-type="float">
            <text:p>2</text:p>
          </table:table-cell>
          <table:table-cell office:value-type="float" office:value="205.40352" calcext:value-type="float">
            <text:p>205.40352</text:p>
          </table:table-cell>
          <table:table-cell office:value-type="float" office:value="25.359168" calcext:value-type="float">
            <text:p>25.359168</text:p>
          </table:table-cell>
          <table:table-cell office:value-type="float" office:value="211" calcext:value-type="float">
            <text:p>21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398]+1" office:value-type="float" office:value="176" calcext:value-type="float">
            <text:p>176</text:p>
          </table:table-cell>
          <table:table-cell table:formula="of:=[.B1398]" office:value-type="float" office:value="3" calcext:value-type="float">
            <text:p>3</text:p>
          </table:table-cell>
          <table:table-cell office:value-type="float" office:value="221.12512" calcext:value-type="float">
            <text:p>221.12512</text:p>
          </table:table-cell>
          <table:table-cell office:value-type="float" office:value="20.639232" calcext:value-type="float">
            <text:p>20.639232</text:p>
          </table:table-cell>
          <table:table-cell office:value-type="float" office:value="223" calcext:value-type="float">
            <text:p>2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1399]+1" office:value-type="float" office:value="176" calcext:value-type="float">
            <text:p>176</text:p>
          </table:table-cell>
          <table:table-cell table:formula="of:=[.B1399]" office:value-type="float" office:value="4" calcext:value-type="float">
            <text:p>4</text:p>
          </table:table-cell>
          <table:table-cell office:value-type="float" office:value="243.410048" calcext:value-type="float">
            <text:p>243.410048</text:p>
          </table:table-cell>
          <table:table-cell office:value-type="float" office:value="141.422688" calcext:value-type="float">
            <text:p>141.422688</text:p>
          </table:table-cell>
          <table:table-cell office:value-type="float" office:value="243" calcext:value-type="float">
            <text:p>24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formula="of:=[.A1400]+1" office:value-type="float" office:value="176" calcext:value-type="float">
            <text:p>176</text:p>
          </table:table-cell>
          <table:table-cell table:formula="of:=[.B1400]" office:value-type="float" office:value="5" calcext:value-type="float">
            <text:p>5</text:p>
          </table:table-cell>
          <table:table-cell office:value-type="float" office:value="167.92576" calcext:value-type="float">
            <text:p>167.92576</text:p>
          </table:table-cell>
          <table:table-cell office:value-type="float" office:value="144.097152" calcext:value-type="float">
            <text:p>144.097152</text:p>
          </table:table-cell>
          <table:table-cell office:value-type="float" office:value="167" calcext:value-type="float">
            <text:p>16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01]+1" office:value-type="float" office:value="176" calcext:value-type="float">
            <text:p>176</text:p>
          </table:table-cell>
          <table:table-cell table:formula="of:=[.B1401]" office:value-type="float" office:value="6" calcext:value-type="float">
            <text:p>6</text:p>
          </table:table-cell>
          <table:table-cell office:value-type="float" office:value="90.999424" calcext:value-type="float">
            <text:p>90.999424</text:p>
          </table:table-cell>
          <table:table-cell office:value-type="float" office:value="137.65824" calcext:value-type="float">
            <text:p>137.65824</text:p>
          </table:table-cell>
          <table:table-cell office:value-type="float" office:value="91" calcext:value-type="float">
            <text:p>9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formula="of:=[.A1402]+1" office:value-type="float" office:value="176" calcext:value-type="float">
            <text:p>176</text:p>
          </table:table-cell>
          <table:table-cell table:formula="of:=[.B1402]" office:value-type="float" office:value="7" calcext:value-type="float">
            <text:p>7</text:p>
          </table:table-cell>
          <table:table-cell office:value-type="float" office:value="113.780608" calcext:value-type="float">
            <text:p>113.780608</text:p>
          </table:table-cell>
          <table:table-cell office:value-type="float" office:value="18.560448" calcext:value-type="float">
            <text:p>18.560448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6" calcext:value-type="float">
            <text:p>16</text:p>
          </table:table-cell>
        </table:table-row>
        <table:table-row table:style-name="ro1">
          <table:table-cell table:formula="of:=[.A1403]+1" office:value-type="float" office:value="176" calcext:value-type="float">
            <text:p>176</text:p>
          </table:table-cell>
          <table:table-cell table:formula="of:=[.B1403]" office:value-type="float" office:value="8" calcext:value-type="float">
            <text:p>8</text:p>
          </table:table-cell>
          <table:table-cell office:value-type="float" office:value="132.5514496" calcext:value-type="float">
            <text:p>132.5514496</text:p>
          </table:table-cell>
          <table:table-cell office:value-type="float" office:value="23.55216" calcext:value-type="float">
            <text:p>23.55216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404]+1" office:value-type="float" office:value="177" calcext:value-type="float">
            <text:p>177</text:p>
          </table:table-cell>
          <table:table-cell table:formula="of:=[.B1404]" office:value-type="float" office:value="1" calcext:value-type="float">
            <text:p>1</text:p>
          </table:table-cell>
          <table:table-cell office:value-type="float" office:value="165.785216" calcext:value-type="float">
            <text:p>165.785216</text:p>
          </table:table-cell>
          <table:table-cell office:value-type="float" office:value="53.695296" calcext:value-type="float">
            <text:p>53.695296</text:p>
          </table:table-cell>
          <table:table-cell office:value-type="float" office:value="166" calcext:value-type="float">
            <text:p>16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A1405]+1" office:value-type="float" office:value="177" calcext:value-type="float">
            <text:p>177</text:p>
          </table:table-cell>
          <table:table-cell table:formula="of:=[.B1405]" office:value-type="float" office:value="2" calcext:value-type="float">
            <text:p>2</text:p>
          </table:table-cell>
          <table:table-cell office:value-type="float" office:value="202.70848" calcext:value-type="float">
            <text:p>202.70848</text:p>
          </table:table-cell>
          <table:table-cell office:value-type="float" office:value="53.720256" calcext:value-type="float">
            <text:p>53.720256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A1406]+1" office:value-type="float" office:value="177" calcext:value-type="float">
            <text:p>177</text:p>
          </table:table-cell>
          <table:table-cell table:formula="of:=[.B1406]" office:value-type="float" office:value="3" calcext:value-type="float">
            <text:p>3</text:p>
          </table:table-cell>
          <table:table-cell office:value-type="float" office:value="215.497472" calcext:value-type="float">
            <text:p>215.497472</text:p>
          </table:table-cell>
          <table:table-cell office:value-type="float" office:value="49.222848" calcext:value-type="float">
            <text:p>49.222848</text:p>
          </table:table-cell>
          <table:table-cell office:value-type="float" office:value="215" calcext:value-type="float">
            <text:p>2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A1407]+1" office:value-type="float" office:value="177" calcext:value-type="float">
            <text:p>177</text:p>
          </table:table-cell>
          <table:table-cell table:formula="of:=[.B1407]" office:value-type="float" office:value="4" calcext:value-type="float">
            <text:p>4</text:p>
          </table:table-cell>
          <table:table-cell office:value-type="float" office:value="244.113152" calcext:value-type="float">
            <text:p>244.113152</text:p>
          </table:table-cell>
          <table:table-cell office:value-type="float" office:value="173.060064" calcext:value-type="float">
            <text:p>173.060064</text:p>
          </table:table-cell>
          <table:table-cell office:value-type="float" office:value="246" calcext:value-type="float">
            <text:p>246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1408]+1" office:value-type="float" office:value="177" calcext:value-type="float">
            <text:p>177</text:p>
          </table:table-cell>
          <table:table-cell table:formula="of:=[.B1408]" office:value-type="float" office:value="5" calcext:value-type="float">
            <text:p>5</text:p>
          </table:table-cell>
          <table:table-cell office:value-type="float" office:value="167.651712" calcext:value-type="float">
            <text:p>167.651712</text:p>
          </table:table-cell>
          <table:table-cell office:value-type="float" office:value="177.659328" calcext:value-type="float">
            <text:p>177.659328</text:p>
          </table:table-cell>
          <table:table-cell office:value-type="float" office:value="169" calcext:value-type="float">
            <text:p>16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1409]+1" office:value-type="float" office:value="177" calcext:value-type="float">
            <text:p>177</text:p>
          </table:table-cell>
          <table:table-cell table:formula="of:=[.B1409]" office:value-type="float" office:value="6" calcext:value-type="float">
            <text:p>6</text:p>
          </table:table-cell>
          <table:table-cell office:value-type="float" office:value="85.689856" calcext:value-type="float">
            <text:p>85.689856</text:p>
          </table:table-cell>
          <table:table-cell office:value-type="float" office:value="172.277376" calcext:value-type="float">
            <text:p>172.277376</text:p>
          </table:table-cell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1410]+1" office:value-type="float" office:value="177" calcext:value-type="float">
            <text:p>177</text:p>
          </table:table-cell>
          <table:table-cell table:formula="of:=[.B1410]" office:value-type="float" office:value="7" calcext:value-type="float">
            <text:p>7</text:p>
          </table:table-cell>
          <table:table-cell office:value-type="float" office:value="106.833152" calcext:value-type="float">
            <text:p>106.833152</text:p>
          </table:table-cell>
          <table:table-cell office:value-type="float" office:value="49.572864" calcext:value-type="float">
            <text:p>49.572864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51" calcext:value-type="float">
            <text:p>51</text:p>
          </table:table-cell>
        </table:table-row>
        <table:table-row table:style-name="ro1">
          <table:table-cell table:formula="of:=[.A1411]+1" office:value-type="float" office:value="177" calcext:value-type="float">
            <text:p>177</text:p>
          </table:table-cell>
          <table:table-cell table:formula="of:=[.B1411]" office:value-type="float" office:value="8" calcext:value-type="float">
            <text:p>8</text:p>
          </table:table-cell>
          <table:table-cell office:value-type="float" office:value="124.6481536" calcext:value-type="float">
            <text:p>124.6481536</text:p>
          </table:table-cell>
          <table:table-cell office:value-type="float" office:value="54.167424" calcext:value-type="float">
            <text:p>54.167424</text:p>
          </table:table-cell>
          <table:table-cell office:value-type="float" office:value="125" calcext:value-type="float">
            <text:p>12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[.A1412]+1" office:value-type="float" office:value="178" calcext:value-type="float">
            <text:p>178</text:p>
          </table:table-cell>
          <table:table-cell table:formula="of:=[.B1412]" office:value-type="float" office:value="1" calcext:value-type="float">
            <text:p>1</text:p>
          </table:table-cell>
          <table:table-cell office:value-type="float" office:value="169.24288" calcext:value-type="float">
            <text:p>169.24288</text:p>
          </table:table-cell>
          <table:table-cell office:value-type="float" office:value="24.967968" calcext:value-type="float">
            <text:p>24.967968</text:p>
          </table:table-cell>
          <table:table-cell office:value-type="float" office:value="171" calcext:value-type="float">
            <text:p>1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413]+1" office:value-type="float" office:value="178" calcext:value-type="float">
            <text:p>178</text:p>
          </table:table-cell>
          <table:table-cell table:formula="of:=[.B1413]" office:value-type="float" office:value="2" calcext:value-type="float">
            <text:p>2</text:p>
          </table:table-cell>
          <table:table-cell office:value-type="float" office:value="204.912384" calcext:value-type="float">
            <text:p>204.912384</text:p>
          </table:table-cell>
          <table:table-cell office:value-type="float" office:value="24.824064" calcext:value-type="float">
            <text:p>24.824064</text:p>
          </table:table-cell>
          <table:table-cell office:value-type="float" office:value="208" calcext:value-type="float">
            <text:p>2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414]+1" office:value-type="float" office:value="178" calcext:value-type="float">
            <text:p>178</text:p>
          </table:table-cell>
          <table:table-cell table:formula="of:=[.B1414]" office:value-type="float" office:value="3" calcext:value-type="float">
            <text:p>3</text:p>
          </table:table-cell>
          <table:table-cell office:value-type="float" office:value="220.3136" calcext:value-type="float">
            <text:p>220.3136</text:p>
          </table:table-cell>
          <table:table-cell office:value-type="float" office:value="19.715808" calcext:value-type="float">
            <text:p>19.715808</text:p>
          </table:table-cell>
          <table:table-cell office:value-type="float" office:value="219" calcext:value-type="float">
            <text:p>2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415]+1" office:value-type="float" office:value="178" calcext:value-type="float">
            <text:p>178</text:p>
          </table:table-cell>
          <table:table-cell table:formula="of:=[.B1415]" office:value-type="float" office:value="4" calcext:value-type="float">
            <text:p>4</text:p>
          </table:table-cell>
          <table:table-cell office:value-type="float" office:value="243.446016" calcext:value-type="float">
            <text:p>243.446016</text:p>
          </table:table-cell>
          <table:table-cell office:value-type="float" office:value="144.1704" calcext:value-type="float">
            <text:p>144.1704</text:p>
          </table:table-cell>
          <table:table-cell office:value-type="float" office:value="242" calcext:value-type="float">
            <text:p>24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16]+1" office:value-type="float" office:value="178" calcext:value-type="float">
            <text:p>178</text:p>
          </table:table-cell>
          <table:table-cell table:formula="of:=[.B1416]" office:value-type="float" office:value="5" calcext:value-type="float">
            <text:p>5</text:p>
          </table:table-cell>
          <table:table-cell office:value-type="float" office:value="168.174336" calcext:value-type="float">
            <text:p>168.174336</text:p>
          </table:table-cell>
          <table:table-cell office:value-type="float" office:value="146.615712" calcext:value-type="float">
            <text:p>146.615712</text:p>
          </table:table-cell>
          <table:table-cell office:value-type="float" office:value="169" calcext:value-type="float">
            <text:p>169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formula="of:=[.A1417]+1" office:value-type="float" office:value="178" calcext:value-type="float">
            <text:p>178</text:p>
          </table:table-cell>
          <table:table-cell table:formula="of:=[.B1417]" office:value-type="float" office:value="6" calcext:value-type="float">
            <text:p>6</text:p>
          </table:table-cell>
          <table:table-cell office:value-type="float" office:value="89.32736" calcext:value-type="float">
            <text:p>89.32736</text:p>
          </table:table-cell>
          <table:table-cell office:value-type="float" office:value="141.86592" calcext:value-type="float">
            <text:p>141.86592</text:p>
          </table:table-cell>
          <table:table-cell office:value-type="float" office:value="93" calcext:value-type="float">
            <text:p>9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18]+1" office:value-type="float" office:value="178" calcext:value-type="float">
            <text:p>178</text:p>
          </table:table-cell>
          <table:table-cell table:formula="of:=[.B1418]" office:value-type="float" office:value="7" calcext:value-type="float">
            <text:p>7</text:p>
          </table:table-cell>
          <table:table-cell office:value-type="float" office:value="110.762112" calcext:value-type="float">
            <text:p>110.762112</text:p>
          </table:table-cell>
          <table:table-cell office:value-type="float" office:value="17.805312" calcext:value-type="float">
            <text:p>17.805312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6" calcext:value-type="float">
            <text:p>16</text:p>
          </table:table-cell>
        </table:table-row>
        <table:table-row table:style-name="ro1">
          <table:table-cell table:formula="of:=[.A1419]+1" office:value-type="float" office:value="178" calcext:value-type="float">
            <text:p>178</text:p>
          </table:table-cell>
          <table:table-cell table:formula="of:=[.B1419]" office:value-type="float" office:value="8" calcext:value-type="float">
            <text:p>8</text:p>
          </table:table-cell>
          <table:table-cell office:value-type="float" office:value="130.3056128" calcext:value-type="float">
            <text:p>130.3056128</text:p>
          </table:table-cell>
          <table:table-cell office:value-type="float" office:value="23.958528" calcext:value-type="float">
            <text:p>23.958528</text:p>
          </table:table-cell>
          <table:table-cell office:value-type="float" office:value="132" calcext:value-type="float">
            <text:p>1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1420]+1" office:value-type="float" office:value="179" calcext:value-type="float">
            <text:p>179</text:p>
          </table:table-cell>
          <table:table-cell table:formula="of:=[.B1420]" office:value-type="float" office:value="1" calcext:value-type="float">
            <text:p>1</text:p>
          </table:table-cell>
          <table:table-cell office:value-type="float" office:value="164.61568" calcext:value-type="float">
            <text:p>164.61568</text:p>
          </table:table-cell>
          <table:table-cell office:value-type="float" office:value="29.638176" calcext:value-type="float">
            <text:p>29.638176</text:p>
          </table:table-cell>
          <table:table-cell office:value-type="float" office:value="164" calcext:value-type="float">
            <text:p>16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1421]+1" office:value-type="float" office:value="179" calcext:value-type="float">
            <text:p>179</text:p>
          </table:table-cell>
          <table:table-cell table:formula="of:=[.B1421]" office:value-type="float" office:value="2" calcext:value-type="float">
            <text:p>2</text:p>
          </table:table-cell>
          <table:table-cell office:value-type="float" office:value="200.638464" calcext:value-type="float">
            <text:p>200.638464</text:p>
          </table:table-cell>
          <table:table-cell office:value-type="float" office:value="28.826304" calcext:value-type="float">
            <text:p>28.826304</text:p>
          </table:table-cell>
          <table:table-cell office:value-type="float" office:value="201" calcext:value-type="float">
            <text:p>2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1422]+1" office:value-type="float" office:value="179" calcext:value-type="float">
            <text:p>179</text:p>
          </table:table-cell>
          <table:table-cell table:formula="of:=[.B1422]" office:value-type="float" office:value="3" calcext:value-type="float">
            <text:p>3</text:p>
          </table:table-cell>
          <table:table-cell office:value-type="float" office:value="215.92576" calcext:value-type="float">
            <text:p>215.92576</text:p>
          </table:table-cell>
          <table:table-cell office:value-type="float" office:value="22.910016" calcext:value-type="float">
            <text:p>22.910016</text:p>
          </table:table-cell>
          <table:table-cell office:value-type="float" office:value="217" calcext:value-type="float">
            <text:p>2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423]+1" office:value-type="float" office:value="179" calcext:value-type="float">
            <text:p>179</text:p>
          </table:table-cell>
          <table:table-cell table:formula="of:=[.B1423]" office:value-type="float" office:value="4" calcext:value-type="float">
            <text:p>4</text:p>
          </table:table-cell>
          <table:table-cell office:value-type="float" office:value="241.109632" calcext:value-type="float">
            <text:p>241.109632</text:p>
          </table:table-cell>
          <table:table-cell office:value-type="float" office:value="151.013952" calcext:value-type="float">
            <text:p>151.013952</text:p>
          </table:table-cell>
          <table:table-cell office:value-type="float" office:value="243" calcext:value-type="float">
            <text:p>24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1424]+1" office:value-type="float" office:value="179" calcext:value-type="float">
            <text:p>179</text:p>
          </table:table-cell>
          <table:table-cell table:formula="of:=[.B1424]" office:value-type="float" office:value="5" calcext:value-type="float">
            <text:p>5</text:p>
          </table:table-cell>
          <table:table-cell office:value-type="float" office:value="162.934528" calcext:value-type="float">
            <text:p>162.934528</text:p>
          </table:table-cell>
          <table:table-cell office:value-type="float" office:value="155.9424" calcext:value-type="float">
            <text:p>155.9424</text:p>
          </table:table-cell>
          <table:table-cell office:value-type="float" office:value="163" calcext:value-type="float">
            <text:p>163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1425]+1" office:value-type="float" office:value="179" calcext:value-type="float">
            <text:p>179</text:p>
          </table:table-cell>
          <table:table-cell table:formula="of:=[.B1425]" office:value-type="float" office:value="6" calcext:value-type="float">
            <text:p>6</text:p>
          </table:table-cell>
          <table:table-cell office:value-type="float" office:value="79.081856" calcext:value-type="float">
            <text:p>79.081856</text:p>
          </table:table-cell>
          <table:table-cell office:value-type="float" office:value="149.629728" calcext:value-type="float">
            <text:p>149.629728</text:p>
          </table:table-cell>
          <table:table-cell office:value-type="float" office:value="78" calcext:value-type="float">
            <text:p>7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[.A1426]+1" office:value-type="float" office:value="179" calcext:value-type="float">
            <text:p>179</text:p>
          </table:table-cell>
          <table:table-cell table:formula="of:=[.B1426]" office:value-type="float" office:value="7" calcext:value-type="float">
            <text:p>7</text:p>
          </table:table-cell>
          <table:table-cell office:value-type="float" office:value="103.90848" calcext:value-type="float">
            <text:p>103.90848</text:p>
          </table:table-cell>
          <table:table-cell office:value-type="float" office:value="22.400736" calcext:value-type="float">
            <text:p>22.400736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1">
          <table:table-cell table:formula="of:=[.A1427]+1" office:value-type="float" office:value="179" calcext:value-type="float">
            <text:p>179</text:p>
          </table:table-cell>
          <table:table-cell table:formula="of:=[.B1427]" office:value-type="float" office:value="8" calcext:value-type="float">
            <text:p>8</text:p>
          </table:table-cell>
          <table:table-cell office:value-type="float" office:value="124.9424256" calcext:value-type="float">
            <text:p>124.9424256</text:p>
          </table:table-cell>
          <table:table-cell office:value-type="float" office:value="28.505184" calcext:value-type="float">
            <text:p>28.505184</text:p>
          </table:table-cell>
          <table:table-cell office:value-type="float" office:value="127" calcext:value-type="float">
            <text:p>1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1428]+1" office:value-type="float" office:value="180" calcext:value-type="float">
            <text:p>180</text:p>
          </table:table-cell>
          <table:table-cell table:formula="of:=[.B1428]" office:value-type="float" office:value="1" calcext:value-type="float">
            <text:p>1</text:p>
          </table:table-cell>
          <table:table-cell office:value-type="float" office:value="157.137536" calcext:value-type="float">
            <text:p>157.137536</text:p>
          </table:table-cell>
          <table:table-cell office:value-type="float" office:value="40.389984" calcext:value-type="float">
            <text:p>40.389984</text:p>
          </table:table-cell>
          <table:table-cell office:value-type="float" office:value="155" calcext:value-type="float">
            <text:p>15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1429]+1" office:value-type="float" office:value="180" calcext:value-type="float">
            <text:p>180</text:p>
          </table:table-cell>
          <table:table-cell table:formula="of:=[.B1429]" office:value-type="float" office:value="2" calcext:value-type="float">
            <text:p>2</text:p>
          </table:table-cell>
          <table:table-cell office:value-type="float" office:value="193.851264" calcext:value-type="float">
            <text:p>193.851264</text:p>
          </table:table-cell>
          <table:table-cell office:value-type="float" office:value="38.138112" calcext:value-type="float">
            <text:p>38.138112</text:p>
          </table:table-cell>
          <table:table-cell office:value-type="float" office:value="192" calcext:value-type="float">
            <text:p>19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1430]+1" office:value-type="float" office:value="180" calcext:value-type="float">
            <text:p>180</text:p>
          </table:table-cell>
          <table:table-cell table:formula="of:=[.B1430]" office:value-type="float" office:value="3" calcext:value-type="float">
            <text:p>3</text:p>
          </table:table-cell>
          <table:table-cell office:value-type="float" office:value="208.290048" calcext:value-type="float">
            <text:p>208.290048</text:p>
          </table:table-cell>
          <table:table-cell office:value-type="float" office:value="33.429888" calcext:value-type="float">
            <text:p>33.429888</text:p>
          </table:table-cell>
          <table:table-cell office:value-type="float" office:value="207" calcext:value-type="float">
            <text:p>20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1431]+1" office:value-type="float" office:value="180" calcext:value-type="float">
            <text:p>180</text:p>
          </table:table-cell>
          <table:table-cell table:formula="of:=[.B1431]" office:value-type="float" office:value="4" calcext:value-type="float">
            <text:p>4</text:p>
          </table:table-cell>
          <table:table-cell office:value-type="float" office:value="238.243072" calcext:value-type="float">
            <text:p>238.243072</text:p>
          </table:table-cell>
          <table:table-cell office:value-type="float" office:value="159.229536" calcext:value-type="float">
            <text:p>159.229536</text:p>
          </table:table-cell>
          <table:table-cell office:value-type="float" office:value="238" calcext:value-type="float">
            <text:p>23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1432]+1" office:value-type="float" office:value="180" calcext:value-type="float">
            <text:p>180</text:p>
          </table:table-cell>
          <table:table-cell table:formula="of:=[.B1432]" office:value-type="float" office:value="5" calcext:value-type="float">
            <text:p>5</text:p>
          </table:table-cell>
          <table:table-cell office:value-type="float" office:value="158.585984" calcext:value-type="float">
            <text:p>158.585984</text:p>
          </table:table-cell>
          <table:table-cell office:value-type="float" office:value="164.149632" calcext:value-type="float">
            <text:p>164.149632</text:p>
          </table:table-cell>
          <table:table-cell office:value-type="float" office:value="157" calcext:value-type="float">
            <text:p>15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1433]+1" office:value-type="float" office:value="180" calcext:value-type="float">
            <text:p>180</text:p>
          </table:table-cell>
          <table:table-cell table:formula="of:=[.B1433]" office:value-type="float" office:value="6" calcext:value-type="float">
            <text:p>6</text:p>
          </table:table-cell>
          <table:table-cell office:value-type="float" office:value="74.667008" calcext:value-type="float">
            <text:p>74.667008</text:p>
          </table:table-cell>
          <table:table-cell office:value-type="float" office:value="160.896096" calcext:value-type="float">
            <text:p>160.896096</text:p>
          </table:table-cell>
          <table:table-cell office:value-type="float" office:value="73" calcext:value-type="float">
            <text:p>7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1434]+1" office:value-type="float" office:value="180" calcext:value-type="float">
            <text:p>180</text:p>
          </table:table-cell>
          <table:table-cell table:formula="of:=[.B1434]" office:value-type="float" office:value="7" calcext:value-type="float">
            <text:p>7</text:p>
          </table:table-cell>
          <table:table-cell office:value-type="float" office:value="96.175104" calcext:value-type="float">
            <text:p>96.175104</text:p>
          </table:table-cell>
          <table:table-cell office:value-type="float" office:value="33.86112" calcext:value-type="float">
            <text:p>33.86112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 table:formula="of:=[.A1435]+1" office:value-type="float" office:value="180" calcext:value-type="float">
            <text:p>180</text:p>
          </table:table-cell>
          <table:table-cell table:formula="of:=[.B1435]" office:value-type="float" office:value="8" calcext:value-type="float">
            <text:p>8</text:p>
          </table:table-cell>
          <table:table-cell office:value-type="float" office:value="115.7937536" calcext:value-type="float">
            <text:p>115.7937536</text:p>
          </table:table-cell>
          <table:table-cell office:value-type="float" office:value="39.854304" calcext:value-type="float">
            <text:p>39.854304</text:p>
          </table:table-cell>
          <table:table-cell office:value-type="float" office:value="110" calcext:value-type="float">
            <text:p>1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1436]+1" office:value-type="float" office:value="181" calcext:value-type="float">
            <text:p>181</text:p>
          </table:table-cell>
          <table:table-cell table:formula="of:=[.B1436]" office:value-type="float" office:value="1" calcext:value-type="float">
            <text:p>1</text:p>
          </table:table-cell>
          <table:table-cell office:value-type="float" office:value="159.880576" calcext:value-type="float">
            <text:p>159.880576</text:p>
          </table:table-cell>
          <table:table-cell office:value-type="float" office:value="38.582784" calcext:value-type="float">
            <text:p>38.582784</text:p>
          </table:table-cell>
          <table:table-cell office:value-type="float" office:value="159" calcext:value-type="float">
            <text:p>15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1437]+1" office:value-type="float" office:value="181" calcext:value-type="float">
            <text:p>181</text:p>
          </table:table-cell>
          <table:table-cell table:formula="of:=[.B1437]" office:value-type="float" office:value="2" calcext:value-type="float">
            <text:p>2</text:p>
          </table:table-cell>
          <table:table-cell office:value-type="float" office:value="201.69152" calcext:value-type="float">
            <text:p>201.69152</text:p>
          </table:table-cell>
          <table:table-cell office:value-type="float" office:value="40.488864" calcext:value-type="float">
            <text:p>40.488864</text:p>
          </table:table-cell>
          <table:table-cell office:value-type="float" office:value="203" calcext:value-type="float">
            <text:p>20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1438]+1" office:value-type="float" office:value="181" calcext:value-type="float">
            <text:p>181</text:p>
          </table:table-cell>
          <table:table-cell table:formula="of:=[.B1438]" office:value-type="float" office:value="3" calcext:value-type="float">
            <text:p>3</text:p>
          </table:table-cell>
          <table:table-cell office:value-type="float" office:value="215.264512" calcext:value-type="float">
            <text:p>215.264512</text:p>
          </table:table-cell>
          <table:table-cell office:value-type="float" office:value="36.770496" calcext:value-type="float">
            <text:p>36.770496</text:p>
          </table:table-cell>
          <table:table-cell office:value-type="float" office:value="216" calcext:value-type="float">
            <text:p>2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1439]+1" office:value-type="float" office:value="181" calcext:value-type="float">
            <text:p>181</text:p>
          </table:table-cell>
          <table:table-cell table:formula="of:=[.B1439]" office:value-type="float" office:value="4" calcext:value-type="float">
            <text:p>4</text:p>
          </table:table-cell>
          <table:table-cell office:value-type="float" office:value="238.217984" calcext:value-type="float">
            <text:p>238.217984</text:p>
          </table:table-cell>
          <table:table-cell office:value-type="float" office:value="168.258336" calcext:value-type="float">
            <text:p>168.258336</text:p>
          </table:table-cell>
          <table:table-cell office:value-type="float" office:value="236" calcext:value-type="float">
            <text:p>23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1440]+1" office:value-type="float" office:value="181" calcext:value-type="float">
            <text:p>181</text:p>
          </table:table-cell>
          <table:table-cell table:formula="of:=[.B1440]" office:value-type="float" office:value="5" calcext:value-type="float">
            <text:p>5</text:p>
          </table:table-cell>
          <table:table-cell office:value-type="float" office:value="155.6768" calcext:value-type="float">
            <text:p>155.6768</text:p>
          </table:table-cell>
          <table:table-cell office:value-type="float" office:value="167.719296" calcext:value-type="float">
            <text:p>167.719296</text:p>
          </table:table-cell>
          <table:table-cell office:value-type="float" office:value="152" calcext:value-type="float">
            <text:p>15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1441]+1" office:value-type="float" office:value="181" calcext:value-type="float">
            <text:p>181</text:p>
          </table:table-cell>
          <table:table-cell table:formula="of:=[.B1441]" office:value-type="float" office:value="6" calcext:value-type="float">
            <text:p>6</text:p>
          </table:table-cell>
          <table:table-cell office:value-type="float" office:value="69.599616" calcext:value-type="float">
            <text:p>69.599616</text:p>
          </table:table-cell>
          <table:table-cell office:value-type="float" office:value="161.316864" calcext:value-type="float">
            <text:p>161.316864</text:p>
          </table:table-cell>
          <table:table-cell office:value-type="float" office:value="65" calcext:value-type="float">
            <text:p>65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1442]+1" office:value-type="float" office:value="181" calcext:value-type="float">
            <text:p>181</text:p>
          </table:table-cell>
          <table:table-cell table:formula="of:=[.B1442]" office:value-type="float" office:value="7" calcext:value-type="float">
            <text:p>7</text:p>
          </table:table-cell>
          <table:table-cell office:value-type="float" office:value="98.628992" calcext:value-type="float">
            <text:p>98.628992</text:p>
          </table:table-cell>
          <table:table-cell office:value-type="float" office:value="31.804224" calcext:value-type="float">
            <text:p>31.804224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31" calcext:value-type="float">
            <text:p>31</text:p>
          </table:table-cell>
        </table:table-row>
        <table:table-row table:style-name="ro1">
          <table:table-cell table:formula="of:=[.A1443]+1" office:value-type="float" office:value="181" calcext:value-type="float">
            <text:p>181</text:p>
          </table:table-cell>
          <table:table-cell table:formula="of:=[.B1443]" office:value-type="float" office:value="8" calcext:value-type="float">
            <text:p>8</text:p>
          </table:table-cell>
          <table:table-cell office:value-type="float" office:value="117.04256" calcext:value-type="float">
            <text:p>117.04256</text:p>
          </table:table-cell>
          <table:table-cell office:value-type="float" office:value="37.088352" calcext:value-type="float">
            <text:p>37.088352</text:p>
          </table:table-cell>
          <table:table-cell office:value-type="float" office:value="118" calcext:value-type="float">
            <text:p>1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1444]+1" office:value-type="float" office:value="182" calcext:value-type="float">
            <text:p>182</text:p>
          </table:table-cell>
          <table:table-cell table:formula="of:=[.B1444]" office:value-type="float" office:value="1" calcext:value-type="float">
            <text:p>1</text:p>
          </table:table-cell>
          <table:table-cell office:value-type="float" office:value="160.881024" calcext:value-type="float">
            <text:p>160.881024</text:p>
          </table:table-cell>
          <table:table-cell office:value-type="float" office:value="38.987904" calcext:value-type="float">
            <text:p>38.987904</text:p>
          </table:table-cell>
          <table:table-cell office:value-type="float" office:value="160" calcext:value-type="float">
            <text:p>16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1445]+1" office:value-type="float" office:value="182" calcext:value-type="float">
            <text:p>182</text:p>
          </table:table-cell>
          <table:table-cell table:formula="of:=[.B1445]" office:value-type="float" office:value="2" calcext:value-type="float">
            <text:p>2</text:p>
          </table:table-cell>
          <table:table-cell office:value-type="float" office:value="199.927168" calcext:value-type="float">
            <text:p>199.927168</text:p>
          </table:table-cell>
          <table:table-cell office:value-type="float" office:value="38.585376" calcext:value-type="float">
            <text:p>38.585376</text:p>
          </table:table-cell>
          <table:table-cell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1446]+1" office:value-type="float" office:value="182" calcext:value-type="float">
            <text:p>182</text:p>
          </table:table-cell>
          <table:table-cell table:formula="of:=[.B1446]" office:value-type="float" office:value="3" calcext:value-type="float">
            <text:p>3</text:p>
          </table:table-cell>
          <table:table-cell office:value-type="float" office:value="213.085568" calcext:value-type="float">
            <text:p>213.085568</text:p>
          </table:table-cell>
          <table:table-cell office:value-type="float" office:value="33.70416" calcext:value-type="float">
            <text:p>33.70416</text:p>
          </table:table-cell>
          <table:table-cell office:value-type="float" office:value="212" calcext:value-type="float">
            <text:p>21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1447]+1" office:value-type="float" office:value="182" calcext:value-type="float">
            <text:p>182</text:p>
          </table:table-cell>
          <table:table-cell table:formula="of:=[.B1447]" office:value-type="float" office:value="4" calcext:value-type="float">
            <text:p>4</text:p>
          </table:table-cell>
          <table:table-cell office:value-type="float" office:value="240.203648" calcext:value-type="float">
            <text:p>240.203648</text:p>
          </table:table-cell>
          <table:table-cell office:value-type="float" office:value="161.387232" calcext:value-type="float">
            <text:p>161.387232</text:p>
          </table:table-cell>
          <table:table-cell office:value-type="float" office:value="241" calcext:value-type="float">
            <text:p>2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1448]+1" office:value-type="float" office:value="182" calcext:value-type="float">
            <text:p>182</text:p>
          </table:table-cell>
          <table:table-cell table:formula="of:=[.B1448]" office:value-type="float" office:value="5" calcext:value-type="float">
            <text:p>5</text:p>
          </table:table-cell>
          <table:table-cell office:value-type="float" office:value="160.823808" calcext:value-type="float">
            <text:p>160.823808</text:p>
          </table:table-cell>
          <table:table-cell office:value-type="float" office:value="164.948544" calcext:value-type="float">
            <text:p>164.948544</text:p>
          </table:table-cell>
          <table:table-cell office:value-type="float" office:value="160" calcext:value-type="float">
            <text:p>16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1449]+1" office:value-type="float" office:value="182" calcext:value-type="float">
            <text:p>182</text:p>
          </table:table-cell>
          <table:table-cell table:formula="of:=[.B1449]" office:value-type="float" office:value="6" calcext:value-type="float">
            <text:p>6</text:p>
          </table:table-cell>
          <table:table-cell office:value-type="float" office:value="77.988608" calcext:value-type="float">
            <text:p>77.988608</text:p>
          </table:table-cell>
          <table:table-cell office:value-type="float" office:value="159.715104" calcext:value-type="float">
            <text:p>159.715104</text:p>
          </table:table-cell>
          <table:table-cell office:value-type="float" office:value="74" calcext:value-type="float">
            <text:p>74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1450]+1" office:value-type="float" office:value="182" calcext:value-type="float">
            <text:p>182</text:p>
          </table:table-cell>
          <table:table-cell table:formula="of:=[.B1450]" office:value-type="float" office:value="7" calcext:value-type="float">
            <text:p>7</text:p>
          </table:table-cell>
          <table:table-cell office:value-type="float" office:value="101.313536" calcext:value-type="float">
            <text:p>101.313536</text:p>
          </table:table-cell>
          <table:table-cell office:value-type="float" office:value="33.051744" calcext:value-type="float">
            <text:p>33.051744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 table:formula="of:=[.A1451]+1" office:value-type="float" office:value="182" calcext:value-type="float">
            <text:p>182</text:p>
          </table:table-cell>
          <table:table-cell table:formula="of:=[.B1451]" office:value-type="float" office:value="8" calcext:value-type="float">
            <text:p>8</text:p>
          </table:table-cell>
          <table:table-cell office:value-type="float" office:value="119.627136" calcext:value-type="float">
            <text:p>119.627136</text:p>
          </table:table-cell>
          <table:table-cell office:value-type="float" office:value="37.796352" calcext:value-type="float">
            <text:p>37.796352</text:p>
          </table:table-cell>
          <table:table-cell office:value-type="float" office:value="121" calcext:value-type="float">
            <text:p>12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1452]+1" office:value-type="float" office:value="183" calcext:value-type="float">
            <text:p>183</text:p>
          </table:table-cell>
          <table:table-cell table:formula="of:=[.B1452]" office:value-type="float" office:value="1" calcext:value-type="float">
            <text:p>1</text:p>
          </table:table-cell>
          <table:table-cell office:value-type="float" office:value="161.519104" calcext:value-type="float">
            <text:p>161.519104</text:p>
          </table:table-cell>
          <table:table-cell office:value-type="float" office:value="42.879936" calcext:value-type="float">
            <text:p>42.879936</text:p>
          </table:table-cell>
          <table:table-cell office:value-type="float" office:value="160" calcext:value-type="float">
            <text:p>16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1453]+1" office:value-type="float" office:value="183" calcext:value-type="float">
            <text:p>183</text:p>
          </table:table-cell>
          <table:table-cell table:formula="of:=[.B1453]" office:value-type="float" office:value="2" calcext:value-type="float">
            <text:p>2</text:p>
          </table:table-cell>
          <table:table-cell office:value-type="float" office:value="199.638272" calcext:value-type="float">
            <text:p>199.638272</text:p>
          </table:table-cell>
          <table:table-cell office:value-type="float" office:value="41.579136" calcext:value-type="float">
            <text:p>41.579136</text:p>
          </table:table-cell>
          <table:table-cell office:value-type="float" office:value="194" calcext:value-type="float">
            <text:p>19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1454]+1" office:value-type="float" office:value="183" calcext:value-type="float">
            <text:p>183</text:p>
          </table:table-cell>
          <table:table-cell table:formula="of:=[.B1454]" office:value-type="float" office:value="3" calcext:value-type="float">
            <text:p>3</text:p>
          </table:table-cell>
          <table:table-cell office:value-type="float" office:value="214.728704" calcext:value-type="float">
            <text:p>214.728704</text:p>
          </table:table-cell>
          <table:table-cell office:value-type="float" office:value="37.15248" calcext:value-type="float">
            <text:p>37.15248</text:p>
          </table:table-cell>
          <table:table-cell office:value-type="float" office:value="213" calcext:value-type="float">
            <text:p>21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1455]+1" office:value-type="float" office:value="183" calcext:value-type="float">
            <text:p>183</text:p>
          </table:table-cell>
          <table:table-cell table:formula="of:=[.B1455]" office:value-type="float" office:value="4" calcext:value-type="float">
            <text:p>4</text:p>
          </table:table-cell>
          <table:table-cell office:value-type="float" office:value="241.58912" calcext:value-type="float">
            <text:p>241.58912</text:p>
          </table:table-cell>
          <table:table-cell office:value-type="float" office:value="166.748544" calcext:value-type="float">
            <text:p>166.748544</text:p>
          </table:table-cell>
          <table:table-cell office:value-type="float" office:value="241" calcext:value-type="float">
            <text:p>2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1456]+1" office:value-type="float" office:value="183" calcext:value-type="float">
            <text:p>183</text:p>
          </table:table-cell>
          <table:table-cell table:formula="of:=[.B1456]" office:value-type="float" office:value="5" calcext:value-type="float">
            <text:p>5</text:p>
          </table:table-cell>
          <table:table-cell office:value-type="float" office:value="160.572928" calcext:value-type="float">
            <text:p>160.572928</text:p>
          </table:table-cell>
          <table:table-cell office:value-type="float" office:value="169.964064" calcext:value-type="float">
            <text:p>169.964064</text:p>
          </table:table-cell>
          <table:table-cell office:value-type="float" office:value="160" calcext:value-type="float">
            <text:p>16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1457]+1" office:value-type="float" office:value="183" calcext:value-type="float">
            <text:p>183</text:p>
          </table:table-cell>
          <table:table-cell table:formula="of:=[.B1457]" office:value-type="float" office:value="6" calcext:value-type="float">
            <text:p>6</text:p>
          </table:table-cell>
          <table:table-cell office:value-type="float" office:value="76.257024" calcext:value-type="float">
            <text:p>76.257024</text:p>
          </table:table-cell>
          <table:table-cell office:value-type="float" office:value="165.677088" calcext:value-type="float">
            <text:p>165.677088</text:p>
          </table:table-cell>
          <table:table-cell office:value-type="float" office:value="74" calcext:value-type="float">
            <text:p>7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1458]+1" office:value-type="float" office:value="183" calcext:value-type="float">
            <text:p>183</text:p>
          </table:table-cell>
          <table:table-cell table:formula="of:=[.B1458]" office:value-type="float" office:value="7" calcext:value-type="float">
            <text:p>7</text:p>
          </table:table-cell>
          <table:table-cell office:value-type="float" office:value="99.372672" calcext:value-type="float">
            <text:p>99.372672</text:p>
          </table:table-cell>
          <table:table-cell office:value-type="float" office:value="36.957888" calcext:value-type="float">
            <text:p>36.957888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6" calcext:value-type="float">
            <text:p>36</text:p>
          </table:table-cell>
        </table:table-row>
        <table:table-row table:style-name="ro1">
          <table:table-cell table:formula="of:=[.A1459]+1" office:value-type="float" office:value="183" calcext:value-type="float">
            <text:p>183</text:p>
          </table:table-cell>
          <table:table-cell table:formula="of:=[.B1459]" office:value-type="float" office:value="8" calcext:value-type="float">
            <text:p>8</text:p>
          </table:table-cell>
          <table:table-cell office:value-type="float" office:value="120.293696" calcext:value-type="float">
            <text:p>120.293696</text:p>
          </table:table-cell>
          <table:table-cell office:value-type="float" office:value="42.698688" calcext:value-type="float">
            <text:p>42.698688</text:p>
          </table:table-cell>
          <table:table-cell office:value-type="float" office:value="119" calcext:value-type="float">
            <text:p>11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1460]+1" office:value-type="float" office:value="184" calcext:value-type="float">
            <text:p>184</text:p>
          </table:table-cell>
          <table:table-cell table:formula="of:=[.B1460]" office:value-type="float" office:value="1" calcext:value-type="float">
            <text:p>1</text:p>
          </table:table-cell>
          <table:table-cell office:value-type="float" office:value="160.619392" calcext:value-type="float">
            <text:p>160.619392</text:p>
          </table:table-cell>
          <table:table-cell office:value-type="float" office:value="35.130912" calcext:value-type="float">
            <text:p>35.130912</text:p>
          </table:table-cell>
          <table:table-cell office:value-type="float" office:value="158" calcext:value-type="float">
            <text:p>15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1461]+1" office:value-type="float" office:value="184" calcext:value-type="float">
            <text:p>184</text:p>
          </table:table-cell>
          <table:table-cell table:formula="of:=[.B1461]" office:value-type="float" office:value="2" calcext:value-type="float">
            <text:p>2</text:p>
          </table:table-cell>
          <table:table-cell office:value-type="float" office:value="195.542656" calcext:value-type="float">
            <text:p>195.542656</text:p>
          </table:table-cell>
          <table:table-cell office:value-type="float" office:value="33.411744" calcext:value-type="float">
            <text:p>33.411744</text:p>
          </table:table-cell>
          <table:table-cell office:value-type="float" office:value="192" calcext:value-type="float">
            <text:p>19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1462]+1" office:value-type="float" office:value="184" calcext:value-type="float">
            <text:p>184</text:p>
          </table:table-cell>
          <table:table-cell table:formula="of:=[.B1462]" office:value-type="float" office:value="3" calcext:value-type="float">
            <text:p>3</text:p>
          </table:table-cell>
          <table:table-cell office:value-type="float" office:value="209.62688" calcext:value-type="float">
            <text:p>209.62688</text:p>
          </table:table-cell>
          <table:table-cell office:value-type="float" office:value="28.97808" calcext:value-type="float">
            <text:p>28.97808</text:p>
          </table:table-cell>
          <table:table-cell office:value-type="float" office:value="207" calcext:value-type="float">
            <text:p>20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1463]+1" office:value-type="float" office:value="184" calcext:value-type="float">
            <text:p>184</text:p>
          </table:table-cell>
          <table:table-cell table:formula="of:=[.B1463]" office:value-type="float" office:value="4" calcext:value-type="float">
            <text:p>4</text:p>
          </table:table-cell>
          <table:table-cell office:value-type="float" office:value="238.341504" calcext:value-type="float">
            <text:p>238.341504</text:p>
          </table:table-cell>
          <table:table-cell office:value-type="float" office:value="149.378592" calcext:value-type="float">
            <text:p>149.378592</text:p>
          </table:table-cell>
          <table:table-cell office:value-type="float" office:value="237" calcext:value-type="float">
            <text:p>23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[.A1464]+1" office:value-type="float" office:value="184" calcext:value-type="float">
            <text:p>184</text:p>
          </table:table-cell>
          <table:table-cell table:formula="of:=[.B1464]" office:value-type="float" office:value="5" calcext:value-type="float">
            <text:p>5</text:p>
          </table:table-cell>
          <table:table-cell office:value-type="float" office:value="163.93856" calcext:value-type="float">
            <text:p>163.93856</text:p>
          </table:table-cell>
          <table:table-cell office:value-type="float" office:value="156.088992" calcext:value-type="float">
            <text:p>156.088992</text:p>
          </table:table-cell>
          <table:table-cell office:value-type="float" office:value="163" calcext:value-type="float">
            <text:p>16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1465]+1" office:value-type="float" office:value="184" calcext:value-type="float">
            <text:p>184</text:p>
          </table:table-cell>
          <table:table-cell table:formula="of:=[.B1465]" office:value-type="float" office:value="6" calcext:value-type="float">
            <text:p>6</text:p>
          </table:table-cell>
          <table:table-cell office:value-type="float" office:value="83.58208" calcext:value-type="float">
            <text:p>83.58208</text:p>
          </table:table-cell>
          <table:table-cell office:value-type="float" office:value="152.795904" calcext:value-type="float">
            <text:p>152.795904</text:p>
          </table:table-cell>
          <table:table-cell office:value-type="float" office:value="87" calcext:value-type="float">
            <text:p>8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466]+1" office:value-type="float" office:value="184" calcext:value-type="float">
            <text:p>184</text:p>
          </table:table-cell>
          <table:table-cell table:formula="of:=[.B1466]" office:value-type="float" office:value="7" calcext:value-type="float">
            <text:p>7</text:p>
          </table:table-cell>
          <table:table-cell office:value-type="float" office:value="101.216768" calcext:value-type="float">
            <text:p>101.216768</text:p>
          </table:table-cell>
          <table:table-cell office:value-type="float" office:value="31.626336" calcext:value-type="float">
            <text:p>31.626336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 table:formula="of:=[.A1467]+1" office:value-type="float" office:value="184" calcext:value-type="float">
            <text:p>184</text:p>
          </table:table-cell>
          <table:table-cell table:formula="of:=[.B1467]" office:value-type="float" office:value="8" calcext:value-type="float">
            <text:p>8</text:p>
          </table:table-cell>
          <table:table-cell office:value-type="float" office:value="120.2646912" calcext:value-type="float">
            <text:p>120.2646912</text:p>
          </table:table-cell>
          <table:table-cell office:value-type="float" office:value="35.736384" calcext:value-type="float">
            <text:p>35.736384</text:p>
          </table:table-cell>
          <table:table-cell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1468]+1" office:value-type="float" office:value="185" calcext:value-type="float">
            <text:p>185</text:p>
          </table:table-cell>
          <table:table-cell table:formula="of:=[.B1468]" office:value-type="float" office:value="1" calcext:value-type="float">
            <text:p>1</text:p>
          </table:table-cell>
          <table:table-cell office:value-type="float" office:value="161.3024" calcext:value-type="float">
            <text:p>161.3024</text:p>
          </table:table-cell>
          <table:table-cell office:value-type="float" office:value="35.252736" calcext:value-type="float">
            <text:p>35.252736</text:p>
          </table:table-cell>
          <table:table-cell office:value-type="float" office:value="161" calcext:value-type="float">
            <text:p>16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1469]+1" office:value-type="float" office:value="185" calcext:value-type="float">
            <text:p>185</text:p>
          </table:table-cell>
          <table:table-cell table:formula="of:=[.B1469]" office:value-type="float" office:value="2" calcext:value-type="float">
            <text:p>2</text:p>
          </table:table-cell>
          <table:table-cell office:value-type="float" office:value="201.629184" calcext:value-type="float">
            <text:p>201.629184</text:p>
          </table:table-cell>
          <table:table-cell office:value-type="float" office:value="35.287392" calcext:value-type="float">
            <text:p>35.287392</text:p>
          </table:table-cell>
          <table:table-cell office:value-type="float" office:value="204" calcext:value-type="float">
            <text:p>20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1470]+1" office:value-type="float" office:value="185" calcext:value-type="float">
            <text:p>185</text:p>
          </table:table-cell>
          <table:table-cell table:formula="of:=[.B1470]" office:value-type="float" office:value="3" calcext:value-type="float">
            <text:p>3</text:p>
          </table:table-cell>
          <table:table-cell office:value-type="float" office:value="213.854464" calcext:value-type="float">
            <text:p>213.854464</text:p>
          </table:table-cell>
          <table:table-cell office:value-type="float" office:value="31.50048" calcext:value-type="float">
            <text:p>31.50048</text:p>
          </table:table-cell>
          <table:table-cell office:value-type="float" office:value="213" calcext:value-type="float">
            <text:p>2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1471]+1" office:value-type="float" office:value="185" calcext:value-type="float">
            <text:p>185</text:p>
          </table:table-cell>
          <table:table-cell table:formula="of:=[.B1471]" office:value-type="float" office:value="4" calcext:value-type="float">
            <text:p>4</text:p>
          </table:table-cell>
          <table:table-cell office:value-type="float" office:value="240.877184" calcext:value-type="float">
            <text:p>240.877184</text:p>
          </table:table-cell>
          <table:table-cell office:value-type="float" office:value="157.634976" calcext:value-type="float">
            <text:p>157.634976</text:p>
          </table:table-cell>
          <table:table-cell office:value-type="float" office:value="241" calcext:value-type="float">
            <text:p>24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1472]+1" office:value-type="float" office:value="185" calcext:value-type="float">
            <text:p>185</text:p>
          </table:table-cell>
          <table:table-cell table:formula="of:=[.B1472]" office:value-type="float" office:value="5" calcext:value-type="float">
            <text:p>5</text:p>
          </table:table-cell>
          <table:table-cell office:value-type="float" office:value="162.232576" calcext:value-type="float">
            <text:p>162.232576</text:p>
          </table:table-cell>
          <table:table-cell office:value-type="float" office:value="162.626592" calcext:value-type="float">
            <text:p>162.626592</text:p>
          </table:table-cell>
          <table:table-cell table:number-columns-repeated="2" office:value-type="float" office:value="160" calcext:value-type="float">
            <text:p>160</text:p>
          </table:table-cell>
        </table:table-row>
        <table:table-row table:style-name="ro1">
          <table:table-cell table:formula="of:=[.A1473]+1" office:value-type="float" office:value="185" calcext:value-type="float">
            <text:p>185</text:p>
          </table:table-cell>
          <table:table-cell table:formula="of:=[.B1473]" office:value-type="float" office:value="6" calcext:value-type="float">
            <text:p>6</text:p>
          </table:table-cell>
          <table:table-cell office:value-type="float" office:value="77.419648" calcext:value-type="float">
            <text:p>77.419648</text:p>
          </table:table-cell>
          <table:table-cell office:value-type="float" office:value="157.779168" calcext:value-type="float">
            <text:p>157.779168</text:p>
          </table:table-cell>
          <table:table-cell office:value-type="float" office:value="75" calcext:value-type="float">
            <text:p>75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1474]+1" office:value-type="float" office:value="185" calcext:value-type="float">
            <text:p>185</text:p>
          </table:table-cell>
          <table:table-cell table:formula="of:=[.B1474]" office:value-type="float" office:value="7" calcext:value-type="float">
            <text:p>7</text:p>
          </table:table-cell>
          <table:table-cell office:value-type="float" office:value="100.450048" calcext:value-type="float">
            <text:p>100.450048</text:p>
          </table:table-cell>
          <table:table-cell office:value-type="float" office:value="30.99648" calcext:value-type="float">
            <text:p>30.99648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9" calcext:value-type="float">
            <text:p>29</text:p>
          </table:table-cell>
        </table:table-row>
        <table:table-row table:style-name="ro1">
          <table:table-cell table:formula="of:=[.A1475]+1" office:value-type="float" office:value="185" calcext:value-type="float">
            <text:p>185</text:p>
          </table:table-cell>
          <table:table-cell table:formula="of:=[.B1475]" office:value-type="float" office:value="8" calcext:value-type="float">
            <text:p>8</text:p>
          </table:table-cell>
          <table:table-cell office:value-type="float" office:value="117.9163904" calcext:value-type="float">
            <text:p>117.9163904</text:p>
          </table:table-cell>
          <table:table-cell office:value-type="float" office:value="35.023008" calcext:value-type="float">
            <text:p>35.023008</text:p>
          </table:table-cell>
          <table:table-cell office:value-type="float" office:value="115" calcext:value-type="float">
            <text:p>1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1476]+1" office:value-type="float" office:value="186" calcext:value-type="float">
            <text:p>186</text:p>
          </table:table-cell>
          <table:table-cell table:formula="of:=[.B1476]" office:value-type="float" office:value="1" calcext:value-type="float">
            <text:p>1</text:p>
          </table:table-cell>
          <table:table-cell office:value-type="float" office:value="159.766784" calcext:value-type="float">
            <text:p>159.766784</text:p>
          </table:table-cell>
          <table:table-cell office:value-type="float" office:value="25.64208" calcext:value-type="float">
            <text:p>25.64208</text:p>
          </table:table-cell>
          <table:table-cell office:value-type="float" office:value="159" calcext:value-type="float">
            <text:p>15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1477]+1" office:value-type="float" office:value="186" calcext:value-type="float">
            <text:p>186</text:p>
          </table:table-cell>
          <table:table-cell table:formula="of:=[.B1477]" office:value-type="float" office:value="2" calcext:value-type="float">
            <text:p>2</text:p>
          </table:table-cell>
          <table:table-cell office:value-type="float" office:value="197.153536" calcext:value-type="float">
            <text:p>197.153536</text:p>
          </table:table-cell>
          <table:table-cell office:value-type="float" office:value="24.560832" calcext:value-type="float">
            <text:p>24.560832</text:p>
          </table:table-cell>
          <table:table-cell office:value-type="float" office:value="197" calcext:value-type="float">
            <text:p>19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478]+1" office:value-type="float" office:value="186" calcext:value-type="float">
            <text:p>186</text:p>
          </table:table-cell>
          <table:table-cell table:formula="of:=[.B1478]" office:value-type="float" office:value="3" calcext:value-type="float">
            <text:p>3</text:p>
          </table:table-cell>
          <table:table-cell office:value-type="float" office:value="211.787648" calcext:value-type="float">
            <text:p>211.787648</text:p>
          </table:table-cell>
          <table:table-cell office:value-type="float" office:value="19.87104" calcext:value-type="float">
            <text:p>19.87104</text:p>
          </table:table-cell>
          <table:table-cell office:value-type="float" office:value="208" calcext:value-type="float">
            <text:p>2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1479]+1" office:value-type="float" office:value="186" calcext:value-type="float">
            <text:p>186</text:p>
          </table:table-cell>
          <table:table-cell table:formula="of:=[.B1479]" office:value-type="float" office:value="4" calcext:value-type="float">
            <text:p>4</text:p>
          </table:table-cell>
          <table:table-cell office:value-type="float" office:value="236.383104" calcext:value-type="float">
            <text:p>236.383104</text:p>
          </table:table-cell>
          <table:table-cell office:value-type="float" office:value="144.908256" calcext:value-type="float">
            <text:p>144.908256</text:p>
          </table:table-cell>
          <table:table-cell office:value-type="float" office:value="239" calcext:value-type="float">
            <text:p>23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formula="of:=[.A1480]+1" office:value-type="float" office:value="186" calcext:value-type="float">
            <text:p>186</text:p>
          </table:table-cell>
          <table:table-cell table:formula="of:=[.B1480]" office:value-type="float" office:value="5" calcext:value-type="float">
            <text:p>5</text:p>
          </table:table-cell>
          <table:table-cell office:value-type="float" office:value="159.791104" calcext:value-type="float">
            <text:p>159.791104</text:p>
          </table:table-cell>
          <table:table-cell office:value-type="float" office:value="148.959936" calcext:value-type="float">
            <text:p>148.959936</text:p>
          </table:table-cell>
          <table:table-cell office:value-type="float" office:value="160" calcext:value-type="float">
            <text:p>16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formula="of:=[.A1481]+1" office:value-type="float" office:value="186" calcext:value-type="float">
            <text:p>186</text:p>
          </table:table-cell>
          <table:table-cell table:formula="of:=[.B1481]" office:value-type="float" office:value="6" calcext:value-type="float">
            <text:p>6</text:p>
          </table:table-cell>
          <table:table-cell office:value-type="float" office:value="77.996288" calcext:value-type="float">
            <text:p>77.996288</text:p>
          </table:table-cell>
          <table:table-cell office:value-type="float" office:value="145.674144" calcext:value-type="float">
            <text:p>145.674144</text:p>
          </table:table-cell>
          <table:table-cell office:value-type="float" office:value="76" calcext:value-type="float">
            <text:p>7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formula="of:=[.A1482]+1" office:value-type="float" office:value="186" calcext:value-type="float">
            <text:p>186</text:p>
          </table:table-cell>
          <table:table-cell table:formula="of:=[.B1482]" office:value-type="float" office:value="7" calcext:value-type="float">
            <text:p>7</text:p>
          </table:table-cell>
          <table:table-cell office:value-type="float" office:value="99.853056" calcext:value-type="float">
            <text:p>99.853056</text:p>
          </table:table-cell>
          <table:table-cell office:value-type="float" office:value="19.225152" calcext:value-type="float">
            <text:p>19.225152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6" calcext:value-type="float">
            <text:p>16</text:p>
          </table:table-cell>
        </table:table-row>
        <table:table-row table:style-name="ro1">
          <table:table-cell table:formula="of:=[.A1483]+1" office:value-type="float" office:value="186" calcext:value-type="float">
            <text:p>186</text:p>
          </table:table-cell>
          <table:table-cell table:formula="of:=[.B1483]" office:value-type="float" office:value="8" calcext:value-type="float">
            <text:p>8</text:p>
          </table:table-cell>
          <table:table-cell office:value-type="float" office:value="118.7249024" calcext:value-type="float">
            <text:p>118.7249024</text:p>
          </table:table-cell>
          <table:table-cell office:value-type="float" office:value="24.556512" calcext:value-type="float">
            <text:p>24.556512</text:p>
          </table:table-cell>
          <table:table-cell office:value-type="float" office:value="117" calcext:value-type="float">
            <text:p>1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484]+1" office:value-type="float" office:value="187" calcext:value-type="float">
            <text:p>187</text:p>
          </table:table-cell>
          <table:table-cell table:formula="of:=[.B1484]" office:value-type="float" office:value="1" calcext:value-type="float">
            <text:p>1</text:p>
          </table:table-cell>
          <table:table-cell office:value-type="float" office:value="158.903552" calcext:value-type="float">
            <text:p>158.903552</text:p>
          </table:table-cell>
          <table:table-cell office:value-type="float" office:value="59.040576" calcext:value-type="float">
            <text:p>59.040576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formula="of:=[.A1485]+1" office:value-type="float" office:value="187" calcext:value-type="float">
            <text:p>187</text:p>
          </table:table-cell>
          <table:table-cell table:formula="of:=[.B1485]" office:value-type="float" office:value="2" calcext:value-type="float">
            <text:p>2</text:p>
          </table:table-cell>
          <table:table-cell office:value-type="float" office:value="197.851904" calcext:value-type="float">
            <text:p>197.851904</text:p>
          </table:table-cell>
          <table:table-cell office:value-type="float" office:value="59.338752" calcext:value-type="float">
            <text:p>59.338752</text:p>
          </table:table-cell>
          <table:table-cell office:value-type="float" office:value="197" calcext:value-type="float">
            <text:p>19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[.A1486]+1" office:value-type="float" office:value="187" calcext:value-type="float">
            <text:p>187</text:p>
          </table:table-cell>
          <table:table-cell table:formula="of:=[.B1486]" office:value-type="float" office:value="3" calcext:value-type="float">
            <text:p>3</text:p>
          </table:table-cell>
          <table:table-cell office:value-type="float" office:value="209.27744" calcext:value-type="float">
            <text:p>209.27744</text:p>
          </table:table-cell>
          <table:table-cell office:value-type="float" office:value="55.16112" calcext:value-type="float">
            <text:p>55.16112</text:p>
          </table:table-cell>
          <table:table-cell office:value-type="float" office:value="208" calcext:value-type="float">
            <text:p>20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formula="of:=[.A1487]+1" office:value-type="float" office:value="187" calcext:value-type="float">
            <text:p>187</text:p>
          </table:table-cell>
          <table:table-cell table:formula="of:=[.B1487]" office:value-type="float" office:value="4" calcext:value-type="float">
            <text:p>4</text:p>
          </table:table-cell>
          <table:table-cell office:value-type="float" office:value="231.866752" calcext:value-type="float">
            <text:p>231.866752</text:p>
          </table:table-cell>
          <table:table-cell office:value-type="float" office:value="176.165664" calcext:value-type="float">
            <text:p>176.165664</text:p>
          </table:table-cell>
          <table:table-cell office:value-type="float" office:value="224" calcext:value-type="float">
            <text:p>22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formula="of:=[.A1488]+1" office:value-type="float" office:value="187" calcext:value-type="float">
            <text:p>187</text:p>
          </table:table-cell>
          <table:table-cell table:formula="of:=[.B1488]" office:value-type="float" office:value="5" calcext:value-type="float">
            <text:p>5</text:p>
          </table:table-cell>
          <table:table-cell office:value-type="float" office:value="156.813696" calcext:value-type="float">
            <text:p>156.813696</text:p>
          </table:table-cell>
          <table:table-cell office:value-type="float" office:value="177.909312" calcext:value-type="float">
            <text:p>177.909312</text:p>
          </table:table-cell>
          <table:table-cell office:value-type="float" office:value="149" calcext:value-type="float">
            <text:p>14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formula="of:=[.A1489]+1" office:value-type="float" office:value="187" calcext:value-type="float">
            <text:p>187</text:p>
          </table:table-cell>
          <table:table-cell table:formula="of:=[.B1489]" office:value-type="float" office:value="6" calcext:value-type="float">
            <text:p>6</text:p>
          </table:table-cell>
          <table:table-cell office:value-type="float" office:value="78.114432" calcext:value-type="float">
            <text:p>78.114432</text:p>
          </table:table-cell>
          <table:table-cell office:value-type="float" office:value="171.403104" calcext:value-type="float">
            <text:p>171.403104</text:p>
          </table:table-cell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1490]+1" office:value-type="float" office:value="187" calcext:value-type="float">
            <text:p>187</text:p>
          </table:table-cell>
          <table:table-cell table:formula="of:=[.B1490]" office:value-type="float" office:value="7" calcext:value-type="float">
            <text:p>7</text:p>
          </table:table-cell>
          <table:table-cell office:value-type="float" office:value="103.1008" calcext:value-type="float">
            <text:p>103.1008</text:p>
          </table:table-cell>
          <table:table-cell office:value-type="float" office:value="52.050528" calcext:value-type="float">
            <text:p>52.050528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53" calcext:value-type="float">
            <text:p>53</text:p>
          </table:table-cell>
        </table:table-row>
        <table:table-row table:style-name="ro1">
          <table:table-cell table:formula="of:=[.A1491]+1" office:value-type="float" office:value="187" calcext:value-type="float">
            <text:p>187</text:p>
          </table:table-cell>
          <table:table-cell table:formula="of:=[.B1491]" office:value-type="float" office:value="8" calcext:value-type="float">
            <text:p>8</text:p>
          </table:table-cell>
          <table:table-cell office:value-type="float" office:value="117.926464" calcext:value-type="float">
            <text:p>117.926464</text:p>
          </table:table-cell>
          <table:table-cell office:value-type="float" office:value="56.335488" calcext:value-type="float">
            <text:p>56.335488</text:p>
          </table:table-cell>
          <table:table-cell office:value-type="float" office:value="120" calcext:value-type="float">
            <text:p>12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formula="of:=[.A1492]+1" office:value-type="float" office:value="188" calcext:value-type="float">
            <text:p>188</text:p>
          </table:table-cell>
          <table:table-cell table:formula="of:=[.B1492]" office:value-type="float" office:value="1" calcext:value-type="float">
            <text:p>1</text:p>
          </table:table-cell>
          <table:table-cell office:value-type="float" office:value="165.390208" calcext:value-type="float">
            <text:p>165.390208</text:p>
          </table:table-cell>
          <table:table-cell office:value-type="float" office:value="33.433344" calcext:value-type="float">
            <text:p>33.433344</text:p>
          </table:table-cell>
          <table:table-cell office:value-type="float" office:value="164" calcext:value-type="float">
            <text:p>16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1493]+1" office:value-type="float" office:value="188" calcext:value-type="float">
            <text:p>188</text:p>
          </table:table-cell>
          <table:table-cell table:formula="of:=[.B1493]" office:value-type="float" office:value="2" calcext:value-type="float">
            <text:p>2</text:p>
          </table:table-cell>
          <table:table-cell office:value-type="float" office:value="200.78016" calcext:value-type="float">
            <text:p>200.78016</text:p>
          </table:table-cell>
          <table:table-cell office:value-type="float" office:value="31.834848" calcext:value-type="float">
            <text:p>31.834848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1494]+1" office:value-type="float" office:value="188" calcext:value-type="float">
            <text:p>188</text:p>
          </table:table-cell>
          <table:table-cell table:formula="of:=[.B1494]" office:value-type="float" office:value="3" calcext:value-type="float">
            <text:p>3</text:p>
          </table:table-cell>
          <table:table-cell office:value-type="float" office:value="215.117824" calcext:value-type="float">
            <text:p>215.117824</text:p>
          </table:table-cell>
          <table:table-cell office:value-type="float" office:value="26.134944" calcext:value-type="float">
            <text:p>26.134944</text:p>
          </table:table-cell>
          <table:table-cell office:value-type="float" office:value="212" calcext:value-type="float">
            <text:p>2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1495]+1" office:value-type="float" office:value="188" calcext:value-type="float">
            <text:p>188</text:p>
          </table:table-cell>
          <table:table-cell table:formula="of:=[.B1495]" office:value-type="float" office:value="4" calcext:value-type="float">
            <text:p>4</text:p>
          </table:table-cell>
          <table:table-cell office:value-type="float" office:value="240.976896" calcext:value-type="float">
            <text:p>240.976896</text:p>
          </table:table-cell>
          <table:table-cell office:value-type="float" office:value="149.577312" calcext:value-type="float">
            <text:p>149.577312</text:p>
          </table:table-cell>
          <table:table-cell office:value-type="float" office:value="242" calcext:value-type="float">
            <text:p>24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formula="of:=[.A1496]+1" office:value-type="float" office:value="188" calcext:value-type="float">
            <text:p>188</text:p>
          </table:table-cell>
          <table:table-cell table:formula="of:=[.B1496]" office:value-type="float" office:value="5" calcext:value-type="float">
            <text:p>5</text:p>
          </table:table-cell>
          <table:table-cell office:value-type="float" office:value="166.723072" calcext:value-type="float">
            <text:p>166.723072</text:p>
          </table:table-cell>
          <table:table-cell office:value-type="float" office:value="154.205952" calcext:value-type="float">
            <text:p>154.205952</text:p>
          </table:table-cell>
          <table:table-cell office:value-type="float" office:value="168" calcext:value-type="float">
            <text:p>16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1497]+1" office:value-type="float" office:value="188" calcext:value-type="float">
            <text:p>188</text:p>
          </table:table-cell>
          <table:table-cell table:formula="of:=[.B1497]" office:value-type="float" office:value="6" calcext:value-type="float">
            <text:p>6</text:p>
          </table:table-cell>
          <table:table-cell office:value-type="float" office:value="88.87616" calcext:value-type="float">
            <text:p>88.87616</text:p>
          </table:table-cell>
          <table:table-cell office:value-type="float" office:value="150.815712" calcext:value-type="float">
            <text:p>150.815712</text:p>
          </table:table-cell>
          <table:table-cell office:value-type="float" office:value="89" calcext:value-type="float">
            <text:p>8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formula="of:=[.A1498]+1" office:value-type="float" office:value="188" calcext:value-type="float">
            <text:p>188</text:p>
          </table:table-cell>
          <table:table-cell table:formula="of:=[.B1498]" office:value-type="float" office:value="7" calcext:value-type="float">
            <text:p>7</text:p>
          </table:table-cell>
          <table:table-cell office:value-type="float" office:value="107.65056" calcext:value-type="float">
            <text:p>107.65056</text:p>
          </table:table-cell>
          <table:table-cell office:value-type="float" office:value="27.024864" calcext:value-type="float">
            <text:p>27.024864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6" calcext:value-type="float">
            <text:p>26</text:p>
          </table:table-cell>
        </table:table-row>
        <table:table-row table:style-name="ro1">
          <table:table-cell table:formula="of:=[.A1499]+1" office:value-type="float" office:value="188" calcext:value-type="float">
            <text:p>188</text:p>
          </table:table-cell>
          <table:table-cell table:formula="of:=[.B1499]" office:value-type="float" office:value="8" calcext:value-type="float">
            <text:p>8</text:p>
          </table:table-cell>
          <table:table-cell office:value-type="float" office:value="126.1352704" calcext:value-type="float">
            <text:p>126.1352704</text:p>
          </table:table-cell>
          <table:table-cell office:value-type="float" office:value="32.795328" calcext:value-type="float">
            <text:p>32.795328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1500]+1" office:value-type="float" office:value="189" calcext:value-type="float">
            <text:p>189</text:p>
          </table:table-cell>
          <table:table-cell table:formula="of:=[.B1500]" office:value-type="float" office:value="1" calcext:value-type="float">
            <text:p>1</text:p>
          </table:table-cell>
          <table:table-cell office:value-type="float" office:value="166.898048" calcext:value-type="float">
            <text:p>166.898048</text:p>
          </table:table-cell>
          <table:table-cell office:value-type="float" office:value="37.587744" calcext:value-type="float">
            <text:p>37.587744</text:p>
          </table:table-cell>
          <table:table-cell office:value-type="float" office:value="167" calcext:value-type="float">
            <text:p>16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1501]+1" office:value-type="float" office:value="189" calcext:value-type="float">
            <text:p>189</text:p>
          </table:table-cell>
          <table:table-cell table:formula="of:=[.B1501]" office:value-type="float" office:value="2" calcext:value-type="float">
            <text:p>2</text:p>
          </table:table-cell>
          <table:table-cell office:value-type="float" office:value="203.465216" calcext:value-type="float">
            <text:p>203.465216</text:p>
          </table:table-cell>
          <table:table-cell office:value-type="float" office:value="37.106496" calcext:value-type="float">
            <text:p>37.106496</text:p>
          </table:table-cell>
          <table:table-cell office:value-type="float" office:value="203" calcext:value-type="float">
            <text:p>2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1502]+1" office:value-type="float" office:value="189" calcext:value-type="float">
            <text:p>189</text:p>
          </table:table-cell>
          <table:table-cell table:formula="of:=[.B1502]" office:value-type="float" office:value="3" calcext:value-type="float">
            <text:p>3</text:p>
          </table:table-cell>
          <table:table-cell office:value-type="float" office:value="216.982656" calcext:value-type="float">
            <text:p>216.982656</text:p>
          </table:table-cell>
          <table:table-cell office:value-type="float" office:value="32.117952" calcext:value-type="float">
            <text:p>32.117952</text:p>
          </table:table-cell>
          <table:table-cell office:value-type="float" office:value="220" calcext:value-type="float">
            <text:p>2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1503]+1" office:value-type="float" office:value="189" calcext:value-type="float">
            <text:p>189</text:p>
          </table:table-cell>
          <table:table-cell table:formula="of:=[.B1503]" office:value-type="float" office:value="4" calcext:value-type="float">
            <text:p>4</text:p>
          </table:table-cell>
          <table:table-cell office:value-type="float" office:value="242.34752" calcext:value-type="float">
            <text:p>242.34752</text:p>
          </table:table-cell>
          <table:table-cell office:value-type="float" office:value="158.34816" calcext:value-type="float">
            <text:p>158.34816</text:p>
          </table:table-cell>
          <table:table-cell office:value-type="float" office:value="244" calcext:value-type="float">
            <text:p>24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1504]+1" office:value-type="float" office:value="189" calcext:value-type="float">
            <text:p>189</text:p>
          </table:table-cell>
          <table:table-cell table:formula="of:=[.B1504]" office:value-type="float" office:value="5" calcext:value-type="float">
            <text:p>5</text:p>
          </table:table-cell>
          <table:table-cell office:value-type="float" office:value="165.759488" calcext:value-type="float">
            <text:p>165.759488</text:p>
          </table:table-cell>
          <table:table-cell office:value-type="float" office:value="162.306336" calcext:value-type="float">
            <text:p>162.306336</text:p>
          </table:table-cell>
          <table:table-cell office:value-type="float" office:value="167" calcext:value-type="float">
            <text:p>167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1505]+1" office:value-type="float" office:value="189" calcext:value-type="float">
            <text:p>189</text:p>
          </table:table-cell>
          <table:table-cell table:formula="of:=[.B1505]" office:value-type="float" office:value="6" calcext:value-type="float">
            <text:p>6</text:p>
          </table:table-cell>
          <table:table-cell office:value-type="float" office:value="83.299968" calcext:value-type="float">
            <text:p>83.299968</text:p>
          </table:table-cell>
          <table:table-cell office:value-type="float" office:value="157.105056" calcext:value-type="float">
            <text:p>157.105056</text:p>
          </table:table-cell>
          <table:table-cell office:value-type="float" office:value="84" calcext:value-type="float">
            <text:p>8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1506]+1" office:value-type="float" office:value="189" calcext:value-type="float">
            <text:p>189</text:p>
          </table:table-cell>
          <table:table-cell table:formula="of:=[.B1506]" office:value-type="float" office:value="7" calcext:value-type="float">
            <text:p>7</text:p>
          </table:table-cell>
          <table:table-cell office:value-type="float" office:value="105.743872" calcext:value-type="float">
            <text:p>105.743872</text:p>
          </table:table-cell>
          <table:table-cell office:value-type="float" office:value="31.596096" calcext:value-type="float">
            <text:p>31.596096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29" calcext:value-type="float">
            <text:p>29</text:p>
          </table:table-cell>
        </table:table-row>
        <table:table-row table:style-name="ro1">
          <table:table-cell table:formula="of:=[.A1507]+1" office:value-type="float" office:value="189" calcext:value-type="float">
            <text:p>189</text:p>
          </table:table-cell>
          <table:table-cell table:formula="of:=[.B1507]" office:value-type="float" office:value="8" calcext:value-type="float">
            <text:p>8</text:p>
          </table:table-cell>
          <table:table-cell office:value-type="float" office:value="125.5291008" calcext:value-type="float">
            <text:p>125.5291008</text:p>
          </table:table-cell>
          <table:table-cell office:value-type="float" office:value="36.79536" calcext:value-type="float">
            <text:p>36.79536</text:p>
          </table:table-cell>
          <table:table-cell office:value-type="float" office:value="127" calcext:value-type="float">
            <text:p>12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1508]+1" office:value-type="float" office:value="190" calcext:value-type="float">
            <text:p>190</text:p>
          </table:table-cell>
          <table:table-cell table:formula="of:=[.B1508]" office:value-type="float" office:value="1" calcext:value-type="float">
            <text:p>1</text:p>
          </table:table-cell>
          <table:table-cell office:value-type="float" office:value="164.140544" calcext:value-type="float">
            <text:p>164.140544</text:p>
          </table:table-cell>
          <table:table-cell office:value-type="float" office:value="26.51616" calcext:value-type="float">
            <text:p>26.51616</text:p>
          </table:table-cell>
          <table:table-cell office:value-type="float" office:value="163" calcext:value-type="float">
            <text:p>16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1509]+1" office:value-type="float" office:value="190" calcext:value-type="float">
            <text:p>190</text:p>
          </table:table-cell>
          <table:table-cell table:formula="of:=[.B1509]" office:value-type="float" office:value="2" calcext:value-type="float">
            <text:p>2</text:p>
          </table:table-cell>
          <table:table-cell office:value-type="float" office:value="202.781184" calcext:value-type="float">
            <text:p>202.781184</text:p>
          </table:table-cell>
          <table:table-cell office:value-type="float" office:value="26.496384" calcext:value-type="float">
            <text:p>26.496384</text:p>
          </table:table-cell>
          <table:table-cell office:value-type="float" office:value="204" calcext:value-type="float">
            <text:p>2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510]+1" office:value-type="float" office:value="190" calcext:value-type="float">
            <text:p>190</text:p>
          </table:table-cell>
          <table:table-cell table:formula="of:=[.B1510]" office:value-type="float" office:value="3" calcext:value-type="float">
            <text:p>3</text:p>
          </table:table-cell>
          <table:table-cell office:value-type="float" office:value="217.450496" calcext:value-type="float">
            <text:p>217.450496</text:p>
          </table:table-cell>
          <table:table-cell office:value-type="float" office:value="20.85408" calcext:value-type="float">
            <text:p>20.85408</text:p>
          </table:table-cell>
          <table:table-cell office:value-type="float" office:value="214" calcext:value-type="float">
            <text:p>2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1511]+1" office:value-type="float" office:value="190" calcext:value-type="float">
            <text:p>190</text:p>
          </table:table-cell>
          <table:table-cell table:formula="of:=[.B1511]" office:value-type="float" office:value="4" calcext:value-type="float">
            <text:p>4</text:p>
          </table:table-cell>
          <table:table-cell office:value-type="float" office:value="240.644608" calcext:value-type="float">
            <text:p>240.644608</text:p>
          </table:table-cell>
          <table:table-cell office:value-type="float" office:value="150.23712" calcext:value-type="float">
            <text:p>150.23712</text:p>
          </table:table-cell>
          <table:table-cell office:value-type="float" office:value="240" calcext:value-type="float">
            <text:p>2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formula="of:=[.A1512]+1" office:value-type="float" office:value="190" calcext:value-type="float">
            <text:p>190</text:p>
          </table:table-cell>
          <table:table-cell table:formula="of:=[.B1512]" office:value-type="float" office:value="5" calcext:value-type="float">
            <text:p>5</text:p>
          </table:table-cell>
          <table:table-cell office:value-type="float" office:value="162.384512" calcext:value-type="float">
            <text:p>162.384512</text:p>
          </table:table-cell>
          <table:table-cell office:value-type="float" office:value="153.495936" calcext:value-type="float">
            <text:p>153.495936</text:p>
          </table:table-cell>
          <table:table-cell office:value-type="float" office:value="161" calcext:value-type="float">
            <text:p>16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formula="of:=[.A1513]+1" office:value-type="float" office:value="190" calcext:value-type="float">
            <text:p>190</text:p>
          </table:table-cell>
          <table:table-cell table:formula="of:=[.B1513]" office:value-type="float" office:value="6" calcext:value-type="float">
            <text:p>6</text:p>
          </table:table-cell>
          <table:table-cell office:value-type="float" office:value="79.230592" calcext:value-type="float">
            <text:p>79.230592</text:p>
          </table:table-cell>
          <table:table-cell office:value-type="float" office:value="146.939712" calcext:value-type="float">
            <text:p>146.939712</text:p>
          </table:table-cell>
          <table:table-cell office:value-type="float" office:value="78" calcext:value-type="float">
            <text:p>7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formula="of:=[.A1514]+1" office:value-type="float" office:value="190" calcext:value-type="float">
            <text:p>190</text:p>
          </table:table-cell>
          <table:table-cell table:formula="of:=[.B1514]" office:value-type="float" office:value="7" calcext:value-type="float">
            <text:p>7</text:p>
          </table:table-cell>
          <table:table-cell office:value-type="float" office:value="105.025792" calcext:value-type="float">
            <text:p>105.025792</text:p>
          </table:table-cell>
          <table:table-cell office:value-type="float" office:value="18.772608" calcext:value-type="float">
            <text:p>18.772608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5" calcext:value-type="float">
            <text:p>15</text:p>
          </table:table-cell>
        </table:table-row>
        <table:table-row table:style-name="ro1">
          <table:table-cell table:formula="of:=[.A1515]+1" office:value-type="float" office:value="190" calcext:value-type="float">
            <text:p>190</text:p>
          </table:table-cell>
          <table:table-cell table:formula="of:=[.B1515]" office:value-type="float" office:value="8" calcext:value-type="float">
            <text:p>8</text:p>
          </table:table-cell>
          <table:table-cell office:value-type="float" office:value="122.3004416" calcext:value-type="float">
            <text:p>122.3004416</text:p>
          </table:table-cell>
          <table:table-cell office:value-type="float" office:value="24.790464" calcext:value-type="float">
            <text:p>24.790464</text:p>
          </table:table-cell>
          <table:table-cell office:value-type="float" office:value="122" calcext:value-type="float">
            <text:p>1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516]+1" office:value-type="float" office:value="191" calcext:value-type="float">
            <text:p>191</text:p>
          </table:table-cell>
          <table:table-cell table:formula="of:=[.B1516]" office:value-type="float" office:value="1" calcext:value-type="float">
            <text:p>1</text:p>
          </table:table-cell>
          <table:table-cell office:value-type="float" office:value="160.402048" calcext:value-type="float">
            <text:p>160.402048</text:p>
          </table:table-cell>
          <table:table-cell office:value-type="float" office:value="34.115232" calcext:value-type="float">
            <text:p>34.115232</text:p>
          </table:table-cell>
          <table:table-cell office:value-type="float" office:value="159" calcext:value-type="float">
            <text:p>15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1517]+1" office:value-type="float" office:value="191" calcext:value-type="float">
            <text:p>191</text:p>
          </table:table-cell>
          <table:table-cell table:formula="of:=[.B1517]" office:value-type="float" office:value="2" calcext:value-type="float">
            <text:p>2</text:p>
          </table:table-cell>
          <table:table-cell office:value-type="float" office:value="197.945088" calcext:value-type="float">
            <text:p>197.945088</text:p>
          </table:table-cell>
          <table:table-cell office:value-type="float" office:value="31.988544" calcext:value-type="float">
            <text:p>31.988544</text:p>
          </table:table-cell>
          <table:table-cell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1518]+1" office:value-type="float" office:value="191" calcext:value-type="float">
            <text:p>191</text:p>
          </table:table-cell>
          <table:table-cell table:formula="of:=[.B1518]" office:value-type="float" office:value="3" calcext:value-type="float">
            <text:p>3</text:p>
          </table:table-cell>
          <table:table-cell office:value-type="float" office:value="213.2576" calcext:value-type="float">
            <text:p>213.2576</text:p>
          </table:table-cell>
          <table:table-cell office:value-type="float" office:value="26.75712" calcext:value-type="float">
            <text:p>26.75712</text:p>
          </table:table-cell>
          <table:table-cell office:value-type="float" office:value="213" calcext:value-type="float">
            <text:p>21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1519]+1" office:value-type="float" office:value="191" calcext:value-type="float">
            <text:p>191</text:p>
          </table:table-cell>
          <table:table-cell table:formula="of:=[.B1519]" office:value-type="float" office:value="4" calcext:value-type="float">
            <text:p>4</text:p>
          </table:table-cell>
          <table:table-cell office:value-type="float" office:value="243.007872" calcext:value-type="float">
            <text:p>243.007872</text:p>
          </table:table-cell>
          <table:table-cell office:value-type="float" office:value="153.861888" calcext:value-type="float">
            <text:p>153.861888</text:p>
          </table:table-cell>
          <table:table-cell office:value-type="float" office:value="244" calcext:value-type="float">
            <text:p>24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20]+1" office:value-type="float" office:value="191" calcext:value-type="float">
            <text:p>191</text:p>
          </table:table-cell>
          <table:table-cell table:formula="of:=[.B1520]" office:value-type="float" office:value="5" calcext:value-type="float">
            <text:p>5</text:p>
          </table:table-cell>
          <table:table-cell office:value-type="float" office:value="162.352384" calcext:value-type="float">
            <text:p>162.352384</text:p>
          </table:table-cell>
          <table:table-cell office:value-type="float" office:value="161.52288" calcext:value-type="float">
            <text:p>161.52288</text:p>
          </table:table-cell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1521]+1" office:value-type="float" office:value="191" calcext:value-type="float">
            <text:p>191</text:p>
          </table:table-cell>
          <table:table-cell table:formula="of:=[.B1521]" office:value-type="float" office:value="6" calcext:value-type="float">
            <text:p>6</text:p>
          </table:table-cell>
          <table:table-cell office:value-type="float" office:value="76.144896" calcext:value-type="float">
            <text:p>76.144896</text:p>
          </table:table-cell>
          <table:table-cell office:value-type="float" office:value="156.90432" calcext:value-type="float">
            <text:p>156.90432</text:p>
          </table:table-cell>
          <table:table-cell office:value-type="float" office:value="74" calcext:value-type="float">
            <text:p>7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1522]+1" office:value-type="float" office:value="191" calcext:value-type="float">
            <text:p>191</text:p>
          </table:table-cell>
          <table:table-cell table:formula="of:=[.B1522]" office:value-type="float" office:value="7" calcext:value-type="float">
            <text:p>7</text:p>
          </table:table-cell>
          <table:table-cell office:value-type="float" office:value="98.493824" calcext:value-type="float">
            <text:p>98.493824</text:p>
          </table:table-cell>
          <table:table-cell office:value-type="float" office:value="28.917312" calcext:value-type="float">
            <text:p>28.917312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8" calcext:value-type="float">
            <text:p>28</text:p>
          </table:table-cell>
        </table:table-row>
        <table:table-row table:style-name="ro1">
          <table:table-cell table:formula="of:=[.A1523]+1" office:value-type="float" office:value="191" calcext:value-type="float">
            <text:p>191</text:p>
          </table:table-cell>
          <table:table-cell table:formula="of:=[.B1523]" office:value-type="float" office:value="8" calcext:value-type="float">
            <text:p>8</text:p>
          </table:table-cell>
          <table:table-cell office:value-type="float" office:value="119.2881792" calcext:value-type="float">
            <text:p>119.2881792</text:p>
          </table:table-cell>
          <table:table-cell office:value-type="float" office:value="33.681312" calcext:value-type="float">
            <text:p>33.681312</text:p>
          </table:table-cell>
          <table:table-cell office:value-type="float" office:value="117" calcext:value-type="float">
            <text:p>1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1524]+1" office:value-type="float" office:value="192" calcext:value-type="float">
            <text:p>192</text:p>
          </table:table-cell>
          <table:table-cell table:formula="of:=[.B1524]" office:value-type="float" office:value="1" calcext:value-type="float">
            <text:p>1</text:p>
          </table:table-cell>
          <table:table-cell office:value-type="float" office:value="173.180288" calcext:value-type="float">
            <text:p>173.180288</text:p>
          </table:table-cell>
          <table:table-cell office:value-type="float" office:value="30.344544" calcext:value-type="float">
            <text:p>30.344544</text:p>
          </table:table-cell>
          <table:table-cell office:value-type="float" office:value="175" calcext:value-type="float">
            <text:p>17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1525]+1" office:value-type="float" office:value="192" calcext:value-type="float">
            <text:p>192</text:p>
          </table:table-cell>
          <table:table-cell table:formula="of:=[.B1525]" office:value-type="float" office:value="2" calcext:value-type="float">
            <text:p>2</text:p>
          </table:table-cell>
          <table:table-cell office:value-type="float" office:value="206.91712" calcext:value-type="float">
            <text:p>206.91712</text:p>
          </table:table-cell>
          <table:table-cell office:value-type="float" office:value="30.635712" calcext:value-type="float">
            <text:p>30.635712</text:p>
          </table:table-cell>
          <table:table-cell office:value-type="float" office:value="210" calcext:value-type="float">
            <text:p>2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1526]+1" office:value-type="float" office:value="192" calcext:value-type="float">
            <text:p>192</text:p>
          </table:table-cell>
          <table:table-cell table:formula="of:=[.B1526]" office:value-type="float" office:value="3" calcext:value-type="float">
            <text:p>3</text:p>
          </table:table-cell>
          <table:table-cell office:value-type="float" office:value="222.646912" calcext:value-type="float">
            <text:p>222.646912</text:p>
          </table:table-cell>
          <table:table-cell office:value-type="float" office:value="26.617056" calcext:value-type="float">
            <text:p>26.617056</text:p>
          </table:table-cell>
          <table:table-cell office:value-type="float" office:value="224" calcext:value-type="float">
            <text:p>22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1527]+1" office:value-type="float" office:value="192" calcext:value-type="float">
            <text:p>192</text:p>
          </table:table-cell>
          <table:table-cell table:formula="of:=[.B1527]" office:value-type="float" office:value="4" calcext:value-type="float">
            <text:p>4</text:p>
          </table:table-cell>
          <table:table-cell office:value-type="float" office:value="244.635136" calcext:value-type="float">
            <text:p>244.635136</text:p>
          </table:table-cell>
          <table:table-cell office:value-type="float" office:value="146.091648" calcext:value-type="float">
            <text:p>146.091648</text:p>
          </table:table-cell>
          <table:table-cell office:value-type="float" office:value="245" calcext:value-type="float">
            <text:p>24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formula="of:=[.A1528]+1" office:value-type="float" office:value="192" calcext:value-type="float">
            <text:p>192</text:p>
          </table:table-cell>
          <table:table-cell table:formula="of:=[.B1528]" office:value-type="float" office:value="5" calcext:value-type="float">
            <text:p>5</text:p>
          </table:table-cell>
          <table:table-cell office:value-type="float" office:value="171.890048" calcext:value-type="float">
            <text:p>171.890048</text:p>
          </table:table-cell>
          <table:table-cell office:value-type="float" office:value="148.118016" calcext:value-type="float">
            <text:p>148.118016</text:p>
          </table:table-cell>
          <table:table-cell office:value-type="float" office:value="172" calcext:value-type="float">
            <text:p>17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formula="of:=[.A1529]+1" office:value-type="float" office:value="192" calcext:value-type="float">
            <text:p>192</text:p>
          </table:table-cell>
          <table:table-cell table:formula="of:=[.B1529]" office:value-type="float" office:value="6" calcext:value-type="float">
            <text:p>6</text:p>
          </table:table-cell>
          <table:table-cell office:value-type="float" office:value="95.43552" calcext:value-type="float">
            <text:p>95.43552</text:p>
          </table:table-cell>
          <table:table-cell office:value-type="float" office:value="142.293024" calcext:value-type="float">
            <text:p>142.293024</text:p>
          </table:table-cell>
          <table:table-cell office:value-type="float" office:value="98" calcext:value-type="float">
            <text:p>9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formula="of:=[.A1530]+1" office:value-type="float" office:value="192" calcext:value-type="float">
            <text:p>192</text:p>
          </table:table-cell>
          <table:table-cell table:formula="of:=[.B1530]" office:value-type="float" office:value="7" calcext:value-type="float">
            <text:p>7</text:p>
          </table:table-cell>
          <table:table-cell office:value-type="float" office:value="117.36928" calcext:value-type="float">
            <text:p>117.36928</text:p>
          </table:table-cell>
          <table:table-cell office:value-type="float" office:value="24.187392" calcext:value-type="float">
            <text:p>24.187392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4" calcext:value-type="float">
            <text:p>24</text:p>
          </table:table-cell>
        </table:table-row>
        <table:table-row table:style-name="ro1">
          <table:table-cell table:formula="of:=[.A1531]+1" office:value-type="float" office:value="192" calcext:value-type="float">
            <text:p>192</text:p>
          </table:table-cell>
          <table:table-cell table:formula="of:=[.B1531]" office:value-type="float" office:value="8" calcext:value-type="float">
            <text:p>8</text:p>
          </table:table-cell>
          <table:table-cell office:value-type="float" office:value="135.8213632" calcext:value-type="float">
            <text:p>135.8213632</text:p>
          </table:table-cell>
          <table:table-cell office:value-type="float" office:value="29.231424" calcext:value-type="float">
            <text:p>29.231424</text:p>
          </table:table-cell>
          <table:table-cell office:value-type="float" office:value="138" calcext:value-type="float">
            <text:p>1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1532]+1" office:value-type="float" office:value="193" calcext:value-type="float">
            <text:p>193</text:p>
          </table:table-cell>
          <table:table-cell table:formula="of:=[.B1532]" office:value-type="float" office:value="1" calcext:value-type="float">
            <text:p>1</text:p>
          </table:table-cell>
          <table:table-cell office:value-type="float" office:value="167.778432" calcext:value-type="float">
            <text:p>167.778432</text:p>
          </table:table-cell>
          <table:table-cell office:value-type="float" office:value="41.048736" calcext:value-type="float">
            <text:p>41.048736</text:p>
          </table:table-cell>
          <table:table-cell office:value-type="float" office:value="169" calcext:value-type="float">
            <text:p>1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A1533]+1" office:value-type="float" office:value="193" calcext:value-type="float">
            <text:p>193</text:p>
          </table:table-cell>
          <table:table-cell table:formula="of:=[.B1533]" office:value-type="float" office:value="2" calcext:value-type="float">
            <text:p>2</text:p>
          </table:table-cell>
          <table:table-cell office:value-type="float" office:value="204.27136" calcext:value-type="float">
            <text:p>204.27136</text:p>
          </table:table-cell>
          <table:table-cell office:value-type="float" office:value="40.796832" calcext:value-type="float">
            <text:p>40.796832</text:p>
          </table:table-cell>
          <table:table-cell office:value-type="float" office:value="203" calcext:value-type="float">
            <text:p>20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1534]+1" office:value-type="float" office:value="193" calcext:value-type="float">
            <text:p>193</text:p>
          </table:table-cell>
          <table:table-cell table:formula="of:=[.B1534]" office:value-type="float" office:value="3" calcext:value-type="float">
            <text:p>3</text:p>
          </table:table-cell>
          <table:table-cell office:value-type="float" office:value="217.941376" calcext:value-type="float">
            <text:p>217.941376</text:p>
          </table:table-cell>
          <table:table-cell office:value-type="float" office:value="35.502336" calcext:value-type="float">
            <text:p>35.502336</text:p>
          </table:table-cell>
          <table:table-cell office:value-type="float" office:value="216" calcext:value-type="float">
            <text:p>21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1535]+1" office:value-type="float" office:value="193" calcext:value-type="float">
            <text:p>193</text:p>
          </table:table-cell>
          <table:table-cell table:formula="of:=[.B1535]" office:value-type="float" office:value="4" calcext:value-type="float">
            <text:p>4</text:p>
          </table:table-cell>
          <table:table-cell office:value-type="float" office:value="241.88096" calcext:value-type="float">
            <text:p>241.88096</text:p>
          </table:table-cell>
          <table:table-cell office:value-type="float" office:value="160.298976" calcext:value-type="float">
            <text:p>160.298976</text:p>
          </table:table-cell>
          <table:table-cell office:value-type="float" office:value="242" calcext:value-type="float">
            <text:p>24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1536]+1" office:value-type="float" office:value="193" calcext:value-type="float">
            <text:p>193</text:p>
          </table:table-cell>
          <table:table-cell table:formula="of:=[.B1536]" office:value-type="float" office:value="5" calcext:value-type="float">
            <text:p>5</text:p>
          </table:table-cell>
          <table:table-cell office:value-type="float" office:value="167.220992" calcext:value-type="float">
            <text:p>167.220992</text:p>
          </table:table-cell>
          <table:table-cell office:value-type="float" office:value="163.255968" calcext:value-type="float">
            <text:p>163.255968</text:p>
          </table:table-cell>
          <table:table-cell office:value-type="float" office:value="170" calcext:value-type="float">
            <text:p>17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1537]+1" office:value-type="float" office:value="193" calcext:value-type="float">
            <text:p>193</text:p>
          </table:table-cell>
          <table:table-cell table:formula="of:=[.B1537]" office:value-type="float" office:value="6" calcext:value-type="float">
            <text:p>6</text:p>
          </table:table-cell>
          <table:table-cell office:value-type="float" office:value="88.482816" calcext:value-type="float">
            <text:p>88.482816</text:p>
          </table:table-cell>
          <table:table-cell office:value-type="float" office:value="158.763648" calcext:value-type="float">
            <text:p>158.763648</text:p>
          </table:table-cell>
          <table:table-cell office:value-type="float" office:value="94" calcext:value-type="float">
            <text:p>9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1538]+1" office:value-type="float" office:value="193" calcext:value-type="float">
            <text:p>193</text:p>
          </table:table-cell>
          <table:table-cell table:formula="of:=[.B1538]" office:value-type="float" office:value="7" calcext:value-type="float">
            <text:p>7</text:p>
          </table:table-cell>
          <table:table-cell office:value-type="float" office:value="109.040512" calcext:value-type="float">
            <text:p>109.040512</text:p>
          </table:table-cell>
          <table:table-cell office:value-type="float" office:value="35.222112" calcext:value-type="float">
            <text:p>35.222112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5" calcext:value-type="float">
            <text:p>35</text:p>
          </table:table-cell>
        </table:table-row>
        <table:table-row table:style-name="ro1">
          <table:table-cell table:formula="of:=[.A1539]+1" office:value-type="float" office:value="193" calcext:value-type="float">
            <text:p>193</text:p>
          </table:table-cell>
          <table:table-cell table:formula="of:=[.B1539]" office:value-type="float" office:value="8" calcext:value-type="float">
            <text:p>8</text:p>
          </table:table-cell>
          <table:table-cell office:value-type="float" office:value="127.4829888" calcext:value-type="float">
            <text:p>127.4829888</text:p>
          </table:table-cell>
          <table:table-cell office:value-type="float" office:value="40.66992" calcext:value-type="float">
            <text:p>40.66992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1540]+1" office:value-type="float" office:value="194" calcext:value-type="float">
            <text:p>194</text:p>
          </table:table-cell>
          <table:table-cell table:formula="of:=[.B1540]" office:value-type="float" office:value="1" calcext:value-type="float">
            <text:p>1</text:p>
          </table:table-cell>
          <table:table-cell office:value-type="float" office:value="166.288896" calcext:value-type="float">
            <text:p>166.288896</text:p>
          </table:table-cell>
          <table:table-cell office:value-type="float" office:value="35.9568" calcext:value-type="float">
            <text:p>35.9568</text:p>
          </table:table-cell>
          <table:table-cell office:value-type="float" office:value="165" calcext:value-type="float">
            <text:p>16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1541]+1" office:value-type="float" office:value="194" calcext:value-type="float">
            <text:p>194</text:p>
          </table:table-cell>
          <table:table-cell table:formula="of:=[.B1541]" office:value-type="float" office:value="2" calcext:value-type="float">
            <text:p>2</text:p>
          </table:table-cell>
          <table:table-cell office:value-type="float" office:value="202.92672" calcext:value-type="float">
            <text:p>202.92672</text:p>
          </table:table-cell>
          <table:table-cell office:value-type="float" office:value="33.194784" calcext:value-type="float">
            <text:p>33.194784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1542]+1" office:value-type="float" office:value="194" calcext:value-type="float">
            <text:p>194</text:p>
          </table:table-cell>
          <table:table-cell table:formula="of:=[.B1542]" office:value-type="float" office:value="3" calcext:value-type="float">
            <text:p>3</text:p>
          </table:table-cell>
          <table:table-cell office:value-type="float" office:value="216.148992" calcext:value-type="float">
            <text:p>216.148992</text:p>
          </table:table-cell>
          <table:table-cell office:value-type="float" office:value="26.831232" calcext:value-type="float">
            <text:p>26.831232</text:p>
          </table:table-cell>
          <table:table-cell office:value-type="float" office:value="217" calcext:value-type="float">
            <text:p>2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543]+1" office:value-type="float" office:value="194" calcext:value-type="float">
            <text:p>194</text:p>
          </table:table-cell>
          <table:table-cell table:formula="of:=[.B1543]" office:value-type="float" office:value="4" calcext:value-type="float">
            <text:p>4</text:p>
          </table:table-cell>
          <table:table-cell office:value-type="float" office:value="244.725888" calcext:value-type="float">
            <text:p>244.725888</text:p>
          </table:table-cell>
          <table:table-cell office:value-type="float" office:value="150.877344" calcext:value-type="float">
            <text:p>150.877344</text:p>
          </table:table-cell>
          <table:table-cell office:value-type="float" office:value="246" calcext:value-type="float">
            <text:p>24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formula="of:=[.A1544]+1" office:value-type="float" office:value="194" calcext:value-type="float">
            <text:p>194</text:p>
          </table:table-cell>
          <table:table-cell table:formula="of:=[.B1544]" office:value-type="float" office:value="5" calcext:value-type="float">
            <text:p>5</text:p>
          </table:table-cell>
          <table:table-cell office:value-type="float" office:value="169.935744" calcext:value-type="float">
            <text:p>169.935744</text:p>
          </table:table-cell>
          <table:table-cell office:value-type="float" office:value="157.87728" calcext:value-type="float">
            <text:p>157.87728</text:p>
          </table:table-cell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1545]+1" office:value-type="float" office:value="194" calcext:value-type="float">
            <text:p>194</text:p>
          </table:table-cell>
          <table:table-cell table:formula="of:=[.B1545]" office:value-type="float" office:value="6" calcext:value-type="float">
            <text:p>6</text:p>
          </table:table-cell>
          <table:table-cell office:value-type="float" office:value="89.07776" calcext:value-type="float">
            <text:p>89.07776</text:p>
          </table:table-cell>
          <table:table-cell office:value-type="float" office:value="155.196192" calcext:value-type="float">
            <text:p>155.196192</text:p>
          </table:table-cell>
          <table:table-cell office:value-type="float" office:value="89" calcext:value-type="float">
            <text:p>8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1546]+1" office:value-type="float" office:value="194" calcext:value-type="float">
            <text:p>194</text:p>
          </table:table-cell>
          <table:table-cell table:formula="of:=[.B1546]" office:value-type="float" office:value="7" calcext:value-type="float">
            <text:p>7</text:p>
          </table:table-cell>
          <table:table-cell office:value-type="float" office:value="108.212096" calcext:value-type="float">
            <text:p>108.212096</text:p>
          </table:table-cell>
          <table:table-cell office:value-type="float" office:value="29.998272" calcext:value-type="float">
            <text:p>29.998272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8" calcext:value-type="float">
            <text:p>28</text:p>
          </table:table-cell>
        </table:table-row>
        <table:table-row table:style-name="ro1">
          <table:table-cell table:formula="of:=[.A1547]+1" office:value-type="float" office:value="194" calcext:value-type="float">
            <text:p>194</text:p>
          </table:table-cell>
          <table:table-cell table:formula="of:=[.B1547]" office:value-type="float" office:value="8" calcext:value-type="float">
            <text:p>8</text:p>
          </table:table-cell>
          <table:table-cell office:value-type="float" office:value="126.86732416" calcext:value-type="float">
            <text:p>126.86732416</text:p>
          </table:table-cell>
          <table:table-cell office:value-type="float" office:value="35.427168" calcext:value-type="float">
            <text:p>35.427168</text:p>
          </table:table-cell>
          <table:table-cell office:value-type="float" office:value="127" calcext:value-type="float">
            <text:p>12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1548]+1" office:value-type="float" office:value="195" calcext:value-type="float">
            <text:p>195</text:p>
          </table:table-cell>
          <table:table-cell table:formula="of:=[.B1548]" office:value-type="float" office:value="1" calcext:value-type="float">
            <text:p>1</text:p>
          </table:table-cell>
          <table:table-cell office:value-type="float" office:value="166.87872" calcext:value-type="float">
            <text:p>166.87872</text:p>
          </table:table-cell>
          <table:table-cell office:value-type="float" office:value="43.476" calcext:value-type="float">
            <text:p>43.476</text:p>
          </table:table-cell>
          <table:table-cell office:value-type="float" office:value="165" calcext:value-type="float">
            <text:p>16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1549]+1" office:value-type="float" office:value="195" calcext:value-type="float">
            <text:p>195</text:p>
          </table:table-cell>
          <table:table-cell table:formula="of:=[.B1549]" office:value-type="float" office:value="2" calcext:value-type="float">
            <text:p>2</text:p>
          </table:table-cell>
          <table:table-cell office:value-type="float" office:value="202.328448" calcext:value-type="float">
            <text:p>202.328448</text:p>
          </table:table-cell>
          <table:table-cell office:value-type="float" office:value="44.240832" calcext:value-type="float">
            <text:p>44.240832</text:p>
          </table:table-cell>
          <table:table-cell office:value-type="float" office:value="204" calcext:value-type="float">
            <text:p>20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1550]+1" office:value-type="float" office:value="195" calcext:value-type="float">
            <text:p>195</text:p>
          </table:table-cell>
          <table:table-cell table:formula="of:=[.B1550]" office:value-type="float" office:value="3" calcext:value-type="float">
            <text:p>3</text:p>
          </table:table-cell>
          <table:table-cell office:value-type="float" office:value="215.284608" calcext:value-type="float">
            <text:p>215.284608</text:p>
          </table:table-cell>
          <table:table-cell office:value-type="float" office:value="40.585056" calcext:value-type="float">
            <text:p>40.585056</text:p>
          </table:table-cell>
          <table:table-cell office:value-type="float" office:value="212" calcext:value-type="float">
            <text:p>21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1551]+1" office:value-type="float" office:value="195" calcext:value-type="float">
            <text:p>195</text:p>
          </table:table-cell>
          <table:table-cell table:formula="of:=[.B1551]" office:value-type="float" office:value="4" calcext:value-type="float">
            <text:p>4</text:p>
          </table:table-cell>
          <table:table-cell office:value-type="float" office:value="237.078528" calcext:value-type="float">
            <text:p>237.078528</text:p>
          </table:table-cell>
          <table:table-cell office:value-type="float" office:value="159.189312" calcext:value-type="float">
            <text:p>159.189312</text:p>
          </table:table-cell>
          <table:table-cell office:value-type="float" office:value="233" calcext:value-type="float">
            <text:p>233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1552]+1" office:value-type="float" office:value="195" calcext:value-type="float">
            <text:p>195</text:p>
          </table:table-cell>
          <table:table-cell table:formula="of:=[.B1552]" office:value-type="float" office:value="5" calcext:value-type="float">
            <text:p>5</text:p>
          </table:table-cell>
          <table:table-cell office:value-type="float" office:value="163.785728" calcext:value-type="float">
            <text:p>163.785728</text:p>
          </table:table-cell>
          <table:table-cell office:value-type="float" office:value="161.513664" calcext:value-type="float">
            <text:p>161.513664</text:p>
          </table:table-cell>
          <table:table-cell office:value-type="float" office:value="163" calcext:value-type="float">
            <text:p>163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1553]+1" office:value-type="float" office:value="195" calcext:value-type="float">
            <text:p>195</text:p>
          </table:table-cell>
          <table:table-cell table:formula="of:=[.B1553]" office:value-type="float" office:value="6" calcext:value-type="float">
            <text:p>6</text:p>
          </table:table-cell>
          <table:table-cell office:value-type="float" office:value="87.08992" calcext:value-type="float">
            <text:p>87.08992</text:p>
          </table:table-cell>
          <table:table-cell office:value-type="float" office:value="154.8648" calcext:value-type="float">
            <text:p>154.8648</text:p>
          </table:table-cell>
          <table:table-cell office:value-type="float" office:value="88" calcext:value-type="float">
            <text:p>8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1554]+1" office:value-type="float" office:value="195" calcext:value-type="float">
            <text:p>195</text:p>
          </table:table-cell>
          <table:table-cell table:formula="of:=[.B1554]" office:value-type="float" office:value="7" calcext:value-type="float">
            <text:p>7</text:p>
          </table:table-cell>
          <table:table-cell office:value-type="float" office:value="109.970048" calcext:value-type="float">
            <text:p>109.970048</text:p>
          </table:table-cell>
          <table:table-cell office:value-type="float" office:value="37.650816" calcext:value-type="float">
            <text:p>37.650816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8" calcext:value-type="float">
            <text:p>38</text:p>
          </table:table-cell>
        </table:table-row>
        <table:table-row table:style-name="ro1">
          <table:table-cell table:formula="of:=[.A1555]+1" office:value-type="float" office:value="195" calcext:value-type="float">
            <text:p>195</text:p>
          </table:table-cell>
          <table:table-cell table:formula="of:=[.B1555]" office:value-type="float" office:value="8" calcext:value-type="float">
            <text:p>8</text:p>
          </table:table-cell>
          <table:table-cell office:value-type="float" office:value="127.4889664" calcext:value-type="float">
            <text:p>127.4889664</text:p>
          </table:table-cell>
          <table:table-cell office:value-type="float" office:value="42.870624" calcext:value-type="float">
            <text:p>42.870624</text:p>
          </table:table-cell>
          <table:table-cell office:value-type="float" office:value="128" calcext:value-type="float">
            <text:p>12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A1556]+1" office:value-type="float" office:value="196" calcext:value-type="float">
            <text:p>196</text:p>
          </table:table-cell>
          <table:table-cell table:formula="of:=[.B1556]" office:value-type="float" office:value="1" calcext:value-type="float">
            <text:p>1</text:p>
          </table:table-cell>
          <table:table-cell office:value-type="float" office:value="166.128512" calcext:value-type="float">
            <text:p>166.128512</text:p>
          </table:table-cell>
          <table:table-cell office:value-type="float" office:value="23.128416" calcext:value-type="float">
            <text:p>23.128416</text:p>
          </table:table-cell>
          <table:table-cell office:value-type="float" office:value="166" calcext:value-type="float">
            <text:p>16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1557]+1" office:value-type="float" office:value="196" calcext:value-type="float">
            <text:p>196</text:p>
          </table:table-cell>
          <table:table-cell table:formula="of:=[.B1557]" office:value-type="float" office:value="2" calcext:value-type="float">
            <text:p>2</text:p>
          </table:table-cell>
          <table:table-cell office:value-type="float" office:value="200.428928" calcext:value-type="float">
            <text:p>200.428928</text:p>
          </table:table-cell>
          <table:table-cell office:value-type="float" office:value="23.93088" calcext:value-type="float">
            <text:p>23.93088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558]+1" office:value-type="float" office:value="196" calcext:value-type="float">
            <text:p>196</text:p>
          </table:table-cell>
          <table:table-cell table:formula="of:=[.B1558]" office:value-type="float" office:value="3" calcext:value-type="float">
            <text:p>3</text:p>
          </table:table-cell>
          <table:table-cell office:value-type="float" office:value="216.994816" calcext:value-type="float">
            <text:p>216.994816</text:p>
          </table:table-cell>
          <table:table-cell office:value-type="float" office:value="18.6192" calcext:value-type="float">
            <text:p>18.6192</text:p>
          </table:table-cell>
          <table:table-cell office:value-type="float" office:value="219" calcext:value-type="float">
            <text:p>2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559]+1" office:value-type="float" office:value="196" calcext:value-type="float">
            <text:p>196</text:p>
          </table:table-cell>
          <table:table-cell table:formula="of:=[.B1559]" office:value-type="float" office:value="4" calcext:value-type="float">
            <text:p>4</text:p>
          </table:table-cell>
          <table:table-cell office:value-type="float" office:value="235.630592" calcext:value-type="float">
            <text:p>235.630592</text:p>
          </table:table-cell>
          <table:table-cell office:value-type="float" office:value="143.776896" calcext:value-type="float">
            <text:p>143.776896</text:p>
          </table:table-cell>
          <table:table-cell office:value-type="float" office:value="232" calcext:value-type="float">
            <text:p>23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formula="of:=[.A1560]+1" office:value-type="float" office:value="196" calcext:value-type="float">
            <text:p>196</text:p>
          </table:table-cell>
          <table:table-cell table:formula="of:=[.B1560]" office:value-type="float" office:value="5" calcext:value-type="float">
            <text:p>5</text:p>
          </table:table-cell>
          <table:table-cell office:value-type="float" office:value="160.570368" calcext:value-type="float">
            <text:p>160.570368</text:p>
          </table:table-cell>
          <table:table-cell office:value-type="float" office:value="144.769248" calcext:value-type="float">
            <text:p>144.769248</text:p>
          </table:table-cell>
          <table:table-cell office:value-type="float" office:value="157" calcext:value-type="float">
            <text:p>15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formula="of:=[.A1561]+1" office:value-type="float" office:value="196" calcext:value-type="float">
            <text:p>196</text:p>
          </table:table-cell>
          <table:table-cell table:formula="of:=[.B1561]" office:value-type="float" office:value="6" calcext:value-type="float">
            <text:p>6</text:p>
          </table:table-cell>
          <table:table-cell office:value-type="float" office:value="83.412864" calcext:value-type="float">
            <text:p>83.412864</text:p>
          </table:table-cell>
          <table:table-cell office:value-type="float" office:value="138.050208" calcext:value-type="float">
            <text:p>138.050208</text:p>
          </table:table-cell>
          <table:table-cell office:value-type="float" office:value="82" calcext:value-type="float">
            <text:p>8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formula="of:=[.A1562]+1" office:value-type="float" office:value="196" calcext:value-type="float">
            <text:p>196</text:p>
          </table:table-cell>
          <table:table-cell table:formula="of:=[.B1562]" office:value-type="float" office:value="7" calcext:value-type="float">
            <text:p>7</text:p>
          </table:table-cell>
          <table:table-cell office:value-type="float" office:value="106.895104" calcext:value-type="float">
            <text:p>106.895104</text:p>
          </table:table-cell>
          <table:table-cell office:value-type="float" office:value="15.258144" calcext:value-type="float">
            <text:p>15.258144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2" calcext:value-type="float">
            <text:p>12</text:p>
          </table:table-cell>
        </table:table-row>
        <table:table-row table:style-name="ro1">
          <table:table-cell table:formula="of:=[.A1563]+1" office:value-type="float" office:value="196" calcext:value-type="float">
            <text:p>196</text:p>
          </table:table-cell>
          <table:table-cell table:formula="of:=[.B1563]" office:value-type="float" office:value="8" calcext:value-type="float">
            <text:p>8</text:p>
          </table:table-cell>
          <table:table-cell office:value-type="float" office:value="128.47081984" calcext:value-type="float">
            <text:p>128.47081984</text:p>
          </table:table-cell>
          <table:table-cell office:value-type="float" office:value="21.073632" calcext:value-type="float">
            <text:p>21.073632</text:p>
          </table:table-cell>
          <table:table-cell office:value-type="float" office:value="129" calcext:value-type="float">
            <text:p>1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1564]+1" office:value-type="float" office:value="197" calcext:value-type="float">
            <text:p>197</text:p>
          </table:table-cell>
          <table:table-cell table:formula="of:=[.B1564]" office:value-type="float" office:value="1" calcext:value-type="float">
            <text:p>1</text:p>
          </table:table-cell>
          <table:table-cell office:value-type="float" office:value="161.336704" calcext:value-type="float">
            <text:p>161.336704</text:p>
          </table:table-cell>
          <table:table-cell office:value-type="float" office:value="35.786016" calcext:value-type="float">
            <text:p>35.786016</text:p>
          </table:table-cell>
          <table:table-cell office:value-type="float" office:value="162" calcext:value-type="float">
            <text:p>16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1565]+1" office:value-type="float" office:value="197" calcext:value-type="float">
            <text:p>197</text:p>
          </table:table-cell>
          <table:table-cell table:formula="of:=[.B1565]" office:value-type="float" office:value="2" calcext:value-type="float">
            <text:p>2</text:p>
          </table:table-cell>
          <table:table-cell office:value-type="float" office:value="197.269504" calcext:value-type="float">
            <text:p>197.269504</text:p>
          </table:table-cell>
          <table:table-cell office:value-type="float" office:value="32.186496" calcext:value-type="float">
            <text:p>32.186496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1566]+1" office:value-type="float" office:value="197" calcext:value-type="float">
            <text:p>197</text:p>
          </table:table-cell>
          <table:table-cell table:formula="of:=[.B1566]" office:value-type="float" office:value="3" calcext:value-type="float">
            <text:p>3</text:p>
          </table:table-cell>
          <table:table-cell office:value-type="float" office:value="212.059648" calcext:value-type="float">
            <text:p>212.059648</text:p>
          </table:table-cell>
          <table:table-cell office:value-type="float" office:value="25.410144" calcext:value-type="float">
            <text:p>25.410144</text:p>
          </table:table-cell>
          <table:table-cell office:value-type="float" office:value="212" calcext:value-type="float">
            <text:p>2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1567]+1" office:value-type="float" office:value="197" calcext:value-type="float">
            <text:p>197</text:p>
          </table:table-cell>
          <table:table-cell table:formula="of:=[.B1567]" office:value-type="float" office:value="4" calcext:value-type="float">
            <text:p>4</text:p>
          </table:table-cell>
          <table:table-cell office:value-type="float" office:value="246.153472" calcext:value-type="float">
            <text:p>246.153472</text:p>
          </table:table-cell>
          <table:table-cell office:value-type="float" office:value="149.520096" calcext:value-type="float">
            <text:p>149.520096</text:p>
          </table:table-cell>
          <table:table-cell office:value-type="float" office:value="246" calcext:value-type="float">
            <text:p>24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[.A1568]+1" office:value-type="float" office:value="197" calcext:value-type="float">
            <text:p>197</text:p>
          </table:table-cell>
          <table:table-cell table:formula="of:=[.B1568]" office:value-type="float" office:value="5" calcext:value-type="float">
            <text:p>5</text:p>
          </table:table-cell>
          <table:table-cell office:value-type="float" office:value="168.857472" calcext:value-type="float">
            <text:p>168.857472</text:p>
          </table:table-cell>
          <table:table-cell office:value-type="float" office:value="160.7952" calcext:value-type="float">
            <text:p>160.7952</text:p>
          </table:table-cell>
          <table:table-cell office:value-type="float" office:value="170" calcext:value-type="float">
            <text:p>17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1569]+1" office:value-type="float" office:value="197" calcext:value-type="float">
            <text:p>197</text:p>
          </table:table-cell>
          <table:table-cell table:formula="of:=[.B1569]" office:value-type="float" office:value="6" calcext:value-type="float">
            <text:p>6</text:p>
          </table:table-cell>
          <table:table-cell office:value-type="float" office:value="86.298112" calcext:value-type="float">
            <text:p>86.298112</text:p>
          </table:table-cell>
          <table:table-cell office:value-type="float" office:value="159.915936" calcext:value-type="float">
            <text:p>159.915936</text:p>
          </table:table-cell>
          <table:table-cell office:value-type="float" office:value="88" calcext:value-type="float">
            <text:p>88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1570]+1" office:value-type="float" office:value="197" calcext:value-type="float">
            <text:p>197</text:p>
          </table:table-cell>
          <table:table-cell table:formula="of:=[.B1570]" office:value-type="float" office:value="7" calcext:value-type="float">
            <text:p>7</text:p>
          </table:table-cell>
          <table:table-cell office:value-type="float" office:value="100.208768" calcext:value-type="float">
            <text:p>100.208768</text:p>
          </table:table-cell>
          <table:table-cell office:value-type="float" office:value="32.545152" calcext:value-type="float">
            <text:p>32.545152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 table:formula="of:=[.A1571]+1" office:value-type="float" office:value="197" calcext:value-type="float">
            <text:p>197</text:p>
          </table:table-cell>
          <table:table-cell table:formula="of:=[.B1571]" office:value-type="float" office:value="8" calcext:value-type="float">
            <text:p>8</text:p>
          </table:table-cell>
          <table:table-cell office:value-type="float" office:value="120.156544" calcext:value-type="float">
            <text:p>120.156544</text:p>
          </table:table-cell>
          <table:table-cell office:value-type="float" office:value="37.547808" calcext:value-type="float">
            <text:p>37.547808</text:p>
          </table:table-cell>
          <table:table-cell office:value-type="float" office:value="119" calcext:value-type="float">
            <text:p>11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1572]+1" office:value-type="float" office:value="198" calcext:value-type="float">
            <text:p>198</text:p>
          </table:table-cell>
          <table:table-cell table:formula="of:=[.B1572]" office:value-type="float" office:value="1" calcext:value-type="float">
            <text:p>1</text:p>
          </table:table-cell>
          <table:table-cell office:value-type="float" office:value="159.719808" calcext:value-type="float">
            <text:p>159.719808</text:p>
          </table:table-cell>
          <table:table-cell office:value-type="float" office:value="41.118528" calcext:value-type="float">
            <text:p>41.118528</text:p>
          </table:table-cell>
          <table:table-cell office:value-type="float" office:value="155" calcext:value-type="float">
            <text:p>15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A1573]+1" office:value-type="float" office:value="198" calcext:value-type="float">
            <text:p>198</text:p>
          </table:table-cell>
          <table:table-cell table:formula="of:=[.B1573]" office:value-type="float" office:value="2" calcext:value-type="float">
            <text:p>2</text:p>
          </table:table-cell>
          <table:table-cell office:value-type="float" office:value="194.154624" calcext:value-type="float">
            <text:p>194.154624</text:p>
          </table:table-cell>
          <table:table-cell office:value-type="float" office:value="40.38336" calcext:value-type="float">
            <text:p>40.38336</text:p>
          </table:table-cell>
          <table:table-cell office:value-type="float" office:value="190" calcext:value-type="float">
            <text:p>19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1574]+1" office:value-type="float" office:value="198" calcext:value-type="float">
            <text:p>198</text:p>
          </table:table-cell>
          <table:table-cell table:formula="of:=[.B1574]" office:value-type="float" office:value="3" calcext:value-type="float">
            <text:p>3</text:p>
          </table:table-cell>
          <table:table-cell office:value-type="float" office:value="208.492288" calcext:value-type="float">
            <text:p>208.492288</text:p>
          </table:table-cell>
          <table:table-cell office:value-type="float" office:value="34.499904" calcext:value-type="float">
            <text:p>34.499904</text:p>
          </table:table-cell>
          <table:table-cell office:value-type="float" office:value="206" calcext:value-type="float">
            <text:p>20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1575]+1" office:value-type="float" office:value="198" calcext:value-type="float">
            <text:p>198</text:p>
          </table:table-cell>
          <table:table-cell table:formula="of:=[.B1575]" office:value-type="float" office:value="4" calcext:value-type="float">
            <text:p>4</text:p>
          </table:table-cell>
          <table:table-cell office:value-type="float" office:value="233.606016" calcext:value-type="float">
            <text:p>233.606016</text:p>
          </table:table-cell>
          <table:table-cell office:value-type="float" office:value="155.495712" calcext:value-type="float">
            <text:p>155.495712</text:p>
          </table:table-cell>
          <table:table-cell office:value-type="float" office:value="232" calcext:value-type="float">
            <text:p>23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1576]+1" office:value-type="float" office:value="198" calcext:value-type="float">
            <text:p>198</text:p>
          </table:table-cell>
          <table:table-cell table:formula="of:=[.B1576]" office:value-type="float" office:value="5" calcext:value-type="float">
            <text:p>5</text:p>
          </table:table-cell>
          <table:table-cell office:value-type="float" office:value="158.946048" calcext:value-type="float">
            <text:p>158.946048</text:p>
          </table:table-cell>
          <table:table-cell office:value-type="float" office:value="160.245984" calcext:value-type="float">
            <text:p>160.245984</text:p>
          </table:table-cell>
          <table:table-cell office:value-type="float" office:value="156" calcext:value-type="float">
            <text:p>15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1577]+1" office:value-type="float" office:value="198" calcext:value-type="float">
            <text:p>198</text:p>
          </table:table-cell>
          <table:table-cell table:formula="of:=[.B1577]" office:value-type="float" office:value="6" calcext:value-type="float">
            <text:p>6</text:p>
          </table:table-cell>
          <table:table-cell office:value-type="float" office:value="78.792832" calcext:value-type="float">
            <text:p>78.792832</text:p>
          </table:table-cell>
          <table:table-cell office:value-type="float" office:value="155.359584" calcext:value-type="float">
            <text:p>155.359584</text:p>
          </table:table-cell>
          <table:table-cell office:value-type="float" office:value="78" calcext:value-type="float">
            <text:p>78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1578]+1" office:value-type="float" office:value="198" calcext:value-type="float">
            <text:p>198</text:p>
          </table:table-cell>
          <table:table-cell table:formula="of:=[.B1578]" office:value-type="float" office:value="7" calcext:value-type="float">
            <text:p>7</text:p>
          </table:table-cell>
          <table:table-cell office:value-type="float" office:value="101.70752" calcext:value-type="float">
            <text:p>101.70752</text:p>
          </table:table-cell>
          <table:table-cell office:value-type="float" office:value="34.424544" calcext:value-type="float">
            <text:p>34.424544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34" calcext:value-type="float">
            <text:p>34</text:p>
          </table:table-cell>
        </table:table-row>
        <table:table-row table:style-name="ro1">
          <table:table-cell table:formula="of:=[.A1579]+1" office:value-type="float" office:value="198" calcext:value-type="float">
            <text:p>198</text:p>
          </table:table-cell>
          <table:table-cell table:formula="of:=[.B1579]" office:value-type="float" office:value="8" calcext:value-type="float">
            <text:p>8</text:p>
          </table:table-cell>
          <table:table-cell office:value-type="float" office:value="121.6395008" calcext:value-type="float">
            <text:p>121.6395008</text:p>
          </table:table-cell>
          <table:table-cell office:value-type="float" office:value="40.829568" calcext:value-type="float">
            <text:p>40.829568</text:p>
          </table:table-cell>
          <table:table-cell office:value-type="float" office:value="118" calcext:value-type="float">
            <text:p>11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A1580]+1" office:value-type="float" office:value="199" calcext:value-type="float">
            <text:p>199</text:p>
          </table:table-cell>
          <table:table-cell table:formula="of:=[.B1580]" office:value-type="float" office:value="1" calcext:value-type="float">
            <text:p>1</text:p>
          </table:table-cell>
          <table:table-cell office:value-type="float" office:value="166.697472" calcext:value-type="float">
            <text:p>166.697472</text:p>
          </table:table-cell>
          <table:table-cell office:value-type="float" office:value="37.035072" calcext:value-type="float">
            <text:p>37.035072</text:p>
          </table:table-cell>
          <table:table-cell office:value-type="float" office:value="166" calcext:value-type="float">
            <text:p>1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1581]+1" office:value-type="float" office:value="199" calcext:value-type="float">
            <text:p>199</text:p>
          </table:table-cell>
          <table:table-cell table:formula="of:=[.B1581]" office:value-type="float" office:value="2" calcext:value-type="float">
            <text:p>2</text:p>
          </table:table-cell>
          <table:table-cell office:value-type="float" office:value="203.19296" calcext:value-type="float">
            <text:p>203.19296</text:p>
          </table:table-cell>
          <table:table-cell office:value-type="float" office:value="38.189184" calcext:value-type="float">
            <text:p>38.189184</text:p>
          </table:table-cell>
          <table:table-cell office:value-type="float" office:value="203" calcext:value-type="float">
            <text:p>2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1582]+1" office:value-type="float" office:value="199" calcext:value-type="float">
            <text:p>199</text:p>
          </table:table-cell>
          <table:table-cell table:formula="of:=[.B1582]" office:value-type="float" office:value="3" calcext:value-type="float">
            <text:p>3</text:p>
          </table:table-cell>
          <table:table-cell office:value-type="float" office:value="216.372096" calcext:value-type="float">
            <text:p>216.372096</text:p>
          </table:table-cell>
          <table:table-cell office:value-type="float" office:value="33.565824" calcext:value-type="float">
            <text:p>33.565824</text:p>
          </table:table-cell>
          <table:table-cell office:value-type="float" office:value="216" calcext:value-type="float">
            <text:p>21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1583]+1" office:value-type="float" office:value="199" calcext:value-type="float">
            <text:p>199</text:p>
          </table:table-cell>
          <table:table-cell table:formula="of:=[.B1583]" office:value-type="float" office:value="4" calcext:value-type="float">
            <text:p>4</text:p>
          </table:table-cell>
          <table:table-cell office:value-type="float" office:value="238.704256" calcext:value-type="float">
            <text:p>238.704256</text:p>
          </table:table-cell>
          <table:table-cell office:value-type="float" office:value="156.604512" calcext:value-type="float">
            <text:p>156.604512</text:p>
          </table:table-cell>
          <table:table-cell office:value-type="float" office:value="232" calcext:value-type="float">
            <text:p>23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1584]+1" office:value-type="float" office:value="199" calcext:value-type="float">
            <text:p>199</text:p>
          </table:table-cell>
          <table:table-cell table:formula="of:=[.B1584]" office:value-type="float" office:value="5" calcext:value-type="float">
            <text:p>5</text:p>
          </table:table-cell>
          <table:table-cell office:value-type="float" office:value="163.810816" calcext:value-type="float">
            <text:p>163.810816</text:p>
          </table:table-cell>
          <table:table-cell office:value-type="float" office:value="158.141856" calcext:value-type="float">
            <text:p>158.141856</text:p>
          </table:table-cell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1585]+1" office:value-type="float" office:value="199" calcext:value-type="float">
            <text:p>199</text:p>
          </table:table-cell>
          <table:table-cell table:formula="of:=[.B1585]" office:value-type="float" office:value="6" calcext:value-type="float">
            <text:p>6</text:p>
          </table:table-cell>
          <table:table-cell office:value-type="float" office:value="85.157504" calcext:value-type="float">
            <text:p>85.157504</text:p>
          </table:table-cell>
          <table:table-cell office:value-type="float" office:value="152.530368" calcext:value-type="float">
            <text:p>152.530368</text:p>
          </table:table-cell>
          <table:table-cell office:value-type="float" office:value="84" calcext:value-type="float">
            <text:p>8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formula="of:=[.A1586]+1" office:value-type="float" office:value="199" calcext:value-type="float">
            <text:p>199</text:p>
          </table:table-cell>
          <table:table-cell table:formula="of:=[.B1586]" office:value-type="float" office:value="7" calcext:value-type="float">
            <text:p>7</text:p>
          </table:table-cell>
          <table:table-cell office:value-type="float" office:value="108.218112" calcext:value-type="float">
            <text:p>108.218112</text:p>
          </table:table-cell>
          <table:table-cell office:value-type="float" office:value="30.546144" calcext:value-type="float">
            <text:p>30.546144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8" calcext:value-type="float">
            <text:p>28</text:p>
          </table:table-cell>
        </table:table-row>
        <table:table-row table:style-name="ro1">
          <table:table-cell table:formula="of:=[.A1587]+1" office:value-type="float" office:value="199" calcext:value-type="float">
            <text:p>199</text:p>
          </table:table-cell>
          <table:table-cell table:formula="of:=[.B1587]" office:value-type="float" office:value="8" calcext:value-type="float">
            <text:p>8</text:p>
          </table:table-cell>
          <table:table-cell office:value-type="float" office:value="127.26882944" calcext:value-type="float">
            <text:p>127.26882944</text:p>
          </table:table-cell>
          <table:table-cell office:value-type="float" office:value="36.04896" calcext:value-type="float">
            <text:p>36.04896</text:p>
          </table:table-cell>
          <table:table-cell office:value-type="float" office:value="126" calcext:value-type="float">
            <text:p>12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1588]+1" office:value-type="float" office:value="200" calcext:value-type="float">
            <text:p>200</text:p>
          </table:table-cell>
          <table:table-cell table:formula="of:=[.B1588]" office:value-type="float" office:value="1" calcext:value-type="float">
            <text:p>1</text:p>
          </table:table-cell>
          <table:table-cell office:value-type="float" office:value="158.228096" calcext:value-type="float">
            <text:p>158.228096</text:p>
          </table:table-cell>
          <table:table-cell office:value-type="float" office:value="36.019296" calcext:value-type="float">
            <text:p>36.019296</text:p>
          </table:table-cell>
          <table:table-cell office:value-type="float" office:value="159" calcext:value-type="float">
            <text:p>15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1589]+1" office:value-type="float" office:value="200" calcext:value-type="float">
            <text:p>200</text:p>
          </table:table-cell>
          <table:table-cell table:formula="of:=[.B1589]" office:value-type="float" office:value="2" calcext:value-type="float">
            <text:p>2</text:p>
          </table:table-cell>
          <table:table-cell office:value-type="float" office:value="197.892608" calcext:value-type="float">
            <text:p>197.892608</text:p>
          </table:table-cell>
          <table:table-cell office:value-type="float" office:value="34.220352" calcext:value-type="float">
            <text:p>34.220352</text:p>
          </table:table-cell>
          <table:table-cell office:value-type="float" office:value="193" calcext:value-type="float">
            <text:p>19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1590]+1" office:value-type="float" office:value="200" calcext:value-type="float">
            <text:p>200</text:p>
          </table:table-cell>
          <table:table-cell table:formula="of:=[.B1590]" office:value-type="float" office:value="3" calcext:value-type="float">
            <text:p>3</text:p>
          </table:table-cell>
          <table:table-cell office:value-type="float" office:value="211.443712" calcext:value-type="float">
            <text:p>211.443712</text:p>
          </table:table-cell>
          <table:table-cell office:value-type="float" office:value="28.675584" calcext:value-type="float">
            <text:p>28.675584</text:p>
          </table:table-cell>
          <table:table-cell office:value-type="float" office:value="208" calcext:value-type="float">
            <text:p>20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1591]+1" office:value-type="float" office:value="200" calcext:value-type="float">
            <text:p>200</text:p>
          </table:table-cell>
          <table:table-cell table:formula="of:=[.B1591]" office:value-type="float" office:value="4" calcext:value-type="float">
            <text:p>4</text:p>
          </table:table-cell>
          <table:table-cell office:value-type="float" office:value="242.47936" calcext:value-type="float">
            <text:p>242.47936</text:p>
          </table:table-cell>
          <table:table-cell office:value-type="float" office:value="156.905472" calcext:value-type="float">
            <text:p>156.905472</text:p>
          </table:table-cell>
          <table:table-cell office:value-type="float" office:value="244" calcext:value-type="float">
            <text:p>24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92]+1" office:value-type="float" office:value="200" calcext:value-type="float">
            <text:p>200</text:p>
          </table:table-cell>
          <table:table-cell table:formula="of:=[.B1592]" office:value-type="float" office:value="5" calcext:value-type="float">
            <text:p>5</text:p>
          </table:table-cell>
          <table:table-cell office:value-type="float" office:value="162.459776" calcext:value-type="float">
            <text:p>162.459776</text:p>
          </table:table-cell>
          <table:table-cell office:value-type="float" office:value="163.711104" calcext:value-type="float">
            <text:p>163.711104</text:p>
          </table:table-cell>
          <table:table-cell table:number-columns-repeated="2" office:value-type="float" office:value="164" calcext:value-type="float">
            <text:p>164</text:p>
          </table:table-cell>
        </table:table-row>
        <table:table-row table:style-name="ro1">
          <table:table-cell table:formula="of:=[.A1593]+1" office:value-type="float" office:value="200" calcext:value-type="float">
            <text:p>200</text:p>
          </table:table-cell>
          <table:table-cell table:formula="of:=[.B1593]" office:value-type="float" office:value="6" calcext:value-type="float">
            <text:p>6</text:p>
          </table:table-cell>
          <table:table-cell office:value-type="float" office:value="77.357824" calcext:value-type="float">
            <text:p>77.357824</text:p>
          </table:table-cell>
          <table:table-cell office:value-type="float" office:value="161.645472" calcext:value-type="float">
            <text:p>161.645472</text:p>
          </table:table-cell>
          <table:table-cell office:value-type="float" office:value="80" calcext:value-type="float">
            <text:p>8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1594]+1" office:value-type="float" office:value="200" calcext:value-type="float">
            <text:p>200</text:p>
          </table:table-cell>
          <table:table-cell table:formula="of:=[.B1594]" office:value-type="float" office:value="7" calcext:value-type="float">
            <text:p>7</text:p>
          </table:table-cell>
          <table:table-cell office:value-type="float" office:value="95.979008" calcext:value-type="float">
            <text:p>95.979008</text:p>
          </table:table-cell>
          <table:table-cell office:value-type="float" office:value="32.450496" calcext:value-type="float">
            <text:p>32.450496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33" calcext:value-type="float">
            <text:p>33</text:p>
          </table:table-cell>
        </table:table-row>
        <table:table-row table:style-name="ro1">
          <table:table-cell table:formula="of:=[.A1595]+1" office:value-type="float" office:value="200" calcext:value-type="float">
            <text:p>200</text:p>
          </table:table-cell>
          <table:table-cell table:formula="of:=[.B1595]" office:value-type="float" office:value="8" calcext:value-type="float">
            <text:p>8</text:p>
          </table:table-cell>
          <table:table-cell office:value-type="float" office:value="114.723072" calcext:value-type="float">
            <text:p>114.723072</text:p>
          </table:table-cell>
          <table:table-cell office:value-type="float" office:value="36.506688" calcext:value-type="float">
            <text:p>36.506688</text:p>
          </table:table-cell>
          <table:table-cell office:value-type="float" office:value="115" calcext:value-type="float">
            <text:p>1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1596]+1" office:value-type="float" office:value="201" calcext:value-type="float">
            <text:p>201</text:p>
          </table:table-cell>
          <table:table-cell table:formula="of:=[.B1596]" office:value-type="float" office:value="1" calcext:value-type="float">
            <text:p>1</text:p>
          </table:table-cell>
          <table:table-cell office:value-type="float" office:value="164.616576" calcext:value-type="float">
            <text:p>164.616576</text:p>
          </table:table-cell>
          <table:table-cell office:value-type="float" office:value="36.661824" calcext:value-type="float">
            <text:p>36.661824</text:p>
          </table:table-cell>
          <table:table-cell office:value-type="float" office:value="164" calcext:value-type="float">
            <text:p>16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1597]+1" office:value-type="float" office:value="201" calcext:value-type="float">
            <text:p>201</text:p>
          </table:table-cell>
          <table:table-cell table:formula="of:=[.B1597]" office:value-type="float" office:value="2" calcext:value-type="float">
            <text:p>2</text:p>
          </table:table-cell>
          <table:table-cell office:value-type="float" office:value="202.013952" calcext:value-type="float">
            <text:p>202.013952</text:p>
          </table:table-cell>
          <table:table-cell office:value-type="float" office:value="35.009088" calcext:value-type="float">
            <text:p>35.009088</text:p>
          </table:table-cell>
          <table:table-cell office:value-type="float" office:value="203" calcext:value-type="float">
            <text:p>20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1598]+1" office:value-type="float" office:value="201" calcext:value-type="float">
            <text:p>201</text:p>
          </table:table-cell>
          <table:table-cell table:formula="of:=[.B1598]" office:value-type="float" office:value="3" calcext:value-type="float">
            <text:p>3</text:p>
          </table:table-cell>
          <table:table-cell office:value-type="float" office:value="215.381248" calcext:value-type="float">
            <text:p>215.381248</text:p>
          </table:table-cell>
          <table:table-cell office:value-type="float" office:value="28.678464" calcext:value-type="float">
            <text:p>28.678464</text:p>
          </table:table-cell>
          <table:table-cell office:value-type="float" office:value="217" calcext:value-type="float">
            <text:p>2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1599]+1" office:value-type="float" office:value="201" calcext:value-type="float">
            <text:p>201</text:p>
          </table:table-cell>
          <table:table-cell table:formula="of:=[.B1599]" office:value-type="float" office:value="4" calcext:value-type="float">
            <text:p>4</text:p>
          </table:table-cell>
          <table:table-cell office:value-type="float" office:value="242.619264" calcext:value-type="float">
            <text:p>242.619264</text:p>
          </table:table-cell>
          <table:table-cell office:value-type="float" office:value="155.422656" calcext:value-type="float">
            <text:p>155.422656</text:p>
          </table:table-cell>
          <table:table-cell office:value-type="float" office:value="244" calcext:value-type="float">
            <text:p>24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1600]+1" office:value-type="float" office:value="201" calcext:value-type="float">
            <text:p>201</text:p>
          </table:table-cell>
          <table:table-cell table:formula="of:=[.B1600]" office:value-type="float" office:value="5" calcext:value-type="float">
            <text:p>5</text:p>
          </table:table-cell>
          <table:table-cell office:value-type="float" office:value="164.820224" calcext:value-type="float">
            <text:p>164.820224</text:p>
          </table:table-cell>
          <table:table-cell office:value-type="float" office:value="161.222784" calcext:value-type="float">
            <text:p>161.222784</text:p>
          </table:table-cell>
          <table:table-cell office:value-type="float" office:value="164" calcext:value-type="float">
            <text:p>164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1601]+1" office:value-type="float" office:value="201" calcext:value-type="float">
            <text:p>201</text:p>
          </table:table-cell>
          <table:table-cell table:formula="of:=[.B1601]" office:value-type="float" office:value="6" calcext:value-type="float">
            <text:p>6</text:p>
          </table:table-cell>
          <table:table-cell office:value-type="float" office:value="82.997376" calcext:value-type="float">
            <text:p>82.997376</text:p>
          </table:table-cell>
          <table:table-cell office:value-type="float" office:value="157.013472" calcext:value-type="float">
            <text:p>157.013472</text:p>
          </table:table-cell>
          <table:table-cell office:value-type="float" office:value="80" calcext:value-type="float">
            <text:p>8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602]+1" office:value-type="float" office:value="201" calcext:value-type="float">
            <text:p>201</text:p>
          </table:table-cell>
          <table:table-cell table:formula="of:=[.B1602]" office:value-type="float" office:value="7" calcext:value-type="float">
            <text:p>7</text:p>
          </table:table-cell>
          <table:table-cell office:value-type="float" office:value="104.310144" calcext:value-type="float">
            <text:p>104.310144</text:p>
          </table:table-cell>
          <table:table-cell office:value-type="float" office:value="29.46864" calcext:value-type="float">
            <text:p>29.46864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7" calcext:value-type="float">
            <text:p>27</text:p>
          </table:table-cell>
        </table:table-row>
        <table:table-row table:style-name="ro1">
          <table:table-cell table:formula="of:=[.A1603]+1" office:value-type="float" office:value="201" calcext:value-type="float">
            <text:p>201</text:p>
          </table:table-cell>
          <table:table-cell table:formula="of:=[.B1603]" office:value-type="float" office:value="8" calcext:value-type="float">
            <text:p>8</text:p>
          </table:table-cell>
          <table:table-cell office:value-type="float" office:value="123.8488448" calcext:value-type="float">
            <text:p>123.8488448</text:p>
          </table:table-cell>
          <table:table-cell office:value-type="float" office:value="35.575776" calcext:value-type="float">
            <text:p>35.575776</text:p>
          </table:table-cell>
          <table:table-cell office:value-type="float" office:value="125" calcext:value-type="float">
            <text:p>1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1604]+1" office:value-type="float" office:value="202" calcext:value-type="float">
            <text:p>202</text:p>
          </table:table-cell>
          <table:table-cell table:formula="of:=[.B1604]" office:value-type="float" office:value="1" calcext:value-type="float">
            <text:p>1</text:p>
          </table:table-cell>
          <table:table-cell office:value-type="float" office:value="162.150656" calcext:value-type="float">
            <text:p>162.150656</text:p>
          </table:table-cell>
          <table:table-cell office:value-type="float" office:value="33.14112" calcext:value-type="float">
            <text:p>33.14112</text:p>
          </table:table-cell>
          <table:table-cell office:value-type="float" office:value="165" calcext:value-type="float">
            <text:p>16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1605]+1" office:value-type="float" office:value="202" calcext:value-type="float">
            <text:p>202</text:p>
          </table:table-cell>
          <table:table-cell table:formula="of:=[.B1605]" office:value-type="float" office:value="2" calcext:value-type="float">
            <text:p>2</text:p>
          </table:table-cell>
          <table:table-cell office:value-type="float" office:value="199.25504" calcext:value-type="float">
            <text:p>199.25504</text:p>
          </table:table-cell>
          <table:table-cell office:value-type="float" office:value="32.640768" calcext:value-type="float">
            <text:p>32.640768</text:p>
          </table:table-cell>
          <table:table-cell office:value-type="float" office:value="202" calcext:value-type="float">
            <text:p>20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1606]+1" office:value-type="float" office:value="202" calcext:value-type="float">
            <text:p>202</text:p>
          </table:table-cell>
          <table:table-cell table:formula="of:=[.B1606]" office:value-type="float" office:value="3" calcext:value-type="float">
            <text:p>3</text:p>
          </table:table-cell>
          <table:table-cell office:value-type="float" office:value="213.88736" calcext:value-type="float">
            <text:p>213.88736</text:p>
          </table:table-cell>
          <table:table-cell office:value-type="float" office:value="27.229344" calcext:value-type="float">
            <text:p>27.229344</text:p>
          </table:table-cell>
          <table:table-cell office:value-type="float" office:value="215" calcext:value-type="float">
            <text:p>2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607]+1" office:value-type="float" office:value="202" calcext:value-type="float">
            <text:p>202</text:p>
          </table:table-cell>
          <table:table-cell table:formula="of:=[.B1607]" office:value-type="float" office:value="4" calcext:value-type="float">
            <text:p>4</text:p>
          </table:table-cell>
          <table:table-cell office:value-type="float" office:value="239.502336" calcext:value-type="float">
            <text:p>239.502336</text:p>
          </table:table-cell>
          <table:table-cell office:value-type="float" office:value="154.046592" calcext:value-type="float">
            <text:p>154.046592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1608]+1" office:value-type="float" office:value="202" calcext:value-type="float">
            <text:p>202</text:p>
          </table:table-cell>
          <table:table-cell table:formula="of:=[.B1608]" office:value-type="float" office:value="5" calcext:value-type="float">
            <text:p>5</text:p>
          </table:table-cell>
          <table:table-cell office:value-type="float" office:value="161.656832" calcext:value-type="float">
            <text:p>161.656832</text:p>
          </table:table-cell>
          <table:table-cell office:value-type="float" office:value="157.899168" calcext:value-type="float">
            <text:p>157.899168</text:p>
          </table:table-cell>
          <table:table-cell office:value-type="float" office:value="164" calcext:value-type="float">
            <text:p>16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1609]+1" office:value-type="float" office:value="202" calcext:value-type="float">
            <text:p>202</text:p>
          </table:table-cell>
          <table:table-cell table:formula="of:=[.B1609]" office:value-type="float" office:value="6" calcext:value-type="float">
            <text:p>6</text:p>
          </table:table-cell>
          <table:table-cell office:value-type="float" office:value="79.000192" calcext:value-type="float">
            <text:p>79.000192</text:p>
          </table:table-cell>
          <table:table-cell office:value-type="float" office:value="152.838432" calcext:value-type="float">
            <text:p>152.838432</text:p>
          </table:table-cell>
          <table:table-cell office:value-type="float" office:value="82" calcext:value-type="float">
            <text:p>8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[.A1610]+1" office:value-type="float" office:value="202" calcext:value-type="float">
            <text:p>202</text:p>
          </table:table-cell>
          <table:table-cell table:formula="of:=[.B1610]" office:value-type="float" office:value="7" calcext:value-type="float">
            <text:p>7</text:p>
          </table:table-cell>
          <table:table-cell office:value-type="float" office:value="102.633984" calcext:value-type="float">
            <text:p>102.633984</text:p>
          </table:table-cell>
          <table:table-cell office:value-type="float" office:value="25.962432" calcext:value-type="float">
            <text:p>25.962432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22" calcext:value-type="float">
            <text:p>22</text:p>
          </table:table-cell>
        </table:table-row>
        <table:table-row table:style-name="ro1">
          <table:table-cell table:formula="of:=[.A1611]+1" office:value-type="float" office:value="202" calcext:value-type="float">
            <text:p>202</text:p>
          </table:table-cell>
          <table:table-cell table:formula="of:=[.B1611]" office:value-type="float" office:value="8" calcext:value-type="float">
            <text:p>8</text:p>
          </table:table-cell>
          <table:table-cell office:value-type="float" office:value="121.8475904" calcext:value-type="float">
            <text:p>121.8475904</text:p>
          </table:table-cell>
          <table:table-cell office:value-type="float" office:value="31.877568" calcext:value-type="float">
            <text:p>31.877568</text:p>
          </table:table-cell>
          <table:table-cell office:value-type="float" office:value="124" calcext:value-type="float">
            <text:p>1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1612]+1" office:value-type="float" office:value="203" calcext:value-type="float">
            <text:p>203</text:p>
          </table:table-cell>
          <table:table-cell table:formula="of:=[.B1612]" office:value-type="float" office:value="1" calcext:value-type="float">
            <text:p>1</text:p>
          </table:table-cell>
          <table:table-cell office:value-type="float" office:value="159.23008" calcext:value-type="float">
            <text:p>159.23008</text:p>
          </table:table-cell>
          <table:table-cell office:value-type="float" office:value="35.700288" calcext:value-type="float">
            <text:p>35.700288</text:p>
          </table:table-cell>
          <table:table-cell office:value-type="float" office:value="160" calcext:value-type="float">
            <text:p>16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1613]+1" office:value-type="float" office:value="203" calcext:value-type="float">
            <text:p>203</text:p>
          </table:table-cell>
          <table:table-cell table:formula="of:=[.B1613]" office:value-type="float" office:value="2" calcext:value-type="float">
            <text:p>2</text:p>
          </table:table-cell>
          <table:table-cell office:value-type="float" office:value="196.718336" calcext:value-type="float">
            <text:p>196.718336</text:p>
          </table:table-cell>
          <table:table-cell office:value-type="float" office:value="35.304192" calcext:value-type="float">
            <text:p>35.304192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1614]+1" office:value-type="float" office:value="203" calcext:value-type="float">
            <text:p>203</text:p>
          </table:table-cell>
          <table:table-cell table:formula="of:=[.B1614]" office:value-type="float" office:value="3" calcext:value-type="float">
            <text:p>3</text:p>
          </table:table-cell>
          <table:table-cell office:value-type="float" office:value="210.86144" calcext:value-type="float">
            <text:p>210.86144</text:p>
          </table:table-cell>
          <table:table-cell office:value-type="float" office:value="29.5104" calcext:value-type="float">
            <text:p>29.5104</text:p>
          </table:table-cell>
          <table:table-cell office:value-type="float" office:value="211" calcext:value-type="float">
            <text:p>2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1615]+1" office:value-type="float" office:value="203" calcext:value-type="float">
            <text:p>203</text:p>
          </table:table-cell>
          <table:table-cell table:formula="of:=[.B1615]" office:value-type="float" office:value="4" calcext:value-type="float">
            <text:p>4</text:p>
          </table:table-cell>
          <table:table-cell office:value-type="float" office:value="241.831296" calcext:value-type="float">
            <text:p>241.831296</text:p>
          </table:table-cell>
          <table:table-cell office:value-type="float" office:value="156.351072" calcext:value-type="float">
            <text:p>156.351072</text:p>
          </table:table-cell>
          <table:table-cell office:value-type="float" office:value="242" calcext:value-type="float">
            <text:p>24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616]+1" office:value-type="float" office:value="203" calcext:value-type="float">
            <text:p>203</text:p>
          </table:table-cell>
          <table:table-cell table:formula="of:=[.B1616]" office:value-type="float" office:value="5" calcext:value-type="float">
            <text:p>5</text:p>
          </table:table-cell>
          <table:table-cell office:value-type="float" office:value="161.785216" calcext:value-type="float">
            <text:p>161.785216</text:p>
          </table:table-cell>
          <table:table-cell office:value-type="float" office:value="163.639872" calcext:value-type="float">
            <text:p>163.639872</text:p>
          </table:table-cell>
          <table:table-cell office:value-type="float" office:value="162" calcext:value-type="float">
            <text:p>16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1617]+1" office:value-type="float" office:value="203" calcext:value-type="float">
            <text:p>203</text:p>
          </table:table-cell>
          <table:table-cell table:formula="of:=[.B1617]" office:value-type="float" office:value="6" calcext:value-type="float">
            <text:p>6</text:p>
          </table:table-cell>
          <table:table-cell office:value-type="float" office:value="76.750976" calcext:value-type="float">
            <text:p>76.750976</text:p>
          </table:table-cell>
          <table:table-cell office:value-type="float" office:value="160.58352" calcext:value-type="float">
            <text:p>160.58352</text:p>
          </table:table-cell>
          <table:table-cell office:value-type="float" office:value="78" calcext:value-type="float">
            <text:p>7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1618]+1" office:value-type="float" office:value="203" calcext:value-type="float">
            <text:p>203</text:p>
          </table:table-cell>
          <table:table-cell table:formula="of:=[.B1618]" office:value-type="float" office:value="7" calcext:value-type="float">
            <text:p>7</text:p>
          </table:table-cell>
          <table:table-cell office:value-type="float" office:value="96.967808" calcext:value-type="float">
            <text:p>96.967808</text:p>
          </table:table-cell>
          <table:table-cell office:value-type="float" office:value="32.849088" calcext:value-type="float">
            <text:p>32.849088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33" calcext:value-type="float">
            <text:p>33</text:p>
          </table:table-cell>
        </table:table-row>
        <table:table-row table:style-name="ro1">
          <table:table-cell table:formula="of:=[.A1619]+1" office:value-type="float" office:value="203" calcext:value-type="float">
            <text:p>203</text:p>
          </table:table-cell>
          <table:table-cell table:formula="of:=[.B1619]" office:value-type="float" office:value="8" calcext:value-type="float">
            <text:p>8</text:p>
          </table:table-cell>
          <table:table-cell office:value-type="float" office:value="115.8150528" calcext:value-type="float">
            <text:p>115.8150528</text:p>
          </table:table-cell>
          <table:table-cell office:value-type="float" office:value="36.83568" calcext:value-type="float">
            <text:p>36.83568</text:p>
          </table:table-cell>
          <table:table-cell office:value-type="float" office:value="118" calcext:value-type="float">
            <text:p>11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1620]+1" office:value-type="float" office:value="204" calcext:value-type="float">
            <text:p>204</text:p>
          </table:table-cell>
          <table:table-cell table:formula="of:=[.B1620]" office:value-type="float" office:value="1" calcext:value-type="float">
            <text:p>1</text:p>
          </table:table-cell>
          <table:table-cell office:value-type="float" office:value="158.164224" calcext:value-type="float">
            <text:p>158.164224</text:p>
          </table:table-cell>
          <table:table-cell office:value-type="float" office:value="42.475392" calcext:value-type="float">
            <text:p>42.475392</text:p>
          </table:table-cell>
          <table:table-cell office:value-type="float" office:value="149" calcext:value-type="float">
            <text:p>14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[.A1621]+1" office:value-type="float" office:value="204" calcext:value-type="float">
            <text:p>204</text:p>
          </table:table-cell>
          <table:table-cell table:formula="of:=[.B1621]" office:value-type="float" office:value="2" calcext:value-type="float">
            <text:p>2</text:p>
          </table:table-cell>
          <table:table-cell office:value-type="float" office:value="194.729344" calcext:value-type="float">
            <text:p>194.729344</text:p>
          </table:table-cell>
          <table:table-cell office:value-type="float" office:value="43.220832" calcext:value-type="float">
            <text:p>43.220832</text:p>
          </table:table-cell>
          <table:table-cell office:value-type="float" office:value="179" calcext:value-type="float">
            <text:p>17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1622]+1" office:value-type="float" office:value="204" calcext:value-type="float">
            <text:p>204</text:p>
          </table:table-cell>
          <table:table-cell table:formula="of:=[.B1622]" office:value-type="float" office:value="3" calcext:value-type="float">
            <text:p>3</text:p>
          </table:table-cell>
          <table:table-cell office:value-type="float" office:value="207.405184" calcext:value-type="float">
            <text:p>207.405184</text:p>
          </table:table-cell>
          <table:table-cell office:value-type="float" office:value="37.394592" calcext:value-type="float">
            <text:p>37.394592</text:p>
          </table:table-cell>
          <table:table-cell office:value-type="float" office:value="197" calcext:value-type="float">
            <text:p>19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1623]+1" office:value-type="float" office:value="204" calcext:value-type="float">
            <text:p>204</text:p>
          </table:table-cell>
          <table:table-cell table:formula="of:=[.B1623]" office:value-type="float" office:value="4" calcext:value-type="float">
            <text:p>4</text:p>
          </table:table-cell>
          <table:table-cell office:value-type="float" office:value="234.611584" calcext:value-type="float">
            <text:p>234.611584</text:p>
          </table:table-cell>
          <table:table-cell office:value-type="float" office:value="160.27392" calcext:value-type="float">
            <text:p>160.27392</text:p>
          </table:table-cell>
          <table:table-cell office:value-type="float" office:value="217" calcext:value-type="float">
            <text:p>217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1624]+1" office:value-type="float" office:value="204" calcext:value-type="float">
            <text:p>204</text:p>
          </table:table-cell>
          <table:table-cell table:formula="of:=[.B1624]" office:value-type="float" office:value="5" calcext:value-type="float">
            <text:p>5</text:p>
          </table:table-cell>
          <table:table-cell office:value-type="float" office:value="156.892544" calcext:value-type="float">
            <text:p>156.892544</text:p>
          </table:table-cell>
          <table:table-cell office:value-type="float" office:value="164.403264" calcext:value-type="float">
            <text:p>164.403264</text:p>
          </table:table-cell>
          <table:table-cell office:value-type="float" office:value="149" calcext:value-type="float">
            <text:p>14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1625]+1" office:value-type="float" office:value="204" calcext:value-type="float">
            <text:p>204</text:p>
          </table:table-cell>
          <table:table-cell table:formula="of:=[.B1625]" office:value-type="float" office:value="6" calcext:value-type="float">
            <text:p>6</text:p>
          </table:table-cell>
          <table:table-cell office:value-type="float" office:value="75.579904" calcext:value-type="float">
            <text:p>75.579904</text:p>
          </table:table-cell>
          <table:table-cell office:value-type="float" office:value="159.471264" calcext:value-type="float">
            <text:p>159.471264</text:p>
          </table:table-cell>
          <table:table-cell office:value-type="float" office:value="76" calcext:value-type="float">
            <text:p>7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1626]+1" office:value-type="float" office:value="204" calcext:value-type="float">
            <text:p>204</text:p>
          </table:table-cell>
          <table:table-cell table:formula="of:=[.B1626]" office:value-type="float" office:value="7" calcext:value-type="float">
            <text:p>7</text:p>
          </table:table-cell>
          <table:table-cell office:value-type="float" office:value="99.375872" calcext:value-type="float">
            <text:p>99.375872</text:p>
          </table:table-cell>
          <table:table-cell office:value-type="float" office:value="36.825216" calcext:value-type="float">
            <text:p>36.825216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40" calcext:value-type="float">
            <text:p>40</text:p>
          </table:table-cell>
        </table:table-row>
        <table:table-row table:style-name="ro1">
          <table:table-cell table:formula="of:=[.A1627]+1" office:value-type="float" office:value="204" calcext:value-type="float">
            <text:p>204</text:p>
          </table:table-cell>
          <table:table-cell table:formula="of:=[.B1627]" office:value-type="float" office:value="8" calcext:value-type="float">
            <text:p>8</text:p>
          </table:table-cell>
          <table:table-cell office:value-type="float" office:value="117.4902784" calcext:value-type="float">
            <text:p>117.4902784</text:p>
          </table:table-cell>
          <table:table-cell office:value-type="float" office:value="42.116256" calcext:value-type="float">
            <text:p>42.116256</text:p>
          </table:table-cell>
          <table:table-cell office:value-type="float" office:value="112" calcext:value-type="float">
            <text:p>11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1628]+1" office:value-type="float" office:value="205" calcext:value-type="float">
            <text:p>205</text:p>
          </table:table-cell>
          <table:table-cell table:formula="of:=[.B1628]" office:value-type="float" office:value="1" calcext:value-type="float">
            <text:p>1</text:p>
          </table:table-cell>
          <table:table-cell office:value-type="float" office:value="170.914688" calcext:value-type="float">
            <text:p>170.914688</text:p>
          </table:table-cell>
          <table:table-cell office:value-type="float" office:value="40.35696" calcext:value-type="float">
            <text:p>40.35696</text:p>
          </table:table-cell>
          <table:table-cell office:value-type="float" office:value="174" calcext:value-type="float">
            <text:p>17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1629]+1" office:value-type="float" office:value="205" calcext:value-type="float">
            <text:p>205</text:p>
          </table:table-cell>
          <table:table-cell table:formula="of:=[.B1629]" office:value-type="float" office:value="2" calcext:value-type="float">
            <text:p>2</text:p>
          </table:table-cell>
          <table:table-cell office:value-type="float" office:value="207.962368" calcext:value-type="float">
            <text:p>207.962368</text:p>
          </table:table-cell>
          <table:table-cell office:value-type="float" office:value="41.480352" calcext:value-type="float">
            <text:p>41.480352</text:p>
          </table:table-cell>
          <table:table-cell office:value-type="float" office:value="211" calcext:value-type="float">
            <text:p>21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1630]+1" office:value-type="float" office:value="205" calcext:value-type="float">
            <text:p>205</text:p>
          </table:table-cell>
          <table:table-cell table:formula="of:=[.B1630]" office:value-type="float" office:value="3" calcext:value-type="float">
            <text:p>3</text:p>
          </table:table-cell>
          <table:table-cell office:value-type="float" office:value="220.2592" calcext:value-type="float">
            <text:p>220.2592</text:p>
          </table:table-cell>
          <table:table-cell office:value-type="float" office:value="37.210656" calcext:value-type="float">
            <text:p>37.210656</text:p>
          </table:table-cell>
          <table:table-cell office:value-type="float" office:value="226" calcext:value-type="float">
            <text:p>22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1631]+1" office:value-type="float" office:value="205" calcext:value-type="float">
            <text:p>205</text:p>
          </table:table-cell>
          <table:table-cell table:formula="of:=[.B1631]" office:value-type="float" office:value="4" calcext:value-type="float">
            <text:p>4</text:p>
          </table:table-cell>
          <table:table-cell office:value-type="float" office:value="242.689024" calcext:value-type="float">
            <text:p>242.689024</text:p>
          </table:table-cell>
          <table:table-cell office:value-type="float" office:value="158.694528" calcext:value-type="float">
            <text:p>158.694528</text:p>
          </table:table-cell>
          <table:table-cell office:value-type="float" office:value="246" calcext:value-type="float">
            <text:p>24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32]+1" office:value-type="float" office:value="205" calcext:value-type="float">
            <text:p>205</text:p>
          </table:table-cell>
          <table:table-cell table:formula="of:=[.B1632]" office:value-type="float" office:value="5" calcext:value-type="float">
            <text:p>5</text:p>
          </table:table-cell>
          <table:table-cell office:value-type="float" office:value="168.141824" calcext:value-type="float">
            <text:p>168.141824</text:p>
          </table:table-cell>
          <table:table-cell office:value-type="float" office:value="161.159712" calcext:value-type="float">
            <text:p>161.159712</text:p>
          </table:table-cell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1633]+1" office:value-type="float" office:value="205" calcext:value-type="float">
            <text:p>205</text:p>
          </table:table-cell>
          <table:table-cell table:formula="of:=[.B1633]" office:value-type="float" office:value="6" calcext:value-type="float">
            <text:p>6</text:p>
          </table:table-cell>
          <table:table-cell office:value-type="float" office:value="89.452928" calcext:value-type="float">
            <text:p>89.452928</text:p>
          </table:table-cell>
          <table:table-cell office:value-type="float" office:value="155.1864" calcext:value-type="float">
            <text:p>155.1864</text:p>
          </table:table-cell>
          <table:table-cell office:value-type="float" office:value="86" calcext:value-type="float">
            <text:p>8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1634]+1" office:value-type="float" office:value="205" calcext:value-type="float">
            <text:p>205</text:p>
          </table:table-cell>
          <table:table-cell table:formula="of:=[.B1634]" office:value-type="float" office:value="7" calcext:value-type="float">
            <text:p>7</text:p>
          </table:table-cell>
          <table:table-cell office:value-type="float" office:value="111.851264" calcext:value-type="float">
            <text:p>111.851264</text:p>
          </table:table-cell>
          <table:table-cell office:value-type="float" office:value="34.9896" calcext:value-type="float">
            <text:p>34.9896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1">
          <table:table-cell table:formula="of:=[.A1635]+1" office:value-type="float" office:value="205" calcext:value-type="float">
            <text:p>205</text:p>
          </table:table-cell>
          <table:table-cell table:formula="of:=[.B1635]" office:value-type="float" office:value="8" calcext:value-type="float">
            <text:p>8</text:p>
          </table:table-cell>
          <table:table-cell office:value-type="float" office:value="129.765952" calcext:value-type="float">
            <text:p>129.765952</text:p>
          </table:table-cell>
          <table:table-cell office:value-type="float" office:value="39.79728" calcext:value-type="float">
            <text:p>39.79728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1636]+1" office:value-type="float" office:value="206" calcext:value-type="float">
            <text:p>206</text:p>
          </table:table-cell>
          <table:table-cell table:formula="of:=[.B1636]" office:value-type="float" office:value="1" calcext:value-type="float">
            <text:p>1</text:p>
          </table:table-cell>
          <table:table-cell office:value-type="float" office:value="167.12384" calcext:value-type="float">
            <text:p>167.12384</text:p>
          </table:table-cell>
          <table:table-cell office:value-type="float" office:value="51.399744" calcext:value-type="float">
            <text:p>51.399744</text:p>
          </table:table-cell>
          <table:table-cell office:value-type="float" office:value="167" calcext:value-type="float">
            <text:p>16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[.A1637]+1" office:value-type="float" office:value="206" calcext:value-type="float">
            <text:p>206</text:p>
          </table:table-cell>
          <table:table-cell table:formula="of:=[.B1637]" office:value-type="float" office:value="2" calcext:value-type="float">
            <text:p>2</text:p>
          </table:table-cell>
          <table:table-cell office:value-type="float" office:value="201.283712" calcext:value-type="float">
            <text:p>201.283712</text:p>
          </table:table-cell>
          <table:table-cell office:value-type="float" office:value="50.795712" calcext:value-type="float">
            <text:p>50.795712</text:p>
          </table:table-cell>
          <table:table-cell office:value-type="float" office:value="202" calcext:value-type="float">
            <text:p>20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[.A1638]+1" office:value-type="float" office:value="206" calcext:value-type="float">
            <text:p>206</text:p>
          </table:table-cell>
          <table:table-cell table:formula="of:=[.B1638]" office:value-type="float" office:value="3" calcext:value-type="float">
            <text:p>3</text:p>
          </table:table-cell>
          <table:table-cell office:value-type="float" office:value="213.752832" calcext:value-type="float">
            <text:p>213.752832</text:p>
          </table:table-cell>
          <table:table-cell office:value-type="float" office:value="46.162944" calcext:value-type="float">
            <text:p>46.162944</text:p>
          </table:table-cell>
          <table:table-cell office:value-type="float" office:value="214" calcext:value-type="float">
            <text:p>21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[.A1639]+1" office:value-type="float" office:value="206" calcext:value-type="float">
            <text:p>206</text:p>
          </table:table-cell>
          <table:table-cell table:formula="of:=[.B1639]" office:value-type="float" office:value="4" calcext:value-type="float">
            <text:p>4</text:p>
          </table:table-cell>
          <table:table-cell office:value-type="float" office:value="239.617408" calcext:value-type="float">
            <text:p>239.617408</text:p>
          </table:table-cell>
          <table:table-cell office:value-type="float" office:value="166.115808" calcext:value-type="float">
            <text:p>166.115808</text:p>
          </table:table-cell>
          <table:table-cell office:value-type="float" office:value="236" calcext:value-type="float">
            <text:p>23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1640]+1" office:value-type="float" office:value="206" calcext:value-type="float">
            <text:p>206</text:p>
          </table:table-cell>
          <table:table-cell table:formula="of:=[.B1640]" office:value-type="float" office:value="5" calcext:value-type="float">
            <text:p>5</text:p>
          </table:table-cell>
          <table:table-cell office:value-type="float" office:value="166.239872" calcext:value-type="float">
            <text:p>166.239872</text:p>
          </table:table-cell>
          <table:table-cell office:value-type="float" office:value="170.835936" calcext:value-type="float">
            <text:p>170.835936</text:p>
          </table:table-cell>
          <table:table-cell office:value-type="float" office:value="164" calcext:value-type="float">
            <text:p>16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1641]+1" office:value-type="float" office:value="206" calcext:value-type="float">
            <text:p>206</text:p>
          </table:table-cell>
          <table:table-cell table:formula="of:=[.B1641]" office:value-type="float" office:value="6" calcext:value-type="float">
            <text:p>6</text:p>
          </table:table-cell>
          <table:table-cell office:value-type="float" office:value="87.180288" calcext:value-type="float">
            <text:p>87.180288</text:p>
          </table:table-cell>
          <table:table-cell office:value-type="float" office:value="165.135648" calcext:value-type="float">
            <text:p>165.135648</text:p>
          </table:table-cell>
          <table:table-cell office:value-type="float" office:value="88" calcext:value-type="float">
            <text:p>88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1642]+1" office:value-type="float" office:value="206" calcext:value-type="float">
            <text:p>206</text:p>
          </table:table-cell>
          <table:table-cell table:formula="of:=[.B1642]" office:value-type="float" office:value="7" calcext:value-type="float">
            <text:p>7</text:p>
          </table:table-cell>
          <table:table-cell office:value-type="float" office:value="108.370432" calcext:value-type="float">
            <text:p>108.370432</text:p>
          </table:table-cell>
          <table:table-cell office:value-type="float" office:value="45.402816" calcext:value-type="float">
            <text:p>45.402816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45" calcext:value-type="float">
            <text:p>45</text:p>
          </table:table-cell>
        </table:table-row>
        <table:table-row table:style-name="ro1">
          <table:table-cell table:formula="of:=[.A1643]+1" office:value-type="float" office:value="206" calcext:value-type="float">
            <text:p>206</text:p>
          </table:table-cell>
          <table:table-cell table:formula="of:=[.B1643]" office:value-type="float" office:value="8" calcext:value-type="float">
            <text:p>8</text:p>
          </table:table-cell>
          <table:table-cell office:value-type="float" office:value="128.95967872" calcext:value-type="float">
            <text:p>128.95967872</text:p>
          </table:table-cell>
          <table:table-cell office:value-type="float" office:value="50.6688" calcext:value-type="float">
            <text:p>50.6688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[.A1644]+1" office:value-type="float" office:value="207" calcext:value-type="float">
            <text:p>207</text:p>
          </table:table-cell>
          <table:table-cell table:formula="of:=[.B1644]" office:value-type="float" office:value="1" calcext:value-type="float">
            <text:p>1</text:p>
          </table:table-cell>
          <table:table-cell office:value-type="float" office:value="162.351104" calcext:value-type="float">
            <text:p>162.351104</text:p>
          </table:table-cell>
          <table:table-cell office:value-type="float" office:value="56.752128" calcext:value-type="float">
            <text:p>56.752128</text:p>
          </table:table-cell>
          <table:table-cell office:value-type="float" office:value="162" calcext:value-type="float">
            <text:p>16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[.A1645]+1" office:value-type="float" office:value="207" calcext:value-type="float">
            <text:p>207</text:p>
          </table:table-cell>
          <table:table-cell table:formula="of:=[.B1645]" office:value-type="float" office:value="2" calcext:value-type="float">
            <text:p>2</text:p>
          </table:table-cell>
          <table:table-cell office:value-type="float" office:value="199.501312" calcext:value-type="float">
            <text:p>199.501312</text:p>
          </table:table-cell>
          <table:table-cell office:value-type="float" office:value="56.743008" calcext:value-type="float">
            <text:p>56.743008</text:p>
          </table:table-cell>
          <table:table-cell office:value-type="float" office:value="195" calcext:value-type="float">
            <text:p>1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formula="of:=[.A1646]+1" office:value-type="float" office:value="207" calcext:value-type="float">
            <text:p>207</text:p>
          </table:table-cell>
          <table:table-cell table:formula="of:=[.B1646]" office:value-type="float" office:value="3" calcext:value-type="float">
            <text:p>3</text:p>
          </table:table-cell>
          <table:table-cell office:value-type="float" office:value="212.023424" calcext:value-type="float">
            <text:p>212.023424</text:p>
          </table:table-cell>
          <table:table-cell office:value-type="float" office:value="52.047936" calcext:value-type="float">
            <text:p>52.047936</text:p>
          </table:table-cell>
          <table:table-cell office:value-type="float" office:value="209" calcext:value-type="float">
            <text:p>20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A1647]+1" office:value-type="float" office:value="207" calcext:value-type="float">
            <text:p>207</text:p>
          </table:table-cell>
          <table:table-cell table:formula="of:=[.B1647]" office:value-type="float" office:value="4" calcext:value-type="float">
            <text:p>4</text:p>
          </table:table-cell>
          <table:table-cell office:value-type="float" office:value="237.99808" calcext:value-type="float">
            <text:p>237.99808</text:p>
          </table:table-cell>
          <table:table-cell office:value-type="float" office:value="170.068416" calcext:value-type="float">
            <text:p>170.068416</text:p>
          </table:table-cell>
          <table:table-cell office:value-type="float" office:value="238" calcext:value-type="float">
            <text:p>23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1648]+1" office:value-type="float" office:value="207" calcext:value-type="float">
            <text:p>207</text:p>
          </table:table-cell>
          <table:table-cell table:formula="of:=[.B1648]" office:value-type="float" office:value="5" calcext:value-type="float">
            <text:p>5</text:p>
          </table:table-cell>
          <table:table-cell office:value-type="float" office:value="164.444288" calcext:value-type="float">
            <text:p>164.444288</text:p>
          </table:table-cell>
          <table:table-cell office:value-type="float" office:value="175.414752" calcext:value-type="float">
            <text:p>175.414752</text:p>
          </table:table-cell>
          <table:table-cell office:value-type="float" office:value="167" calcext:value-type="float">
            <text:p>16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formula="of:=[.A1649]+1" office:value-type="float" office:value="207" calcext:value-type="float">
            <text:p>207</text:p>
          </table:table-cell>
          <table:table-cell table:formula="of:=[.B1649]" office:value-type="float" office:value="6" calcext:value-type="float">
            <text:p>6</text:p>
          </table:table-cell>
          <table:table-cell office:value-type="float" office:value="87.095552" calcext:value-type="float">
            <text:p>87.095552</text:p>
          </table:table-cell>
          <table:table-cell office:value-type="float" office:value="170.740032" calcext:value-type="float">
            <text:p>170.740032</text:p>
          </table:table-cell>
          <table:table-cell office:value-type="float" office:value="93" calcext:value-type="float">
            <text:p>9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1650]+1" office:value-type="float" office:value="207" calcext:value-type="float">
            <text:p>207</text:p>
          </table:table-cell>
          <table:table-cell table:formula="of:=[.B1650]" office:value-type="float" office:value="7" calcext:value-type="float">
            <text:p>7</text:p>
          </table:table-cell>
          <table:table-cell office:value-type="float" office:value="104.604544" calcext:value-type="float">
            <text:p>104.604544</text:p>
          </table:table-cell>
          <table:table-cell office:value-type="float" office:value="53.26128" calcext:value-type="float">
            <text:p>53.26128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56" calcext:value-type="float">
            <text:p>56</text:p>
          </table:table-cell>
        </table:table-row>
        <table:table-row table:style-name="ro1">
          <table:table-cell table:formula="of:=[.A1651]+1" office:value-type="float" office:value="207" calcext:value-type="float">
            <text:p>207</text:p>
          </table:table-cell>
          <table:table-cell table:formula="of:=[.B1651]" office:value-type="float" office:value="8" calcext:value-type="float">
            <text:p>8</text:p>
          </table:table-cell>
          <table:table-cell office:value-type="float" office:value="123.2853376" calcext:value-type="float">
            <text:p>123.2853376</text:p>
          </table:table-cell>
          <table:table-cell office:value-type="float" office:value="57.02832" calcext:value-type="float">
            <text:p>57.02832</text:p>
          </table:table-cell>
          <table:table-cell office:value-type="float" office:value="122" calcext:value-type="float">
            <text:p>1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formula="of:=[.A1652]+1" office:value-type="float" office:value="208" calcext:value-type="float">
            <text:p>208</text:p>
          </table:table-cell>
          <table:table-cell table:formula="of:=[.B1652]" office:value-type="float" office:value="1" calcext:value-type="float">
            <text:p>1</text:p>
          </table:table-cell>
          <table:table-cell office:value-type="float" office:value="168.128256" calcext:value-type="float">
            <text:p>168.128256</text:p>
          </table:table-cell>
          <table:table-cell office:value-type="float" office:value="52.471104" calcext:value-type="float">
            <text:p>52.471104</text:p>
          </table:table-cell>
          <table:table-cell office:value-type="float" office:value="170" calcext:value-type="float">
            <text:p>17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[.A1653]+1" office:value-type="float" office:value="208" calcext:value-type="float">
            <text:p>208</text:p>
          </table:table-cell>
          <table:table-cell table:formula="of:=[.B1653]" office:value-type="float" office:value="2" calcext:value-type="float">
            <text:p>2</text:p>
          </table:table-cell>
          <table:table-cell office:value-type="float" office:value="205.846912" calcext:value-type="float">
            <text:p>205.846912</text:p>
          </table:table-cell>
          <table:table-cell office:value-type="float" office:value="52.698336" calcext:value-type="float">
            <text:p>52.698336</text:p>
          </table:table-cell>
          <table:table-cell office:value-type="float" office:value="208" calcext:value-type="float">
            <text:p>20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[.A1654]+1" office:value-type="float" office:value="208" calcext:value-type="float">
            <text:p>208</text:p>
          </table:table-cell>
          <table:table-cell table:formula="of:=[.B1654]" office:value-type="float" office:value="3" calcext:value-type="float">
            <text:p>3</text:p>
          </table:table-cell>
          <table:table-cell office:value-type="float" office:value="218.683264" calcext:value-type="float">
            <text:p>218.683264</text:p>
          </table:table-cell>
          <table:table-cell office:value-type="float" office:value="48.736032" calcext:value-type="float">
            <text:p>48.736032</text:p>
          </table:table-cell>
          <table:table-cell office:value-type="float" office:value="222" calcext:value-type="float">
            <text:p>22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1655]+1" office:value-type="float" office:value="208" calcext:value-type="float">
            <text:p>208</text:p>
          </table:table-cell>
          <table:table-cell table:formula="of:=[.B1655]" office:value-type="float" office:value="4" calcext:value-type="float">
            <text:p>4</text:p>
          </table:table-cell>
          <table:table-cell office:value-type="float" office:value="242.819712" calcext:value-type="float">
            <text:p>242.819712</text:p>
          </table:table-cell>
          <table:table-cell office:value-type="float" office:value="172.443936" calcext:value-type="float">
            <text:p>172.443936</text:p>
          </table:table-cell>
          <table:table-cell office:value-type="float" office:value="247" calcext:value-type="float">
            <text:p>247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1656]+1" office:value-type="float" office:value="208" calcext:value-type="float">
            <text:p>208</text:p>
          </table:table-cell>
          <table:table-cell table:formula="of:=[.B1656]" office:value-type="float" office:value="5" calcext:value-type="float">
            <text:p>5</text:p>
          </table:table-cell>
          <table:table-cell office:value-type="float" office:value="166.891648" calcext:value-type="float">
            <text:p>166.891648</text:p>
          </table:table-cell>
          <table:table-cell office:value-type="float" office:value="175.264608" calcext:value-type="float">
            <text:p>175.264608</text:p>
          </table:table-cell>
          <table:table-cell office:value-type="float" office:value="168" calcext:value-type="float">
            <text:p>16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1657]+1" office:value-type="float" office:value="208" calcext:value-type="float">
            <text:p>208</text:p>
          </table:table-cell>
          <table:table-cell table:formula="of:=[.B1657]" office:value-type="float" office:value="6" calcext:value-type="float">
            <text:p>6</text:p>
          </table:table-cell>
          <table:table-cell office:value-type="float" office:value="87.835776" calcext:value-type="float">
            <text:p>87.835776</text:p>
          </table:table-cell>
          <table:table-cell office:value-type="float" office:value="170.625792" calcext:value-type="float">
            <text:p>170.625792</text:p>
          </table:table-cell>
          <table:table-cell office:value-type="float" office:value="88" calcext:value-type="float">
            <text:p>8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1658]+1" office:value-type="float" office:value="208" calcext:value-type="float">
            <text:p>208</text:p>
          </table:table-cell>
          <table:table-cell table:formula="of:=[.B1658]" office:value-type="float" office:value="7" calcext:value-type="float">
            <text:p>7</text:p>
          </table:table-cell>
          <table:table-cell office:value-type="float" office:value="110.29632" calcext:value-type="float">
            <text:p>110.29632</text:p>
          </table:table-cell>
          <table:table-cell office:value-type="float" office:value="47.498304" calcext:value-type="float">
            <text:p>47.498304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45" calcext:value-type="float">
            <text:p>45</text:p>
          </table:table-cell>
        </table:table-row>
        <table:table-row table:style-name="ro1">
          <table:table-cell table:formula="of:=[.A1659]+1" office:value-type="float" office:value="208" calcext:value-type="float">
            <text:p>208</text:p>
          </table:table-cell>
          <table:table-cell table:formula="of:=[.B1659]" office:value-type="float" office:value="8" calcext:value-type="float">
            <text:p>8</text:p>
          </table:table-cell>
          <table:table-cell office:value-type="float" office:value="128.60695808" calcext:value-type="float">
            <text:p>128.60695808</text:p>
          </table:table-cell>
          <table:table-cell office:value-type="float" office:value="52.627968" calcext:value-type="float">
            <text:p>52.627968</text:p>
          </table:table-cell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A1660]+1" office:value-type="float" office:value="209" calcext:value-type="float">
            <text:p>209</text:p>
          </table:table-cell>
          <table:table-cell table:formula="of:=[.B1660]" office:value-type="float" office:value="1" calcext:value-type="float">
            <text:p>1</text:p>
          </table:table-cell>
          <table:table-cell office:value-type="float" office:value="167.924352" calcext:value-type="float">
            <text:p>167.924352</text:p>
          </table:table-cell>
          <table:table-cell office:value-type="float" office:value="42.736704" calcext:value-type="float">
            <text:p>42.736704</text:p>
          </table:table-cell>
          <table:table-cell office:value-type="float" office:value="169" calcext:value-type="float">
            <text:p>16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1661]+1" office:value-type="float" office:value="209" calcext:value-type="float">
            <text:p>209</text:p>
          </table:table-cell>
          <table:table-cell table:formula="of:=[.B1661]" office:value-type="float" office:value="2" calcext:value-type="float">
            <text:p>2</text:p>
          </table:table-cell>
          <table:table-cell office:value-type="float" office:value="203.523968" calcext:value-type="float">
            <text:p>203.523968</text:p>
          </table:table-cell>
          <table:table-cell office:value-type="float" office:value="41.529024" calcext:value-type="float">
            <text:p>41.529024</text:p>
          </table:table-cell>
          <table:table-cell office:value-type="float" office:value="209" calcext:value-type="float">
            <text:p>20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A1662]+1" office:value-type="float" office:value="209" calcext:value-type="float">
            <text:p>209</text:p>
          </table:table-cell>
          <table:table-cell table:formula="of:=[.B1662]" office:value-type="float" office:value="3" calcext:value-type="float">
            <text:p>3</text:p>
          </table:table-cell>
          <table:table-cell office:value-type="float" office:value="216.03328" calcext:value-type="float">
            <text:p>216.03328</text:p>
          </table:table-cell>
          <table:table-cell office:value-type="float" office:value="35.545056" calcext:value-type="float">
            <text:p>35.545056</text:p>
          </table:table-cell>
          <table:table-cell office:value-type="float" office:value="223" calcext:value-type="float">
            <text:p>2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1663]+1" office:value-type="float" office:value="209" calcext:value-type="float">
            <text:p>209</text:p>
          </table:table-cell>
          <table:table-cell table:formula="of:=[.B1663]" office:value-type="float" office:value="4" calcext:value-type="float">
            <text:p>4</text:p>
          </table:table-cell>
          <table:table-cell office:value-type="float" office:value="243.823232" calcext:value-type="float">
            <text:p>243.823232</text:p>
          </table:table-cell>
          <table:table-cell office:value-type="float" office:value="158.583168" calcext:value-type="float">
            <text:p>158.583168</text:p>
          </table:table-cell>
          <table:table-cell office:value-type="float" office:value="247" calcext:value-type="float">
            <text:p>247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1664]+1" office:value-type="float" office:value="209" calcext:value-type="float">
            <text:p>209</text:p>
          </table:table-cell>
          <table:table-cell table:formula="of:=[.B1664]" office:value-type="float" office:value="5" calcext:value-type="float">
            <text:p>5</text:p>
          </table:table-cell>
          <table:table-cell office:value-type="float" office:value="168.455424" calcext:value-type="float">
            <text:p>168.455424</text:p>
          </table:table-cell>
          <table:table-cell office:value-type="float" office:value="164.272992" calcext:value-type="float">
            <text:p>164.272992</text:p>
          </table:table-cell>
          <table:table-cell office:value-type="float" office:value="172" calcext:value-type="float">
            <text:p>17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1665]+1" office:value-type="float" office:value="209" calcext:value-type="float">
            <text:p>209</text:p>
          </table:table-cell>
          <table:table-cell table:formula="of:=[.B1665]" office:value-type="float" office:value="6" calcext:value-type="float">
            <text:p>6</text:p>
          </table:table-cell>
          <table:table-cell office:value-type="float" office:value="88.484608" calcext:value-type="float">
            <text:p>88.484608</text:p>
          </table:table-cell>
          <table:table-cell office:value-type="float" office:value="161.377248" calcext:value-type="float">
            <text:p>161.377248</text:p>
          </table:table-cell>
          <table:table-cell office:value-type="float" office:value="92" calcext:value-type="float">
            <text:p>92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1666]+1" office:value-type="float" office:value="209" calcext:value-type="float">
            <text:p>209</text:p>
          </table:table-cell>
          <table:table-cell table:formula="of:=[.B1666]" office:value-type="float" office:value="7" calcext:value-type="float">
            <text:p>7</text:p>
          </table:table-cell>
          <table:table-cell office:value-type="float" office:value="107.77664" calcext:value-type="float">
            <text:p>107.77664</text:p>
          </table:table-cell>
          <table:table-cell office:value-type="float" office:value="37.65456" calcext:value-type="float">
            <text:p>37.65456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42" calcext:value-type="float">
            <text:p>42</text:p>
          </table:table-cell>
        </table:table-row>
        <table:table-row table:style-name="ro1">
          <table:table-cell table:formula="of:=[.A1667]+1" office:value-type="float" office:value="209" calcext:value-type="float">
            <text:p>209</text:p>
          </table:table-cell>
          <table:table-cell table:formula="of:=[.B1667]" office:value-type="float" office:value="8" calcext:value-type="float">
            <text:p>8</text:p>
          </table:table-cell>
          <table:table-cell office:value-type="float" office:value="126.0227072" calcext:value-type="float">
            <text:p>126.0227072</text:p>
          </table:table-cell>
          <table:table-cell office:value-type="float" office:value="42.566496" calcext:value-type="float">
            <text:p>42.566496</text:p>
          </table:table-cell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1668]+1" office:value-type="float" office:value="210" calcext:value-type="float">
            <text:p>210</text:p>
          </table:table-cell>
          <table:table-cell table:formula="of:=[.B1668]" office:value-type="float" office:value="1" calcext:value-type="float">
            <text:p>1</text:p>
          </table:table-cell>
          <table:table-cell office:value-type="float" office:value="167.179264" calcext:value-type="float">
            <text:p>167.179264</text:p>
          </table:table-cell>
          <table:table-cell office:value-type="float" office:value="42.768192" calcext:value-type="float">
            <text:p>42.768192</text:p>
          </table:table-cell>
          <table:table-cell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[.A1669]+1" office:value-type="float" office:value="210" calcext:value-type="float">
            <text:p>210</text:p>
          </table:table-cell>
          <table:table-cell table:formula="of:=[.B1669]" office:value-type="float" office:value="2" calcext:value-type="float">
            <text:p>2</text:p>
          </table:table-cell>
          <table:table-cell office:value-type="float" office:value="204.57152" calcext:value-type="float">
            <text:p>204.57152</text:p>
          </table:table-cell>
          <table:table-cell office:value-type="float" office:value="42.634656" calcext:value-type="float">
            <text:p>42.634656</text:p>
          </table:table-cell>
          <table:table-cell office:value-type="float" office:value="203" calcext:value-type="float">
            <text:p>20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1670]+1" office:value-type="float" office:value="210" calcext:value-type="float">
            <text:p>210</text:p>
          </table:table-cell>
          <table:table-cell table:formula="of:=[.B1670]" office:value-type="float" office:value="3" calcext:value-type="float">
            <text:p>3</text:p>
          </table:table-cell>
          <table:table-cell office:value-type="float" office:value="217.682048" calcext:value-type="float">
            <text:p>217.682048</text:p>
          </table:table-cell>
          <table:table-cell office:value-type="float" office:value="36.966912" calcext:value-type="float">
            <text:p>36.966912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1671]+1" office:value-type="float" office:value="210" calcext:value-type="float">
            <text:p>210</text:p>
          </table:table-cell>
          <table:table-cell table:formula="of:=[.B1671]" office:value-type="float" office:value="4" calcext:value-type="float">
            <text:p>4</text:p>
          </table:table-cell>
          <table:table-cell office:value-type="float" office:value="241.730304" calcext:value-type="float">
            <text:p>241.730304</text:p>
          </table:table-cell>
          <table:table-cell office:value-type="float" office:value="161.71344" calcext:value-type="float">
            <text:p>161.71344</text:p>
          </table:table-cell>
          <table:table-cell office:value-type="float" office:value="247" calcext:value-type="float">
            <text:p>24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1672]+1" office:value-type="float" office:value="210" calcext:value-type="float">
            <text:p>210</text:p>
          </table:table-cell>
          <table:table-cell table:formula="of:=[.B1672]" office:value-type="float" office:value="5" calcext:value-type="float">
            <text:p>5</text:p>
          </table:table-cell>
          <table:table-cell office:value-type="float" office:value="165.998336" calcext:value-type="float">
            <text:p>165.998336</text:p>
          </table:table-cell>
          <table:table-cell office:value-type="float" office:value="165.049632" calcext:value-type="float">
            <text:p>165.049632</text:p>
          </table:table-cell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1673]+1" office:value-type="float" office:value="210" calcext:value-type="float">
            <text:p>210</text:p>
          </table:table-cell>
          <table:table-cell table:formula="of:=[.B1673]" office:value-type="float" office:value="6" calcext:value-type="float">
            <text:p>6</text:p>
          </table:table-cell>
          <table:table-cell office:value-type="float" office:value="85.645952" calcext:value-type="float">
            <text:p>85.645952</text:p>
          </table:table-cell>
          <table:table-cell office:value-type="float" office:value="161.131008" calcext:value-type="float">
            <text:p>161.131008</text:p>
          </table:table-cell>
          <table:table-cell office:value-type="float" office:value="88" calcext:value-type="float">
            <text:p>88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1674]+1" office:value-type="float" office:value="210" calcext:value-type="float">
            <text:p>210</text:p>
          </table:table-cell>
          <table:table-cell table:formula="of:=[.B1674]" office:value-type="float" office:value="7" calcext:value-type="float">
            <text:p>7</text:p>
          </table:table-cell>
          <table:table-cell office:value-type="float" office:value="107.199232" calcext:value-type="float">
            <text:p>107.199232</text:p>
          </table:table-cell>
          <table:table-cell office:value-type="float" office:value="36.556512" calcext:value-type="float">
            <text:p>36.556512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39" calcext:value-type="float">
            <text:p>39</text:p>
          </table:table-cell>
        </table:table-row>
        <table:table-row table:style-name="ro1">
          <table:table-cell table:formula="of:=[.A1675]+1" office:value-type="float" office:value="210" calcext:value-type="float">
            <text:p>210</text:p>
          </table:table-cell>
          <table:table-cell table:formula="of:=[.B1675]" office:value-type="float" office:value="8" calcext:value-type="float">
            <text:p>8</text:p>
          </table:table-cell>
          <table:table-cell office:value-type="float" office:value="125.4830976" calcext:value-type="float">
            <text:p>125.4830976</text:p>
          </table:table-cell>
          <table:table-cell office:value-type="float" office:value="42.143616" calcext:value-type="float">
            <text:p>42.143616</text:p>
          </table:table-cell>
          <table:table-cell office:value-type="float" office:value="129" calcext:value-type="float">
            <text:p>12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1676]+1" office:value-type="float" office:value="211" calcext:value-type="float">
            <text:p>211</text:p>
          </table:table-cell>
          <table:table-cell table:formula="of:=[.B1676]" office:value-type="float" office:value="1" calcext:value-type="float">
            <text:p>1</text:p>
          </table:table-cell>
          <table:table-cell office:value-type="float" office:value="163.910016" calcext:value-type="float">
            <text:p>163.910016</text:p>
          </table:table-cell>
          <table:table-cell office:value-type="float" office:value="28.287744" calcext:value-type="float">
            <text:p>28.287744</text:p>
          </table:table-cell>
          <table:table-cell office:value-type="float" office:value="166" calcext:value-type="float">
            <text:p>16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1677]+1" office:value-type="float" office:value="211" calcext:value-type="float">
            <text:p>211</text:p>
          </table:table-cell>
          <table:table-cell table:formula="of:=[.B1677]" office:value-type="float" office:value="2" calcext:value-type="float">
            <text:p>2</text:p>
          </table:table-cell>
          <table:table-cell office:value-type="float" office:value="202.767616" calcext:value-type="float">
            <text:p>202.767616</text:p>
          </table:table-cell>
          <table:table-cell office:value-type="float" office:value="28.105536" calcext:value-type="float">
            <text:p>28.105536</text:p>
          </table:table-cell>
          <table:table-cell office:value-type="float" office:value="202" calcext:value-type="float">
            <text:p>20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1678]+1" office:value-type="float" office:value="211" calcext:value-type="float">
            <text:p>211</text:p>
          </table:table-cell>
          <table:table-cell table:formula="of:=[.B1678]" office:value-type="float" office:value="3" calcext:value-type="float">
            <text:p>3</text:p>
          </table:table-cell>
          <table:table-cell office:value-type="float" office:value="216.077696" calcext:value-type="float">
            <text:p>216.077696</text:p>
          </table:table-cell>
          <table:table-cell office:value-type="float" office:value="22.770048" calcext:value-type="float">
            <text:p>22.770048</text:p>
          </table:table-cell>
          <table:table-cell office:value-type="float" office:value="218" calcext:value-type="float">
            <text:p>2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1679]+1" office:value-type="float" office:value="211" calcext:value-type="float">
            <text:p>211</text:p>
          </table:table-cell>
          <table:table-cell table:formula="of:=[.B1679]" office:value-type="float" office:value="4" calcext:value-type="float">
            <text:p>4</text:p>
          </table:table-cell>
          <table:table-cell office:value-type="float" office:value="240.684672" calcext:value-type="float">
            <text:p>240.684672</text:p>
          </table:table-cell>
          <table:table-cell office:value-type="float" office:value="151.910208" calcext:value-type="float">
            <text:p>151.910208</text:p>
          </table:table-cell>
          <table:table-cell office:value-type="float" office:value="241" calcext:value-type="float">
            <text:p>24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formula="of:=[.A1680]+1" office:value-type="float" office:value="211" calcext:value-type="float">
            <text:p>211</text:p>
          </table:table-cell>
          <table:table-cell table:formula="of:=[.B1680]" office:value-type="float" office:value="5" calcext:value-type="float">
            <text:p>5</text:p>
          </table:table-cell>
          <table:table-cell office:value-type="float" office:value="161.579264" calcext:value-type="float">
            <text:p>161.579264</text:p>
          </table:table-cell>
          <table:table-cell office:value-type="float" office:value="155.419296" calcext:value-type="float">
            <text:p>155.419296</text:p>
          </table:table-cell>
          <table:table-cell office:value-type="float" office:value="161" calcext:value-type="float">
            <text:p>16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1681]+1" office:value-type="float" office:value="211" calcext:value-type="float">
            <text:p>211</text:p>
          </table:table-cell>
          <table:table-cell table:formula="of:=[.B1681]" office:value-type="float" office:value="6" calcext:value-type="float">
            <text:p>6</text:p>
          </table:table-cell>
          <table:table-cell office:value-type="float" office:value="78.081536" calcext:value-type="float">
            <text:p>78.081536</text:p>
          </table:table-cell>
          <table:table-cell office:value-type="float" office:value="148.675104" calcext:value-type="float">
            <text:p>148.675104</text:p>
          </table:table-cell>
          <table:table-cell office:value-type="float" office:value="79" calcext:value-type="float">
            <text:p>7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formula="of:=[.A1682]+1" office:value-type="float" office:value="211" calcext:value-type="float">
            <text:p>211</text:p>
          </table:table-cell>
          <table:table-cell table:formula="of:=[.B1682]" office:value-type="float" office:value="7" calcext:value-type="float">
            <text:p>7</text:p>
          </table:table-cell>
          <table:table-cell office:value-type="float" office:value="103.275904" calcext:value-type="float">
            <text:p>103.275904</text:p>
          </table:table-cell>
          <table:table-cell office:value-type="float" office:value="20.344896" calcext:value-type="float">
            <text:p>20.344896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formula="of:=[.A1683]+1" office:value-type="float" office:value="211" calcext:value-type="float">
            <text:p>211</text:p>
          </table:table-cell>
          <table:table-cell table:formula="of:=[.B1683]" office:value-type="float" office:value="8" calcext:value-type="float">
            <text:p>8</text:p>
          </table:table-cell>
          <table:table-cell office:value-type="float" office:value="123.5149952" calcext:value-type="float">
            <text:p>123.5149952</text:p>
          </table:table-cell>
          <table:table-cell office:value-type="float" office:value="26.532384" calcext:value-type="float">
            <text:p>26.532384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1684]+1" office:value-type="float" office:value="212" calcext:value-type="float">
            <text:p>212</text:p>
          </table:table-cell>
          <table:table-cell table:formula="of:=[.B1684]" office:value-type="float" office:value="1" calcext:value-type="float">
            <text:p>1</text:p>
          </table:table-cell>
          <table:table-cell office:value-type="float" office:value="159.424" calcext:value-type="float">
            <text:p>159.424</text:p>
          </table:table-cell>
          <table:table-cell office:value-type="float" office:value="46.615776" calcext:value-type="float">
            <text:p>46.615776</text:p>
          </table:table-cell>
          <table:table-cell office:value-type="float" office:value="157" calcext:value-type="float">
            <text:p>15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A1685]+1" office:value-type="float" office:value="212" calcext:value-type="float">
            <text:p>212</text:p>
          </table:table-cell>
          <table:table-cell table:formula="of:=[.B1685]" office:value-type="float" office:value="2" calcext:value-type="float">
            <text:p>2</text:p>
          </table:table-cell>
          <table:table-cell office:value-type="float" office:value="197.590656" calcext:value-type="float">
            <text:p>197.590656</text:p>
          </table:table-cell>
          <table:table-cell office:value-type="float" office:value="46.805376" calcext:value-type="float">
            <text:p>46.805376</text:p>
          </table:table-cell>
          <table:table-cell office:value-type="float" office:value="195" calcext:value-type="float">
            <text:p>19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1686]+1" office:value-type="float" office:value="212" calcext:value-type="float">
            <text:p>212</text:p>
          </table:table-cell>
          <table:table-cell table:formula="of:=[.B1686]" office:value-type="float" office:value="3" calcext:value-type="float">
            <text:p>3</text:p>
          </table:table-cell>
          <table:table-cell office:value-type="float" office:value="211.7184" calcext:value-type="float">
            <text:p>211.7184</text:p>
          </table:table-cell>
          <table:table-cell office:value-type="float" office:value="41.66304" calcext:value-type="float">
            <text:p>41.66304</text:p>
          </table:table-cell>
          <table:table-cell office:value-type="float" office:value="210" calcext:value-type="float">
            <text:p>2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1687]+1" office:value-type="float" office:value="212" calcext:value-type="float">
            <text:p>212</text:p>
          </table:table-cell>
          <table:table-cell table:formula="of:=[.B1687]" office:value-type="float" office:value="4" calcext:value-type="float">
            <text:p>4</text:p>
          </table:table-cell>
          <table:table-cell office:value-type="float" office:value="239.932032" calcext:value-type="float">
            <text:p>239.932032</text:p>
          </table:table-cell>
          <table:table-cell office:value-type="float" office:value="170.73456" calcext:value-type="float">
            <text:p>170.73456</text:p>
          </table:table-cell>
          <table:table-cell office:value-type="float" office:value="243" calcext:value-type="float">
            <text:p>24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1688]+1" office:value-type="float" office:value="212" calcext:value-type="float">
            <text:p>212</text:p>
          </table:table-cell>
          <table:table-cell table:formula="of:=[.B1688]" office:value-type="float" office:value="5" calcext:value-type="float">
            <text:p>5</text:p>
          </table:table-cell>
          <table:table-cell office:value-type="float" office:value="161.384704" calcext:value-type="float">
            <text:p>161.384704</text:p>
          </table:table-cell>
          <table:table-cell office:value-type="float" office:value="175.39248" calcext:value-type="float">
            <text:p>175.39248</text:p>
          </table:table-cell>
          <table:table-cell office:value-type="float" office:value="162" calcext:value-type="float">
            <text:p>16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formula="of:=[.A1689]+1" office:value-type="float" office:value="212" calcext:value-type="float">
            <text:p>212</text:p>
          </table:table-cell>
          <table:table-cell table:formula="of:=[.B1689]" office:value-type="float" office:value="6" calcext:value-type="float">
            <text:p>6</text:p>
          </table:table-cell>
          <table:table-cell office:value-type="float" office:value="76.3936" calcext:value-type="float">
            <text:p>76.3936</text:p>
          </table:table-cell>
          <table:table-cell office:value-type="float" office:value="172.44336" calcext:value-type="float">
            <text:p>172.44336</text:p>
          </table:table-cell>
          <table:table-cell office:value-type="float" office:value="76" calcext:value-type="float">
            <text:p>7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1690]+1" office:value-type="float" office:value="212" calcext:value-type="float">
            <text:p>212</text:p>
          </table:table-cell>
          <table:table-cell table:formula="of:=[.B1690]" office:value-type="float" office:value="7" calcext:value-type="float">
            <text:p>7</text:p>
          </table:table-cell>
          <table:table-cell office:value-type="float" office:value="97.071488" calcext:value-type="float">
            <text:p>97.071488</text:p>
          </table:table-cell>
          <table:table-cell office:value-type="float" office:value="42.430272" calcext:value-type="float">
            <text:p>42.430272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43" calcext:value-type="float">
            <text:p>43</text:p>
          </table:table-cell>
        </table:table-row>
        <table:table-row table:style-name="ro1">
          <table:table-cell table:formula="of:=[.A1691]+1" office:value-type="float" office:value="212" calcext:value-type="float">
            <text:p>212</text:p>
          </table:table-cell>
          <table:table-cell table:formula="of:=[.B1691]" office:value-type="float" office:value="8" calcext:value-type="float">
            <text:p>8</text:p>
          </table:table-cell>
          <table:table-cell office:value-type="float" office:value="117.8966656" calcext:value-type="float">
            <text:p>117.8966656</text:p>
          </table:table-cell>
          <table:table-cell office:value-type="float" office:value="47.316288" calcext:value-type="float">
            <text:p>47.316288</text:p>
          </table:table-cell>
          <table:table-cell office:value-type="float" office:value="116" calcext:value-type="float">
            <text:p>11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A1692]+1" office:value-type="float" office:value="213" calcext:value-type="float">
            <text:p>213</text:p>
          </table:table-cell>
          <table:table-cell table:formula="of:=[.B1692]" office:value-type="float" office:value="1" calcext:value-type="float">
            <text:p>1</text:p>
          </table:table-cell>
          <table:table-cell office:value-type="float" office:value="162.004992" calcext:value-type="float">
            <text:p>162.004992</text:p>
          </table:table-cell>
          <table:table-cell office:value-type="float" office:value="51.436608" calcext:value-type="float">
            <text:p>51.436608</text:p>
          </table:table-cell>
          <table:table-cell office:value-type="float" office:value="158" calcext:value-type="float">
            <text:p>15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[.A1693]+1" office:value-type="float" office:value="213" calcext:value-type="float">
            <text:p>213</text:p>
          </table:table-cell>
          <table:table-cell table:formula="of:=[.B1693]" office:value-type="float" office:value="2" calcext:value-type="float">
            <text:p>2</text:p>
          </table:table-cell>
          <table:table-cell office:value-type="float" office:value="198.858752" calcext:value-type="float">
            <text:p>198.858752</text:p>
          </table:table-cell>
          <table:table-cell office:value-type="float" office:value="50.432832" calcext:value-type="float">
            <text:p>50.432832</text:p>
          </table:table-cell>
          <table:table-cell office:value-type="float" office:value="195" calcext:value-type="float">
            <text:p>1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A1694]+1" office:value-type="float" office:value="213" calcext:value-type="float">
            <text:p>213</text:p>
          </table:table-cell>
          <table:table-cell table:formula="of:=[.B1694]" office:value-type="float" office:value="3" calcext:value-type="float">
            <text:p>3</text:p>
          </table:table-cell>
          <table:table-cell office:value-type="float" office:value="211.78176" calcext:value-type="float">
            <text:p>211.78176</text:p>
          </table:table-cell>
          <table:table-cell office:value-type="float" office:value="44.921088" calcext:value-type="float">
            <text:p>44.921088</text:p>
          </table:table-cell>
          <table:table-cell office:value-type="float" office:value="208" calcext:value-type="float">
            <text:p>20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A1695]+1" office:value-type="float" office:value="213" calcext:value-type="float">
            <text:p>213</text:p>
          </table:table-cell>
          <table:table-cell table:formula="of:=[.B1695]" office:value-type="float" office:value="4" calcext:value-type="float">
            <text:p>4</text:p>
          </table:table-cell>
          <table:table-cell office:value-type="float" office:value="239.164928" calcext:value-type="float">
            <text:p>239.164928</text:p>
          </table:table-cell>
          <table:table-cell office:value-type="float" office:value="169.739904" calcext:value-type="float">
            <text:p>169.739904</text:p>
          </table:table-cell>
          <table:table-cell office:value-type="float" office:value="240" calcext:value-type="float">
            <text:p>24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1696]+1" office:value-type="float" office:value="213" calcext:value-type="float">
            <text:p>213</text:p>
          </table:table-cell>
          <table:table-cell table:formula="of:=[.B1696]" office:value-type="float" office:value="5" calcext:value-type="float">
            <text:p>5</text:p>
          </table:table-cell>
          <table:table-cell office:value-type="float" office:value="162.817664" calcext:value-type="float">
            <text:p>162.817664</text:p>
          </table:table-cell>
          <table:table-cell office:value-type="float" office:value="174.492384" calcext:value-type="float">
            <text:p>174.492384</text:p>
          </table:table-cell>
          <table:table-cell office:value-type="float" office:value="162" calcext:value-type="float">
            <text:p>16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[.A1697]+1" office:value-type="float" office:value="213" calcext:value-type="float">
            <text:p>213</text:p>
          </table:table-cell>
          <table:table-cell table:formula="of:=[.B1697]" office:value-type="float" office:value="6" calcext:value-type="float">
            <text:p>6</text:p>
          </table:table-cell>
          <table:table-cell office:value-type="float" office:value="81.391872" calcext:value-type="float">
            <text:p>81.391872</text:p>
          </table:table-cell>
          <table:table-cell office:value-type="float" office:value="169.89792" calcext:value-type="float">
            <text:p>169.89792</text:p>
          </table:table-cell>
          <table:table-cell office:value-type="float" office:value="78" calcext:value-type="float">
            <text:p>7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[.A1698]+1" office:value-type="float" office:value="213" calcext:value-type="float">
            <text:p>213</text:p>
          </table:table-cell>
          <table:table-cell table:formula="of:=[.B1698]" office:value-type="float" office:value="7" calcext:value-type="float">
            <text:p>7</text:p>
          </table:table-cell>
          <table:table-cell office:value-type="float" office:value="103.886976" calcext:value-type="float">
            <text:p>103.886976</text:p>
          </table:table-cell>
          <table:table-cell office:value-type="float" office:value="44.884992" calcext:value-type="float">
            <text:p>44.8849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46" calcext:value-type="float">
            <text:p>46</text:p>
          </table:table-cell>
        </table:table-row>
        <table:table-row table:style-name="ro1">
          <table:table-cell table:formula="of:=[.A1699]+1" office:value-type="float" office:value="213" calcext:value-type="float">
            <text:p>213</text:p>
          </table:table-cell>
          <table:table-cell table:formula="of:=[.B1699]" office:value-type="float" office:value="8" calcext:value-type="float">
            <text:p>8</text:p>
          </table:table-cell>
          <table:table-cell office:value-type="float" office:value="123.4850048" calcext:value-type="float">
            <text:p>123.4850048</text:p>
          </table:table-cell>
          <table:table-cell office:value-type="float" office:value="50.683776" calcext:value-type="float">
            <text:p>50.683776</text:p>
          </table:table-cell>
          <table:table-cell office:value-type="float" office:value="115" calcext:value-type="float">
            <text:p>11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[.A1700]+1" office:value-type="float" office:value="214" calcext:value-type="float">
            <text:p>214</text:p>
          </table:table-cell>
          <table:table-cell table:formula="of:=[.B1700]" office:value-type="float" office:value="1" calcext:value-type="float">
            <text:p>1</text:p>
          </table:table-cell>
          <table:table-cell office:value-type="float" office:value="164.034944" calcext:value-type="float">
            <text:p>164.034944</text:p>
          </table:table-cell>
          <table:table-cell office:value-type="float" office:value="46.78608" calcext:value-type="float">
            <text:p>46.78608</text:p>
          </table:table-cell>
          <table:table-cell office:value-type="float" office:value="161" calcext:value-type="float">
            <text:p>16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A1701]+1" office:value-type="float" office:value="214" calcext:value-type="float">
            <text:p>214</text:p>
          </table:table-cell>
          <table:table-cell table:formula="of:=[.B1701]" office:value-type="float" office:value="2" calcext:value-type="float">
            <text:p>2</text:p>
          </table:table-cell>
          <table:table-cell office:value-type="float" office:value="202.843776" calcext:value-type="float">
            <text:p>202.843776</text:p>
          </table:table-cell>
          <table:table-cell office:value-type="float" office:value="48.234144" calcext:value-type="float">
            <text:p>48.234144</text:p>
          </table:table-cell>
          <table:table-cell office:value-type="float" office:value="201" calcext:value-type="float">
            <text:p>20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A1702]+1" office:value-type="float" office:value="214" calcext:value-type="float">
            <text:p>214</text:p>
          </table:table-cell>
          <table:table-cell table:formula="of:=[.B1702]" office:value-type="float" office:value="3" calcext:value-type="float">
            <text:p>3</text:p>
          </table:table-cell>
          <table:table-cell office:value-type="float" office:value="216.678784" calcext:value-type="float">
            <text:p>216.678784</text:p>
          </table:table-cell>
          <table:table-cell office:value-type="float" office:value="44.250048" calcext:value-type="float">
            <text:p>44.250048</text:p>
          </table:table-cell>
          <table:table-cell office:value-type="float" office:value="215" calcext:value-type="float">
            <text:p>21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1703]+1" office:value-type="float" office:value="214" calcext:value-type="float">
            <text:p>214</text:p>
          </table:table-cell>
          <table:table-cell table:formula="of:=[.B1703]" office:value-type="float" office:value="4" calcext:value-type="float">
            <text:p>4</text:p>
          </table:table-cell>
          <table:table-cell office:value-type="float" office:value="240.521088" calcext:value-type="float">
            <text:p>240.521088</text:p>
          </table:table-cell>
          <table:table-cell office:value-type="float" office:value="168.854208" calcext:value-type="float">
            <text:p>168.854208</text:p>
          </table:table-cell>
          <table:table-cell office:value-type="float" office:value="240" calcext:value-type="float">
            <text:p>24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1704]+1" office:value-type="float" office:value="214" calcext:value-type="float">
            <text:p>214</text:p>
          </table:table-cell>
          <table:table-cell table:formula="of:=[.B1704]" office:value-type="float" office:value="5" calcext:value-type="float">
            <text:p>5</text:p>
          </table:table-cell>
          <table:table-cell office:value-type="float" office:value="161.603072" calcext:value-type="float">
            <text:p>161.603072</text:p>
          </table:table-cell>
          <table:table-cell office:value-type="float" office:value="171.273888" calcext:value-type="float">
            <text:p>171.273888</text:p>
          </table:table-cell>
          <table:table-cell office:value-type="float" office:value="159" calcext:value-type="float">
            <text:p>15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formula="of:=[.A1705]+1" office:value-type="float" office:value="214" calcext:value-type="float">
            <text:p>214</text:p>
          </table:table-cell>
          <table:table-cell table:formula="of:=[.B1705]" office:value-type="float" office:value="6" calcext:value-type="float">
            <text:p>6</text:p>
          </table:table-cell>
          <table:table-cell office:value-type="float" office:value="78.656896" calcext:value-type="float">
            <text:p>78.656896</text:p>
          </table:table-cell>
          <table:table-cell office:value-type="float" office:value="165.100416" calcext:value-type="float">
            <text:p>165.100416</text:p>
          </table:table-cell>
          <table:table-cell office:value-type="float" office:value="76" calcext:value-type="float">
            <text:p>76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1706]+1" office:value-type="float" office:value="214" calcext:value-type="float">
            <text:p>214</text:p>
          </table:table-cell>
          <table:table-cell table:formula="of:=[.B1706]" office:value-type="float" office:value="7" calcext:value-type="float">
            <text:p>7</text:p>
          </table:table-cell>
          <table:table-cell office:value-type="float" office:value="105.017984" calcext:value-type="float">
            <text:p>105.017984</text:p>
          </table:table-cell>
          <table:table-cell office:value-type="float" office:value="41.64672" calcext:value-type="float">
            <text:p>41.64672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43" calcext:value-type="float">
            <text:p>43</text:p>
          </table:table-cell>
        </table:table-row>
        <table:table-row table:style-name="ro1">
          <table:table-cell table:formula="of:=[.A1707]+1" office:value-type="float" office:value="214" calcext:value-type="float">
            <text:p>214</text:p>
          </table:table-cell>
          <table:table-cell table:formula="of:=[.B1707]" office:value-type="float" office:value="8" calcext:value-type="float">
            <text:p>8</text:p>
          </table:table-cell>
          <table:table-cell office:value-type="float" office:value="122.7078272" calcext:value-type="float">
            <text:p>122.7078272</text:p>
          </table:table-cell>
          <table:table-cell office:value-type="float" office:value="46.598208" calcext:value-type="float">
            <text:p>46.598208</text:p>
          </table:table-cell>
          <table:table-cell office:value-type="float" office:value="119" calcext:value-type="float">
            <text:p>11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A1708]+1" office:value-type="float" office:value="215" calcext:value-type="float">
            <text:p>215</text:p>
          </table:table-cell>
          <table:table-cell table:formula="of:=[.B1708]" office:value-type="float" office:value="1" calcext:value-type="float">
            <text:p>1</text:p>
          </table:table-cell>
          <table:table-cell office:value-type="float" office:value="166.609792" calcext:value-type="float">
            <text:p>166.609792</text:p>
          </table:table-cell>
          <table:table-cell office:value-type="float" office:value="23.766336" calcext:value-type="float">
            <text:p>23.766336</text:p>
          </table:table-cell>
          <table:table-cell office:value-type="float" office:value="166" calcext:value-type="float">
            <text:p>16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1709]+1" office:value-type="float" office:value="215" calcext:value-type="float">
            <text:p>215</text:p>
          </table:table-cell>
          <table:table-cell table:formula="of:=[.B1709]" office:value-type="float" office:value="2" calcext:value-type="float">
            <text:p>2</text:p>
          </table:table-cell>
          <table:table-cell office:value-type="float" office:value="203.564544" calcext:value-type="float">
            <text:p>203.564544</text:p>
          </table:table-cell>
          <table:table-cell office:value-type="float" office:value="25.348416" calcext:value-type="float">
            <text:p>25.348416</text:p>
          </table:table-cell>
          <table:table-cell office:value-type="float" office:value="204" calcext:value-type="float">
            <text:p>2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1710]+1" office:value-type="float" office:value="215" calcext:value-type="float">
            <text:p>215</text:p>
          </table:table-cell>
          <table:table-cell table:formula="of:=[.B1710]" office:value-type="float" office:value="3" calcext:value-type="float">
            <text:p>3</text:p>
          </table:table-cell>
          <table:table-cell office:value-type="float" office:value="215.279104" calcext:value-type="float">
            <text:p>215.279104</text:p>
          </table:table-cell>
          <table:table-cell office:value-type="float" office:value="20.803104" calcext:value-type="float">
            <text:p>20.803104</text:p>
          </table:table-cell>
          <table:table-cell office:value-type="float" office:value="221" calcext:value-type="float">
            <text:p>2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1711]+1" office:value-type="float" office:value="215" calcext:value-type="float">
            <text:p>215</text:p>
          </table:table-cell>
          <table:table-cell table:formula="of:=[.B1711]" office:value-type="float" office:value="4" calcext:value-type="float">
            <text:p>4</text:p>
          </table:table-cell>
          <table:table-cell office:value-type="float" office:value="237.4112" calcext:value-type="float">
            <text:p>237.4112</text:p>
          </table:table-cell>
          <table:table-cell office:value-type="float" office:value="139.945056" calcext:value-type="float">
            <text:p>139.945056</text:p>
          </table:table-cell>
          <table:table-cell office:value-type="float" office:value="243" calcext:value-type="float">
            <text:p>24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formula="of:=[.A1712]+1" office:value-type="float" office:value="215" calcext:value-type="float">
            <text:p>215</text:p>
          </table:table-cell>
          <table:table-cell table:formula="of:=[.B1712]" office:value-type="float" office:value="5" calcext:value-type="float">
            <text:p>5</text:p>
          </table:table-cell>
          <table:table-cell office:value-type="float" office:value="165.058304" calcext:value-type="float">
            <text:p>165.058304</text:p>
          </table:table-cell>
          <table:table-cell office:value-type="float" office:value="141.075072" calcext:value-type="float">
            <text:p>141.075072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formula="of:=[.A1713]+1" office:value-type="float" office:value="215" calcext:value-type="float">
            <text:p>215</text:p>
          </table:table-cell>
          <table:table-cell table:formula="of:=[.B1713]" office:value-type="float" office:value="6" calcext:value-type="float">
            <text:p>6</text:p>
          </table:table-cell>
          <table:table-cell office:value-type="float" office:value="87.65632" calcext:value-type="float">
            <text:p>87.65632</text:p>
          </table:table-cell>
          <table:table-cell office:value-type="float" office:value="136.571712" calcext:value-type="float">
            <text:p>136.571712</text:p>
          </table:table-cell>
          <table:table-cell office:value-type="float" office:value="85" calcext:value-type="float">
            <text:p>8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formula="of:=[.A1714]+1" office:value-type="float" office:value="215" calcext:value-type="float">
            <text:p>215</text:p>
          </table:table-cell>
          <table:table-cell table:formula="of:=[.B1714]" office:value-type="float" office:value="7" calcext:value-type="float">
            <text:p>7</text:p>
          </table:table-cell>
          <table:table-cell office:value-type="float" office:value="108.603136" calcext:value-type="float">
            <text:p>108.603136</text:p>
          </table:table-cell>
          <table:table-cell office:value-type="float" office:value="17.782464" calcext:value-type="float">
            <text:p>17.782464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table:formula="of:=[.A1715]+1" office:value-type="float" office:value="215" calcext:value-type="float">
            <text:p>215</text:p>
          </table:table-cell>
          <table:table-cell table:formula="of:=[.B1715]" office:value-type="float" office:value="8" calcext:value-type="float">
            <text:p>8</text:p>
          </table:table-cell>
          <table:table-cell office:value-type="float" office:value="126.5837568" calcext:value-type="float">
            <text:p>126.5837568</text:p>
          </table:table-cell>
          <table:table-cell office:value-type="float" office:value="21.782496" calcext:value-type="float">
            <text:p>21.782496</text:p>
          </table:table-cell>
          <table:table-cell office:value-type="float" office:value="126" calcext:value-type="float">
            <text:p>1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1716]+1" office:value-type="float" office:value="216" calcext:value-type="float">
            <text:p>216</text:p>
          </table:table-cell>
          <table:table-cell table:formula="of:=[.B1716]" office:value-type="float" office:value="1" calcext:value-type="float">
            <text:p>1</text:p>
          </table:table-cell>
          <table:table-cell office:value-type="float" office:value="159.595008" calcext:value-type="float">
            <text:p>159.595008</text:p>
          </table:table-cell>
          <table:table-cell office:value-type="float" office:value="35.434176" calcext:value-type="float">
            <text:p>35.434176</text:p>
          </table:table-cell>
          <table:table-cell office:value-type="float" office:value="159" calcext:value-type="float">
            <text:p>15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1717]+1" office:value-type="float" office:value="216" calcext:value-type="float">
            <text:p>216</text:p>
          </table:table-cell>
          <table:table-cell table:formula="of:=[.B1717]" office:value-type="float" office:value="2" calcext:value-type="float">
            <text:p>2</text:p>
          </table:table-cell>
          <table:table-cell office:value-type="float" office:value="197.887232" calcext:value-type="float">
            <text:p>197.887232</text:p>
          </table:table-cell>
          <table:table-cell office:value-type="float" office:value="34.128192" calcext:value-type="float">
            <text:p>34.128192</text:p>
          </table:table-cell>
          <table:table-cell office:value-type="float" office:value="195" calcext:value-type="float">
            <text:p>19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1718]+1" office:value-type="float" office:value="216" calcext:value-type="float">
            <text:p>216</text:p>
          </table:table-cell>
          <table:table-cell table:formula="of:=[.B1718]" office:value-type="float" office:value="3" calcext:value-type="float">
            <text:p>3</text:p>
          </table:table-cell>
          <table:table-cell office:value-type="float" office:value="211.113984" calcext:value-type="float">
            <text:p>211.113984</text:p>
          </table:table-cell>
          <table:table-cell office:value-type="float" office:value="28.14384" calcext:value-type="float">
            <text:p>28.14384</text:p>
          </table:table-cell>
          <table:table-cell office:value-type="float" office:value="211" calcext:value-type="float">
            <text:p>2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1719]+1" office:value-type="float" office:value="216" calcext:value-type="float">
            <text:p>216</text:p>
          </table:table-cell>
          <table:table-cell table:formula="of:=[.B1719]" office:value-type="float" office:value="4" calcext:value-type="float">
            <text:p>4</text:p>
          </table:table-cell>
          <table:table-cell office:value-type="float" office:value="240.690304" calcext:value-type="float">
            <text:p>240.690304</text:p>
          </table:table-cell>
          <table:table-cell office:value-type="float" office:value="155.559648" calcext:value-type="float">
            <text:p>155.559648</text:p>
          </table:table-cell>
          <table:table-cell office:value-type="float" office:value="243" calcext:value-type="float">
            <text:p>24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1720]+1" office:value-type="float" office:value="216" calcext:value-type="float">
            <text:p>216</text:p>
          </table:table-cell>
          <table:table-cell table:formula="of:=[.B1720]" office:value-type="float" office:value="5" calcext:value-type="float">
            <text:p>5</text:p>
          </table:table-cell>
          <table:table-cell office:value-type="float" office:value="161.13088" calcext:value-type="float">
            <text:p>161.13088</text:p>
          </table:table-cell>
          <table:table-cell office:value-type="float" office:value="161.967456" calcext:value-type="float">
            <text:p>161.967456</text:p>
          </table:table-cell>
          <table:table-cell table:number-columns-repeated="2" office:value-type="float" office:value="162" calcext:value-type="float">
            <text:p>162</text:p>
          </table:table-cell>
        </table:table-row>
        <table:table-row table:style-name="ro1">
          <table:table-cell table:formula="of:=[.A1721]+1" office:value-type="float" office:value="216" calcext:value-type="float">
            <text:p>216</text:p>
          </table:table-cell>
          <table:table-cell table:formula="of:=[.B1721]" office:value-type="float" office:value="6" calcext:value-type="float">
            <text:p>6</text:p>
          </table:table-cell>
          <table:table-cell office:value-type="float" office:value="75.714944" calcext:value-type="float">
            <text:p>75.714944</text:p>
          </table:table-cell>
          <table:table-cell office:value-type="float" office:value="156.972864" calcext:value-type="float">
            <text:p>156.972864</text:p>
          </table:table-cell>
          <table:table-cell office:value-type="float" office:value="77" calcext:value-type="float">
            <text:p>77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1722]+1" office:value-type="float" office:value="216" calcext:value-type="float">
            <text:p>216</text:p>
          </table:table-cell>
          <table:table-cell table:formula="of:=[.B1722]" office:value-type="float" office:value="7" calcext:value-type="float">
            <text:p>7</text:p>
          </table:table-cell>
          <table:table-cell office:value-type="float" office:value="97.969152" calcext:value-type="float">
            <text:p>97.969152</text:p>
          </table:table-cell>
          <table:table-cell office:value-type="float" office:value="29.067648" calcext:value-type="float">
            <text:p>29.06764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9" calcext:value-type="float">
            <text:p>29</text:p>
          </table:table-cell>
        </table:table-row>
        <table:table-row table:style-name="ro1">
          <table:table-cell table:formula="of:=[.A1723]+1" office:value-type="float" office:value="216" calcext:value-type="float">
            <text:p>216</text:p>
          </table:table-cell>
          <table:table-cell table:formula="of:=[.B1723]" office:value-type="float" office:value="8" calcext:value-type="float">
            <text:p>8</text:p>
          </table:table-cell>
          <table:table-cell office:value-type="float" office:value="118.3924224" calcext:value-type="float">
            <text:p>118.3924224</text:p>
          </table:table-cell>
          <table:table-cell office:value-type="float" office:value="34.984032" calcext:value-type="float">
            <text:p>34.984032</text:p>
          </table:table-cell>
          <table:table-cell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1724]+1" office:value-type="float" office:value="217" calcext:value-type="float">
            <text:p>217</text:p>
          </table:table-cell>
          <table:table-cell table:formula="of:=[.B1724]" office:value-type="float" office:value="1" calcext:value-type="float">
            <text:p>1</text:p>
          </table:table-cell>
          <table:table-cell office:value-type="float" office:value="157.417856" calcext:value-type="float">
            <text:p>157.417856</text:p>
          </table:table-cell>
          <table:table-cell office:value-type="float" office:value="41.541312" calcext:value-type="float">
            <text:p>41.541312</text:p>
          </table:table-cell>
          <table:table-cell office:value-type="float" office:value="151" calcext:value-type="float">
            <text:p>15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1725]+1" office:value-type="float" office:value="217" calcext:value-type="float">
            <text:p>217</text:p>
          </table:table-cell>
          <table:table-cell table:formula="of:=[.B1725]" office:value-type="float" office:value="2" calcext:value-type="float">
            <text:p>2</text:p>
          </table:table-cell>
          <table:table-cell office:value-type="float" office:value="193.531008" calcext:value-type="float">
            <text:p>193.531008</text:p>
          </table:table-cell>
          <table:table-cell office:value-type="float" office:value="41.173824" calcext:value-type="float">
            <text:p>41.173824</text:p>
          </table:table-cell>
          <table:table-cell office:value-type="float" office:value="190" calcext:value-type="float">
            <text:p>19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1726]+1" office:value-type="float" office:value="217" calcext:value-type="float">
            <text:p>217</text:p>
          </table:table-cell>
          <table:table-cell table:formula="of:=[.B1726]" office:value-type="float" office:value="3" calcext:value-type="float">
            <text:p>3</text:p>
          </table:table-cell>
          <table:table-cell office:value-type="float" office:value="206.585344" calcext:value-type="float">
            <text:p>206.585344</text:p>
          </table:table-cell>
          <table:table-cell office:value-type="float" office:value="34.76304" calcext:value-type="float">
            <text:p>34.76304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1727]+1" office:value-type="float" office:value="217" calcext:value-type="float">
            <text:p>217</text:p>
          </table:table-cell>
          <table:table-cell table:formula="of:=[.B1727]" office:value-type="float" office:value="4" calcext:value-type="float">
            <text:p>4</text:p>
          </table:table-cell>
          <table:table-cell office:value-type="float" office:value="234.837888" calcext:value-type="float">
            <text:p>234.837888</text:p>
          </table:table-cell>
          <table:table-cell office:value-type="float" office:value="156.948192" calcext:value-type="float">
            <text:p>156.948192</text:p>
          </table:table-cell>
          <table:table-cell office:value-type="float" office:value="234" calcext:value-type="float">
            <text:p>234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1728]+1" office:value-type="float" office:value="217" calcext:value-type="float">
            <text:p>217</text:p>
          </table:table-cell>
          <table:table-cell table:formula="of:=[.B1728]" office:value-type="float" office:value="5" calcext:value-type="float">
            <text:p>5</text:p>
          </table:table-cell>
          <table:table-cell office:value-type="float" office:value="158.257152" calcext:value-type="float">
            <text:p>158.257152</text:p>
          </table:table-cell>
          <table:table-cell office:value-type="float" office:value="162.885408" calcext:value-type="float">
            <text:p>162.885408</text:p>
          </table:table-cell>
          <table:table-cell office:value-type="float" office:value="154" calcext:value-type="float">
            <text:p>15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1729]+1" office:value-type="float" office:value="217" calcext:value-type="float">
            <text:p>217</text:p>
          </table:table-cell>
          <table:table-cell table:formula="of:=[.B1729]" office:value-type="float" office:value="6" calcext:value-type="float">
            <text:p>6</text:p>
          </table:table-cell>
          <table:table-cell office:value-type="float" office:value="77.814528" calcext:value-type="float">
            <text:p>77.814528</text:p>
          </table:table-cell>
          <table:table-cell office:value-type="float" office:value="158.761152" calcext:value-type="float">
            <text:p>158.761152</text:p>
          </table:table-cell>
          <table:table-cell office:value-type="float" office:value="68" calcext:value-type="float">
            <text:p>6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1730]+1" office:value-type="float" office:value="217" calcext:value-type="float">
            <text:p>217</text:p>
          </table:table-cell>
          <table:table-cell table:formula="of:=[.B1730]" office:value-type="float" office:value="7" calcext:value-type="float">
            <text:p>7</text:p>
          </table:table-cell>
          <table:table-cell office:value-type="float" office:value="99.658496" calcext:value-type="float">
            <text:p>99.658496</text:p>
          </table:table-cell>
          <table:table-cell office:value-type="float" office:value="36.580416" calcext:value-type="float">
            <text:p>36.580416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33" calcext:value-type="float">
            <text:p>33</text:p>
          </table:table-cell>
        </table:table-row>
        <table:table-row table:style-name="ro1">
          <table:table-cell table:formula="of:=[.A1731]+1" office:value-type="float" office:value="217" calcext:value-type="float">
            <text:p>217</text:p>
          </table:table-cell>
          <table:table-cell table:formula="of:=[.B1731]" office:value-type="float" office:value="8" calcext:value-type="float">
            <text:p>8</text:p>
          </table:table-cell>
          <table:table-cell office:value-type="float" office:value="116.7277184" calcext:value-type="float">
            <text:p>116.7277184</text:p>
          </table:table-cell>
          <table:table-cell office:value-type="float" office:value="40.897056" calcext:value-type="float">
            <text:p>40.897056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1732]+1" office:value-type="float" office:value="218" calcext:value-type="float">
            <text:p>218</text:p>
          </table:table-cell>
          <table:table-cell table:formula="of:=[.B1732]" office:value-type="float" office:value="1" calcext:value-type="float">
            <text:p>1</text:p>
          </table:table-cell>
          <table:table-cell office:value-type="float" office:value="167.912192" calcext:value-type="float">
            <text:p>167.912192</text:p>
          </table:table-cell>
          <table:table-cell office:value-type="float" office:value="33.244416" calcext:value-type="float">
            <text:p>33.244416</text:p>
          </table:table-cell>
          <table:table-cell office:value-type="float" office:value="168" calcext:value-type="float">
            <text:p>16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1733]+1" office:value-type="float" office:value="218" calcext:value-type="float">
            <text:p>218</text:p>
          </table:table-cell>
          <table:table-cell table:formula="of:=[.B1733]" office:value-type="float" office:value="2" calcext:value-type="float">
            <text:p>2</text:p>
          </table:table-cell>
          <table:table-cell office:value-type="float" office:value="205.316224" calcext:value-type="float">
            <text:p>205.316224</text:p>
          </table:table-cell>
          <table:table-cell office:value-type="float" office:value="33.816384" calcext:value-type="float">
            <text:p>33.816384</text:p>
          </table:table-cell>
          <table:table-cell office:value-type="float" office:value="203" calcext:value-type="float">
            <text:p>20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1734]+1" office:value-type="float" office:value="218" calcext:value-type="float">
            <text:p>218</text:p>
          </table:table-cell>
          <table:table-cell table:formula="of:=[.B1734]" office:value-type="float" office:value="3" calcext:value-type="float">
            <text:p>3</text:p>
          </table:table-cell>
          <table:table-cell office:value-type="float" office:value="219.55072" calcext:value-type="float">
            <text:p>219.55072</text:p>
          </table:table-cell>
          <table:table-cell office:value-type="float" office:value="28.397376" calcext:value-type="float">
            <text:p>28.397376</text:p>
          </table:table-cell>
          <table:table-cell office:value-type="float" office:value="220" calcext:value-type="float">
            <text:p>2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1735]+1" office:value-type="float" office:value="218" calcext:value-type="float">
            <text:p>218</text:p>
          </table:table-cell>
          <table:table-cell table:formula="of:=[.B1735]" office:value-type="float" office:value="4" calcext:value-type="float">
            <text:p>4</text:p>
          </table:table-cell>
          <table:table-cell office:value-type="float" office:value="239.835904" calcext:value-type="float">
            <text:p>239.835904</text:p>
          </table:table-cell>
          <table:table-cell office:value-type="float" office:value="154.573152" calcext:value-type="float">
            <text:p>154.573152</text:p>
          </table:table-cell>
          <table:table-cell office:value-type="float" office:value="240" calcext:value-type="float">
            <text:p>24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formula="of:=[.A1736]+1" office:value-type="float" office:value="218" calcext:value-type="float">
            <text:p>218</text:p>
          </table:table-cell>
          <table:table-cell table:formula="of:=[.B1736]" office:value-type="float" office:value="5" calcext:value-type="float">
            <text:p>5</text:p>
          </table:table-cell>
          <table:table-cell office:value-type="float" office:value="164.433536" calcext:value-type="float">
            <text:p>164.433536</text:p>
          </table:table-cell>
          <table:table-cell office:value-type="float" office:value="155.81616" calcext:value-type="float">
            <text:p>155.81616</text:p>
          </table:table-cell>
          <table:table-cell office:value-type="float" office:value="164" calcext:value-type="float">
            <text:p>16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1737]+1" office:value-type="float" office:value="218" calcext:value-type="float">
            <text:p>218</text:p>
          </table:table-cell>
          <table:table-cell table:formula="of:=[.B1737]" office:value-type="float" office:value="6" calcext:value-type="float">
            <text:p>6</text:p>
          </table:table-cell>
          <table:table-cell office:value-type="float" office:value="85.874944" calcext:value-type="float">
            <text:p>85.874944</text:p>
          </table:table-cell>
          <table:table-cell office:value-type="float" office:value="150.227808" calcext:value-type="float">
            <text:p>150.227808</text:p>
          </table:table-cell>
          <table:table-cell office:value-type="float" office:value="86" calcext:value-type="float">
            <text:p>8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[.A1738]+1" office:value-type="float" office:value="218" calcext:value-type="float">
            <text:p>218</text:p>
          </table:table-cell>
          <table:table-cell table:formula="of:=[.B1738]" office:value-type="float" office:value="7" calcext:value-type="float">
            <text:p>7</text:p>
          </table:table-cell>
          <table:table-cell office:value-type="float" office:value="109.51104" calcext:value-type="float">
            <text:p>109.51104</text:p>
          </table:table-cell>
          <table:table-cell office:value-type="float" office:value="25.151136" calcext:value-type="float">
            <text:p>25.151136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22" calcext:value-type="float">
            <text:p>22</text:p>
          </table:table-cell>
        </table:table-row>
        <table:table-row table:style-name="ro1">
          <table:table-cell table:formula="of:=[.A1739]+1" office:value-type="float" office:value="218" calcext:value-type="float">
            <text:p>218</text:p>
          </table:table-cell>
          <table:table-cell table:formula="of:=[.B1739]" office:value-type="float" office:value="8" calcext:value-type="float">
            <text:p>8</text:p>
          </table:table-cell>
          <table:table-cell office:value-type="float" office:value="127.25867776" calcext:value-type="float">
            <text:p>127.25867776</text:p>
          </table:table-cell>
          <table:table-cell office:value-type="float" office:value="31.236768" calcext:value-type="float">
            <text:p>31.236768</text:p>
          </table:table-cell>
          <table:table-cell office:value-type="float" office:value="131" calcext:value-type="float">
            <text:p>13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1740]+1" office:value-type="float" office:value="219" calcext:value-type="float">
            <text:p>219</text:p>
          </table:table-cell>
          <table:table-cell table:formula="of:=[.B1740]" office:value-type="float" office:value="1" calcext:value-type="float">
            <text:p>1</text:p>
          </table:table-cell>
          <table:table-cell office:value-type="float" office:value="170.312064" calcext:value-type="float">
            <text:p>170.312064</text:p>
          </table:table-cell>
          <table:table-cell office:value-type="float" office:value="54.582336" calcext:value-type="float">
            <text:p>54.582336</text:p>
          </table:table-cell>
          <table:table-cell office:value-type="float" office:value="172" calcext:value-type="float">
            <text:p>17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formula="of:=[.A1741]+1" office:value-type="float" office:value="219" calcext:value-type="float">
            <text:p>219</text:p>
          </table:table-cell>
          <table:table-cell table:formula="of:=[.B1741]" office:value-type="float" office:value="2" calcext:value-type="float">
            <text:p>2</text:p>
          </table:table-cell>
          <table:table-cell office:value-type="float" office:value="207.050624" calcext:value-type="float">
            <text:p>207.050624</text:p>
          </table:table-cell>
          <table:table-cell office:value-type="float" office:value="55.796544" calcext:value-type="float">
            <text:p>55.796544</text:p>
          </table:table-cell>
          <table:table-cell office:value-type="float" office:value="210" calcext:value-type="float">
            <text:p>2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[.A1742]+1" office:value-type="float" office:value="219" calcext:value-type="float">
            <text:p>219</text:p>
          </table:table-cell>
          <table:table-cell table:formula="of:=[.B1742]" office:value-type="float" office:value="3" calcext:value-type="float">
            <text:p>3</text:p>
          </table:table-cell>
          <table:table-cell office:value-type="float" office:value="219.758208" calcext:value-type="float">
            <text:p>219.758208</text:p>
          </table:table-cell>
          <table:table-cell office:value-type="float" office:value="51.919392" calcext:value-type="float">
            <text:p>51.919392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formula="of:=[.A1743]+1" office:value-type="float" office:value="219" calcext:value-type="float">
            <text:p>219</text:p>
          </table:table-cell>
          <table:table-cell table:formula="of:=[.B1743]" office:value-type="float" office:value="4" calcext:value-type="float">
            <text:p>4</text:p>
          </table:table-cell>
          <table:table-cell office:value-type="float" office:value="239.760256" calcext:value-type="float">
            <text:p>239.760256</text:p>
          </table:table-cell>
          <table:table-cell office:value-type="float" office:value="171.181728" calcext:value-type="float">
            <text:p>171.181728</text:p>
          </table:table-cell>
          <table:table-cell office:value-type="float" office:value="234" calcext:value-type="float">
            <text:p>23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1744]+1" office:value-type="float" office:value="219" calcext:value-type="float">
            <text:p>219</text:p>
          </table:table-cell>
          <table:table-cell table:formula="of:=[.B1744]" office:value-type="float" office:value="5" calcext:value-type="float">
            <text:p>5</text:p>
          </table:table-cell>
          <table:table-cell office:value-type="float" office:value="165.244032" calcext:value-type="float">
            <text:p>165.244032</text:p>
          </table:table-cell>
          <table:table-cell office:value-type="float" office:value="171.865152" calcext:value-type="float">
            <text:p>171.865152</text:p>
          </table:table-cell>
          <table:table-cell office:value-type="float" office:value="164" calcext:value-type="float">
            <text:p>16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1745]+1" office:value-type="float" office:value="219" calcext:value-type="float">
            <text:p>219</text:p>
          </table:table-cell>
          <table:table-cell table:formula="of:=[.B1745]" office:value-type="float" office:value="6" calcext:value-type="float">
            <text:p>6</text:p>
          </table:table-cell>
          <table:table-cell office:value-type="float" office:value="88.618368" calcext:value-type="float">
            <text:p>88.618368</text:p>
          </table:table-cell>
          <table:table-cell office:value-type="float" office:value="164.289984" calcext:value-type="float">
            <text:p>164.289984</text:p>
          </table:table-cell>
          <table:table-cell office:value-type="float" office:value="91" calcext:value-type="float">
            <text:p>9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746]+1" office:value-type="float" office:value="219" calcext:value-type="float">
            <text:p>219</text:p>
          </table:table-cell>
          <table:table-cell table:formula="of:=[.B1746]" office:value-type="float" office:value="7" calcext:value-type="float">
            <text:p>7</text:p>
          </table:table-cell>
          <table:table-cell office:value-type="float" office:value="113.69088" calcext:value-type="float">
            <text:p>113.69088</text:p>
          </table:table-cell>
          <table:table-cell office:value-type="float" office:value="47.014272" calcext:value-type="float">
            <text:p>47.014272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47" calcext:value-type="float">
            <text:p>47</text:p>
          </table:table-cell>
        </table:table-row>
        <table:table-row table:style-name="ro1">
          <table:table-cell table:formula="of:=[.A1747]+1" office:value-type="float" office:value="219" calcext:value-type="float">
            <text:p>219</text:p>
          </table:table-cell>
          <table:table-cell table:formula="of:=[.B1747]" office:value-type="float" office:value="8" calcext:value-type="float">
            <text:p>8</text:p>
          </table:table-cell>
          <table:table-cell office:value-type="float" office:value="132.916288" calcext:value-type="float">
            <text:p>132.916288</text:p>
          </table:table-cell>
          <table:table-cell office:value-type="float" office:value="52.870368" calcext:value-type="float">
            <text:p>52.870368</text:p>
          </table:table-cell>
          <table:table-cell office:value-type="float" office:value="133" calcext:value-type="float">
            <text:p>13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[.A1748]+1" office:value-type="float" office:value="220" calcext:value-type="float">
            <text:p>220</text:p>
          </table:table-cell>
          <table:table-cell table:formula="of:=[.B1748]" office:value-type="float" office:value="1" calcext:value-type="float">
            <text:p>1</text:p>
          </table:table-cell>
          <table:table-cell office:value-type="float" office:value="168.039296" calcext:value-type="float">
            <text:p>168.039296</text:p>
          </table:table-cell>
          <table:table-cell office:value-type="float" office:value="32.078784" calcext:value-type="float">
            <text:p>32.078784</text:p>
          </table:table-cell>
          <table:table-cell office:value-type="float" office:value="173" calcext:value-type="float">
            <text:p>17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1749]+1" office:value-type="float" office:value="220" calcext:value-type="float">
            <text:p>220</text:p>
          </table:table-cell>
          <table:table-cell table:formula="of:=[.B1749]" office:value-type="float" office:value="2" calcext:value-type="float">
            <text:p>2</text:p>
          </table:table-cell>
          <table:table-cell office:value-type="float" office:value="205.833472" calcext:value-type="float">
            <text:p>205.833472</text:p>
          </table:table-cell>
          <table:table-cell office:value-type="float" office:value="31.66848" calcext:value-type="float">
            <text:p>31.66848</text:p>
          </table:table-cell>
          <table:table-cell office:value-type="float" office:value="208" calcext:value-type="float">
            <text:p>2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1750]+1" office:value-type="float" office:value="220" calcext:value-type="float">
            <text:p>220</text:p>
          </table:table-cell>
          <table:table-cell table:formula="of:=[.B1750]" office:value-type="float" office:value="3" calcext:value-type="float">
            <text:p>3</text:p>
          </table:table-cell>
          <table:table-cell office:value-type="float" office:value="217.314176" calcext:value-type="float">
            <text:p>217.314176</text:p>
          </table:table-cell>
          <table:table-cell office:value-type="float" office:value="25.912704" calcext:value-type="float">
            <text:p>25.912704</text:p>
          </table:table-cell>
          <table:table-cell office:value-type="float" office:value="223" calcext:value-type="float">
            <text:p>2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1751]+1" office:value-type="float" office:value="220" calcext:value-type="float">
            <text:p>220</text:p>
          </table:table-cell>
          <table:table-cell table:formula="of:=[.B1751]" office:value-type="float" office:value="4" calcext:value-type="float">
            <text:p>4</text:p>
          </table:table-cell>
          <table:table-cell office:value-type="float" office:value="241.611136" calcext:value-type="float">
            <text:p>241.611136</text:p>
          </table:table-cell>
          <table:table-cell office:value-type="float" office:value="151.884288" calcext:value-type="float">
            <text:p>151.884288</text:p>
          </table:table-cell>
          <table:table-cell office:value-type="float" office:value="244" calcext:value-type="float">
            <text:p>24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752]+1" office:value-type="float" office:value="220" calcext:value-type="float">
            <text:p>220</text:p>
          </table:table-cell>
          <table:table-cell table:formula="of:=[.B1752]" office:value-type="float" office:value="5" calcext:value-type="float">
            <text:p>5</text:p>
          </table:table-cell>
          <table:table-cell office:value-type="float" office:value="165.926144" calcext:value-type="float">
            <text:p>165.926144</text:p>
          </table:table-cell>
          <table:table-cell office:value-type="float" office:value="155.188032" calcext:value-type="float">
            <text:p>155.188032</text:p>
          </table:table-cell>
          <table:table-cell office:value-type="float" office:value="166" calcext:value-type="float">
            <text:p>166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1753]+1" office:value-type="float" office:value="220" calcext:value-type="float">
            <text:p>220</text:p>
          </table:table-cell>
          <table:table-cell table:formula="of:=[.B1753]" office:value-type="float" office:value="6" calcext:value-type="float">
            <text:p>6</text:p>
          </table:table-cell>
          <table:table-cell office:value-type="float" office:value="86.512384" calcext:value-type="float">
            <text:p>86.512384</text:p>
          </table:table-cell>
          <table:table-cell office:value-type="float" office:value="150.324384" calcext:value-type="float">
            <text:p>150.324384</text:p>
          </table:table-cell>
          <table:table-cell office:value-type="float" office:value="84" calcext:value-type="float">
            <text:p>8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formula="of:=[.A1754]+1" office:value-type="float" office:value="220" calcext:value-type="float">
            <text:p>220</text:p>
          </table:table-cell>
          <table:table-cell table:formula="of:=[.B1754]" office:value-type="float" office:value="7" calcext:value-type="float">
            <text:p>7</text:p>
          </table:table-cell>
          <table:table-cell office:value-type="float" office:value="108.616832" calcext:value-type="float">
            <text:p>108.616832</text:p>
          </table:table-cell>
          <table:table-cell office:value-type="float" office:value="25.268448" calcext:value-type="float">
            <text:p>25.268448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22" calcext:value-type="float">
            <text:p>22</text:p>
          </table:table-cell>
        </table:table-row>
        <table:table-row table:style-name="ro1">
          <table:table-cell table:formula="of:=[.A1755]+1" office:value-type="float" office:value="220" calcext:value-type="float">
            <text:p>220</text:p>
          </table:table-cell>
          <table:table-cell table:formula="of:=[.B1755]" office:value-type="float" office:value="8" calcext:value-type="float">
            <text:p>8</text:p>
          </table:table-cell>
          <table:table-cell office:value-type="float" office:value="126.2814976" calcext:value-type="float">
            <text:p>126.2814976</text:p>
          </table:table-cell>
          <table:table-cell office:value-type="float" office:value="30.611712" calcext:value-type="float">
            <text:p>30.611712</text:p>
          </table:table-cell>
          <table:table-cell office:value-type="float" office:value="132" calcext:value-type="float">
            <text:p>1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1756]+1" office:value-type="float" office:value="221" calcext:value-type="float">
            <text:p>221</text:p>
          </table:table-cell>
          <table:table-cell table:formula="of:=[.B1756]" office:value-type="float" office:value="1" calcext:value-type="float">
            <text:p>1</text:p>
          </table:table-cell>
          <table:table-cell office:value-type="float" office:value="161.572736" calcext:value-type="float">
            <text:p>161.572736</text:p>
          </table:table-cell>
          <table:table-cell office:value-type="float" office:value="32.674656" calcext:value-type="float">
            <text:p>32.674656</text:p>
          </table:table-cell>
          <table:table-cell office:value-type="float" office:value="159" calcext:value-type="float">
            <text:p>15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1757]+1" office:value-type="float" office:value="221" calcext:value-type="float">
            <text:p>221</text:p>
          </table:table-cell>
          <table:table-cell table:formula="of:=[.B1757]" office:value-type="float" office:value="2" calcext:value-type="float">
            <text:p>2</text:p>
          </table:table-cell>
          <table:table-cell office:value-type="float" office:value="199.584896" calcext:value-type="float">
            <text:p>199.584896</text:p>
          </table:table-cell>
          <table:table-cell office:value-type="float" office:value="30.934848" calcext:value-type="float">
            <text:p>30.934848</text:p>
          </table:table-cell>
          <table:table-cell office:value-type="float" office:value="198" calcext:value-type="float">
            <text:p>19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1758]+1" office:value-type="float" office:value="221" calcext:value-type="float">
            <text:p>221</text:p>
          </table:table-cell>
          <table:table-cell table:formula="of:=[.B1758]" office:value-type="float" office:value="3" calcext:value-type="float">
            <text:p>3</text:p>
          </table:table-cell>
          <table:table-cell office:value-type="float" office:value="213.351936" calcext:value-type="float">
            <text:p>213.351936</text:p>
          </table:table-cell>
          <table:table-cell office:value-type="float" office:value="24.701664" calcext:value-type="float">
            <text:p>24.701664</text:p>
          </table:table-cell>
          <table:table-cell office:value-type="float" office:value="211" calcext:value-type="float">
            <text:p>21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1759]+1" office:value-type="float" office:value="221" calcext:value-type="float">
            <text:p>221</text:p>
          </table:table-cell>
          <table:table-cell table:formula="of:=[.B1759]" office:value-type="float" office:value="4" calcext:value-type="float">
            <text:p>4</text:p>
          </table:table-cell>
          <table:table-cell office:value-type="float" office:value="242.408192" calcext:value-type="float">
            <text:p>242.408192</text:p>
          </table:table-cell>
          <table:table-cell office:value-type="float" office:value="150.39024" calcext:value-type="float">
            <text:p>150.39024</text:p>
          </table:table-cell>
          <table:table-cell office:value-type="float" office:value="245" calcext:value-type="float">
            <text:p>24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formula="of:=[.A1760]+1" office:value-type="float" office:value="221" calcext:value-type="float">
            <text:p>221</text:p>
          </table:table-cell>
          <table:table-cell table:formula="of:=[.B1760]" office:value-type="float" office:value="5" calcext:value-type="float">
            <text:p>5</text:p>
          </table:table-cell>
          <table:table-cell office:value-type="float" office:value="164.533632" calcext:value-type="float">
            <text:p>164.533632</text:p>
          </table:table-cell>
          <table:table-cell office:value-type="float" office:value="157.720704" calcext:value-type="float">
            <text:p>157.720704</text:p>
          </table:table-cell>
          <table:table-cell office:value-type="float" office:value="166" calcext:value-type="float">
            <text:p>166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1761]+1" office:value-type="float" office:value="221" calcext:value-type="float">
            <text:p>221</text:p>
          </table:table-cell>
          <table:table-cell table:formula="of:=[.B1761]" office:value-type="float" office:value="6" calcext:value-type="float">
            <text:p>6</text:p>
          </table:table-cell>
          <table:table-cell office:value-type="float" office:value="81.017088" calcext:value-type="float">
            <text:p>81.017088</text:p>
          </table:table-cell>
          <table:table-cell office:value-type="float" office:value="154.517568" calcext:value-type="float">
            <text:p>154.517568</text:p>
          </table:table-cell>
          <table:table-cell office:value-type="float" office:value="81" calcext:value-type="float">
            <text:p>8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1762]+1" office:value-type="float" office:value="221" calcext:value-type="float">
            <text:p>221</text:p>
          </table:table-cell>
          <table:table-cell table:formula="of:=[.B1762]" office:value-type="float" office:value="7" calcext:value-type="float">
            <text:p>7</text:p>
          </table:table-cell>
          <table:table-cell office:value-type="float" office:value="99.798144" calcext:value-type="float">
            <text:p>99.798144</text:p>
          </table:table-cell>
          <table:table-cell office:value-type="float" office:value="27.191136" calcext:value-type="float">
            <text:p>27.191136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29" calcext:value-type="float">
            <text:p>29</text:p>
          </table:table-cell>
        </table:table-row>
        <table:table-row table:style-name="ro1">
          <table:table-cell table:formula="of:=[.A1763]+1" office:value-type="float" office:value="221" calcext:value-type="float">
            <text:p>221</text:p>
          </table:table-cell>
          <table:table-cell table:formula="of:=[.B1763]" office:value-type="float" office:value="8" calcext:value-type="float">
            <text:p>8</text:p>
          </table:table-cell>
          <table:table-cell office:value-type="float" office:value="120.4167936" calcext:value-type="float">
            <text:p>120.4167936</text:p>
          </table:table-cell>
          <table:table-cell office:value-type="float" office:value="32.555136" calcext:value-type="float">
            <text:p>32.555136</text:p>
          </table:table-cell>
          <table:table-cell office:value-type="float" office:value="119" calcext:value-type="float">
            <text:p>1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1764]+1" office:value-type="float" office:value="222" calcext:value-type="float">
            <text:p>222</text:p>
          </table:table-cell>
          <table:table-cell table:formula="of:=[.B1764]" office:value-type="float" office:value="1" calcext:value-type="float">
            <text:p>1</text:p>
          </table:table-cell>
          <table:table-cell office:value-type="float" office:value="162.407808" calcext:value-type="float">
            <text:p>162.407808</text:p>
          </table:table-cell>
          <table:table-cell office:value-type="float" office:value="30.749952" calcext:value-type="float">
            <text:p>30.749952</text:p>
          </table:table-cell>
          <table:table-cell office:value-type="float" office:value="170" calcext:value-type="float">
            <text:p>17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1765]+1" office:value-type="float" office:value="222" calcext:value-type="float">
            <text:p>222</text:p>
          </table:table-cell>
          <table:table-cell table:formula="of:=[.B1765]" office:value-type="float" office:value="2" calcext:value-type="float">
            <text:p>2</text:p>
          </table:table-cell>
          <table:table-cell office:value-type="float" office:value="200.866176" calcext:value-type="float">
            <text:p>200.866176</text:p>
          </table:table-cell>
          <table:table-cell office:value-type="float" office:value="30.112992" calcext:value-type="float">
            <text:p>30.112992</text:p>
          </table:table-cell>
          <table:table-cell office:value-type="float" office:value="209" calcext:value-type="float">
            <text:p>20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1766]+1" office:value-type="float" office:value="222" calcext:value-type="float">
            <text:p>222</text:p>
          </table:table-cell>
          <table:table-cell table:formula="of:=[.B1766]" office:value-type="float" office:value="3" calcext:value-type="float">
            <text:p>3</text:p>
          </table:table-cell>
          <table:table-cell office:value-type="float" office:value="214.340224" calcext:value-type="float">
            <text:p>214.340224</text:p>
          </table:table-cell>
          <table:table-cell office:value-type="float" office:value="24.338016" calcext:value-type="float">
            <text:p>24.338016</text:p>
          </table:table-cell>
          <table:table-cell office:value-type="float" office:value="222" calcext:value-type="float">
            <text:p>2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1767]+1" office:value-type="float" office:value="222" calcext:value-type="float">
            <text:p>222</text:p>
          </table:table-cell>
          <table:table-cell table:formula="of:=[.B1767]" office:value-type="float" office:value="4" calcext:value-type="float">
            <text:p>4</text:p>
          </table:table-cell>
          <table:table-cell office:value-type="float" office:value="239.665024" calcext:value-type="float">
            <text:p>239.665024</text:p>
          </table:table-cell>
          <table:table-cell office:value-type="float" office:value="152.079168" calcext:value-type="float">
            <text:p>152.079168</text:p>
          </table:table-cell>
          <table:table-cell office:value-type="float" office:value="238" calcext:value-type="float">
            <text:p>238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1768]+1" office:value-type="float" office:value="222" calcext:value-type="float">
            <text:p>222</text:p>
          </table:table-cell>
          <table:table-cell table:formula="of:=[.B1768]" office:value-type="float" office:value="5" calcext:value-type="float">
            <text:p>5</text:p>
          </table:table-cell>
          <table:table-cell office:value-type="float" office:value="161.760896" calcext:value-type="float">
            <text:p>161.760896</text:p>
          </table:table-cell>
          <table:table-cell office:value-type="float" office:value="156.000096" calcext:value-type="float">
            <text:p>156.000096</text:p>
          </table:table-cell>
          <table:table-cell office:value-type="float" office:value="160" calcext:value-type="float">
            <text:p>16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1769]+1" office:value-type="float" office:value="222" calcext:value-type="float">
            <text:p>222</text:p>
          </table:table-cell>
          <table:table-cell table:formula="of:=[.B1769]" office:value-type="float" office:value="6" calcext:value-type="float">
            <text:p>6</text:p>
          </table:table-cell>
          <table:table-cell office:value-type="float" office:value="79.241728" calcext:value-type="float">
            <text:p>79.241728</text:p>
          </table:table-cell>
          <table:table-cell office:value-type="float" office:value="150.721248" calcext:value-type="float">
            <text:p>150.721248</text:p>
          </table:table-cell>
          <table:table-cell office:value-type="float" office:value="79" calcext:value-type="float">
            <text:p>7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[.A1770]+1" office:value-type="float" office:value="222" calcext:value-type="float">
            <text:p>222</text:p>
          </table:table-cell>
          <table:table-cell table:formula="of:=[.B1770]" office:value-type="float" office:value="7" calcext:value-type="float">
            <text:p>7</text:p>
          </table:table-cell>
          <table:table-cell office:value-type="float" office:value="101.548416" calcext:value-type="float">
            <text:p>101.548416</text:p>
          </table:table-cell>
          <table:table-cell office:value-type="float" office:value="23.773632" calcext:value-type="float">
            <text:p>23.773632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table:formula="of:=[.A1771]+1" office:value-type="float" office:value="222" calcext:value-type="float">
            <text:p>222</text:p>
          </table:table-cell>
          <table:table-cell table:formula="of:=[.B1771]" office:value-type="float" office:value="8" calcext:value-type="float">
            <text:p>8</text:p>
          </table:table-cell>
          <table:table-cell office:value-type="float" office:value="122.1594112" calcext:value-type="float">
            <text:p>122.1594112</text:p>
          </table:table-cell>
          <table:table-cell office:value-type="float" office:value="29.909472" calcext:value-type="float">
            <text:p>29.909472</text:p>
          </table:table-cell>
          <table:table-cell office:value-type="float" office:value="131" calcext:value-type="float">
            <text:p>1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1772]+1" office:value-type="float" office:value="223" calcext:value-type="float">
            <text:p>223</text:p>
          </table:table-cell>
          <table:table-cell table:formula="of:=[.B1772]" office:value-type="float" office:value="1" calcext:value-type="float">
            <text:p>1</text:p>
          </table:table-cell>
          <table:table-cell office:value-type="float" office:value="162.179584" calcext:value-type="float">
            <text:p>162.179584</text:p>
          </table:table-cell>
          <table:table-cell office:value-type="float" office:value="41.665536" calcext:value-type="float">
            <text:p>41.665536</text:p>
          </table:table-cell>
          <table:table-cell office:value-type="float" office:value="161" calcext:value-type="float">
            <text:p>16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1773]+1" office:value-type="float" office:value="223" calcext:value-type="float">
            <text:p>223</text:p>
          </table:table-cell>
          <table:table-cell table:formula="of:=[.B1773]" office:value-type="float" office:value="2" calcext:value-type="float">
            <text:p>2</text:p>
          </table:table-cell>
          <table:table-cell office:value-type="float" office:value="199.776" calcext:value-type="float">
            <text:p>199.776</text:p>
          </table:table-cell>
          <table:table-cell office:value-type="float" office:value="41.957664" calcext:value-type="float">
            <text:p>41.957664</text:p>
          </table:table-cell>
          <table:table-cell office:value-type="float" office:value="198" calcext:value-type="float">
            <text:p>19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1774]+1" office:value-type="float" office:value="223" calcext:value-type="float">
            <text:p>223</text:p>
          </table:table-cell>
          <table:table-cell table:formula="of:=[.B1774]" office:value-type="float" office:value="3" calcext:value-type="float">
            <text:p>3</text:p>
          </table:table-cell>
          <table:table-cell office:value-type="float" office:value="213.746048" calcext:value-type="float">
            <text:p>213.746048</text:p>
          </table:table-cell>
          <table:table-cell office:value-type="float" office:value="36.800928" calcext:value-type="float">
            <text:p>36.800928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1775]+1" office:value-type="float" office:value="223" calcext:value-type="float">
            <text:p>223</text:p>
          </table:table-cell>
          <table:table-cell table:formula="of:=[.B1775]" office:value-type="float" office:value="4" calcext:value-type="float">
            <text:p>4</text:p>
          </table:table-cell>
          <table:table-cell office:value-type="float" office:value="240.656512" calcext:value-type="float">
            <text:p>240.656512</text:p>
          </table:table-cell>
          <table:table-cell office:value-type="float" office:value="163.18224" calcext:value-type="float">
            <text:p>163.18224</text:p>
          </table:table-cell>
          <table:table-cell office:value-type="float" office:value="241" calcext:value-type="float">
            <text:p>24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1776]+1" office:value-type="float" office:value="223" calcext:value-type="float">
            <text:p>223</text:p>
          </table:table-cell>
          <table:table-cell table:formula="of:=[.B1776]" office:value-type="float" office:value="5" calcext:value-type="float">
            <text:p>5</text:p>
          </table:table-cell>
          <table:table-cell office:value-type="float" office:value="162.174208" calcext:value-type="float">
            <text:p>162.174208</text:p>
          </table:table-cell>
          <table:table-cell office:value-type="float" office:value="167.38992" calcext:value-type="float">
            <text:p>167.38992</text:p>
          </table:table-cell>
          <table:table-cell office:value-type="float" office:value="163" calcext:value-type="float">
            <text:p>163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1777]+1" office:value-type="float" office:value="223" calcext:value-type="float">
            <text:p>223</text:p>
          </table:table-cell>
          <table:table-cell table:formula="of:=[.B1777]" office:value-type="float" office:value="6" calcext:value-type="float">
            <text:p>6</text:p>
          </table:table-cell>
          <table:table-cell office:value-type="float" office:value="79.18976" calcext:value-type="float">
            <text:p>79.18976</text:p>
          </table:table-cell>
          <table:table-cell office:value-type="float" office:value="162.853248" calcext:value-type="float">
            <text:p>162.853248</text:p>
          </table:table-cell>
          <table:table-cell office:value-type="float" office:value="81" calcext:value-type="float">
            <text:p>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1778]+1" office:value-type="float" office:value="223" calcext:value-type="float">
            <text:p>223</text:p>
          </table:table-cell>
          <table:table-cell table:formula="of:=[.B1778]" office:value-type="float" office:value="7" calcext:value-type="float">
            <text:p>7</text:p>
          </table:table-cell>
          <table:table-cell office:value-type="float" office:value="101.7216" calcext:value-type="float">
            <text:p>101.7216</text:p>
          </table:table-cell>
          <table:table-cell office:value-type="float" office:value="36.853632" calcext:value-type="float">
            <text:p>36.853632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9" calcext:value-type="float">
            <text:p>39</text:p>
          </table:table-cell>
        </table:table-row>
        <table:table-row table:style-name="ro1">
          <table:table-cell table:formula="of:=[.A1779]+1" office:value-type="float" office:value="223" calcext:value-type="float">
            <text:p>223</text:p>
          </table:table-cell>
          <table:table-cell table:formula="of:=[.B1779]" office:value-type="float" office:value="8" calcext:value-type="float">
            <text:p>8</text:p>
          </table:table-cell>
          <table:table-cell office:value-type="float" office:value="120.43552" calcext:value-type="float">
            <text:p>120.43552</text:p>
          </table:table-cell>
          <table:table-cell office:value-type="float" office:value="41.584416" calcext:value-type="float">
            <text:p>41.58441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1780]+1" office:value-type="float" office:value="224" calcext:value-type="float">
            <text:p>224</text:p>
          </table:table-cell>
          <table:table-cell table:formula="of:=[.B1780]" office:value-type="float" office:value="1" calcext:value-type="float">
            <text:p>1</text:p>
          </table:table-cell>
          <table:table-cell office:value-type="float" office:value="158.92928" calcext:value-type="float">
            <text:p>158.92928</text:p>
          </table:table-cell>
          <table:table-cell office:value-type="float" office:value="19.368576" calcext:value-type="float">
            <text:p>19.368576</text:p>
          </table:table-cell>
          <table:table-cell office:value-type="float" office:value="165" calcext:value-type="float">
            <text:p>1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1781]+1" office:value-type="float" office:value="224" calcext:value-type="float">
            <text:p>224</text:p>
          </table:table-cell>
          <table:table-cell table:formula="of:=[.B1781]" office:value-type="float" office:value="2" calcext:value-type="float">
            <text:p>2</text:p>
          </table:table-cell>
          <table:table-cell office:value-type="float" office:value="197.27488" calcext:value-type="float">
            <text:p>197.27488</text:p>
          </table:table-cell>
          <table:table-cell office:value-type="float" office:value="19.171776" calcext:value-type="float">
            <text:p>19.171776</text:p>
          </table:table-cell>
          <table:table-cell office:value-type="float" office:value="200" calcext:value-type="float">
            <text:p>2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1782]+1" office:value-type="float" office:value="224" calcext:value-type="float">
            <text:p>224</text:p>
          </table:table-cell>
          <table:table-cell table:formula="of:=[.B1782]" office:value-type="float" office:value="3" calcext:value-type="float">
            <text:p>3</text:p>
          </table:table-cell>
          <table:table-cell office:value-type="float" office:value="212.704256" calcext:value-type="float">
            <text:p>212.704256</text:p>
          </table:table-cell>
          <table:table-cell office:value-type="float" office:value="13.469088" calcext:value-type="float">
            <text:p>13.469088</text:p>
          </table:table-cell>
          <table:table-cell office:value-type="float" office:value="215" calcext:value-type="float">
            <text:p>2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1783]+1" office:value-type="float" office:value="224" calcext:value-type="float">
            <text:p>224</text:p>
          </table:table-cell>
          <table:table-cell table:formula="of:=[.B1783]" office:value-type="float" office:value="4" calcext:value-type="float">
            <text:p>4</text:p>
          </table:table-cell>
          <table:table-cell office:value-type="float" office:value="238.067584" calcext:value-type="float">
            <text:p>238.067584</text:p>
          </table:table-cell>
          <table:table-cell office:value-type="float" office:value="141.251232" calcext:value-type="float">
            <text:p>141.251232</text:p>
          </table:table-cell>
          <table:table-cell office:value-type="float" office:value="237" calcext:value-type="float">
            <text:p>23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[.A1784]+1" office:value-type="float" office:value="224" calcext:value-type="float">
            <text:p>224</text:p>
          </table:table-cell>
          <table:table-cell table:formula="of:=[.B1784]" office:value-type="float" office:value="5" calcext:value-type="float">
            <text:p>5</text:p>
          </table:table-cell>
          <table:table-cell office:value-type="float" office:value="160.031104" calcext:value-type="float">
            <text:p>160.031104</text:p>
          </table:table-cell>
          <table:table-cell office:value-type="float" office:value="148.074336" calcext:value-type="float">
            <text:p>148.074336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formula="of:=[.A1785]+1" office:value-type="float" office:value="224" calcext:value-type="float">
            <text:p>224</text:p>
          </table:table-cell>
          <table:table-cell table:formula="of:=[.B1785]" office:value-type="float" office:value="6" calcext:value-type="float">
            <text:p>6</text:p>
          </table:table-cell>
          <table:table-cell office:value-type="float" office:value="76.433152" calcext:value-type="float">
            <text:p>76.433152</text:p>
          </table:table-cell>
          <table:table-cell office:value-type="float" office:value="142.277376" calcext:value-type="float">
            <text:p>142.277376</text:p>
          </table:table-cell>
          <table:table-cell office:value-type="float" office:value="78" calcext:value-type="float">
            <text:p>7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[.A1786]+1" office:value-type="float" office:value="224" calcext:value-type="float">
            <text:p>224</text:p>
          </table:table-cell>
          <table:table-cell table:formula="of:=[.B1786]" office:value-type="float" office:value="7" calcext:value-type="float">
            <text:p>7</text:p>
          </table:table-cell>
          <table:table-cell office:value-type="float" office:value="98.053248" calcext:value-type="float">
            <text:p>98.053248</text:p>
          </table:table-cell>
          <table:table-cell office:value-type="float" office:value="13.576608" calcext:value-type="float">
            <text:p>13.576608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table:formula="of:=[.A1787]+1" office:value-type="float" office:value="224" calcext:value-type="float">
            <text:p>224</text:p>
          </table:table-cell>
          <table:table-cell table:formula="of:=[.B1787]" office:value-type="float" office:value="8" calcext:value-type="float">
            <text:p>8</text:p>
          </table:table-cell>
          <table:table-cell office:value-type="float" office:value="117.4975232" calcext:value-type="float">
            <text:p>117.4975232</text:p>
          </table:table-cell>
          <table:table-cell office:value-type="float" office:value="19.842624" calcext:value-type="float">
            <text:p>19.842624</text:p>
          </table:table-cell>
          <table:table-cell office:value-type="float" office:value="125" calcext:value-type="float">
            <text:p>1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1788]+1" office:value-type="float" office:value="225" calcext:value-type="float">
            <text:p>225</text:p>
          </table:table-cell>
          <table:table-cell table:formula="of:=[.B1788]" office:value-type="float" office:value="1" calcext:value-type="float">
            <text:p>1</text:p>
          </table:table-cell>
          <table:table-cell office:value-type="float" office:value="161.174016" calcext:value-type="float">
            <text:p>161.174016</text:p>
          </table:table-cell>
          <table:table-cell office:value-type="float" office:value="38.92992" calcext:value-type="float">
            <text:p>38.92992</text:p>
          </table:table-cell>
          <table:table-cell office:value-type="float" office:value="160" calcext:value-type="float">
            <text:p>16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1789]+1" office:value-type="float" office:value="225" calcext:value-type="float">
            <text:p>225</text:p>
          </table:table-cell>
          <table:table-cell table:formula="of:=[.B1789]" office:value-type="float" office:value="2" calcext:value-type="float">
            <text:p>2</text:p>
          </table:table-cell>
          <table:table-cell office:value-type="float" office:value="198.308736" calcext:value-type="float">
            <text:p>198.308736</text:p>
          </table:table-cell>
          <table:table-cell office:value-type="float" office:value="38.123712" calcext:value-type="float">
            <text:p>38.123712</text:p>
          </table:table-cell>
          <table:table-cell office:value-type="float" office:value="193" calcext:value-type="float">
            <text:p>19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1790]+1" office:value-type="float" office:value="225" calcext:value-type="float">
            <text:p>225</text:p>
          </table:table-cell>
          <table:table-cell table:formula="of:=[.B1790]" office:value-type="float" office:value="3" calcext:value-type="float">
            <text:p>3</text:p>
          </table:table-cell>
          <table:table-cell office:value-type="float" office:value="212.630784" calcext:value-type="float">
            <text:p>212.630784</text:p>
          </table:table-cell>
          <table:table-cell office:value-type="float" office:value="32.612448" calcext:value-type="float">
            <text:p>32.612448</text:p>
          </table:table-cell>
          <table:table-cell office:value-type="float" office:value="211" calcext:value-type="float">
            <text:p>21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1791]+1" office:value-type="float" office:value="225" calcext:value-type="float">
            <text:p>225</text:p>
          </table:table-cell>
          <table:table-cell table:formula="of:=[.B1791]" office:value-type="float" office:value="4" calcext:value-type="float">
            <text:p>4</text:p>
          </table:table-cell>
          <table:table-cell office:value-type="float" office:value="241.639296" calcext:value-type="float">
            <text:p>241.639296</text:p>
          </table:table-cell>
          <table:table-cell office:value-type="float" office:value="159.29136" calcext:value-type="float">
            <text:p>159.29136</text:p>
          </table:table-cell>
          <table:table-cell office:value-type="float" office:value="241" calcext:value-type="float">
            <text:p>24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1792]+1" office:value-type="float" office:value="225" calcext:value-type="float">
            <text:p>225</text:p>
          </table:table-cell>
          <table:table-cell table:formula="of:=[.B1792]" office:value-type="float" office:value="5" calcext:value-type="float">
            <text:p>5</text:p>
          </table:table-cell>
          <table:table-cell office:value-type="float" office:value="162.196224" calcext:value-type="float">
            <text:p>162.196224</text:p>
          </table:table-cell>
          <table:table-cell office:value-type="float" office:value="164.928576" calcext:value-type="float">
            <text:p>164.928576</text:p>
          </table:table-cell>
          <table:table-cell office:value-type="float" office:value="162" calcext:value-type="float">
            <text:p>162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1793]+1" office:value-type="float" office:value="225" calcext:value-type="float">
            <text:p>225</text:p>
          </table:table-cell>
          <table:table-cell table:formula="of:=[.B1793]" office:value-type="float" office:value="6" calcext:value-type="float">
            <text:p>6</text:p>
          </table:table-cell>
          <table:table-cell office:value-type="float" office:value="77.931264" calcext:value-type="float">
            <text:p>77.931264</text:p>
          </table:table-cell>
          <table:table-cell office:value-type="float" office:value="160.681824" calcext:value-type="float">
            <text:p>160.681824</text:p>
          </table:table-cell>
          <table:table-cell office:value-type="float" office:value="78" calcext:value-type="float">
            <text:p>78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1794]+1" office:value-type="float" office:value="225" calcext:value-type="float">
            <text:p>225</text:p>
          </table:table-cell>
          <table:table-cell table:formula="of:=[.B1794]" office:value-type="float" office:value="7" calcext:value-type="float">
            <text:p>7</text:p>
          </table:table-cell>
          <table:table-cell office:value-type="float" office:value="100.501376" calcext:value-type="float">
            <text:p>100.501376</text:p>
          </table:table-cell>
          <table:table-cell office:value-type="float" office:value="33.703968" calcext:value-type="float">
            <text:p>33.703968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31" calcext:value-type="float">
            <text:p>31</text:p>
          </table:table-cell>
        </table:table-row>
        <table:table-row table:style-name="ro1">
          <table:table-cell table:formula="of:=[.A1795]+1" office:value-type="float" office:value="225" calcext:value-type="float">
            <text:p>225</text:p>
          </table:table-cell>
          <table:table-cell table:formula="of:=[.B1795]" office:value-type="float" office:value="8" calcext:value-type="float">
            <text:p>8</text:p>
          </table:table-cell>
          <table:table-cell office:value-type="float" office:value="119.1278848" calcext:value-type="float">
            <text:p>119.1278848</text:p>
          </table:table-cell>
          <table:table-cell office:value-type="float" office:value="38.81568" calcext:value-type="float">
            <text:p>38.81568</text:p>
          </table:table-cell>
          <table:table-cell office:value-type="float" office:value="121" calcext:value-type="float">
            <text:p>1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1796]+1" office:value-type="float" office:value="226" calcext:value-type="float">
            <text:p>226</text:p>
          </table:table-cell>
          <table:table-cell table:formula="of:=[.B1796]" office:value-type="float" office:value="1" calcext:value-type="float">
            <text:p>1</text:p>
          </table:table-cell>
          <table:table-cell office:value-type="float" office:value="162.596864" calcext:value-type="float">
            <text:p>162.596864</text:p>
          </table:table-cell>
          <table:table-cell office:value-type="float" office:value="52.590816" calcext:value-type="float">
            <text:p>52.590816</text:p>
          </table:table-cell>
          <table:table-cell office:value-type="float" office:value="163" calcext:value-type="float">
            <text:p>16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[.A1797]+1" office:value-type="float" office:value="226" calcext:value-type="float">
            <text:p>226</text:p>
          </table:table-cell>
          <table:table-cell table:formula="of:=[.B1797]" office:value-type="float" office:value="2" calcext:value-type="float">
            <text:p>2</text:p>
          </table:table-cell>
          <table:table-cell office:value-type="float" office:value="201.806208" calcext:value-type="float">
            <text:p>201.806208</text:p>
          </table:table-cell>
          <table:table-cell office:value-type="float" office:value="52.627776" calcext:value-type="float">
            <text:p>52.627776</text:p>
          </table:table-cell>
          <table:table-cell office:value-type="float" office:value="198" calcext:value-type="float">
            <text:p>19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[.A1798]+1" office:value-type="float" office:value="226" calcext:value-type="float">
            <text:p>226</text:p>
          </table:table-cell>
          <table:table-cell table:formula="of:=[.B1798]" office:value-type="float" office:value="3" calcext:value-type="float">
            <text:p>3</text:p>
          </table:table-cell>
          <table:table-cell office:value-type="float" office:value="214.924032" calcext:value-type="float">
            <text:p>214.924032</text:p>
          </table:table-cell>
          <table:table-cell office:value-type="float" office:value="48.248832" calcext:value-type="float">
            <text:p>48.248832</text:p>
          </table:table-cell>
          <table:table-cell office:value-type="float" office:value="212" calcext:value-type="float">
            <text:p>21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1799]+1" office:value-type="float" office:value="226" calcext:value-type="float">
            <text:p>226</text:p>
          </table:table-cell>
          <table:table-cell table:formula="of:=[.B1799]" office:value-type="float" office:value="4" calcext:value-type="float">
            <text:p>4</text:p>
          </table:table-cell>
          <table:table-cell office:value-type="float" office:value="239.492864" calcext:value-type="float">
            <text:p>239.492864</text:p>
          </table:table-cell>
          <table:table-cell office:value-type="float" office:value="173.096928" calcext:value-type="float">
            <text:p>173.096928</text:p>
          </table:table-cell>
          <table:table-cell office:value-type="float" office:value="244" calcext:value-type="float">
            <text:p>24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1800]+1" office:value-type="float" office:value="226" calcext:value-type="float">
            <text:p>226</text:p>
          </table:table-cell>
          <table:table-cell table:formula="of:=[.B1800]" office:value-type="float" office:value="5" calcext:value-type="float">
            <text:p>5</text:p>
          </table:table-cell>
          <table:table-cell office:value-type="float" office:value="163.330176" calcext:value-type="float">
            <text:p>163.330176</text:p>
          </table:table-cell>
          <table:table-cell office:value-type="float" office:value="178.097184" calcext:value-type="float">
            <text:p>178.097184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[.A1801]+1" office:value-type="float" office:value="226" calcext:value-type="float">
            <text:p>226</text:p>
          </table:table-cell>
          <table:table-cell table:formula="of:=[.B1801]" office:value-type="float" office:value="6" calcext:value-type="float">
            <text:p>6</text:p>
          </table:table-cell>
          <table:table-cell office:value-type="float" office:value="81.949056" calcext:value-type="float">
            <text:p>81.949056</text:p>
          </table:table-cell>
          <table:table-cell office:value-type="float" office:value="173.293056" calcext:value-type="float">
            <text:p>173.293056</text:p>
          </table:table-cell>
          <table:table-cell office:value-type="float" office:value="84" calcext:value-type="float">
            <text:p>8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formula="of:=[.A1802]+1" office:value-type="float" office:value="226" calcext:value-type="float">
            <text:p>226</text:p>
          </table:table-cell>
          <table:table-cell table:formula="of:=[.B1802]" office:value-type="float" office:value="7" calcext:value-type="float">
            <text:p>7</text:p>
          </table:table-cell>
          <table:table-cell office:value-type="float" office:value="103.020032" calcext:value-type="float">
            <text:p>103.020032</text:p>
          </table:table-cell>
          <table:table-cell office:value-type="float" office:value="47.678208" calcext:value-type="float">
            <text:p>47.678208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table:formula="of:=[.A1803]+1" office:value-type="float" office:value="226" calcext:value-type="float">
            <text:p>226</text:p>
          </table:table-cell>
          <table:table-cell table:formula="of:=[.B1803]" office:value-type="float" office:value="8" calcext:value-type="float">
            <text:p>8</text:p>
          </table:table-cell>
          <table:table-cell office:value-type="float" office:value="121.942848" calcext:value-type="float">
            <text:p>121.942848</text:p>
          </table:table-cell>
          <table:table-cell office:value-type="float" office:value="52.576992" calcext:value-type="float">
            <text:p>52.576992</text:p>
          </table:table-cell>
          <table:table-cell office:value-type="float" office:value="122" calcext:value-type="float">
            <text:p>12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formula="of:=[.A1804]+1" office:value-type="float" office:value="227" calcext:value-type="float">
            <text:p>227</text:p>
          </table:table-cell>
          <table:table-cell table:formula="of:=[.B1804]" office:value-type="float" office:value="1" calcext:value-type="float">
            <text:p>1</text:p>
          </table:table-cell>
          <table:table-cell office:value-type="float" office:value="161.03616" calcext:value-type="float">
            <text:p>161.03616</text:p>
          </table:table-cell>
          <table:table-cell office:value-type="float" office:value="49.495008" calcext:value-type="float">
            <text:p>49.495008</text:p>
          </table:table-cell>
          <table:table-cell office:value-type="float" office:value="159" calcext:value-type="float">
            <text:p>15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[.A1805]+1" office:value-type="float" office:value="227" calcext:value-type="float">
            <text:p>227</text:p>
          </table:table-cell>
          <table:table-cell table:formula="of:=[.B1805]" office:value-type="float" office:value="2" calcext:value-type="float">
            <text:p>2</text:p>
          </table:table-cell>
          <table:table-cell office:value-type="float" office:value="198.01536" calcext:value-type="float">
            <text:p>198.01536</text:p>
          </table:table-cell>
          <table:table-cell office:value-type="float" office:value="48.502656" calcext:value-type="float">
            <text:p>48.502656</text:p>
          </table:table-cell>
          <table:table-cell office:value-type="float" office:value="195" calcext:value-type="float">
            <text:p>1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A1806]+1" office:value-type="float" office:value="227" calcext:value-type="float">
            <text:p>227</text:p>
          </table:table-cell>
          <table:table-cell table:formula="of:=[.B1806]" office:value-type="float" office:value="3" calcext:value-type="float">
            <text:p>3</text:p>
          </table:table-cell>
          <table:table-cell office:value-type="float" office:value="211.822976" calcext:value-type="float">
            <text:p>211.822976</text:p>
          </table:table-cell>
          <table:table-cell office:value-type="float" office:value="42.638784" calcext:value-type="float">
            <text:p>42.638784</text:p>
          </table:table-cell>
          <table:table-cell office:value-type="float" office:value="210" calcext:value-type="float">
            <text:p>2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1807]+1" office:value-type="float" office:value="227" calcext:value-type="float">
            <text:p>227</text:p>
          </table:table-cell>
          <table:table-cell table:formula="of:=[.B1807]" office:value-type="float" office:value="4" calcext:value-type="float">
            <text:p>4</text:p>
          </table:table-cell>
          <table:table-cell office:value-type="float" office:value="238.206464" calcext:value-type="float">
            <text:p>238.206464</text:p>
          </table:table-cell>
          <table:table-cell office:value-type="float" office:value="170.673312" calcext:value-type="float">
            <text:p>170.673312</text:p>
          </table:table-cell>
          <table:table-cell office:value-type="float" office:value="241" calcext:value-type="float">
            <text:p>24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1808]+1" office:value-type="float" office:value="227" calcext:value-type="float">
            <text:p>227</text:p>
          </table:table-cell>
          <table:table-cell table:formula="of:=[.B1808]" office:value-type="float" office:value="5" calcext:value-type="float">
            <text:p>5</text:p>
          </table:table-cell>
          <table:table-cell office:value-type="float" office:value="160.337408" calcext:value-type="float">
            <text:p>160.337408</text:p>
          </table:table-cell>
          <table:table-cell office:value-type="float" office:value="174.766944" calcext:value-type="float">
            <text:p>174.766944</text:p>
          </table:table-cell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formula="of:=[.A1809]+1" office:value-type="float" office:value="227" calcext:value-type="float">
            <text:p>227</text:p>
          </table:table-cell>
          <table:table-cell table:formula="of:=[.B1809]" office:value-type="float" office:value="6" calcext:value-type="float">
            <text:p>6</text:p>
          </table:table-cell>
          <table:table-cell office:value-type="float" office:value="77.976064" calcext:value-type="float">
            <text:p>77.976064</text:p>
          </table:table-cell>
          <table:table-cell office:value-type="float" office:value="169.792704" calcext:value-type="float">
            <text:p>169.792704</text:p>
          </table:table-cell>
          <table:table-cell office:value-type="float" office:value="72" calcext:value-type="float">
            <text:p>7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1810]+1" office:value-type="float" office:value="227" calcext:value-type="float">
            <text:p>227</text:p>
          </table:table-cell>
          <table:table-cell table:formula="of:=[.B1810]" office:value-type="float" office:value="7" calcext:value-type="float">
            <text:p>7</text:p>
          </table:table-cell>
          <table:table-cell office:value-type="float" office:value="101.439232" calcext:value-type="float">
            <text:p>101.439232</text:p>
          </table:table-cell>
          <table:table-cell office:value-type="float" office:value="42.408864" calcext:value-type="float">
            <text:p>42.408864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43" calcext:value-type="float">
            <text:p>43</text:p>
          </table:table-cell>
        </table:table-row>
        <table:table-row table:style-name="ro1">
          <table:table-cell table:formula="of:=[.A1811]+1" office:value-type="float" office:value="227" calcext:value-type="float">
            <text:p>227</text:p>
          </table:table-cell>
          <table:table-cell table:formula="of:=[.B1811]" office:value-type="float" office:value="8" calcext:value-type="float">
            <text:p>8</text:p>
          </table:table-cell>
          <table:table-cell office:value-type="float" office:value="123.053824" calcext:value-type="float">
            <text:p>123.053824</text:p>
          </table:table-cell>
          <table:table-cell office:value-type="float" office:value="48.703872" calcext:value-type="float">
            <text:p>48.703872</text:p>
          </table:table-cell>
          <table:table-cell office:value-type="float" office:value="112" calcext:value-type="float">
            <text:p>11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A1812]+1" office:value-type="float" office:value="228" calcext:value-type="float">
            <text:p>228</text:p>
          </table:table-cell>
          <table:table-cell table:formula="of:=[.B1812]" office:value-type="float" office:value="1" calcext:value-type="float">
            <text:p>1</text:p>
          </table:table-cell>
          <table:table-cell office:value-type="float" office:value="165.674496" calcext:value-type="float">
            <text:p>165.674496</text:p>
          </table:table-cell>
          <table:table-cell office:value-type="float" office:value="52.604352" calcext:value-type="float">
            <text:p>52.604352</text:p>
          </table:table-cell>
          <table:table-cell office:value-type="float" office:value="165" calcext:value-type="float">
            <text:p>16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[.A1813]+1" office:value-type="float" office:value="228" calcext:value-type="float">
            <text:p>228</text:p>
          </table:table-cell>
          <table:table-cell table:formula="of:=[.B1813]" office:value-type="float" office:value="2" calcext:value-type="float">
            <text:p>2</text:p>
          </table:table-cell>
          <table:table-cell office:value-type="float" office:value="199.999744" calcext:value-type="float">
            <text:p>199.999744</text:p>
          </table:table-cell>
          <table:table-cell office:value-type="float" office:value="53.156736" calcext:value-type="float">
            <text:p>53.156736</text:p>
          </table:table-cell>
          <table:table-cell office:value-type="float" office:value="200" calcext:value-type="float">
            <text:p>2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[.A1814]+1" office:value-type="float" office:value="228" calcext:value-type="float">
            <text:p>228</text:p>
          </table:table-cell>
          <table:table-cell table:formula="of:=[.B1814]" office:value-type="float" office:value="3" calcext:value-type="float">
            <text:p>3</text:p>
          </table:table-cell>
          <table:table-cell office:value-type="float" office:value="216.462336" calcext:value-type="float">
            <text:p>216.462336</text:p>
          </table:table-cell>
          <table:table-cell office:value-type="float" office:value="47.895744" calcext:value-type="float">
            <text:p>47.895744</text:p>
          </table:table-cell>
          <table:table-cell office:value-type="float" office:value="214" calcext:value-type="float">
            <text:p>21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1815]+1" office:value-type="float" office:value="228" calcext:value-type="float">
            <text:p>228</text:p>
          </table:table-cell>
          <table:table-cell table:formula="of:=[.B1815]" office:value-type="float" office:value="4" calcext:value-type="float">
            <text:p>4</text:p>
          </table:table-cell>
          <table:table-cell office:value-type="float" office:value="240.266112" calcext:value-type="float">
            <text:p>240.266112</text:p>
          </table:table-cell>
          <table:table-cell office:value-type="float" office:value="171.597504" calcext:value-type="float">
            <text:p>171.597504</text:p>
          </table:table-cell>
          <table:table-cell office:value-type="float" office:value="246" calcext:value-type="float">
            <text:p>24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1816]+1" office:value-type="float" office:value="228" calcext:value-type="float">
            <text:p>228</text:p>
          </table:table-cell>
          <table:table-cell table:formula="of:=[.B1816]" office:value-type="float" office:value="5" calcext:value-type="float">
            <text:p>5</text:p>
          </table:table-cell>
          <table:table-cell office:value-type="float" office:value="163.930368" calcext:value-type="float">
            <text:p>163.930368</text:p>
          </table:table-cell>
          <table:table-cell office:value-type="float" office:value="174.073632" calcext:value-type="float">
            <text:p>174.073632</text:p>
          </table:table-cell>
          <table:table-cell office:value-type="float" office:value="167" calcext:value-type="float">
            <text:p>16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formula="of:=[.A1817]+1" office:value-type="float" office:value="228" calcext:value-type="float">
            <text:p>228</text:p>
          </table:table-cell>
          <table:table-cell table:formula="of:=[.B1817]" office:value-type="float" office:value="6" calcext:value-type="float">
            <text:p>6</text:p>
          </table:table-cell>
          <table:table-cell office:value-type="float" office:value="83.16928" calcext:value-type="float">
            <text:p>83.16928</text:p>
          </table:table-cell>
          <table:table-cell office:value-type="float" office:value="169.560288" calcext:value-type="float">
            <text:p>169.560288</text:p>
          </table:table-cell>
          <table:table-cell office:value-type="float" office:value="83" calcext:value-type="float">
            <text:p>83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1818]+1" office:value-type="float" office:value="228" calcext:value-type="float">
            <text:p>228</text:p>
          </table:table-cell>
          <table:table-cell table:formula="of:=[.B1818]" office:value-type="float" office:value="7" calcext:value-type="float">
            <text:p>7</text:p>
          </table:table-cell>
          <table:table-cell office:value-type="float" office:value="106.352896" calcext:value-type="float">
            <text:p>106.352896</text:p>
          </table:table-cell>
          <table:table-cell office:value-type="float" office:value="46.413312" calcext:value-type="float">
            <text:p>46.413312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46" calcext:value-type="float">
            <text:p>46</text:p>
          </table:table-cell>
        </table:table-row>
        <table:table-row table:style-name="ro1">
          <table:table-cell table:formula="of:=[.A1819]+1" office:value-type="float" office:value="228" calcext:value-type="float">
            <text:p>228</text:p>
          </table:table-cell>
          <table:table-cell table:formula="of:=[.B1819]" office:value-type="float" office:value="8" calcext:value-type="float">
            <text:p>8</text:p>
          </table:table-cell>
          <table:table-cell office:value-type="float" office:value="125.9031296" calcext:value-type="float">
            <text:p>125.9031296</text:p>
          </table:table-cell>
          <table:table-cell office:value-type="float" office:value="51.710208" calcext:value-type="float">
            <text:p>51.710208</text:p>
          </table:table-cell>
          <table:table-cell office:value-type="float" office:value="122" calcext:value-type="float">
            <text:p>12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[.A1820]+1" office:value-type="float" office:value="229" calcext:value-type="float">
            <text:p>229</text:p>
          </table:table-cell>
          <table:table-cell table:formula="of:=[.B1820]" office:value-type="float" office:value="1" calcext:value-type="float">
            <text:p>1</text:p>
          </table:table-cell>
          <table:table-cell office:value-type="float" office:value="163.513728" calcext:value-type="float">
            <text:p>163.513728</text:p>
          </table:table-cell>
          <table:table-cell office:value-type="float" office:value="39.932256" calcext:value-type="float">
            <text:p>39.932256</text:p>
          </table:table-cell>
          <table:table-cell office:value-type="float" office:value="164" calcext:value-type="float">
            <text:p>16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1821]+1" office:value-type="float" office:value="229" calcext:value-type="float">
            <text:p>229</text:p>
          </table:table-cell>
          <table:table-cell table:formula="of:=[.B1821]" office:value-type="float" office:value="2" calcext:value-type="float">
            <text:p>2</text:p>
          </table:table-cell>
          <table:table-cell office:value-type="float" office:value="198.983424" calcext:value-type="float">
            <text:p>198.983424</text:p>
          </table:table-cell>
          <table:table-cell office:value-type="float" office:value="39.635424" calcext:value-type="float">
            <text:p>39.635424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1822]+1" office:value-type="float" office:value="229" calcext:value-type="float">
            <text:p>229</text:p>
          </table:table-cell>
          <table:table-cell table:formula="of:=[.B1822]" office:value-type="float" office:value="3" calcext:value-type="float">
            <text:p>3</text:p>
          </table:table-cell>
          <table:table-cell office:value-type="float" office:value="213.002752" calcext:value-type="float">
            <text:p>213.002752</text:p>
          </table:table-cell>
          <table:table-cell office:value-type="float" office:value="34.600608" calcext:value-type="float">
            <text:p>34.600608</text:p>
          </table:table-cell>
          <table:table-cell office:value-type="float" office:value="216" calcext:value-type="float">
            <text:p>2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1823]+1" office:value-type="float" office:value="229" calcext:value-type="float">
            <text:p>229</text:p>
          </table:table-cell>
          <table:table-cell table:formula="of:=[.B1823]" office:value-type="float" office:value="4" calcext:value-type="float">
            <text:p>4</text:p>
          </table:table-cell>
          <table:table-cell office:value-type="float" office:value="240.489472" calcext:value-type="float">
            <text:p>240.489472</text:p>
          </table:table-cell>
          <table:table-cell office:value-type="float" office:value="156.496512" calcext:value-type="float">
            <text:p>156.496512</text:p>
          </table:table-cell>
          <table:table-cell office:value-type="float" office:value="242" calcext:value-type="float">
            <text:p>24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formula="of:=[.A1824]+1" office:value-type="float" office:value="229" calcext:value-type="float">
            <text:p>229</text:p>
          </table:table-cell>
          <table:table-cell table:formula="of:=[.B1824]" office:value-type="float" office:value="5" calcext:value-type="float">
            <text:p>5</text:p>
          </table:table-cell>
          <table:table-cell office:value-type="float" office:value="164.952832" calcext:value-type="float">
            <text:p>164.952832</text:p>
          </table:table-cell>
          <table:table-cell office:value-type="float" office:value="161.730048" calcext:value-type="float">
            <text:p>161.730048</text:p>
          </table:table-cell>
          <table:table-cell office:value-type="float" office:value="166" calcext:value-type="float">
            <text:p>166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1825]+1" office:value-type="float" office:value="229" calcext:value-type="float">
            <text:p>229</text:p>
          </table:table-cell>
          <table:table-cell table:formula="of:=[.B1825]" office:value-type="float" office:value="6" calcext:value-type="float">
            <text:p>6</text:p>
          </table:table-cell>
          <table:table-cell office:value-type="float" office:value="85.080192" calcext:value-type="float">
            <text:p>85.080192</text:p>
          </table:table-cell>
          <table:table-cell office:value-type="float" office:value="158.614368" calcext:value-type="float">
            <text:p>158.614368</text:p>
          </table:table-cell>
          <table:table-cell office:value-type="float" office:value="83" calcext:value-type="float">
            <text:p>8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826]+1" office:value-type="float" office:value="229" calcext:value-type="float">
            <text:p>229</text:p>
          </table:table-cell>
          <table:table-cell table:formula="of:=[.B1826]" office:value-type="float" office:value="7" calcext:value-type="float">
            <text:p>7</text:p>
          </table:table-cell>
          <table:table-cell office:value-type="float" office:value="105.02336" calcext:value-type="float">
            <text:p>105.02336</text:p>
          </table:table-cell>
          <table:table-cell office:value-type="float" office:value="36.054912" calcext:value-type="float">
            <text:p>36.054912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37" calcext:value-type="float">
            <text:p>37</text:p>
          </table:table-cell>
        </table:table-row>
        <table:table-row table:style-name="ro1">
          <table:table-cell table:formula="of:=[.A1827]+1" office:value-type="float" office:value="229" calcext:value-type="float">
            <text:p>229</text:p>
          </table:table-cell>
          <table:table-cell table:formula="of:=[.B1827]" office:value-type="float" office:value="8" calcext:value-type="float">
            <text:p>8</text:p>
          </table:table-cell>
          <table:table-cell office:value-type="float" office:value="123.1368704" calcext:value-type="float">
            <text:p>123.1368704</text:p>
          </table:table-cell>
          <table:table-cell office:value-type="float" office:value="40.908768" calcext:value-type="float">
            <text:p>40.908768</text:p>
          </table:table-cell>
          <table:table-cell office:value-type="float" office:value="122" calcext:value-type="float">
            <text:p>1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A1828]+1" office:value-type="float" office:value="230" calcext:value-type="float">
            <text:p>230</text:p>
          </table:table-cell>
          <table:table-cell table:formula="of:=[.B1828]" office:value-type="float" office:value="1" calcext:value-type="float">
            <text:p>1</text:p>
          </table:table-cell>
          <table:table-cell office:value-type="float" office:value="163.736832" calcext:value-type="float">
            <text:p>163.736832</text:p>
          </table:table-cell>
          <table:table-cell office:value-type="float" office:value="53.469696" calcext:value-type="float">
            <text:p>53.469696</text:p>
          </table:table-cell>
          <table:table-cell office:value-type="float" office:value="167" calcext:value-type="float">
            <text:p>16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formula="of:=[.A1829]+1" office:value-type="float" office:value="230" calcext:value-type="float">
            <text:p>230</text:p>
          </table:table-cell>
          <table:table-cell table:formula="of:=[.B1829]" office:value-type="float" office:value="2" calcext:value-type="float">
            <text:p>2</text:p>
          </table:table-cell>
          <table:table-cell office:value-type="float" office:value="203.766272" calcext:value-type="float">
            <text:p>203.766272</text:p>
          </table:table-cell>
          <table:table-cell office:value-type="float" office:value="54.989088" calcext:value-type="float">
            <text:p>54.989088</text:p>
          </table:table-cell>
          <table:table-cell office:value-type="float" office:value="204" calcext:value-type="float">
            <text:p>20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[.A1830]+1" office:value-type="float" office:value="230" calcext:value-type="float">
            <text:p>230</text:p>
          </table:table-cell>
          <table:table-cell table:formula="of:=[.B1830]" office:value-type="float" office:value="3" calcext:value-type="float">
            <text:p>3</text:p>
          </table:table-cell>
          <table:table-cell office:value-type="float" office:value="215.444096" calcext:value-type="float">
            <text:p>215.444096</text:p>
          </table:table-cell>
          <table:table-cell office:value-type="float" office:value="51.670176" calcext:value-type="float">
            <text:p>51.670176</text:p>
          </table:table-cell>
          <table:table-cell office:value-type="float" office:value="215" calcext:value-type="float">
            <text:p>21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[.A1831]+1" office:value-type="float" office:value="230" calcext:value-type="float">
            <text:p>230</text:p>
          </table:table-cell>
          <table:table-cell table:formula="of:=[.B1831]" office:value-type="float" office:value="4" calcext:value-type="float">
            <text:p>4</text:p>
          </table:table-cell>
          <table:table-cell office:value-type="float" office:value="238.583552" calcext:value-type="float">
            <text:p>238.583552</text:p>
          </table:table-cell>
          <table:table-cell office:value-type="float" office:value="173.326656" calcext:value-type="float">
            <text:p>173.326656</text:p>
          </table:table-cell>
          <table:table-cell office:value-type="float" office:value="234" calcext:value-type="float">
            <text:p>234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formula="of:=[.A1832]+1" office:value-type="float" office:value="230" calcext:value-type="float">
            <text:p>230</text:p>
          </table:table-cell>
          <table:table-cell table:formula="of:=[.B1832]" office:value-type="float" office:value="5" calcext:value-type="float">
            <text:p>5</text:p>
          </table:table-cell>
          <table:table-cell office:value-type="float" office:value="160.257792" calcext:value-type="float">
            <text:p>160.257792</text:p>
          </table:table-cell>
          <table:table-cell office:value-type="float" office:value="175.442976" calcext:value-type="float">
            <text:p>175.442976</text:p>
          </table:table-cell>
          <table:table-cell office:value-type="float" office:value="159" calcext:value-type="float">
            <text:p>15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formula="of:=[.A1833]+1" office:value-type="float" office:value="230" calcext:value-type="float">
            <text:p>230</text:p>
          </table:table-cell>
          <table:table-cell table:formula="of:=[.B1833]" office:value-type="float" office:value="6" calcext:value-type="float">
            <text:p>6</text:p>
          </table:table-cell>
          <table:table-cell office:value-type="float" office:value="79.8464" calcext:value-type="float">
            <text:p>79.8464</text:p>
          </table:table-cell>
          <table:table-cell office:value-type="float" office:value="168.525792" calcext:value-type="float">
            <text:p>168.525792</text:p>
          </table:table-cell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1834]+1" office:value-type="float" office:value="230" calcext:value-type="float">
            <text:p>230</text:p>
          </table:table-cell>
          <table:table-cell table:formula="of:=[.B1834]" office:value-type="float" office:value="7" calcext:value-type="float">
            <text:p>7</text:p>
          </table:table-cell>
          <table:table-cell office:value-type="float" office:value="104.98688" calcext:value-type="float">
            <text:p>104.98688</text:p>
          </table:table-cell>
          <table:table-cell office:value-type="float" office:value="48.153024" calcext:value-type="float">
            <text:p>48.153024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47" calcext:value-type="float">
            <text:p>47</text:p>
          </table:table-cell>
        </table:table-row>
        <table:table-row table:style-name="ro1">
          <table:table-cell table:formula="of:=[.A1835]+1" office:value-type="float" office:value="230" calcext:value-type="float">
            <text:p>230</text:p>
          </table:table-cell>
          <table:table-cell table:formula="of:=[.B1835]" office:value-type="float" office:value="8" calcext:value-type="float">
            <text:p>8</text:p>
          </table:table-cell>
          <table:table-cell office:value-type="float" office:value="120.7906176" calcext:value-type="float">
            <text:p>120.7906176</text:p>
          </table:table-cell>
          <table:table-cell office:value-type="float" office:value="52.302432" calcext:value-type="float">
            <text:p>52.302432</text:p>
          </table:table-cell>
          <table:table-cell office:value-type="float" office:value="124" calcext:value-type="float">
            <text:p>12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1836]+1" office:value-type="float" office:value="231" calcext:value-type="float">
            <text:p>231</text:p>
          </table:table-cell>
          <table:table-cell table:formula="of:=[.B1836]" office:value-type="float" office:value="1" calcext:value-type="float">
            <text:p>1</text:p>
          </table:table-cell>
          <table:table-cell office:value-type="float" office:value="168.597632" calcext:value-type="float">
            <text:p>168.597632</text:p>
          </table:table-cell>
          <table:table-cell office:value-type="float" office:value="56.340864" calcext:value-type="float">
            <text:p>56.340864</text:p>
          </table:table-cell>
          <table:table-cell office:value-type="float" office:value="172" calcext:value-type="float">
            <text:p>17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formula="of:=[.A1837]+1" office:value-type="float" office:value="231" calcext:value-type="float">
            <text:p>231</text:p>
          </table:table-cell>
          <table:table-cell table:formula="of:=[.B1837]" office:value-type="float" office:value="2" calcext:value-type="float">
            <text:p>2</text:p>
          </table:table-cell>
          <table:table-cell office:value-type="float" office:value="202.960512" calcext:value-type="float">
            <text:p>202.960512</text:p>
          </table:table-cell>
          <table:table-cell office:value-type="float" office:value="55.756416" calcext:value-type="float">
            <text:p>55.756416</text:p>
          </table:table-cell>
          <table:table-cell office:value-type="float" office:value="206" calcext:value-type="float">
            <text:p>20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formula="of:=[.A1838]+1" office:value-type="float" office:value="231" calcext:value-type="float">
            <text:p>231</text:p>
          </table:table-cell>
          <table:table-cell table:formula="of:=[.B1838]" office:value-type="float" office:value="3" calcext:value-type="float">
            <text:p>3</text:p>
          </table:table-cell>
          <table:table-cell office:value-type="float" office:value="216.683136" calcext:value-type="float">
            <text:p>216.683136</text:p>
          </table:table-cell>
          <table:table-cell office:value-type="float" office:value="50.643648" calcext:value-type="float">
            <text:p>50.643648</text:p>
          </table:table-cell>
          <table:table-cell office:value-type="float" office:value="220" calcext:value-type="float">
            <text:p>22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[.A1839]+1" office:value-type="float" office:value="231" calcext:value-type="float">
            <text:p>231</text:p>
          </table:table-cell>
          <table:table-cell table:formula="of:=[.B1839]" office:value-type="float" office:value="4" calcext:value-type="float">
            <text:p>4</text:p>
          </table:table-cell>
          <table:table-cell office:value-type="float" office:value="241.227392" calcext:value-type="float">
            <text:p>241.227392</text:p>
          </table:table-cell>
          <table:table-cell office:value-type="float" office:value="169.923936" calcext:value-type="float">
            <text:p>169.923936</text:p>
          </table:table-cell>
          <table:table-cell office:value-type="float" office:value="239" calcext:value-type="float">
            <text:p>239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1840]+1" office:value-type="float" office:value="231" calcext:value-type="float">
            <text:p>231</text:p>
          </table:table-cell>
          <table:table-cell table:formula="of:=[.B1840]" office:value-type="float" office:value="5" calcext:value-type="float">
            <text:p>5</text:p>
          </table:table-cell>
          <table:table-cell office:value-type="float" office:value="168.873984" calcext:value-type="float">
            <text:p>168.873984</text:p>
          </table:table-cell>
          <table:table-cell office:value-type="float" office:value="173.391744" calcext:value-type="float">
            <text:p>173.391744</text:p>
          </table:table-cell>
          <table:table-cell office:value-type="float" office:value="165" calcext:value-type="float">
            <text:p>16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1841]+1" office:value-type="float" office:value="231" calcext:value-type="float">
            <text:p>231</text:p>
          </table:table-cell>
          <table:table-cell table:formula="of:=[.B1841]" office:value-type="float" office:value="6" calcext:value-type="float">
            <text:p>6</text:p>
          </table:table-cell>
          <table:table-cell office:value-type="float" office:value="91.758976" calcext:value-type="float">
            <text:p>91.758976</text:p>
          </table:table-cell>
          <table:table-cell office:value-type="float" office:value="169.687488" calcext:value-type="float">
            <text:p>169.687488</text:p>
          </table:table-cell>
          <table:table-cell office:value-type="float" office:value="92" calcext:value-type="float">
            <text:p>9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1842]+1" office:value-type="float" office:value="231" calcext:value-type="float">
            <text:p>231</text:p>
          </table:table-cell>
          <table:table-cell table:formula="of:=[.B1842]" office:value-type="float" office:value="7" calcext:value-type="float">
            <text:p>7</text:p>
          </table:table-cell>
          <table:table-cell office:value-type="float" office:value="111.529984" calcext:value-type="float">
            <text:p>111.529984</text:p>
          </table:table-cell>
          <table:table-cell office:value-type="float" office:value="50.388384" calcext:value-type="float">
            <text:p>50.388384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54" calcext:value-type="float">
            <text:p>54</text:p>
          </table:table-cell>
        </table:table-row>
        <table:table-row table:style-name="ro1">
          <table:table-cell table:formula="of:=[.A1843]+1" office:value-type="float" office:value="231" calcext:value-type="float">
            <text:p>231</text:p>
          </table:table-cell>
          <table:table-cell table:formula="of:=[.B1843]" office:value-type="float" office:value="8" calcext:value-type="float">
            <text:p>8</text:p>
          </table:table-cell>
          <table:table-cell office:value-type="float" office:value="129.7778176" calcext:value-type="float">
            <text:p>129.7778176</text:p>
          </table:table-cell>
          <table:table-cell office:value-type="float" office:value="55.678944" calcext:value-type="float">
            <text:p>55.678944</text:p>
          </table:table-cell>
          <table:table-cell office:value-type="float" office:value="135" calcext:value-type="float">
            <text:p>13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formula="of:=[.A1844]+1" office:value-type="float" office:value="232" calcext:value-type="float">
            <text:p>232</text:p>
          </table:table-cell>
          <table:table-cell table:formula="of:=[.B1844]" office:value-type="float" office:value="1" calcext:value-type="float">
            <text:p>1</text:p>
          </table:table-cell>
          <table:table-cell office:value-type="float" office:value="162.816128" calcext:value-type="float">
            <text:p>162.816128</text:p>
          </table:table-cell>
          <table:table-cell office:value-type="float" office:value="43.812096" calcext:value-type="float">
            <text:p>43.812096</text:p>
          </table:table-cell>
          <table:table-cell office:value-type="float" office:value="163" calcext:value-type="float">
            <text:p>16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[.A1845]+1" office:value-type="float" office:value="232" calcext:value-type="float">
            <text:p>232</text:p>
          </table:table-cell>
          <table:table-cell table:formula="of:=[.B1845]" office:value-type="float" office:value="2" calcext:value-type="float">
            <text:p>2</text:p>
          </table:table-cell>
          <table:table-cell office:value-type="float" office:value="198.969216" calcext:value-type="float">
            <text:p>198.969216</text:p>
          </table:table-cell>
          <table:table-cell office:value-type="float" office:value="43.015296" calcext:value-type="float">
            <text:p>43.015296</text:p>
          </table:table-cell>
          <table:table-cell office:value-type="float" office:value="201" calcext:value-type="float">
            <text:p>20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1846]+1" office:value-type="float" office:value="232" calcext:value-type="float">
            <text:p>232</text:p>
          </table:table-cell>
          <table:table-cell table:formula="of:=[.B1846]" office:value-type="float" office:value="3" calcext:value-type="float">
            <text:p>3</text:p>
          </table:table-cell>
          <table:table-cell office:value-type="float" office:value="211.983744" calcext:value-type="float">
            <text:p>211.983744</text:p>
          </table:table-cell>
          <table:table-cell office:value-type="float" office:value="37.365504" calcext:value-type="float">
            <text:p>37.36550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1847]+1" office:value-type="float" office:value="232" calcext:value-type="float">
            <text:p>232</text:p>
          </table:table-cell>
          <table:table-cell table:formula="of:=[.B1847]" office:value-type="float" office:value="4" calcext:value-type="float">
            <text:p>4</text:p>
          </table:table-cell>
          <table:table-cell office:value-type="float" office:value="237.260288" calcext:value-type="float">
            <text:p>237.260288</text:p>
          </table:table-cell>
          <table:table-cell office:value-type="float" office:value="158.70672" calcext:value-type="float">
            <text:p>158.70672</text:p>
          </table:table-cell>
          <table:table-cell office:value-type="float" office:value="235" calcext:value-type="float">
            <text:p>23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1848]+1" office:value-type="float" office:value="232" calcext:value-type="float">
            <text:p>232</text:p>
          </table:table-cell>
          <table:table-cell table:formula="of:=[.B1848]" office:value-type="float" office:value="5" calcext:value-type="float">
            <text:p>5</text:p>
          </table:table-cell>
          <table:table-cell office:value-type="float" office:value="162.514304" calcext:value-type="float">
            <text:p>162.514304</text:p>
          </table:table-cell>
          <table:table-cell office:value-type="float" office:value="163.748448" calcext:value-type="float">
            <text:p>163.748448</text:p>
          </table:table-cell>
          <table:table-cell office:value-type="float" office:value="161" calcext:value-type="float">
            <text:p>16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1849]+1" office:value-type="float" office:value="232" calcext:value-type="float">
            <text:p>232</text:p>
          </table:table-cell>
          <table:table-cell table:formula="of:=[.B1849]" office:value-type="float" office:value="6" calcext:value-type="float">
            <text:p>6</text:p>
          </table:table-cell>
          <table:table-cell office:value-type="float" office:value="82.907264" calcext:value-type="float">
            <text:p>82.907264</text:p>
          </table:table-cell>
          <table:table-cell office:value-type="float" office:value="158.516832" calcext:value-type="float">
            <text:p>158.516832</text:p>
          </table:table-cell>
          <table:table-cell office:value-type="float" office:value="82" calcext:value-type="float">
            <text:p>8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1850]+1" office:value-type="float" office:value="232" calcext:value-type="float">
            <text:p>232</text:p>
          </table:table-cell>
          <table:table-cell table:formula="of:=[.B1850]" office:value-type="float" office:value="7" calcext:value-type="float">
            <text:p>7</text:p>
          </table:table-cell>
          <table:table-cell office:value-type="float" office:value="105.338496" calcext:value-type="float">
            <text:p>105.338496</text:p>
          </table:table-cell>
          <table:table-cell office:value-type="float" office:value="37.166208" calcext:value-type="float">
            <text:p>37.166208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8" calcext:value-type="float">
            <text:p>38</text:p>
          </table:table-cell>
        </table:table-row>
        <table:table-row table:style-name="ro1">
          <table:table-cell table:formula="of:=[.A1851]+1" office:value-type="float" office:value="232" calcext:value-type="float">
            <text:p>232</text:p>
          </table:table-cell>
          <table:table-cell table:formula="of:=[.B1851]" office:value-type="float" office:value="8" calcext:value-type="float">
            <text:p>8</text:p>
          </table:table-cell>
          <table:table-cell office:value-type="float" office:value="124.74368" calcext:value-type="float">
            <text:p>124.74368</text:p>
          </table:table-cell>
          <table:table-cell office:value-type="float" office:value="42.721824" calcext:value-type="float">
            <text:p>42.721824</text:p>
          </table:table-cell>
          <table:table-cell office:value-type="float" office:value="127" calcext:value-type="float">
            <text:p>12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1852]+1" office:value-type="float" office:value="233" calcext:value-type="float">
            <text:p>233</text:p>
          </table:table-cell>
          <table:table-cell table:formula="of:=[.B1852]" office:value-type="float" office:value="1" calcext:value-type="float">
            <text:p>1</text:p>
          </table:table-cell>
          <table:table-cell office:value-type="float" office:value="160.65728" calcext:value-type="float">
            <text:p>160.65728</text:p>
          </table:table-cell>
          <table:table-cell office:value-type="float" office:value="45.757536" calcext:value-type="float">
            <text:p>45.757536</text:p>
          </table:table-cell>
          <table:table-cell office:value-type="float" office:value="161" calcext:value-type="float">
            <text:p>16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1853]+1" office:value-type="float" office:value="233" calcext:value-type="float">
            <text:p>233</text:p>
          </table:table-cell>
          <table:table-cell table:formula="of:=[.B1853]" office:value-type="float" office:value="2" calcext:value-type="float">
            <text:p>2</text:p>
          </table:table-cell>
          <table:table-cell office:value-type="float" office:value="198.47744" calcext:value-type="float">
            <text:p>198.47744</text:p>
          </table:table-cell>
          <table:table-cell office:value-type="float" office:value="45.684576" calcext:value-type="float">
            <text:p>45.684576</text:p>
          </table:table-cell>
          <table:table-cell office:value-type="float" office:value="201" calcext:value-type="float">
            <text:p>20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1854]+1" office:value-type="float" office:value="233" calcext:value-type="float">
            <text:p>233</text:p>
          </table:table-cell>
          <table:table-cell table:formula="of:=[.B1854]" office:value-type="float" office:value="3" calcext:value-type="float">
            <text:p>3</text:p>
          </table:table-cell>
          <table:table-cell office:value-type="float" office:value="213.699712" calcext:value-type="float">
            <text:p>213.699712</text:p>
          </table:table-cell>
          <table:table-cell office:value-type="float" office:value="40.106688" calcext:value-type="float">
            <text:p>40.106688</text:p>
          </table:table-cell>
          <table:table-cell office:value-type="float" office:value="215" calcext:value-type="float">
            <text:p>21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1855]+1" office:value-type="float" office:value="233" calcext:value-type="float">
            <text:p>233</text:p>
          </table:table-cell>
          <table:table-cell table:formula="of:=[.B1855]" office:value-type="float" office:value="4" calcext:value-type="float">
            <text:p>4</text:p>
          </table:table-cell>
          <table:table-cell office:value-type="float" office:value="240.894976" calcext:value-type="float">
            <text:p>240.894976</text:p>
          </table:table-cell>
          <table:table-cell office:value-type="float" office:value="170.565216" calcext:value-type="float">
            <text:p>170.565216</text:p>
          </table:table-cell>
          <table:table-cell office:value-type="float" office:value="238" calcext:value-type="float">
            <text:p>238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1856]+1" office:value-type="float" office:value="233" calcext:value-type="float">
            <text:p>233</text:p>
          </table:table-cell>
          <table:table-cell table:formula="of:=[.B1856]" office:value-type="float" office:value="5" calcext:value-type="float">
            <text:p>5</text:p>
          </table:table-cell>
          <table:table-cell office:value-type="float" office:value="159.887232" calcext:value-type="float">
            <text:p>159.887232</text:p>
          </table:table-cell>
          <table:table-cell office:value-type="float" office:value="174.729696" calcext:value-type="float">
            <text:p>174.729696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1857]+1" office:value-type="float" office:value="233" calcext:value-type="float">
            <text:p>233</text:p>
          </table:table-cell>
          <table:table-cell table:formula="of:=[.B1857]" office:value-type="float" office:value="6" calcext:value-type="float">
            <text:p>6</text:p>
          </table:table-cell>
          <table:table-cell office:value-type="float" office:value="73.781888" calcext:value-type="float">
            <text:p>73.781888</text:p>
          </table:table-cell>
          <table:table-cell office:value-type="float" office:value="170.304384" calcext:value-type="float">
            <text:p>170.304384</text:p>
          </table:table-cell>
          <table:table-cell office:value-type="float" office:value="73" calcext:value-type="float">
            <text:p>7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1858]+1" office:value-type="float" office:value="233" calcext:value-type="float">
            <text:p>233</text:p>
          </table:table-cell>
          <table:table-cell table:formula="of:=[.B1858]" office:value-type="float" office:value="7" calcext:value-type="float">
            <text:p>7</text:p>
          </table:table-cell>
          <table:table-cell office:value-type="float" office:value="97.512192" calcext:value-type="float">
            <text:p>97.512192</text:p>
          </table:table-cell>
          <table:table-cell office:value-type="float" office:value="39.31968" calcext:value-type="float">
            <text:p>39.31968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37" calcext:value-type="float">
            <text:p>37</text:p>
          </table:table-cell>
        </table:table-row>
        <table:table-row table:style-name="ro1">
          <table:table-cell table:formula="of:=[.A1859]+1" office:value-type="float" office:value="233" calcext:value-type="float">
            <text:p>233</text:p>
          </table:table-cell>
          <table:table-cell table:formula="of:=[.B1859]" office:value-type="float" office:value="8" calcext:value-type="float">
            <text:p>8</text:p>
          </table:table-cell>
          <table:table-cell office:value-type="float" office:value="115.8641536" calcext:value-type="float">
            <text:p>115.8641536</text:p>
          </table:table-cell>
          <table:table-cell office:value-type="float" office:value="45.05712" calcext:value-type="float">
            <text:p>45.05712</text:p>
          </table:table-cell>
          <table:table-cell office:value-type="float" office:value="117" calcext:value-type="float">
            <text:p>11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1860]+1" office:value-type="float" office:value="234" calcext:value-type="float">
            <text:p>234</text:p>
          </table:table-cell>
          <table:table-cell table:formula="of:=[.B1860]" office:value-type="float" office:value="1" calcext:value-type="float">
            <text:p>1</text:p>
          </table:table-cell>
          <table:table-cell office:value-type="float" office:value="163.83872" calcext:value-type="float">
            <text:p>163.83872</text:p>
          </table:table-cell>
          <table:table-cell office:value-type="float" office:value="43.288608" calcext:value-type="float">
            <text:p>43.288608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1861]+1" office:value-type="float" office:value="234" calcext:value-type="float">
            <text:p>234</text:p>
          </table:table-cell>
          <table:table-cell table:formula="of:=[.B1861]" office:value-type="float" office:value="2" calcext:value-type="float">
            <text:p>2</text:p>
          </table:table-cell>
          <table:table-cell office:value-type="float" office:value="201.971328" calcext:value-type="float">
            <text:p>201.971328</text:p>
          </table:table-cell>
          <table:table-cell office:value-type="float" office:value="41.963328" calcext:value-type="float">
            <text:p>41.963328</text:p>
          </table:table-cell>
          <table:table-cell office:value-type="float" office:value="204" calcext:value-type="float">
            <text:p>20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1862]+1" office:value-type="float" office:value="234" calcext:value-type="float">
            <text:p>234</text:p>
          </table:table-cell>
          <table:table-cell table:formula="of:=[.B1862]" office:value-type="float" office:value="3" calcext:value-type="float">
            <text:p>3</text:p>
          </table:table-cell>
          <table:table-cell office:value-type="float" office:value="214.962432" calcext:value-type="float">
            <text:p>214.962432</text:p>
          </table:table-cell>
          <table:table-cell office:value-type="float" office:value="35.747904" calcext:value-type="float">
            <text:p>35.747904</text:p>
          </table:table-cell>
          <table:table-cell office:value-type="float" office:value="219" calcext:value-type="float">
            <text:p>21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1863]+1" office:value-type="float" office:value="234" calcext:value-type="float">
            <text:p>234</text:p>
          </table:table-cell>
          <table:table-cell table:formula="of:=[.B1863]" office:value-type="float" office:value="4" calcext:value-type="float">
            <text:p>4</text:p>
          </table:table-cell>
          <table:table-cell office:value-type="float" office:value="241.693696" calcext:value-type="float">
            <text:p>241.693696</text:p>
          </table:table-cell>
          <table:table-cell office:value-type="float" office:value="162.185376" calcext:value-type="float">
            <text:p>162.185376</text:p>
          </table:table-cell>
          <table:table-cell office:value-type="float" office:value="241" calcext:value-type="float">
            <text:p>24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1864]+1" office:value-type="float" office:value="234" calcext:value-type="float">
            <text:p>234</text:p>
          </table:table-cell>
          <table:table-cell table:formula="of:=[.B1864]" office:value-type="float" office:value="5" calcext:value-type="float">
            <text:p>5</text:p>
          </table:table-cell>
          <table:table-cell office:value-type="float" office:value="163.918592" calcext:value-type="float">
            <text:p>163.918592</text:p>
          </table:table-cell>
          <table:table-cell office:value-type="float" office:value="168.768192" calcext:value-type="float">
            <text:p>168.768192</text:p>
          </table:table-cell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1865]+1" office:value-type="float" office:value="234" calcext:value-type="float">
            <text:p>234</text:p>
          </table:table-cell>
          <table:table-cell table:formula="of:=[.B1865]" office:value-type="float" office:value="6" calcext:value-type="float">
            <text:p>6</text:p>
          </table:table-cell>
          <table:table-cell office:value-type="float" office:value="80.076928" calcext:value-type="float">
            <text:p>80.076928</text:p>
          </table:table-cell>
          <table:table-cell office:value-type="float" office:value="163.887936" calcext:value-type="float">
            <text:p>163.887936</text:p>
          </table:table-cell>
          <table:table-cell office:value-type="float" office:value="80" calcext:value-type="float">
            <text:p>8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1866]+1" office:value-type="float" office:value="234" calcext:value-type="float">
            <text:p>234</text:p>
          </table:table-cell>
          <table:table-cell table:formula="of:=[.B1866]" office:value-type="float" office:value="7" calcext:value-type="float">
            <text:p>7</text:p>
          </table:table-cell>
          <table:table-cell office:value-type="float" office:value="102.023552" calcext:value-type="float">
            <text:p>102.023552</text:p>
          </table:table-cell>
          <table:table-cell office:value-type="float" office:value="36.519552" calcext:value-type="float">
            <text:p>36.519552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36" calcext:value-type="float">
            <text:p>36</text:p>
          </table:table-cell>
        </table:table-row>
        <table:table-row table:style-name="ro1">
          <table:table-cell table:formula="of:=[.A1867]+1" office:value-type="float" office:value="234" calcext:value-type="float">
            <text:p>234</text:p>
          </table:table-cell>
          <table:table-cell table:formula="of:=[.B1867]" office:value-type="float" office:value="8" calcext:value-type="float">
            <text:p>8</text:p>
          </table:table-cell>
          <table:table-cell office:value-type="float" office:value="122.4065792" calcext:value-type="float">
            <text:p>122.4065792</text:p>
          </table:table-cell>
          <table:table-cell office:value-type="float" office:value="42.788832" calcext:value-type="float">
            <text:p>42.788832</text:p>
          </table:table-cell>
          <table:table-cell office:value-type="float" office:value="123" calcext:value-type="float">
            <text:p>12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1868]+1" office:value-type="float" office:value="235" calcext:value-type="float">
            <text:p>235</text:p>
          </table:table-cell>
          <table:table-cell table:formula="of:=[.B1868]" office:value-type="float" office:value="1" calcext:value-type="float">
            <text:p>1</text:p>
          </table:table-cell>
          <table:table-cell office:value-type="float" office:value="163.138688" calcext:value-type="float">
            <text:p>163.138688</text:p>
          </table:table-cell>
          <table:table-cell office:value-type="float" office:value="35.295744" calcext:value-type="float">
            <text:p>35.295744</text:p>
          </table:table-cell>
          <table:table-cell office:value-type="float" office:value="163" calcext:value-type="float">
            <text:p>16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1869]+1" office:value-type="float" office:value="235" calcext:value-type="float">
            <text:p>235</text:p>
          </table:table-cell>
          <table:table-cell table:formula="of:=[.B1869]" office:value-type="float" office:value="2" calcext:value-type="float">
            <text:p>2</text:p>
          </table:table-cell>
          <table:table-cell office:value-type="float" office:value="199.09248" calcext:value-type="float">
            <text:p>199.09248</text:p>
          </table:table-cell>
          <table:table-cell office:value-type="float" office:value="32.995008" calcext:value-type="float">
            <text:p>32.995008</text:p>
          </table:table-cell>
          <table:table-cell office:value-type="float" office:value="198" calcext:value-type="float">
            <text:p>19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1870]+1" office:value-type="float" office:value="235" calcext:value-type="float">
            <text:p>235</text:p>
          </table:table-cell>
          <table:table-cell table:formula="of:=[.B1870]" office:value-type="float" office:value="3" calcext:value-type="float">
            <text:p>3</text:p>
          </table:table-cell>
          <table:table-cell office:value-type="float" office:value="213.337216" calcext:value-type="float">
            <text:p>213.337216</text:p>
          </table:table-cell>
          <table:table-cell office:value-type="float" office:value="26.173248" calcext:value-type="float">
            <text:p>26.173248</text:p>
          </table:table-cell>
          <table:table-cell office:value-type="float" office:value="213" calcext:value-type="float">
            <text:p>2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871]+1" office:value-type="float" office:value="235" calcext:value-type="float">
            <text:p>235</text:p>
          </table:table-cell>
          <table:table-cell table:formula="of:=[.B1871]" office:value-type="float" office:value="4" calcext:value-type="float">
            <text:p>4</text:p>
          </table:table-cell>
          <table:table-cell office:value-type="float" office:value="243.195904" calcext:value-type="float">
            <text:p>243.195904</text:p>
          </table:table-cell>
          <table:table-cell office:value-type="float" office:value="152.042784" calcext:value-type="float">
            <text:p>152.042784</text:p>
          </table:table-cell>
          <table:table-cell office:value-type="float" office:value="242" calcext:value-type="float">
            <text:p>24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1872]+1" office:value-type="float" office:value="235" calcext:value-type="float">
            <text:p>235</text:p>
          </table:table-cell>
          <table:table-cell table:formula="of:=[.B1872]" office:value-type="float" office:value="5" calcext:value-type="float">
            <text:p>5</text:p>
          </table:table-cell>
          <table:table-cell office:value-type="float" office:value="164.605952" calcext:value-type="float">
            <text:p>164.605952</text:p>
          </table:table-cell>
          <table:table-cell office:value-type="float" office:value="159.883968" calcext:value-type="float">
            <text:p>159.883968</text:p>
          </table:table-cell>
          <table:table-cell office:value-type="float" office:value="164" calcext:value-type="float">
            <text:p>16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1873]+1" office:value-type="float" office:value="235" calcext:value-type="float">
            <text:p>235</text:p>
          </table:table-cell>
          <table:table-cell table:formula="of:=[.B1873]" office:value-type="float" office:value="6" calcext:value-type="float">
            <text:p>6</text:p>
          </table:table-cell>
          <table:table-cell office:value-type="float" office:value="80.6528" calcext:value-type="float">
            <text:p>80.6528</text:p>
          </table:table-cell>
          <table:table-cell office:value-type="float" office:value="155.12112" calcext:value-type="float">
            <text:p>155.12112</text:p>
          </table:table-cell>
          <table:table-cell office:value-type="float" office:value="80" calcext:value-type="float">
            <text:p>8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1874]+1" office:value-type="float" office:value="235" calcext:value-type="float">
            <text:p>235</text:p>
          </table:table-cell>
          <table:table-cell table:formula="of:=[.B1874]" office:value-type="float" office:value="7" calcext:value-type="float">
            <text:p>7</text:p>
          </table:table-cell>
          <table:table-cell office:value-type="float" office:value="102.724224" calcext:value-type="float">
            <text:p>102.724224</text:p>
          </table:table-cell>
          <table:table-cell office:value-type="float" office:value="27.413088" calcext:value-type="float">
            <text:p>27.413088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5" calcext:value-type="float">
            <text:p>25</text:p>
          </table:table-cell>
        </table:table-row>
        <table:table-row table:style-name="ro1">
          <table:table-cell table:formula="of:=[.A1875]+1" office:value-type="float" office:value="235" calcext:value-type="float">
            <text:p>235</text:p>
          </table:table-cell>
          <table:table-cell table:formula="of:=[.B1875]" office:value-type="float" office:value="8" calcext:value-type="float">
            <text:p>8</text:p>
          </table:table-cell>
          <table:table-cell office:value-type="float" office:value="123.0664832" calcext:value-type="float">
            <text:p>123.0664832</text:p>
          </table:table-cell>
          <table:table-cell office:value-type="float" office:value="33.711072" calcext:value-type="float">
            <text:p>33.711072</text:p>
          </table:table-cell>
          <table:table-cell office:value-type="float" office:value="121" calcext:value-type="float">
            <text:p>12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1876]+1" office:value-type="float" office:value="236" calcext:value-type="float">
            <text:p>236</text:p>
          </table:table-cell>
          <table:table-cell table:formula="of:=[.B1876]" office:value-type="float" office:value="1" calcext:value-type="float">
            <text:p>1</text:p>
          </table:table-cell>
          <table:table-cell office:value-type="float" office:value="162.990848" calcext:value-type="float">
            <text:p>162.990848</text:p>
          </table:table-cell>
          <table:table-cell office:value-type="float" office:value="39.051552" calcext:value-type="float">
            <text:p>39.051552</text:p>
          </table:table-cell>
          <table:table-cell office:value-type="float" office:value="162" calcext:value-type="float">
            <text:p>16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1877]+1" office:value-type="float" office:value="236" calcext:value-type="float">
            <text:p>236</text:p>
          </table:table-cell>
          <table:table-cell table:formula="of:=[.B1877]" office:value-type="float" office:value="2" calcext:value-type="float">
            <text:p>2</text:p>
          </table:table-cell>
          <table:table-cell office:value-type="float" office:value="201.927936" calcext:value-type="float">
            <text:p>201.927936</text:p>
          </table:table-cell>
          <table:table-cell office:value-type="float" office:value="40.023072" calcext:value-type="float">
            <text:p>40.023072</text:p>
          </table:table-cell>
          <table:table-cell office:value-type="float" office:value="206" calcext:value-type="float">
            <text:p>20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1878]+1" office:value-type="float" office:value="236" calcext:value-type="float">
            <text:p>236</text:p>
          </table:table-cell>
          <table:table-cell table:formula="of:=[.B1878]" office:value-type="float" office:value="3" calcext:value-type="float">
            <text:p>3</text:p>
          </table:table-cell>
          <table:table-cell office:value-type="float" office:value="215.911936" calcext:value-type="float">
            <text:p>215.911936</text:p>
          </table:table-cell>
          <table:table-cell office:value-type="float" office:value="36.241728" calcext:value-type="float">
            <text:p>36.241728</text:p>
          </table:table-cell>
          <table:table-cell office:value-type="float" office:value="217" calcext:value-type="float">
            <text:p>21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1879]+1" office:value-type="float" office:value="236" calcext:value-type="float">
            <text:p>236</text:p>
          </table:table-cell>
          <table:table-cell table:formula="of:=[.B1879]" office:value-type="float" office:value="4" calcext:value-type="float">
            <text:p>4</text:p>
          </table:table-cell>
          <table:table-cell office:value-type="float" office:value="241.569536" calcext:value-type="float">
            <text:p>241.569536</text:p>
          </table:table-cell>
          <table:table-cell office:value-type="float" office:value="162.513216" calcext:value-type="float">
            <text:p>162.513216</text:p>
          </table:table-cell>
          <table:table-cell office:value-type="float" office:value="245" calcext:value-type="float">
            <text:p>245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1880]+1" office:value-type="float" office:value="236" calcext:value-type="float">
            <text:p>236</text:p>
          </table:table-cell>
          <table:table-cell table:formula="of:=[.B1880]" office:value-type="float" office:value="5" calcext:value-type="float">
            <text:p>5</text:p>
          </table:table-cell>
          <table:table-cell office:value-type="float" office:value="162.522368" calcext:value-type="float">
            <text:p>162.522368</text:p>
          </table:table-cell>
          <table:table-cell office:value-type="float" office:value="165.936384" calcext:value-type="float">
            <text:p>165.936384</text:p>
          </table:table-cell>
          <table:table-cell office:value-type="float" office:value="162" calcext:value-type="float">
            <text:p>16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1881]+1" office:value-type="float" office:value="236" calcext:value-type="float">
            <text:p>236</text:p>
          </table:table-cell>
          <table:table-cell table:formula="of:=[.B1881]" office:value-type="float" office:value="6" calcext:value-type="float">
            <text:p>6</text:p>
          </table:table-cell>
          <table:table-cell office:value-type="float" office:value="78.518016" calcext:value-type="float">
            <text:p>78.518016</text:p>
          </table:table-cell>
          <table:table-cell office:value-type="float" office:value="160.646784" calcext:value-type="float">
            <text:p>160.646784</text:p>
          </table:table-cell>
          <table:table-cell office:value-type="float" office:value="75" calcext:value-type="float">
            <text:p>7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1882]+1" office:value-type="float" office:value="236" calcext:value-type="float">
            <text:p>236</text:p>
          </table:table-cell>
          <table:table-cell table:formula="of:=[.B1882]" office:value-type="float" office:value="7" calcext:value-type="float">
            <text:p>7</text:p>
          </table:table-cell>
          <table:table-cell office:value-type="float" office:value="102.169216" calcext:value-type="float">
            <text:p>102.169216</text:p>
          </table:table-cell>
          <table:table-cell office:value-type="float" office:value="35.140896" calcext:value-type="float">
            <text:p>35.140896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37" calcext:value-type="float">
            <text:p>37</text:p>
          </table:table-cell>
        </table:table-row>
        <table:table-row table:style-name="ro1">
          <table:table-cell table:formula="of:=[.A1883]+1" office:value-type="float" office:value="236" calcext:value-type="float">
            <text:p>236</text:p>
          </table:table-cell>
          <table:table-cell table:formula="of:=[.B1883]" office:value-type="float" office:value="8" calcext:value-type="float">
            <text:p>8</text:p>
          </table:table-cell>
          <table:table-cell office:value-type="float" office:value="120.7362048" calcext:value-type="float">
            <text:p>120.7362048</text:p>
          </table:table-cell>
          <table:table-cell office:value-type="float" office:value="39.331776" calcext:value-type="float">
            <text:p>39.331776</text:p>
          </table:table-cell>
          <table:table-cell office:value-type="float" office:value="121" calcext:value-type="float">
            <text:p>1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1884]+1" office:value-type="float" office:value="237" calcext:value-type="float">
            <text:p>237</text:p>
          </table:table-cell>
          <table:table-cell table:formula="of:=[.B1884]" office:value-type="float" office:value="1" calcext:value-type="float">
            <text:p>1</text:p>
          </table:table-cell>
          <table:table-cell office:value-type="float" office:value="164.502144" calcext:value-type="float">
            <text:p>164.502144</text:p>
          </table:table-cell>
          <table:table-cell office:value-type="float" office:value="39.614592" calcext:value-type="float">
            <text:p>39.614592</text:p>
          </table:table-cell>
          <table:table-cell office:value-type="float" office:value="166" calcext:value-type="float">
            <text:p>16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1885]+1" office:value-type="float" office:value="237" calcext:value-type="float">
            <text:p>237</text:p>
          </table:table-cell>
          <table:table-cell table:formula="of:=[.B1885]" office:value-type="float" office:value="2" calcext:value-type="float">
            <text:p>2</text:p>
          </table:table-cell>
          <table:table-cell office:value-type="float" office:value="202.782976" calcext:value-type="float">
            <text:p>202.782976</text:p>
          </table:table-cell>
          <table:table-cell office:value-type="float" office:value="40.066272" calcext:value-type="float">
            <text:p>40.066272</text:p>
          </table:table-cell>
          <table:table-cell office:value-type="float" office:value="208" calcext:value-type="float">
            <text:p>20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1886]+1" office:value-type="float" office:value="237" calcext:value-type="float">
            <text:p>237</text:p>
          </table:table-cell>
          <table:table-cell table:formula="of:=[.B1886]" office:value-type="float" office:value="3" calcext:value-type="float">
            <text:p>3</text:p>
          </table:table-cell>
          <table:table-cell office:value-type="float" office:value="217.377408" calcext:value-type="float">
            <text:p>217.377408</text:p>
          </table:table-cell>
          <table:table-cell office:value-type="float" office:value="35.005248" calcext:value-type="float">
            <text:p>35.005248</text:p>
          </table:table-cell>
          <table:table-cell office:value-type="float" office:value="220" calcext:value-type="float">
            <text:p>22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1887]+1" office:value-type="float" office:value="237" calcext:value-type="float">
            <text:p>237</text:p>
          </table:table-cell>
          <table:table-cell table:formula="of:=[.B1887]" office:value-type="float" office:value="4" calcext:value-type="float">
            <text:p>4</text:p>
          </table:table-cell>
          <table:table-cell office:value-type="float" office:value="241.42912" calcext:value-type="float">
            <text:p>241.42912</text:p>
          </table:table-cell>
          <table:table-cell office:value-type="float" office:value="162.979488" calcext:value-type="float">
            <text:p>162.979488</text:p>
          </table:table-cell>
          <table:table-cell office:value-type="float" office:value="241" calcext:value-type="float">
            <text:p>24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1888]+1" office:value-type="float" office:value="237" calcext:value-type="float">
            <text:p>237</text:p>
          </table:table-cell>
          <table:table-cell table:formula="of:=[.B1888]" office:value-type="float" office:value="5" calcext:value-type="float">
            <text:p>5</text:p>
          </table:table-cell>
          <table:table-cell office:value-type="float" office:value="162.642304" calcext:value-type="float">
            <text:p>162.642304</text:p>
          </table:table-cell>
          <table:table-cell office:value-type="float" office:value="165.439296" calcext:value-type="float">
            <text:p>165.439296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1889]+1" office:value-type="float" office:value="237" calcext:value-type="float">
            <text:p>237</text:p>
          </table:table-cell>
          <table:table-cell table:formula="of:=[.B1889]" office:value-type="float" office:value="6" calcext:value-type="float">
            <text:p>6</text:p>
          </table:table-cell>
          <table:table-cell office:value-type="float" office:value="79.19232" calcext:value-type="float">
            <text:p>79.19232</text:p>
          </table:table-cell>
          <table:table-cell office:value-type="float" office:value="159.957024" calcext:value-type="float">
            <text:p>159.957024</text:p>
          </table:table-cell>
          <table:table-cell office:value-type="float" office:value="78" calcext:value-type="float">
            <text:p>7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1890]+1" office:value-type="float" office:value="237" calcext:value-type="float">
            <text:p>237</text:p>
          </table:table-cell>
          <table:table-cell table:formula="of:=[.B1890]" office:value-type="float" office:value="7" calcext:value-type="float">
            <text:p>7</text:p>
          </table:table-cell>
          <table:table-cell office:value-type="float" office:value="104.36672" calcext:value-type="float">
            <text:p>104.36672</text:p>
          </table:table-cell>
          <table:table-cell office:value-type="float" office:value="32.931072" calcext:value-type="float">
            <text:p>32.931072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 table:formula="of:=[.A1891]+1" office:value-type="float" office:value="237" calcext:value-type="float">
            <text:p>237</text:p>
          </table:table-cell>
          <table:table-cell table:formula="of:=[.B1891]" office:value-type="float" office:value="8" calcext:value-type="float">
            <text:p>8</text:p>
          </table:table-cell>
          <table:table-cell office:value-type="float" office:value="123.2538368" calcext:value-type="float">
            <text:p>123.2538368</text:p>
          </table:table-cell>
          <table:table-cell office:value-type="float" office:value="38.382144" calcext:value-type="float">
            <text:p>38.382144</text:p>
          </table:table-cell>
          <table:table-cell office:value-type="float" office:value="121" calcext:value-type="float">
            <text:p>1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1892]+1" office:value-type="float" office:value="238" calcext:value-type="float">
            <text:p>238</text:p>
          </table:table-cell>
          <table:table-cell table:formula="of:=[.B1892]" office:value-type="float" office:value="1" calcext:value-type="float">
            <text:p>1</text:p>
          </table:table-cell>
          <table:table-cell office:value-type="float" office:value="158.851456" calcext:value-type="float">
            <text:p>158.851456</text:p>
          </table:table-cell>
          <table:table-cell office:value-type="float" office:value="50.382048" calcext:value-type="float">
            <text:p>50.382048</text:p>
          </table:table-cell>
          <table:table-cell office:value-type="float" office:value="156" calcext:value-type="float">
            <text:p>15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[.A1893]+1" office:value-type="float" office:value="238" calcext:value-type="float">
            <text:p>238</text:p>
          </table:table-cell>
          <table:table-cell table:formula="of:=[.B1893]" office:value-type="float" office:value="2" calcext:value-type="float">
            <text:p>2</text:p>
          </table:table-cell>
          <table:table-cell office:value-type="float" office:value="196.6304" calcext:value-type="float">
            <text:p>196.6304</text:p>
          </table:table-cell>
          <table:table-cell office:value-type="float" office:value="47.494176" calcext:value-type="float">
            <text:p>47.494176</text:p>
          </table:table-cell>
          <table:table-cell office:value-type="float" office:value="196" calcext:value-type="float">
            <text:p>1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[.A1894]+1" office:value-type="float" office:value="238" calcext:value-type="float">
            <text:p>238</text:p>
          </table:table-cell>
          <table:table-cell table:formula="of:=[.B1894]" office:value-type="float" office:value="3" calcext:value-type="float">
            <text:p>3</text:p>
          </table:table-cell>
          <table:table-cell office:value-type="float" office:value="211.009664" calcext:value-type="float">
            <text:p>211.009664</text:p>
          </table:table-cell>
          <table:table-cell office:value-type="float" office:value="40.923552" calcext:value-type="float">
            <text:p>40.923552</text:p>
          </table:table-cell>
          <table:table-cell office:value-type="float" office:value="209" calcext:value-type="float">
            <text:p>20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1895]+1" office:value-type="float" office:value="238" calcext:value-type="float">
            <text:p>238</text:p>
          </table:table-cell>
          <table:table-cell table:formula="of:=[.B1895]" office:value-type="float" office:value="4" calcext:value-type="float">
            <text:p>4</text:p>
          </table:table-cell>
          <table:table-cell office:value-type="float" office:value="241.510272" calcext:value-type="float">
            <text:p>241.510272</text:p>
          </table:table-cell>
          <table:table-cell office:value-type="float" office:value="169.372416" calcext:value-type="float">
            <text:p>169.372416</text:p>
          </table:table-cell>
          <table:table-cell office:value-type="float" office:value="241" calcext:value-type="float">
            <text:p>24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1896]+1" office:value-type="float" office:value="238" calcext:value-type="float">
            <text:p>238</text:p>
          </table:table-cell>
          <table:table-cell table:formula="of:=[.B1896]" office:value-type="float" office:value="5" calcext:value-type="float">
            <text:p>5</text:p>
          </table:table-cell>
          <table:table-cell office:value-type="float" office:value="160.655232" calcext:value-type="float">
            <text:p>160.655232</text:p>
          </table:table-cell>
          <table:table-cell office:value-type="float" office:value="177.183744" calcext:value-type="float">
            <text:p>177.183744</text:p>
          </table:table-cell>
          <table:table-cell office:value-type="float" office:value="161" calcext:value-type="float">
            <text:p>16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1897]+1" office:value-type="float" office:value="238" calcext:value-type="float">
            <text:p>238</text:p>
          </table:table-cell>
          <table:table-cell table:formula="of:=[.B1897]" office:value-type="float" office:value="6" calcext:value-type="float">
            <text:p>6</text:p>
          </table:table-cell>
          <table:table-cell office:value-type="float" office:value="76.132224" calcext:value-type="float">
            <text:p>76.132224</text:p>
          </table:table-cell>
          <table:table-cell office:value-type="float" office:value="173.419008" calcext:value-type="float">
            <text:p>173.419008</text:p>
          </table:table-cell>
          <table:table-cell office:value-type="float" office:value="75" calcext:value-type="float">
            <text:p>7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1898]+1" office:value-type="float" office:value="238" calcext:value-type="float">
            <text:p>238</text:p>
          </table:table-cell>
          <table:table-cell table:formula="of:=[.B1898]" office:value-type="float" office:value="7" calcext:value-type="float">
            <text:p>7</text:p>
          </table:table-cell>
          <table:table-cell office:value-type="float" office:value="95.52384" calcext:value-type="float">
            <text:p>95.52384</text:p>
          </table:table-cell>
          <table:table-cell office:value-type="float" office:value="43.4736" calcext:value-type="float">
            <text:p>43.4736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43" calcext:value-type="float">
            <text:p>43</text:p>
          </table:table-cell>
        </table:table-row>
        <table:table-row table:style-name="ro1">
          <table:table-cell table:formula="of:=[.A1899]+1" office:value-type="float" office:value="238" calcext:value-type="float">
            <text:p>238</text:p>
          </table:table-cell>
          <table:table-cell table:formula="of:=[.B1899]" office:value-type="float" office:value="8" calcext:value-type="float">
            <text:p>8</text:p>
          </table:table-cell>
          <table:table-cell office:value-type="float" office:value="115.4917888" calcext:value-type="float">
            <text:p>115.4917888</text:p>
          </table:table-cell>
          <table:table-cell office:value-type="float" office:value="49.73232" calcext:value-type="float">
            <text:p>49.73232</text:p>
          </table:table-cell>
          <table:table-cell office:value-type="float" office:value="117" calcext:value-type="float">
            <text:p>11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[.A1900]+1" office:value-type="float" office:value="239" calcext:value-type="float">
            <text:p>239</text:p>
          </table:table-cell>
          <table:table-cell table:formula="of:=[.B1900]" office:value-type="float" office:value="1" calcext:value-type="float">
            <text:p>1</text:p>
          </table:table-cell>
          <table:table-cell office:value-type="float" office:value="160.267136" calcext:value-type="float">
            <text:p>160.267136</text:p>
          </table:table-cell>
          <table:table-cell office:value-type="float" office:value="51.968064" calcext:value-type="float">
            <text:p>51.968064</text:p>
          </table:table-cell>
          <table:table-cell office:value-type="float" office:value="159" calcext:value-type="float">
            <text:p>15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A1901]+1" office:value-type="float" office:value="239" calcext:value-type="float">
            <text:p>239</text:p>
          </table:table-cell>
          <table:table-cell table:formula="of:=[.B1901]" office:value-type="float" office:value="2" calcext:value-type="float">
            <text:p>2</text:p>
          </table:table-cell>
          <table:table-cell office:value-type="float" office:value="197.77216" calcext:value-type="float">
            <text:p>197.77216</text:p>
          </table:table-cell>
          <table:table-cell office:value-type="float" office:value="49.843584" calcext:value-type="float">
            <text:p>49.843584</text:p>
          </table:table-cell>
          <table:table-cell office:value-type="float" office:value="197" calcext:value-type="float">
            <text:p>1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A1902]+1" office:value-type="float" office:value="239" calcext:value-type="float">
            <text:p>239</text:p>
          </table:table-cell>
          <table:table-cell table:formula="of:=[.B1902]" office:value-type="float" office:value="3" calcext:value-type="float">
            <text:p>3</text:p>
          </table:table-cell>
          <table:table-cell office:value-type="float" office:value="211.307904" calcext:value-type="float">
            <text:p>211.307904</text:p>
          </table:table-cell>
          <table:table-cell office:value-type="float" office:value="44.062464" calcext:value-type="float">
            <text:p>44.062464</text:p>
          </table:table-cell>
          <table:table-cell office:value-type="float" office:value="212" calcext:value-type="float">
            <text:p>21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1903]+1" office:value-type="float" office:value="239" calcext:value-type="float">
            <text:p>239</text:p>
          </table:table-cell>
          <table:table-cell table:formula="of:=[.B1903]" office:value-type="float" office:value="4" calcext:value-type="float">
            <text:p>4</text:p>
          </table:table-cell>
          <table:table-cell office:value-type="float" office:value="239.507712" calcext:value-type="float">
            <text:p>239.507712</text:p>
          </table:table-cell>
          <table:table-cell office:value-type="float" office:value="171.080256" calcext:value-type="float">
            <text:p>171.080256</text:p>
          </table:table-cell>
          <table:table-cell office:value-type="float" office:value="239" calcext:value-type="float">
            <text:p>23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1904]+1" office:value-type="float" office:value="239" calcext:value-type="float">
            <text:p>239</text:p>
          </table:table-cell>
          <table:table-cell table:formula="of:=[.B1904]" office:value-type="float" office:value="5" calcext:value-type="float">
            <text:p>5</text:p>
          </table:table-cell>
          <table:table-cell office:value-type="float" office:value="161.962496" calcext:value-type="float">
            <text:p>161.962496</text:p>
          </table:table-cell>
          <table:table-cell office:value-type="float" office:value="177.177792" calcext:value-type="float">
            <text:p>177.177792</text:p>
          </table:table-cell>
          <table:table-cell office:value-type="float" office:value="162" calcext:value-type="float">
            <text:p>16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formula="of:=[.A1905]+1" office:value-type="float" office:value="239" calcext:value-type="float">
            <text:p>239</text:p>
          </table:table-cell>
          <table:table-cell table:formula="of:=[.B1905]" office:value-type="float" office:value="6" calcext:value-type="float">
            <text:p>6</text:p>
          </table:table-cell>
          <table:table-cell office:value-type="float" office:value="79.352064" calcext:value-type="float">
            <text:p>79.352064</text:p>
          </table:table-cell>
          <table:table-cell office:value-type="float" office:value="173.67408" calcext:value-type="float">
            <text:p>173.67408</text:p>
          </table:table-cell>
          <table:table-cell office:value-type="float" office:value="80" calcext:value-type="float">
            <text:p>8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1906]+1" office:value-type="float" office:value="239" calcext:value-type="float">
            <text:p>239</text:p>
          </table:table-cell>
          <table:table-cell table:formula="of:=[.B1906]" office:value-type="float" office:value="7" calcext:value-type="float">
            <text:p>7</text:p>
          </table:table-cell>
          <table:table-cell office:value-type="float" office:value="99.234304" calcext:value-type="float">
            <text:p>99.234304</text:p>
          </table:table-cell>
          <table:table-cell office:value-type="float" office:value="45.442752" calcext:value-type="float">
            <text:p>45.44275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47" calcext:value-type="float">
            <text:p>47</text:p>
          </table:table-cell>
        </table:table-row>
        <table:table-row table:style-name="ro1">
          <table:table-cell table:formula="of:=[.A1907]+1" office:value-type="float" office:value="239" calcext:value-type="float">
            <text:p>239</text:p>
          </table:table-cell>
          <table:table-cell table:formula="of:=[.B1907]" office:value-type="float" office:value="8" calcext:value-type="float">
            <text:p>8</text:p>
          </table:table-cell>
          <table:table-cell office:value-type="float" office:value="119.0506496" calcext:value-type="float">
            <text:p>119.0506496</text:p>
          </table:table-cell>
          <table:table-cell office:value-type="float" office:value="51.45504" calcext:value-type="float">
            <text:p>51.45504</text:p>
          </table:table-cell>
          <table:table-cell office:value-type="float" office:value="118" calcext:value-type="float">
            <text:p>11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[.A1908]+1" office:value-type="float" office:value="240" calcext:value-type="float">
            <text:p>240</text:p>
          </table:table-cell>
          <table:table-cell table:formula="of:=[.B1908]" office:value-type="float" office:value="1" calcext:value-type="float">
            <text:p>1</text:p>
          </table:table-cell>
          <table:table-cell office:value-type="float" office:value="166.753152" calcext:value-type="float">
            <text:p>166.753152</text:p>
          </table:table-cell>
          <table:table-cell office:value-type="float" office:value="44.093856" calcext:value-type="float">
            <text:p>44.093856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1909]+1" office:value-type="float" office:value="240" calcext:value-type="float">
            <text:p>240</text:p>
          </table:table-cell>
          <table:table-cell table:formula="of:=[.B1909]" office:value-type="float" office:value="2" calcext:value-type="float">
            <text:p>2</text:p>
          </table:table-cell>
          <table:table-cell office:value-type="float" office:value="203.147392" calcext:value-type="float">
            <text:p>203.147392</text:p>
          </table:table-cell>
          <table:table-cell office:value-type="float" office:value="45.142176" calcext:value-type="float">
            <text:p>45.142176</text:p>
          </table:table-cell>
          <table:table-cell office:value-type="float" office:value="203" calcext:value-type="float">
            <text:p>20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1910]+1" office:value-type="float" office:value="240" calcext:value-type="float">
            <text:p>240</text:p>
          </table:table-cell>
          <table:table-cell table:formula="of:=[.B1910]" office:value-type="float" office:value="3" calcext:value-type="float">
            <text:p>3</text:p>
          </table:table-cell>
          <table:table-cell office:value-type="float" office:value="217.452544" calcext:value-type="float">
            <text:p>217.452544</text:p>
          </table:table-cell>
          <table:table-cell office:value-type="float" office:value="40.137504" calcext:value-type="float">
            <text:p>40.137504</text:p>
          </table:table-cell>
          <table:table-cell office:value-type="float" office:value="217" calcext:value-type="float">
            <text:p>21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1911]+1" office:value-type="float" office:value="240" calcext:value-type="float">
            <text:p>240</text:p>
          </table:table-cell>
          <table:table-cell table:formula="of:=[.B1911]" office:value-type="float" office:value="4" calcext:value-type="float">
            <text:p>4</text:p>
          </table:table-cell>
          <table:table-cell office:value-type="float" office:value="238.533504" calcext:value-type="float">
            <text:p>238.533504</text:p>
          </table:table-cell>
          <table:table-cell office:value-type="float" office:value="165.758784" calcext:value-type="float">
            <text:p>165.758784</text:p>
          </table:table-cell>
          <table:table-cell office:value-type="float" office:value="238" calcext:value-type="float">
            <text:p>23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1912]+1" office:value-type="float" office:value="240" calcext:value-type="float">
            <text:p>240</text:p>
          </table:table-cell>
          <table:table-cell table:formula="of:=[.B1912]" office:value-type="float" office:value="5" calcext:value-type="float">
            <text:p>5</text:p>
          </table:table-cell>
          <table:table-cell office:value-type="float" office:value="162.995584" calcext:value-type="float">
            <text:p>162.995584</text:p>
          </table:table-cell>
          <table:table-cell office:value-type="float" office:value="167.405952" calcext:value-type="float">
            <text:p>167.405952</text:p>
          </table:table-cell>
          <table:table-cell office:value-type="float" office:value="163" calcext:value-type="float">
            <text:p>16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1913]+1" office:value-type="float" office:value="240" calcext:value-type="float">
            <text:p>240</text:p>
          </table:table-cell>
          <table:table-cell table:formula="of:=[.B1913]" office:value-type="float" office:value="6" calcext:value-type="float">
            <text:p>6</text:p>
          </table:table-cell>
          <table:table-cell office:value-type="float" office:value="82.028032" calcext:value-type="float">
            <text:p>82.028032</text:p>
          </table:table-cell>
          <table:table-cell office:value-type="float" office:value="161.236704" calcext:value-type="float">
            <text:p>161.236704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1914]+1" office:value-type="float" office:value="240" calcext:value-type="float">
            <text:p>240</text:p>
          </table:table-cell>
          <table:table-cell table:formula="of:=[.B1914]" office:value-type="float" office:value="7" calcext:value-type="float">
            <text:p>7</text:p>
          </table:table-cell>
          <table:table-cell office:value-type="float" office:value="106.74752" calcext:value-type="float">
            <text:p>106.74752</text:p>
          </table:table-cell>
          <table:table-cell office:value-type="float" office:value="36.790272" calcext:value-type="float">
            <text:p>36.790272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5" calcext:value-type="float">
            <text:p>35</text:p>
          </table:table-cell>
        </table:table-row>
        <table:table-row table:style-name="ro1">
          <table:table-cell table:formula="of:=[.A1915]+1" office:value-type="float" office:value="240" calcext:value-type="float">
            <text:p>240</text:p>
          </table:table-cell>
          <table:table-cell table:formula="of:=[.B1915]" office:value-type="float" office:value="8" calcext:value-type="float">
            <text:p>8</text:p>
          </table:table-cell>
          <table:table-cell office:value-type="float" office:value="125.6544128" calcext:value-type="float">
            <text:p>125.6544128</text:p>
          </table:table-cell>
          <table:table-cell office:value-type="float" office:value="42.637728" calcext:value-type="float">
            <text:p>42.637728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1916]+1" office:value-type="float" office:value="241" calcext:value-type="float">
            <text:p>241</text:p>
          </table:table-cell>
          <table:table-cell table:formula="of:=[.B1916]" office:value-type="float" office:value="1" calcext:value-type="float">
            <text:p>1</text:p>
          </table:table-cell>
          <table:table-cell office:value-type="float" office:value="172.201216" calcext:value-type="float">
            <text:p>172.201216</text:p>
          </table:table-cell>
          <table:table-cell office:value-type="float" office:value="46.764288" calcext:value-type="float">
            <text:p>46.764288</text:p>
          </table:table-cell>
          <table:table-cell office:value-type="float" office:value="174" calcext:value-type="float">
            <text:p>17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A1917]+1" office:value-type="float" office:value="241" calcext:value-type="float">
            <text:p>241</text:p>
          </table:table-cell>
          <table:table-cell table:formula="of:=[.B1917]" office:value-type="float" office:value="2" calcext:value-type="float">
            <text:p>2</text:p>
          </table:table-cell>
          <table:table-cell office:value-type="float" office:value="210.37248" calcext:value-type="float">
            <text:p>210.37248</text:p>
          </table:table-cell>
          <table:table-cell office:value-type="float" office:value="48.713472" calcext:value-type="float">
            <text:p>48.713472</text:p>
          </table:table-cell>
          <table:table-cell office:value-type="float" office:value="210" calcext:value-type="float">
            <text:p>2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A1918]+1" office:value-type="float" office:value="241" calcext:value-type="float">
            <text:p>241</text:p>
          </table:table-cell>
          <table:table-cell table:formula="of:=[.B1918]" office:value-type="float" office:value="3" calcext:value-type="float">
            <text:p>3</text:p>
          </table:table-cell>
          <table:table-cell office:value-type="float" office:value="223.39328" calcext:value-type="float">
            <text:p>223.39328</text:p>
          </table:table-cell>
          <table:table-cell office:value-type="float" office:value="44.761152" calcext:value-type="float">
            <text:p>44.761152</text:p>
          </table:table-cell>
          <table:table-cell office:value-type="float" office:value="222" calcext:value-type="float">
            <text:p>22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1919]+1" office:value-type="float" office:value="241" calcext:value-type="float">
            <text:p>241</text:p>
          </table:table-cell>
          <table:table-cell table:formula="of:=[.B1919]" office:value-type="float" office:value="4" calcext:value-type="float">
            <text:p>4</text:p>
          </table:table-cell>
          <table:table-cell office:value-type="float" office:value="241.060096" calcext:value-type="float">
            <text:p>241.060096</text:p>
          </table:table-cell>
          <table:table-cell office:value-type="float" office:value="166.274592" calcext:value-type="float">
            <text:p>166.274592</text:p>
          </table:table-cell>
          <table:table-cell office:value-type="float" office:value="241" calcext:value-type="float">
            <text:p>24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1920]+1" office:value-type="float" office:value="241" calcext:value-type="float">
            <text:p>241</text:p>
          </table:table-cell>
          <table:table-cell table:formula="of:=[.B1920]" office:value-type="float" office:value="5" calcext:value-type="float">
            <text:p>5</text:p>
          </table:table-cell>
          <table:table-cell office:value-type="float" office:value="165.247104" calcext:value-type="float">
            <text:p>165.247104</text:p>
          </table:table-cell>
          <table:table-cell office:value-type="float" office:value="167.883648" calcext:value-type="float">
            <text:p>167.883648</text:p>
          </table:table-cell>
          <table:table-cell office:value-type="float" office:value="165" calcext:value-type="float">
            <text:p>16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1921]+1" office:value-type="float" office:value="241" calcext:value-type="float">
            <text:p>241</text:p>
          </table:table-cell>
          <table:table-cell table:formula="of:=[.B1921]" office:value-type="float" office:value="6" calcext:value-type="float">
            <text:p>6</text:p>
          </table:table-cell>
          <table:table-cell office:value-type="float" office:value="87.409152" calcext:value-type="float">
            <text:p>87.409152</text:p>
          </table:table-cell>
          <table:table-cell office:value-type="float" office:value="158.905728" calcext:value-type="float">
            <text:p>158.905728</text:p>
          </table:table-cell>
          <table:table-cell office:value-type="float" office:value="86" calcext:value-type="float">
            <text:p>8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1922]+1" office:value-type="float" office:value="241" calcext:value-type="float">
            <text:p>241</text:p>
          </table:table-cell>
          <table:table-cell table:formula="of:=[.B1922]" office:value-type="float" office:value="7" calcext:value-type="float">
            <text:p>7</text:p>
          </table:table-cell>
          <table:table-cell office:value-type="float" office:value="114.422016" calcext:value-type="float">
            <text:p>114.422016</text:p>
          </table:table-cell>
          <table:table-cell office:value-type="float" office:value="39.446784" calcext:value-type="float">
            <text:p>39.446784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40" calcext:value-type="float">
            <text:p>40</text:p>
          </table:table-cell>
        </table:table-row>
        <table:table-row table:style-name="ro1">
          <table:table-cell table:formula="of:=[.A1923]+1" office:value-type="float" office:value="241" calcext:value-type="float">
            <text:p>241</text:p>
          </table:table-cell>
          <table:table-cell table:formula="of:=[.B1923]" office:value-type="float" office:value="8" calcext:value-type="float">
            <text:p>8</text:p>
          </table:table-cell>
          <table:table-cell office:value-type="float" office:value="131.8402816" calcext:value-type="float">
            <text:p>131.8402816</text:p>
          </table:table-cell>
          <table:table-cell office:value-type="float" office:value="45.128736" calcext:value-type="float">
            <text:p>45.128736</text:p>
          </table:table-cell>
          <table:table-cell office:value-type="float" office:value="134" calcext:value-type="float">
            <text:p>13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1924]+1" office:value-type="float" office:value="242" calcext:value-type="float">
            <text:p>242</text:p>
          </table:table-cell>
          <table:table-cell table:formula="of:=[.B1924]" office:value-type="float" office:value="1" calcext:value-type="float">
            <text:p>1</text:p>
          </table:table-cell>
          <table:table-cell office:value-type="float" office:value="173.414144" calcext:value-type="float">
            <text:p>173.414144</text:p>
          </table:table-cell>
          <table:table-cell office:value-type="float" office:value="27.098784" calcext:value-type="float">
            <text:p>27.098784</text:p>
          </table:table-cell>
          <table:table-cell office:value-type="float" office:value="175" calcext:value-type="float">
            <text:p>1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925]+1" office:value-type="float" office:value="242" calcext:value-type="float">
            <text:p>242</text:p>
          </table:table-cell>
          <table:table-cell table:formula="of:=[.B1925]" office:value-type="float" office:value="2" calcext:value-type="float">
            <text:p>2</text:p>
          </table:table-cell>
          <table:table-cell office:value-type="float" office:value="209.610496" calcext:value-type="float">
            <text:p>209.610496</text:p>
          </table:table-cell>
          <table:table-cell office:value-type="float" office:value="27.408768" calcext:value-type="float">
            <text:p>27.408768</text:p>
          </table:table-cell>
          <table:table-cell office:value-type="float" office:value="209" calcext:value-type="float">
            <text:p>2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926]+1" office:value-type="float" office:value="242" calcext:value-type="float">
            <text:p>242</text:p>
          </table:table-cell>
          <table:table-cell table:formula="of:=[.B1926]" office:value-type="float" office:value="3" calcext:value-type="float">
            <text:p>3</text:p>
          </table:table-cell>
          <table:table-cell office:value-type="float" office:value="222.182272" calcext:value-type="float">
            <text:p>222.182272</text:p>
          </table:table-cell>
          <table:table-cell office:value-type="float" office:value="23.229888" calcext:value-type="float">
            <text:p>23.229888</text:p>
          </table:table-cell>
          <table:table-cell office:value-type="float" office:value="222" calcext:value-type="float">
            <text:p>2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1927]+1" office:value-type="float" office:value="242" calcext:value-type="float">
            <text:p>242</text:p>
          </table:table-cell>
          <table:table-cell table:formula="of:=[.B1927]" office:value-type="float" office:value="4" calcext:value-type="float">
            <text:p>4</text:p>
          </table:table-cell>
          <table:table-cell office:value-type="float" office:value="243.539072" calcext:value-type="float">
            <text:p>243.539072</text:p>
          </table:table-cell>
          <table:table-cell office:value-type="float" office:value="146.813664" calcext:value-type="float">
            <text:p>146.813664</text:p>
          </table:table-cell>
          <table:table-cell office:value-type="float" office:value="246" calcext:value-type="float">
            <text:p>24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formula="of:=[.A1928]+1" office:value-type="float" office:value="242" calcext:value-type="float">
            <text:p>242</text:p>
          </table:table-cell>
          <table:table-cell table:formula="of:=[.B1928]" office:value-type="float" office:value="5" calcext:value-type="float">
            <text:p>5</text:p>
          </table:table-cell>
          <table:table-cell office:value-type="float" office:value="169.963008" calcext:value-type="float">
            <text:p>169.963008</text:p>
          </table:table-cell>
          <table:table-cell office:value-type="float" office:value="147.891648" calcext:value-type="float">
            <text:p>147.891648</text:p>
          </table:table-cell>
          <table:table-cell office:value-type="float" office:value="171" calcext:value-type="float">
            <text:p>17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formula="of:=[.A1929]+1" office:value-type="float" office:value="242" calcext:value-type="float">
            <text:p>242</text:p>
          </table:table-cell>
          <table:table-cell table:formula="of:=[.B1929]" office:value-type="float" office:value="6" calcext:value-type="float">
            <text:p>6</text:p>
          </table:table-cell>
          <table:table-cell office:value-type="float" office:value="91.420928" calcext:value-type="float">
            <text:p>91.420928</text:p>
          </table:table-cell>
          <table:table-cell office:value-type="float" office:value="141.103968" calcext:value-type="float">
            <text:p>141.103968</text:p>
          </table:table-cell>
          <table:table-cell office:value-type="float" office:value="93" calcext:value-type="float">
            <text:p>9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formula="of:=[.A1930]+1" office:value-type="float" office:value="242" calcext:value-type="float">
            <text:p>242</text:p>
          </table:table-cell>
          <table:table-cell table:formula="of:=[.B1930]" office:value-type="float" office:value="7" calcext:value-type="float">
            <text:p>7</text:p>
          </table:table-cell>
          <table:table-cell office:value-type="float" office:value="115.5415424" calcext:value-type="float">
            <text:p>115.5415424</text:p>
          </table:table-cell>
          <table:table-cell office:value-type="float" office:value="20.471136" calcext:value-type="float">
            <text:p>20.471136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6" calcext:value-type="float">
            <text:p>16</text:p>
          </table:table-cell>
        </table:table-row>
        <table:table-row table:style-name="ro1">
          <table:table-cell table:formula="of:=[.A1931]+1" office:value-type="float" office:value="242" calcext:value-type="float">
            <text:p>242</text:p>
          </table:table-cell>
          <table:table-cell table:formula="of:=[.B1931]" office:value-type="float" office:value="8" calcext:value-type="float">
            <text:p>8</text:p>
          </table:table-cell>
          <table:table-cell office:value-type="float" office:value="135.0994304" calcext:value-type="float">
            <text:p>135.0994304</text:p>
          </table:table-cell>
          <table:table-cell office:value-type="float" office:value="25.96848" calcext:value-type="float">
            <text:p>25.96848</text:p>
          </table:table-cell>
          <table:table-cell office:value-type="float" office:value="135" calcext:value-type="float">
            <text:p>13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1932]+1" office:value-type="float" office:value="243" calcext:value-type="float">
            <text:p>243</text:p>
          </table:table-cell>
          <table:table-cell table:formula="of:=[.B1932]" office:value-type="float" office:value="1" calcext:value-type="float">
            <text:p>1</text:p>
          </table:table-cell>
          <table:table-cell office:value-type="float" office:value="158.177024" calcext:value-type="float">
            <text:p>158.177024</text:p>
          </table:table-cell>
          <table:table-cell office:value-type="float" office:value="22.891392" calcext:value-type="float">
            <text:p>22.891392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1933]+1" office:value-type="float" office:value="243" calcext:value-type="float">
            <text:p>243</text:p>
          </table:table-cell>
          <table:table-cell table:formula="of:=[.B1933]" office:value-type="float" office:value="2" calcext:value-type="float">
            <text:p>2</text:p>
          </table:table-cell>
          <table:table-cell office:value-type="float" office:value="195.96864" calcext:value-type="float">
            <text:p>195.96864</text:p>
          </table:table-cell>
          <table:table-cell office:value-type="float" office:value="21.9024" calcext:value-type="float">
            <text:p>21.9024</text:p>
          </table:table-cell>
          <table:table-cell office:value-type="float" office:value="195" calcext:value-type="float">
            <text:p>1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1934]+1" office:value-type="float" office:value="243" calcext:value-type="float">
            <text:p>243</text:p>
          </table:table-cell>
          <table:table-cell table:formula="of:=[.B1934]" office:value-type="float" office:value="3" calcext:value-type="float">
            <text:p>3</text:p>
          </table:table-cell>
          <table:table-cell office:value-type="float" office:value="209.009408" calcext:value-type="float">
            <text:p>209.009408</text:p>
          </table:table-cell>
          <table:table-cell office:value-type="float" office:value="16.184256" calcext:value-type="float">
            <text:p>16.184256</text:p>
          </table:table-cell>
          <table:table-cell office:value-type="float" office:value="209" calcext:value-type="float">
            <text:p>20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935]+1" office:value-type="float" office:value="243" calcext:value-type="float">
            <text:p>243</text:p>
          </table:table-cell>
          <table:table-cell table:formula="of:=[.B1935]" office:value-type="float" office:value="4" calcext:value-type="float">
            <text:p>4</text:p>
          </table:table-cell>
          <table:table-cell office:value-type="float" office:value="236.512256" calcext:value-type="float">
            <text:p>236.512256</text:p>
          </table:table-cell>
          <table:table-cell office:value-type="float" office:value="143.190048" calcext:value-type="float">
            <text:p>143.190048</text:p>
          </table:table-cell>
          <table:table-cell office:value-type="float" office:value="238" calcext:value-type="float">
            <text:p>2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936]+1" office:value-type="float" office:value="243" calcext:value-type="float">
            <text:p>243</text:p>
          </table:table-cell>
          <table:table-cell table:formula="of:=[.B1936]" office:value-type="float" office:value="5" calcext:value-type="float">
            <text:p>5</text:p>
          </table:table-cell>
          <table:table-cell office:value-type="float" office:value="159.799168" calcext:value-type="float">
            <text:p>159.799168</text:p>
          </table:table-cell>
          <table:table-cell office:value-type="float" office:value="148.270272" calcext:value-type="float">
            <text:p>148.270272</text:p>
          </table:table-cell>
          <table:table-cell office:value-type="float" office:value="158" calcext:value-type="float">
            <text:p>15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formula="of:=[.A1937]+1" office:value-type="float" office:value="243" calcext:value-type="float">
            <text:p>243</text:p>
          </table:table-cell>
          <table:table-cell table:formula="of:=[.B1937]" office:value-type="float" office:value="6" calcext:value-type="float">
            <text:p>6</text:p>
          </table:table-cell>
          <table:table-cell office:value-type="float" office:value="77.032704" calcext:value-type="float">
            <text:p>77.032704</text:p>
          </table:table-cell>
          <table:table-cell office:value-type="float" office:value="144.284736" calcext:value-type="float">
            <text:p>144.284736</text:p>
          </table:table-cell>
          <table:table-cell office:value-type="float" office:value="74" calcext:value-type="float">
            <text:p>7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formula="of:=[.A1938]+1" office:value-type="float" office:value="243" calcext:value-type="float">
            <text:p>243</text:p>
          </table:table-cell>
          <table:table-cell table:formula="of:=[.B1938]" office:value-type="float" office:value="7" calcext:value-type="float">
            <text:p>7</text:p>
          </table:table-cell>
          <table:table-cell office:value-type="float" office:value="97.62944" calcext:value-type="float">
            <text:p>97.62944</text:p>
          </table:table-cell>
          <table:table-cell office:value-type="float" office:value="17.138208" calcext:value-type="float">
            <text:p>17.138208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8" calcext:value-type="float">
            <text:p>18</text:p>
          </table:table-cell>
        </table:table-row>
        <table:table-row table:style-name="ro1">
          <table:table-cell table:formula="of:=[.A1939]+1" office:value-type="float" office:value="243" calcext:value-type="float">
            <text:p>243</text:p>
          </table:table-cell>
          <table:table-cell table:formula="of:=[.B1939]" office:value-type="float" office:value="8" calcext:value-type="float">
            <text:p>8</text:p>
          </table:table-cell>
          <table:table-cell office:value-type="float" office:value="115.3903232" calcext:value-type="float">
            <text:p>115.3903232</text:p>
          </table:table-cell>
          <table:table-cell office:value-type="float" office:value="22.163712" calcext:value-type="float">
            <text:p>22.163712</text:p>
          </table:table-cell>
          <table:table-cell office:value-type="float" office:value="111" calcext:value-type="float">
            <text:p>11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940]+1" office:value-type="float" office:value="244" calcext:value-type="float">
            <text:p>244</text:p>
          </table:table-cell>
          <table:table-cell table:formula="of:=[.B1940]" office:value-type="float" office:value="1" calcext:value-type="float">
            <text:p>1</text:p>
          </table:table-cell>
          <table:table-cell office:value-type="float" office:value="164.167296" calcext:value-type="float">
            <text:p>164.167296</text:p>
          </table:table-cell>
          <table:table-cell office:value-type="float" office:value="29.38368" calcext:value-type="float">
            <text:p>29.38368</text:p>
          </table:table-cell>
          <table:table-cell office:value-type="float" office:value="163" calcext:value-type="float">
            <text:p>1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1941]+1" office:value-type="float" office:value="244" calcext:value-type="float">
            <text:p>244</text:p>
          </table:table-cell>
          <table:table-cell table:formula="of:=[.B1941]" office:value-type="float" office:value="2" calcext:value-type="float">
            <text:p>2</text:p>
          </table:table-cell>
          <table:table-cell office:value-type="float" office:value="199.780736" calcext:value-type="float">
            <text:p>199.780736</text:p>
          </table:table-cell>
          <table:table-cell office:value-type="float" office:value="28.560768" calcext:value-type="float">
            <text:p>28.560768</text:p>
          </table:table-cell>
          <table:table-cell office:value-type="float" office:value="199" calcext:value-type="float">
            <text:p>19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1942]+1" office:value-type="float" office:value="244" calcext:value-type="float">
            <text:p>244</text:p>
          </table:table-cell>
          <table:table-cell table:formula="of:=[.B1942]" office:value-type="float" office:value="3" calcext:value-type="float">
            <text:p>3</text:p>
          </table:table-cell>
          <table:table-cell office:value-type="float" office:value="215.081088" calcext:value-type="float">
            <text:p>215.081088</text:p>
          </table:table-cell>
          <table:table-cell office:value-type="float" office:value="22.516608" calcext:value-type="float">
            <text:p>22.516608</text:p>
          </table:table-cell>
          <table:table-cell office:value-type="float" office:value="216" calcext:value-type="float">
            <text:p>21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943]+1" office:value-type="float" office:value="244" calcext:value-type="float">
            <text:p>244</text:p>
          </table:table-cell>
          <table:table-cell table:formula="of:=[.B1943]" office:value-type="float" office:value="4" calcext:value-type="float">
            <text:p>4</text:p>
          </table:table-cell>
          <table:table-cell office:value-type="float" office:value="236.153856" calcext:value-type="float">
            <text:p>236.153856</text:p>
          </table:table-cell>
          <table:table-cell office:value-type="float" office:value="149.16432" calcext:value-type="float">
            <text:p>149.16432</text:p>
          </table:table-cell>
          <table:table-cell office:value-type="float" office:value="235" calcext:value-type="float">
            <text:p>23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1944]+1" office:value-type="float" office:value="244" calcext:value-type="float">
            <text:p>244</text:p>
          </table:table-cell>
          <table:table-cell table:formula="of:=[.B1944]" office:value-type="float" office:value="5" calcext:value-type="float">
            <text:p>5</text:p>
          </table:table-cell>
          <table:table-cell office:value-type="float" office:value="160.6944" calcext:value-type="float">
            <text:p>160.6944</text:p>
          </table:table-cell>
          <table:table-cell office:value-type="float" office:value="152.27136" calcext:value-type="float">
            <text:p>152.27136</text:p>
          </table:table-cell>
          <table:table-cell office:value-type="float" office:value="159" calcext:value-type="float">
            <text:p>15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1945]+1" office:value-type="float" office:value="244" calcext:value-type="float">
            <text:p>244</text:p>
          </table:table-cell>
          <table:table-cell table:formula="of:=[.B1945]" office:value-type="float" office:value="6" calcext:value-type="float">
            <text:p>6</text:p>
          </table:table-cell>
          <table:table-cell office:value-type="float" office:value="81.77024" calcext:value-type="float">
            <text:p>81.77024</text:p>
          </table:table-cell>
          <table:table-cell office:value-type="float" office:value="145.9512" calcext:value-type="float">
            <text:p>145.9512</text:p>
          </table:table-cell>
          <table:table-cell office:value-type="float" office:value="80" calcext:value-type="float">
            <text:p>8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[.A1946]+1" office:value-type="float" office:value="244" calcext:value-type="float">
            <text:p>244</text:p>
          </table:table-cell>
          <table:table-cell table:formula="of:=[.B1946]" office:value-type="float" office:value="7" calcext:value-type="float">
            <text:p>7</text:p>
          </table:table-cell>
          <table:table-cell office:value-type="float" office:value="105.77408" calcext:value-type="float">
            <text:p>105.77408</text:p>
          </table:table-cell>
          <table:table-cell office:value-type="float" office:value="20.182176" calcext:value-type="float">
            <text:p>20.182176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6" calcext:value-type="float">
            <text:p>16</text:p>
          </table:table-cell>
        </table:table-row>
        <table:table-row table:style-name="ro1">
          <table:table-cell table:formula="of:=[.A1947]+1" office:value-type="float" office:value="244" calcext:value-type="float">
            <text:p>244</text:p>
          </table:table-cell>
          <table:table-cell table:formula="of:=[.B1947]" office:value-type="float" office:value="8" calcext:value-type="float">
            <text:p>8</text:p>
          </table:table-cell>
          <table:table-cell office:value-type="float" office:value="124.8478336" calcext:value-type="float">
            <text:p>124.8478336</text:p>
          </table:table-cell>
          <table:table-cell office:value-type="float" office:value="26.496864" calcext:value-type="float">
            <text:p>26.496864</text:p>
          </table:table-cell>
          <table:table-cell office:value-type="float" office:value="126" calcext:value-type="float">
            <text:p>1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948]+1" office:value-type="float" office:value="245" calcext:value-type="float">
            <text:p>245</text:p>
          </table:table-cell>
          <table:table-cell table:formula="of:=[.B1948]" office:value-type="float" office:value="1" calcext:value-type="float">
            <text:p>1</text:p>
          </table:table-cell>
          <table:table-cell office:value-type="float" office:value="165.438976" calcext:value-type="float">
            <text:p>165.438976</text:p>
          </table:table-cell>
          <table:table-cell office:value-type="float" office:value="21.4416" calcext:value-type="float">
            <text:p>21.4416</text:p>
          </table:table-cell>
          <table:table-cell office:value-type="float" office:value="164" calcext:value-type="float">
            <text:p>1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1949]+1" office:value-type="float" office:value="245" calcext:value-type="float">
            <text:p>245</text:p>
          </table:table-cell>
          <table:table-cell table:formula="of:=[.B1949]" office:value-type="float" office:value="2" calcext:value-type="float">
            <text:p>2</text:p>
          </table:table-cell>
          <table:table-cell office:value-type="float" office:value="202.446336" calcext:value-type="float">
            <text:p>202.446336</text:p>
          </table:table-cell>
          <table:table-cell office:value-type="float" office:value="20.641728" calcext:value-type="float">
            <text:p>20.641728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950]+1" office:value-type="float" office:value="245" calcext:value-type="float">
            <text:p>245</text:p>
          </table:table-cell>
          <table:table-cell table:formula="of:=[.B1950]" office:value-type="float" office:value="3" calcext:value-type="float">
            <text:p>3</text:p>
          </table:table-cell>
          <table:table-cell office:value-type="float" office:value="215.213184" calcext:value-type="float">
            <text:p>215.213184</text:p>
          </table:table-cell>
          <table:table-cell office:value-type="float" office:value="15.484224" calcext:value-type="float">
            <text:p>15.484224</text:p>
          </table:table-cell>
          <table:table-cell office:value-type="float" office:value="215" calcext:value-type="float">
            <text:p>2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1951]+1" office:value-type="float" office:value="245" calcext:value-type="float">
            <text:p>245</text:p>
          </table:table-cell>
          <table:table-cell table:formula="of:=[.B1951]" office:value-type="float" office:value="4" calcext:value-type="float">
            <text:p>4</text:p>
          </table:table-cell>
          <table:table-cell office:value-type="float" office:value="241.739776" calcext:value-type="float">
            <text:p>241.739776</text:p>
          </table:table-cell>
          <table:table-cell office:value-type="float" office:value="138.17712" calcext:value-type="float">
            <text:p>138.17712</text:p>
          </table:table-cell>
          <table:table-cell office:value-type="float" office:value="243" calcext:value-type="float">
            <text:p>24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formula="of:=[.A1952]+1" office:value-type="float" office:value="245" calcext:value-type="float">
            <text:p>245</text:p>
          </table:table-cell>
          <table:table-cell table:formula="of:=[.B1952]" office:value-type="float" office:value="5" calcext:value-type="float">
            <text:p>5</text:p>
          </table:table-cell>
          <table:table-cell office:value-type="float" office:value="167.410176" calcext:value-type="float">
            <text:p>167.410176</text:p>
          </table:table-cell>
          <table:table-cell office:value-type="float" office:value="142.625952" calcext:value-type="float">
            <text:p>142.625952</text:p>
          </table:table-cell>
          <table:table-cell office:value-type="float" office:value="167" calcext:value-type="float">
            <text:p>16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953]+1" office:value-type="float" office:value="245" calcext:value-type="float">
            <text:p>245</text:p>
          </table:table-cell>
          <table:table-cell table:formula="of:=[.B1953]" office:value-type="float" office:value="6" calcext:value-type="float">
            <text:p>6</text:p>
          </table:table-cell>
          <table:table-cell office:value-type="float" office:value="88.522496" calcext:value-type="float">
            <text:p>88.522496</text:p>
          </table:table-cell>
          <table:table-cell office:value-type="float" office:value="139.51584" calcext:value-type="float">
            <text:p>139.51584</text:p>
          </table:table-cell>
          <table:table-cell office:value-type="float" office:value="86" calcext:value-type="float">
            <text:p>86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formula="of:=[.A1954]+1" office:value-type="float" office:value="245" calcext:value-type="float">
            <text:p>245</text:p>
          </table:table-cell>
          <table:table-cell table:formula="of:=[.B1954]" office:value-type="float" office:value="7" calcext:value-type="float">
            <text:p>7</text:p>
          </table:table-cell>
          <table:table-cell office:value-type="float" office:value="106.96064" calcext:value-type="float">
            <text:p>106.96064</text:p>
          </table:table-cell>
          <table:table-cell office:value-type="float" office:value="15.347712" calcext:value-type="float">
            <text:p>15.347712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7" calcext:value-type="float">
            <text:p>17</text:p>
          </table:table-cell>
        </table:table-row>
        <table:table-row table:style-name="ro1">
          <table:table-cell table:formula="of:=[.A1955]+1" office:value-type="float" office:value="245" calcext:value-type="float">
            <text:p>245</text:p>
          </table:table-cell>
          <table:table-cell table:formula="of:=[.B1955]" office:value-type="float" office:value="8" calcext:value-type="float">
            <text:p>8</text:p>
          </table:table-cell>
          <table:table-cell office:value-type="float" office:value="126.0852352" calcext:value-type="float">
            <text:p>126.0852352</text:p>
          </table:table-cell>
          <table:table-cell office:value-type="float" office:value="20.851584" calcext:value-type="float">
            <text:p>20.851584</text:p>
          </table:table-cell>
          <table:table-cell office:value-type="float" office:value="126" calcext:value-type="float">
            <text:p>1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1956]+1" office:value-type="float" office:value="246" calcext:value-type="float">
            <text:p>246</text:p>
          </table:table-cell>
          <table:table-cell table:formula="of:=[.B1956]" office:value-type="float" office:value="1" calcext:value-type="float">
            <text:p>1</text:p>
          </table:table-cell>
          <table:table-cell office:value-type="float" office:value="169.127296" calcext:value-type="float">
            <text:p>169.127296</text:p>
          </table:table-cell>
          <table:table-cell office:value-type="float" office:value="29.319552" calcext:value-type="float">
            <text:p>29.319552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1957]+1" office:value-type="float" office:value="246" calcext:value-type="float">
            <text:p>246</text:p>
          </table:table-cell>
          <table:table-cell table:formula="of:=[.B1957]" office:value-type="float" office:value="2" calcext:value-type="float">
            <text:p>2</text:p>
          </table:table-cell>
          <table:table-cell office:value-type="float" office:value="205.552" calcext:value-type="float">
            <text:p>205.552</text:p>
          </table:table-cell>
          <table:table-cell office:value-type="float" office:value="29.613504" calcext:value-type="float">
            <text:p>29.613504</text:p>
          </table:table-cell>
          <table:table-cell office:value-type="float" office:value="207" calcext:value-type="float">
            <text:p>20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1958]+1" office:value-type="float" office:value="246" calcext:value-type="float">
            <text:p>246</text:p>
          </table:table-cell>
          <table:table-cell table:formula="of:=[.B1958]" office:value-type="float" office:value="3" calcext:value-type="float">
            <text:p>3</text:p>
          </table:table-cell>
          <table:table-cell office:value-type="float" office:value="219.012352" calcext:value-type="float">
            <text:p>219.012352</text:p>
          </table:table-cell>
          <table:table-cell office:value-type="float" office:value="24.319392" calcext:value-type="float">
            <text:p>24.319392</text:p>
          </table:table-cell>
          <table:table-cell office:value-type="float" office:value="218" calcext:value-type="float">
            <text:p>2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959]+1" office:value-type="float" office:value="246" calcext:value-type="float">
            <text:p>246</text:p>
          </table:table-cell>
          <table:table-cell table:formula="of:=[.B1959]" office:value-type="float" office:value="4" calcext:value-type="float">
            <text:p>4</text:p>
          </table:table-cell>
          <table:table-cell office:value-type="float" office:value="239.741056" calcext:value-type="float">
            <text:p>239.741056</text:p>
          </table:table-cell>
          <table:table-cell office:value-type="float" office:value="146.8176" calcext:value-type="float">
            <text:p>146.8176</text:p>
          </table:table-cell>
          <table:table-cell office:value-type="float" office:value="241" calcext:value-type="float">
            <text:p>24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formula="of:=[.A1960]+1" office:value-type="float" office:value="246" calcext:value-type="float">
            <text:p>246</text:p>
          </table:table-cell>
          <table:table-cell table:formula="of:=[.B1960]" office:value-type="float" office:value="5" calcext:value-type="float">
            <text:p>5</text:p>
          </table:table-cell>
          <table:table-cell office:value-type="float" office:value="166.437504" calcext:value-type="float">
            <text:p>166.437504</text:p>
          </table:table-cell>
          <table:table-cell office:value-type="float" office:value="148.675584" calcext:value-type="float">
            <text:p>148.675584</text:p>
          </table:table-cell>
          <table:table-cell office:value-type="float" office:value="168" calcext:value-type="float">
            <text:p>16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[.A1961]+1" office:value-type="float" office:value="246" calcext:value-type="float">
            <text:p>246</text:p>
          </table:table-cell>
          <table:table-cell table:formula="of:=[.B1961]" office:value-type="float" office:value="6" calcext:value-type="float">
            <text:p>6</text:p>
          </table:table-cell>
          <table:table-cell office:value-type="float" office:value="87.562496" calcext:value-type="float">
            <text:p>87.562496</text:p>
          </table:table-cell>
          <table:table-cell office:value-type="float" office:value="141.991872" calcext:value-type="float">
            <text:p>141.991872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[.A1962]+1" office:value-type="float" office:value="246" calcext:value-type="float">
            <text:p>246</text:p>
          </table:table-cell>
          <table:table-cell table:formula="of:=[.B1962]" office:value-type="float" office:value="7" calcext:value-type="float">
            <text:p>7</text:p>
          </table:table-cell>
          <table:table-cell office:value-type="float" office:value="111.239552" calcext:value-type="float">
            <text:p>111.239552</text:p>
          </table:table-cell>
          <table:table-cell office:value-type="float" office:value="21.2712" calcext:value-type="float">
            <text:p>21.2712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2" calcext:value-type="float">
            <text:p>22</text:p>
          </table:table-cell>
        </table:table-row>
        <table:table-row table:style-name="ro1">
          <table:table-cell table:formula="of:=[.A1963]+1" office:value-type="float" office:value="246" calcext:value-type="float">
            <text:p>246</text:p>
          </table:table-cell>
          <table:table-cell table:formula="of:=[.B1963]" office:value-type="float" office:value="8" calcext:value-type="float">
            <text:p>8</text:p>
          </table:table-cell>
          <table:table-cell office:value-type="float" office:value="130.5523968" calcext:value-type="float">
            <text:p>130.5523968</text:p>
          </table:table-cell>
          <table:table-cell office:value-type="float" office:value="27.286656" calcext:value-type="float">
            <text:p>27.286656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1964]+1" office:value-type="float" office:value="247" calcext:value-type="float">
            <text:p>247</text:p>
          </table:table-cell>
          <table:table-cell table:formula="of:=[.B1964]" office:value-type="float" office:value="1" calcext:value-type="float">
            <text:p>1</text:p>
          </table:table-cell>
          <table:table-cell office:value-type="float" office:value="165.60448" calcext:value-type="float">
            <text:p>165.60448</text:p>
          </table:table-cell>
          <table:table-cell office:value-type="float" office:value="41.808096" calcext:value-type="float">
            <text:p>41.808096</text:p>
          </table:table-cell>
          <table:table-cell office:value-type="float" office:value="165" calcext:value-type="float">
            <text:p>16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1965]+1" office:value-type="float" office:value="247" calcext:value-type="float">
            <text:p>247</text:p>
          </table:table-cell>
          <table:table-cell table:formula="of:=[.B1965]" office:value-type="float" office:value="2" calcext:value-type="float">
            <text:p>2</text:p>
          </table:table-cell>
          <table:table-cell office:value-type="float" office:value="204.120192" calcext:value-type="float">
            <text:p>204.120192</text:p>
          </table:table-cell>
          <table:table-cell office:value-type="float" office:value="41.317056" calcext:value-type="float">
            <text:p>41.317056</text:p>
          </table:table-cell>
          <table:table-cell office:value-type="float" office:value="203" calcext:value-type="float">
            <text:p>20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1966]+1" office:value-type="float" office:value="247" calcext:value-type="float">
            <text:p>247</text:p>
          </table:table-cell>
          <table:table-cell table:formula="of:=[.B1966]" office:value-type="float" office:value="3" calcext:value-type="float">
            <text:p>3</text:p>
          </table:table-cell>
          <table:table-cell office:value-type="float" office:value="217.775872" calcext:value-type="float">
            <text:p>217.775872</text:p>
          </table:table-cell>
          <table:table-cell office:value-type="float" office:value="36.097824" calcext:value-type="float">
            <text:p>36.097824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1967]+1" office:value-type="float" office:value="247" calcext:value-type="float">
            <text:p>247</text:p>
          </table:table-cell>
          <table:table-cell table:formula="of:=[.B1967]" office:value-type="float" office:value="4" calcext:value-type="float">
            <text:p>4</text:p>
          </table:table-cell>
          <table:table-cell office:value-type="float" office:value="244.356224" calcext:value-type="float">
            <text:p>244.356224</text:p>
          </table:table-cell>
          <table:table-cell office:value-type="float" office:value="162.054528" calcext:value-type="float">
            <text:p>162.054528</text:p>
          </table:table-cell>
          <table:table-cell office:value-type="float" office:value="245" calcext:value-type="float">
            <text:p>24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1968]+1" office:value-type="float" office:value="247" calcext:value-type="float">
            <text:p>247</text:p>
          </table:table-cell>
          <table:table-cell table:formula="of:=[.B1968]" office:value-type="float" office:value="5" calcext:value-type="float">
            <text:p>5</text:p>
          </table:table-cell>
          <table:table-cell office:value-type="float" office:value="166.59392" calcext:value-type="float">
            <text:p>166.59392</text:p>
          </table:table-cell>
          <table:table-cell office:value-type="float" office:value="168.67872" calcext:value-type="float">
            <text:p>168.67872</text:p>
          </table:table-cell>
          <table:table-cell office:value-type="float" office:value="165" calcext:value-type="float">
            <text:p>16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1969]+1" office:value-type="float" office:value="247" calcext:value-type="float">
            <text:p>247</text:p>
          </table:table-cell>
          <table:table-cell table:formula="of:=[.B1969]" office:value-type="float" office:value="6" calcext:value-type="float">
            <text:p>6</text:p>
          </table:table-cell>
          <table:table-cell office:value-type="float" office:value="83.536896" calcext:value-type="float">
            <text:p>83.536896</text:p>
          </table:table-cell>
          <table:table-cell office:value-type="float" office:value="163.96704" calcext:value-type="float">
            <text:p>163.96704</text:p>
          </table:table-cell>
          <table:table-cell office:value-type="float" office:value="83" calcext:value-type="float">
            <text:p>83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1970]+1" office:value-type="float" office:value="247" calcext:value-type="float">
            <text:p>247</text:p>
          </table:table-cell>
          <table:table-cell table:formula="of:=[.B1970]" office:value-type="float" office:value="7" calcext:value-type="float">
            <text:p>7</text:p>
          </table:table-cell>
          <table:table-cell office:value-type="float" office:value="103.528064" calcext:value-type="float">
            <text:p>103.528064</text:p>
          </table:table-cell>
          <table:table-cell office:value-type="float" office:value="37.418688" calcext:value-type="float">
            <text:p>37.418688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36" calcext:value-type="float">
            <text:p>36</text:p>
          </table:table-cell>
        </table:table-row>
        <table:table-row table:style-name="ro1">
          <table:table-cell table:formula="of:=[.A1971]+1" office:value-type="float" office:value="247" calcext:value-type="float">
            <text:p>247</text:p>
          </table:table-cell>
          <table:table-cell table:formula="of:=[.B1971]" office:value-type="float" office:value="8" calcext:value-type="float">
            <text:p>8</text:p>
          </table:table-cell>
          <table:table-cell office:value-type="float" office:value="123.068032" calcext:value-type="float">
            <text:p>123.068032</text:p>
          </table:table-cell>
          <table:table-cell office:value-type="float" office:value="41.699808" calcext:value-type="float">
            <text:p>41.699808</text:p>
          </table:table-cell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1972]+1" office:value-type="float" office:value="248" calcext:value-type="float">
            <text:p>248</text:p>
          </table:table-cell>
          <table:table-cell table:formula="of:=[.B1972]" office:value-type="float" office:value="1" calcext:value-type="float">
            <text:p>1</text:p>
          </table:table-cell>
          <table:table-cell office:value-type="float" office:value="171.096192" calcext:value-type="float">
            <text:p>171.096192</text:p>
          </table:table-cell>
          <table:table-cell office:value-type="float" office:value="33.10272" calcext:value-type="float">
            <text:p>33.10272</text:p>
          </table:table-cell>
          <table:table-cell office:value-type="float" office:value="170" calcext:value-type="float">
            <text:p>17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1973]+1" office:value-type="float" office:value="248" calcext:value-type="float">
            <text:p>248</text:p>
          </table:table-cell>
          <table:table-cell table:formula="of:=[.B1973]" office:value-type="float" office:value="2" calcext:value-type="float">
            <text:p>2</text:p>
          </table:table-cell>
          <table:table-cell office:value-type="float" office:value="206.92288" calcext:value-type="float">
            <text:p>206.92288</text:p>
          </table:table-cell>
          <table:table-cell office:value-type="float" office:value="34.51824" calcext:value-type="float">
            <text:p>34.51824</text:p>
          </table:table-cell>
          <table:table-cell office:value-type="float" office:value="210" calcext:value-type="float">
            <text:p>2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1974]+1" office:value-type="float" office:value="248" calcext:value-type="float">
            <text:p>248</text:p>
          </table:table-cell>
          <table:table-cell table:formula="of:=[.B1974]" office:value-type="float" office:value="3" calcext:value-type="float">
            <text:p>3</text:p>
          </table:table-cell>
          <table:table-cell office:value-type="float" office:value="220.866176" calcext:value-type="float">
            <text:p>220.866176</text:p>
          </table:table-cell>
          <table:table-cell office:value-type="float" office:value="29.468064" calcext:value-type="float">
            <text:p>29.468064</text:p>
          </table:table-cell>
          <table:table-cell office:value-type="float" office:value="220" calcext:value-type="float">
            <text:p>22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1975]+1" office:value-type="float" office:value="248" calcext:value-type="float">
            <text:p>248</text:p>
          </table:table-cell>
          <table:table-cell table:formula="of:=[.B1975]" office:value-type="float" office:value="4" calcext:value-type="float">
            <text:p>4</text:p>
          </table:table-cell>
          <table:table-cell office:value-type="float" office:value="241.157632" calcext:value-type="float">
            <text:p>241.157632</text:p>
          </table:table-cell>
          <table:table-cell office:value-type="float" office:value="155.217408" calcext:value-type="float">
            <text:p>155.217408</text:p>
          </table:table-cell>
          <table:table-cell office:value-type="float" office:value="239" calcext:value-type="float">
            <text:p>239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1976]+1" office:value-type="float" office:value="248" calcext:value-type="float">
            <text:p>248</text:p>
          </table:table-cell>
          <table:table-cell table:formula="of:=[.B1976]" office:value-type="float" office:value="5" calcext:value-type="float">
            <text:p>5</text:p>
          </table:table-cell>
          <table:table-cell office:value-type="float" office:value="165.365504" calcext:value-type="float">
            <text:p>165.365504</text:p>
          </table:table-cell>
          <table:table-cell office:value-type="float" office:value="156.081024" calcext:value-type="float">
            <text:p>156.081024</text:p>
          </table:table-cell>
          <table:table-cell office:value-type="float" office:value="163" calcext:value-type="float">
            <text:p>16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1977]+1" office:value-type="float" office:value="248" calcext:value-type="float">
            <text:p>248</text:p>
          </table:table-cell>
          <table:table-cell table:formula="of:=[.B1977]" office:value-type="float" office:value="6" calcext:value-type="float">
            <text:p>6</text:p>
          </table:table-cell>
          <table:table-cell office:value-type="float" office:value="85.330816" calcext:value-type="float">
            <text:p>85.330816</text:p>
          </table:table-cell>
          <table:table-cell office:value-type="float" office:value="148.058208" calcext:value-type="float">
            <text:p>148.058208</text:p>
          </table:table-cell>
          <table:table-cell office:value-type="float" office:value="85" calcext:value-type="float">
            <text:p>8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[.A1978]+1" office:value-type="float" office:value="248" calcext:value-type="float">
            <text:p>248</text:p>
          </table:table-cell>
          <table:table-cell table:formula="of:=[.B1978]" office:value-type="float" office:value="7" calcext:value-type="float">
            <text:p>7</text:p>
          </table:table-cell>
          <table:table-cell office:value-type="float" office:value="113.439616" calcext:value-type="float">
            <text:p>113.439616</text:p>
          </table:table-cell>
          <table:table-cell office:value-type="float" office:value="24.182304" calcext:value-type="float">
            <text:p>24.182304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23" calcext:value-type="float">
            <text:p>23</text:p>
          </table:table-cell>
        </table:table-row>
        <table:table-row table:style-name="ro1">
          <table:table-cell table:formula="of:=[.A1979]+1" office:value-type="float" office:value="248" calcext:value-type="float">
            <text:p>248</text:p>
          </table:table-cell>
          <table:table-cell table:formula="of:=[.B1979]" office:value-type="float" office:value="8" calcext:value-type="float">
            <text:p>8</text:p>
          </table:table-cell>
          <table:table-cell office:value-type="float" office:value="129.9224064" calcext:value-type="float">
            <text:p>129.9224064</text:p>
          </table:table-cell>
          <table:table-cell office:value-type="float" office:value="30.380736" calcext:value-type="float">
            <text:p>30.380736</text:p>
          </table:table-cell>
          <table:table-cell office:value-type="float" office:value="132" calcext:value-type="float">
            <text:p>1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1980]+1" office:value-type="float" office:value="249" calcext:value-type="float">
            <text:p>249</text:p>
          </table:table-cell>
          <table:table-cell table:formula="of:=[.B1980]" office:value-type="float" office:value="1" calcext:value-type="float">
            <text:p>1</text:p>
          </table:table-cell>
          <table:table-cell office:value-type="float" office:value="164.554624" calcext:value-type="float">
            <text:p>164.554624</text:p>
          </table:table-cell>
          <table:table-cell office:value-type="float" office:value="44.214816" calcext:value-type="float">
            <text:p>44.214816</text:p>
          </table:table-cell>
          <table:table-cell office:value-type="float" office:value="165" calcext:value-type="float">
            <text:p>16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1981]+1" office:value-type="float" office:value="249" calcext:value-type="float">
            <text:p>249</text:p>
          </table:table-cell>
          <table:table-cell table:formula="of:=[.B1981]" office:value-type="float" office:value="2" calcext:value-type="float">
            <text:p>2</text:p>
          </table:table-cell>
          <table:table-cell office:value-type="float" office:value="201.394048" calcext:value-type="float">
            <text:p>201.394048</text:p>
          </table:table-cell>
          <table:table-cell office:value-type="float" office:value="43.948896" calcext:value-type="float">
            <text:p>43.948896</text:p>
          </table:table-cell>
          <table:table-cell office:value-type="float" office:value="201" calcext:value-type="float">
            <text:p>20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1982]+1" office:value-type="float" office:value="249" calcext:value-type="float">
            <text:p>249</text:p>
          </table:table-cell>
          <table:table-cell table:formula="of:=[.B1982]" office:value-type="float" office:value="3" calcext:value-type="float">
            <text:p>3</text:p>
          </table:table-cell>
          <table:table-cell office:value-type="float" office:value="216.596992" calcext:value-type="float">
            <text:p>216.596992</text:p>
          </table:table-cell>
          <table:table-cell office:value-type="float" office:value="37.988256" calcext:value-type="float">
            <text:p>37.988256</text:p>
          </table:table-cell>
          <table:table-cell office:value-type="float" office:value="216" calcext:value-type="float">
            <text:p>21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1983]+1" office:value-type="float" office:value="249" calcext:value-type="float">
            <text:p>249</text:p>
          </table:table-cell>
          <table:table-cell table:formula="of:=[.B1983]" office:value-type="float" office:value="4" calcext:value-type="float">
            <text:p>4</text:p>
          </table:table-cell>
          <table:table-cell office:value-type="float" office:value="241.898624" calcext:value-type="float">
            <text:p>241.898624</text:p>
          </table:table-cell>
          <table:table-cell office:value-type="float" office:value="166.272768" calcext:value-type="float">
            <text:p>166.272768</text:p>
          </table:table-cell>
          <table:table-cell office:value-type="float" office:value="242" calcext:value-type="float">
            <text:p>24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1984]+1" office:value-type="float" office:value="249" calcext:value-type="float">
            <text:p>249</text:p>
          </table:table-cell>
          <table:table-cell table:formula="of:=[.B1984]" office:value-type="float" office:value="5" calcext:value-type="float">
            <text:p>5</text:p>
          </table:table-cell>
          <table:table-cell office:value-type="float" office:value="164.031104" calcext:value-type="float">
            <text:p>164.031104</text:p>
          </table:table-cell>
          <table:table-cell office:value-type="float" office:value="171.19824" calcext:value-type="float">
            <text:p>171.19824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1985]+1" office:value-type="float" office:value="249" calcext:value-type="float">
            <text:p>249</text:p>
          </table:table-cell>
          <table:table-cell table:formula="of:=[.B1985]" office:value-type="float" office:value="6" calcext:value-type="float">
            <text:p>6</text:p>
          </table:table-cell>
          <table:table-cell office:value-type="float" office:value="82.119936" calcext:value-type="float">
            <text:p>82.119936</text:p>
          </table:table-cell>
          <table:table-cell office:value-type="float" office:value="166.658208" calcext:value-type="float">
            <text:p>166.658208</text:p>
          </table:table-cell>
          <table:table-cell office:value-type="float" office:value="82" calcext:value-type="float">
            <text:p>8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1986]+1" office:value-type="float" office:value="249" calcext:value-type="float">
            <text:p>249</text:p>
          </table:table-cell>
          <table:table-cell table:formula="of:=[.B1986]" office:value-type="float" office:value="7" calcext:value-type="float">
            <text:p>7</text:p>
          </table:table-cell>
          <table:table-cell office:value-type="float" office:value="103.579008" calcext:value-type="float">
            <text:p>103.579008</text:p>
          </table:table-cell>
          <table:table-cell office:value-type="float" office:value="38.186496" calcext:value-type="float">
            <text:p>38.186496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38" calcext:value-type="float">
            <text:p>38</text:p>
          </table:table-cell>
        </table:table-row>
        <table:table-row table:style-name="ro1">
          <table:table-cell table:formula="of:=[.A1987]+1" office:value-type="float" office:value="249" calcext:value-type="float">
            <text:p>249</text:p>
          </table:table-cell>
          <table:table-cell table:formula="of:=[.B1987]" office:value-type="float" office:value="8" calcext:value-type="float">
            <text:p>8</text:p>
          </table:table-cell>
          <table:table-cell office:value-type="float" office:value="123.6555136" calcext:value-type="float">
            <text:p>123.6555136</text:p>
          </table:table-cell>
          <table:table-cell office:value-type="float" office:value="43.802208" calcext:value-type="float">
            <text:p>43.802208</text:p>
          </table:table-cell>
          <table:table-cell office:value-type="float" office:value="124" calcext:value-type="float">
            <text:p>1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1988]+1" office:value-type="float" office:value="250" calcext:value-type="float">
            <text:p>250</text:p>
          </table:table-cell>
          <table:table-cell table:formula="of:=[.B1988]" office:value-type="float" office:value="1" calcext:value-type="float">
            <text:p>1</text:p>
          </table:table-cell>
          <table:table-cell office:value-type="float" office:value="164.165632" calcext:value-type="float">
            <text:p>164.165632</text:p>
          </table:table-cell>
          <table:table-cell office:value-type="float" office:value="45.830112" calcext:value-type="float">
            <text:p>45.830112</text:p>
          </table:table-cell>
          <table:table-cell office:value-type="float" office:value="164" calcext:value-type="float">
            <text:p>16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[.A1989]+1" office:value-type="float" office:value="250" calcext:value-type="float">
            <text:p>250</text:p>
          </table:table-cell>
          <table:table-cell table:formula="of:=[.B1989]" office:value-type="float" office:value="2" calcext:value-type="float">
            <text:p>2</text:p>
          </table:table-cell>
          <table:table-cell office:value-type="float" office:value="201.219712" calcext:value-type="float">
            <text:p>201.219712</text:p>
          </table:table-cell>
          <table:table-cell office:value-type="float" office:value="45.204576" calcext:value-type="float">
            <text:p>45.204576</text:p>
          </table:table-cell>
          <table:table-cell office:value-type="float" office:value="201" calcext:value-type="float">
            <text:p>20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1990]+1" office:value-type="float" office:value="250" calcext:value-type="float">
            <text:p>250</text:p>
          </table:table-cell>
          <table:table-cell table:formula="of:=[.B1990]" office:value-type="float" office:value="3" calcext:value-type="float">
            <text:p>3</text:p>
          </table:table-cell>
          <table:table-cell office:value-type="float" office:value="215.006976" calcext:value-type="float">
            <text:p>215.006976</text:p>
          </table:table-cell>
          <table:table-cell office:value-type="float" office:value="39.361728" calcext:value-type="float">
            <text:p>39.361728</text:p>
          </table:table-cell>
          <table:table-cell office:value-type="float" office:value="215" calcext:value-type="float">
            <text:p>21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1991]+1" office:value-type="float" office:value="250" calcext:value-type="float">
            <text:p>250</text:p>
          </table:table-cell>
          <table:table-cell table:formula="of:=[.B1991]" office:value-type="float" office:value="4" calcext:value-type="float">
            <text:p>4</text:p>
          </table:table-cell>
          <table:table-cell office:value-type="float" office:value="240.876416" calcext:value-type="float">
            <text:p>240.876416</text:p>
          </table:table-cell>
          <table:table-cell office:value-type="float" office:value="164.624736" calcext:value-type="float">
            <text:p>164.624736</text:p>
          </table:table-cell>
          <table:table-cell office:value-type="float" office:value="240" calcext:value-type="float">
            <text:p>24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1992]+1" office:value-type="float" office:value="250" calcext:value-type="float">
            <text:p>250</text:p>
          </table:table-cell>
          <table:table-cell table:formula="of:=[.B1992]" office:value-type="float" office:value="5" calcext:value-type="float">
            <text:p>5</text:p>
          </table:table-cell>
          <table:table-cell office:value-type="float" office:value="164.011776" calcext:value-type="float">
            <text:p>164.011776</text:p>
          </table:table-cell>
          <table:table-cell office:value-type="float" office:value="170.130336" calcext:value-type="float">
            <text:p>170.130336</text:p>
          </table:table-cell>
          <table:table-cell office:value-type="float" office:value="165" calcext:value-type="float">
            <text:p>165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1993]+1" office:value-type="float" office:value="250" calcext:value-type="float">
            <text:p>250</text:p>
          </table:table-cell>
          <table:table-cell table:formula="of:=[.B1993]" office:value-type="float" office:value="6" calcext:value-type="float">
            <text:p>6</text:p>
          </table:table-cell>
          <table:table-cell office:value-type="float" office:value="83.599488" calcext:value-type="float">
            <text:p>83.599488</text:p>
          </table:table-cell>
          <table:table-cell office:value-type="float" office:value="165.491616" calcext:value-type="float">
            <text:p>165.491616</text:p>
          </table:table-cell>
          <table:table-cell office:value-type="float" office:value="85" calcext:value-type="float">
            <text:p>8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1994]+1" office:value-type="float" office:value="250" calcext:value-type="float">
            <text:p>250</text:p>
          </table:table-cell>
          <table:table-cell table:formula="of:=[.B1994]" office:value-type="float" office:value="7" calcext:value-type="float">
            <text:p>7</text:p>
          </table:table-cell>
          <table:table-cell office:value-type="float" office:value="104.671488" calcext:value-type="float">
            <text:p>104.671488</text:p>
          </table:table-cell>
          <table:table-cell office:value-type="float" office:value="39.823008" calcext:value-type="float">
            <text:p>39.823008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40" calcext:value-type="float">
            <text:p>40</text:p>
          </table:table-cell>
        </table:table-row>
        <table:table-row table:style-name="ro1">
          <table:table-cell table:formula="of:=[.A1995]+1" office:value-type="float" office:value="250" calcext:value-type="float">
            <text:p>250</text:p>
          </table:table-cell>
          <table:table-cell table:formula="of:=[.B1995]" office:value-type="float" office:value="8" calcext:value-type="float">
            <text:p>8</text:p>
          </table:table-cell>
          <table:table-cell office:value-type="float" office:value="123.5676928" calcext:value-type="float">
            <text:p>123.5676928</text:p>
          </table:table-cell>
          <table:table-cell office:value-type="float" office:value="45.923616" calcext:value-type="float">
            <text:p>45.923616</text:p>
          </table:table-cell>
          <table:table-cell office:value-type="float" office:value="124" calcext:value-type="float">
            <text:p>12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1996]+1" office:value-type="float" office:value="251" calcext:value-type="float">
            <text:p>251</text:p>
          </table:table-cell>
          <table:table-cell table:formula="of:=[.B1996]" office:value-type="float" office:value="1" calcext:value-type="float">
            <text:p>1</text:p>
          </table:table-cell>
          <table:table-cell office:value-type="float" office:value="166.533888" calcext:value-type="float">
            <text:p>166.533888</text:p>
          </table:table-cell>
          <table:table-cell office:value-type="float" office:value="50.565888" calcext:value-type="float">
            <text:p>50.565888</text:p>
          </table:table-cell>
          <table:table-cell office:value-type="float" office:value="167" calcext:value-type="float">
            <text:p>16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[.A1997]+1" office:value-type="float" office:value="251" calcext:value-type="float">
            <text:p>251</text:p>
          </table:table-cell>
          <table:table-cell table:formula="of:=[.B1997]" office:value-type="float" office:value="2" calcext:value-type="float">
            <text:p>2</text:p>
          </table:table-cell>
          <table:table-cell office:value-type="float" office:value="203.34272" calcext:value-type="float">
            <text:p>203.34272</text:p>
          </table:table-cell>
          <table:table-cell office:value-type="float" office:value="48.985632" calcext:value-type="float">
            <text:p>48.985632</text:p>
          </table:table-cell>
          <table:table-cell office:value-type="float" office:value="201" calcext:value-type="float">
            <text:p>20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[.A1998]+1" office:value-type="float" office:value="251" calcext:value-type="float">
            <text:p>251</text:p>
          </table:table-cell>
          <table:table-cell table:formula="of:=[.B1998]" office:value-type="float" office:value="3" calcext:value-type="float">
            <text:p>3</text:p>
          </table:table-cell>
          <table:table-cell office:value-type="float" office:value="215.683712" calcext:value-type="float">
            <text:p>215.683712</text:p>
          </table:table-cell>
          <table:table-cell office:value-type="float" office:value="43.085088" calcext:value-type="float">
            <text:p>43.085088</text:p>
          </table:table-cell>
          <table:table-cell office:value-type="float" office:value="216" calcext:value-type="float">
            <text:p>21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1999]+1" office:value-type="float" office:value="251" calcext:value-type="float">
            <text:p>251</text:p>
          </table:table-cell>
          <table:table-cell table:formula="of:=[.B1999]" office:value-type="float" office:value="4" calcext:value-type="float">
            <text:p>4</text:p>
          </table:table-cell>
          <table:table-cell office:value-type="float" office:value="245.140992" calcext:value-type="float">
            <text:p>245.140992</text:p>
          </table:table-cell>
          <table:table-cell office:value-type="float" office:value="165.463104" calcext:value-type="float">
            <text:p>165.463104</text:p>
          </table:table-cell>
          <table:table-cell office:value-type="float" office:value="244" calcext:value-type="float">
            <text:p>24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2000]+1" office:value-type="float" office:value="251" calcext:value-type="float">
            <text:p>251</text:p>
          </table:table-cell>
          <table:table-cell table:formula="of:=[.B2000]" office:value-type="float" office:value="5" calcext:value-type="float">
            <text:p>5</text:p>
          </table:table-cell>
          <table:table-cell office:value-type="float" office:value="168.164992" calcext:value-type="float">
            <text:p>168.164992</text:p>
          </table:table-cell>
          <table:table-cell office:value-type="float" office:value="173.139168" calcext:value-type="float">
            <text:p>173.139168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2001]+1" office:value-type="float" office:value="251" calcext:value-type="float">
            <text:p>251</text:p>
          </table:table-cell>
          <table:table-cell table:formula="of:=[.B2001]" office:value-type="float" office:value="6" calcext:value-type="float">
            <text:p>6</text:p>
          </table:table-cell>
          <table:table-cell office:value-type="float" office:value="86.147712" calcext:value-type="float">
            <text:p>86.147712</text:p>
          </table:table-cell>
          <table:table-cell office:value-type="float" office:value="168.504192" calcext:value-type="float">
            <text:p>168.504192</text:p>
          </table:table-cell>
          <table:table-cell office:value-type="float" office:value="87" calcext:value-type="float">
            <text:p>8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2002]+1" office:value-type="float" office:value="251" calcext:value-type="float">
            <text:p>251</text:p>
          </table:table-cell>
          <table:table-cell table:formula="of:=[.B2002]" office:value-type="float" office:value="7" calcext:value-type="float">
            <text:p>7</text:p>
          </table:table-cell>
          <table:table-cell office:value-type="float" office:value="106.562176" calcext:value-type="float">
            <text:p>106.562176</text:p>
          </table:table-cell>
          <table:table-cell office:value-type="float" office:value="45.32064" calcext:value-type="float">
            <text:p>45.32064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44" calcext:value-type="float">
            <text:p>44</text:p>
          </table:table-cell>
        </table:table-row>
        <table:table-row table:style-name="ro1">
          <table:table-cell table:formula="of:=[.A2003]+1" office:value-type="float" office:value="251" calcext:value-type="float">
            <text:p>251</text:p>
          </table:table-cell>
          <table:table-cell table:formula="of:=[.B2003]" office:value-type="float" office:value="8" calcext:value-type="float">
            <text:p>8</text:p>
          </table:table-cell>
          <table:table-cell office:value-type="float" office:value="124.633472" calcext:value-type="float">
            <text:p>124.633472</text:p>
          </table:table-cell>
          <table:table-cell office:value-type="float" office:value="50.234208" calcext:value-type="float">
            <text:p>50.234208</text:p>
          </table:table-cell>
          <table:table-cell office:value-type="float" office:value="124" calcext:value-type="float">
            <text:p>12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A2004]+1" office:value-type="float" office:value="252" calcext:value-type="float">
            <text:p>252</text:p>
          </table:table-cell>
          <table:table-cell table:formula="of:=[.B2004]" office:value-type="float" office:value="1" calcext:value-type="float">
            <text:p>1</text:p>
          </table:table-cell>
          <table:table-cell office:value-type="float" office:value="165.616896" calcext:value-type="float">
            <text:p>165.616896</text:p>
          </table:table-cell>
          <table:table-cell office:value-type="float" office:value="46.255776" calcext:value-type="float">
            <text:p>46.255776</text:p>
          </table:table-cell>
          <table:table-cell office:value-type="float" office:value="165" calcext:value-type="float">
            <text:p>16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2005]+1" office:value-type="float" office:value="252" calcext:value-type="float">
            <text:p>252</text:p>
          </table:table-cell>
          <table:table-cell table:formula="of:=[.B2005]" office:value-type="float" office:value="2" calcext:value-type="float">
            <text:p>2</text:p>
          </table:table-cell>
          <table:table-cell office:value-type="float" office:value="203.87776" calcext:value-type="float">
            <text:p>203.87776</text:p>
          </table:table-cell>
          <table:table-cell office:value-type="float" office:value="47.286432" calcext:value-type="float">
            <text:p>47.286432</text:p>
          </table:table-cell>
          <table:table-cell office:value-type="float" office:value="206" calcext:value-type="float">
            <text:p>20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2006]+1" office:value-type="float" office:value="252" calcext:value-type="float">
            <text:p>252</text:p>
          </table:table-cell>
          <table:table-cell table:formula="of:=[.B2006]" office:value-type="float" office:value="3" calcext:value-type="float">
            <text:p>3</text:p>
          </table:table-cell>
          <table:table-cell office:value-type="float" office:value="218.635264" calcext:value-type="float">
            <text:p>218.635264</text:p>
          </table:table-cell>
          <table:table-cell office:value-type="float" office:value="42.130464" calcext:value-type="float">
            <text:p>42.130464</text:p>
          </table:table-cell>
          <table:table-cell office:value-type="float" office:value="217" calcext:value-type="float">
            <text:p>21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A2007]+1" office:value-type="float" office:value="252" calcext:value-type="float">
            <text:p>252</text:p>
          </table:table-cell>
          <table:table-cell table:formula="of:=[.B2007]" office:value-type="float" office:value="4" calcext:value-type="float">
            <text:p>4</text:p>
          </table:table-cell>
          <table:table-cell office:value-type="float" office:value="242.406272" calcext:value-type="float">
            <text:p>242.406272</text:p>
          </table:table-cell>
          <table:table-cell office:value-type="float" office:value="169.039104" calcext:value-type="float">
            <text:p>169.039104</text:p>
          </table:table-cell>
          <table:table-cell office:value-type="float" office:value="243" calcext:value-type="float">
            <text:p>243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2008]+1" office:value-type="float" office:value="252" calcext:value-type="float">
            <text:p>252</text:p>
          </table:table-cell>
          <table:table-cell table:formula="of:=[.B2008]" office:value-type="float" office:value="5" calcext:value-type="float">
            <text:p>5</text:p>
          </table:table-cell>
          <table:table-cell office:value-type="float" office:value="162.968192" calcext:value-type="float">
            <text:p>162.968192</text:p>
          </table:table-cell>
          <table:table-cell office:value-type="float" office:value="171.077088" calcext:value-type="float">
            <text:p>171.077088</text:p>
          </table:table-cell>
          <table:table-cell office:value-type="float" office:value="160" calcext:value-type="float">
            <text:p>16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2009]+1" office:value-type="float" office:value="252" calcext:value-type="float">
            <text:p>252</text:p>
          </table:table-cell>
          <table:table-cell table:formula="of:=[.B2009]" office:value-type="float" office:value="6" calcext:value-type="float">
            <text:p>6</text:p>
          </table:table-cell>
          <table:table-cell office:value-type="float" office:value="80.00576" calcext:value-type="float">
            <text:p>80.00576</text:p>
          </table:table-cell>
          <table:table-cell office:value-type="float" office:value="165.435936" calcext:value-type="float">
            <text:p>165.435936</text:p>
          </table:table-cell>
          <table:table-cell office:value-type="float" office:value="77" calcext:value-type="float">
            <text:p>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2010]+1" office:value-type="float" office:value="252" calcext:value-type="float">
            <text:p>252</text:p>
          </table:table-cell>
          <table:table-cell table:formula="of:=[.B2010]" office:value-type="float" office:value="7" calcext:value-type="float">
            <text:p>7</text:p>
          </table:table-cell>
          <table:table-cell office:value-type="float" office:value="105.944064" calcext:value-type="float">
            <text:p>105.944064</text:p>
          </table:table-cell>
          <table:table-cell office:value-type="float" office:value="39.644832" calcext:value-type="float">
            <text:p>39.644832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37" calcext:value-type="float">
            <text:p>37</text:p>
          </table:table-cell>
        </table:table-row>
        <table:table-row table:style-name="ro1">
          <table:table-cell table:formula="of:=[.A2011]+1" office:value-type="float" office:value="252" calcext:value-type="float">
            <text:p>252</text:p>
          </table:table-cell>
          <table:table-cell table:formula="of:=[.B2011]" office:value-type="float" office:value="8" calcext:value-type="float">
            <text:p>8</text:p>
          </table:table-cell>
          <table:table-cell office:value-type="float" office:value="124.1080832" calcext:value-type="float">
            <text:p>124.1080832</text:p>
          </table:table-cell>
          <table:table-cell office:value-type="float" office:value="45.314016" calcext:value-type="float">
            <text:p>45.314016</text:p>
          </table:table-cell>
          <table:table-cell office:value-type="float" office:value="127" calcext:value-type="float">
            <text:p>12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2012]+1" office:value-type="float" office:value="253" calcext:value-type="float">
            <text:p>253</text:p>
          </table:table-cell>
          <table:table-cell table:formula="of:=[.B2012]" office:value-type="float" office:value="1" calcext:value-type="float">
            <text:p>1</text:p>
          </table:table-cell>
          <table:table-cell office:value-type="float" office:value="160.2496" calcext:value-type="float">
            <text:p>160.2496</text:p>
          </table:table-cell>
          <table:table-cell office:value-type="float" office:value="39.49872" calcext:value-type="float">
            <text:p>39.49872</text:p>
          </table:table-cell>
          <table:table-cell office:value-type="float" office:value="160" calcext:value-type="float">
            <text:p>16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2013]+1" office:value-type="float" office:value="253" calcext:value-type="float">
            <text:p>253</text:p>
          </table:table-cell>
          <table:table-cell table:formula="of:=[.B2013]" office:value-type="float" office:value="2" calcext:value-type="float">
            <text:p>2</text:p>
          </table:table-cell>
          <table:table-cell office:value-type="float" office:value="198.622976" calcext:value-type="float">
            <text:p>198.622976</text:p>
          </table:table-cell>
          <table:table-cell office:value-type="float" office:value="40.975296" calcext:value-type="float">
            <text:p>40.975296</text:p>
          </table:table-cell>
          <table:table-cell office:value-type="float" office:value="201" calcext:value-type="float">
            <text:p>20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2014]+1" office:value-type="float" office:value="253" calcext:value-type="float">
            <text:p>253</text:p>
          </table:table-cell>
          <table:table-cell table:formula="of:=[.B2014]" office:value-type="float" office:value="3" calcext:value-type="float">
            <text:p>3</text:p>
          </table:table-cell>
          <table:table-cell office:value-type="float" office:value="212.403712" calcext:value-type="float">
            <text:p>212.403712</text:p>
          </table:table-cell>
          <table:table-cell office:value-type="float" office:value="36.499584" calcext:value-type="float">
            <text:p>36.499584</text:p>
          </table:table-cell>
          <table:table-cell office:value-type="float" office:value="211" calcext:value-type="float">
            <text:p>2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2015]+1" office:value-type="float" office:value="253" calcext:value-type="float">
            <text:p>253</text:p>
          </table:table-cell>
          <table:table-cell table:formula="of:=[.B2015]" office:value-type="float" office:value="4" calcext:value-type="float">
            <text:p>4</text:p>
          </table:table-cell>
          <table:table-cell office:value-type="float" office:value="235.483264" calcext:value-type="float">
            <text:p>235.483264</text:p>
          </table:table-cell>
          <table:table-cell office:value-type="float" office:value="161.430336" calcext:value-type="float">
            <text:p>161.430336</text:p>
          </table:table-cell>
          <table:table-cell office:value-type="float" office:value="230" calcext:value-type="float">
            <text:p>23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2016]+1" office:value-type="float" office:value="253" calcext:value-type="float">
            <text:p>253</text:p>
          </table:table-cell>
          <table:table-cell table:formula="of:=[.B2016]" office:value-type="float" office:value="5" calcext:value-type="float">
            <text:p>5</text:p>
          </table:table-cell>
          <table:table-cell office:value-type="float" office:value="158.004608" calcext:value-type="float">
            <text:p>158.004608</text:p>
          </table:table-cell>
          <table:table-cell office:value-type="float" office:value="163.733952" calcext:value-type="float">
            <text:p>163.733952</text:p>
          </table:table-cell>
          <table:table-cell office:value-type="float" office:value="153" calcext:value-type="float">
            <text:p>15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2017]+1" office:value-type="float" office:value="253" calcext:value-type="float">
            <text:p>253</text:p>
          </table:table-cell>
          <table:table-cell table:formula="of:=[.B2017]" office:value-type="float" office:value="6" calcext:value-type="float">
            <text:p>6</text:p>
          </table:table-cell>
          <table:table-cell office:value-type="float" office:value="75.452672" calcext:value-type="float">
            <text:p>75.452672</text:p>
          </table:table-cell>
          <table:table-cell office:value-type="float" office:value="157.402368" calcext:value-type="float">
            <text:p>157.402368</text:p>
          </table:table-cell>
          <table:table-cell office:value-type="float" office:value="71" calcext:value-type="float">
            <text:p>7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2018]+1" office:value-type="float" office:value="253" calcext:value-type="float">
            <text:p>253</text:p>
          </table:table-cell>
          <table:table-cell table:formula="of:=[.B2018]" office:value-type="float" office:value="7" calcext:value-type="float">
            <text:p>7</text:p>
          </table:table-cell>
          <table:table-cell office:value-type="float" office:value="101.863296" calcext:value-type="float">
            <text:p>101.863296</text:p>
          </table:table-cell>
          <table:table-cell office:value-type="float" office:value="32.91024" calcext:value-type="float">
            <text:p>32.91024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 table:formula="of:=[.A2019]+1" office:value-type="float" office:value="253" calcext:value-type="float">
            <text:p>253</text:p>
          </table:table-cell>
          <table:table-cell table:formula="of:=[.B2019]" office:value-type="float" office:value="8" calcext:value-type="float">
            <text:p>8</text:p>
          </table:table-cell>
          <table:table-cell office:value-type="float" office:value="118.9853056" calcext:value-type="float">
            <text:p>118.9853056</text:p>
          </table:table-cell>
          <table:table-cell office:value-type="float" office:value="39.105216" calcext:value-type="float">
            <text:p>39.105216</text:p>
          </table:table-cell>
          <table:table-cell office:value-type="float" office:value="116" calcext:value-type="float">
            <text:p>1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2020]+1" office:value-type="float" office:value="254" calcext:value-type="float">
            <text:p>254</text:p>
          </table:table-cell>
          <table:table-cell table:formula="of:=[.B2020]" office:value-type="float" office:value="1" calcext:value-type="float">
            <text:p>1</text:p>
          </table:table-cell>
          <table:table-cell office:value-type="float" office:value="165.139968" calcext:value-type="float">
            <text:p>165.139968</text:p>
          </table:table-cell>
          <table:table-cell office:value-type="float" office:value="31.911264" calcext:value-type="float">
            <text:p>31.911264</text:p>
          </table:table-cell>
          <table:table-cell office:value-type="float" office:value="166" calcext:value-type="float">
            <text:p>16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2021]+1" office:value-type="float" office:value="254" calcext:value-type="float">
            <text:p>254</text:p>
          </table:table-cell>
          <table:table-cell table:formula="of:=[.B2021]" office:value-type="float" office:value="2" calcext:value-type="float">
            <text:p>2</text:p>
          </table:table-cell>
          <table:table-cell office:value-type="float" office:value="202.055296" calcext:value-type="float">
            <text:p>202.055296</text:p>
          </table:table-cell>
          <table:table-cell office:value-type="float" office:value="30.886368" calcext:value-type="float">
            <text:p>30.886368</text:p>
          </table:table-cell>
          <table:table-cell office:value-type="float" office:value="207" calcext:value-type="float">
            <text:p>20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022]+1" office:value-type="float" office:value="254" calcext:value-type="float">
            <text:p>254</text:p>
          </table:table-cell>
          <table:table-cell table:formula="of:=[.B2022]" office:value-type="float" office:value="3" calcext:value-type="float">
            <text:p>3</text:p>
          </table:table-cell>
          <table:table-cell office:value-type="float" office:value="214.405632" calcext:value-type="float">
            <text:p>214.405632</text:p>
          </table:table-cell>
          <table:table-cell office:value-type="float" office:value="24.722208" calcext:value-type="float">
            <text:p>24.722208</text:p>
          </table:table-cell>
          <table:table-cell office:value-type="float" office:value="217" calcext:value-type="float">
            <text:p>2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2023]+1" office:value-type="float" office:value="254" calcext:value-type="float">
            <text:p>254</text:p>
          </table:table-cell>
          <table:table-cell table:formula="of:=[.B2023]" office:value-type="float" office:value="4" calcext:value-type="float">
            <text:p>4</text:p>
          </table:table-cell>
          <table:table-cell office:value-type="float" office:value="239.3856" calcext:value-type="float">
            <text:p>239.3856</text:p>
          </table:table-cell>
          <table:table-cell office:value-type="float" office:value="149.273952" calcext:value-type="float">
            <text:p>149.273952</text:p>
          </table:table-cell>
          <table:table-cell office:value-type="float" office:value="234" calcext:value-type="float">
            <text:p>23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2024]+1" office:value-type="float" office:value="254" calcext:value-type="float">
            <text:p>254</text:p>
          </table:table-cell>
          <table:table-cell table:formula="of:=[.B2024]" office:value-type="float" office:value="5" calcext:value-type="float">
            <text:p>5</text:p>
          </table:table-cell>
          <table:table-cell office:value-type="float" office:value="165.440512" calcext:value-type="float">
            <text:p>165.440512</text:p>
          </table:table-cell>
          <table:table-cell office:value-type="float" office:value="153.156192" calcext:value-type="float">
            <text:p>153.156192</text:p>
          </table:table-cell>
          <table:table-cell office:value-type="float" office:value="164" calcext:value-type="float">
            <text:p>16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2025]+1" office:value-type="float" office:value="254" calcext:value-type="float">
            <text:p>254</text:p>
          </table:table-cell>
          <table:table-cell table:formula="of:=[.B2025]" office:value-type="float" office:value="6" calcext:value-type="float">
            <text:p>6</text:p>
          </table:table-cell>
          <table:table-cell office:value-type="float" office:value="86.109056" calcext:value-type="float">
            <text:p>86.109056</text:p>
          </table:table-cell>
          <table:table-cell office:value-type="float" office:value="149.325216" calcext:value-type="float">
            <text:p>149.325216</text:p>
          </table:table-cell>
          <table:table-cell office:value-type="float" office:value="89" calcext:value-type="float">
            <text:p>89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formula="of:=[.A2026]+1" office:value-type="float" office:value="254" calcext:value-type="float">
            <text:p>254</text:p>
          </table:table-cell>
          <table:table-cell table:formula="of:=[.B2026]" office:value-type="float" office:value="7" calcext:value-type="float">
            <text:p>7</text:p>
          </table:table-cell>
          <table:table-cell office:value-type="float" office:value="107.353856" calcext:value-type="float">
            <text:p>107.353856</text:p>
          </table:table-cell>
          <table:table-cell office:value-type="float" office:value="25.659648" calcext:value-type="float">
            <text:p>25.659648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5" calcext:value-type="float">
            <text:p>25</text:p>
          </table:table-cell>
        </table:table-row>
        <table:table-row table:style-name="ro1">
          <table:table-cell table:formula="of:=[.A2027]+1" office:value-type="float" office:value="254" calcext:value-type="float">
            <text:p>254</text:p>
          </table:table-cell>
          <table:table-cell table:formula="of:=[.B2027]" office:value-type="float" office:value="8" calcext:value-type="float">
            <text:p>8</text:p>
          </table:table-cell>
          <table:table-cell office:value-type="float" office:value="123.688704" calcext:value-type="float">
            <text:p>123.688704</text:p>
          </table:table-cell>
          <table:table-cell office:value-type="float" office:value="30.54096" calcext:value-type="float">
            <text:p>30.54096</text:p>
          </table:table-cell>
          <table:table-cell office:value-type="float" office:value="122" calcext:value-type="float">
            <text:p>1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2028]+1" office:value-type="float" office:value="255" calcext:value-type="float">
            <text:p>255</text:p>
          </table:table-cell>
          <table:table-cell table:formula="of:=[.B2028]" office:value-type="float" office:value="1" calcext:value-type="float">
            <text:p>1</text:p>
          </table:table-cell>
          <table:table-cell office:value-type="float" office:value="158.046848" calcext:value-type="float">
            <text:p>158.046848</text:p>
          </table:table-cell>
          <table:table-cell office:value-type="float" office:value="46.883808" calcext:value-type="float">
            <text:p>46.883808</text:p>
          </table:table-cell>
          <table:table-cell office:value-type="float" office:value="158" calcext:value-type="float">
            <text:p>15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[.A2029]+1" office:value-type="float" office:value="255" calcext:value-type="float">
            <text:p>255</text:p>
          </table:table-cell>
          <table:table-cell table:formula="of:=[.B2029]" office:value-type="float" office:value="2" calcext:value-type="float">
            <text:p>2</text:p>
          </table:table-cell>
          <table:table-cell office:value-type="float" office:value="195.937024" calcext:value-type="float">
            <text:p>195.937024</text:p>
          </table:table-cell>
          <table:table-cell office:value-type="float" office:value="45.723936" calcext:value-type="float">
            <text:p>45.723936</text:p>
          </table:table-cell>
          <table:table-cell office:value-type="float" office:value="199" calcext:value-type="float">
            <text:p>19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2030]+1" office:value-type="float" office:value="255" calcext:value-type="float">
            <text:p>255</text:p>
          </table:table-cell>
          <table:table-cell table:formula="of:=[.B2030]" office:value-type="float" office:value="3" calcext:value-type="float">
            <text:p>3</text:p>
          </table:table-cell>
          <table:table-cell office:value-type="float" office:value="211.182336" calcext:value-type="float">
            <text:p>211.182336</text:p>
          </table:table-cell>
          <table:table-cell office:value-type="float" office:value="39.674688" calcext:value-type="float">
            <text:p>39.674688</text:p>
          </table:table-cell>
          <table:table-cell office:value-type="float" office:value="212" calcext:value-type="float">
            <text:p>21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2031]+1" office:value-type="float" office:value="255" calcext:value-type="float">
            <text:p>255</text:p>
          </table:table-cell>
          <table:table-cell table:formula="of:=[.B2031]" office:value-type="float" office:value="4" calcext:value-type="float">
            <text:p>4</text:p>
          </table:table-cell>
          <table:table-cell office:value-type="float" office:value="239.861376" calcext:value-type="float">
            <text:p>239.861376</text:p>
          </table:table-cell>
          <table:table-cell office:value-type="float" office:value="169.486272" calcext:value-type="float">
            <text:p>169.486272</text:p>
          </table:table-cell>
          <table:table-cell office:value-type="float" office:value="238" calcext:value-type="float">
            <text:p>23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2032]+1" office:value-type="float" office:value="255" calcext:value-type="float">
            <text:p>255</text:p>
          </table:table-cell>
          <table:table-cell table:formula="of:=[.B2032]" office:value-type="float" office:value="5" calcext:value-type="float">
            <text:p>5</text:p>
          </table:table-cell>
          <table:table-cell office:value-type="float" office:value="159.486848" calcext:value-type="float">
            <text:p>159.486848</text:p>
          </table:table-cell>
          <table:table-cell office:value-type="float" office:value="175.307136" calcext:value-type="float">
            <text:p>175.307136</text:p>
          </table:table-cell>
          <table:table-cell office:value-type="float" office:value="160" calcext:value-type="float">
            <text:p>16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2033]+1" office:value-type="float" office:value="255" calcext:value-type="float">
            <text:p>255</text:p>
          </table:table-cell>
          <table:table-cell table:formula="of:=[.B2033]" office:value-type="float" office:value="6" calcext:value-type="float">
            <text:p>6</text:p>
          </table:table-cell>
          <table:table-cell office:value-type="float" office:value="73.87136" calcext:value-type="float">
            <text:p>73.87136</text:p>
          </table:table-cell>
          <table:table-cell office:value-type="float" office:value="171.553344" calcext:value-type="float">
            <text:p>171.553344</text:p>
          </table:table-cell>
          <table:table-cell office:value-type="float" office:value="76" calcext:value-type="float">
            <text:p>76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2034]+1" office:value-type="float" office:value="255" calcext:value-type="float">
            <text:p>255</text:p>
          </table:table-cell>
          <table:table-cell table:formula="of:=[.B2034]" office:value-type="float" office:value="7" calcext:value-type="float">
            <text:p>7</text:p>
          </table:table-cell>
          <table:table-cell office:value-type="float" office:value="96.310912" calcext:value-type="float">
            <text:p>96.310912</text:p>
          </table:table-cell>
          <table:table-cell office:value-type="float" office:value="40.844736" calcext:value-type="float">
            <text:p>40.844736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40" calcext:value-type="float">
            <text:p>40</text:p>
          </table:table-cell>
        </table:table-row>
        <table:table-row table:style-name="ro1">
          <table:table-cell table:formula="of:=[.A2035]+1" office:value-type="float" office:value="255" calcext:value-type="float">
            <text:p>255</text:p>
          </table:table-cell>
          <table:table-cell table:formula="of:=[.B2035]" office:value-type="float" office:value="8" calcext:value-type="float">
            <text:p>8</text:p>
          </table:table-cell>
          <table:table-cell office:value-type="float" office:value="115.4542336" calcext:value-type="float">
            <text:p>115.4542336</text:p>
          </table:table-cell>
          <table:table-cell office:value-type="float" office:value="46.50288" calcext:value-type="float">
            <text:p>46.50288</text:p>
          </table:table-cell>
          <table:table-cell office:value-type="float" office:value="115" calcext:value-type="float">
            <text:p>11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2036]+1" office:value-type="float" office:value="256" calcext:value-type="float">
            <text:p>256</text:p>
          </table:table-cell>
          <table:table-cell table:formula="of:=[.B2036]" office:value-type="float" office:value="1" calcext:value-type="float">
            <text:p>1</text:p>
          </table:table-cell>
          <table:table-cell office:value-type="float" office:value="164.633216" calcext:value-type="float">
            <text:p>164.633216</text:p>
          </table:table-cell>
          <table:table-cell office:value-type="float" office:value="28.700064" calcext:value-type="float">
            <text:p>28.700064</text:p>
          </table:table-cell>
          <table:table-cell office:value-type="float" office:value="165" calcext:value-type="float">
            <text:p>16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2037]+1" office:value-type="float" office:value="256" calcext:value-type="float">
            <text:p>256</text:p>
          </table:table-cell>
          <table:table-cell table:formula="of:=[.B2037]" office:value-type="float" office:value="2" calcext:value-type="float">
            <text:p>2</text:p>
          </table:table-cell>
          <table:table-cell office:value-type="float" office:value="200.783616" calcext:value-type="float">
            <text:p>200.783616</text:p>
          </table:table-cell>
          <table:table-cell office:value-type="float" office:value="26.86512" calcext:value-type="float">
            <text:p>26.86512</text:p>
          </table:table-cell>
          <table:table-cell office:value-type="float" office:value="195" calcext:value-type="float">
            <text:p>1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2038]+1" office:value-type="float" office:value="256" calcext:value-type="float">
            <text:p>256</text:p>
          </table:table-cell>
          <table:table-cell table:formula="of:=[.B2038]" office:value-type="float" office:value="3" calcext:value-type="float">
            <text:p>3</text:p>
          </table:table-cell>
          <table:table-cell office:value-type="float" office:value="213.783168" calcext:value-type="float">
            <text:p>213.783168</text:p>
          </table:table-cell>
          <table:table-cell office:value-type="float" office:value="20.521152" calcext:value-type="float">
            <text:p>20.521152</text:p>
          </table:table-cell>
          <table:table-cell office:value-type="float" office:value="215" calcext:value-type="float">
            <text:p>2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2039]+1" office:value-type="float" office:value="256" calcext:value-type="float">
            <text:p>256</text:p>
          </table:table-cell>
          <table:table-cell table:formula="of:=[.B2039]" office:value-type="float" office:value="4" calcext:value-type="float">
            <text:p>4</text:p>
          </table:table-cell>
          <table:table-cell office:value-type="float" office:value="242.457472" calcext:value-type="float">
            <text:p>242.457472</text:p>
          </table:table-cell>
          <table:table-cell office:value-type="float" office:value="144.70416" calcext:value-type="float">
            <text:p>144.70416</text:p>
          </table:table-cell>
          <table:table-cell office:value-type="float" office:value="246" calcext:value-type="float">
            <text:p>246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2040]+1" office:value-type="float" office:value="256" calcext:value-type="float">
            <text:p>256</text:p>
          </table:table-cell>
          <table:table-cell table:formula="of:=[.B2040]" office:value-type="float" office:value="5" calcext:value-type="float">
            <text:p>5</text:p>
          </table:table-cell>
          <table:table-cell office:value-type="float" office:value="168.549888" calcext:value-type="float">
            <text:p>168.549888</text:p>
          </table:table-cell>
          <table:table-cell office:value-type="float" office:value="150.275136" calcext:value-type="float">
            <text:p>150.275136</text:p>
          </table:table-cell>
          <table:table-cell office:value-type="float" office:value="171" calcext:value-type="float">
            <text:p>17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[.A2041]+1" office:value-type="float" office:value="256" calcext:value-type="float">
            <text:p>256</text:p>
          </table:table-cell>
          <table:table-cell table:formula="of:=[.B2041]" office:value-type="float" office:value="6" calcext:value-type="float">
            <text:p>6</text:p>
          </table:table-cell>
          <table:table-cell office:value-type="float" office:value="88.190464" calcext:value-type="float">
            <text:p>88.190464</text:p>
          </table:table-cell>
          <table:table-cell office:value-type="float" office:value="148.25472" calcext:value-type="float">
            <text:p>148.25472</text:p>
          </table:table-cell>
          <table:table-cell office:value-type="float" office:value="90" calcext:value-type="float">
            <text:p>9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formula="of:=[.A2042]+1" office:value-type="float" office:value="256" calcext:value-type="float">
            <text:p>256</text:p>
          </table:table-cell>
          <table:table-cell table:formula="of:=[.B2042]" office:value-type="float" office:value="7" calcext:value-type="float">
            <text:p>7</text:p>
          </table:table-cell>
          <table:table-cell office:value-type="float" office:value="105.235456" calcext:value-type="float">
            <text:p>105.235456</text:p>
          </table:table-cell>
          <table:table-cell office:value-type="float" office:value="23.420352" calcext:value-type="float">
            <text:p>23.420352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22" calcext:value-type="float">
            <text:p>22</text:p>
          </table:table-cell>
        </table:table-row>
        <table:table-row table:style-name="ro1">
          <table:table-cell table:formula="of:=[.A2043]+1" office:value-type="float" office:value="256" calcext:value-type="float">
            <text:p>256</text:p>
          </table:table-cell>
          <table:table-cell table:formula="of:=[.B2043]" office:value-type="float" office:value="8" calcext:value-type="float">
            <text:p>8</text:p>
          </table:table-cell>
          <table:table-cell office:value-type="float" office:value="125.546304" calcext:value-type="float">
            <text:p>125.546304</text:p>
          </table:table-cell>
          <table:table-cell office:value-type="float" office:value="29.572896" calcext:value-type="float">
            <text:p>29.572896</text:p>
          </table:table-cell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2044]+1" office:value-type="float" office:value="257" calcext:value-type="float">
            <text:p>257</text:p>
          </table:table-cell>
          <table:table-cell table:formula="of:=[.B2044]" office:value-type="float" office:value="1" calcext:value-type="float">
            <text:p>1</text:p>
          </table:table-cell>
          <table:table-cell office:value-type="float" office:value="164.998016" calcext:value-type="float">
            <text:p>164.998016</text:p>
          </table:table-cell>
          <table:table-cell office:value-type="float" office:value="40.648128" calcext:value-type="float">
            <text:p>40.648128</text:p>
          </table:table-cell>
          <table:table-cell office:value-type="float" office:value="166" calcext:value-type="float">
            <text:p>16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2045]+1" office:value-type="float" office:value="257" calcext:value-type="float">
            <text:p>257</text:p>
          </table:table-cell>
          <table:table-cell table:formula="of:=[.B2045]" office:value-type="float" office:value="2" calcext:value-type="float">
            <text:p>2</text:p>
          </table:table-cell>
          <table:table-cell office:value-type="float" office:value="201.501824" calcext:value-type="float">
            <text:p>201.501824</text:p>
          </table:table-cell>
          <table:table-cell office:value-type="float" office:value="39.857088" calcext:value-type="float">
            <text:p>39.857088</text:p>
          </table:table-cell>
          <table:table-cell office:value-type="float" office:value="201" calcext:value-type="float">
            <text:p>20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2046]+1" office:value-type="float" office:value="257" calcext:value-type="float">
            <text:p>257</text:p>
          </table:table-cell>
          <table:table-cell table:formula="of:=[.B2046]" office:value-type="float" office:value="3" calcext:value-type="float">
            <text:p>3</text:p>
          </table:table-cell>
          <table:table-cell office:value-type="float" office:value="217.48992" calcext:value-type="float">
            <text:p>217.48992</text:p>
          </table:table-cell>
          <table:table-cell office:value-type="float" office:value="33.351936" calcext:value-type="float">
            <text:p>33.351936</text:p>
          </table:table-cell>
          <table:table-cell office:value-type="float" office:value="219" calcext:value-type="float">
            <text:p>2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2047]+1" office:value-type="float" office:value="257" calcext:value-type="float">
            <text:p>257</text:p>
          </table:table-cell>
          <table:table-cell table:formula="of:=[.B2047]" office:value-type="float" office:value="4" calcext:value-type="float">
            <text:p>4</text:p>
          </table:table-cell>
          <table:table-cell office:value-type="float" office:value="243.534336" calcext:value-type="float">
            <text:p>243.534336</text:p>
          </table:table-cell>
          <table:table-cell office:value-type="float" office:value="163.419936" calcext:value-type="float">
            <text:p>163.419936</text:p>
          </table:table-cell>
          <table:table-cell office:value-type="float" office:value="242" calcext:value-type="float">
            <text:p>24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2048]+1" office:value-type="float" office:value="257" calcext:value-type="float">
            <text:p>257</text:p>
          </table:table-cell>
          <table:table-cell table:formula="of:=[.B2048]" office:value-type="float" office:value="5" calcext:value-type="float">
            <text:p>5</text:p>
          </table:table-cell>
          <table:table-cell office:value-type="float" office:value="163.897984" calcext:value-type="float">
            <text:p>163.897984</text:p>
          </table:table-cell>
          <table:table-cell office:value-type="float" office:value="169.075008" calcext:value-type="float">
            <text:p>169.075008</text:p>
          </table:table-cell>
          <table:table-cell office:value-type="float" office:value="164" calcext:value-type="float">
            <text:p>16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2049]+1" office:value-type="float" office:value="257" calcext:value-type="float">
            <text:p>257</text:p>
          </table:table-cell>
          <table:table-cell table:formula="of:=[.B2049]" office:value-type="float" office:value="6" calcext:value-type="float">
            <text:p>6</text:p>
          </table:table-cell>
          <table:table-cell office:value-type="float" office:value="80.6688" calcext:value-type="float">
            <text:p>80.6688</text:p>
          </table:table-cell>
          <table:table-cell office:value-type="float" office:value="164.599008" calcext:value-type="float">
            <text:p>164.599008</text:p>
          </table:table-cell>
          <table:table-cell office:value-type="float" office:value="81" calcext:value-type="float">
            <text:p>8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2050]+1" office:value-type="float" office:value="257" calcext:value-type="float">
            <text:p>257</text:p>
          </table:table-cell>
          <table:table-cell table:formula="of:=[.B2050]" office:value-type="float" office:value="7" calcext:value-type="float">
            <text:p>7</text:p>
          </table:table-cell>
          <table:table-cell office:value-type="float" office:value="102.518272" calcext:value-type="float">
            <text:p>102.518272</text:p>
          </table:table-cell>
          <table:table-cell office:value-type="float" office:value="34.246368" calcext:value-type="float">
            <text:p>34.246368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33" calcext:value-type="float">
            <text:p>33</text:p>
          </table:table-cell>
        </table:table-row>
        <table:table-row table:style-name="ro1">
          <table:table-cell table:formula="of:=[.A2051]+1" office:value-type="float" office:value="257" calcext:value-type="float">
            <text:p>257</text:p>
          </table:table-cell>
          <table:table-cell table:formula="of:=[.B2051]" office:value-type="float" office:value="8" calcext:value-type="float">
            <text:p>8</text:p>
          </table:table-cell>
          <table:table-cell office:value-type="float" office:value="123.4811136" calcext:value-type="float">
            <text:p>123.4811136</text:p>
          </table:table-cell>
          <table:table-cell office:value-type="float" office:value="39.645696" calcext:value-type="float">
            <text:p>39.645696</text:p>
          </table:table-cell>
          <table:table-cell office:value-type="float" office:value="126" calcext:value-type="float">
            <text:p>12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2052]+1" office:value-type="float" office:value="258" calcext:value-type="float">
            <text:p>258</text:p>
          </table:table-cell>
          <table:table-cell table:formula="of:=[.B2052]" office:value-type="float" office:value="1" calcext:value-type="float">
            <text:p>1</text:p>
          </table:table-cell>
          <table:table-cell office:value-type="float" office:value="167.9936" calcext:value-type="float">
            <text:p>167.9936</text:p>
          </table:table-cell>
          <table:table-cell office:value-type="float" office:value="42.194016" calcext:value-type="float">
            <text:p>42.194016</text:p>
          </table:table-cell>
          <table:table-cell office:value-type="float" office:value="170" calcext:value-type="float">
            <text:p>17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2053]+1" office:value-type="float" office:value="258" calcext:value-type="float">
            <text:p>258</text:p>
          </table:table-cell>
          <table:table-cell table:formula="of:=[.B2053]" office:value-type="float" office:value="2" calcext:value-type="float">
            <text:p>2</text:p>
          </table:table-cell>
          <table:table-cell office:value-type="float" office:value="203.677824" calcext:value-type="float">
            <text:p>203.677824</text:p>
          </table:table-cell>
          <table:table-cell office:value-type="float" office:value="42.224832" calcext:value-type="float">
            <text:p>42.224832</text:p>
          </table:table-cell>
          <table:table-cell office:value-type="float" office:value="206" calcext:value-type="float">
            <text:p>20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2054]+1" office:value-type="float" office:value="258" calcext:value-type="float">
            <text:p>258</text:p>
          </table:table-cell>
          <table:table-cell table:formula="of:=[.B2054]" office:value-type="float" office:value="3" calcext:value-type="float">
            <text:p>3</text:p>
          </table:table-cell>
          <table:table-cell office:value-type="float" office:value="216.915328" calcext:value-type="float">
            <text:p>216.915328</text:p>
          </table:table-cell>
          <table:table-cell office:value-type="float" office:value="38.012064" calcext:value-type="float">
            <text:p>38.012064</text:p>
          </table:table-cell>
          <table:table-cell office:value-type="float" office:value="218" calcext:value-type="float">
            <text:p>21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2055]+1" office:value-type="float" office:value="258" calcext:value-type="float">
            <text:p>258</text:p>
          </table:table-cell>
          <table:table-cell table:formula="of:=[.B2055]" office:value-type="float" office:value="4" calcext:value-type="float">
            <text:p>4</text:p>
          </table:table-cell>
          <table:table-cell office:value-type="float" office:value="238.86912" calcext:value-type="float">
            <text:p>238.86912</text:p>
          </table:table-cell>
          <table:table-cell office:value-type="float" office:value="160.545984" calcext:value-type="float">
            <text:p>160.545984</text:p>
          </table:table-cell>
          <table:table-cell office:value-type="float" office:value="238" calcext:value-type="float">
            <text:p>23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2056]+1" office:value-type="float" office:value="258" calcext:value-type="float">
            <text:p>258</text:p>
          </table:table-cell>
          <table:table-cell table:formula="of:=[.B2056]" office:value-type="float" office:value="5" calcext:value-type="float">
            <text:p>5</text:p>
          </table:table-cell>
          <table:table-cell office:value-type="float" office:value="164.585088" calcext:value-type="float">
            <text:p>164.585088</text:p>
          </table:table-cell>
          <table:table-cell office:value-type="float" office:value="163.505376" calcext:value-type="float">
            <text:p>163.505376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2057]+1" office:value-type="float" office:value="258" calcext:value-type="float">
            <text:p>258</text:p>
          </table:table-cell>
          <table:table-cell table:formula="of:=[.B2057]" office:value-type="float" office:value="6" calcext:value-type="float">
            <text:p>6</text:p>
          </table:table-cell>
          <table:table-cell office:value-type="float" office:value="85.032704" calcext:value-type="float">
            <text:p>85.032704</text:p>
          </table:table-cell>
          <table:table-cell office:value-type="float" office:value="156.738624" calcext:value-type="float">
            <text:p>156.738624</text:p>
          </table:table-cell>
          <table:table-cell office:value-type="float" office:value="85" calcext:value-type="float">
            <text:p>8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2058]+1" office:value-type="float" office:value="258" calcext:value-type="float">
            <text:p>258</text:p>
          </table:table-cell>
          <table:table-cell table:formula="of:=[.B2058]" office:value-type="float" office:value="7" calcext:value-type="float">
            <text:p>7</text:p>
          </table:table-cell>
          <table:table-cell office:value-type="float" office:value="109.30688" calcext:value-type="float">
            <text:p>109.30688</text:p>
          </table:table-cell>
          <table:table-cell office:value-type="float" office:value="34.914336" calcext:value-type="float">
            <text:p>34.914336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34" calcext:value-type="float">
            <text:p>34</text:p>
          </table:table-cell>
        </table:table-row>
        <table:table-row table:style-name="ro1">
          <table:table-cell table:formula="of:=[.A2059]+1" office:value-type="float" office:value="258" calcext:value-type="float">
            <text:p>258</text:p>
          </table:table-cell>
          <table:table-cell table:formula="of:=[.B2059]" office:value-type="float" office:value="8" calcext:value-type="float">
            <text:p>8</text:p>
          </table:table-cell>
          <table:table-cell office:value-type="float" office:value="127.65317504" calcext:value-type="float">
            <text:p>127.65317504</text:p>
          </table:table-cell>
          <table:table-cell office:value-type="float" office:value="40.582176" calcext:value-type="float">
            <text:p>40.582176</text:p>
          </table:table-cell>
          <table:table-cell office:value-type="float" office:value="129" calcext:value-type="float">
            <text:p>12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A2060]+1" office:value-type="float" office:value="259" calcext:value-type="float">
            <text:p>259</text:p>
          </table:table-cell>
          <table:table-cell table:formula="of:=[.B2060]" office:value-type="float" office:value="1" calcext:value-type="float">
            <text:p>1</text:p>
          </table:table-cell>
          <table:table-cell office:value-type="float" office:value="163.207424" calcext:value-type="float">
            <text:p>163.207424</text:p>
          </table:table-cell>
          <table:table-cell office:value-type="float" office:value="53.158368" calcext:value-type="float">
            <text:p>53.158368</text:p>
          </table:table-cell>
          <table:table-cell office:value-type="float" office:value="165" calcext:value-type="float">
            <text:p>16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2061]+1" office:value-type="float" office:value="259" calcext:value-type="float">
            <text:p>259</text:p>
          </table:table-cell>
          <table:table-cell table:formula="of:=[.B2061]" office:value-type="float" office:value="2" calcext:value-type="float">
            <text:p>2</text:p>
          </table:table-cell>
          <table:table-cell office:value-type="float" office:value="199.98592" calcext:value-type="float">
            <text:p>199.98592</text:p>
          </table:table-cell>
          <table:table-cell office:value-type="float" office:value="53.394048" calcext:value-type="float">
            <text:p>53.394048</text:p>
          </table:table-cell>
          <table:table-cell office:value-type="float" office:value="202" calcext:value-type="float">
            <text:p>20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formula="of:=[.A2062]+1" office:value-type="float" office:value="259" calcext:value-type="float">
            <text:p>259</text:p>
          </table:table-cell>
          <table:table-cell table:formula="of:=[.B2062]" office:value-type="float" office:value="3" calcext:value-type="float">
            <text:p>3</text:p>
          </table:table-cell>
          <table:table-cell office:value-type="float" office:value="212.928512" calcext:value-type="float">
            <text:p>212.928512</text:p>
          </table:table-cell>
          <table:table-cell office:value-type="float" office:value="49.152" calcext:value-type="float">
            <text:p>49.152</text:p>
          </table:table-cell>
          <table:table-cell office:value-type="float" office:value="215" calcext:value-type="float">
            <text:p>21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[.A2063]+1" office:value-type="float" office:value="259" calcext:value-type="float">
            <text:p>259</text:p>
          </table:table-cell>
          <table:table-cell table:formula="of:=[.B2063]" office:value-type="float" office:value="4" calcext:value-type="float">
            <text:p>4</text:p>
          </table:table-cell>
          <table:table-cell office:value-type="float" office:value="236.75456" calcext:value-type="float">
            <text:p>236.75456</text:p>
          </table:table-cell>
          <table:table-cell office:value-type="float" office:value="170.554176" calcext:value-type="float">
            <text:p>170.554176</text:p>
          </table:table-cell>
          <table:table-cell office:value-type="float" office:value="235" calcext:value-type="float">
            <text:p>235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2064]+1" office:value-type="float" office:value="259" calcext:value-type="float">
            <text:p>259</text:p>
          </table:table-cell>
          <table:table-cell table:formula="of:=[.B2064]" office:value-type="float" office:value="5" calcext:value-type="float">
            <text:p>5</text:p>
          </table:table-cell>
          <table:table-cell office:value-type="float" office:value="161.681536" calcext:value-type="float">
            <text:p>161.681536</text:p>
          </table:table-cell>
          <table:table-cell office:value-type="float" office:value="173.473824" calcext:value-type="float">
            <text:p>173.473824</text:p>
          </table:table-cell>
          <table:table-cell office:value-type="float" office:value="161" calcext:value-type="float">
            <text:p>161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2065]+1" office:value-type="float" office:value="259" calcext:value-type="float">
            <text:p>259</text:p>
          </table:table-cell>
          <table:table-cell table:formula="of:=[.B2065]" office:value-type="float" office:value="6" calcext:value-type="float">
            <text:p>6</text:p>
          </table:table-cell>
          <table:table-cell office:value-type="float" office:value="82.241664" calcext:value-type="float">
            <text:p>82.241664</text:p>
          </table:table-cell>
          <table:table-cell office:value-type="float" office:value="167.868768" calcext:value-type="float">
            <text:p>167.868768</text:p>
          </table:table-cell>
          <table:table-cell office:value-type="float" office:value="83" calcext:value-type="float">
            <text:p>8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2066]+1" office:value-type="float" office:value="259" calcext:value-type="float">
            <text:p>259</text:p>
          </table:table-cell>
          <table:table-cell table:formula="of:=[.B2066]" office:value-type="float" office:value="7" calcext:value-type="float">
            <text:p>7</text:p>
          </table:table-cell>
          <table:table-cell office:value-type="float" office:value="105.456896" calcext:value-type="float">
            <text:p>105.456896</text:p>
          </table:table-cell>
          <table:table-cell office:value-type="float" office:value="47.064768" calcext:value-type="float">
            <text:p>47.064768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48" calcext:value-type="float">
            <text:p>48</text:p>
          </table:table-cell>
        </table:table-row>
        <table:table-row table:style-name="ro1">
          <table:table-cell table:formula="of:=[.A2067]+1" office:value-type="float" office:value="259" calcext:value-type="float">
            <text:p>259</text:p>
          </table:table-cell>
          <table:table-cell table:formula="of:=[.B2067]" office:value-type="float" office:value="8" calcext:value-type="float">
            <text:p>8</text:p>
          </table:table-cell>
          <table:table-cell office:value-type="float" office:value="122.6761472" calcext:value-type="float">
            <text:p>122.6761472</text:p>
          </table:table-cell>
          <table:table-cell office:value-type="float" office:value="52.003488" calcext:value-type="float">
            <text:p>52.003488</text:p>
          </table:table-cell>
          <table:table-cell office:value-type="float" office:value="124" calcext:value-type="float">
            <text:p>12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[.A2068]+1" office:value-type="float" office:value="260" calcext:value-type="float">
            <text:p>260</text:p>
          </table:table-cell>
          <table:table-cell table:formula="of:=[.B2068]" office:value-type="float" office:value="1" calcext:value-type="float">
            <text:p>1</text:p>
          </table:table-cell>
          <table:table-cell office:value-type="float" office:value="165.581056" calcext:value-type="float">
            <text:p>165.581056</text:p>
          </table:table-cell>
          <table:table-cell office:value-type="float" office:value="51.747168" calcext:value-type="float">
            <text:p>51.747168</text:p>
          </table:table-cell>
          <table:table-cell office:value-type="float" office:value="167" calcext:value-type="float">
            <text:p>16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[.A2069]+1" office:value-type="float" office:value="260" calcext:value-type="float">
            <text:p>260</text:p>
          </table:table-cell>
          <table:table-cell table:formula="of:=[.B2069]" office:value-type="float" office:value="2" calcext:value-type="float">
            <text:p>2</text:p>
          </table:table-cell>
          <table:table-cell office:value-type="float" office:value="202.552064" calcext:value-type="float">
            <text:p>202.552064</text:p>
          </table:table-cell>
          <table:table-cell office:value-type="float" office:value="51.080448" calcext:value-type="float">
            <text:p>51.080448</text:p>
          </table:table-cell>
          <table:table-cell office:value-type="float" office:value="200" calcext:value-type="float">
            <text:p>20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[.A2070]+1" office:value-type="float" office:value="260" calcext:value-type="float">
            <text:p>260</text:p>
          </table:table-cell>
          <table:table-cell table:formula="of:=[.B2070]" office:value-type="float" office:value="3" calcext:value-type="float">
            <text:p>3</text:p>
          </table:table-cell>
          <table:table-cell office:value-type="float" office:value="216.6176" calcext:value-type="float">
            <text:p>216.6176</text:p>
          </table:table-cell>
          <table:table-cell office:value-type="float" office:value="45.0744" calcext:value-type="float">
            <text:p>45.0744</text:p>
          </table:table-cell>
          <table:table-cell office:value-type="float" office:value="219" calcext:value-type="float">
            <text:p>21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2071]+1" office:value-type="float" office:value="260" calcext:value-type="float">
            <text:p>260</text:p>
          </table:table-cell>
          <table:table-cell table:formula="of:=[.B2071]" office:value-type="float" office:value="4" calcext:value-type="float">
            <text:p>4</text:p>
          </table:table-cell>
          <table:table-cell office:value-type="float" office:value="243.234176" calcext:value-type="float">
            <text:p>243.234176</text:p>
          </table:table-cell>
          <table:table-cell office:value-type="float" office:value="170.837472" calcext:value-type="float">
            <text:p>170.837472</text:p>
          </table:table-cell>
          <table:table-cell office:value-type="float" office:value="241" calcext:value-type="float">
            <text:p>24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2072]+1" office:value-type="float" office:value="260" calcext:value-type="float">
            <text:p>260</text:p>
          </table:table-cell>
          <table:table-cell table:formula="of:=[.B2072]" office:value-type="float" office:value="5" calcext:value-type="float">
            <text:p>5</text:p>
          </table:table-cell>
          <table:table-cell office:value-type="float" office:value="166.547968" calcext:value-type="float">
            <text:p>166.547968</text:p>
          </table:table-cell>
          <table:table-cell office:value-type="float" office:value="177.813312" calcext:value-type="float">
            <text:p>177.813312</text:p>
          </table:table-cell>
          <table:table-cell office:value-type="float" office:value="166" calcext:value-type="float">
            <text:p>16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2073]+1" office:value-type="float" office:value="260" calcext:value-type="float">
            <text:p>260</text:p>
          </table:table-cell>
          <table:table-cell table:formula="of:=[.B2073]" office:value-type="float" office:value="6" calcext:value-type="float">
            <text:p>6</text:p>
          </table:table-cell>
          <table:table-cell office:value-type="float" office:value="83.760768" calcext:value-type="float">
            <text:p>83.760768</text:p>
          </table:table-cell>
          <table:table-cell office:value-type="float" office:value="172.790976" calcext:value-type="float">
            <text:p>172.790976</text:p>
          </table:table-cell>
          <table:table-cell office:value-type="float" office:value="87" calcext:value-type="float">
            <text:p>8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2074]+1" office:value-type="float" office:value="260" calcext:value-type="float">
            <text:p>260</text:p>
          </table:table-cell>
          <table:table-cell table:formula="of:=[.B2074]" office:value-type="float" office:value="7" calcext:value-type="float">
            <text:p>7</text:p>
          </table:table-cell>
          <table:table-cell office:value-type="float" office:value="105.119232" calcext:value-type="float">
            <text:p>105.119232</text:p>
          </table:table-cell>
          <table:table-cell office:value-type="float" office:value="46.36944" calcext:value-type="float">
            <text:p>46.36944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46" calcext:value-type="float">
            <text:p>46</text:p>
          </table:table-cell>
        </table:table-row>
        <table:table-row table:style-name="ro1">
          <table:table-cell table:formula="of:=[.A2075]+1" office:value-type="float" office:value="260" calcext:value-type="float">
            <text:p>260</text:p>
          </table:table-cell>
          <table:table-cell table:formula="of:=[.B2075]" office:value-type="float" office:value="8" calcext:value-type="float">
            <text:p>8</text:p>
          </table:table-cell>
          <table:table-cell office:value-type="float" office:value="124.430976" calcext:value-type="float">
            <text:p>124.430976</text:p>
          </table:table-cell>
          <table:table-cell office:value-type="float" office:value="52.065024" calcext:value-type="float">
            <text:p>52.065024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[.A2076]+1" office:value-type="float" office:value="261" calcext:value-type="float">
            <text:p>261</text:p>
          </table:table-cell>
          <table:table-cell table:formula="of:=[.B2076]" office:value-type="float" office:value="1" calcext:value-type="float">
            <text:p>1</text:p>
          </table:table-cell>
          <table:table-cell office:value-type="float" office:value="167.62624" calcext:value-type="float">
            <text:p>167.62624</text:p>
          </table:table-cell>
          <table:table-cell office:value-type="float" office:value="42.420864" calcext:value-type="float">
            <text:p>42.420864</text:p>
          </table:table-cell>
          <table:table-cell office:value-type="float" office:value="168" calcext:value-type="float">
            <text:p>16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2077]+1" office:value-type="float" office:value="261" calcext:value-type="float">
            <text:p>261</text:p>
          </table:table-cell>
          <table:table-cell table:formula="of:=[.B2077]" office:value-type="float" office:value="2" calcext:value-type="float">
            <text:p>2</text:p>
          </table:table-cell>
          <table:table-cell office:value-type="float" office:value="205.033088" calcext:value-type="float">
            <text:p>205.033088</text:p>
          </table:table-cell>
          <table:table-cell office:value-type="float" office:value="43.671648" calcext:value-type="float">
            <text:p>43.671648</text:p>
          </table:table-cell>
          <table:table-cell office:value-type="float" office:value="207" calcext:value-type="float">
            <text:p>20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2078]+1" office:value-type="float" office:value="261" calcext:value-type="float">
            <text:p>261</text:p>
          </table:table-cell>
          <table:table-cell table:formula="of:=[.B2078]" office:value-type="float" office:value="3" calcext:value-type="float">
            <text:p>3</text:p>
          </table:table-cell>
          <table:table-cell office:value-type="float" office:value="218.783744" calcext:value-type="float">
            <text:p>218.783744</text:p>
          </table:table-cell>
          <table:table-cell office:value-type="float" office:value="39.48816" calcext:value-type="float">
            <text:p>39.48816</text:p>
          </table:table-cell>
          <table:table-cell office:value-type="float" office:value="220" calcext:value-type="float">
            <text:p>2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2079]+1" office:value-type="float" office:value="261" calcext:value-type="float">
            <text:p>261</text:p>
          </table:table-cell>
          <table:table-cell table:formula="of:=[.B2079]" office:value-type="float" office:value="4" calcext:value-type="float">
            <text:p>4</text:p>
          </table:table-cell>
          <table:table-cell office:value-type="float" office:value="239.784064" calcext:value-type="float">
            <text:p>239.784064</text:p>
          </table:table-cell>
          <table:table-cell office:value-type="float" office:value="163.590144" calcext:value-type="float">
            <text:p>163.590144</text:p>
          </table:table-cell>
          <table:table-cell office:value-type="float" office:value="239" calcext:value-type="float">
            <text:p>23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2080]+1" office:value-type="float" office:value="261" calcext:value-type="float">
            <text:p>261</text:p>
          </table:table-cell>
          <table:table-cell table:formula="of:=[.B2080]" office:value-type="float" office:value="5" calcext:value-type="float">
            <text:p>5</text:p>
          </table:table-cell>
          <table:table-cell office:value-type="float" office:value="163.731456" calcext:value-type="float">
            <text:p>163.731456</text:p>
          </table:table-cell>
          <table:table-cell office:value-type="float" office:value="165.582048" calcext:value-type="float">
            <text:p>165.582048</text:p>
          </table:table-cell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2081]+1" office:value-type="float" office:value="261" calcext:value-type="float">
            <text:p>261</text:p>
          </table:table-cell>
          <table:table-cell table:formula="of:=[.B2081]" office:value-type="float" office:value="6" calcext:value-type="float">
            <text:p>6</text:p>
          </table:table-cell>
          <table:table-cell office:value-type="float" office:value="83.872" calcext:value-type="float">
            <text:p>83.872</text:p>
          </table:table-cell>
          <table:table-cell office:value-type="float" office:value="158.54208" calcext:value-type="float">
            <text:p>158.54208</text:p>
          </table:table-cell>
          <table:table-cell office:value-type="float" office:value="84" calcext:value-type="float">
            <text:p>8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2082]+1" office:value-type="float" office:value="261" calcext:value-type="float">
            <text:p>261</text:p>
          </table:table-cell>
          <table:table-cell table:formula="of:=[.B2082]" office:value-type="float" office:value="7" calcext:value-type="float">
            <text:p>7</text:p>
          </table:table-cell>
          <table:table-cell office:value-type="float" office:value="109.3856" calcext:value-type="float">
            <text:p>109.3856</text:p>
          </table:table-cell>
          <table:table-cell office:value-type="float" office:value="35.574624" calcext:value-type="float">
            <text:p>35.574624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5" calcext:value-type="float">
            <text:p>35</text:p>
          </table:table-cell>
        </table:table-row>
        <table:table-row table:style-name="ro1">
          <table:table-cell table:formula="of:=[.A2083]+1" office:value-type="float" office:value="261" calcext:value-type="float">
            <text:p>261</text:p>
          </table:table-cell>
          <table:table-cell table:formula="of:=[.B2083]" office:value-type="float" office:value="8" calcext:value-type="float">
            <text:p>8</text:p>
          </table:table-cell>
          <table:table-cell office:value-type="float" office:value="127.4149568" calcext:value-type="float">
            <text:p>127.4149568</text:p>
          </table:table-cell>
          <table:table-cell office:value-type="float" office:value="41.010912" calcext:value-type="float">
            <text:p>41.010912</text:p>
          </table:table-cell>
          <table:table-cell office:value-type="float" office:value="129" calcext:value-type="float">
            <text:p>12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A2084]+1" office:value-type="float" office:value="262" calcext:value-type="float">
            <text:p>262</text:p>
          </table:table-cell>
          <table:table-cell table:formula="of:=[.B2084]" office:value-type="float" office:value="1" calcext:value-type="float">
            <text:p>1</text:p>
          </table:table-cell>
          <table:table-cell office:value-type="float" office:value="169.466496" calcext:value-type="float">
            <text:p>169.466496</text:p>
          </table:table-cell>
          <table:table-cell office:value-type="float" office:value="45.393216" calcext:value-type="float">
            <text:p>45.393216</text:p>
          </table:table-cell>
          <table:table-cell office:value-type="float" office:value="171" calcext:value-type="float">
            <text:p>17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2085]+1" office:value-type="float" office:value="262" calcext:value-type="float">
            <text:p>262</text:p>
          </table:table-cell>
          <table:table-cell table:formula="of:=[.B2085]" office:value-type="float" office:value="2" calcext:value-type="float">
            <text:p>2</text:p>
          </table:table-cell>
          <table:table-cell office:value-type="float" office:value="204.854784" calcext:value-type="float">
            <text:p>204.854784</text:p>
          </table:table-cell>
          <table:table-cell office:value-type="float" office:value="45.251136" calcext:value-type="float">
            <text:p>45.251136</text:p>
          </table:table-cell>
          <table:table-cell office:value-type="float" office:value="207" calcext:value-type="float">
            <text:p>20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2086]+1" office:value-type="float" office:value="262" calcext:value-type="float">
            <text:p>262</text:p>
          </table:table-cell>
          <table:table-cell table:formula="of:=[.B2086]" office:value-type="float" office:value="3" calcext:value-type="float">
            <text:p>3</text:p>
          </table:table-cell>
          <table:table-cell office:value-type="float" office:value="219.0464" calcext:value-type="float">
            <text:p>219.0464</text:p>
          </table:table-cell>
          <table:table-cell office:value-type="float" office:value="40.290528" calcext:value-type="float">
            <text:p>40.290528</text:p>
          </table:table-cell>
          <table:table-cell office:value-type="float" office:value="222" calcext:value-type="float">
            <text:p>2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2087]+1" office:value-type="float" office:value="262" calcext:value-type="float">
            <text:p>262</text:p>
          </table:table-cell>
          <table:table-cell table:formula="of:=[.B2087]" office:value-type="float" office:value="4" calcext:value-type="float">
            <text:p>4</text:p>
          </table:table-cell>
          <table:table-cell office:value-type="float" office:value="241.5328" calcext:value-type="float">
            <text:p>241.5328</text:p>
          </table:table-cell>
          <table:table-cell office:value-type="float" office:value="161.007552" calcext:value-type="float">
            <text:p>161.007552</text:p>
          </table:table-cell>
          <table:table-cell office:value-type="float" office:value="239" calcext:value-type="float">
            <text:p>239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2088]+1" office:value-type="float" office:value="262" calcext:value-type="float">
            <text:p>262</text:p>
          </table:table-cell>
          <table:table-cell table:formula="of:=[.B2088]" office:value-type="float" office:value="5" calcext:value-type="float">
            <text:p>5</text:p>
          </table:table-cell>
          <table:table-cell office:value-type="float" office:value="166.969216" calcext:value-type="float">
            <text:p>166.969216</text:p>
          </table:table-cell>
          <table:table-cell office:value-type="float" office:value="164.716128" calcext:value-type="float">
            <text:p>164.716128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2089]+1" office:value-type="float" office:value="262" calcext:value-type="float">
            <text:p>262</text:p>
          </table:table-cell>
          <table:table-cell table:formula="of:=[.B2089]" office:value-type="float" office:value="6" calcext:value-type="float">
            <text:p>6</text:p>
          </table:table-cell>
          <table:table-cell office:value-type="float" office:value="88.555776" calcext:value-type="float">
            <text:p>88.555776</text:p>
          </table:table-cell>
          <table:table-cell office:value-type="float" office:value="158.241216" calcext:value-type="float">
            <text:p>158.241216</text:p>
          </table:table-cell>
          <table:table-cell office:value-type="float" office:value="87" calcext:value-type="float">
            <text:p>8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2090]+1" office:value-type="float" office:value="262" calcext:value-type="float">
            <text:p>262</text:p>
          </table:table-cell>
          <table:table-cell table:formula="of:=[.B2090]" office:value-type="float" office:value="7" calcext:value-type="float">
            <text:p>7</text:p>
          </table:table-cell>
          <table:table-cell office:value-type="float" office:value="112.383616" calcext:value-type="float">
            <text:p>112.383616</text:p>
          </table:table-cell>
          <table:table-cell office:value-type="float" office:value="38.259264" calcext:value-type="float">
            <text:p>38.259264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5" calcext:value-type="float">
            <text:p>35</text:p>
          </table:table-cell>
        </table:table-row>
        <table:table-row table:style-name="ro1">
          <table:table-cell table:formula="of:=[.A2091]+1" office:value-type="float" office:value="262" calcext:value-type="float">
            <text:p>262</text:p>
          </table:table-cell>
          <table:table-cell table:formula="of:=[.B2091]" office:value-type="float" office:value="8" calcext:value-type="float">
            <text:p>8</text:p>
          </table:table-cell>
          <table:table-cell office:value-type="float" office:value="131.0632064" calcext:value-type="float">
            <text:p>131.0632064</text:p>
          </table:table-cell>
          <table:table-cell office:value-type="float" office:value="43.64832" calcext:value-type="float">
            <text:p>43.64832</text:p>
          </table:table-cell>
          <table:table-cell office:value-type="float" office:value="130" calcext:value-type="float">
            <text:p>13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2092]+1" office:value-type="float" office:value="263" calcext:value-type="float">
            <text:p>263</text:p>
          </table:table-cell>
          <table:table-cell table:formula="of:=[.B2092]" office:value-type="float" office:value="1" calcext:value-type="float">
            <text:p>1</text:p>
          </table:table-cell>
          <table:table-cell office:value-type="float" office:value="160.550272" calcext:value-type="float">
            <text:p>160.550272</text:p>
          </table:table-cell>
          <table:table-cell office:value-type="float" office:value="40.118592" calcext:value-type="float">
            <text:p>40.118592</text:p>
          </table:table-cell>
          <table:table-cell office:value-type="float" office:value="161" calcext:value-type="float">
            <text:p>16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2093]+1" office:value-type="float" office:value="263" calcext:value-type="float">
            <text:p>263</text:p>
          </table:table-cell>
          <table:table-cell table:formula="of:=[.B2093]" office:value-type="float" office:value="2" calcext:value-type="float">
            <text:p>2</text:p>
          </table:table-cell>
          <table:table-cell office:value-type="float" office:value="198.155264" calcext:value-type="float">
            <text:p>198.155264</text:p>
          </table:table-cell>
          <table:table-cell office:value-type="float" office:value="38.007264" calcext:value-type="float">
            <text:p>38.007264</text:p>
          </table:table-cell>
          <table:table-cell office:value-type="float" office:value="197" calcext:value-type="float">
            <text:p>1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2094]+1" office:value-type="float" office:value="263" calcext:value-type="float">
            <text:p>263</text:p>
          </table:table-cell>
          <table:table-cell table:formula="of:=[.B2094]" office:value-type="float" office:value="3" calcext:value-type="float">
            <text:p>3</text:p>
          </table:table-cell>
          <table:table-cell office:value-type="float" office:value="213.61856" calcext:value-type="float">
            <text:p>213.61856</text:p>
          </table:table-cell>
          <table:table-cell office:value-type="float" office:value="31.791936" calcext:value-type="float">
            <text:p>31.791936</text:p>
          </table:table-cell>
          <table:table-cell office:value-type="float" office:value="212" calcext:value-type="float">
            <text:p>2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2095]+1" office:value-type="float" office:value="263" calcext:value-type="float">
            <text:p>263</text:p>
          </table:table-cell>
          <table:table-cell table:formula="of:=[.B2095]" office:value-type="float" office:value="4" calcext:value-type="float">
            <text:p>4</text:p>
          </table:table-cell>
          <table:table-cell office:value-type="float" office:value="244.259328" calcext:value-type="float">
            <text:p>244.259328</text:p>
          </table:table-cell>
          <table:table-cell office:value-type="float" office:value="159.216768" calcext:value-type="float">
            <text:p>159.216768</text:p>
          </table:table-cell>
          <table:table-cell office:value-type="float" office:value="247" calcext:value-type="float">
            <text:p>247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2096]+1" office:value-type="float" office:value="263" calcext:value-type="float">
            <text:p>263</text:p>
          </table:table-cell>
          <table:table-cell table:formula="of:=[.B2096]" office:value-type="float" office:value="5" calcext:value-type="float">
            <text:p>5</text:p>
          </table:table-cell>
          <table:table-cell office:value-type="float" office:value="164.124288" calcext:value-type="float">
            <text:p>164.124288</text:p>
          </table:table-cell>
          <table:table-cell office:value-type="float" office:value="167.494464" calcext:value-type="float">
            <text:p>167.494464</text:p>
          </table:table-cell>
          <table:table-cell office:value-type="float" office:value="165" calcext:value-type="float">
            <text:p>16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2097]+1" office:value-type="float" office:value="263" calcext:value-type="float">
            <text:p>263</text:p>
          </table:table-cell>
          <table:table-cell table:formula="of:=[.B2097]" office:value-type="float" office:value="6" calcext:value-type="float">
            <text:p>6</text:p>
          </table:table-cell>
          <table:table-cell office:value-type="float" office:value="78.74048" calcext:value-type="float">
            <text:p>78.74048</text:p>
          </table:table-cell>
          <table:table-cell office:value-type="float" office:value="163.98096" calcext:value-type="float">
            <text:p>163.98096</text:p>
          </table:table-cell>
          <table:table-cell office:value-type="float" office:value="76" calcext:value-type="float">
            <text:p>76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2098]+1" office:value-type="float" office:value="263" calcext:value-type="float">
            <text:p>263</text:p>
          </table:table-cell>
          <table:table-cell table:formula="of:=[.B2098]" office:value-type="float" office:value="7" calcext:value-type="float">
            <text:p>7</text:p>
          </table:table-cell>
          <table:table-cell office:value-type="float" office:value="98.079744" calcext:value-type="float">
            <text:p>98.079744</text:p>
          </table:table-cell>
          <table:table-cell office:value-type="float" office:value="34.438176" calcext:value-type="float">
            <text:p>34.438176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34" calcext:value-type="float">
            <text:p>34</text:p>
          </table:table-cell>
        </table:table-row>
        <table:table-row table:style-name="ro1">
          <table:table-cell table:formula="of:=[.A2099]+1" office:value-type="float" office:value="263" calcext:value-type="float">
            <text:p>263</text:p>
          </table:table-cell>
          <table:table-cell table:formula="of:=[.B2099]" office:value-type="float" office:value="8" calcext:value-type="float">
            <text:p>8</text:p>
          </table:table-cell>
          <table:table-cell office:value-type="float" office:value="118.7691136" calcext:value-type="float">
            <text:p>118.7691136</text:p>
          </table:table-cell>
          <table:table-cell office:value-type="float" office:value="39.789792" calcext:value-type="float">
            <text:p>39.789792</text:p>
          </table:table-cell>
          <table:table-cell office:value-type="float" office:value="118" calcext:value-type="float">
            <text:p>11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2100]+1" office:value-type="float" office:value="264" calcext:value-type="float">
            <text:p>264</text:p>
          </table:table-cell>
          <table:table-cell table:formula="of:=[.B2100]" office:value-type="float" office:value="1" calcext:value-type="float">
            <text:p>1</text:p>
          </table:table-cell>
          <table:table-cell office:value-type="float" office:value="172.356352" calcext:value-type="float">
            <text:p>172.356352</text:p>
          </table:table-cell>
          <table:table-cell office:value-type="float" office:value="50.879424" calcext:value-type="float">
            <text:p>50.879424</text:p>
          </table:table-cell>
          <table:table-cell office:value-type="float" office:value="175" calcext:value-type="float">
            <text:p>17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[.A2101]+1" office:value-type="float" office:value="264" calcext:value-type="float">
            <text:p>264</text:p>
          </table:table-cell>
          <table:table-cell table:formula="of:=[.B2101]" office:value-type="float" office:value="2" calcext:value-type="float">
            <text:p>2</text:p>
          </table:table-cell>
          <table:table-cell office:value-type="float" office:value="205.233536" calcext:value-type="float">
            <text:p>205.233536</text:p>
          </table:table-cell>
          <table:table-cell office:value-type="float" office:value="51.548256" calcext:value-type="float">
            <text:p>51.548256</text:p>
          </table:table-cell>
          <table:table-cell office:value-type="float" office:value="199" calcext:value-type="float">
            <text:p>19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[.A2102]+1" office:value-type="float" office:value="264" calcext:value-type="float">
            <text:p>264</text:p>
          </table:table-cell>
          <table:table-cell table:formula="of:=[.B2102]" office:value-type="float" office:value="3" calcext:value-type="float">
            <text:p>3</text:p>
          </table:table-cell>
          <table:table-cell office:value-type="float" office:value="221.174656" calcext:value-type="float">
            <text:p>221.174656</text:p>
          </table:table-cell>
          <table:table-cell office:value-type="float" office:value="45.689184" calcext:value-type="float">
            <text:p>45.689184</text:p>
          </table:table-cell>
          <table:table-cell office:value-type="float" office:value="224" calcext:value-type="float">
            <text:p>22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A2103]+1" office:value-type="float" office:value="264" calcext:value-type="float">
            <text:p>264</text:p>
          </table:table-cell>
          <table:table-cell table:formula="of:=[.B2103]" office:value-type="float" office:value="4" calcext:value-type="float">
            <text:p>4</text:p>
          </table:table-cell>
          <table:table-cell office:value-type="float" office:value="242.182912" calcext:value-type="float">
            <text:p>242.182912</text:p>
          </table:table-cell>
          <table:table-cell office:value-type="float" office:value="169.287744" calcext:value-type="float">
            <text:p>169.287744</text:p>
          </table:table-cell>
          <table:table-cell office:value-type="float" office:value="244" calcext:value-type="float">
            <text:p>24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2104]+1" office:value-type="float" office:value="264" calcext:value-type="float">
            <text:p>264</text:p>
          </table:table-cell>
          <table:table-cell table:formula="of:=[.B2104]" office:value-type="float" office:value="5" calcext:value-type="float">
            <text:p>5</text:p>
          </table:table-cell>
          <table:table-cell office:value-type="float" office:value="166.00832" calcext:value-type="float">
            <text:p>166.00832</text:p>
          </table:table-cell>
          <table:table-cell office:value-type="float" office:value="172.382496" calcext:value-type="float">
            <text:p>172.382496</text:p>
          </table:table-cell>
          <table:table-cell office:value-type="float" office:value="166" calcext:value-type="float">
            <text:p>166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2105]+1" office:value-type="float" office:value="264" calcext:value-type="float">
            <text:p>264</text:p>
          </table:table-cell>
          <table:table-cell table:formula="of:=[.B2105]" office:value-type="float" office:value="6" calcext:value-type="float">
            <text:p>6</text:p>
          </table:table-cell>
          <table:table-cell office:value-type="float" office:value="87.117568" calcext:value-type="float">
            <text:p>87.117568</text:p>
          </table:table-cell>
          <table:table-cell office:value-type="float" office:value="164.885184" calcext:value-type="float">
            <text:p>164.885184</text:p>
          </table:table-cell>
          <table:table-cell office:value-type="float" office:value="85" calcext:value-type="float">
            <text:p>85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2106]+1" office:value-type="float" office:value="264" calcext:value-type="float">
            <text:p>264</text:p>
          </table:table-cell>
          <table:table-cell table:formula="of:=[.B2106]" office:value-type="float" office:value="7" calcext:value-type="float">
            <text:p>7</text:p>
          </table:table-cell>
          <table:table-cell office:value-type="float" office:value="113.171712" calcext:value-type="float">
            <text:p>113.171712</text:p>
          </table:table-cell>
          <table:table-cell office:value-type="float" office:value="42.738912" calcext:value-type="float">
            <text:p>42.738912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41" calcext:value-type="float">
            <text:p>41</text:p>
          </table:table-cell>
        </table:table-row>
        <table:table-row table:style-name="ro1">
          <table:table-cell table:formula="of:=[.A2107]+1" office:value-type="float" office:value="264" calcext:value-type="float">
            <text:p>264</text:p>
          </table:table-cell>
          <table:table-cell table:formula="of:=[.B2107]" office:value-type="float" office:value="8" calcext:value-type="float">
            <text:p>8</text:p>
          </table:table-cell>
          <table:table-cell office:value-type="float" office:value="132.3406464" calcext:value-type="float">
            <text:p>132.3406464</text:p>
          </table:table-cell>
          <table:table-cell office:value-type="float" office:value="49.440288" calcext:value-type="float">
            <text:p>49.440288</text:p>
          </table:table-cell>
          <table:table-cell office:value-type="float" office:value="139" calcext:value-type="float">
            <text:p>13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A2108]+1" office:value-type="float" office:value="265" calcext:value-type="float">
            <text:p>265</text:p>
          </table:table-cell>
          <table:table-cell table:formula="of:=[.B2108]" office:value-type="float" office:value="1" calcext:value-type="float">
            <text:p>1</text:p>
          </table:table-cell>
          <table:table-cell office:value-type="float" office:value="164.384896" calcext:value-type="float">
            <text:p>164.384896</text:p>
          </table:table-cell>
          <table:table-cell office:value-type="float" office:value="29.610144" calcext:value-type="float">
            <text:p>29.610144</text:p>
          </table:table-cell>
          <table:table-cell office:value-type="float" office:value="165" calcext:value-type="float">
            <text:p>16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2109]+1" office:value-type="float" office:value="265" calcext:value-type="float">
            <text:p>265</text:p>
          </table:table-cell>
          <table:table-cell table:formula="of:=[.B2109]" office:value-type="float" office:value="2" calcext:value-type="float">
            <text:p>2</text:p>
          </table:table-cell>
          <table:table-cell office:value-type="float" office:value="202.067712" calcext:value-type="float">
            <text:p>202.067712</text:p>
          </table:table-cell>
          <table:table-cell office:value-type="float" office:value="29.57424" calcext:value-type="float">
            <text:p>29.57424</text:p>
          </table:table-cell>
          <table:table-cell office:value-type="float" office:value="199" calcext:value-type="float">
            <text:p>19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2110]+1" office:value-type="float" office:value="265" calcext:value-type="float">
            <text:p>265</text:p>
          </table:table-cell>
          <table:table-cell table:formula="of:=[.B2110]" office:value-type="float" office:value="3" calcext:value-type="float">
            <text:p>3</text:p>
          </table:table-cell>
          <table:table-cell office:value-type="float" office:value="215.687552" calcext:value-type="float">
            <text:p>215.687552</text:p>
          </table:table-cell>
          <table:table-cell office:value-type="float" office:value="24.366432" calcext:value-type="float">
            <text:p>24.366432</text:p>
          </table:table-cell>
          <table:table-cell office:value-type="float" office:value="214" calcext:value-type="float">
            <text:p>21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2111]+1" office:value-type="float" office:value="265" calcext:value-type="float">
            <text:p>265</text:p>
          </table:table-cell>
          <table:table-cell table:formula="of:=[.B2111]" office:value-type="float" office:value="4" calcext:value-type="float">
            <text:p>4</text:p>
          </table:table-cell>
          <table:table-cell office:value-type="float" office:value="237.166976" calcext:value-type="float">
            <text:p>237.166976</text:p>
          </table:table-cell>
          <table:table-cell office:value-type="float" office:value="147.685152" calcext:value-type="float">
            <text:p>147.685152</text:p>
          </table:table-cell>
          <table:table-cell office:value-type="float" office:value="234" calcext:value-type="float">
            <text:p>23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[.A2112]+1" office:value-type="float" office:value="265" calcext:value-type="float">
            <text:p>265</text:p>
          </table:table-cell>
          <table:table-cell table:formula="of:=[.B2112]" office:value-type="float" office:value="5" calcext:value-type="float">
            <text:p>5</text:p>
          </table:table-cell>
          <table:table-cell office:value-type="float" office:value="162.119424" calcext:value-type="float">
            <text:p>162.119424</text:p>
          </table:table-cell>
          <table:table-cell office:value-type="float" office:value="150.655776" calcext:value-type="float">
            <text:p>150.655776</text:p>
          </table:table-cell>
          <table:table-cell office:value-type="float" office:value="161" calcext:value-type="float">
            <text:p>16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[.A2113]+1" office:value-type="float" office:value="265" calcext:value-type="float">
            <text:p>265</text:p>
          </table:table-cell>
          <table:table-cell table:formula="of:=[.B2113]" office:value-type="float" office:value="6" calcext:value-type="float">
            <text:p>6</text:p>
          </table:table-cell>
          <table:table-cell office:value-type="float" office:value="83.124352" calcext:value-type="float">
            <text:p>83.124352</text:p>
          </table:table-cell>
          <table:table-cell office:value-type="float" office:value="143.435424" calcext:value-type="float">
            <text:p>143.435424</text:p>
          </table:table-cell>
          <table:table-cell office:value-type="float" office:value="82" calcext:value-type="float">
            <text:p>8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formula="of:=[.A2114]+1" office:value-type="float" office:value="265" calcext:value-type="float">
            <text:p>265</text:p>
          </table:table-cell>
          <table:table-cell table:formula="of:=[.B2114]" office:value-type="float" office:value="7" calcext:value-type="float">
            <text:p>7</text:p>
          </table:table-cell>
          <table:table-cell office:value-type="float" office:value="107.744896" calcext:value-type="float">
            <text:p>107.744896</text:p>
          </table:table-cell>
          <table:table-cell office:value-type="float" office:value="21.055776" calcext:value-type="float">
            <text:p>21.055776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table:formula="of:=[.A2115]+1" office:value-type="float" office:value="265" calcext:value-type="float">
            <text:p>265</text:p>
          </table:table-cell>
          <table:table-cell table:formula="of:=[.B2115]" office:value-type="float" office:value="8" calcext:value-type="float">
            <text:p>8</text:p>
          </table:table-cell>
          <table:table-cell office:value-type="float" office:value="124.8530944" calcext:value-type="float">
            <text:p>124.8530944</text:p>
          </table:table-cell>
          <table:table-cell office:value-type="float" office:value="26.74368" calcext:value-type="float">
            <text:p>26.74368</text:p>
          </table:table-cell>
          <table:table-cell office:value-type="float" office:value="121" calcext:value-type="float">
            <text:p>1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2116]+1" office:value-type="float" office:value="266" calcext:value-type="float">
            <text:p>266</text:p>
          </table:table-cell>
          <table:table-cell table:formula="of:=[.B2116]" office:value-type="float" office:value="1" calcext:value-type="float">
            <text:p>1</text:p>
          </table:table-cell>
          <table:table-cell office:value-type="float" office:value="166.272" calcext:value-type="float">
            <text:p>166.272</text:p>
          </table:table-cell>
          <table:table-cell office:value-type="float" office:value="26.291904" calcext:value-type="float">
            <text:p>26.291904</text:p>
          </table:table-cell>
          <table:table-cell office:value-type="float" office:value="166" calcext:value-type="float">
            <text:p>16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2117]+1" office:value-type="float" office:value="266" calcext:value-type="float">
            <text:p>266</text:p>
          </table:table-cell>
          <table:table-cell table:formula="of:=[.B2117]" office:value-type="float" office:value="2" calcext:value-type="float">
            <text:p>2</text:p>
          </table:table-cell>
          <table:table-cell office:value-type="float" office:value="203.536512" calcext:value-type="float">
            <text:p>203.536512</text:p>
          </table:table-cell>
          <table:table-cell office:value-type="float" office:value="26.899488" calcext:value-type="float">
            <text:p>26.899488</text:p>
          </table:table-cell>
          <table:table-cell office:value-type="float" office:value="206" calcext:value-type="float">
            <text:p>20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2118]+1" office:value-type="float" office:value="266" calcext:value-type="float">
            <text:p>266</text:p>
          </table:table-cell>
          <table:table-cell table:formula="of:=[.B2118]" office:value-type="float" office:value="3" calcext:value-type="float">
            <text:p>3</text:p>
          </table:table-cell>
          <table:table-cell office:value-type="float" office:value="218.48" calcext:value-type="float">
            <text:p>218.48</text:p>
          </table:table-cell>
          <table:table-cell office:value-type="float" office:value="21.616512" calcext:value-type="float">
            <text:p>21.616512</text:p>
          </table:table-cell>
          <table:table-cell office:value-type="float" office:value="219" calcext:value-type="float">
            <text:p>2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2119]+1" office:value-type="float" office:value="266" calcext:value-type="float">
            <text:p>266</text:p>
          </table:table-cell>
          <table:table-cell table:formula="of:=[.B2119]" office:value-type="float" office:value="4" calcext:value-type="float">
            <text:p>4</text:p>
          </table:table-cell>
          <table:table-cell office:value-type="float" office:value="239.328384" calcext:value-type="float">
            <text:p>239.328384</text:p>
          </table:table-cell>
          <table:table-cell office:value-type="float" office:value="149.93424" calcext:value-type="float">
            <text:p>149.93424</text:p>
          </table:table-cell>
          <table:table-cell office:value-type="float" office:value="239" calcext:value-type="float">
            <text:p>239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2120]+1" office:value-type="float" office:value="266" calcext:value-type="float">
            <text:p>266</text:p>
          </table:table-cell>
          <table:table-cell table:formula="of:=[.B2120]" office:value-type="float" office:value="5" calcext:value-type="float">
            <text:p>5</text:p>
          </table:table-cell>
          <table:table-cell office:value-type="float" office:value="161.540352" calcext:value-type="float">
            <text:p>161.540352</text:p>
          </table:table-cell>
          <table:table-cell office:value-type="float" office:value="151.002144" calcext:value-type="float">
            <text:p>151.002144</text:p>
          </table:table-cell>
          <table:table-cell office:value-type="float" office:value="159" calcext:value-type="float">
            <text:p>15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2121]+1" office:value-type="float" office:value="266" calcext:value-type="float">
            <text:p>266</text:p>
          </table:table-cell>
          <table:table-cell table:formula="of:=[.B2121]" office:value-type="float" office:value="6" calcext:value-type="float">
            <text:p>6</text:p>
          </table:table-cell>
          <table:table-cell office:value-type="float" office:value="80.256" calcext:value-type="float">
            <text:p>80.256</text:p>
          </table:table-cell>
          <table:table-cell office:value-type="float" office:value="143.26992" calcext:value-type="float">
            <text:p>143.26992</text:p>
          </table:table-cell>
          <table:table-cell office:value-type="float" office:value="78" calcext:value-type="float">
            <text:p>7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[.A2122]+1" office:value-type="float" office:value="266" calcext:value-type="float">
            <text:p>266</text:p>
          </table:table-cell>
          <table:table-cell table:formula="of:=[.B2122]" office:value-type="float" office:value="7" calcext:value-type="float">
            <text:p>7</text:p>
          </table:table-cell>
          <table:table-cell office:value-type="float" office:value="106.586496" calcext:value-type="float">
            <text:p>106.586496</text:p>
          </table:table-cell>
          <table:table-cell office:value-type="float" office:value="16.869888" calcext:value-type="float">
            <text:p>16.869888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1">
          <table:table-cell table:formula="of:=[.A2123]+1" office:value-type="float" office:value="266" calcext:value-type="float">
            <text:p>266</text:p>
          </table:table-cell>
          <table:table-cell table:formula="of:=[.B2123]" office:value-type="float" office:value="8" calcext:value-type="float">
            <text:p>8</text:p>
          </table:table-cell>
          <table:table-cell office:value-type="float" office:value="127.41812608" calcext:value-type="float">
            <text:p>127.41812608</text:p>
          </table:table-cell>
          <table:table-cell office:value-type="float" office:value="24.075456" calcext:value-type="float">
            <text:p>24.075456</text:p>
          </table:table-cell>
          <table:table-cell office:value-type="float" office:value="126" calcext:value-type="float">
            <text:p>1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2124]+1" office:value-type="float" office:value="267" calcext:value-type="float">
            <text:p>267</text:p>
          </table:table-cell>
          <table:table-cell table:formula="of:=[.B2124]" office:value-type="float" office:value="1" calcext:value-type="float">
            <text:p>1</text:p>
          </table:table-cell>
          <table:table-cell office:value-type="float" office:value="163.06496" calcext:value-type="float">
            <text:p>163.06496</text:p>
          </table:table-cell>
          <table:table-cell office:value-type="float" office:value="41.67168" calcext:value-type="float">
            <text:p>41.67168</text:p>
          </table:table-cell>
          <table:table-cell office:value-type="float" office:value="162" calcext:value-type="float">
            <text:p>16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2125]+1" office:value-type="float" office:value="267" calcext:value-type="float">
            <text:p>267</text:p>
          </table:table-cell>
          <table:table-cell table:formula="of:=[.B2125]" office:value-type="float" office:value="2" calcext:value-type="float">
            <text:p>2</text:p>
          </table:table-cell>
          <table:table-cell office:value-type="float" office:value="200.713984" calcext:value-type="float">
            <text:p>200.713984</text:p>
          </table:table-cell>
          <table:table-cell office:value-type="float" office:value="40.543872" calcext:value-type="float">
            <text:p>40.543872</text:p>
          </table:table-cell>
          <table:table-cell office:value-type="float" office:value="203" calcext:value-type="float">
            <text:p>20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2126]+1" office:value-type="float" office:value="267" calcext:value-type="float">
            <text:p>267</text:p>
          </table:table-cell>
          <table:table-cell table:formula="of:=[.B2126]" office:value-type="float" office:value="3" calcext:value-type="float">
            <text:p>3</text:p>
          </table:table-cell>
          <table:table-cell office:value-type="float" office:value="216.282752" calcext:value-type="float">
            <text:p>216.282752</text:p>
          </table:table-cell>
          <table:table-cell office:value-type="float" office:value="35.04672" calcext:value-type="float">
            <text:p>35.04672</text:p>
          </table:table-cell>
          <table:table-cell office:value-type="float" office:value="216" calcext:value-type="float">
            <text:p>21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2127]+1" office:value-type="float" office:value="267" calcext:value-type="float">
            <text:p>267</text:p>
          </table:table-cell>
          <table:table-cell table:formula="of:=[.B2127]" office:value-type="float" office:value="4" calcext:value-type="float">
            <text:p>4</text:p>
          </table:table-cell>
          <table:table-cell office:value-type="float" office:value="242.977152" calcext:value-type="float">
            <text:p>242.977152</text:p>
          </table:table-cell>
          <table:table-cell office:value-type="float" office:value="165.013056" calcext:value-type="float">
            <text:p>165.013056</text:p>
          </table:table-cell>
          <table:table-cell office:value-type="float" office:value="244" calcext:value-type="float">
            <text:p>24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2128]+1" office:value-type="float" office:value="267" calcext:value-type="float">
            <text:p>267</text:p>
          </table:table-cell>
          <table:table-cell table:formula="of:=[.B2128]" office:value-type="float" office:value="5" calcext:value-type="float">
            <text:p>5</text:p>
          </table:table-cell>
          <table:table-cell office:value-type="float" office:value="162.235648" calcext:value-type="float">
            <text:p>162.235648</text:p>
          </table:table-cell>
          <table:table-cell office:value-type="float" office:value="169.524288" calcext:value-type="float">
            <text:p>169.524288</text:p>
          </table:table-cell>
          <table:table-cell office:value-type="float" office:value="161" calcext:value-type="float">
            <text:p>16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2129]+1" office:value-type="float" office:value="267" calcext:value-type="float">
            <text:p>267</text:p>
          </table:table-cell>
          <table:table-cell table:formula="of:=[.B2129]" office:value-type="float" office:value="6" calcext:value-type="float">
            <text:p>6</text:p>
          </table:table-cell>
          <table:table-cell office:value-type="float" office:value="77.632384" calcext:value-type="float">
            <text:p>77.632384</text:p>
          </table:table-cell>
          <table:table-cell office:value-type="float" office:value="165.284736" calcext:value-type="float">
            <text:p>165.284736</text:p>
          </table:table-cell>
          <table:table-cell office:value-type="float" office:value="77" calcext:value-type="float">
            <text:p>77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2130]+1" office:value-type="float" office:value="267" calcext:value-type="float">
            <text:p>267</text:p>
          </table:table-cell>
          <table:table-cell table:formula="of:=[.B2130]" office:value-type="float" office:value="7" calcext:value-type="float">
            <text:p>7</text:p>
          </table:table-cell>
          <table:table-cell office:value-type="float" office:value="100.904064" calcext:value-type="float">
            <text:p>100.904064</text:p>
          </table:table-cell>
          <table:table-cell office:value-type="float" office:value="35.374656" calcext:value-type="float">
            <text:p>35.374656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34" calcext:value-type="float">
            <text:p>34</text:p>
          </table:table-cell>
        </table:table-row>
        <table:table-row table:style-name="ro1">
          <table:table-cell table:formula="of:=[.A2131]+1" office:value-type="float" office:value="267" calcext:value-type="float">
            <text:p>267</text:p>
          </table:table-cell>
          <table:table-cell table:formula="of:=[.B2131]" office:value-type="float" office:value="8" calcext:value-type="float">
            <text:p>8</text:p>
          </table:table-cell>
          <table:table-cell office:value-type="float" office:value="121.5172352" calcext:value-type="float">
            <text:p>121.5172352</text:p>
          </table:table-cell>
          <table:table-cell office:value-type="float" office:value="41.201952" calcext:value-type="float">
            <text:p>41.201952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2132]+1" office:value-type="float" office:value="268" calcext:value-type="float">
            <text:p>268</text:p>
          </table:table-cell>
          <table:table-cell table:formula="of:=[.B2132]" office:value-type="float" office:value="1" calcext:value-type="float">
            <text:p>1</text:p>
          </table:table-cell>
          <table:table-cell office:value-type="float" office:value="169.45216" calcext:value-type="float">
            <text:p>169.45216</text:p>
          </table:table-cell>
          <table:table-cell office:value-type="float" office:value="37.1712" calcext:value-type="float">
            <text:p>37.1712</text:p>
          </table:table-cell>
          <table:table-cell office:value-type="float" office:value="171" calcext:value-type="float">
            <text:p>17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2133]+1" office:value-type="float" office:value="268" calcext:value-type="float">
            <text:p>268</text:p>
          </table:table-cell>
          <table:table-cell table:formula="of:=[.B2133]" office:value-type="float" office:value="2" calcext:value-type="float">
            <text:p>2</text:p>
          </table:table-cell>
          <table:table-cell office:value-type="float" office:value="204.153472" calcext:value-type="float">
            <text:p>204.153472</text:p>
          </table:table-cell>
          <table:table-cell office:value-type="float" office:value="37.111968" calcext:value-type="float">
            <text:p>37.111968</text:p>
          </table:table-cell>
          <table:table-cell office:value-type="float" office:value="205" calcext:value-type="float">
            <text:p>20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2134]+1" office:value-type="float" office:value="268" calcext:value-type="float">
            <text:p>268</text:p>
          </table:table-cell>
          <table:table-cell table:formula="of:=[.B2134]" office:value-type="float" office:value="3" calcext:value-type="float">
            <text:p>3</text:p>
          </table:table-cell>
          <table:table-cell office:value-type="float" office:value="216.604032" calcext:value-type="float">
            <text:p>216.604032</text:p>
          </table:table-cell>
          <table:table-cell office:value-type="float" office:value="32.669664" calcext:value-type="float">
            <text:p>32.669664</text:p>
          </table:table-cell>
          <table:table-cell office:value-type="float" office:value="217" calcext:value-type="float">
            <text:p>2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135]+1" office:value-type="float" office:value="268" calcext:value-type="float">
            <text:p>268</text:p>
          </table:table-cell>
          <table:table-cell table:formula="of:=[.B2135]" office:value-type="float" office:value="4" calcext:value-type="float">
            <text:p>4</text:p>
          </table:table-cell>
          <table:table-cell office:value-type="float" office:value="241.181952" calcext:value-type="float">
            <text:p>241.181952</text:p>
          </table:table-cell>
          <table:table-cell office:value-type="float" office:value="152.999328" calcext:value-type="float">
            <text:p>152.999328</text:p>
          </table:table-cell>
          <table:table-cell office:value-type="float" office:value="241" calcext:value-type="float">
            <text:p>24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2136]+1" office:value-type="float" office:value="268" calcext:value-type="float">
            <text:p>268</text:p>
          </table:table-cell>
          <table:table-cell table:formula="of:=[.B2136]" office:value-type="float" office:value="5" calcext:value-type="float">
            <text:p>5</text:p>
          </table:table-cell>
          <table:table-cell office:value-type="float" office:value="167.640576" calcext:value-type="float">
            <text:p>167.640576</text:p>
          </table:table-cell>
          <table:table-cell office:value-type="float" office:value="156.12816" calcext:value-type="float">
            <text:p>156.12816</text:p>
          </table:table-cell>
          <table:table-cell office:value-type="float" office:value="169" calcext:value-type="float">
            <text:p>16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2137]+1" office:value-type="float" office:value="268" calcext:value-type="float">
            <text:p>268</text:p>
          </table:table-cell>
          <table:table-cell table:formula="of:=[.B2137]" office:value-type="float" office:value="6" calcext:value-type="float">
            <text:p>6</text:p>
          </table:table-cell>
          <table:table-cell office:value-type="float" office:value="90.244352" calcext:value-type="float">
            <text:p>90.244352</text:p>
          </table:table-cell>
          <table:table-cell office:value-type="float" office:value="151.807296" calcext:value-type="float">
            <text:p>151.807296</text:p>
          </table:table-cell>
          <table:table-cell office:value-type="float" office:value="92" calcext:value-type="float">
            <text:p>9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formula="of:=[.A2138]+1" office:value-type="float" office:value="268" calcext:value-type="float">
            <text:p>268</text:p>
          </table:table-cell>
          <table:table-cell table:formula="of:=[.B2138]" office:value-type="float" office:value="7" calcext:value-type="float">
            <text:p>7</text:p>
          </table:table-cell>
          <table:table-cell office:value-type="float" office:value="111.691136" calcext:value-type="float">
            <text:p>111.691136</text:p>
          </table:table-cell>
          <table:table-cell office:value-type="float" office:value="31.123104" calcext:value-type="float">
            <text:p>31.123104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 table:formula="of:=[.A2139]+1" office:value-type="float" office:value="268" calcext:value-type="float">
            <text:p>268</text:p>
          </table:table-cell>
          <table:table-cell table:formula="of:=[.B2139]" office:value-type="float" office:value="8" calcext:value-type="float">
            <text:p>8</text:p>
          </table:table-cell>
          <table:table-cell office:value-type="float" office:value="129.23730816" calcext:value-type="float">
            <text:p>129.23730816</text:p>
          </table:table-cell>
          <table:table-cell office:value-type="float" office:value="36.5016" calcext:value-type="float">
            <text:p>36.5016</text:p>
          </table:table-cell>
          <table:table-cell office:value-type="float" office:value="131" calcext:value-type="float">
            <text:p>1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2140]+1" office:value-type="float" office:value="269" calcext:value-type="float">
            <text:p>269</text:p>
          </table:table-cell>
          <table:table-cell table:formula="of:=[.B2140]" office:value-type="float" office:value="1" calcext:value-type="float">
            <text:p>1</text:p>
          </table:table-cell>
          <table:table-cell office:value-type="float" office:value="169.020416" calcext:value-type="float">
            <text:p>169.020416</text:p>
          </table:table-cell>
          <table:table-cell office:value-type="float" office:value="49.591584" calcext:value-type="float">
            <text:p>49.591584</text:p>
          </table:table-cell>
          <table:table-cell office:value-type="float" office:value="173" calcext:value-type="float">
            <text:p>17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A2141]+1" office:value-type="float" office:value="269" calcext:value-type="float">
            <text:p>269</text:p>
          </table:table-cell>
          <table:table-cell table:formula="of:=[.B2141]" office:value-type="float" office:value="2" calcext:value-type="float">
            <text:p>2</text:p>
          </table:table-cell>
          <table:table-cell office:value-type="float" office:value="202.671616" calcext:value-type="float">
            <text:p>202.671616</text:p>
          </table:table-cell>
          <table:table-cell office:value-type="float" office:value="50.102592" calcext:value-type="float">
            <text:p>50.102592</text:p>
          </table:table-cell>
          <table:table-cell office:value-type="float" office:value="205" calcext:value-type="float">
            <text:p>20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[.A2142]+1" office:value-type="float" office:value="269" calcext:value-type="float">
            <text:p>269</text:p>
          </table:table-cell>
          <table:table-cell table:formula="of:=[.B2142]" office:value-type="float" office:value="3" calcext:value-type="float">
            <text:p>3</text:p>
          </table:table-cell>
          <table:table-cell office:value-type="float" office:value="215.754496" calcext:value-type="float">
            <text:p>215.754496</text:p>
          </table:table-cell>
          <table:table-cell office:value-type="float" office:value="46.29648" calcext:value-type="float">
            <text:p>46.29648</text:p>
          </table:table-cell>
          <table:table-cell office:value-type="float" office:value="218" calcext:value-type="float">
            <text:p>21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2143]+1" office:value-type="float" office:value="269" calcext:value-type="float">
            <text:p>269</text:p>
          </table:table-cell>
          <table:table-cell table:formula="of:=[.B2143]" office:value-type="float" office:value="4" calcext:value-type="float">
            <text:p>4</text:p>
          </table:table-cell>
          <table:table-cell office:value-type="float" office:value="237.089536" calcext:value-type="float">
            <text:p>237.089536</text:p>
          </table:table-cell>
          <table:table-cell office:value-type="float" office:value="164.229216" calcext:value-type="float">
            <text:p>164.229216</text:p>
          </table:table-cell>
          <table:table-cell office:value-type="float" office:value="236" calcext:value-type="float">
            <text:p>23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2144]+1" office:value-type="float" office:value="269" calcext:value-type="float">
            <text:p>269</text:p>
          </table:table-cell>
          <table:table-cell table:formula="of:=[.B2144]" office:value-type="float" office:value="5" calcext:value-type="float">
            <text:p>5</text:p>
          </table:table-cell>
          <table:table-cell office:value-type="float" office:value="165.898112" calcext:value-type="float">
            <text:p>165.898112</text:p>
          </table:table-cell>
          <table:table-cell office:value-type="float" office:value="166.78656" calcext:value-type="float">
            <text:p>166.78656</text:p>
          </table:table-cell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2145]+1" office:value-type="float" office:value="269" calcext:value-type="float">
            <text:p>269</text:p>
          </table:table-cell>
          <table:table-cell table:formula="of:=[.B2145]" office:value-type="float" office:value="6" calcext:value-type="float">
            <text:p>6</text:p>
          </table:table-cell>
          <table:table-cell office:value-type="float" office:value="88.185728" calcext:value-type="float">
            <text:p>88.185728</text:p>
          </table:table-cell>
          <table:table-cell office:value-type="float" office:value="160.622784" calcext:value-type="float">
            <text:p>160.622784</text:p>
          </table:table-cell>
          <table:table-cell office:value-type="float" office:value="89" calcext:value-type="float">
            <text:p>8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2146]+1" office:value-type="float" office:value="269" calcext:value-type="float">
            <text:p>269</text:p>
          </table:table-cell>
          <table:table-cell table:formula="of:=[.B2146]" office:value-type="float" office:value="7" calcext:value-type="float">
            <text:p>7</text:p>
          </table:table-cell>
          <table:table-cell office:value-type="float" office:value="111.138176" calcext:value-type="float">
            <text:p>111.138176</text:p>
          </table:table-cell>
          <table:table-cell office:value-type="float" office:value="42.69888" calcext:value-type="float">
            <text:p>42.69888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41" calcext:value-type="float">
            <text:p>41</text:p>
          </table:table-cell>
        </table:table-row>
        <table:table-row table:style-name="ro1">
          <table:table-cell table:formula="of:=[.A2147]+1" office:value-type="float" office:value="269" calcext:value-type="float">
            <text:p>269</text:p>
          </table:table-cell>
          <table:table-cell table:formula="of:=[.B2147]" office:value-type="float" office:value="8" calcext:value-type="float">
            <text:p>8</text:p>
          </table:table-cell>
          <table:table-cell office:value-type="float" office:value="128.69791616" calcext:value-type="float">
            <text:p>128.69791616</text:p>
          </table:table-cell>
          <table:table-cell office:value-type="float" office:value="47.999232" calcext:value-type="float">
            <text:p>47.999232</text:p>
          </table:table-cell>
          <table:table-cell office:value-type="float" office:value="130" calcext:value-type="float">
            <text:p>13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[.A2148]+1" office:value-type="float" office:value="270" calcext:value-type="float">
            <text:p>270</text:p>
          </table:table-cell>
          <table:table-cell table:formula="of:=[.B2148]" office:value-type="float" office:value="1" calcext:value-type="float">
            <text:p>1</text:p>
          </table:table-cell>
          <table:table-cell office:value-type="float" office:value="152.829056" calcext:value-type="float">
            <text:p>152.829056</text:p>
          </table:table-cell>
          <table:table-cell office:value-type="float" office:value="54.906144" calcext:value-type="float">
            <text:p>54.906144</text:p>
          </table:table-cell>
          <table:table-cell office:value-type="float" office:value="152" calcext:value-type="float">
            <text:p>15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formula="of:=[.A2149]+1" office:value-type="float" office:value="270" calcext:value-type="float">
            <text:p>270</text:p>
          </table:table-cell>
          <table:table-cell table:formula="of:=[.B2149]" office:value-type="float" office:value="2" calcext:value-type="float">
            <text:p>2</text:p>
          </table:table-cell>
          <table:table-cell office:value-type="float" office:value="188.335872" calcext:value-type="float">
            <text:p>188.335872</text:p>
          </table:table-cell>
          <table:table-cell office:value-type="float" office:value="53.369376" calcext:value-type="float">
            <text:p>53.369376</text:p>
          </table:table-cell>
          <table:table-cell office:value-type="float" office:value="184" calcext:value-type="float">
            <text:p>18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[.A2150]+1" office:value-type="float" office:value="270" calcext:value-type="float">
            <text:p>270</text:p>
          </table:table-cell>
          <table:table-cell table:formula="of:=[.B2150]" office:value-type="float" office:value="3" calcext:value-type="float">
            <text:p>3</text:p>
          </table:table-cell>
          <table:table-cell office:value-type="float" office:value="202.23104" calcext:value-type="float">
            <text:p>202.23104</text:p>
          </table:table-cell>
          <table:table-cell office:value-type="float" office:value="45.316512" calcext:value-type="float">
            <text:p>45.316512</text:p>
          </table:table-cell>
          <table:table-cell office:value-type="float" office:value="202" calcext:value-type="float">
            <text:p>20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2151]+1" office:value-type="float" office:value="270" calcext:value-type="float">
            <text:p>270</text:p>
          </table:table-cell>
          <table:table-cell table:formula="of:=[.B2151]" office:value-type="float" office:value="4" calcext:value-type="float">
            <text:p>4</text:p>
          </table:table-cell>
          <table:table-cell office:value-type="float" office:value="228.903808" calcext:value-type="float">
            <text:p>228.903808</text:p>
          </table:table-cell>
          <table:table-cell office:value-type="float" office:value="172.69008" calcext:value-type="float">
            <text:p>172.69008</text:p>
          </table:table-cell>
          <table:table-cell office:value-type="float" office:value="221" calcext:value-type="float">
            <text:p>22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2152]+1" office:value-type="float" office:value="270" calcext:value-type="float">
            <text:p>270</text:p>
          </table:table-cell>
          <table:table-cell table:formula="of:=[.B2152]" office:value-type="float" office:value="5" calcext:value-type="float">
            <text:p>5</text:p>
          </table:table-cell>
          <table:table-cell office:value-type="float" office:value="154.14848" calcext:value-type="float">
            <text:p>154.14848</text:p>
          </table:table-cell>
          <table:table-cell office:value-type="float" office:value="178.149312" calcext:value-type="float">
            <text:p>178.149312</text:p>
          </table:table-cell>
          <table:table-cell office:value-type="float" office:value="147" calcext:value-type="float">
            <text:p>14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formula="of:=[.A2153]+1" office:value-type="float" office:value="270" calcext:value-type="float">
            <text:p>270</text:p>
          </table:table-cell>
          <table:table-cell table:formula="of:=[.B2153]" office:value-type="float" office:value="6" calcext:value-type="float">
            <text:p>6</text:p>
          </table:table-cell>
          <table:table-cell office:value-type="float" office:value="74.178816" calcext:value-type="float">
            <text:p>74.178816</text:p>
          </table:table-cell>
          <table:table-cell office:value-type="float" office:value="172.530528" calcext:value-type="float">
            <text:p>172.530528</text:p>
          </table:table-cell>
          <table:table-cell office:value-type="float" office:value="66" calcext:value-type="float">
            <text:p>66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2154]+1" office:value-type="float" office:value="270" calcext:value-type="float">
            <text:p>270</text:p>
          </table:table-cell>
          <table:table-cell table:formula="of:=[.B2154]" office:value-type="float" office:value="7" calcext:value-type="float">
            <text:p>7</text:p>
          </table:table-cell>
          <table:table-cell office:value-type="float" office:value="95.067008" calcext:value-type="float">
            <text:p>95.067008</text:p>
          </table:table-cell>
          <table:table-cell office:value-type="float" office:value="46.366464" calcext:value-type="float">
            <text:p>46.366464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46" calcext:value-type="float">
            <text:p>46</text:p>
          </table:table-cell>
        </table:table-row>
        <table:table-row table:style-name="ro1">
          <table:table-cell table:formula="of:=[.A2155]+1" office:value-type="float" office:value="270" calcext:value-type="float">
            <text:p>270</text:p>
          </table:table-cell>
          <table:table-cell table:formula="of:=[.B2155]" office:value-type="float" office:value="8" calcext:value-type="float">
            <text:p>8</text:p>
          </table:table-cell>
          <table:table-cell office:value-type="float" office:value="113.851136" calcext:value-type="float">
            <text:p>113.851136</text:p>
          </table:table-cell>
          <table:table-cell office:value-type="float" office:value="53.355744" calcext:value-type="float">
            <text:p>53.355744</text:p>
          </table:table-cell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formula="of:=[.A2156]+1" office:value-type="float" office:value="271" calcext:value-type="float">
            <text:p>271</text:p>
          </table:table-cell>
          <table:table-cell table:formula="of:=[.B2156]" office:value-type="float" office:value="1" calcext:value-type="float">
            <text:p>1</text:p>
          </table:table-cell>
          <table:table-cell office:value-type="float" office:value="162.645376" calcext:value-type="float">
            <text:p>162.645376</text:p>
          </table:table-cell>
          <table:table-cell office:value-type="float" office:value="25.925952" calcext:value-type="float">
            <text:p>25.925952</text:p>
          </table:table-cell>
          <table:table-cell office:value-type="float" office:value="163" calcext:value-type="float">
            <text:p>16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2157]+1" office:value-type="float" office:value="271" calcext:value-type="float">
            <text:p>271</text:p>
          </table:table-cell>
          <table:table-cell table:formula="of:=[.B2157]" office:value-type="float" office:value="2" calcext:value-type="float">
            <text:p>2</text:p>
          </table:table-cell>
          <table:table-cell office:value-type="float" office:value="198.864384" calcext:value-type="float">
            <text:p>198.864384</text:p>
          </table:table-cell>
          <table:table-cell office:value-type="float" office:value="25.84416" calcext:value-type="float">
            <text:p>25.84416</text:p>
          </table:table-cell>
          <table:table-cell office:value-type="float" office:value="196" calcext:value-type="float">
            <text:p>1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2158]+1" office:value-type="float" office:value="271" calcext:value-type="float">
            <text:p>271</text:p>
          </table:table-cell>
          <table:table-cell table:formula="of:=[.B2158]" office:value-type="float" office:value="3" calcext:value-type="float">
            <text:p>3</text:p>
          </table:table-cell>
          <table:table-cell office:value-type="float" office:value="213.216896" calcext:value-type="float">
            <text:p>213.216896</text:p>
          </table:table-cell>
          <table:table-cell office:value-type="float" office:value="20.19456" calcext:value-type="float">
            <text:p>20.19456</text:p>
          </table:table-cell>
          <table:table-cell office:value-type="float" office:value="209" calcext:value-type="float">
            <text:p>2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2159]+1" office:value-type="float" office:value="271" calcext:value-type="float">
            <text:p>271</text:p>
          </table:table-cell>
          <table:table-cell table:formula="of:=[.B2159]" office:value-type="float" office:value="4" calcext:value-type="float">
            <text:p>4</text:p>
          </table:table-cell>
          <table:table-cell office:value-type="float" office:value="237.966336" calcext:value-type="float">
            <text:p>237.966336</text:p>
          </table:table-cell>
          <table:table-cell office:value-type="float" office:value="145.88496" calcext:value-type="float">
            <text:p>145.88496</text:p>
          </table:table-cell>
          <table:table-cell office:value-type="float" office:value="237" calcext:value-type="float">
            <text:p>23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formula="of:=[.A2160]+1" office:value-type="float" office:value="271" calcext:value-type="float">
            <text:p>271</text:p>
          </table:table-cell>
          <table:table-cell table:formula="of:=[.B2160]" office:value-type="float" office:value="5" calcext:value-type="float">
            <text:p>5</text:p>
          </table:table-cell>
          <table:table-cell office:value-type="float" office:value="161.12448" calcext:value-type="float">
            <text:p>161.12448</text:p>
          </table:table-cell>
          <table:table-cell office:value-type="float" office:value="150.332736" calcext:value-type="float">
            <text:p>150.332736</text:p>
          </table:table-cell>
          <table:table-cell office:value-type="float" office:value="163" calcext:value-type="float">
            <text:p>16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2161]+1" office:value-type="float" office:value="271" calcext:value-type="float">
            <text:p>271</text:p>
          </table:table-cell>
          <table:table-cell table:formula="of:=[.B2161]" office:value-type="float" office:value="6" calcext:value-type="float">
            <text:p>6</text:p>
          </table:table-cell>
          <table:table-cell office:value-type="float" office:value="80.949632" calcext:value-type="float">
            <text:p>80.949632</text:p>
          </table:table-cell>
          <table:table-cell office:value-type="float" office:value="145.342752" calcext:value-type="float">
            <text:p>145.342752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formula="of:=[.A2162]+1" office:value-type="float" office:value="271" calcext:value-type="float">
            <text:p>271</text:p>
          </table:table-cell>
          <table:table-cell table:formula="of:=[.B2162]" office:value-type="float" office:value="7" calcext:value-type="float">
            <text:p>7</text:p>
          </table:table-cell>
          <table:table-cell office:value-type="float" office:value="102.537984" calcext:value-type="float">
            <text:p>102.537984</text:p>
          </table:table-cell>
          <table:table-cell office:value-type="float" office:value="18.731808" calcext:value-type="float">
            <text:p>18.731808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1">
          <table:table-cell table:formula="of:=[.A2163]+1" office:value-type="float" office:value="271" calcext:value-type="float">
            <text:p>271</text:p>
          </table:table-cell>
          <table:table-cell table:formula="of:=[.B2163]" office:value-type="float" office:value="8" calcext:value-type="float">
            <text:p>8</text:p>
          </table:table-cell>
          <table:table-cell office:value-type="float" office:value="123.0368384" calcext:value-type="float">
            <text:p>123.0368384</text:p>
          </table:table-cell>
          <table:table-cell office:value-type="float" office:value="24.96816" calcext:value-type="float">
            <text:p>24.96816</text:p>
          </table:table-cell>
          <table:table-cell office:value-type="float" office:value="121" calcext:value-type="float">
            <text:p>1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2164]+1" office:value-type="float" office:value="272" calcext:value-type="float">
            <text:p>272</text:p>
          </table:table-cell>
          <table:table-cell table:formula="of:=[.B2164]" office:value-type="float" office:value="1" calcext:value-type="float">
            <text:p>1</text:p>
          </table:table-cell>
          <table:table-cell office:value-type="float" office:value="166.033536" calcext:value-type="float">
            <text:p>166.033536</text:p>
          </table:table-cell>
          <table:table-cell office:value-type="float" office:value="22.632864" calcext:value-type="float">
            <text:p>22.632864</text:p>
          </table:table-cell>
          <table:table-cell office:value-type="float" office:value="169" calcext:value-type="float">
            <text:p>1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2165]+1" office:value-type="float" office:value="272" calcext:value-type="float">
            <text:p>272</text:p>
          </table:table-cell>
          <table:table-cell table:formula="of:=[.B2165]" office:value-type="float" office:value="2" calcext:value-type="float">
            <text:p>2</text:p>
          </table:table-cell>
          <table:table-cell office:value-type="float" office:value="203.006464" calcext:value-type="float">
            <text:p>203.006464</text:p>
          </table:table-cell>
          <table:table-cell office:value-type="float" office:value="22.372992" calcext:value-type="float">
            <text:p>22.372992</text:p>
          </table:table-cell>
          <table:table-cell office:value-type="float" office:value="205" calcext:value-type="float">
            <text:p>2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2166]+1" office:value-type="float" office:value="272" calcext:value-type="float">
            <text:p>272</text:p>
          </table:table-cell>
          <table:table-cell table:formula="of:=[.B2166]" office:value-type="float" office:value="3" calcext:value-type="float">
            <text:p>3</text:p>
          </table:table-cell>
          <table:table-cell office:value-type="float" office:value="217.134592" calcext:value-type="float">
            <text:p>217.134592</text:p>
          </table:table-cell>
          <table:table-cell office:value-type="float" office:value="16.08432" calcext:value-type="float">
            <text:p>16.08432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2167]+1" office:value-type="float" office:value="272" calcext:value-type="float">
            <text:p>272</text:p>
          </table:table-cell>
          <table:table-cell table:formula="of:=[.B2167]" office:value-type="float" office:value="4" calcext:value-type="float">
            <text:p>4</text:p>
          </table:table-cell>
          <table:table-cell office:value-type="float" office:value="242.498944" calcext:value-type="float">
            <text:p>242.498944</text:p>
          </table:table-cell>
          <table:table-cell office:value-type="float" office:value="142.488864" calcext:value-type="float">
            <text:p>142.488864</text:p>
          </table:table-cell>
          <table:table-cell office:value-type="float" office:value="244" calcext:value-type="float">
            <text:p>24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formula="of:=[.A2168]+1" office:value-type="float" office:value="272" calcext:value-type="float">
            <text:p>272</text:p>
          </table:table-cell>
          <table:table-cell table:formula="of:=[.B2168]" office:value-type="float" office:value="5" calcext:value-type="float">
            <text:p>5</text:p>
          </table:table-cell>
          <table:table-cell office:value-type="float" office:value="165.207168" calcext:value-type="float">
            <text:p>165.207168</text:p>
          </table:table-cell>
          <table:table-cell office:value-type="float" office:value="146.109312" calcext:value-type="float">
            <text:p>146.10931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2169]+1" office:value-type="float" office:value="272" calcext:value-type="float">
            <text:p>272</text:p>
          </table:table-cell>
          <table:table-cell table:formula="of:=[.B2169]" office:value-type="float" office:value="6" calcext:value-type="float">
            <text:p>6</text:p>
          </table:table-cell>
          <table:table-cell office:value-type="float" office:value="86.390784" calcext:value-type="float">
            <text:p>86.390784</text:p>
          </table:table-cell>
          <table:table-cell office:value-type="float" office:value="141.661152" calcext:value-type="float">
            <text:p>141.661152</text:p>
          </table:table-cell>
          <table:table-cell office:value-type="float" office:value="86" calcext:value-type="float">
            <text:p>8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formula="of:=[.A2170]+1" office:value-type="float" office:value="272" calcext:value-type="float">
            <text:p>272</text:p>
          </table:table-cell>
          <table:table-cell table:formula="of:=[.B2170]" office:value-type="float" office:value="7" calcext:value-type="float">
            <text:p>7</text:p>
          </table:table-cell>
          <table:table-cell office:value-type="float" office:value="105.863424" calcext:value-type="float">
            <text:p>105.863424</text:p>
          </table:table-cell>
          <table:table-cell office:value-type="float" office:value="15.730848" calcext:value-type="float">
            <text:p>15.730848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formula="of:=[.A2171]+1" office:value-type="float" office:value="272" calcext:value-type="float">
            <text:p>272</text:p>
          </table:table-cell>
          <table:table-cell table:formula="of:=[.B2171]" office:value-type="float" office:value="8" calcext:value-type="float">
            <text:p>8</text:p>
          </table:table-cell>
          <table:table-cell office:value-type="float" office:value="125.223488" calcext:value-type="float">
            <text:p>125.223488</text:p>
          </table:table-cell>
          <table:table-cell office:value-type="float" office:value="22.337184" calcext:value-type="float">
            <text:p>22.337184</text:p>
          </table:table-cell>
          <table:table-cell office:value-type="float" office:value="130" calcext:value-type="float">
            <text:p>1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2172]+1" office:value-type="float" office:value="273" calcext:value-type="float">
            <text:p>273</text:p>
          </table:table-cell>
          <table:table-cell table:formula="of:=[.B2172]" office:value-type="float" office:value="1" calcext:value-type="float">
            <text:p>1</text:p>
          </table:table-cell>
          <table:table-cell office:value-type="float" office:value="164.496896" calcext:value-type="float">
            <text:p>164.496896</text:p>
          </table:table-cell>
          <table:table-cell office:value-type="float" office:value="43.293024" calcext:value-type="float">
            <text:p>43.293024</text:p>
          </table:table-cell>
          <table:table-cell office:value-type="float" office:value="164" calcext:value-type="float">
            <text:p>16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2173]+1" office:value-type="float" office:value="273" calcext:value-type="float">
            <text:p>273</text:p>
          </table:table-cell>
          <table:table-cell table:formula="of:=[.B2173]" office:value-type="float" office:value="2" calcext:value-type="float">
            <text:p>2</text:p>
          </table:table-cell>
          <table:table-cell office:value-type="float" office:value="205.592448" calcext:value-type="float">
            <text:p>205.592448</text:p>
          </table:table-cell>
          <table:table-cell office:value-type="float" office:value="43.964544" calcext:value-type="float">
            <text:p>43.964544</text:p>
          </table:table-cell>
          <table:table-cell office:value-type="float" office:value="208" calcext:value-type="float">
            <text:p>20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2174]+1" office:value-type="float" office:value="273" calcext:value-type="float">
            <text:p>273</text:p>
          </table:table-cell>
          <table:table-cell table:formula="of:=[.B2174]" office:value-type="float" office:value="3" calcext:value-type="float">
            <text:p>3</text:p>
          </table:table-cell>
          <table:table-cell office:value-type="float" office:value="216.620416" calcext:value-type="float">
            <text:p>216.620416</text:p>
          </table:table-cell>
          <table:table-cell office:value-type="float" office:value="40.313568" calcext:value-type="float">
            <text:p>40.313568</text:p>
          </table:table-cell>
          <table:table-cell office:value-type="float" office:value="219" calcext:value-type="float">
            <text:p>21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2175]+1" office:value-type="float" office:value="273" calcext:value-type="float">
            <text:p>273</text:p>
          </table:table-cell>
          <table:table-cell table:formula="of:=[.B2175]" office:value-type="float" office:value="4" calcext:value-type="float">
            <text:p>4</text:p>
          </table:table-cell>
          <table:table-cell office:value-type="float" office:value="240.324864" calcext:value-type="float">
            <text:p>240.324864</text:p>
          </table:table-cell>
          <table:table-cell office:value-type="float" office:value="163.56384" calcext:value-type="float">
            <text:p>163.56384</text:p>
          </table:table-cell>
          <table:table-cell office:value-type="float" office:value="241" calcext:value-type="float">
            <text:p>241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2176]+1" office:value-type="float" office:value="273" calcext:value-type="float">
            <text:p>273</text:p>
          </table:table-cell>
          <table:table-cell table:formula="of:=[.B2176]" office:value-type="float" office:value="5" calcext:value-type="float">
            <text:p>5</text:p>
          </table:table-cell>
          <table:table-cell office:value-type="float" office:value="163.28128" calcext:value-type="float">
            <text:p>163.28128</text:p>
          </table:table-cell>
          <table:table-cell office:value-type="float" office:value="166.582656" calcext:value-type="float">
            <text:p>166.582656</text:p>
          </table:table-cell>
          <table:table-cell office:value-type="float" office:value="163" calcext:value-type="float">
            <text:p>16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2177]+1" office:value-type="float" office:value="273" calcext:value-type="float">
            <text:p>273</text:p>
          </table:table-cell>
          <table:table-cell table:formula="of:=[.B2177]" office:value-type="float" office:value="6" calcext:value-type="float">
            <text:p>6</text:p>
          </table:table-cell>
          <table:table-cell office:value-type="float" office:value="82.720512" calcext:value-type="float">
            <text:p>82.720512</text:p>
          </table:table-cell>
          <table:table-cell office:value-type="float" office:value="161.5296" calcext:value-type="float">
            <text:p>161.5296</text:p>
          </table:table-cell>
          <table:table-cell office:value-type="float" office:value="84" calcext:value-type="float">
            <text:p>84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2178]+1" office:value-type="float" office:value="273" calcext:value-type="float">
            <text:p>273</text:p>
          </table:table-cell>
          <table:table-cell table:formula="of:=[.B2178]" office:value-type="float" office:value="7" calcext:value-type="float">
            <text:p>7</text:p>
          </table:table-cell>
          <table:table-cell office:value-type="float" office:value="106.075904" calcext:value-type="float">
            <text:p>106.075904</text:p>
          </table:table-cell>
          <table:table-cell office:value-type="float" office:value="38.998944" calcext:value-type="float">
            <text:p>38.99894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39" calcext:value-type="float">
            <text:p>39</text:p>
          </table:table-cell>
        </table:table-row>
        <table:table-row table:style-name="ro1">
          <table:table-cell table:formula="of:=[.A2179]+1" office:value-type="float" office:value="273" calcext:value-type="float">
            <text:p>273</text:p>
          </table:table-cell>
          <table:table-cell table:formula="of:=[.B2179]" office:value-type="float" office:value="8" calcext:value-type="float">
            <text:p>8</text:p>
          </table:table-cell>
          <table:table-cell office:value-type="float" office:value="122.1213056" calcext:value-type="float">
            <text:p>122.1213056</text:p>
          </table:table-cell>
          <table:table-cell office:value-type="float" office:value="42.952128" calcext:value-type="float">
            <text:p>42.952128</text:p>
          </table:table-cell>
          <table:table-cell office:value-type="float" office:value="119" calcext:value-type="float">
            <text:p>11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2180]+1" office:value-type="float" office:value="274" calcext:value-type="float">
            <text:p>274</text:p>
          </table:table-cell>
          <table:table-cell table:formula="of:=[.B2180]" office:value-type="float" office:value="1" calcext:value-type="float">
            <text:p>1</text:p>
          </table:table-cell>
          <table:table-cell office:value-type="float" office:value="165.394432" calcext:value-type="float">
            <text:p>165.394432</text:p>
          </table:table-cell>
          <table:table-cell office:value-type="float" office:value="38.966496" calcext:value-type="float">
            <text:p>38.966496</text:p>
          </table:table-cell>
          <table:table-cell office:value-type="float" office:value="165" calcext:value-type="float">
            <text:p>16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2181]+1" office:value-type="float" office:value="274" calcext:value-type="float">
            <text:p>274</text:p>
          </table:table-cell>
          <table:table-cell table:formula="of:=[.B2181]" office:value-type="float" office:value="2" calcext:value-type="float">
            <text:p>2</text:p>
          </table:table-cell>
          <table:table-cell office:value-type="float" office:value="201.302144" calcext:value-type="float">
            <text:p>201.302144</text:p>
          </table:table-cell>
          <table:table-cell office:value-type="float" office:value="38.592" calcext:value-type="float">
            <text:p>38.592</text:p>
          </table:table-cell>
          <table:table-cell office:value-type="float" office:value="201" calcext:value-type="float">
            <text:p>20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2182]+1" office:value-type="float" office:value="274" calcext:value-type="float">
            <text:p>274</text:p>
          </table:table-cell>
          <table:table-cell table:formula="of:=[.B2182]" office:value-type="float" office:value="3" calcext:value-type="float">
            <text:p>3</text:p>
          </table:table-cell>
          <table:table-cell office:value-type="float" office:value="214.609408" calcext:value-type="float">
            <text:p>214.609408</text:p>
          </table:table-cell>
          <table:table-cell office:value-type="float" office:value="34.269312" calcext:value-type="float">
            <text:p>34.269312</text:p>
          </table:table-cell>
          <table:table-cell office:value-type="float" office:value="212" calcext:value-type="float">
            <text:p>21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2183]+1" office:value-type="float" office:value="274" calcext:value-type="float">
            <text:p>274</text:p>
          </table:table-cell>
          <table:table-cell table:formula="of:=[.B2183]" office:value-type="float" office:value="4" calcext:value-type="float">
            <text:p>4</text:p>
          </table:table-cell>
          <table:table-cell office:value-type="float" office:value="241.981312" calcext:value-type="float">
            <text:p>241.981312</text:p>
          </table:table-cell>
          <table:table-cell office:value-type="float" office:value="154.211616" calcext:value-type="float">
            <text:p>154.211616</text:p>
          </table:table-cell>
          <table:table-cell office:value-type="float" office:value="241" calcext:value-type="float">
            <text:p>24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2184]+1" office:value-type="float" office:value="274" calcext:value-type="float">
            <text:p>274</text:p>
          </table:table-cell>
          <table:table-cell table:formula="of:=[.B2184]" office:value-type="float" office:value="5" calcext:value-type="float">
            <text:p>5</text:p>
          </table:table-cell>
          <table:table-cell office:value-type="float" office:value="168.722816" calcext:value-type="float">
            <text:p>168.722816</text:p>
          </table:table-cell>
          <table:table-cell office:value-type="float" office:value="159.93024" calcext:value-type="float">
            <text:p>159.93024</text:p>
          </table:table-cell>
          <table:table-cell office:value-type="float" office:value="169" calcext:value-type="float">
            <text:p>16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2185]+1" office:value-type="float" office:value="274" calcext:value-type="float">
            <text:p>274</text:p>
          </table:table-cell>
          <table:table-cell table:formula="of:=[.B2185]" office:value-type="float" office:value="6" calcext:value-type="float">
            <text:p>6</text:p>
          </table:table-cell>
          <table:table-cell office:value-type="float" office:value="89.662592" calcext:value-type="float">
            <text:p>89.662592</text:p>
          </table:table-cell>
          <table:table-cell office:value-type="float" office:value="157.412736" calcext:value-type="float">
            <text:p>157.412736</text:p>
          </table:table-cell>
          <table:table-cell office:value-type="float" office:value="93" calcext:value-type="float">
            <text:p>9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2186]+1" office:value-type="float" office:value="274" calcext:value-type="float">
            <text:p>274</text:p>
          </table:table-cell>
          <table:table-cell table:formula="of:=[.B2186]" office:value-type="float" office:value="7" calcext:value-type="float">
            <text:p>7</text:p>
          </table:table-cell>
          <table:table-cell office:value-type="float" office:value="107.168384" calcext:value-type="float">
            <text:p>107.168384</text:p>
          </table:table-cell>
          <table:table-cell office:value-type="float" office:value="35.51568" calcext:value-type="float">
            <text:p>35.51568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37" calcext:value-type="float">
            <text:p>37</text:p>
          </table:table-cell>
        </table:table-row>
        <table:table-row table:style-name="ro1">
          <table:table-cell table:formula="of:=[.A2187]+1" office:value-type="float" office:value="274" calcext:value-type="float">
            <text:p>274</text:p>
          </table:table-cell>
          <table:table-cell table:formula="of:=[.B2187]" office:value-type="float" office:value="8" calcext:value-type="float">
            <text:p>8</text:p>
          </table:table-cell>
          <table:table-cell office:value-type="float" office:value="125.76288" calcext:value-type="float">
            <text:p>125.76288</text:p>
          </table:table-cell>
          <table:table-cell office:value-type="float" office:value="40.231296" calcext:value-type="float">
            <text:p>40.231296</text:p>
          </table:table-cell>
          <table:table-cell office:value-type="float" office:value="124" calcext:value-type="float">
            <text:p>12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2188]+1" office:value-type="float" office:value="275" calcext:value-type="float">
            <text:p>275</text:p>
          </table:table-cell>
          <table:table-cell table:formula="of:=[.B2188]" office:value-type="float" office:value="1" calcext:value-type="float">
            <text:p>1</text:p>
          </table:table-cell>
          <table:table-cell office:value-type="float" office:value="161.700608" calcext:value-type="float">
            <text:p>161.700608</text:p>
          </table:table-cell>
          <table:table-cell office:value-type="float" office:value="37.541952" calcext:value-type="float">
            <text:p>37.541952</text:p>
          </table:table-cell>
          <table:table-cell office:value-type="float" office:value="161" calcext:value-type="float">
            <text:p>16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2189]+1" office:value-type="float" office:value="275" calcext:value-type="float">
            <text:p>275</text:p>
          </table:table-cell>
          <table:table-cell table:formula="of:=[.B2189]" office:value-type="float" office:value="2" calcext:value-type="float">
            <text:p>2</text:p>
          </table:table-cell>
          <table:table-cell office:value-type="float" office:value="199.836928" calcext:value-type="float">
            <text:p>199.836928</text:p>
          </table:table-cell>
          <table:table-cell office:value-type="float" office:value="36.521664" calcext:value-type="float">
            <text:p>36.521664</text:p>
          </table:table-cell>
          <table:table-cell office:value-type="float" office:value="199" calcext:value-type="float">
            <text:p>19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2190]+1" office:value-type="float" office:value="275" calcext:value-type="float">
            <text:p>275</text:p>
          </table:table-cell>
          <table:table-cell table:formula="of:=[.B2190]" office:value-type="float" office:value="3" calcext:value-type="float">
            <text:p>3</text:p>
          </table:table-cell>
          <table:table-cell office:value-type="float" office:value="214.574336" calcext:value-type="float">
            <text:p>214.574336</text:p>
          </table:table-cell>
          <table:table-cell office:value-type="float" office:value="30.698592" calcext:value-type="float">
            <text:p>30.698592</text:p>
          </table:table-cell>
          <table:table-cell office:value-type="float" office:value="216" calcext:value-type="float">
            <text:p>2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2191]+1" office:value-type="float" office:value="275" calcext:value-type="float">
            <text:p>275</text:p>
          </table:table-cell>
          <table:table-cell table:formula="of:=[.B2191]" office:value-type="float" office:value="4" calcext:value-type="float">
            <text:p>4</text:p>
          </table:table-cell>
          <table:table-cell office:value-type="float" office:value="241.436544" calcext:value-type="float">
            <text:p>241.436544</text:p>
          </table:table-cell>
          <table:table-cell office:value-type="float" office:value="160.233696" calcext:value-type="float">
            <text:p>160.233696</text:p>
          </table:table-cell>
          <table:table-cell office:value-type="float" office:value="241" calcext:value-type="float">
            <text:p>2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2192]+1" office:value-type="float" office:value="275" calcext:value-type="float">
            <text:p>275</text:p>
          </table:table-cell>
          <table:table-cell table:formula="of:=[.B2192]" office:value-type="float" office:value="5" calcext:value-type="float">
            <text:p>5</text:p>
          </table:table-cell>
          <table:table-cell office:value-type="float" office:value="161.96672" calcext:value-type="float">
            <text:p>161.96672</text:p>
          </table:table-cell>
          <table:table-cell office:value-type="float" office:value="165.285888" calcext:value-type="float">
            <text:p>165.285888</text:p>
          </table:table-cell>
          <table:table-cell office:value-type="float" office:value="160" calcext:value-type="float">
            <text:p>16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2193]+1" office:value-type="float" office:value="275" calcext:value-type="float">
            <text:p>275</text:p>
          </table:table-cell>
          <table:table-cell table:formula="of:=[.B2193]" office:value-type="float" office:value="6" calcext:value-type="float">
            <text:p>6</text:p>
          </table:table-cell>
          <table:table-cell office:value-type="float" office:value="77.396224" calcext:value-type="float">
            <text:p>77.396224</text:p>
          </table:table-cell>
          <table:table-cell office:value-type="float" office:value="160.887936" calcext:value-type="float">
            <text:p>160.887936</text:p>
          </table:table-cell>
          <table:table-cell office:value-type="float" office:value="77" calcext:value-type="float">
            <text:p>77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2194]+1" office:value-type="float" office:value="275" calcext:value-type="float">
            <text:p>275</text:p>
          </table:table-cell>
          <table:table-cell table:formula="of:=[.B2194]" office:value-type="float" office:value="7" calcext:value-type="float">
            <text:p>7</text:p>
          </table:table-cell>
          <table:table-cell office:value-type="float" office:value="99.790464" calcext:value-type="float">
            <text:p>99.790464</text:p>
          </table:table-cell>
          <table:table-cell office:value-type="float" office:value="30.63504" calcext:value-type="float">
            <text:p>30.63504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28" calcext:value-type="float">
            <text:p>28</text:p>
          </table:table-cell>
        </table:table-row>
        <table:table-row table:style-name="ro1">
          <table:table-cell table:formula="of:=[.A2195]+1" office:value-type="float" office:value="275" calcext:value-type="float">
            <text:p>275</text:p>
          </table:table-cell>
          <table:table-cell table:formula="of:=[.B2195]" office:value-type="float" office:value="8" calcext:value-type="float">
            <text:p>8</text:p>
          </table:table-cell>
          <table:table-cell office:value-type="float" office:value="118.3953024" calcext:value-type="float">
            <text:p>118.3953024</text:p>
          </table:table-cell>
          <table:table-cell office:value-type="float" office:value="36.50736" calcext:value-type="float">
            <text:p>36.50736</text:p>
          </table:table-cell>
          <table:table-cell office:value-type="float" office:value="119" calcext:value-type="float">
            <text:p>11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2196]+1" office:value-type="float" office:value="276" calcext:value-type="float">
            <text:p>276</text:p>
          </table:table-cell>
          <table:table-cell table:formula="of:=[.B2196]" office:value-type="float" office:value="1" calcext:value-type="float">
            <text:p>1</text:p>
          </table:table-cell>
          <table:table-cell office:value-type="float" office:value="165.128832" calcext:value-type="float">
            <text:p>165.128832</text:p>
          </table:table-cell>
          <table:table-cell office:value-type="float" office:value="63.049824" calcext:value-type="float">
            <text:p>63.049824</text:p>
          </table:table-cell>
          <table:table-cell office:value-type="float" office:value="166" calcext:value-type="float">
            <text:p>16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formula="of:=[.A2197]+1" office:value-type="float" office:value="276" calcext:value-type="float">
            <text:p>276</text:p>
          </table:table-cell>
          <table:table-cell table:formula="of:=[.B2197]" office:value-type="float" office:value="2" calcext:value-type="float">
            <text:p>2</text:p>
          </table:table-cell>
          <table:table-cell office:value-type="float" office:value="200.155904" calcext:value-type="float">
            <text:p>200.155904</text:p>
          </table:table-cell>
          <table:table-cell office:value-type="float" office:value="61.837728" calcext:value-type="float">
            <text:p>61.837728</text:p>
          </table:table-cell>
          <table:table-cell office:value-type="float" office:value="199" calcext:value-type="float">
            <text:p>19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formula="of:=[.A2198]+1" office:value-type="float" office:value="276" calcext:value-type="float">
            <text:p>276</text:p>
          </table:table-cell>
          <table:table-cell table:formula="of:=[.B2198]" office:value-type="float" office:value="3" calcext:value-type="float">
            <text:p>3</text:p>
          </table:table-cell>
          <table:table-cell office:value-type="float" office:value="213.500544" calcext:value-type="float">
            <text:p>213.500544</text:p>
          </table:table-cell>
          <table:table-cell office:value-type="float" office:value="57.999744" calcext:value-type="float">
            <text:p>57.999744</text:p>
          </table:table-cell>
          <table:table-cell office:value-type="float" office:value="213" calcext:value-type="float">
            <text:p>21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formula="of:=[.A2199]+1" office:value-type="float" office:value="276" calcext:value-type="float">
            <text:p>276</text:p>
          </table:table-cell>
          <table:table-cell table:formula="of:=[.B2199]" office:value-type="float" office:value="4" calcext:value-type="float">
            <text:p>4</text:p>
          </table:table-cell>
          <table:table-cell office:value-type="float" office:value="239.049728" calcext:value-type="float">
            <text:p>239.049728</text:p>
          </table:table-cell>
          <table:table-cell office:value-type="float" office:value="174.621408" calcext:value-type="float">
            <text:p>174.621408</text:p>
          </table:table-cell>
          <table:table-cell office:value-type="float" office:value="246" calcext:value-type="float">
            <text:p>24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[.A2200]+1" office:value-type="float" office:value="276" calcext:value-type="float">
            <text:p>276</text:p>
          </table:table-cell>
          <table:table-cell table:formula="of:=[.B2200]" office:value-type="float" office:value="5" calcext:value-type="float">
            <text:p>5</text:p>
          </table:table-cell>
          <table:table-cell office:value-type="float" office:value="165.768448" calcext:value-type="float">
            <text:p>165.768448</text:p>
          </table:table-cell>
          <table:table-cell office:value-type="float" office:value="180.062496" calcext:value-type="float">
            <text:p>180.062496</text:p>
          </table:table-cell>
          <table:table-cell office:value-type="float" office:value="169" calcext:value-type="float">
            <text:p>169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formula="of:=[.A2201]+1" office:value-type="float" office:value="276" calcext:value-type="float">
            <text:p>276</text:p>
          </table:table-cell>
          <table:table-cell table:formula="of:=[.B2201]" office:value-type="float" office:value="6" calcext:value-type="float">
            <text:p>6</text:p>
          </table:table-cell>
          <table:table-cell office:value-type="float" office:value="89.793152" calcext:value-type="float">
            <text:p>89.793152</text:p>
          </table:table-cell>
          <table:table-cell office:value-type="float" office:value="176.424288" calcext:value-type="float">
            <text:p>176.424288</text:p>
          </table:table-cell>
          <table:table-cell office:value-type="float" office:value="87" calcext:value-type="float">
            <text:p>8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formula="of:=[.A2202]+1" office:value-type="float" office:value="276" calcext:value-type="float">
            <text:p>276</text:p>
          </table:table-cell>
          <table:table-cell table:formula="of:=[.B2202]" office:value-type="float" office:value="7" calcext:value-type="float">
            <text:p>7</text:p>
          </table:table-cell>
          <table:table-cell office:value-type="float" office:value="109.227008" calcext:value-type="float">
            <text:p>109.227008</text:p>
          </table:table-cell>
          <table:table-cell office:value-type="float" office:value="57.69216" calcext:value-type="float">
            <text:p>57.69216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63" calcext:value-type="float">
            <text:p>63</text:p>
          </table:table-cell>
        </table:table-row>
        <table:table-row table:style-name="ro1">
          <table:table-cell table:formula="of:=[.A2203]+1" office:value-type="float" office:value="276" calcext:value-type="float">
            <text:p>276</text:p>
          </table:table-cell>
          <table:table-cell table:formula="of:=[.B2203]" office:value-type="float" office:value="8" calcext:value-type="float">
            <text:p>8</text:p>
          </table:table-cell>
          <table:table-cell office:value-type="float" office:value="126.2461696" calcext:value-type="float">
            <text:p>126.2461696</text:p>
          </table:table-cell>
          <table:table-cell office:value-type="float" office:value="63.40416" calcext:value-type="float">
            <text:p>63.40416</text:p>
          </table:table-cell>
          <table:table-cell office:value-type="float" office:value="126" calcext:value-type="float">
            <text:p>12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formula="of:=[.A2204]+1" office:value-type="float" office:value="277" calcext:value-type="float">
            <text:p>277</text:p>
          </table:table-cell>
          <table:table-cell table:formula="of:=[.B2204]" office:value-type="float" office:value="1" calcext:value-type="float">
            <text:p>1</text:p>
          </table:table-cell>
          <table:table-cell office:value-type="float" office:value="157.591552" calcext:value-type="float">
            <text:p>157.591552</text:p>
          </table:table-cell>
          <table:table-cell office:value-type="float" office:value="36.988512" calcext:value-type="float">
            <text:p>36.988512</text:p>
          </table:table-cell>
          <table:table-cell office:value-type="float" office:value="156" calcext:value-type="float">
            <text:p>15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2205]+1" office:value-type="float" office:value="277" calcext:value-type="float">
            <text:p>277</text:p>
          </table:table-cell>
          <table:table-cell table:formula="of:=[.B2205]" office:value-type="float" office:value="2" calcext:value-type="float">
            <text:p>2</text:p>
          </table:table-cell>
          <table:table-cell office:value-type="float" office:value="191.78368" calcext:value-type="float">
            <text:p>191.78368</text:p>
          </table:table-cell>
          <table:table-cell office:value-type="float" office:value="35.362272" calcext:value-type="float">
            <text:p>35.362272</text:p>
          </table:table-cell>
          <table:table-cell office:value-type="float" office:value="189" calcext:value-type="float">
            <text:p>18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2206]+1" office:value-type="float" office:value="277" calcext:value-type="float">
            <text:p>277</text:p>
          </table:table-cell>
          <table:table-cell table:formula="of:=[.B2206]" office:value-type="float" office:value="3" calcext:value-type="float">
            <text:p>3</text:p>
          </table:table-cell>
          <table:table-cell office:value-type="float" office:value="206.367616" calcext:value-type="float">
            <text:p>206.367616</text:p>
          </table:table-cell>
          <table:table-cell office:value-type="float" office:value="29.721408" calcext:value-type="float">
            <text:p>29.721408</text:p>
          </table:table-cell>
          <table:table-cell office:value-type="float" office:value="207" calcext:value-type="float">
            <text:p>20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2207]+1" office:value-type="float" office:value="277" calcext:value-type="float">
            <text:p>277</text:p>
          </table:table-cell>
          <table:table-cell table:formula="of:=[.B2207]" office:value-type="float" office:value="4" calcext:value-type="float">
            <text:p>4</text:p>
          </table:table-cell>
          <table:table-cell office:value-type="float" office:value="236.999168" calcext:value-type="float">
            <text:p>236.999168</text:p>
          </table:table-cell>
          <table:table-cell office:value-type="float" office:value="152.247456" calcext:value-type="float">
            <text:p>152.247456</text:p>
          </table:table-cell>
          <table:table-cell office:value-type="float" office:value="238" calcext:value-type="float">
            <text:p>23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2208]+1" office:value-type="float" office:value="277" calcext:value-type="float">
            <text:p>277</text:p>
          </table:table-cell>
          <table:table-cell table:formula="of:=[.B2208]" office:value-type="float" office:value="5" calcext:value-type="float">
            <text:p>5</text:p>
          </table:table-cell>
          <table:table-cell office:value-type="float" office:value="161.313152" calcext:value-type="float">
            <text:p>161.313152</text:p>
          </table:table-cell>
          <table:table-cell office:value-type="float" office:value="159.762144" calcext:value-type="float">
            <text:p>159.762144</text:p>
          </table:table-cell>
          <table:table-cell office:value-type="float" office:value="163" calcext:value-type="float">
            <text:p>16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2209]+1" office:value-type="float" office:value="277" calcext:value-type="float">
            <text:p>277</text:p>
          </table:table-cell>
          <table:table-cell table:formula="of:=[.B2209]" office:value-type="float" office:value="6" calcext:value-type="float">
            <text:p>6</text:p>
          </table:table-cell>
          <table:table-cell office:value-type="float" office:value="80.421888" calcext:value-type="float">
            <text:p>80.421888</text:p>
          </table:table-cell>
          <table:table-cell office:value-type="float" office:value="158.18784" calcext:value-type="float">
            <text:p>158.18784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2210]+1" office:value-type="float" office:value="277" calcext:value-type="float">
            <text:p>277</text:p>
          </table:table-cell>
          <table:table-cell table:formula="of:=[.B2210]" office:value-type="float" office:value="7" calcext:value-type="float">
            <text:p>7</text:p>
          </table:table-cell>
          <table:table-cell office:value-type="float" office:value="97.50208" calcext:value-type="float">
            <text:p>97.50208</text:p>
          </table:table-cell>
          <table:table-cell office:value-type="float" office:value="33.48288" calcext:value-type="float">
            <text:p>33.48288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34" calcext:value-type="float">
            <text:p>34</text:p>
          </table:table-cell>
        </table:table-row>
        <table:table-row table:style-name="ro1">
          <table:table-cell table:formula="of:=[.A2211]+1" office:value-type="float" office:value="277" calcext:value-type="float">
            <text:p>277</text:p>
          </table:table-cell>
          <table:table-cell table:formula="of:=[.B2211]" office:value-type="float" office:value="8" calcext:value-type="float">
            <text:p>8</text:p>
          </table:table-cell>
          <table:table-cell office:value-type="float" office:value="117.3490304" calcext:value-type="float">
            <text:p>117.3490304</text:p>
          </table:table-cell>
          <table:table-cell office:value-type="float" office:value="38.923008" calcext:value-type="float">
            <text:p>38.923008</text:p>
          </table:table-cell>
          <table:table-cell office:value-type="float" office:value="117" calcext:value-type="float">
            <text:p>11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2212]+1" office:value-type="float" office:value="278" calcext:value-type="float">
            <text:p>278</text:p>
          </table:table-cell>
          <table:table-cell table:formula="of:=[.B2212]" office:value-type="float" office:value="1" calcext:value-type="float">
            <text:p>1</text:p>
          </table:table-cell>
          <table:table-cell office:value-type="float" office:value="162.935424" calcext:value-type="float">
            <text:p>162.935424</text:p>
          </table:table-cell>
          <table:table-cell office:value-type="float" office:value="45.684672" calcext:value-type="float">
            <text:p>45.684672</text:p>
          </table:table-cell>
          <table:table-cell office:value-type="float" office:value="163" calcext:value-type="float">
            <text:p>16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2213]+1" office:value-type="float" office:value="278" calcext:value-type="float">
            <text:p>278</text:p>
          </table:table-cell>
          <table:table-cell table:formula="of:=[.B2213]" office:value-type="float" office:value="2" calcext:value-type="float">
            <text:p>2</text:p>
          </table:table-cell>
          <table:table-cell office:value-type="float" office:value="200.923008" calcext:value-type="float">
            <text:p>200.923008</text:p>
          </table:table-cell>
          <table:table-cell office:value-type="float" office:value="46.92672" calcext:value-type="float">
            <text:p>46.92672</text:p>
          </table:table-cell>
          <table:table-cell office:value-type="float" office:value="201" calcext:value-type="float">
            <text:p>20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2214]+1" office:value-type="float" office:value="278" calcext:value-type="float">
            <text:p>278</text:p>
          </table:table-cell>
          <table:table-cell table:formula="of:=[.B2214]" office:value-type="float" office:value="3" calcext:value-type="float">
            <text:p>3</text:p>
          </table:table-cell>
          <table:table-cell office:value-type="float" office:value="214.943104" calcext:value-type="float">
            <text:p>214.943104</text:p>
          </table:table-cell>
          <table:table-cell office:value-type="float" office:value="42.675744" calcext:value-type="float">
            <text:p>42.675744</text:p>
          </table:table-cell>
          <table:table-cell office:value-type="float" office:value="215" calcext:value-type="float">
            <text:p>2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2215]+1" office:value-type="float" office:value="278" calcext:value-type="float">
            <text:p>278</text:p>
          </table:table-cell>
          <table:table-cell table:formula="of:=[.B2215]" office:value-type="float" office:value="4" calcext:value-type="float">
            <text:p>4</text:p>
          </table:table-cell>
          <table:table-cell office:value-type="float" office:value="235.96992" calcext:value-type="float">
            <text:p>235.96992</text:p>
          </table:table-cell>
          <table:table-cell office:value-type="float" office:value="167.628864" calcext:value-type="float">
            <text:p>167.628864</text:p>
          </table:table-cell>
          <table:table-cell office:value-type="float" office:value="233" calcext:value-type="float">
            <text:p>23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2216]+1" office:value-type="float" office:value="278" calcext:value-type="float">
            <text:p>278</text:p>
          </table:table-cell>
          <table:table-cell table:formula="of:=[.B2216]" office:value-type="float" office:value="5" calcext:value-type="float">
            <text:p>5</text:p>
          </table:table-cell>
          <table:table-cell office:value-type="float" office:value="159.268736" calcext:value-type="float">
            <text:p>159.268736</text:p>
          </table:table-cell>
          <table:table-cell office:value-type="float" office:value="169.101696" calcext:value-type="float">
            <text:p>169.101696</text:p>
          </table:table-cell>
          <table:table-cell office:value-type="float" office:value="157" calcext:value-type="float">
            <text:p>157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2217]+1" office:value-type="float" office:value="278" calcext:value-type="float">
            <text:p>278</text:p>
          </table:table-cell>
          <table:table-cell table:formula="of:=[.B2217]" office:value-type="float" office:value="6" calcext:value-type="float">
            <text:p>6</text:p>
          </table:table-cell>
          <table:table-cell office:value-type="float" office:value="79.053056" calcext:value-type="float">
            <text:p>79.053056</text:p>
          </table:table-cell>
          <table:table-cell office:value-type="float" office:value="162.331488" calcext:value-type="float">
            <text:p>162.331488</text:p>
          </table:table-cell>
          <table:table-cell office:value-type="float" office:value="78" calcext:value-type="float">
            <text:p>78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2218]+1" office:value-type="float" office:value="278" calcext:value-type="float">
            <text:p>278</text:p>
          </table:table-cell>
          <table:table-cell table:formula="of:=[.B2218]" office:value-type="float" office:value="7" calcext:value-type="float">
            <text:p>7</text:p>
          </table:table-cell>
          <table:table-cell office:value-type="float" office:value="103.786496" calcext:value-type="float">
            <text:p>103.786496</text:p>
          </table:table-cell>
          <table:table-cell office:value-type="float" office:value="38.909856" calcext:value-type="float">
            <text:p>38.909856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38" calcext:value-type="float">
            <text:p>38</text:p>
          </table:table-cell>
        </table:table-row>
        <table:table-row table:style-name="ro1">
          <table:table-cell table:formula="of:=[.A2219]+1" office:value-type="float" office:value="278" calcext:value-type="float">
            <text:p>278</text:p>
          </table:table-cell>
          <table:table-cell table:formula="of:=[.B2219]" office:value-type="float" office:value="8" calcext:value-type="float">
            <text:p>8</text:p>
          </table:table-cell>
          <table:table-cell office:value-type="float" office:value="120.3085952" calcext:value-type="float">
            <text:p>120.3085952</text:p>
          </table:table-cell>
          <table:table-cell office:value-type="float" office:value="43.538496" calcext:value-type="float">
            <text:p>43.538496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2220]+1" office:value-type="float" office:value="279" calcext:value-type="float">
            <text:p>279</text:p>
          </table:table-cell>
          <table:table-cell table:formula="of:=[.B2220]" office:value-type="float" office:value="1" calcext:value-type="float">
            <text:p>1</text:p>
          </table:table-cell>
          <table:table-cell office:value-type="float" office:value="165.060096" calcext:value-type="float">
            <text:p>165.060096</text:p>
          </table:table-cell>
          <table:table-cell office:value-type="float" office:value="53.437056" calcext:value-type="float">
            <text:p>53.437056</text:p>
          </table:table-cell>
          <table:table-cell office:value-type="float" office:value="165" calcext:value-type="float">
            <text:p>16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2221]+1" office:value-type="float" office:value="279" calcext:value-type="float">
            <text:p>279</text:p>
          </table:table-cell>
          <table:table-cell table:formula="of:=[.B2221]" office:value-type="float" office:value="2" calcext:value-type="float">
            <text:p>2</text:p>
          </table:table-cell>
          <table:table-cell office:value-type="float" office:value="200.713088" calcext:value-type="float">
            <text:p>200.713088</text:p>
          </table:table-cell>
          <table:table-cell office:value-type="float" office:value="54.665568" calcext:value-type="float">
            <text:p>54.665568</text:p>
          </table:table-cell>
          <table:table-cell office:value-type="float" office:value="202" calcext:value-type="float">
            <text:p>20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formula="of:=[.A2222]+1" office:value-type="float" office:value="279" calcext:value-type="float">
            <text:p>279</text:p>
          </table:table-cell>
          <table:table-cell table:formula="of:=[.B2222]" office:value-type="float" office:value="3" calcext:value-type="float">
            <text:p>3</text:p>
          </table:table-cell>
          <table:table-cell office:value-type="float" office:value="213.35296" calcext:value-type="float">
            <text:p>213.35296</text:p>
          </table:table-cell>
          <table:table-cell office:value-type="float" office:value="51.428256" calcext:value-type="float">
            <text:p>51.428256</text:p>
          </table:table-cell>
          <table:table-cell office:value-type="float" office:value="212" calcext:value-type="float">
            <text:p>21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[.A2223]+1" office:value-type="float" office:value="279" calcext:value-type="float">
            <text:p>279</text:p>
          </table:table-cell>
          <table:table-cell table:formula="of:=[.B2223]" office:value-type="float" office:value="4" calcext:value-type="float">
            <text:p>4</text:p>
          </table:table-cell>
          <table:table-cell office:value-type="float" office:value="235.863296" calcext:value-type="float">
            <text:p>235.863296</text:p>
          </table:table-cell>
          <table:table-cell office:value-type="float" office:value="170.75616" calcext:value-type="float">
            <text:p>170.75616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2224]+1" office:value-type="float" office:value="279" calcext:value-type="float">
            <text:p>279</text:p>
          </table:table-cell>
          <table:table-cell table:formula="of:=[.B2224]" office:value-type="float" office:value="5" calcext:value-type="float">
            <text:p>5</text:p>
          </table:table-cell>
          <table:table-cell office:value-type="float" office:value="161.497088" calcext:value-type="float">
            <text:p>161.497088</text:p>
          </table:table-cell>
          <table:table-cell office:value-type="float" office:value="173.128032" calcext:value-type="float">
            <text:p>173.128032</text:p>
          </table:table-cell>
          <table:table-cell office:value-type="float" office:value="162" calcext:value-type="float">
            <text:p>16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2225]+1" office:value-type="float" office:value="279" calcext:value-type="float">
            <text:p>279</text:p>
          </table:table-cell>
          <table:table-cell table:formula="of:=[.B2225]" office:value-type="float" office:value="6" calcext:value-type="float">
            <text:p>6</text:p>
          </table:table-cell>
          <table:table-cell office:value-type="float" office:value="82.329856" calcext:value-type="float">
            <text:p>82.329856</text:p>
          </table:table-cell>
          <table:table-cell office:value-type="float" office:value="165.902688" calcext:value-type="float">
            <text:p>165.902688</text:p>
          </table:table-cell>
          <table:table-cell office:value-type="float" office:value="82" calcext:value-type="float">
            <text:p>82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2226]+1" office:value-type="float" office:value="279" calcext:value-type="float">
            <text:p>279</text:p>
          </table:table-cell>
          <table:table-cell table:formula="of:=[.B2226]" office:value-type="float" office:value="7" calcext:value-type="float">
            <text:p>7</text:p>
          </table:table-cell>
          <table:table-cell office:value-type="float" office:value="107.745792" calcext:value-type="float">
            <text:p>107.745792</text:p>
          </table:table-cell>
          <table:table-cell office:value-type="float" office:value="47.308416" calcext:value-type="float">
            <text:p>47.308416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47" calcext:value-type="float">
            <text:p>47</text:p>
          </table:table-cell>
        </table:table-row>
        <table:table-row table:style-name="ro1">
          <table:table-cell table:formula="of:=[.A2227]+1" office:value-type="float" office:value="279" calcext:value-type="float">
            <text:p>279</text:p>
          </table:table-cell>
          <table:table-cell table:formula="of:=[.B2227]" office:value-type="float" office:value="8" calcext:value-type="float">
            <text:p>8</text:p>
          </table:table-cell>
          <table:table-cell office:value-type="float" office:value="124.1090176" calcext:value-type="float">
            <text:p>124.1090176</text:p>
          </table:table-cell>
          <table:table-cell office:value-type="float" office:value="52.25856" calcext:value-type="float">
            <text:p>52.25856</text:p>
          </table:table-cell>
          <table:table-cell office:value-type="float" office:value="123" calcext:value-type="float">
            <text:p>12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[.A2228]+1" office:value-type="float" office:value="280" calcext:value-type="float">
            <text:p>280</text:p>
          </table:table-cell>
          <table:table-cell table:formula="of:=[.B2228]" office:value-type="float" office:value="1" calcext:value-type="float">
            <text:p>1</text:p>
          </table:table-cell>
          <table:table-cell office:value-type="float" office:value="163.709824" calcext:value-type="float">
            <text:p>163.709824</text:p>
          </table:table-cell>
          <table:table-cell office:value-type="float" office:value="38.701344" calcext:value-type="float">
            <text:p>38.701344</text:p>
          </table:table-cell>
          <table:table-cell office:value-type="float" office:value="163" calcext:value-type="float">
            <text:p>16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2229]+1" office:value-type="float" office:value="280" calcext:value-type="float">
            <text:p>280</text:p>
          </table:table-cell>
          <table:table-cell table:formula="of:=[.B2229]" office:value-type="float" office:value="2" calcext:value-type="float">
            <text:p>2</text:p>
          </table:table-cell>
          <table:table-cell office:value-type="float" office:value="199.431296" calcext:value-type="float">
            <text:p>199.431296</text:p>
          </table:table-cell>
          <table:table-cell office:value-type="float" office:value="38.224032" calcext:value-type="float">
            <text:p>38.224032</text:p>
          </table:table-cell>
          <table:table-cell office:value-type="float" office:value="197" calcext:value-type="float">
            <text:p>1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2230]+1" office:value-type="float" office:value="280" calcext:value-type="float">
            <text:p>280</text:p>
          </table:table-cell>
          <table:table-cell table:formula="of:=[.B2230]" office:value-type="float" office:value="3" calcext:value-type="float">
            <text:p>3</text:p>
          </table:table-cell>
          <table:table-cell office:value-type="float" office:value="214.763776" calcext:value-type="float">
            <text:p>214.763776</text:p>
          </table:table-cell>
          <table:table-cell office:value-type="float" office:value="33.666624" calcext:value-type="float">
            <text:p>33.666624</text:p>
          </table:table-cell>
          <table:table-cell office:value-type="float" office:value="211" calcext:value-type="float">
            <text:p>2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2231]+1" office:value-type="float" office:value="280" calcext:value-type="float">
            <text:p>280</text:p>
          </table:table-cell>
          <table:table-cell table:formula="of:=[.B2231]" office:value-type="float" office:value="4" calcext:value-type="float">
            <text:p>4</text:p>
          </table:table-cell>
          <table:table-cell office:value-type="float" office:value="241.849472" calcext:value-type="float">
            <text:p>241.849472</text:p>
          </table:table-cell>
          <table:table-cell office:value-type="float" office:value="157.942464" calcext:value-type="float">
            <text:p>157.942464</text:p>
          </table:table-cell>
          <table:table-cell office:value-type="float" office:value="244" calcext:value-type="float">
            <text:p>24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2232]+1" office:value-type="float" office:value="280" calcext:value-type="float">
            <text:p>280</text:p>
          </table:table-cell>
          <table:table-cell table:formula="of:=[.B2232]" office:value-type="float" office:value="5" calcext:value-type="float">
            <text:p>5</text:p>
          </table:table-cell>
          <table:table-cell office:value-type="float" office:value="163.52" calcext:value-type="float">
            <text:p>163.52</text:p>
          </table:table-cell>
          <table:table-cell office:value-type="float" office:value="162.229824" calcext:value-type="float">
            <text:p>162.229824</text:p>
          </table:table-cell>
          <table:table-cell office:value-type="float" office:value="164" calcext:value-type="float">
            <text:p>164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2233]+1" office:value-type="float" office:value="280" calcext:value-type="float">
            <text:p>280</text:p>
          </table:table-cell>
          <table:table-cell table:formula="of:=[.B2233]" office:value-type="float" office:value="6" calcext:value-type="float">
            <text:p>6</text:p>
          </table:table-cell>
          <table:table-cell office:value-type="float" office:value="82.727552" calcext:value-type="float">
            <text:p>82.727552</text:p>
          </table:table-cell>
          <table:table-cell office:value-type="float" office:value="158.328288" calcext:value-type="float">
            <text:p>158.328288</text:p>
          </table:table-cell>
          <table:table-cell office:value-type="float" office:value="82" calcext:value-type="float">
            <text:p>82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2234]+1" office:value-type="float" office:value="280" calcext:value-type="float">
            <text:p>280</text:p>
          </table:table-cell>
          <table:table-cell table:formula="of:=[.B2234]" office:value-type="float" office:value="7" calcext:value-type="float">
            <text:p>7</text:p>
          </table:table-cell>
          <table:table-cell office:value-type="float" office:value="104.280448" calcext:value-type="float">
            <text:p>104.280448</text:p>
          </table:table-cell>
          <table:table-cell office:value-type="float" office:value="34.269312" calcext:value-type="float">
            <text:p>34.269312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1">
          <table:table-cell table:formula="of:=[.A2235]+1" office:value-type="float" office:value="280" calcext:value-type="float">
            <text:p>280</text:p>
          </table:table-cell>
          <table:table-cell table:formula="of:=[.B2235]" office:value-type="float" office:value="8" calcext:value-type="float">
            <text:p>8</text:p>
          </table:table-cell>
          <table:table-cell office:value-type="float" office:value="123.0329088" calcext:value-type="float">
            <text:p>123.0329088</text:p>
          </table:table-cell>
          <table:table-cell office:value-type="float" office:value="38.417952" calcext:value-type="float">
            <text:p>38.417952</text:p>
          </table:table-cell>
          <table:table-cell office:value-type="float" office:value="126" calcext:value-type="float">
            <text:p>12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2236]+1" office:value-type="float" office:value="281" calcext:value-type="float">
            <text:p>281</text:p>
          </table:table-cell>
          <table:table-cell table:formula="of:=[.B2236]" office:value-type="float" office:value="1" calcext:value-type="float">
            <text:p>1</text:p>
          </table:table-cell>
          <table:table-cell office:value-type="float" office:value="160.463872" calcext:value-type="float">
            <text:p>160.463872</text:p>
          </table:table-cell>
          <table:table-cell office:value-type="float" office:value="46.03584" calcext:value-type="float">
            <text:p>46.03584</text:p>
          </table:table-cell>
          <table:table-cell office:value-type="float" office:value="161" calcext:value-type="float">
            <text:p>16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2237]+1" office:value-type="float" office:value="281" calcext:value-type="float">
            <text:p>281</text:p>
          </table:table-cell>
          <table:table-cell table:formula="of:=[.B2237]" office:value-type="float" office:value="2" calcext:value-type="float">
            <text:p>2</text:p>
          </table:table-cell>
          <table:table-cell office:value-type="float" office:value="198.849664" calcext:value-type="float">
            <text:p>198.849664</text:p>
          </table:table-cell>
          <table:table-cell office:value-type="float" office:value="45.401568" calcext:value-type="float">
            <text:p>45.401568</text:p>
          </table:table-cell>
          <table:table-cell office:value-type="float" office:value="195" calcext:value-type="float">
            <text:p>19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2238]+1" office:value-type="float" office:value="281" calcext:value-type="float">
            <text:p>281</text:p>
          </table:table-cell>
          <table:table-cell table:formula="of:=[.B2238]" office:value-type="float" office:value="3" calcext:value-type="float">
            <text:p>3</text:p>
          </table:table-cell>
          <table:table-cell office:value-type="float" office:value="211.82272" calcext:value-type="float">
            <text:p>211.82272</text:p>
          </table:table-cell>
          <table:table-cell office:value-type="float" office:value="41.496192" calcext:value-type="float">
            <text:p>41.496192</text:p>
          </table:table-cell>
          <table:table-cell office:value-type="float" office:value="207" calcext:value-type="float">
            <text:p>20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A2239]+1" office:value-type="float" office:value="281" calcext:value-type="float">
            <text:p>281</text:p>
          </table:table-cell>
          <table:table-cell table:formula="of:=[.B2239]" office:value-type="float" office:value="4" calcext:value-type="float">
            <text:p>4</text:p>
          </table:table-cell>
          <table:table-cell office:value-type="float" office:value="240.956032" calcext:value-type="float">
            <text:p>240.956032</text:p>
          </table:table-cell>
          <table:table-cell office:value-type="float" office:value="169.006848" calcext:value-type="float">
            <text:p>169.006848</text:p>
          </table:table-cell>
          <table:table-cell office:value-type="float" office:value="242" calcext:value-type="float">
            <text:p>242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2240]+1" office:value-type="float" office:value="281" calcext:value-type="float">
            <text:p>281</text:p>
          </table:table-cell>
          <table:table-cell table:formula="of:=[.B2240]" office:value-type="float" office:value="5" calcext:value-type="float">
            <text:p>5</text:p>
          </table:table-cell>
          <table:table-cell office:value-type="float" office:value="161.52128" calcext:value-type="float">
            <text:p>161.52128</text:p>
          </table:table-cell>
          <table:table-cell office:value-type="float" office:value="174.693696" calcext:value-type="float">
            <text:p>174.693696</text:p>
          </table:table-cell>
          <table:table-cell office:value-type="float" office:value="164" calcext:value-type="float">
            <text:p>16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2241]+1" office:value-type="float" office:value="281" calcext:value-type="float">
            <text:p>281</text:p>
          </table:table-cell>
          <table:table-cell table:formula="of:=[.B2241]" office:value-type="float" office:value="6" calcext:value-type="float">
            <text:p>6</text:p>
          </table:table-cell>
          <table:table-cell office:value-type="float" office:value="77.14304" calcext:value-type="float">
            <text:p>77.14304</text:p>
          </table:table-cell>
          <table:table-cell office:value-type="float" office:value="171.4872" calcext:value-type="float">
            <text:p>171.4872</text:p>
          </table:table-cell>
          <table:table-cell office:value-type="float" office:value="78" calcext:value-type="float">
            <text:p>78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2242]+1" office:value-type="float" office:value="281" calcext:value-type="float">
            <text:p>281</text:p>
          </table:table-cell>
          <table:table-cell table:formula="of:=[.B2242]" office:value-type="float" office:value="7" calcext:value-type="float">
            <text:p>7</text:p>
          </table:table-cell>
          <table:table-cell office:value-type="float" office:value="97.794432" calcext:value-type="float">
            <text:p>97.794432</text:p>
          </table:table-cell>
          <table:table-cell office:value-type="float" office:value="42.3144" calcext:value-type="float">
            <text:p>42.3144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43" calcext:value-type="float">
            <text:p>43</text:p>
          </table:table-cell>
        </table:table-row>
        <table:table-row table:style-name="ro1">
          <table:table-cell table:formula="of:=[.A2243]+1" office:value-type="float" office:value="281" calcext:value-type="float">
            <text:p>281</text:p>
          </table:table-cell>
          <table:table-cell table:formula="of:=[.B2243]" office:value-type="float" office:value="8" calcext:value-type="float">
            <text:p>8</text:p>
          </table:table-cell>
          <table:table-cell office:value-type="float" office:value="115.060224" calcext:value-type="float">
            <text:p>115.060224</text:p>
          </table:table-cell>
          <table:table-cell office:value-type="float" office:value="46.104768" calcext:value-type="float">
            <text:p>46.104768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2244]+1" office:value-type="float" office:value="282" calcext:value-type="float">
            <text:p>282</text:p>
          </table:table-cell>
          <table:table-cell table:formula="of:=[.B2244]" office:value-type="float" office:value="1" calcext:value-type="float">
            <text:p>1</text:p>
          </table:table-cell>
          <table:table-cell office:value-type="float" office:value="158.196736" calcext:value-type="float">
            <text:p>158.196736</text:p>
          </table:table-cell>
          <table:table-cell office:value-type="float" office:value="43.111008" calcext:value-type="float">
            <text:p>43.111008</text:p>
          </table:table-cell>
          <table:table-cell office:value-type="float" office:value="156" calcext:value-type="float">
            <text:p>15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2245]+1" office:value-type="float" office:value="282" calcext:value-type="float">
            <text:p>282</text:p>
          </table:table-cell>
          <table:table-cell table:formula="of:=[.B2245]" office:value-type="float" office:value="2" calcext:value-type="float">
            <text:p>2</text:p>
          </table:table-cell>
          <table:table-cell office:value-type="float" office:value="195.796096" calcext:value-type="float">
            <text:p>195.796096</text:p>
          </table:table-cell>
          <table:table-cell office:value-type="float" office:value="43.084512" calcext:value-type="float">
            <text:p>43.084512</text:p>
          </table:table-cell>
          <table:table-cell office:value-type="float" office:value="194" calcext:value-type="float">
            <text:p>19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2246]+1" office:value-type="float" office:value="282" calcext:value-type="float">
            <text:p>282</text:p>
          </table:table-cell>
          <table:table-cell table:formula="of:=[.B2246]" office:value-type="float" office:value="3" calcext:value-type="float">
            <text:p>3</text:p>
          </table:table-cell>
          <table:table-cell office:value-type="float" office:value="210.97152" calcext:value-type="float">
            <text:p>210.97152</text:p>
          </table:table-cell>
          <table:table-cell office:value-type="float" office:value="38.097984" calcext:value-type="float">
            <text:p>38.097984</text:p>
          </table:table-cell>
          <table:table-cell office:value-type="float" office:value="210" calcext:value-type="float">
            <text:p>2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2247]+1" office:value-type="float" office:value="282" calcext:value-type="float">
            <text:p>282</text:p>
          </table:table-cell>
          <table:table-cell table:formula="of:=[.B2247]" office:value-type="float" office:value="4" calcext:value-type="float">
            <text:p>4</text:p>
          </table:table-cell>
          <table:table-cell office:value-type="float" office:value="237.530752" calcext:value-type="float">
            <text:p>237.530752</text:p>
          </table:table-cell>
          <table:table-cell office:value-type="float" office:value="164.241024" calcext:value-type="float">
            <text:p>164.241024</text:p>
          </table:table-cell>
          <table:table-cell office:value-type="float" office:value="239" calcext:value-type="float">
            <text:p>239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2248]+1" office:value-type="float" office:value="282" calcext:value-type="float">
            <text:p>282</text:p>
          </table:table-cell>
          <table:table-cell table:formula="of:=[.B2248]" office:value-type="float" office:value="5" calcext:value-type="float">
            <text:p>5</text:p>
          </table:table-cell>
          <table:table-cell office:value-type="float" office:value="157.312768" calcext:value-type="float">
            <text:p>157.312768</text:p>
          </table:table-cell>
          <table:table-cell office:value-type="float" office:value="169.390464" calcext:value-type="float">
            <text:p>169.390464</text:p>
          </table:table-cell>
          <table:table-cell office:value-type="float" office:value="156" calcext:value-type="float">
            <text:p>15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2249]+1" office:value-type="float" office:value="282" calcext:value-type="float">
            <text:p>282</text:p>
          </table:table-cell>
          <table:table-cell table:formula="of:=[.B2249]" office:value-type="float" office:value="6" calcext:value-type="float">
            <text:p>6</text:p>
          </table:table-cell>
          <table:table-cell office:value-type="float" office:value="72.53056" calcext:value-type="float">
            <text:p>72.53056</text:p>
          </table:table-cell>
          <table:table-cell office:value-type="float" office:value="164.035008" calcext:value-type="float">
            <text:p>164.035008</text:p>
          </table:table-cell>
          <table:table-cell office:value-type="float" office:value="67" calcext:value-type="float">
            <text:p>6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2250]+1" office:value-type="float" office:value="282" calcext:value-type="float">
            <text:p>282</text:p>
          </table:table-cell>
          <table:table-cell table:formula="of:=[.B2250]" office:value-type="float" office:value="7" calcext:value-type="float">
            <text:p>7</text:p>
          </table:table-cell>
          <table:table-cell office:value-type="float" office:value="97.989504" calcext:value-type="float">
            <text:p>97.989504</text:p>
          </table:table-cell>
          <table:table-cell office:value-type="float" office:value="36.997056" calcext:value-type="float">
            <text:p>36.997056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37" calcext:value-type="float">
            <text:p>37</text:p>
          </table:table-cell>
        </table:table-row>
        <table:table-row table:style-name="ro1">
          <table:table-cell table:formula="of:=[.A2251]+1" office:value-type="float" office:value="282" calcext:value-type="float">
            <text:p>282</text:p>
          </table:table-cell>
          <table:table-cell table:formula="of:=[.B2251]" office:value-type="float" office:value="8" calcext:value-type="float">
            <text:p>8</text:p>
          </table:table-cell>
          <table:table-cell office:value-type="float" office:value="115.5329536" calcext:value-type="float">
            <text:p>115.5329536</text:p>
          </table:table-cell>
          <table:table-cell office:value-type="float" office:value="42.15168" calcext:value-type="float">
            <text:p>42.15168</text:p>
          </table:table-cell>
          <table:table-cell office:value-type="float" office:value="112" calcext:value-type="float">
            <text:p>11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2252]+1" office:value-type="float" office:value="283" calcext:value-type="float">
            <text:p>283</text:p>
          </table:table-cell>
          <table:table-cell table:formula="of:=[.B2252]" office:value-type="float" office:value="1" calcext:value-type="float">
            <text:p>1</text:p>
          </table:table-cell>
          <table:table-cell office:value-type="float" office:value="165.26528" calcext:value-type="float">
            <text:p>165.26528</text:p>
          </table:table-cell>
          <table:table-cell office:value-type="float" office:value="51.819168" calcext:value-type="float">
            <text:p>51.819168</text:p>
          </table:table-cell>
          <table:table-cell office:value-type="float" office:value="164" calcext:value-type="float">
            <text:p>16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[.A2253]+1" office:value-type="float" office:value="283" calcext:value-type="float">
            <text:p>283</text:p>
          </table:table-cell>
          <table:table-cell table:formula="of:=[.B2253]" office:value-type="float" office:value="2" calcext:value-type="float">
            <text:p>2</text:p>
          </table:table-cell>
          <table:table-cell office:value-type="float" office:value="199.262592" calcext:value-type="float">
            <text:p>199.262592</text:p>
          </table:table-cell>
          <table:table-cell office:value-type="float" office:value="52.285728" calcext:value-type="float">
            <text:p>52.285728</text:p>
          </table:table-cell>
          <table:table-cell office:value-type="float" office:value="196" calcext:value-type="float">
            <text:p>1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[.A2254]+1" office:value-type="float" office:value="283" calcext:value-type="float">
            <text:p>283</text:p>
          </table:table-cell>
          <table:table-cell table:formula="of:=[.B2254]" office:value-type="float" office:value="3" calcext:value-type="float">
            <text:p>3</text:p>
          </table:table-cell>
          <table:table-cell office:value-type="float" office:value="213.66656" calcext:value-type="float">
            <text:p>213.66656</text:p>
          </table:table-cell>
          <table:table-cell office:value-type="float" office:value="47.566848" calcext:value-type="float">
            <text:p>47.566848</text:p>
          </table:table-cell>
          <table:table-cell office:value-type="float" office:value="213" calcext:value-type="float">
            <text:p>21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2255]+1" office:value-type="float" office:value="283" calcext:value-type="float">
            <text:p>283</text:p>
          </table:table-cell>
          <table:table-cell table:formula="of:=[.B2255]" office:value-type="float" office:value="4" calcext:value-type="float">
            <text:p>4</text:p>
          </table:table-cell>
          <table:table-cell office:value-type="float" office:value="240.4672" calcext:value-type="float">
            <text:p>240.4672</text:p>
          </table:table-cell>
          <table:table-cell office:value-type="float" office:value="168.737856" calcext:value-type="float">
            <text:p>168.737856</text:p>
          </table:table-cell>
          <table:table-cell office:value-type="float" office:value="240" calcext:value-type="float">
            <text:p>24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2256]+1" office:value-type="float" office:value="283" calcext:value-type="float">
            <text:p>283</text:p>
          </table:table-cell>
          <table:table-cell table:formula="of:=[.B2256]" office:value-type="float" office:value="5" calcext:value-type="float">
            <text:p>5</text:p>
          </table:table-cell>
          <table:table-cell office:value-type="float" office:value="165.20704" calcext:value-type="float">
            <text:p>165.20704</text:p>
          </table:table-cell>
          <table:table-cell office:value-type="float" office:value="172.661568" calcext:value-type="float">
            <text:p>172.661568</text:p>
          </table:table-cell>
          <table:table-cell office:value-type="float" office:value="166" calcext:value-type="float">
            <text:p>166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2257]+1" office:value-type="float" office:value="283" calcext:value-type="float">
            <text:p>283</text:p>
          </table:table-cell>
          <table:table-cell table:formula="of:=[.B2257]" office:value-type="float" office:value="6" calcext:value-type="float">
            <text:p>6</text:p>
          </table:table-cell>
          <table:table-cell office:value-type="float" office:value="84.945408" calcext:value-type="float">
            <text:p>84.945408</text:p>
          </table:table-cell>
          <table:table-cell office:value-type="float" office:value="168.667776" calcext:value-type="float">
            <text:p>168.667776</text:p>
          </table:table-cell>
          <table:table-cell office:value-type="float" office:value="87" calcext:value-type="float">
            <text:p>87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2258]+1" office:value-type="float" office:value="283" calcext:value-type="float">
            <text:p>283</text:p>
          </table:table-cell>
          <table:table-cell table:formula="of:=[.B2258]" office:value-type="float" office:value="7" calcext:value-type="float">
            <text:p>7</text:p>
          </table:table-cell>
          <table:table-cell office:value-type="float" office:value="106.439168" calcext:value-type="float">
            <text:p>106.439168</text:p>
          </table:table-cell>
          <table:table-cell office:value-type="float" office:value="46.65936" calcext:value-type="float">
            <text:p>46.65936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48" calcext:value-type="float">
            <text:p>48</text:p>
          </table:table-cell>
        </table:table-row>
        <table:table-row table:style-name="ro1">
          <table:table-cell table:formula="of:=[.A2259]+1" office:value-type="float" office:value="283" calcext:value-type="float">
            <text:p>283</text:p>
          </table:table-cell>
          <table:table-cell table:formula="of:=[.B2259]" office:value-type="float" office:value="8" calcext:value-type="float">
            <text:p>8</text:p>
          </table:table-cell>
          <table:table-cell office:value-type="float" office:value="124.950656" calcext:value-type="float">
            <text:p>124.950656</text:p>
          </table:table-cell>
          <table:table-cell office:value-type="float" office:value="51.242688" calcext:value-type="float">
            <text:p>51.242688</text:p>
          </table:table-cell>
          <table:table-cell office:value-type="float" office:value="128" calcext:value-type="float">
            <text:p>12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[.A2260]+1" office:value-type="float" office:value="284" calcext:value-type="float">
            <text:p>284</text:p>
          </table:table-cell>
          <table:table-cell table:formula="of:=[.B2260]" office:value-type="float" office:value="1" calcext:value-type="float">
            <text:p>1</text:p>
          </table:table-cell>
          <table:table-cell office:value-type="float" office:value="167.340672" calcext:value-type="float">
            <text:p>167.340672</text:p>
          </table:table-cell>
          <table:table-cell office:value-type="float" office:value="39.67728" calcext:value-type="float">
            <text:p>39.67728</text:p>
          </table:table-cell>
          <table:table-cell office:value-type="float" office:value="168" calcext:value-type="float">
            <text:p>16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2261]+1" office:value-type="float" office:value="284" calcext:value-type="float">
            <text:p>284</text:p>
          </table:table-cell>
          <table:table-cell table:formula="of:=[.B2261]" office:value-type="float" office:value="2" calcext:value-type="float">
            <text:p>2</text:p>
          </table:table-cell>
          <table:table-cell office:value-type="float" office:value="203.334528" calcext:value-type="float">
            <text:p>203.334528</text:p>
          </table:table-cell>
          <table:table-cell office:value-type="float" office:value="39.0408" calcext:value-type="float">
            <text:p>39.0408</text:p>
          </table:table-cell>
          <table:table-cell office:value-type="float" office:value="204" calcext:value-type="float">
            <text:p>20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2262]+1" office:value-type="float" office:value="284" calcext:value-type="float">
            <text:p>284</text:p>
          </table:table-cell>
          <table:table-cell table:formula="of:=[.B2262]" office:value-type="float" office:value="3" calcext:value-type="float">
            <text:p>3</text:p>
          </table:table-cell>
          <table:table-cell office:value-type="float" office:value="217.19744" calcext:value-type="float">
            <text:p>217.19744</text:p>
          </table:table-cell>
          <table:table-cell office:value-type="float" office:value="34.1328" calcext:value-type="float">
            <text:p>34.1328</text:p>
          </table:table-cell>
          <table:table-cell office:value-type="float" office:value="219" calcext:value-type="float">
            <text:p>2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2263]+1" office:value-type="float" office:value="284" calcext:value-type="float">
            <text:p>284</text:p>
          </table:table-cell>
          <table:table-cell table:formula="of:=[.B2263]" office:value-type="float" office:value="4" calcext:value-type="float">
            <text:p>4</text:p>
          </table:table-cell>
          <table:table-cell office:value-type="float" office:value="240.740352" calcext:value-type="float">
            <text:p>240.740352</text:p>
          </table:table-cell>
          <table:table-cell office:value-type="float" office:value="158.250816" calcext:value-type="float">
            <text:p>158.250816</text:p>
          </table:table-cell>
          <table:table-cell office:value-type="float" office:value="237" calcext:value-type="float">
            <text:p>237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2264]+1" office:value-type="float" office:value="284" calcext:value-type="float">
            <text:p>284</text:p>
          </table:table-cell>
          <table:table-cell table:formula="of:=[.B2264]" office:value-type="float" office:value="5" calcext:value-type="float">
            <text:p>5</text:p>
          </table:table-cell>
          <table:table-cell office:value-type="float" office:value="165.624832" calcext:value-type="float">
            <text:p>165.624832</text:p>
          </table:table-cell>
          <table:table-cell office:value-type="float" office:value="161.477664" calcext:value-type="float">
            <text:p>161.477664</text:p>
          </table:table-cell>
          <table:table-cell office:value-type="float" office:value="164" calcext:value-type="float">
            <text:p>164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2265]+1" office:value-type="float" office:value="284" calcext:value-type="float">
            <text:p>284</text:p>
          </table:table-cell>
          <table:table-cell table:formula="of:=[.B2265]" office:value-type="float" office:value="6" calcext:value-type="float">
            <text:p>6</text:p>
          </table:table-cell>
          <table:table-cell office:value-type="float" office:value="84.864768" calcext:value-type="float">
            <text:p>84.864768</text:p>
          </table:table-cell>
          <table:table-cell office:value-type="float" office:value="155.62848" calcext:value-type="float">
            <text:p>155.62848</text:p>
          </table:table-cell>
          <table:table-cell office:value-type="float" office:value="85" calcext:value-type="float">
            <text:p>85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2266]+1" office:value-type="float" office:value="284" calcext:value-type="float">
            <text:p>284</text:p>
          </table:table-cell>
          <table:table-cell table:formula="of:=[.B2266]" office:value-type="float" office:value="7" calcext:value-type="float">
            <text:p>7</text:p>
          </table:table-cell>
          <table:table-cell office:value-type="float" office:value="108.175488" calcext:value-type="float">
            <text:p>108.175488</text:p>
          </table:table-cell>
          <table:table-cell office:value-type="float" office:value="32.17776" calcext:value-type="float">
            <text:p>32.17776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31" calcext:value-type="float">
            <text:p>31</text:p>
          </table:table-cell>
        </table:table-row>
        <table:table-row table:style-name="ro1">
          <table:table-cell table:formula="of:=[.A2267]+1" office:value-type="float" office:value="284" calcext:value-type="float">
            <text:p>284</text:p>
          </table:table-cell>
          <table:table-cell table:formula="of:=[.B2267]" office:value-type="float" office:value="8" calcext:value-type="float">
            <text:p>8</text:p>
          </table:table-cell>
          <table:table-cell office:value-type="float" office:value="126.1075456" calcext:value-type="float">
            <text:p>126.1075456</text:p>
          </table:table-cell>
          <table:table-cell office:value-type="float" office:value="37.895136" calcext:value-type="float">
            <text:p>37.895136</text:p>
          </table:table-cell>
          <table:table-cell office:value-type="float" office:value="129" calcext:value-type="float">
            <text:p>12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2268]+1" office:value-type="float" office:value="285" calcext:value-type="float">
            <text:p>285</text:p>
          </table:table-cell>
          <table:table-cell table:formula="of:=[.B2268]" office:value-type="float" office:value="1" calcext:value-type="float">
            <text:p>1</text:p>
          </table:table-cell>
          <table:table-cell office:value-type="float" office:value="174.125056" calcext:value-type="float">
            <text:p>174.125056</text:p>
          </table:table-cell>
          <table:table-cell office:value-type="float" office:value="29.070432" calcext:value-type="float">
            <text:p>29.070432</text:p>
          </table:table-cell>
          <table:table-cell office:value-type="float" office:value="181" calcext:value-type="float">
            <text:p>18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2269]+1" office:value-type="float" office:value="285" calcext:value-type="float">
            <text:p>285</text:p>
          </table:table-cell>
          <table:table-cell table:formula="of:=[.B2269]" office:value-type="float" office:value="2" calcext:value-type="float">
            <text:p>2</text:p>
          </table:table-cell>
          <table:table-cell office:value-type="float" office:value="210.633984" calcext:value-type="float">
            <text:p>210.633984</text:p>
          </table:table-cell>
          <table:table-cell office:value-type="float" office:value="31.485216" calcext:value-type="float">
            <text:p>31.485216</text:p>
          </table:table-cell>
          <table:table-cell office:value-type="float" office:value="216" calcext:value-type="float">
            <text:p>21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2270]+1" office:value-type="float" office:value="285" calcext:value-type="float">
            <text:p>285</text:p>
          </table:table-cell>
          <table:table-cell table:formula="of:=[.B2270]" office:value-type="float" office:value="3" calcext:value-type="float">
            <text:p>3</text:p>
          </table:table-cell>
          <table:table-cell office:value-type="float" office:value="225.09632" calcext:value-type="float">
            <text:p>225.09632</text:p>
          </table:table-cell>
          <table:table-cell office:value-type="float" office:value="26.36448" calcext:value-type="float">
            <text:p>26.36448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2271]+1" office:value-type="float" office:value="285" calcext:value-type="float">
            <text:p>285</text:p>
          </table:table-cell>
          <table:table-cell table:formula="of:=[.B2271]" office:value-type="float" office:value="4" calcext:value-type="float">
            <text:p>4</text:p>
          </table:table-cell>
          <table:table-cell office:value-type="float" office:value="241.47584" calcext:value-type="float">
            <text:p>241.47584</text:p>
          </table:table-cell>
          <table:table-cell office:value-type="float" office:value="148.59264" calcext:value-type="float">
            <text:p>148.59264</text:p>
          </table:table-cell>
          <table:table-cell office:value-type="float" office:value="241" calcext:value-type="float">
            <text:p>24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2272]+1" office:value-type="float" office:value="285" calcext:value-type="float">
            <text:p>285</text:p>
          </table:table-cell>
          <table:table-cell table:formula="of:=[.B2272]" office:value-type="float" office:value="5" calcext:value-type="float">
            <text:p>5</text:p>
          </table:table-cell>
          <table:table-cell office:value-type="float" office:value="167.939072" calcext:value-type="float">
            <text:p>167.939072</text:p>
          </table:table-cell>
          <table:table-cell office:value-type="float" office:value="148.141344" calcext:value-type="float">
            <text:p>148.141344</text:p>
          </table:table-cell>
          <table:table-cell office:value-type="float" office:value="168" calcext:value-type="float">
            <text:p>16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formula="of:=[.A2273]+1" office:value-type="float" office:value="285" calcext:value-type="float">
            <text:p>285</text:p>
          </table:table-cell>
          <table:table-cell table:formula="of:=[.B2273]" office:value-type="float" office:value="6" calcext:value-type="float">
            <text:p>6</text:p>
          </table:table-cell>
          <table:table-cell office:value-type="float" office:value="90.463616" calcext:value-type="float">
            <text:p>90.463616</text:p>
          </table:table-cell>
          <table:table-cell office:value-type="float" office:value="139.008576" calcext:value-type="float">
            <text:p>139.008576</text:p>
          </table:table-cell>
          <table:table-cell office:value-type="float" office:value="92" calcext:value-type="float">
            <text:p>9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[.A2274]+1" office:value-type="float" office:value="285" calcext:value-type="float">
            <text:p>285</text:p>
          </table:table-cell>
          <table:table-cell table:formula="of:=[.B2274]" office:value-type="float" office:value="7" calcext:value-type="float">
            <text:p>7</text:p>
          </table:table-cell>
          <table:table-cell office:value-type="float" office:value="118.8450944" calcext:value-type="float">
            <text:p>118.8450944</text:p>
          </table:table-cell>
          <table:table-cell office:value-type="float" office:value="18.158496" calcext:value-type="float">
            <text:p>18.158496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1">
          <table:table-cell table:formula="of:=[.A2275]+1" office:value-type="float" office:value="285" calcext:value-type="float">
            <text:p>285</text:p>
          </table:table-cell>
          <table:table-cell table:formula="of:=[.B2275]" office:value-type="float" office:value="8" calcext:value-type="float">
            <text:p>8</text:p>
          </table:table-cell>
          <table:table-cell office:value-type="float" office:value="135.4072448" calcext:value-type="float">
            <text:p>135.4072448</text:p>
          </table:table-cell>
          <table:table-cell office:value-type="float" office:value="26.575104" calcext:value-type="float">
            <text:p>26.575104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2276]+1" office:value-type="float" office:value="286" calcext:value-type="float">
            <text:p>286</text:p>
          </table:table-cell>
          <table:table-cell table:formula="of:=[.B2276]" office:value-type="float" office:value="1" calcext:value-type="float">
            <text:p>1</text:p>
          </table:table-cell>
          <table:table-cell office:value-type="float" office:value="165.55264" calcext:value-type="float">
            <text:p>165.55264</text:p>
          </table:table-cell>
          <table:table-cell office:value-type="float" office:value="51.865632" calcext:value-type="float">
            <text:p>51.865632</text:p>
          </table:table-cell>
          <table:table-cell office:value-type="float" office:value="166" calcext:value-type="float">
            <text:p>16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[.A2277]+1" office:value-type="float" office:value="286" calcext:value-type="float">
            <text:p>286</text:p>
          </table:table-cell>
          <table:table-cell table:formula="of:=[.B2277]" office:value-type="float" office:value="2" calcext:value-type="float">
            <text:p>2</text:p>
          </table:table-cell>
          <table:table-cell office:value-type="float" office:value="201.316736" calcext:value-type="float">
            <text:p>201.316736</text:p>
          </table:table-cell>
          <table:table-cell office:value-type="float" office:value="51.407616" calcext:value-type="float">
            <text:p>51.407616</text:p>
          </table:table-cell>
          <table:table-cell office:value-type="float" office:value="200" calcext:value-type="float">
            <text:p>2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[.A2278]+1" office:value-type="float" office:value="286" calcext:value-type="float">
            <text:p>286</text:p>
          </table:table-cell>
          <table:table-cell table:formula="of:=[.B2278]" office:value-type="float" office:value="3" calcext:value-type="float">
            <text:p>3</text:p>
          </table:table-cell>
          <table:table-cell office:value-type="float" office:value="214.912384" calcext:value-type="float">
            <text:p>214.912384</text:p>
          </table:table-cell>
          <table:table-cell office:value-type="float" office:value="47.298048" calcext:value-type="float">
            <text:p>47.298048</text:p>
          </table:table-cell>
          <table:table-cell office:value-type="float" office:value="214" calcext:value-type="float">
            <text:p>21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2279]+1" office:value-type="float" office:value="286" calcext:value-type="float">
            <text:p>286</text:p>
          </table:table-cell>
          <table:table-cell table:formula="of:=[.B2279]" office:value-type="float" office:value="4" calcext:value-type="float">
            <text:p>4</text:p>
          </table:table-cell>
          <table:table-cell office:value-type="float" office:value="240.779904" calcext:value-type="float">
            <text:p>240.779904</text:p>
          </table:table-cell>
          <table:table-cell office:value-type="float" office:value="169.201152" calcext:value-type="float">
            <text:p>169.201152</text:p>
          </table:table-cell>
          <table:table-cell office:value-type="float" office:value="243" calcext:value-type="float">
            <text:p>243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2280]+1" office:value-type="float" office:value="286" calcext:value-type="float">
            <text:p>286</text:p>
          </table:table-cell>
          <table:table-cell table:formula="of:=[.B2280]" office:value-type="float" office:value="5" calcext:value-type="float">
            <text:p>5</text:p>
          </table:table-cell>
          <table:table-cell office:value-type="float" office:value="165.0944" calcext:value-type="float">
            <text:p>165.0944</text:p>
          </table:table-cell>
          <table:table-cell office:value-type="float" office:value="173.485056" calcext:value-type="float">
            <text:p>173.485056</text:p>
          </table:table-cell>
          <table:table-cell office:value-type="float" office:value="166" calcext:value-type="float">
            <text:p>166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2281]+1" office:value-type="float" office:value="286" calcext:value-type="float">
            <text:p>286</text:p>
          </table:table-cell>
          <table:table-cell table:formula="of:=[.B2281]" office:value-type="float" office:value="6" calcext:value-type="float">
            <text:p>6</text:p>
          </table:table-cell>
          <table:table-cell office:value-type="float" office:value="84.27712" calcext:value-type="float">
            <text:p>84.27712</text:p>
          </table:table-cell>
          <table:table-cell office:value-type="float" office:value="168.908928" calcext:value-type="float">
            <text:p>168.908928</text:p>
          </table:table-cell>
          <table:table-cell office:value-type="float" office:value="85" calcext:value-type="float">
            <text:p>8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2282]+1" office:value-type="float" office:value="286" calcext:value-type="float">
            <text:p>286</text:p>
          </table:table-cell>
          <table:table-cell table:formula="of:=[.B2282]" office:value-type="float" office:value="7" calcext:value-type="float">
            <text:p>7</text:p>
          </table:table-cell>
          <table:table-cell office:value-type="float" office:value="106.207232" calcext:value-type="float">
            <text:p>106.207232</text:p>
          </table:table-cell>
          <table:table-cell office:value-type="float" office:value="46.33632" calcext:value-type="float">
            <text:p>46.3363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44" calcext:value-type="float">
            <text:p>44</text:p>
          </table:table-cell>
        </table:table-row>
        <table:table-row table:style-name="ro1">
          <table:table-cell table:formula="of:=[.A2283]+1" office:value-type="float" office:value="286" calcext:value-type="float">
            <text:p>286</text:p>
          </table:table-cell>
          <table:table-cell table:formula="of:=[.B2283]" office:value-type="float" office:value="8" calcext:value-type="float">
            <text:p>8</text:p>
          </table:table-cell>
          <table:table-cell office:value-type="float" office:value="124.5571584" calcext:value-type="float">
            <text:p>124.5571584</text:p>
          </table:table-cell>
          <table:table-cell office:value-type="float" office:value="51.497376" calcext:value-type="float">
            <text:p>51.497376</text:p>
          </table:table-cell>
          <table:table-cell office:value-type="float" office:value="125" calcext:value-type="float">
            <text:p>12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[.A2284]+1" office:value-type="float" office:value="287" calcext:value-type="float">
            <text:p>287</text:p>
          </table:table-cell>
          <table:table-cell table:formula="of:=[.B2284]" office:value-type="float" office:value="1" calcext:value-type="float">
            <text:p>1</text:p>
          </table:table-cell>
          <table:table-cell office:value-type="float" office:value="164.335616" calcext:value-type="float">
            <text:p>164.335616</text:p>
          </table:table-cell>
          <table:table-cell office:value-type="float" office:value="39.48048" calcext:value-type="float">
            <text:p>39.48048</text:p>
          </table:table-cell>
          <table:table-cell office:value-type="float" office:value="165" calcext:value-type="float">
            <text:p>16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2285]+1" office:value-type="float" office:value="287" calcext:value-type="float">
            <text:p>287</text:p>
          </table:table-cell>
          <table:table-cell table:formula="of:=[.B2285]" office:value-type="float" office:value="2" calcext:value-type="float">
            <text:p>2</text:p>
          </table:table-cell>
          <table:table-cell office:value-type="float" office:value="202.98304" calcext:value-type="float">
            <text:p>202.98304</text:p>
          </table:table-cell>
          <table:table-cell office:value-type="float" office:value="39.98928" calcext:value-type="float">
            <text:p>39.98928</text:p>
          </table:table-cell>
          <table:table-cell office:value-type="float" office:value="204" calcext:value-type="float">
            <text:p>20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2286]+1" office:value-type="float" office:value="287" calcext:value-type="float">
            <text:p>287</text:p>
          </table:table-cell>
          <table:table-cell table:formula="of:=[.B2286]" office:value-type="float" office:value="3" calcext:value-type="float">
            <text:p>3</text:p>
          </table:table-cell>
          <table:table-cell office:value-type="float" office:value="217.544832" calcext:value-type="float">
            <text:p>217.544832</text:p>
          </table:table-cell>
          <table:table-cell office:value-type="float" office:value="35.740896" calcext:value-type="float">
            <text:p>35.740896</text:p>
          </table:table-cell>
          <table:table-cell office:value-type="float" office:value="218" calcext:value-type="float">
            <text:p>21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2287]+1" office:value-type="float" office:value="287" calcext:value-type="float">
            <text:p>287</text:p>
          </table:table-cell>
          <table:table-cell table:formula="of:=[.B2287]" office:value-type="float" office:value="4" calcext:value-type="float">
            <text:p>4</text:p>
          </table:table-cell>
          <table:table-cell office:value-type="float" office:value="242.091648" calcext:value-type="float">
            <text:p>242.091648</text:p>
          </table:table-cell>
          <table:table-cell office:value-type="float" office:value="165.91536" calcext:value-type="float">
            <text:p>165.91536</text:p>
          </table:table-cell>
          <table:table-cell office:value-type="float" office:value="242" calcext:value-type="float">
            <text:p>24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2288]+1" office:value-type="float" office:value="287" calcext:value-type="float">
            <text:p>287</text:p>
          </table:table-cell>
          <table:table-cell table:formula="of:=[.B2288]" office:value-type="float" office:value="5" calcext:value-type="float">
            <text:p>5</text:p>
          </table:table-cell>
          <table:table-cell office:value-type="float" office:value="162.29952" calcext:value-type="float">
            <text:p>162.29952</text:p>
          </table:table-cell>
          <table:table-cell office:value-type="float" office:value="167.477568" calcext:value-type="float">
            <text:p>167.477568</text:p>
          </table:table-cell>
          <table:table-cell office:value-type="float" office:value="161" calcext:value-type="float">
            <text:p>16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2289]+1" office:value-type="float" office:value="287" calcext:value-type="float">
            <text:p>287</text:p>
          </table:table-cell>
          <table:table-cell table:formula="of:=[.B2289]" office:value-type="float" office:value="6" calcext:value-type="float">
            <text:p>6</text:p>
          </table:table-cell>
          <table:table-cell office:value-type="float" office:value="78.285312" calcext:value-type="float">
            <text:p>78.285312</text:p>
          </table:table-cell>
          <table:table-cell office:value-type="float" office:value="163.058016" calcext:value-type="float">
            <text:p>163.058016</text:p>
          </table:table-cell>
          <table:table-cell office:value-type="float" office:value="78" calcext:value-type="float">
            <text:p>7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2290]+1" office:value-type="float" office:value="287" calcext:value-type="float">
            <text:p>287</text:p>
          </table:table-cell>
          <table:table-cell table:formula="of:=[.B2290]" office:value-type="float" office:value="7" calcext:value-type="float">
            <text:p>7</text:p>
          </table:table-cell>
          <table:table-cell office:value-type="float" office:value="102.64384" calcext:value-type="float">
            <text:p>102.64384</text:p>
          </table:table-cell>
          <table:table-cell office:value-type="float" office:value="33.84816" calcext:value-type="float">
            <text:p>33.84816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34" calcext:value-type="float">
            <text:p>34</text:p>
          </table:table-cell>
        </table:table-row>
        <table:table-row table:style-name="ro1">
          <table:table-cell table:formula="of:=[.A2291]+1" office:value-type="float" office:value="287" calcext:value-type="float">
            <text:p>287</text:p>
          </table:table-cell>
          <table:table-cell table:formula="of:=[.B2291]" office:value-type="float" office:value="8" calcext:value-type="float">
            <text:p>8</text:p>
          </table:table-cell>
          <table:table-cell office:value-type="float" office:value="120.950656" calcext:value-type="float">
            <text:p>120.950656</text:p>
          </table:table-cell>
          <table:table-cell office:value-type="float" office:value="38.916864" calcext:value-type="float">
            <text:p>38.916864</text:p>
          </table:table-cell>
          <table:table-cell office:value-type="float" office:value="118" calcext:value-type="float">
            <text:p>1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2292]+1" office:value-type="float" office:value="288" calcext:value-type="float">
            <text:p>288</text:p>
          </table:table-cell>
          <table:table-cell table:formula="of:=[.B2292]" office:value-type="float" office:value="1" calcext:value-type="float">
            <text:p>1</text:p>
          </table:table-cell>
          <table:table-cell office:value-type="float" office:value="160.01088" calcext:value-type="float">
            <text:p>160.01088</text:p>
          </table:table-cell>
          <table:table-cell office:value-type="float" office:value="41.524224" calcext:value-type="float">
            <text:p>41.524224</text:p>
          </table:table-cell>
          <table:table-cell office:value-type="float" office:value="161" calcext:value-type="float">
            <text:p>16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2293]+1" office:value-type="float" office:value="288" calcext:value-type="float">
            <text:p>288</text:p>
          </table:table-cell>
          <table:table-cell table:formula="of:=[.B2293]" office:value-type="float" office:value="2" calcext:value-type="float">
            <text:p>2</text:p>
          </table:table-cell>
          <table:table-cell office:value-type="float" office:value="193.74848" calcext:value-type="float">
            <text:p>193.74848</text:p>
          </table:table-cell>
          <table:table-cell office:value-type="float" office:value="40.418016" calcext:value-type="float">
            <text:p>40.418016</text:p>
          </table:table-cell>
          <table:table-cell office:value-type="float" office:value="195" calcext:value-type="float">
            <text:p>19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2294]+1" office:value-type="float" office:value="288" calcext:value-type="float">
            <text:p>288</text:p>
          </table:table-cell>
          <table:table-cell table:formula="of:=[.B2294]" office:value-type="float" office:value="3" calcext:value-type="float">
            <text:p>3</text:p>
          </table:table-cell>
          <table:table-cell office:value-type="float" office:value="208.668416" calcext:value-type="float">
            <text:p>208.668416</text:p>
          </table:table-cell>
          <table:table-cell office:value-type="float" office:value="34.780512" calcext:value-type="float">
            <text:p>34.780512</text:p>
          </table:table-cell>
          <table:table-cell office:value-type="float" office:value="209" calcext:value-type="float">
            <text:p>20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2295]+1" office:value-type="float" office:value="288" calcext:value-type="float">
            <text:p>288</text:p>
          </table:table-cell>
          <table:table-cell table:formula="of:=[.B2295]" office:value-type="float" office:value="4" calcext:value-type="float">
            <text:p>4</text:p>
          </table:table-cell>
          <table:table-cell office:value-type="float" office:value="234.012672" calcext:value-type="float">
            <text:p>234.012672</text:p>
          </table:table-cell>
          <table:table-cell office:value-type="float" office:value="157.120896" calcext:value-type="float">
            <text:p>157.120896</text:p>
          </table:table-cell>
          <table:table-cell office:value-type="float" office:value="234" calcext:value-type="float">
            <text:p>234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2296]+1" office:value-type="float" office:value="288" calcext:value-type="float">
            <text:p>288</text:p>
          </table:table-cell>
          <table:table-cell table:formula="of:=[.B2296]" office:value-type="float" office:value="5" calcext:value-type="float">
            <text:p>5</text:p>
          </table:table-cell>
          <table:table-cell office:value-type="float" office:value="159.457536" calcext:value-type="float">
            <text:p>159.457536</text:p>
          </table:table-cell>
          <table:table-cell office:value-type="float" office:value="161.297472" calcext:value-type="float">
            <text:p>161.297472</text:p>
          </table:table-cell>
          <table:table-cell office:value-type="float" office:value="160" calcext:value-type="float">
            <text:p>16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2297]+1" office:value-type="float" office:value="288" calcext:value-type="float">
            <text:p>288</text:p>
          </table:table-cell>
          <table:table-cell table:formula="of:=[.B2297]" office:value-type="float" office:value="6" calcext:value-type="float">
            <text:p>6</text:p>
          </table:table-cell>
          <table:table-cell office:value-type="float" office:value="80.050432" calcext:value-type="float">
            <text:p>80.050432</text:p>
          </table:table-cell>
          <table:table-cell office:value-type="float" office:value="156.680448" calcext:value-type="float">
            <text:p>156.680448</text:p>
          </table:table-cell>
          <table:table-cell office:value-type="float" office:value="80" calcext:value-type="float">
            <text:p>8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2298]+1" office:value-type="float" office:value="288" calcext:value-type="float">
            <text:p>288</text:p>
          </table:table-cell>
          <table:table-cell table:formula="of:=[.B2298]" office:value-type="float" office:value="7" calcext:value-type="float">
            <text:p>7</text:p>
          </table:table-cell>
          <table:table-cell office:value-type="float" office:value="102.345344" calcext:value-type="float">
            <text:p>102.345344</text:p>
          </table:table-cell>
          <table:table-cell office:value-type="float" office:value="34.967232" calcext:value-type="float">
            <text:p>34.967232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1">
          <table:table-cell table:formula="of:=[.A2299]+1" office:value-type="float" office:value="288" calcext:value-type="float">
            <text:p>288</text:p>
          </table:table-cell>
          <table:table-cell table:formula="of:=[.B2299]" office:value-type="float" office:value="8" calcext:value-type="float">
            <text:p>8</text:p>
          </table:table-cell>
          <table:table-cell office:value-type="float" office:value="121.915392" calcext:value-type="float">
            <text:p>121.915392</text:p>
          </table:table-cell>
          <table:table-cell office:value-type="float" office:value="40.971552" calcext:value-type="float">
            <text:p>40.971552</text:p>
          </table:table-cell>
          <table:table-cell office:value-type="float" office:value="125" calcext:value-type="float">
            <text:p>12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2300]+1" office:value-type="float" office:value="289" calcext:value-type="float">
            <text:p>289</text:p>
          </table:table-cell>
          <table:table-cell table:formula="of:=[.B2300]" office:value-type="float" office:value="1" calcext:value-type="float">
            <text:p>1</text:p>
          </table:table-cell>
          <table:table-cell office:value-type="float" office:value="166.689024" calcext:value-type="float">
            <text:p>166.689024</text:p>
          </table:table-cell>
          <table:table-cell office:value-type="float" office:value="48.549696" calcext:value-type="float">
            <text:p>48.549696</text:p>
          </table:table-cell>
          <table:table-cell office:value-type="float" office:value="167" calcext:value-type="float">
            <text:p>16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A2301]+1" office:value-type="float" office:value="289" calcext:value-type="float">
            <text:p>289</text:p>
          </table:table-cell>
          <table:table-cell table:formula="of:=[.B2301]" office:value-type="float" office:value="2" calcext:value-type="float">
            <text:p>2</text:p>
          </table:table-cell>
          <table:table-cell office:value-type="float" office:value="203.805952" calcext:value-type="float">
            <text:p>203.805952</text:p>
          </table:table-cell>
          <table:table-cell office:value-type="float" office:value="48.165984" calcext:value-type="float">
            <text:p>48.165984</text:p>
          </table:table-cell>
          <table:table-cell office:value-type="float" office:value="202" calcext:value-type="float">
            <text:p>20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A2302]+1" office:value-type="float" office:value="289" calcext:value-type="float">
            <text:p>289</text:p>
          </table:table-cell>
          <table:table-cell table:formula="of:=[.B2302]" office:value-type="float" office:value="3" calcext:value-type="float">
            <text:p>3</text:p>
          </table:table-cell>
          <table:table-cell office:value-type="float" office:value="217.183232" calcext:value-type="float">
            <text:p>217.183232</text:p>
          </table:table-cell>
          <table:table-cell office:value-type="float" office:value="43.285152" calcext:value-type="float">
            <text:p>43.285152</text:p>
          </table:table-cell>
          <table:table-cell office:value-type="float" office:value="217" calcext:value-type="float">
            <text:p>21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2303]+1" office:value-type="float" office:value="289" calcext:value-type="float">
            <text:p>289</text:p>
          </table:table-cell>
          <table:table-cell table:formula="of:=[.B2303]" office:value-type="float" office:value="4" calcext:value-type="float">
            <text:p>4</text:p>
          </table:table-cell>
          <table:table-cell office:value-type="float" office:value="242.205312" calcext:value-type="float">
            <text:p>242.205312</text:p>
          </table:table-cell>
          <table:table-cell office:value-type="float" office:value="166.869696" calcext:value-type="float">
            <text:p>166.869696</text:p>
          </table:table-cell>
          <table:table-cell office:value-type="float" office:value="244" calcext:value-type="float">
            <text:p>244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2304]+1" office:value-type="float" office:value="289" calcext:value-type="float">
            <text:p>289</text:p>
          </table:table-cell>
          <table:table-cell table:formula="of:=[.B2304]" office:value-type="float" office:value="5" calcext:value-type="float">
            <text:p>5</text:p>
          </table:table-cell>
          <table:table-cell office:value-type="float" office:value="165.098112" calcext:value-type="float">
            <text:p>165.098112</text:p>
          </table:table-cell>
          <table:table-cell office:value-type="float" office:value="171.673344" calcext:value-type="float">
            <text:p>171.673344</text:p>
          </table:table-cell>
          <table:table-cell office:value-type="float" office:value="166" calcext:value-type="float">
            <text:p>166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2305]+1" office:value-type="float" office:value="289" calcext:value-type="float">
            <text:p>289</text:p>
          </table:table-cell>
          <table:table-cell table:formula="of:=[.B2305]" office:value-type="float" office:value="6" calcext:value-type="float">
            <text:p>6</text:p>
          </table:table-cell>
          <table:table-cell office:value-type="float" office:value="83.90016" calcext:value-type="float">
            <text:p>83.90016</text:p>
          </table:table-cell>
          <table:table-cell office:value-type="float" office:value="165.438816" calcext:value-type="float">
            <text:p>165.438816</text:p>
          </table:table-cell>
          <table:table-cell office:value-type="float" office:value="83" calcext:value-type="float">
            <text:p>8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2306]+1" office:value-type="float" office:value="289" calcext:value-type="float">
            <text:p>289</text:p>
          </table:table-cell>
          <table:table-cell table:formula="of:=[.B2306]" office:value-type="float" office:value="7" calcext:value-type="float">
            <text:p>7</text:p>
          </table:table-cell>
          <table:table-cell office:value-type="float" office:value="107.301888" calcext:value-type="float">
            <text:p>107.301888</text:p>
          </table:table-cell>
          <table:table-cell office:value-type="float" office:value="42.25584" calcext:value-type="float">
            <text:p>42.25584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42" calcext:value-type="float">
            <text:p>42</text:p>
          </table:table-cell>
        </table:table-row>
        <table:table-row table:style-name="ro1">
          <table:table-cell table:formula="of:=[.A2307]+1" office:value-type="float" office:value="289" calcext:value-type="float">
            <text:p>289</text:p>
          </table:table-cell>
          <table:table-cell table:formula="of:=[.B2307]" office:value-type="float" office:value="8" calcext:value-type="float">
            <text:p>8</text:p>
          </table:table-cell>
          <table:table-cell office:value-type="float" office:value="126.1446144" calcext:value-type="float">
            <text:p>126.1446144</text:p>
          </table:table-cell>
          <table:table-cell office:value-type="float" office:value="47.470464" calcext:value-type="float">
            <text:p>47.470464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A2308]+1" office:value-type="float" office:value="290" calcext:value-type="float">
            <text:p>290</text:p>
          </table:table-cell>
          <table:table-cell table:formula="of:=[.B2308]" office:value-type="float" office:value="1" calcext:value-type="float">
            <text:p>1</text:p>
          </table:table-cell>
          <table:table-cell office:value-type="float" office:value="165.879424" calcext:value-type="float">
            <text:p>165.879424</text:p>
          </table:table-cell>
          <table:table-cell office:value-type="float" office:value="49.856736" calcext:value-type="float">
            <text:p>49.856736</text:p>
          </table:table-cell>
          <table:table-cell office:value-type="float" office:value="166" calcext:value-type="float">
            <text:p>16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A2309]+1" office:value-type="float" office:value="290" calcext:value-type="float">
            <text:p>290</text:p>
          </table:table-cell>
          <table:table-cell table:formula="of:=[.B2309]" office:value-type="float" office:value="2" calcext:value-type="float">
            <text:p>2</text:p>
          </table:table-cell>
          <table:table-cell office:value-type="float" office:value="203.861248" calcext:value-type="float">
            <text:p>203.861248</text:p>
          </table:table-cell>
          <table:table-cell office:value-type="float" office:value="51.126816" calcext:value-type="float">
            <text:p>51.126816</text:p>
          </table:table-cell>
          <table:table-cell office:value-type="float" office:value="205" calcext:value-type="float">
            <text:p>20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[.A2310]+1" office:value-type="float" office:value="290" calcext:value-type="float">
            <text:p>290</text:p>
          </table:table-cell>
          <table:table-cell table:formula="of:=[.B2310]" office:value-type="float" office:value="3" calcext:value-type="float">
            <text:p>3</text:p>
          </table:table-cell>
          <table:table-cell office:value-type="float" office:value="217.746048" calcext:value-type="float">
            <text:p>217.746048</text:p>
          </table:table-cell>
          <table:table-cell office:value-type="float" office:value="47.602848" calcext:value-type="float">
            <text:p>47.602848</text:p>
          </table:table-cell>
          <table:table-cell office:value-type="float" office:value="223" calcext:value-type="float">
            <text:p>2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A2311]+1" office:value-type="float" office:value="290" calcext:value-type="float">
            <text:p>290</text:p>
          </table:table-cell>
          <table:table-cell table:formula="of:=[.B2311]" office:value-type="float" office:value="4" calcext:value-type="float">
            <text:p>4</text:p>
          </table:table-cell>
          <table:table-cell office:value-type="float" office:value="237.779968" calcext:value-type="float">
            <text:p>237.779968</text:p>
          </table:table-cell>
          <table:table-cell office:value-type="float" office:value="175.52832" calcext:value-type="float">
            <text:p>175.52832</text:p>
          </table:table-cell>
          <table:table-cell office:value-type="float" office:value="236" calcext:value-type="float">
            <text:p>23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[.A2312]+1" office:value-type="float" office:value="290" calcext:value-type="float">
            <text:p>290</text:p>
          </table:table-cell>
          <table:table-cell table:formula="of:=[.B2312]" office:value-type="float" office:value="5" calcext:value-type="float">
            <text:p>5</text:p>
          </table:table-cell>
          <table:table-cell office:value-type="float" office:value="158.222848" calcext:value-type="float">
            <text:p>158.222848</text:p>
          </table:table-cell>
          <table:table-cell office:value-type="float" office:value="175.468896" calcext:value-type="float">
            <text:p>175.468896</text:p>
          </table:table-cell>
          <table:table-cell office:value-type="float" office:value="156" calcext:value-type="float">
            <text:p>15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2313]+1" office:value-type="float" office:value="290" calcext:value-type="float">
            <text:p>290</text:p>
          </table:table-cell>
          <table:table-cell table:formula="of:=[.B2313]" office:value-type="float" office:value="6" calcext:value-type="float">
            <text:p>6</text:p>
          </table:table-cell>
          <table:table-cell office:value-type="float" office:value="77.227392" calcext:value-type="float">
            <text:p>77.227392</text:p>
          </table:table-cell>
          <table:table-cell office:value-type="float" office:value="166.894848" calcext:value-type="float">
            <text:p>166.894848</text:p>
          </table:table-cell>
          <table:table-cell office:value-type="float" office:value="74" calcext:value-type="float">
            <text:p>7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2314]+1" office:value-type="float" office:value="290" calcext:value-type="float">
            <text:p>290</text:p>
          </table:table-cell>
          <table:table-cell table:formula="of:=[.B2314]" office:value-type="float" office:value="7" calcext:value-type="float">
            <text:p>7</text:p>
          </table:table-cell>
          <table:table-cell office:value-type="float" office:value="106.3456" calcext:value-type="float">
            <text:p>106.3456</text:p>
          </table:table-cell>
          <table:table-cell office:value-type="float" office:value="41.766336" calcext:value-type="float">
            <text:p>41.766336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40" calcext:value-type="float">
            <text:p>40</text:p>
          </table:table-cell>
        </table:table-row>
        <table:table-row table:style-name="ro1">
          <table:table-cell table:formula="of:=[.A2315]+1" office:value-type="float" office:value="290" calcext:value-type="float">
            <text:p>290</text:p>
          </table:table-cell>
          <table:table-cell table:formula="of:=[.B2315]" office:value-type="float" office:value="8" calcext:value-type="float">
            <text:p>8</text:p>
          </table:table-cell>
          <table:table-cell office:value-type="float" office:value="123.3301376" calcext:value-type="float">
            <text:p>123.3301376</text:p>
          </table:table-cell>
          <table:table-cell office:value-type="float" office:value="47.099328" calcext:value-type="float">
            <text:p>47.099328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2316]+1" office:value-type="float" office:value="291" calcext:value-type="float">
            <text:p>291</text:p>
          </table:table-cell>
          <table:table-cell table:formula="of:=[.B2316]" office:value-type="float" office:value="1" calcext:value-type="float">
            <text:p>1</text:p>
          </table:table-cell>
          <table:table-cell office:value-type="float" office:value="162.15232" calcext:value-type="float">
            <text:p>162.15232</text:p>
          </table:table-cell>
          <table:table-cell office:value-type="float" office:value="49.154016" calcext:value-type="float">
            <text:p>49.154016</text:p>
          </table:table-cell>
          <table:table-cell office:value-type="float" office:value="165" calcext:value-type="float">
            <text:p>16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2317]+1" office:value-type="float" office:value="291" calcext:value-type="float">
            <text:p>291</text:p>
          </table:table-cell>
          <table:table-cell table:formula="of:=[.B2317]" office:value-type="float" office:value="2" calcext:value-type="float">
            <text:p>2</text:p>
          </table:table-cell>
          <table:table-cell office:value-type="float" office:value="202.253696" calcext:value-type="float">
            <text:p>202.253696</text:p>
          </table:table-cell>
          <table:table-cell office:value-type="float" office:value="50.299296" calcext:value-type="float">
            <text:p>50.299296</text:p>
          </table:table-cell>
          <table:table-cell office:value-type="float" office:value="204" calcext:value-type="float">
            <text:p>20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A2318]+1" office:value-type="float" office:value="291" calcext:value-type="float">
            <text:p>291</text:p>
          </table:table-cell>
          <table:table-cell table:formula="of:=[.B2318]" office:value-type="float" office:value="3" calcext:value-type="float">
            <text:p>3</text:p>
          </table:table-cell>
          <table:table-cell office:value-type="float" office:value="215.684736" calcext:value-type="float">
            <text:p>215.684736</text:p>
          </table:table-cell>
          <table:table-cell office:value-type="float" office:value="47.179008" calcext:value-type="float">
            <text:p>47.179008</text:p>
          </table:table-cell>
          <table:table-cell office:value-type="float" office:value="218" calcext:value-type="float">
            <text:p>21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2319]+1" office:value-type="float" office:value="291" calcext:value-type="float">
            <text:p>291</text:p>
          </table:table-cell>
          <table:table-cell table:formula="of:=[.B2319]" office:value-type="float" office:value="4" calcext:value-type="float">
            <text:p>4</text:p>
          </table:table-cell>
          <table:table-cell office:value-type="float" office:value="241.166336" calcext:value-type="float">
            <text:p>241.166336</text:p>
          </table:table-cell>
          <table:table-cell office:value-type="float" office:value="175.063776" calcext:value-type="float">
            <text:p>175.063776</text:p>
          </table:table-cell>
          <table:table-cell office:value-type="float" office:value="244" calcext:value-type="float">
            <text:p>24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formula="of:=[.A2320]+1" office:value-type="float" office:value="291" calcext:value-type="float">
            <text:p>291</text:p>
          </table:table-cell>
          <table:table-cell table:formula="of:=[.B2320]" office:value-type="float" office:value="5" calcext:value-type="float">
            <text:p>5</text:p>
          </table:table-cell>
          <table:table-cell office:value-type="float" office:value="159.196288" calcext:value-type="float">
            <text:p>159.196288</text:p>
          </table:table-cell>
          <table:table-cell office:value-type="float" office:value="178.148352" calcext:value-type="float">
            <text:p>178.148352</text:p>
          </table:table-cell>
          <table:table-cell office:value-type="float" office:value="162" calcext:value-type="float">
            <text:p>16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formula="of:=[.A2321]+1" office:value-type="float" office:value="291" calcext:value-type="float">
            <text:p>291</text:p>
          </table:table-cell>
          <table:table-cell table:formula="of:=[.B2321]" office:value-type="float" office:value="6" calcext:value-type="float">
            <text:p>6</text:p>
          </table:table-cell>
          <table:table-cell office:value-type="float" office:value="74.704" calcext:value-type="float">
            <text:p>74.704</text:p>
          </table:table-cell>
          <table:table-cell office:value-type="float" office:value="172.130208" calcext:value-type="float">
            <text:p>172.130208</text:p>
          </table:table-cell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2322]+1" office:value-type="float" office:value="291" calcext:value-type="float">
            <text:p>291</text:p>
          </table:table-cell>
          <table:table-cell table:formula="of:=[.B2322]" office:value-type="float" office:value="7" calcext:value-type="float">
            <text:p>7</text:p>
          </table:table-cell>
          <table:table-cell office:value-type="float" office:value="101.785088" calcext:value-type="float">
            <text:p>101.785088</text:p>
          </table:table-cell>
          <table:table-cell office:value-type="float" office:value="44.455392" calcext:value-type="float">
            <text:p>44.455392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42" calcext:value-type="float">
            <text:p>42</text:p>
          </table:table-cell>
        </table:table-row>
        <table:table-row table:style-name="ro1">
          <table:table-cell table:formula="of:=[.A2323]+1" office:value-type="float" office:value="291" calcext:value-type="float">
            <text:p>291</text:p>
          </table:table-cell>
          <table:table-cell table:formula="of:=[.B2323]" office:value-type="float" office:value="8" calcext:value-type="float">
            <text:p>8</text:p>
          </table:table-cell>
          <table:table-cell office:value-type="float" office:value="118.4658176" calcext:value-type="float">
            <text:p>118.4658176</text:p>
          </table:table-cell>
          <table:table-cell office:value-type="float" office:value="49.517664" calcext:value-type="float">
            <text:p>49.517664</text:p>
          </table:table-cell>
          <table:table-cell office:value-type="float" office:value="122" calcext:value-type="float">
            <text:p>12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[.A2324]+1" office:value-type="float" office:value="292" calcext:value-type="float">
            <text:p>292</text:p>
          </table:table-cell>
          <table:table-cell table:formula="of:=[.B2324]" office:value-type="float" office:value="1" calcext:value-type="float">
            <text:p>1</text:p>
          </table:table-cell>
          <table:table-cell office:value-type="float" office:value="171.424256" calcext:value-type="float">
            <text:p>171.424256</text:p>
          </table:table-cell>
          <table:table-cell office:value-type="float" office:value="45.99024" calcext:value-type="float">
            <text:p>45.99024</text:p>
          </table:table-cell>
          <table:table-cell office:value-type="float" office:value="175" calcext:value-type="float">
            <text:p>17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2325]+1" office:value-type="float" office:value="292" calcext:value-type="float">
            <text:p>292</text:p>
          </table:table-cell>
          <table:table-cell table:formula="of:=[.B2325]" office:value-type="float" office:value="2" calcext:value-type="float">
            <text:p>2</text:p>
          </table:table-cell>
          <table:table-cell office:value-type="float" office:value="208.262528" calcext:value-type="float">
            <text:p>208.262528</text:p>
          </table:table-cell>
          <table:table-cell office:value-type="float" office:value="46.690848" calcext:value-type="float">
            <text:p>46.690848</text:p>
          </table:table-cell>
          <table:table-cell office:value-type="float" office:value="212" calcext:value-type="float">
            <text:p>21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[.A2326]+1" office:value-type="float" office:value="292" calcext:value-type="float">
            <text:p>292</text:p>
          </table:table-cell>
          <table:table-cell table:formula="of:=[.B2326]" office:value-type="float" office:value="3" calcext:value-type="float">
            <text:p>3</text:p>
          </table:table-cell>
          <table:table-cell office:value-type="float" office:value="221.661056" calcext:value-type="float">
            <text:p>221.661056</text:p>
          </table:table-cell>
          <table:table-cell office:value-type="float" office:value="43.5048" calcext:value-type="float">
            <text:p>43.5048</text:p>
          </table:table-cell>
          <table:table-cell office:value-type="float" office:value="225" calcext:value-type="float">
            <text:p>22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2327]+1" office:value-type="float" office:value="292" calcext:value-type="float">
            <text:p>292</text:p>
          </table:table-cell>
          <table:table-cell table:formula="of:=[.B2327]" office:value-type="float" office:value="4" calcext:value-type="float">
            <text:p>4</text:p>
          </table:table-cell>
          <table:table-cell office:value-type="float" office:value="242.188928" calcext:value-type="float">
            <text:p>242.188928</text:p>
          </table:table-cell>
          <table:table-cell office:value-type="float" office:value="161.20032" calcext:value-type="float">
            <text:p>161.20032</text:p>
          </table:table-cell>
          <table:table-cell office:value-type="float" office:value="245" calcext:value-type="float">
            <text:p>24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2328]+1" office:value-type="float" office:value="292" calcext:value-type="float">
            <text:p>292</text:p>
          </table:table-cell>
          <table:table-cell table:formula="of:=[.B2328]" office:value-type="float" office:value="5" calcext:value-type="float">
            <text:p>5</text:p>
          </table:table-cell>
          <table:table-cell office:value-type="float" office:value="167.591936" calcext:value-type="float">
            <text:p>167.591936</text:p>
          </table:table-cell>
          <table:table-cell office:value-type="float" office:value="164.328288" calcext:value-type="float">
            <text:p>164.328288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2329]+1" office:value-type="float" office:value="292" calcext:value-type="float">
            <text:p>292</text:p>
          </table:table-cell>
          <table:table-cell table:formula="of:=[.B2329]" office:value-type="float" office:value="6" calcext:value-type="float">
            <text:p>6</text:p>
          </table:table-cell>
          <table:table-cell office:value-type="float" office:value="89.761152" calcext:value-type="float">
            <text:p>89.761152</text:p>
          </table:table-cell>
          <table:table-cell office:value-type="float" office:value="155.676672" calcext:value-type="float">
            <text:p>155.676672</text:p>
          </table:table-cell>
          <table:table-cell office:value-type="float" office:value="91" calcext:value-type="float">
            <text:p>9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2330]+1" office:value-type="float" office:value="292" calcext:value-type="float">
            <text:p>292</text:p>
          </table:table-cell>
          <table:table-cell table:formula="of:=[.B2330]" office:value-type="float" office:value="7" calcext:value-type="float">
            <text:p>7</text:p>
          </table:table-cell>
          <table:table-cell office:value-type="float" office:value="116.6193024" calcext:value-type="float">
            <text:p>116.6193024</text:p>
          </table:table-cell>
          <table:table-cell office:value-type="float" office:value="38.268672" calcext:value-type="float">
            <text:p>38.268672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39" calcext:value-type="float">
            <text:p>39</text:p>
          </table:table-cell>
        </table:table-row>
        <table:table-row table:style-name="ro1">
          <table:table-cell table:formula="of:=[.A2331]+1" office:value-type="float" office:value="292" calcext:value-type="float">
            <text:p>292</text:p>
          </table:table-cell>
          <table:table-cell table:formula="of:=[.B2331]" office:value-type="float" office:value="8" calcext:value-type="float">
            <text:p>8</text:p>
          </table:table-cell>
          <table:table-cell office:value-type="float" office:value="132.13184" calcext:value-type="float">
            <text:p>132.13184</text:p>
          </table:table-cell>
          <table:table-cell office:value-type="float" office:value="44.117568" calcext:value-type="float">
            <text:p>44.117568</text:p>
          </table:table-cell>
          <table:table-cell office:value-type="float" office:value="132" calcext:value-type="float">
            <text:p>13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2332]+1" office:value-type="float" office:value="293" calcext:value-type="float">
            <text:p>293</text:p>
          </table:table-cell>
          <table:table-cell table:formula="of:=[.B2332]" office:value-type="float" office:value="1" calcext:value-type="float">
            <text:p>1</text:p>
          </table:table-cell>
          <table:table-cell office:value-type="float" office:value="169.316352" calcext:value-type="float">
            <text:p>169.316352</text:p>
          </table:table-cell>
          <table:table-cell office:value-type="float" office:value="54.515616" calcext:value-type="float">
            <text:p>54.515616</text:p>
          </table:table-cell>
          <table:table-cell office:value-type="float" office:value="170" calcext:value-type="float">
            <text:p>17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formula="of:=[.A2333]+1" office:value-type="float" office:value="293" calcext:value-type="float">
            <text:p>293</text:p>
          </table:table-cell>
          <table:table-cell table:formula="of:=[.B2333]" office:value-type="float" office:value="2" calcext:value-type="float">
            <text:p>2</text:p>
          </table:table-cell>
          <table:table-cell office:value-type="float" office:value="203.216896" calcext:value-type="float">
            <text:p>203.216896</text:p>
          </table:table-cell>
          <table:table-cell office:value-type="float" office:value="55.14912" calcext:value-type="float">
            <text:p>55.14912</text:p>
          </table:table-cell>
          <table:table-cell office:value-type="float" office:value="205" calcext:value-type="float">
            <text:p>20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formula="of:=[.A2334]+1" office:value-type="float" office:value="293" calcext:value-type="float">
            <text:p>293</text:p>
          </table:table-cell>
          <table:table-cell table:formula="of:=[.B2334]" office:value-type="float" office:value="3" calcext:value-type="float">
            <text:p>3</text:p>
          </table:table-cell>
          <table:table-cell office:value-type="float" office:value="217.9104" calcext:value-type="float">
            <text:p>217.9104</text:p>
          </table:table-cell>
          <table:table-cell office:value-type="float" office:value="50.897376" calcext:value-type="float">
            <text:p>50.897376</text:p>
          </table:table-cell>
          <table:table-cell office:value-type="float" office:value="221" calcext:value-type="float">
            <text:p>22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[.A2335]+1" office:value-type="float" office:value="293" calcext:value-type="float">
            <text:p>293</text:p>
          </table:table-cell>
          <table:table-cell table:formula="of:=[.B2335]" office:value-type="float" office:value="4" calcext:value-type="float">
            <text:p>4</text:p>
          </table:table-cell>
          <table:table-cell office:value-type="float" office:value="239.02784" calcext:value-type="float">
            <text:p>239.02784</text:p>
          </table:table-cell>
          <table:table-cell office:value-type="float" office:value="172.223808" calcext:value-type="float">
            <text:p>172.223808</text:p>
          </table:table-cell>
          <table:table-cell office:value-type="float" office:value="239" calcext:value-type="float">
            <text:p>23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2336]+1" office:value-type="float" office:value="293" calcext:value-type="float">
            <text:p>293</text:p>
          </table:table-cell>
          <table:table-cell table:formula="of:=[.B2336]" office:value-type="float" office:value="5" calcext:value-type="float">
            <text:p>5</text:p>
          </table:table-cell>
          <table:table-cell office:value-type="float" office:value="164.60864" calcext:value-type="float">
            <text:p>164.60864</text:p>
          </table:table-cell>
          <table:table-cell office:value-type="float" office:value="174.988512" calcext:value-type="float">
            <text:p>174.988512</text:p>
          </table:table-cell>
          <table:table-cell office:value-type="float" office:value="164" calcext:value-type="float">
            <text:p>16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2337]+1" office:value-type="float" office:value="293" calcext:value-type="float">
            <text:p>293</text:p>
          </table:table-cell>
          <table:table-cell table:formula="of:=[.B2337]" office:value-type="float" office:value="6" calcext:value-type="float">
            <text:p>6</text:p>
          </table:table-cell>
          <table:table-cell office:value-type="float" office:value="85.333888" calcext:value-type="float">
            <text:p>85.333888</text:p>
          </table:table-cell>
          <table:table-cell office:value-type="float" office:value="166.78224" calcext:value-type="float">
            <text:p>166.78224</text:p>
          </table:table-cell>
          <table:table-cell office:value-type="float" office:value="84" calcext:value-type="float">
            <text:p>8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2338]+1" office:value-type="float" office:value="293" calcext:value-type="float">
            <text:p>293</text:p>
          </table:table-cell>
          <table:table-cell table:formula="of:=[.B2338]" office:value-type="float" office:value="7" calcext:value-type="float">
            <text:p>7</text:p>
          </table:table-cell>
          <table:table-cell office:value-type="float" office:value="110.242304" calcext:value-type="float">
            <text:p>110.242304</text:p>
          </table:table-cell>
          <table:table-cell office:value-type="float" office:value="46.39536" calcext:value-type="float">
            <text:p>46.39536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45" calcext:value-type="float">
            <text:p>45</text:p>
          </table:table-cell>
        </table:table-row>
        <table:table-row table:style-name="ro1">
          <table:table-cell table:formula="of:=[.A2339]+1" office:value-type="float" office:value="293" calcext:value-type="float">
            <text:p>293</text:p>
          </table:table-cell>
          <table:table-cell table:formula="of:=[.B2339]" office:value-type="float" office:value="8" calcext:value-type="float">
            <text:p>8</text:p>
          </table:table-cell>
          <table:table-cell office:value-type="float" office:value="128.57357568" calcext:value-type="float">
            <text:p>128.57357568</text:p>
          </table:table-cell>
          <table:table-cell office:value-type="float" office:value="52.480608" calcext:value-type="float">
            <text:p>52.480608</text:p>
          </table:table-cell>
          <table:table-cell office:value-type="float" office:value="129" calcext:value-type="float">
            <text:p>129</text:p>
          </table:table-cell>
          <table:table-cell office:value-type="float" office:value="52" calcext:value-type="float">
            <text:p>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 style:data-style-name="N2" text:time-value="11:02:28.5411106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3:58:12.824488845</meta:creation-date>
    <dc:date>2018-03-27T11:04:07.018549678</dc:date>
    <meta:editing-duration>P6DT17H42M37S</meta:editing-duration>
    <meta:editing-cycles>143</meta:editing-cycles>
    <meta:generator>LibreOffice/5.1.6.2$Linux_X86_64 LibreOffice_project/10m0$Build-2</meta:generator>
    <meta:document-statistic meta:table-count="1" meta:cell-count="14070" meta:object-count="0"/>
  </office:meta>
</office:document-meta>
</file>